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Alef" svg:font-family="Alef" style:font-pitch="variable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f52789" officeooo:paragraph-rsid="3ad29f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f52789" officeooo:paragraph-rsid="3cb4af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395596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811d35" officeooo:paragraph-rsid="3a87bc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811d35" officeooo:paragraph-rsid="3a8a77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611186" officeooo:paragraph-rsid="3a90ba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880cd2" officeooo:paragraph-rsid="3a880c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880cd2" officeooo:paragraph-rsid="3a882c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880cd2" officeooo:paragraph-rsid="3a8a77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880cd2" officeooo:paragraph-rsid="3a8d61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880cd2" officeooo:paragraph-rsid="3aa14d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880cd2" officeooo:paragraph-rsid="3d7911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880cd2" officeooo:paragraph-rsid="3d7a57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880cd2" officeooo:paragraph-rsid="3d80dd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880cd2" officeooo:paragraph-rsid="3b0148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880cd2" officeooo:paragraph-rsid="3b0591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880cd2" officeooo:paragraph-rsid="3b0317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880cd2" officeooo:paragraph-rsid="3e77d1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880cd2" officeooo:paragraph-rsid="3e70ac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880cd2" officeooo:paragraph-rsid="3b149b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880cd2" officeooo:paragraph-rsid="3b0373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880cd2" officeooo:paragraph-rsid="3afead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880cd2" officeooo:paragraph-rsid="3afe0d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880cd2" officeooo:paragraph-rsid="3afd50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880cd2" officeooo:paragraph-rsid="3eceb1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880cd2" officeooo:paragraph-rsid="3ee51d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880cd2" officeooo:paragraph-rsid="3ed7df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880cd2" officeooo:paragraph-rsid="3ee2bd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880cd2" officeooo:paragraph-rsid="3ee44a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a2ae17" officeooo:paragraph-rsid="3ab19f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afb8b5" officeooo:paragraph-rsid="3ab03f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92a8ad" officeooo:paragraph-rsid="3a9a20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b60032" officeooo:paragraph-rsid="3d5df3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b60032" officeooo:paragraph-rsid="3cb68d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b60032" officeooo:paragraph-rsid="3d0cb0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b60032" officeooo:paragraph-rsid="3dbac5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b60032" officeooo:paragraph-rsid="3dc1ce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b60032" officeooo:paragraph-rsid="3d3ab3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b60032" officeooo:paragraph-rsid="3d3d15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b60032" officeooo:paragraph-rsid="3d3e07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b6cc3e" officeooo:paragraph-rsid="3cb875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b6cc3e" officeooo:paragraph-rsid="3cb942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b6cc3e" officeooo:paragraph-rsid="3cc53f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b6cc3e" officeooo:paragraph-rsid="3cbefd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b6cc3e" officeooo:paragraph-rsid="3dbfdf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b6cc3e" officeooo:paragraph-rsid="3dc1ce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b6cc3e" officeooo:paragraph-rsid="3d3fb8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b6cc3e" officeooo:paragraph-rsid="3cc9df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b6cc3e" officeooo:paragraph-rsid="3d9f14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b6cc3e" officeooo:paragraph-rsid="3d09fc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befdd1" officeooo:paragraph-rsid="3d37ab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befdd1" officeooo:paragraph-rsid="3dbd5a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befdd1" officeooo:paragraph-rsid="3db81e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befdd1" officeooo:paragraph-rsid="3dbc30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befdd1" officeooo:paragraph-rsid="3dc1ce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befdd1" officeooo:paragraph-rsid="3dc361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befdd1" officeooo:paragraph-rsid="3d364c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70121" officeooo:paragraph-rsid="3d8c44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70121" officeooo:paragraph-rsid="3d8701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7f3803" officeooo:paragraph-rsid="3d7f38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7f3803" officeooo:paragraph-rsid="3d855c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fe0da0" officeooo:paragraph-rsid="3b149b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fe0da0" officeooo:paragraph-rsid="3afe0d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fe0da0" officeooo:paragraph-rsid="3afead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049f57" officeooo:paragraph-rsid="3e6d75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049f57" officeooo:paragraph-rsid="3e6ae8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049f57" officeooo:paragraph-rsid="3eb081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049f57" officeooo:paragraph-rsid="3eb56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049f57" officeooo:paragraph-rsid="3e7f4d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049f57" officeooo:paragraph-rsid="3e6fb7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049f57" officeooo:paragraph-rsid="3e6ea0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049f57" officeooo:paragraph-rsid="3e77d1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049f57" officeooo:paragraph-rsid="3e750e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049f57" officeooo:paragraph-rsid="3e79cc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049f57" officeooo:paragraph-rsid="3e76a4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049f57" officeooo:paragraph-rsid="3e76b2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049f57" officeooo:paragraph-rsid="3ea4a1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049f57" officeooo:paragraph-rsid="3ebc4c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049f57" officeooo:paragraph-rsid="3ebc40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049f57" officeooo:paragraph-rsid="3ed538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049f57" officeooo:paragraph-rsid="3ea31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049f57" officeooo:paragraph-rsid="3ea09a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049f57" officeooo:paragraph-rsid="3ebb4a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049f57" officeooo:paragraph-rsid="3e9caa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049f57" officeooo:paragraph-rsid="3b1d02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e4d3e7" officeooo:paragraph-rsid="3be4d3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e4d3e7" officeooo:paragraph-rsid="3bf340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e4d3e7" officeooo:paragraph-rsid="3bed07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e4d3e7" officeooo:paragraph-rsid="3bebcb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e4d3e7" officeooo:paragraph-rsid="3beaf5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1dbd26" officeooo:paragraph-rsid="3bb77a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1dbd26" officeooo:paragraph-rsid="3c5fca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1dbd26" officeooo:paragraph-rsid="3bb8c8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1dbd26" officeooo:paragraph-rsid="3bbcc7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1dbd26" officeooo:paragraph-rsid="3bbd64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1dbd26" officeooo:paragraph-rsid="3bbff0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1dbd26" officeooo:paragraph-rsid="3bc712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1dbd26" officeooo:paragraph-rsid="3bc3de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1dbd26" officeooo:paragraph-rsid="3bc9ee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1dbd26" officeooo:paragraph-rsid="3bde1b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1dbd26" officeooo:paragraph-rsid="3b373d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d6a3a5" officeooo:paragraph-rsid="3bd6a3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d6a3a5" officeooo:paragraph-rsid="3bdae6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3b55e6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3b3f1c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3b3a8b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3b43d4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3b48be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3c42b1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3dc4c3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4abc4d" officeooo:paragraph-rsid="3b56da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4abc4d" officeooo:paragraph-rsid="3b5c78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4abc4d" officeooo:paragraph-rsid="3b5f7c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4abc4d" officeooo:paragraph-rsid="3b6182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4abc4d" officeooo:paragraph-rsid="3b63e6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4abc4d" officeooo:paragraph-rsid="3b6544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4abc4d" officeooo:paragraph-rsid="3b4eb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4abc4d" officeooo:paragraph-rsid="3b4e69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4abc4d" officeooo:paragraph-rsid="3b4c8d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69dadb" officeooo:paragraph-rsid="3b6a95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69dadb" officeooo:paragraph-rsid="3b69da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d41d5" officeooo:paragraph-rsid="3b3f1c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d41d5" officeooo:paragraph-rsid="3b3d41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83ca3" officeooo:paragraph-rsid="3baa12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4bf034" officeooo:paragraph-rsid="3ca239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985e35" officeooo:paragraph-rsid="3c9e9f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985e35" officeooo:paragraph-rsid="3ca239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985e35" officeooo:paragraph-rsid="3ca634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985e35" officeooo:paragraph-rsid="3caa0a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985e35" officeooo:paragraph-rsid="3ca60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985e35" officeooo:paragraph-rsid="3ca398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985e35" officeooo:paragraph-rsid="3cabdc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985e35" officeooo:paragraph-rsid="3ca45f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985e35" officeooo:paragraph-rsid="3cae29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f5919" officeooo:paragraph-rsid="3c23b5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f5919" officeooo:paragraph-rsid="3c2482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f5919" officeooo:paragraph-rsid="3c375b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2edacc" officeooo:paragraph-rsid="412eda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2edacc" officeooo:paragraph-rsid="413081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308181" officeooo:paragraph-rsid="413081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308181" officeooo:paragraph-rsid="41318f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308181" officeooo:paragraph-rsid="414df1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338e69" officeooo:paragraph-rsid="41338e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f52789" officeooo:paragraph-rsid="402e242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f52789" officeooo:paragraph-rsid="4034e96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f52789" officeooo:paragraph-rsid="402d341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f52789" officeooo:paragraph-rsid="40365cb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f52789" officeooo:paragraph-rsid="40379ed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f52789" officeooo:paragraph-rsid="4034965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f52789" officeooo:paragraph-rsid="402e962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f52789" officeooo:paragraph-rsid="411e7ae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f52789" officeooo:paragraph-rsid="403076d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f52789" officeooo:paragraph-rsid="4031802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f52789" officeooo:paragraph-rsid="4032fa3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f52789" officeooo:paragraph-rsid="40ac445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f31139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f60a91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f43de4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f61c52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402fb7b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f6b2c3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f625e9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f6c888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411e7ae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f3d5b5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f3bab3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f3c085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f454bc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f4287f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f58e26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f58114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fa1325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fa132c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fa14a3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f60935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dfba3d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e22a43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e4362f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e4ce6d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e4e266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e553ef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e28050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e29907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e3061a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e3662d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e3eac8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e3b4c2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eed939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ef0080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ef52fe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ef32e6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ef507d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ef0bee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eeb40e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eed8fc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f0772d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f07862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f0a14b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f12013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f0ef6a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83eb3e" officeooo:paragraph-rsid="3ad29f9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83eb3e" officeooo:paragraph-rsid="3e0b395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83eb3e" officeooo:paragraph-rsid="3df6c06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83eb3e" officeooo:paragraph-rsid="3e05c27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83eb3e" officeooo:paragraph-rsid="3e0a546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83eb3e" officeooo:paragraph-rsid="3e09b36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83eb3e" officeooo:paragraph-rsid="3e0d253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83eb3e" officeooo:paragraph-rsid="3de3a62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83eb3e" officeooo:paragraph-rsid="3dd67a9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83eb3e" officeooo:paragraph-rsid="3e1334e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83eb3e" officeooo:paragraph-rsid="3e16437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83eb3e" officeooo:paragraph-rsid="3e18410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83eb3e" officeooo:paragraph-rsid="3def578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83eb3e" officeooo:paragraph-rsid="3f41830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83eb3e" officeooo:paragraph-rsid="3e2b317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83eb3e" officeooo:paragraph-rsid="3e2d977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09b365" officeooo:paragraph-rsid="3e09b36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95bc5" officeooo:paragraph-rsid="3e1aabd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1dbd26" officeooo:paragraph-rsid="3b23041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1dbd26" officeooo:paragraph-rsid="3bebcbe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e4d3e7" officeooo:paragraph-rsid="3c0d21c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4abc4d" officeooo:paragraph-rsid="3c0a032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4abc4d" officeooo:paragraph-rsid="3c0b52d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4abc4d" officeooo:paragraph-rsid="3c0b7d1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4abc4d" officeooo:paragraph-rsid="3c0d21c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0113b9" officeooo:paragraph-rsid="3c146d8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0113b9" officeooo:paragraph-rsid="3c0e774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0113b9" officeooo:paragraph-rsid="3c465e7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0113b9" officeooo:paragraph-rsid="3c50c4f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23b5b9" officeooo:paragraph-rsid="3c52380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23b5b9" officeooo:paragraph-rsid="3c4b6ee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20fed3" officeooo:paragraph-rsid="3c3ae29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20fed3" officeooo:paragraph-rsid="3c24829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20fed3" officeooo:paragraph-rsid="3c42b17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3264a9" officeooo:paragraph-rsid="3c3ba04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3264a9" officeooo:paragraph-rsid="3c3d4fd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308181" officeooo:paragraph-rsid="4142a18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308181" officeooo:paragraph-rsid="414df1a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308181" officeooo:paragraph-rsid="4143bfb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308181" officeooo:paragraph-rsid="414585a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308181" officeooo:paragraph-rsid="41552cd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308181" officeooo:paragraph-rsid="4158756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308181" officeooo:paragraph-rsid="415dd3e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308181" officeooo:paragraph-rsid="4160214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308181" officeooo:paragraph-rsid="4161ae1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308181" officeooo:paragraph-rsid="4164496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308181" officeooo:paragraph-rsid="4166159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308181" officeooo:paragraph-rsid="4167b03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308181" officeooo:paragraph-rsid="417179f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308181" officeooo:paragraph-rsid="4171fe2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308181" officeooo:paragraph-rsid="4176ef5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308181" officeooo:paragraph-rsid="417f7a6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308181" officeooo:paragraph-rsid="4180a75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308181" officeooo:paragraph-rsid="4189f12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308181" officeooo:paragraph-rsid="418bc6d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308181" officeooo:paragraph-rsid="41a821e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4fd20d" officeooo:paragraph-rsid="414fd20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f52789" officeooo:paragraph-rsid="3cb4af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befdd1" officeooo:paragraph-rsid="3cbefd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855c56" officeooo:paragraph-rsid="3d8701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870121" officeooo:paragraph-rsid="3d8701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870121" officeooo:paragraph-rsid="3dabb5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870121" officeooo:paragraph-rsid="3d9d22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870121" officeooo:paragraph-rsid="3d9205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870121" officeooo:paragraph-rsid="3d9566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870121" officeooo:paragraph-rsid="3da0ac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870121" officeooo:paragraph-rsid="3d97f5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870121" officeooo:paragraph-rsid="3d999f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870121" officeooo:paragraph-rsid="3fd716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4ffe503" officeooo:paragraph-rsid="3ec461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e5b7d" officeooo:paragraph-rsid="3c05c3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4abc4d" officeooo:paragraph-rsid="3bcf55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4abc4d" officeooo:paragraph-rsid="3b70a2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43d402" officeooo:paragraph-rsid="3b43d4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104b44" officeooo:paragraph-rsid="3c0ec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11693c9" officeooo:paragraph-rsid="3ef0beeb" style:font-name-asian="標楷體1" style:font-size-asian="17pt" style:language-asian="zh" style:country-asian="TW" style:font-style-asian="normal" style:font-weight-asian="bold" style:font-name-complex="Mangal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febe02" officeooo:paragraph-rsid="408ac9a6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febe02" officeooo:paragraph-rsid="408ecbbc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6e7250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715a33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734351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7681d8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748c92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78e577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7a3756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bd3560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a9fccd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aa779f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2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adc56b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2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aec669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2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af0fd0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2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ba199d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2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b0f238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2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b24648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2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ba407c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2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bb2e6d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2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bbf3e8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2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c2b01b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2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c48778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c8858b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cb4563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c96ae7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d210b9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d46e47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d41bb3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d80c34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ed37be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ef1295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d91a2e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dfd290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ec3275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db59bf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e040bc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e9422a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e60562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f1fbc0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f52d2c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f99627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fe2be1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f60659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fb4fca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0d6c25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01f49b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16430a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06a40c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128a5d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115767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0a4f04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0aa693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1c0604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17c22f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9c9e89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192aa7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1b0726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1b98b0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1f2614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212b59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21254b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2292f5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29bb18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a31510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a6854b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a7828e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a8e801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232a14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281fd9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26fad7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929bd2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9bd83e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ac4453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aee9c5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b1f09c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b2eda2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bb15e6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c4180f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c795aa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c7ea0e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b9158c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ba4bd5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b5c1b1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b6b5ee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b74bc6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bd080a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c2d1d2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c44616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c621a2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cd1036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cd10ff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cc74be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ce8703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cf2bf4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aced4b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3b1649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3c4afa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3b042e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119d3fb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11663e7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10e1332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10e9840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1108fb8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f102de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e5baeb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f178cf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101fab4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10ec7e1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f27d95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100b54d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fa3d2c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10983bc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89ba5b" officeooo:paragraph-rsid="3f930244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89ba5b" officeooo:paragraph-rsid="3f8cc59b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89ba5b" officeooo:paragraph-rsid="3f8d6a67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89ba5b" officeooo:paragraph-rsid="3f89ba5b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89ba5b" officeooo:paragraph-rsid="3f906044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d41bb3" officeooo:paragraph-rsid="3fd41bb3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d41bb3" officeooo:paragraph-rsid="40de6e90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d41bb3" officeooo:paragraph-rsid="410e1332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d41bb3" officeooo:paragraph-rsid="40e190bf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d41bb3" officeooo:paragraph-rsid="40f178cf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d41bb3" officeooo:paragraph-rsid="41108fb8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ee9c5" officeooo:paragraph-rsid="40b1f09c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ee50e6" officeooo:paragraph-rsid="4119d3fb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ee50e6" officeooo:paragraph-rsid="411663e7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ee50e6" officeooo:paragraph-rsid="41108fb8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ee50e6" officeooo:paragraph-rsid="40fafbfe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ee50e6" officeooo:paragraph-rsid="40fe0570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ee50e6" officeooo:paragraph-rsid="40fc0a19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ee50e6" officeooo:paragraph-rsid="41101733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0983bc" officeooo:paragraph-rsid="41108fb8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5fb855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49426d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4b26db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90cd21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797538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91091e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8f3f16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800b57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78950e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3d461e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8ac9a6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4bee2a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77886d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421ddd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4ce8ba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3e1094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44144b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5cf43e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47f80f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3f105a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5128aa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635609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6bf715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73f93a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88d253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855e3a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86c104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653764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1212602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65b7e6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66f045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683107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691cd3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d29b4e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65b7e6" officeooo:paragraph-rsid="4065b7e6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691cd3" officeooo:paragraph-rsid="40691cd3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691cd3" officeooo:paragraph-rsid="4121c0b1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4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b283ca3" officeooo:paragraph-rsid="3bc3dea4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b283ca3" officeooo:paragraph-rsid="3b8f4883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b283ca3" officeooo:paragraph-rsid="3ba6ad2c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b283ca3" officeooo:paragraph-rsid="3ba8a4f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b2f5919" officeooo:paragraph-rsid="3b49ebdd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b4bf034" officeooo:paragraph-rsid="3b4f62b7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0113b9" officeooo:paragraph-rsid="3c1da30e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0113b9" officeooo:paragraph-rsid="3c1cb4ed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0113b9" officeooo:paragraph-rsid="3c596745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0113b9" officeooo:paragraph-rsid="3c0ec456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0113b9" officeooo:paragraph-rsid="3c8d2b38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0113b9" officeooo:paragraph-rsid="3c0f93a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0113b9" officeooo:paragraph-rsid="3c52380b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0113b9" officeooo:paragraph-rsid="3c7188dd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0113b9" officeooo:paragraph-rsid="3c7f7cd7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0113b9" officeooo:paragraph-rsid="3c96582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0113b9" officeooo:paragraph-rsid="3c88a423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0113b9" officeooo:paragraph-rsid="3c8ee5ec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0113b9" officeooo:paragraph-rsid="3c6d9715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0113b9" officeooo:paragraph-rsid="3c84c533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0113b9" officeooo:paragraph-rsid="3c747aed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907c20" officeooo:paragraph-rsid="3c936d9d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907c20" officeooo:paragraph-rsid="3c94ca02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907c20" officeooo:paragraph-rsid="3c946a84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907c20" officeooo:paragraph-rsid="3c95252b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74fba6" officeooo:paragraph-rsid="3c7adc92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74fba6" officeooo:paragraph-rsid="3c74fba6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747aed" officeooo:paragraph-rsid="3c747aed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308181" officeooo:paragraph-rsid="4166159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308181" officeooo:paragraph-rsid="416d9a5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308181" officeooo:paragraph-rsid="4171fe2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308181" officeooo:paragraph-rsid="4160214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308181" officeooo:paragraph-rsid="4172858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308181" officeooo:paragraph-rsid="4175f7d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308181" officeooo:paragraph-rsid="41770be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308181" officeooo:paragraph-rsid="419701f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308181" officeooo:paragraph-rsid="4197f83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308181" officeooo:paragraph-rsid="41996a7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308181" officeooo:paragraph-rsid="4199b47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308181" officeooo:paragraph-rsid="419be78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308181" officeooo:paragraph-rsid="419c422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308181" officeooo:paragraph-rsid="419ed05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9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1607ae1" officeooo:paragraph-rsid="3ad29f90" style:font-name-asian="標楷體1" style:font-size-asian="17pt" style:language-asian="zh" style:country-asian="TW" style:font-style-asian="normal" style:font-weight-asian="bold" style:font-name-complex="Mangal" style:font-size-complex="17pt" style:font-weight-complex="bold" style:text-emphasize="none"/>
    </style:style>
    <style:style style:name="P490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11693c9" officeooo:paragraph-rsid="3ad29f90" style:font-name-asian="標楷體1" style:font-size-asian="17pt" style:language-asian="zh" style:country-asian="TW" style:font-style-asian="normal" style:font-weight-asian="bold" style:font-name-complex="Mangal" style:font-size-complex="17pt" style:font-weight-complex="bold" style:text-emphasize="none"/>
    </style:style>
    <style:style style:name="P491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19a25fb" officeooo:paragraph-rsid="3ad29f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2" style:family="paragraph" style:parent-style-name="Standard" style:list-style-name="L1">
      <style:text-properties fo:color="#333333" style:text-outline="false" style:text-line-through-style="none" style:text-line-through-type="none" style:font-name="標楷體" fo:font-size="17pt" fo:font-style="normal" fo:text-shadow="none" style:text-underline-style="none" fo:font-weight="bold" officeooo:rsid="31607ae1" officeooo:paragraph-rsid="3af4f834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3" style:family="paragraph" style:parent-style-name="Standard" style:list-style-name="L1">
      <style:text-properties fo:color="#333333" style:text-outline="false" style:text-line-through-style="none" style:text-line-through-type="none" style:font-name="標楷體" fo:font-size="17pt" fo:font-style="normal" fo:text-shadow="none" style:text-underline-style="none" fo:font-weight="bold" officeooo:rsid="319dbc1f" officeooo:paragraph-rsid="3ad29f9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4" style:family="paragraph" style:parent-style-name="Standard" style:list-style-name="L1">
      <style:text-properties fo:color="#333333" style:font-name="標楷體1" fo:font-size="17pt" style:text-underline-style="none" fo:font-weight="bold" officeooo:rsid="30f52789" officeooo:paragraph-rsid="3ad29f90" style:font-name-asian="標楷體1" style:font-size-asian="17pt" style:language-asian="zh" style:country-asian="TW" style:font-weight-asian="bold" style:font-size-complex="17pt" style:font-weight-complex="bold"/>
    </style:style>
    <style:style style:name="P495" style:family="paragraph" style:parent-style-name="Standard" style:list-style-name="L1">
      <style:text-properties fo:color="#333333" style:font-name="標楷體1" fo:font-size="17pt" style:text-underline-style="none" fo:font-weight="bold" officeooo:rsid="311693c9" officeooo:paragraph-rsid="3ad29f90" style:font-name-asian="標楷體1" style:font-size-asian="17pt" style:language-asian="zh" style:country-asian="TW" style:font-weight-asian="bold" style:font-size-complex="17pt" style:font-weight-complex="bold"/>
    </style:style>
    <style:style style:name="P496" style:family="paragraph" style:parent-style-name="Standard" style:list-style-name="L1">
      <style:text-properties fo:color="#333333" style:font-name="標楷體1" fo:font-size="17pt" style:text-underline-style="none" fo:font-weight="bold" officeooo:rsid="31188042" officeooo:paragraph-rsid="3ad29f90" style:font-name-asian="標楷體1" style:font-size-asian="17pt" style:language-asian="zh" style:country-asian="TW" style:font-weight-asian="bold" style:font-size-complex="17pt" style:font-weight-complex="bold"/>
    </style:style>
    <style:style style:name="P497" style:family="paragraph" style:parent-style-name="Standard" style:list-style-name="L1">
      <style:text-properties fo:color="#333333" style:font-name="標楷體1" fo:font-size="17pt" fo:font-weight="bold" officeooo:paragraph-rsid="3ad29f90" style:font-name-asian="標楷體1" style:font-size-asian="17pt" style:language-asian="zh" style:country-asian="TW" style:font-weight-asian="bold" style:font-size-complex="17pt" style:font-weight-complex="bold"/>
    </style:style>
    <style:style style:name="P498" style:family="paragraph" style:parent-style-name="Standard" style:list-style-name="L1">
      <style:text-properties fo:color="#333333" style:font-name="Liberation Serif1" fo:font-size="17pt" style:text-underline-style="none" fo:font-weight="bold" officeooo:rsid="311693c9" officeooo:paragraph-rsid="3ad29f90" style:font-name-asian="Liberation Serif1" style:font-size-asian="17pt" style:language-asian="zh" style:country-asian="TW" style:font-weight-asian="bold" style:font-name-complex="Mangal" style:font-size-complex="17pt" style:font-weight-complex="bold"/>
    </style:style>
    <style:style style:name="P499" style:family="paragraph" style:parent-style-name="Standard" style:list-style-name="L1">
      <style:text-properties fo:color="#333333" style:font-name="Liberation Serif1" fo:font-size="17pt" style:text-underline-style="none" fo:font-weight="bold" officeooo:rsid="31607ae1" officeooo:paragraph-rsid="3ad29f90" style:font-name-asian="Liberation Serif1" style:font-size-asian="17pt" style:language-asian="zh" style:country-asian="TW" style:font-weight-asian="bold" style:font-name-complex="Mangal" style:font-size-complex="17pt" style:font-weight-complex="bold"/>
    </style:style>
    <style:style style:name="P500" style:family="paragraph" style:parent-style-name="Standard" style:list-style-name="L1">
      <style:text-properties fo:color="#333333" style:font-name="Liberation Serif1" fo:font-size="17pt" style:text-underline-style="none" fo:font-weight="bold" officeooo:rsid="31626dc7" officeooo:paragraph-rsid="3ad29f90" style:font-name-asian="Liberation Serif1" style:font-size-asian="17pt" style:language-asian="zh" style:country-asian="TW" style:font-weight-asian="bold" style:font-name-complex="Mangal" style:font-size-complex="17pt" style:font-weight-complex="bold"/>
    </style:style>
    <style:style style:name="P501" style:family="paragraph" style:parent-style-name="Standard" style:list-style-name="L1">
      <style:text-properties fo:color="#333333" style:font-name="Liberation Serif1" fo:font-size="17pt" style:text-underline-style="none" fo:font-weight="bold" officeooo:rsid="31626dc7" officeooo:paragraph-rsid="3af4f834" style:font-name-asian="Liberation Serif1" style:font-size-asian="17pt" style:language-asian="zh" style:country-asian="TW" style:font-weight-asian="bold" style:font-name-complex="Mangal" style:font-size-complex="17pt" style:font-weight-complex="bold"/>
    </style:style>
    <style:style style:name="P502" style:family="paragraph" style:parent-style-name="Standard" style:list-style-name="L1">
      <style:text-properties fo:color="#333333" style:font-name="Liberation Serif1" fo:font-size="17pt" style:text-underline-style="none" fo:font-weight="bold" officeooo:rsid="31626dc7" officeooo:paragraph-rsid="3af68763" style:font-name-asian="Liberation Serif1" style:font-size-asian="17pt" style:language-asian="zh" style:country-asian="TW" style:font-weight-asian="bold" style:font-name-complex="Mangal" style:font-size-complex="17pt" style:font-weight-complex="bold"/>
    </style:style>
    <style:style style:name="P503" style:family="paragraph" style:parent-style-name="Standard" style:list-style-name="L1">
      <style:text-properties fo:color="#333333" style:font-name="Liberation Serif1" fo:font-size="17pt" style:text-underline-style="none" fo:font-weight="bold" officeooo:rsid="317457f5" officeooo:paragraph-rsid="3ad29f90" style:font-name-asian="Liberation Serif1" style:font-size-asian="17pt" style:language-asian="zh" style:country-asian="TW" style:font-weight-asian="bold" style:font-name-complex="Mangal" style:font-size-complex="17pt" style:font-weight-complex="bold"/>
    </style:style>
    <style:style style:name="P504" style:family="paragraph" style:parent-style-name="Standard" style:list-style-name="L1">
      <style:text-properties fo:color="#333333" style:font-name="Liberation Serif1" fo:font-size="17pt" style:text-underline-style="none" fo:font-weight="bold" officeooo:rsid="316fbefe" officeooo:paragraph-rsid="3ad29f90" style:font-name-asian="Liberation Serif1" style:font-size-asian="17pt" style:language-asian="zh" style:country-asian="TW" style:font-weight-asian="bold" style:font-name-complex="Mangal" style:font-size-complex="17pt" style:font-weight-complex="bold"/>
    </style:style>
    <style:style style:name="P505" style:family="paragraph" style:parent-style-name="Standard" style:list-style-name="L1">
      <style:text-properties fo:color="#333333" style:font-name="Liberation Serif1" fo:font-size="17pt" fo:font-weight="bold" officeooo:paragraph-rsid="3ad29f90" style:font-name-asian="Liberation Serif1" style:font-size-asian="17pt" style:language-asian="zh" style:country-asian="TW" style:font-weight-asian="bold" style:font-size-complex="17pt" style:font-weight-complex="bold"/>
    </style:style>
    <style:style style:name="P506" style:family="paragraph" style:parent-style-name="Standard" style:list-style-name="L1">
      <style:text-properties fo:color="#333333" style:font-name="Liberation Serif1" fo:font-size="17pt" fo:font-weight="bold" officeooo:paragraph-rsid="3de67276" style:font-name-asian="Liberation Serif1" style:font-size-asian="17pt" style:language-asian="zh" style:country-asian="TW" style:font-weight-asian="bold" style:font-size-complex="17pt" style:font-weight-complex="bold"/>
    </style:style>
    <style:style style:name="P507" style:family="paragraph" style:parent-style-name="Standard" style:list-style-name="L1">
      <style:text-properties fo:color="#333333" style:font-name="Liberation Serif1" fo:font-size="17pt" fo:font-weight="bold" officeooo:rsid="318e95f7" officeooo:paragraph-rsid="3f418301" style:font-name-asian="Liberation Serif1" style:font-size-asian="17pt" style:language-asian="zh" style:country-asian="TW" style:font-weight-asian="bold" style:font-size-complex="17pt" style:font-weight-complex="bold"/>
    </style:style>
    <style:style style:name="P508" style:family="paragraph" style:parent-style-name="Standard" style:list-style-name="L1">
      <style:text-properties fo:color="#333333" style:font-name="Liberation Serif1" fo:font-size="17pt" fo:font-weight="bold" officeooo:rsid="3183eb3e" officeooo:paragraph-rsid="3ad29f90" style:font-name-asian="Liberation Serif1" style:font-size-asian="17pt" style:language-asian="zh" style:country-asian="TW" style:font-weight-asian="bold" style:font-size-complex="17pt" style:font-weight-complex="bold"/>
    </style:style>
    <style:style style:name="P509" style:family="paragraph" style:parent-style-name="Standard" style:list-style-name="L1">
      <style:text-properties fo:color="#333333" style:font-name="Liberation Serif1" fo:font-size="17pt" fo:font-weight="bold" officeooo:rsid="3183eb3e" officeooo:paragraph-rsid="3de84463" style:font-name-asian="Liberation Serif1" style:font-size-asian="17pt" style:language-asian="zh" style:country-asian="TW" style:font-weight-asian="bold" style:font-size-complex="17pt" style:font-weight-complex="bold"/>
    </style:style>
    <style:style style:name="P510" style:family="paragraph" style:parent-style-name="Standard" style:list-style-name="L1">
      <style:text-properties fo:color="#333333" style:font-name="Liberation Serif1" fo:font-size="17pt" fo:font-weight="bold" officeooo:rsid="3183eb3e" officeooo:paragraph-rsid="41284bc4" style:font-name-asian="Liberation Serif1" style:font-size-asian="17pt" style:language-asian="zh" style:country-asian="TW" style:font-weight-asian="bold" style:font-size-complex="17pt" style:font-weight-complex="bold"/>
    </style:style>
    <style:style style:name="P511" style:family="paragraph" style:parent-style-name="Standard" style:list-style-name="L1">
      <style:text-properties fo:color="#333333" style:font-name="Liberation Serif1" fo:font-size="17pt" fo:font-weight="bold" officeooo:rsid="3183eb3e" officeooo:paragraph-rsid="412871ad" style:font-name-asian="Liberation Serif1" style:font-size-asian="17pt" style:language-asian="zh" style:country-asian="TW" style:font-weight-asian="bold" style:font-size-complex="17pt" style:font-weight-complex="bold"/>
    </style:style>
    <style:style style:name="P512" style:family="paragraph" style:parent-style-name="Standard" style:list-style-name="L1">
      <style:text-properties fo:color="#333333" style:font-name="Liberation Serif1" fo:font-size="17pt" fo:font-weight="bold" officeooo:rsid="3183eb3e" officeooo:paragraph-rsid="412980b6" style:font-name-asian="Liberation Serif1" style:font-size-asian="17pt" style:language-asian="zh" style:country-asian="TW" style:font-weight-asian="bold" style:font-size-complex="17pt" style:font-weight-complex="bold"/>
    </style:style>
    <style:style style:name="P513" style:family="paragraph" style:parent-style-name="Standard" style:list-style-name="L1">
      <style:text-properties fo:color="#333333" style:font-name="Liberation Serif1" fo:font-size="17pt" fo:font-weight="bold" officeooo:rsid="3183eb3e" officeooo:paragraph-rsid="412e505f" style:font-name-asian="Liberation Serif1" style:font-size-asian="17pt" style:language-asian="zh" style:country-asian="TW" style:font-weight-asian="bold" style:font-size-complex="17pt" style:font-weight-complex="bold"/>
    </style:style>
    <style:style style:name="P514" style:family="paragraph" style:parent-style-name="Standard" style:list-style-name="L1">
      <style:text-properties fo:color="#333333" style:font-name="Liberation Serif1" fo:font-size="17pt" fo:font-weight="bold" officeooo:rsid="3183eb3e" officeooo:paragraph-rsid="412d7477" style:font-name-asian="Liberation Serif1" style:font-size-asian="17pt" style:language-asian="zh" style:country-asian="TW" style:font-weight-asian="bold" style:font-size-complex="17pt" style:font-weight-complex="bold"/>
    </style:style>
    <style:style style:name="P515" style:family="paragraph" style:parent-style-name="Standard" style:list-style-name="L1">
      <style:text-properties fo:color="#333333" style:font-name="Liberation Serif1" fo:font-size="17pt" fo:font-weight="bold" officeooo:rsid="3183eb3e" officeooo:paragraph-rsid="3aeada58" style:font-name-asian="Liberation Serif1" style:font-size-asian="17pt" style:language-asian="zh" style:country-asian="TW" style:font-weight-asian="bold" style:font-size-complex="17pt" style:font-weight-complex="bold"/>
    </style:style>
    <style:style style:name="P516" style:family="paragraph" style:parent-style-name="Standard" style:list-style-name="L1">
      <style:text-properties fo:color="#333333" style:font-name="Liberation Serif1" fo:font-size="17pt" fo:font-weight="bold" officeooo:rsid="319a25fb" officeooo:paragraph-rsid="3ae44935" style:font-name-asian="Liberation Serif1" style:font-size-asian="17pt" style:language-asian="zh" style:country-asian="TW" style:font-weight-asian="bold" style:font-size-complex="17pt" style:font-weight-complex="bold"/>
    </style:style>
    <style:style style:name="P517" style:family="paragraph" style:parent-style-name="Standard" style:list-style-name="L1">
      <style:text-properties fo:color="#333333" style:font-name="Liberation Serif1" fo:font-size="17pt" fo:font-weight="bold" officeooo:rsid="319a25fb" officeooo:paragraph-rsid="3ad6fe24" style:font-name-asian="Liberation Serif1" style:font-size-asian="17pt" style:language-asian="zh" style:country-asian="TW" style:font-weight-asian="bold" style:font-size-complex="17pt" style:font-weight-complex="bold"/>
    </style:style>
    <style:style style:name="P518" style:family="paragraph" style:parent-style-name="Standard" style:list-style-name="L1">
      <style:text-properties fo:color="#333333" style:font-name="Liberation Serif1" fo:font-size="17pt" fo:font-weight="bold" officeooo:rsid="319a25fb" officeooo:paragraph-rsid="3ad8186e" style:font-name-asian="Liberation Serif1" style:font-size-asian="17pt" style:language-asian="zh" style:country-asian="TW" style:font-weight-asian="bold" style:font-size-complex="17pt" style:font-weight-complex="bold"/>
    </style:style>
    <style:style style:name="P519" style:family="paragraph" style:parent-style-name="Standard" style:list-style-name="L1">
      <style:text-properties fo:color="#333333" style:font-name="Liberation Serif1" fo:font-size="17pt" fo:font-weight="bold" officeooo:rsid="319a25fb" officeooo:paragraph-rsid="3ad7a971" style:font-name-asian="Liberation Serif1" style:font-size-asian="17pt" style:language-asian="zh" style:country-asian="TW" style:font-weight-asian="bold" style:font-size-complex="17pt" style:font-weight-complex="bold"/>
    </style:style>
    <style:style style:name="P520" style:family="paragraph" style:parent-style-name="Standard" style:list-style-name="L1">
      <style:text-properties fo:color="#333333" style:font-name="Liberation Serif1" fo:font-size="17pt" fo:font-weight="bold" officeooo:rsid="319a25fb" officeooo:paragraph-rsid="3ad29f90" style:font-name-asian="Liberation Serif1" style:font-size-asian="17pt" style:language-asian="zh" style:country-asian="TW" style:font-weight-asian="bold" style:font-size-complex="17pt" style:font-weight-complex="bold"/>
    </style:style>
    <style:style style:name="P521" style:family="paragraph" style:parent-style-name="Standard" style:list-style-name="L1">
      <style:text-properties fo:color="#333333" style:font-name="Liberation Serif1" fo:font-size="17pt" fo:font-weight="bold" officeooo:rsid="31a79299" officeooo:paragraph-rsid="3ad29f90" style:font-name-asian="Liberation Serif1" style:font-size-asian="17pt" style:language-asian="zh" style:country-asian="TW" style:font-weight-asian="bold" style:font-size-complex="17pt" style:font-weight-complex="bold"/>
    </style:style>
    <style:style style:name="P522" style:family="paragraph" style:parent-style-name="Standard" style:list-style-name="L1">
      <style:text-properties fo:color="#333333" style:font-name="Liberation Serif1" fo:font-size="17pt" fo:font-weight="bold" officeooo:rsid="319c9c5b" officeooo:paragraph-rsid="3ad29f90" style:font-name-asian="Liberation Serif1" style:font-size-asian="17pt" style:language-asian="zh" style:country-asian="TW" style:font-weight-asian="bold" style:font-size-complex="17pt" style:font-weight-complex="bold"/>
    </style:style>
    <style:style style:name="P523" style:family="paragraph" style:parent-style-name="Standard" style:list-style-name="L1">
      <style:text-properties fo:color="#333333" style:font-name="Liberation Serif1" officeooo:paragraph-rsid="3ad29f90" style:font-name-asian="Liberation Serif1"/>
    </style:style>
    <style:style style:name="P524" style:family="paragraph" style:parent-style-name="Standard" style:list-style-name="L1">
      <style:text-properties fo:color="#333333" officeooo:paragraph-rsid="3ad29f90"/>
    </style:style>
    <style:style style:name="P525" style:family="paragraph" style:parent-style-name="Standard" style:list-style-name="L1">
      <style:text-properties fo:color="#333333" officeooo:paragraph-rsid="3cbc2928"/>
    </style:style>
    <style:style style:name="P526" style:family="paragraph" style:parent-style-name="Standard" style:list-style-name="L1">
      <style:text-properties fo:color="#333333" officeooo:paragraph-rsid="3ba6ad2c"/>
    </style:style>
    <style:style style:name="P527" style:family="paragraph" style:parent-style-name="Standard" style:list-style-name="L1">
      <style:text-properties fo:color="#333333" officeooo:rsid="3cc53f6c" officeooo:paragraph-rsid="3cc3a4d7"/>
    </style:style>
    <style:style style:name="P528" style:family="paragraph" style:parent-style-name="Standard" style:list-style-name="L1">
      <style:text-properties fo:color="#333333" officeooo:rsid="3cc53f6c" officeooo:paragraph-rsid="3d5a849d"/>
    </style:style>
    <style:style style:name="P529" style:family="paragraph" style:parent-style-name="Standard" style:list-style-name="L1">
      <style:text-properties fo:color="#333333" fo:font-weight="bold" officeooo:paragraph-rsid="3dbd58f7" style:font-weight-asian="bold" style:font-weight-complex="bold"/>
    </style:style>
    <style:style style:name="P530" style:family="paragraph" style:parent-style-name="Standard" style:list-style-name="L1">
      <style:text-properties fo:color="#333333" fo:font-weight="bold" officeooo:paragraph-rsid="3db809ee" style:font-weight-asian="bold" style:font-weight-complex="bold"/>
    </style:style>
    <style:style style:name="P531" style:family="paragraph" style:parent-style-name="Standard" style:list-style-name="L1">
      <style:text-properties fo:color="#333333" fo:font-weight="bold" officeooo:paragraph-rsid="3db4139a" style:font-weight-asian="bold" style:font-weight-complex="bold"/>
    </style:style>
    <style:style style:name="P532" style:family="paragraph" style:parent-style-name="Standard" style:list-style-name="L1">
      <style:text-properties fo:color="#333333" fo:font-weight="bold" officeooo:paragraph-rsid="3d4b7300" style:font-weight-asian="bold" style:font-weight-complex="bold"/>
    </style:style>
    <style:style style:name="P533" style:family="paragraph" style:parent-style-name="Standard" style:list-style-name="L1">
      <style:text-properties fo:color="#333333" fo:font-weight="bold" officeooo:paragraph-rsid="3d4bed34" style:font-weight-asian="bold" style:font-weight-complex="bold"/>
    </style:style>
    <style:style style:name="P534" style:family="paragraph" style:parent-style-name="Standard" style:list-style-name="L1">
      <style:text-properties fo:color="#333333" fo:font-weight="bold" officeooo:paragraph-rsid="3d4e8da6" style:font-weight-asian="bold" style:font-weight-complex="bold"/>
    </style:style>
    <style:style style:name="P535" style:family="paragraph" style:parent-style-name="Standard" style:list-style-name="L1">
      <style:text-properties fo:color="#333333" fo:font-weight="bold" officeooo:paragraph-rsid="3d5079ff" style:font-weight-asian="bold" style:font-weight-complex="bold"/>
    </style:style>
    <style:style style:name="P536" style:family="paragraph" style:parent-style-name="Standard" style:list-style-name="L1">
      <style:text-properties fo:color="#333333" fo:font-weight="bold" officeooo:paragraph-rsid="3d56fa9b" style:font-weight-asian="bold" style:font-weight-complex="bold"/>
    </style:style>
    <style:style style:name="P537" style:family="paragraph" style:parent-style-name="Standard" style:list-style-name="L1">
      <style:text-properties fo:color="#333333" fo:font-weight="bold" officeooo:paragraph-rsid="3d5a849d" style:font-weight-asian="bold" style:font-weight-complex="bold"/>
    </style:style>
    <style:style style:name="P538" style:family="paragraph" style:parent-style-name="Standard" style:list-style-name="L1">
      <style:text-properties fo:color="#333333" fo:font-weight="bold" officeooo:paragraph-rsid="3d620b09" style:font-weight-asian="bold" style:font-weight-complex="bold"/>
    </style:style>
    <style:style style:name="P539" style:family="paragraph" style:parent-style-name="Standard" style:list-style-name="L1">
      <style:text-properties fo:color="#333333" officeooo:rsid="3cb6cc3e" officeooo:paragraph-rsid="3d707762"/>
    </style:style>
    <style:style style:name="P540" style:family="paragraph" style:parent-style-name="Standard" style:list-style-name="L1">
      <style:text-properties fo:color="#333333" officeooo:rsid="3cb6cc3e" officeooo:paragraph-rsid="3d6a9e64"/>
    </style:style>
    <style:style style:name="P54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f63461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f66257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411e7ae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f5e069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f61c52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f40594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f4287f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f58114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e4362f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e43d78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e451d9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e47067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e4a419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e56a16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e29907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f07b4a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efebe0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f01ce0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f07862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f12013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ea8265" officeooo:paragraph-rsid="3f0d403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83eb3e" officeooo:paragraph-rsid="3dc6c1b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83eb3e" officeooo:paragraph-rsid="3dc9f55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83eb3e" officeooo:paragraph-rsid="3de119a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83eb3e" officeooo:paragraph-rsid="3e2b317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183eb3e" officeooo:paragraph-rsid="3e2ca7e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611186" officeooo:paragraph-rsid="3a90ba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611186" officeooo:paragraph-rsid="3a9487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880cd2" officeooo:paragraph-rsid="3ab7f9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880cd2" officeooo:paragraph-rsid="3ac381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880cd2" officeooo:paragraph-rsid="3eb8b1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880cd2" officeooo:paragraph-rsid="3eb96b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880cd2" officeooo:paragraph-rsid="3ebe79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880cd2" officeooo:paragraph-rsid="3ec2d1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880cd2" officeooo:paragraph-rsid="3ec535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880cd2" officeooo:paragraph-rsid="3ec461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880cd2" officeooo:paragraph-rsid="3edc09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880cd2" officeooo:paragraph-rsid="3ee44a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b9375e" officeooo:paragraph-rsid="3ab937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ba89f6" officeooo:paragraph-rsid="3abb9b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bb9bdb" officeooo:paragraph-rsid="3abb9b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bb9bdb" officeooo:paragraph-rsid="3abd75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bb9bdb" officeooo:paragraph-rsid="3abe68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bb9bdb" officeooo:paragraph-rsid="3abfa9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bb9bdb" officeooo:paragraph-rsid="3ac087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bb9bdb" officeooo:paragraph-rsid="3ac1d7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811d35" officeooo:paragraph-rsid="3a8c60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92a8ad" officeooo:paragraph-rsid="3ab19f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92a8ad" officeooo:paragraph-rsid="3a92a8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92a8ad" officeooo:paragraph-rsid="3ac709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92a8ad" officeooo:paragraph-rsid="3ac882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92a8ad" officeooo:paragraph-rsid="3ac9b8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92a8ad" officeooo:paragraph-rsid="3ac9bb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9e1abf" officeooo:paragraph-rsid="3a9e1a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9f4ee4" officeooo:paragraph-rsid="3a9f4e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ae1341" officeooo:paragraph-rsid="3aae13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049f57" officeooo:paragraph-rsid="3e811f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049f57" officeooo:paragraph-rsid="3e893f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049f57" officeooo:paragraph-rsid="3e94b1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049f57" officeooo:paragraph-rsid="3e952e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049f57" officeooo:paragraph-rsid="3ea67c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049f57" officeooo:paragraph-rsid="3ea8fd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049f57" officeooo:paragraph-rsid="3ebbc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049f57" officeooo:paragraph-rsid="3e9caa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ba6ad5" officeooo:paragraph-rsid="3eba6a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e4d3e7" officeooo:paragraph-rsid="3bf717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e4d3e7" officeooo:paragraph-rsid="3bfb8d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e4d3e7" officeooo:paragraph-rsid="3be7e3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e4d3e7" officeooo:paragraph-rsid="3bf888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1dbd26" officeooo:paragraph-rsid="3bd2c3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4abc4d" officeooo:paragraph-rsid="3b6002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69dadb" officeooo:paragraph-rsid="3b6ba9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69dadb" officeooo:paragraph-rsid="3b6d63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69dadb" officeooo:paragraph-rsid="3b6d3d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3b4a57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3b41bc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3b3a92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11693c9" officeooo:paragraph-rsid="3efbca15" style:font-name-asian="標楷體1" style:font-size-asian="17pt" style:language-asian="zh" style:country-asian="TW" style:font-style-asian="normal" style:font-weight-asian="bold" style:font-name-complex="Mangal" style:font-size-complex="17pt" style:font-weight-complex="bold" style:text-emphasize="none"/>
    </style:style>
    <style:style style:name="P6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a611186" officeooo:paragraph-rsid="3a87bc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a611186" officeooo:paragraph-rsid="3a8a77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a611186" officeooo:paragraph-rsid="3a9487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4ffe503" officeooo:paragraph-rsid="3ec2d1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5c786a" officeooo:paragraph-rsid="3b5f7c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6a95a7" officeooo:paragraph-rsid="3b6ba9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734351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2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748c92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2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9481bc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2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96dc88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2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9512de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3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8936af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3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a32522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3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a55d41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3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a5b6e4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3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bd3560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3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c0b185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3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be1ce3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3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abafc6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3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aec669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3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b20b4a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4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ba407c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4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b84336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4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b8642a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4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ba199d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4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cb4563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4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cc6e13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4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ce3621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4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d0c6cc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4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d5bd64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4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d41bb3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5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ec3275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5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dfd290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5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e60562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5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de0984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5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f1fbc0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5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f36874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5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f46562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5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f71a48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5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fe2be1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5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fb4fca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6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3ffc1ba2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6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043bb7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6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0aa693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6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0c3022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6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1455e3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6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0c62a8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6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1f2614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6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21254b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6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212b59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6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2292f5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7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29bb18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7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a55dca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7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9ff8ac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7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a31510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7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a6854b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7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a8e801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7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283127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7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929bd2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7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9303af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7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9b0a18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8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9b2b30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8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c7ea0e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8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b9158c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8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ba4bd5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8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caa24a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8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c932b3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8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b5c1b1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8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b5d3c6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8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bebd0a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8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bd080a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9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c0f99c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9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beb5ce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9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c26857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9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c5d45c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9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cfdc72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9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3b042e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9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10e1332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9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fa3d2c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9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89ba5b" officeooo:paragraph-rsid="3f89ba5b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9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89ba5b" officeooo:paragraph-rsid="3f915047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70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ee50e6" officeooo:paragraph-rsid="4119d3fb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70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ee50e6" officeooo:paragraph-rsid="411663e7" style:font-name-asian="Liberation Serif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70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3f105a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70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66eb70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70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66f045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70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d29b4e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70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ebe02" officeooo:paragraph-rsid="40d8f577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70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65b7e6" officeooo:paragraph-rsid="40683107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70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b283ca3" officeooo:paragraph-rsid="3ba6ad2c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b283ca3" officeooo:paragraph-rsid="3ba52565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b283ca3" officeooo:paragraph-rsid="3baa126e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b283ca3" officeooo:paragraph-rsid="3babd7fd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b283ca3" officeooo:paragraph-rsid="3bacf6db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b283ca3" officeooo:paragraph-rsid="3baec98c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4" style:family="paragraph" style:parent-style-name="Standard" style:list-style-name="L1">
      <style:text-properties fo:color="#1c1c1c" style:font-name="Liberation Serif1" fo:font-size="17pt" fo:font-weight="bold" officeooo:rsid="3183eb3e" officeooo:paragraph-rsid="412871ad" style:font-name-asian="Liberation Serif1" style:font-size-asian="17pt" style:language-asian="zh" style:country-asian="TW" style:font-weight-asian="bold" style:font-size-complex="17pt" style:font-weight-complex="bold"/>
    </style:style>
    <style:style style:name="P715" style:family="paragraph" style:parent-style-name="Standard" style:list-style-name="L1">
      <style:text-properties fo:color="#1c1c1c" style:font-name="Liberation Serif1" fo:font-size="17pt" fo:font-weight="bold" officeooo:rsid="3183eb3e" officeooo:paragraph-rsid="41284bc4" style:font-name-asian="Liberation Serif1" style:font-size-asian="17pt" style:language-asian="zh" style:country-asian="TW" style:font-weight-asian="bold" style:font-size-complex="17pt" style:font-weight-complex="bold"/>
    </style:style>
    <style:style style:name="P716" style:family="paragraph" style:parent-style-name="Standard" style:list-style-name="L1">
      <style:text-properties fo:color="#1c1c1c" officeooo:paragraph-rsid="3cd6e222"/>
    </style:style>
    <style:style style:name="P717" style:family="paragraph" style:parent-style-name="Standard" style:list-style-name="L1">
      <style:text-properties fo:color="#1c1c1c" officeooo:paragraph-rsid="3ce6756b"/>
    </style:style>
    <style:style style:name="P718" style:family="paragraph" style:parent-style-name="Standard" style:list-style-name="L1">
      <style:text-properties fo:color="#1c1c1c" officeooo:paragraph-rsid="3ce9f14d"/>
    </style:style>
    <style:style style:name="P719" style:family="paragraph" style:parent-style-name="Standard" style:list-style-name="L1">
      <style:text-properties fo:color="#1c1c1c" officeooo:paragraph-rsid="3cd93760"/>
    </style:style>
    <style:style style:name="P720" style:family="paragraph" style:parent-style-name="Standard" style:list-style-name="L1">
      <style:text-properties fo:color="#1c1c1c" officeooo:paragraph-rsid="3d3325e8"/>
    </style:style>
    <style:style style:name="P721" style:family="paragraph" style:parent-style-name="Standard" style:list-style-name="L1">
      <style:text-properties fo:color="#1c1c1c" officeooo:paragraph-rsid="3d042beb"/>
    </style:style>
    <style:style style:name="P722" style:family="paragraph" style:parent-style-name="Standard" style:list-style-name="L1">
      <style:text-properties fo:color="#111111" officeooo:paragraph-rsid="3d33c515"/>
    </style:style>
    <style:style style:name="P723" style:family="paragraph" style:parent-style-name="Standard" style:list-style-name="L1">
      <style:text-properties fo:color="#111111" officeooo:paragraph-rsid="3cfed8e6"/>
    </style:style>
    <style:style style:name="P724" style:family="paragraph" style:parent-style-name="Standard" style:list-style-name="L1">
      <style:text-properties fo:color="#111111" officeooo:paragraph-rsid="3cffd3a8"/>
    </style:style>
    <style:style style:name="P725" style:family="paragraph" style:parent-style-name="Standard" style:list-style-name="L1">
      <style:text-properties fo:color="#111111" officeooo:paragraph-rsid="3d025f78"/>
    </style:style>
    <style:style style:name="T1" style:family="text">
      <style:text-properties style:font-name="標楷體1"/>
    </style:style>
    <style:style style:name="T2" style:family="text">
      <style:text-properties style:font-name="標楷體1" officeooo:rsid="3a5cb77b"/>
    </style:style>
    <style:style style:name="T3" style:family="text">
      <style:text-properties style:font-name="標楷體1" officeooo:rsid="3a611186"/>
    </style:style>
    <style:style style:name="T4" style:family="text">
      <style:text-properties style:font-name="標楷體1" officeooo:rsid="3a6f2a12"/>
    </style:style>
    <style:style style:name="T5" style:family="text">
      <style:text-properties style:font-name="標楷體1" officeooo:rsid="3a87bcbc"/>
    </style:style>
    <style:style style:name="T6" style:family="text">
      <style:text-properties style:font-name="標楷體1" officeooo:rsid="3a77af69"/>
    </style:style>
    <style:style style:name="T7" style:family="text">
      <style:text-properties style:font-name="標楷體1" style:font-name-asian="標楷體"/>
    </style:style>
    <style:style style:name="T8" style:family="text">
      <style:text-properties style:font-name="標楷體1" officeooo:rsid="3a880cd2" style:font-name-asian="標楷體"/>
    </style:style>
    <style:style style:name="T9" style:family="text">
      <style:text-properties style:font-name="標楷體1" style:font-name-asian="標楷體" style:font-name-complex="標楷體"/>
    </style:style>
    <style:style style:name="T10" style:family="text">
      <style:text-properties style:font-name="標楷體1" officeooo:rsid="3b2e013a" style:font-name-asian="標楷體" style:font-name-complex="標楷體"/>
    </style:style>
    <style:style style:name="T11" style:family="text">
      <style:text-properties style:font-name="標楷體1" officeooo:rsid="3b3d41d5" style:font-name-asian="標楷體" style:font-name-complex="標楷體"/>
    </style:style>
    <style:style style:name="T12" style:family="text">
      <style:text-properties style:font-name="標楷體1" officeooo:rsid="3b3f1c75" style:font-name-asian="標楷體" style:font-name-complex="標楷體"/>
    </style:style>
    <style:style style:name="T13" style:family="text">
      <style:text-properties style:font-name="標楷體1" officeooo:rsid="3a880cd2" style:font-name-asian="標楷體" style:font-name-complex="標楷體"/>
    </style:style>
    <style:style style:name="T14" style:family="text">
      <style:text-properties style:font-name="標楷體1" officeooo:rsid="3b2e013a" style:font-name-asian="標楷體"/>
    </style:style>
    <style:style style:name="T15" style:family="text">
      <style:text-properties style:font-name="標楷體1" officeooo:rsid="3b3d41d5" style:font-name-asian="標楷體"/>
    </style:style>
    <style:style style:name="T16" style:family="text">
      <style:text-properties style:font-name="標楷體1" officeooo:rsid="3c747aed" style:font-name-asian="標楷體"/>
    </style:style>
    <style:style style:name="T17" style:family="text">
      <style:text-properties style:font-name="標楷體1" officeooo:rsid="3b4bf034" style:font-name-asian="標楷體"/>
    </style:style>
    <style:style style:name="T18" style:family="text">
      <style:text-properties style:font-name="標楷體1" officeooo:rsid="3cc82003" style:font-name-asian="標楷體"/>
    </style:style>
    <style:style style:name="T19" style:family="text">
      <style:text-properties style:font-name="標楷體1" officeooo:rsid="3f0292bf" style:font-name-asian="標楷體"/>
    </style:style>
    <style:style style:name="T20" style:family="text">
      <style:text-properties style:font-name="標楷體1" officeooo:rsid="3f0292bf" style:font-name-asian="標楷體" style:font-name-complex="Liberation Serif"/>
    </style:style>
    <style:style style:name="T21" style:family="text">
      <style:text-properties style:font-name="標楷體1" officeooo:rsid="31626dc7" style:font-name-asian="標楷體" style:font-name-complex="Liberation Serif"/>
    </style:style>
    <style:style style:name="T22" style:family="text">
      <style:text-properties style:font-name="標楷體1" officeooo:rsid="3a8a777b"/>
    </style:style>
    <style:style style:name="T23" style:family="text">
      <style:text-properties style:font-name="標楷體1" officeooo:rsid="3a8c608b"/>
    </style:style>
    <style:style style:name="T24" style:family="text">
      <style:text-properties style:font-name="標楷體1" officeooo:rsid="3a8a95fc"/>
    </style:style>
    <style:style style:name="T25" style:family="text">
      <style:text-properties style:font-name="標楷體1" officeooo:rsid="3a8c139f"/>
    </style:style>
    <style:style style:name="T26" style:family="text">
      <style:text-properties style:font-name="標楷體1" officeooo:rsid="3a90ba4d"/>
    </style:style>
    <style:style style:name="T27" style:family="text">
      <style:text-properties style:font-name="標楷體1" officeooo:rsid="3a880cd2"/>
    </style:style>
    <style:style style:name="T28" style:family="text">
      <style:text-properties style:font-name="標楷體1" officeooo:rsid="3a9849cc"/>
    </style:style>
    <style:style style:name="T29" style:family="text">
      <style:text-properties style:font-name="標楷體1" style:font-name-asian="Liberation Serif" style:font-name-complex="Liberation Serif"/>
    </style:style>
    <style:style style:name="T30" style:family="text">
      <style:text-properties style:font-name="標楷體1" officeooo:rsid="3dea8265" style:font-name-asian="Liberation Serif" style:font-name-complex="Liberation Serif"/>
    </style:style>
    <style:style style:name="T31" style:family="text">
      <style:text-properties style:font-name="標楷體1" officeooo:rsid="3debef88" style:font-name-asian="Liberation Serif" style:font-name-complex="Liberation Serif"/>
    </style:style>
    <style:style style:name="T32" style:family="text">
      <style:text-properties style:font-name="標楷體1" officeooo:rsid="3de95bc5" style:font-name-asian="Liberation Serif" style:font-name-complex="Liberation Serif"/>
    </style:style>
    <style:style style:name="T33" style:family="text">
      <style:text-properties style:font-name="標楷體1" officeooo:rsid="3e1d313d" style:font-name-asian="Liberation Serif" style:font-name-complex="Liberation Serif"/>
    </style:style>
    <style:style style:name="T34" style:family="text">
      <style:text-properties style:font-name="標楷體1" officeooo:rsid="3e2473a7" style:font-name-asian="Liberation Serif" style:font-name-complex="Liberation Serif"/>
    </style:style>
    <style:style style:name="T35" style:family="text">
      <style:text-properties style:font-name="標楷體1" officeooo:rsid="3e26da93" style:font-name-asian="Liberation Serif" style:font-name-complex="Liberation Serif"/>
    </style:style>
    <style:style style:name="T36" style:family="text">
      <style:text-properties style:font-name="標楷體1" officeooo:rsid="3e3b4c26" style:font-name-asian="Liberation Serif" style:font-name-complex="Liberation Serif"/>
    </style:style>
    <style:style style:name="T37" style:family="text">
      <style:text-properties style:font-name="標楷體1" officeooo:rsid="3e1aabd3" style:font-name-asian="Liberation Serif" style:font-name-complex="Liberation Serif"/>
    </style:style>
    <style:style style:name="T38" style:family="text">
      <style:text-properties style:font-name="標楷體1" officeooo:rsid="3e408767" style:font-name-asian="Liberation Serif" style:font-name-complex="Liberation Serif"/>
    </style:style>
    <style:style style:name="T39" style:family="text">
      <style:text-properties style:font-name="標楷體1" officeooo:rsid="311693c9" style:font-name-asian="Liberation Serif" style:font-name-complex="Liberation Serif"/>
    </style:style>
    <style:style style:name="T40" style:family="text">
      <style:text-properties style:font-name="標楷體1" officeooo:rsid="3e4362f4" style:font-name-asian="Liberation Serif" style:font-name-complex="Liberation Serif"/>
    </style:style>
    <style:style style:name="T41" style:family="text">
      <style:text-properties style:font-name="標楷體1" officeooo:rsid="3e43d78a" style:font-name-asian="Liberation Serif" style:font-name-complex="Liberation Serif"/>
    </style:style>
    <style:style style:name="T42" style:family="text">
      <style:text-properties style:font-name="標楷體1" officeooo:rsid="3e4a4196" style:font-name-asian="Liberation Serif" style:font-name-complex="Liberation Serif"/>
    </style:style>
    <style:style style:name="T43" style:family="text">
      <style:text-properties style:font-name="標楷體1" officeooo:rsid="3f0b37b8" style:font-name-asian="Liberation Serif" style:font-name-complex="Liberation Serif"/>
    </style:style>
    <style:style style:name="T44" style:family="text">
      <style:text-properties style:font-name="標楷體1" officeooo:rsid="3f0292bf" style:font-name-asian="Liberation Serif" style:font-name-complex="Liberation Serif"/>
    </style:style>
    <style:style style:name="T45" style:family="text">
      <style:text-properties style:font-name="標楷體1" officeooo:rsid="3f0cf2c3" style:font-name-asian="Liberation Serif" style:font-name-complex="Liberation Serif"/>
    </style:style>
    <style:style style:name="T46" style:family="text">
      <style:text-properties style:font-name="標楷體1" officeooo:rsid="3dea8265" style:font-name-asian="Liberation Serif"/>
    </style:style>
    <style:style style:name="T47" style:family="text">
      <style:text-properties style:font-name="標楷體1" officeooo:rsid="4040b0d2" style:font-name-asian="Liberation Serif"/>
    </style:style>
    <style:style style:name="T48" style:family="text">
      <style:text-properties style:font-name="標楷體1" officeooo:rsid="403b042e" style:font-name-asian="Liberation Serif"/>
    </style:style>
    <style:style style:name="T49" style:family="text">
      <style:text-properties style:font-name="標楷體1" officeooo:rsid="3aa14d1e"/>
    </style:style>
    <style:style style:name="T50" style:family="text">
      <style:text-properties style:font-name="標楷體1" officeooo:rsid="3aa21a49"/>
    </style:style>
    <style:style style:name="T51" style:family="text">
      <style:text-properties style:font-name="標楷體1" officeooo:rsid="3aa303e7"/>
    </style:style>
    <style:style style:name="T52" style:family="text">
      <style:text-properties style:font-name="標楷體1" officeooo:rsid="3aa2ae17"/>
    </style:style>
    <style:style style:name="T53" style:family="text">
      <style:text-properties style:font-name="標楷體1" officeooo:rsid="3a92a8ad"/>
    </style:style>
    <style:style style:name="T54" style:family="text">
      <style:text-properties style:font-name="標楷體1" officeooo:rsid="3aaad3c4"/>
    </style:style>
    <style:style style:name="T55" style:family="text">
      <style:text-properties style:font-name="標楷體1" officeooo:rsid="3aac9f9b"/>
    </style:style>
    <style:style style:name="T56" style:family="text">
      <style:text-properties style:font-name="標楷體1" officeooo:rsid="3aae1341"/>
    </style:style>
    <style:style style:name="T57" style:family="text">
      <style:text-properties style:font-name="標楷體1" officeooo:rsid="3ab03f03"/>
    </style:style>
    <style:style style:name="T58" style:family="text">
      <style:text-properties style:font-name="標楷體1" officeooo:rsid="3ab19f48"/>
    </style:style>
    <style:style style:name="T59" style:family="text">
      <style:text-properties style:font-name="標楷體1" officeooo:rsid="3ab7f9cc"/>
    </style:style>
    <style:style style:name="T60" style:family="text">
      <style:text-properties style:font-name="標楷體1" officeooo:rsid="3aba89f6"/>
    </style:style>
    <style:style style:name="T61" style:family="text">
      <style:text-properties style:font-name="標楷體1" officeooo:rsid="3abb9bdb"/>
    </style:style>
    <style:style style:name="T62" style:family="text">
      <style:text-properties style:font-name="標楷體1" officeooo:rsid="3abd750b"/>
    </style:style>
    <style:style style:name="T63" style:family="text">
      <style:text-properties style:font-name="標楷體1" officeooo:rsid="3abe6897"/>
    </style:style>
    <style:style style:name="T64" style:family="text">
      <style:text-properties style:font-name="標楷體1" officeooo:rsid="3abfa927"/>
    </style:style>
    <style:style style:name="T65" style:family="text">
      <style:text-properties style:font-name="標楷體1" officeooo:rsid="3ac0873c"/>
    </style:style>
    <style:style style:name="T66" style:family="text">
      <style:text-properties style:font-name="標楷體1" officeooo:rsid="3ac1d717"/>
    </style:style>
    <style:style style:name="T67" style:family="text">
      <style:text-properties style:font-name="標楷體1" style:font-name-asian="標楷體1"/>
    </style:style>
    <style:style style:name="T68" style:family="text">
      <style:text-properties style:font-name="標楷體1" officeooo:rsid="3ab9375e" style:font-name-asian="標楷體1"/>
    </style:style>
    <style:style style:name="T69" style:family="text">
      <style:text-properties style:font-name="標楷體1" officeooo:rsid="3abd750b" style:font-name-asian="標楷體1"/>
    </style:style>
    <style:style style:name="T70" style:family="text">
      <style:text-properties style:font-name="標楷體1" officeooo:rsid="3abe6897" style:font-name-asian="標楷體1"/>
    </style:style>
    <style:style style:name="T71" style:family="text">
      <style:text-properties style:font-name="標楷體1" style:font-name-asian="標楷體1" style:font-name-complex="Mangal"/>
    </style:style>
    <style:style style:name="T72" style:family="text">
      <style:text-properties style:font-name="標楷體1" officeooo:rsid="311693c9" style:font-name-asian="標楷體1" style:font-name-complex="Mangal"/>
    </style:style>
    <style:style style:name="T73" style:family="text">
      <style:text-properties style:font-name="標楷體1" officeooo:rsid="3184eaa8" style:font-name-asian="標楷體1" style:font-name-complex="Mangal"/>
    </style:style>
    <style:style style:name="T74" style:family="text">
      <style:text-properties style:font-name="標楷體1" officeooo:rsid="31851120" style:font-name-asian="標楷體1" style:font-name-complex="Mangal"/>
    </style:style>
    <style:style style:name="T75" style:family="text">
      <style:text-properties style:font-name="標楷體1" officeooo:rsid="31929c97" style:font-name-asian="標楷體1" style:font-name-complex="Mangal"/>
    </style:style>
    <style:style style:name="T76" style:family="text">
      <style:text-properties style:font-name="標楷體1" officeooo:rsid="3183eb3e" style:font-name-asian="標楷體1" style:font-name-complex="Mangal"/>
    </style:style>
    <style:style style:name="T77" style:family="text">
      <style:text-properties style:font-name="標楷體1" officeooo:rsid="3dd1076a" style:font-name-asian="標楷體1" style:font-name-complex="Mangal"/>
    </style:style>
    <style:style style:name="T78" style:family="text">
      <style:text-properties style:font-name="標楷體1" officeooo:rsid="3e1334ef" style:font-name-asian="標楷體1" style:font-name-complex="Mangal"/>
    </style:style>
    <style:style style:name="T79" style:family="text">
      <style:text-properties style:font-name="標楷體1" officeooo:rsid="3e28fbd9" style:font-name-asian="標楷體1" style:font-name-complex="Mangal"/>
    </style:style>
    <style:style style:name="T80" style:family="text">
      <style:text-properties style:font-name="標楷體1" officeooo:rsid="3e2d9773" style:font-name-asian="標楷體1" style:font-name-complex="Mangal"/>
    </style:style>
    <style:style style:name="T81" style:family="text">
      <style:text-properties style:font-name="標楷體1" officeooo:rsid="3e3662d6" style:font-name-asian="標楷體1" style:font-name-complex="Mangal"/>
    </style:style>
    <style:style style:name="T82" style:family="text">
      <style:text-properties style:font-name="標楷體1" officeooo:rsid="3e3eac8a" style:font-name-asian="標楷體1" style:font-name-complex="Mangal"/>
    </style:style>
    <style:style style:name="T83" style:family="text">
      <style:text-properties style:font-name="標楷體1" officeooo:rsid="3e451d97" style:font-name-asian="標楷體1" style:font-name-complex="Mangal"/>
    </style:style>
    <style:style style:name="T84" style:family="text">
      <style:text-properties style:font-name="標楷體1" officeooo:rsid="3e47067a" style:font-name-asian="標楷體1" style:font-name-complex="Mangal"/>
    </style:style>
    <style:style style:name="T85" style:family="text">
      <style:text-properties style:font-name="標楷體1" officeooo:rsid="3e4f6bb1" style:font-name-asian="標楷體1" style:font-name-complex="Mangal"/>
    </style:style>
    <style:style style:name="T86" style:family="text">
      <style:text-properties style:font-name="標楷體1" officeooo:rsid="31660dd1" style:font-name-asian="標楷體1" style:font-name-complex="Mangal"/>
    </style:style>
    <style:style style:name="T87" style:family="text">
      <style:text-properties style:font-name="標楷體1" officeooo:rsid="313b6bcd" style:font-name-asian="標楷體1" style:font-name-complex="Mangal"/>
    </style:style>
    <style:style style:name="T88" style:family="text">
      <style:text-properties style:font-name="標楷體1" officeooo:rsid="31607ae1" style:font-name-asian="標楷體1" style:font-name-complex="Mangal"/>
    </style:style>
    <style:style style:name="T89" style:family="text">
      <style:text-properties style:font-name="標楷體1" officeooo:rsid="318935c0" style:font-name-asian="標楷體1" style:font-name-complex="Mangal"/>
    </style:style>
    <style:style style:name="T90" style:family="text">
      <style:text-properties style:font-name="標楷體1" officeooo:rsid="3ef0080e" style:font-name-asian="標楷體1" style:font-name-complex="Mangal"/>
    </style:style>
    <style:style style:name="T91" style:family="text">
      <style:text-properties style:font-name="標楷體1" officeooo:rsid="3ef32e6f" style:font-name-asian="標楷體1" style:font-name-complex="Mangal"/>
    </style:style>
    <style:style style:name="T92" style:family="text">
      <style:text-properties style:font-name="標楷體1" officeooo:rsid="31626dc7" style:font-name-asian="標楷體1" style:font-name-complex="Mangal"/>
    </style:style>
    <style:style style:name="T93" style:family="text">
      <style:text-properties style:font-name="標楷體1" officeooo:rsid="3efebe02" style:font-name-asian="標楷體1" style:font-name-complex="Mangal"/>
    </style:style>
    <style:style style:name="T94" style:family="text">
      <style:text-properties style:font-name="標楷體1" officeooo:rsid="3f0292bf" style:font-name-asian="標楷體1" style:font-name-complex="Mangal"/>
    </style:style>
    <style:style style:name="T95" style:family="text">
      <style:text-properties style:font-name="標楷體1" officeooo:rsid="3f033135" style:font-name-asian="標楷體1" style:font-name-complex="Mangal"/>
    </style:style>
    <style:style style:name="T96" style:family="text">
      <style:text-properties style:font-name="標楷體1" officeooo:rsid="3f078621" style:font-name-asian="標楷體1" style:font-name-complex="Mangal"/>
    </style:style>
    <style:style style:name="T97" style:family="text">
      <style:text-properties style:font-name="標楷體1" officeooo:rsid="3f0b37b8" style:font-name-asian="標楷體1" style:font-name-complex="Mangal"/>
    </style:style>
    <style:style style:name="T98" style:family="text">
      <style:text-properties style:font-name="標楷體1" officeooo:rsid="3f0d20d4" style:font-name-asian="標楷體1" style:font-name-complex="Mangal"/>
    </style:style>
    <style:style style:name="T99" style:family="text">
      <style:text-properties style:font-name="標楷體1" officeooo:rsid="3f0ef6ae" style:font-name-asian="標楷體1" style:font-name-complex="Mangal"/>
    </style:style>
    <style:style style:name="T100" style:family="text">
      <style:text-properties style:font-name="標楷體1" officeooo:rsid="3f144344" style:font-name-asian="標楷體1" style:font-name-complex="Mangal"/>
    </style:style>
    <style:style style:name="T101" style:family="text">
      <style:text-properties style:font-name="標楷體1" officeooo:rsid="318e95f7" style:font-name-asian="標楷體1" style:font-name-complex="Mangal"/>
    </style:style>
    <style:style style:name="T102" style:family="text">
      <style:text-properties style:font-name="標楷體1" officeooo:rsid="3f2a3104" style:font-name-asian="標楷體1" style:font-name-complex="Mangal"/>
    </style:style>
    <style:style style:name="T103" style:family="text">
      <style:text-properties style:font-name="標楷體1" officeooo:rsid="3f334e2d" style:font-name-asian="標楷體1" style:font-name-complex="Mangal"/>
    </style:style>
    <style:style style:name="T104" style:family="text">
      <style:text-properties style:font-name="標楷體1" officeooo:rsid="3f4acbe8" style:font-name-asian="標楷體1" style:font-name-complex="Mangal"/>
    </style:style>
    <style:style style:name="T105" style:family="text">
      <style:text-properties style:font-name="標楷體1" officeooo:rsid="3f4cce7a" style:font-name-asian="標楷體1" style:font-name-complex="Mangal"/>
    </style:style>
    <style:style style:name="T106" style:family="text">
      <style:text-properties style:font-name="標楷體1" officeooo:rsid="3f5e0697" style:font-name-asian="標楷體1" style:font-name-complex="Mangal"/>
    </style:style>
    <style:style style:name="T107" style:family="text">
      <style:text-properties style:font-name="標楷體1" officeooo:rsid="3f61c525" style:font-name-asian="標楷體1" style:font-name-complex="Mangal"/>
    </style:style>
    <style:style style:name="T108" style:family="text">
      <style:text-properties style:font-name="標楷體1" officeooo:rsid="3f625e99" style:font-name-asian="標楷體1" style:font-name-complex="Mangal"/>
    </style:style>
    <style:style style:name="T109" style:family="text">
      <style:text-properties style:font-name="標楷體1" officeooo:rsid="3f634613" style:font-name-asian="標楷體1" style:font-name-complex="Mangal"/>
    </style:style>
    <style:style style:name="T110" style:family="text">
      <style:text-properties style:font-name="標楷體1" officeooo:rsid="3f715a33" style:font-name-asian="標楷體1" style:font-name-complex="Mangal"/>
    </style:style>
    <style:style style:name="T111" style:family="text">
      <style:text-properties style:font-name="標楷體1" officeooo:rsid="3f734351" style:font-name-asian="標楷體1" style:font-name-complex="Mangal"/>
    </style:style>
    <style:style style:name="T112" style:family="text">
      <style:text-properties style:font-name="標楷體1" officeooo:rsid="3f748c92" style:font-name-asian="標楷體1" style:font-name-complex="Mangal"/>
    </style:style>
    <style:style style:name="T113" style:family="text">
      <style:text-properties style:font-name="標楷體1" officeooo:rsid="3f906044" style:font-name-asian="標楷體1" style:font-name-complex="Mangal"/>
    </style:style>
    <style:style style:name="T114" style:family="text">
      <style:text-properties style:font-name="標楷體1" officeooo:rsid="3fa13251" style:font-name-asian="標楷體1" style:font-name-complex="Mangal"/>
    </style:style>
    <style:style style:name="T115" style:family="text">
      <style:text-properties style:font-name="標楷體1" officeooo:rsid="3fa9fccd" style:font-name-asian="標楷體1" style:font-name-complex="Mangal"/>
    </style:style>
    <style:style style:name="T116" style:family="text">
      <style:text-properties style:font-name="標楷體1" officeooo:rsid="3fabafc6" style:font-name-asian="標楷體1" style:font-name-complex="Mangal"/>
    </style:style>
    <style:style style:name="T117" style:family="text">
      <style:text-properties style:font-name="標楷體1" officeooo:rsid="3fb0f238" style:font-name-asian="標楷體1" style:font-name-complex="Mangal"/>
    </style:style>
    <style:style style:name="T118" style:family="text">
      <style:text-properties style:font-name="標楷體1" officeooo:rsid="3fc2b01b" style:font-name-asian="標楷體1" style:font-name-complex="Mangal"/>
    </style:style>
    <style:style style:name="T119" style:family="text">
      <style:text-properties style:font-name="標楷體1" officeooo:rsid="3fc57d5a" style:font-name-asian="標楷體1" style:font-name-complex="Mangal"/>
    </style:style>
    <style:style style:name="T120" style:family="text">
      <style:text-properties style:font-name="標楷體1" officeooo:rsid="3fc65f6f" style:font-name-asian="標楷體1" style:font-name-complex="Mangal"/>
    </style:style>
    <style:style style:name="T121" style:family="text">
      <style:text-properties style:font-name="標楷體1" officeooo:rsid="3fc8366e" style:font-name-asian="標楷體1" style:font-name-complex="Mangal"/>
    </style:style>
    <style:style style:name="T122" style:family="text">
      <style:text-properties style:font-name="標楷體1" officeooo:rsid="3fc8858b" style:font-name-asian="標楷體1" style:font-name-complex="Mangal"/>
    </style:style>
    <style:style style:name="T123" style:family="text">
      <style:text-properties style:font-name="標楷體1" officeooo:rsid="3fc96ae7" style:font-name-asian="標楷體1" style:font-name-complex="Mangal"/>
    </style:style>
    <style:style style:name="T124" style:family="text">
      <style:text-properties style:font-name="標楷體1" officeooo:rsid="3fcc6e13" style:font-name-asian="標楷體1" style:font-name-complex="Mangal"/>
    </style:style>
    <style:style style:name="T125" style:family="text">
      <style:text-properties style:font-name="標楷體1" officeooo:rsid="3fce3621" style:font-name-asian="標楷體1" style:font-name-complex="Mangal"/>
    </style:style>
    <style:style style:name="T126" style:family="text">
      <style:text-properties style:font-name="標楷體1" officeooo:rsid="3fd5bd64" style:font-name-asian="標楷體1" style:font-name-complex="Mangal"/>
    </style:style>
    <style:style style:name="T127" style:family="text">
      <style:text-properties style:font-name="標楷體1" officeooo:rsid="3fd91a2e" style:font-name-asian="標楷體1" style:font-name-complex="Mangal"/>
    </style:style>
    <style:style style:name="T128" style:family="text">
      <style:text-properties style:font-name="標楷體1" officeooo:rsid="3fde0984" style:font-name-asian="標楷體1" style:font-name-complex="Mangal"/>
    </style:style>
    <style:style style:name="T129" style:family="text">
      <style:text-properties style:font-name="標楷體1" officeooo:rsid="3fe9422a" style:font-name-asian="標楷體1" style:font-name-complex="Mangal"/>
    </style:style>
    <style:style style:name="T130" style:family="text">
      <style:text-properties style:font-name="標楷體1" officeooo:rsid="3ffb4fca" style:font-name-asian="標楷體1" style:font-name-complex="Mangal"/>
    </style:style>
    <style:style style:name="T131" style:family="text">
      <style:text-properties style:font-name="標楷體1" officeooo:rsid="400a4f04" style:font-name-asian="標楷體1" style:font-name-complex="Mangal"/>
    </style:style>
    <style:style style:name="T132" style:family="text">
      <style:text-properties style:font-name="標楷體1" officeooo:rsid="400c3022" style:font-name-asian="標楷體1" style:font-name-complex="Mangal"/>
    </style:style>
    <style:style style:name="T133" style:family="text">
      <style:text-properties style:font-name="標楷體1" officeooo:rsid="400d6c25" style:font-name-asian="標楷體1" style:font-name-complex="Mangal"/>
    </style:style>
    <style:style style:name="T134" style:family="text">
      <style:text-properties style:font-name="標楷體1" officeooo:rsid="400f1705" style:font-name-asian="標楷體1" style:font-name-complex="Mangal"/>
    </style:style>
    <style:style style:name="T135" style:family="text">
      <style:text-properties style:font-name="標楷體1" officeooo:rsid="401455e3" style:font-name-asian="標楷體1" style:font-name-complex="Mangal"/>
    </style:style>
    <style:style style:name="T136" style:family="text">
      <style:text-properties style:font-name="標楷體1" officeooo:rsid="40192aa7" style:font-name-asian="標楷體1" style:font-name-complex="Mangal"/>
    </style:style>
    <style:style style:name="T137" style:family="text">
      <style:text-properties style:font-name="標楷體1" officeooo:rsid="401f2614" style:font-name-asian="標楷體1" style:font-name-complex="Mangal"/>
    </style:style>
    <style:style style:name="T138" style:family="text">
      <style:text-properties style:font-name="標楷體1" officeooo:rsid="402292f5" style:font-name-asian="標楷體1" style:font-name-complex="Mangal"/>
    </style:style>
    <style:style style:name="T139" style:family="text">
      <style:text-properties style:font-name="標楷體1" officeooo:rsid="40232a14" style:font-name-asian="標楷體1" style:font-name-complex="Mangal"/>
    </style:style>
    <style:style style:name="T140" style:family="text">
      <style:text-properties style:font-name="標楷體1" officeooo:rsid="3aeada58" style:font-name-asian="標楷體1" style:font-name-complex="Mangal"/>
    </style:style>
    <style:style style:name="T141" style:family="text">
      <style:text-properties style:font-name="標楷體1" officeooo:rsid="40398a21" style:font-name-asian="標楷體1" style:font-name-complex="Mangal"/>
    </style:style>
    <style:style style:name="T142" style:family="text">
      <style:text-properties style:font-name="標楷體1" officeooo:rsid="400c62a8" style:font-name-asian="標楷體1" style:font-name-complex="Mangal"/>
    </style:style>
    <style:style style:name="T143" style:family="text">
      <style:text-properties style:font-name="標楷體1" officeooo:rsid="40043bb7" style:font-name-asian="標楷體1" style:font-name-complex="Mangal"/>
    </style:style>
    <style:style style:name="T144" style:family="text">
      <style:text-properties style:font-name="標楷體1" officeooo:rsid="40212b59" style:font-name-asian="標楷體1" style:font-name-complex="Mangal"/>
    </style:style>
    <style:style style:name="T145" style:family="text">
      <style:text-properties style:font-name="標楷體1" officeooo:rsid="40b5d3c6" style:font-name-asian="標楷體1" style:font-name-complex="Mangal"/>
    </style:style>
    <style:style style:name="T146" style:family="text">
      <style:text-properties style:font-name="標楷體1" officeooo:rsid="40929bd2" style:font-name-asian="標楷體1" style:font-name-complex="Mangal"/>
    </style:style>
    <style:style style:name="T147" style:family="text">
      <style:text-properties style:font-name="標楷體1" officeooo:rsid="40c932b3" style:font-name-asian="標楷體1" style:font-name-complex="Mangal"/>
    </style:style>
    <style:style style:name="T148" style:family="text">
      <style:text-properties style:font-name="標楷體1" officeooo:rsid="4065b7e6" style:font-name-asian="標楷體1" style:font-name-complex="Mangal"/>
    </style:style>
    <style:style style:name="T149" style:family="text">
      <style:text-properties style:font-name="標楷體1" officeooo:rsid="401b98b0" style:font-name-asian="標楷體1" style:font-name-complex="Mangal"/>
    </style:style>
    <style:style style:name="T150" style:family="text">
      <style:text-properties style:font-name="標楷體1" officeooo:rsid="40ec21d5" style:font-name-asian="標楷體1" style:font-name-complex="Mangal"/>
    </style:style>
    <style:style style:name="T151" style:family="text">
      <style:text-properties style:font-name="標楷體1" officeooo:rsid="41108fb8" style:font-name-asian="標楷體1" style:font-name-complex="Mangal"/>
    </style:style>
    <style:style style:name="T152" style:family="text">
      <style:text-properties style:font-name="標楷體1" officeooo:rsid="411937c2" style:font-name-asian="標楷體1" style:font-name-complex="Mangal"/>
    </style:style>
    <style:style style:name="T153" style:family="text">
      <style:text-properties style:font-name="標楷體1" officeooo:rsid="41471c51" style:font-name-asian="標楷體1" style:font-name-complex="Mangal"/>
    </style:style>
    <style:style style:name="T154" style:family="text">
      <style:text-properties style:font-name="標楷體1" officeooo:rsid="415ef108" style:font-name-asian="標楷體1" style:font-name-complex="Mangal"/>
    </style:style>
    <style:style style:name="T155" style:family="text">
      <style:text-properties style:font-name="標楷體1" officeooo:rsid="416192dd" style:font-name-asian="標楷體1" style:font-name-complex="Mangal"/>
    </style:style>
    <style:style style:name="T156" style:family="text">
      <style:text-properties style:font-name="標楷體1" officeooo:rsid="41318fcf" style:font-name-asian="標楷體1" style:font-name-complex="Mangal"/>
    </style:style>
    <style:style style:name="T157" style:family="text">
      <style:text-properties style:font-name="標楷體1" officeooo:rsid="24ffe503" style:font-name-asian="標楷體1"/>
    </style:style>
    <style:style style:name="T158" style:family="text">
      <style:text-properties style:font-name="標楷體1" officeooo:rsid="3afe0da0" style:font-name-asian="標楷體1"/>
    </style:style>
    <style:style style:name="T159" style:family="text">
      <style:text-properties style:font-name="標楷體1" officeooo:rsid="3afd9d17" style:font-name-asian="標楷體1"/>
    </style:style>
    <style:style style:name="T160" style:family="text">
      <style:text-properties style:font-name="標楷體1" officeooo:rsid="3affdca3" style:font-name-asian="標楷體1"/>
    </style:style>
    <style:style style:name="T161" style:family="text">
      <style:text-properties style:font-name="標楷體1" officeooo:rsid="3b03736b" style:font-name-asian="標楷體1"/>
    </style:style>
    <style:style style:name="T162" style:family="text">
      <style:text-properties style:font-name="標楷體1" officeooo:rsid="3b149bb4" style:font-name-asian="標楷體1"/>
    </style:style>
    <style:style style:name="T163" style:family="text">
      <style:text-properties style:font-name="標楷體1" style:font-name-asian="標楷體1" style:font-name-complex="標楷體"/>
    </style:style>
    <style:style style:name="T164" style:family="text">
      <style:text-properties style:font-name="標楷體1" officeooo:rsid="3b2e013a" style:font-name-asian="標楷體1" style:font-name-complex="標楷體"/>
    </style:style>
    <style:style style:name="T165" style:family="text">
      <style:text-properties style:font-name="標楷體1" officeooo:rsid="3b283ca3" style:font-name-asian="標楷體1" style:font-name-complex="標楷體"/>
    </style:style>
    <style:style style:name="T166" style:family="text">
      <style:text-properties style:font-name="標楷體1" officeooo:rsid="3b63e654" style:font-name-asian="標楷體1" style:font-name-complex="標楷體"/>
    </style:style>
    <style:style style:name="T167" style:family="text">
      <style:text-properties style:font-name="標楷體1" officeooo:rsid="3b6a95a7" style:font-name-asian="標楷體1" style:font-name-complex="標楷體"/>
    </style:style>
    <style:style style:name="T168" style:family="text">
      <style:text-properties style:font-name="標楷體1" officeooo:rsid="3b6ba9fa" style:font-name-asian="標楷體1" style:font-name-complex="標楷體"/>
    </style:style>
    <style:style style:name="T169" style:family="text">
      <style:text-properties style:font-name="標楷體1" officeooo:rsid="3b6d3dfe" style:font-name-asian="標楷體1" style:font-name-complex="標楷體"/>
    </style:style>
    <style:style style:name="T170" style:family="text">
      <style:text-properties style:font-name="標楷體1" officeooo:rsid="3c2bb0d3" style:font-name-asian="標楷體1" style:font-name-complex="標楷體"/>
    </style:style>
    <style:style style:name="T171" style:family="text">
      <style:text-properties style:font-name="標楷體1" officeooo:rsid="3c3d4fd9" style:font-name-asian="標楷體1" style:font-name-complex="標楷體"/>
    </style:style>
    <style:style style:name="T172" style:family="text">
      <style:text-properties style:font-name="標楷體1" officeooo:rsid="311693c9" style:font-name-asian="標楷體1" style:font-name-complex="標楷體"/>
    </style:style>
    <style:style style:name="T173" style:family="text">
      <style:text-properties style:font-name="標楷體1" officeooo:rsid="3a6f2a12" style:font-name-asian="標楷體1" style:font-name-complex="標楷體"/>
    </style:style>
    <style:style style:name="T174" style:family="text">
      <style:text-properties style:font-name="標楷體1" officeooo:rsid="3a880cd2" style:font-name-asian="標楷體1" style:font-name-complex="標楷體"/>
    </style:style>
    <style:style style:name="T175" style:family="text">
      <style:text-properties style:font-name="標楷體1" officeooo:rsid="3cb60032" style:font-name-asian="標楷體1" style:font-name-complex="標楷體"/>
    </style:style>
    <style:style style:name="T176" style:family="text">
      <style:text-properties style:font-name="標楷體1" officeooo:rsid="3b1e5b7d" style:font-name-asian="標楷體1" style:font-name-complex="標楷體"/>
    </style:style>
    <style:style style:name="T177" style:family="text">
      <style:text-properties style:font-name="標楷體1" officeooo:rsid="3a611186" style:font-name-asian="標楷體1" style:font-name-complex="標楷體"/>
    </style:style>
    <style:style style:name="T178" style:family="text">
      <style:text-properties style:font-name="標楷體1" officeooo:rsid="3e727caf" style:font-name-asian="標楷體1" style:font-name-complex="標楷體"/>
    </style:style>
    <style:style style:name="T179" style:family="text">
      <style:text-properties style:font-name="標楷體1" officeooo:rsid="3a5cb77b" style:font-name-asian="標楷體1" style:font-name-complex="標楷體"/>
    </style:style>
    <style:style style:name="T180" style:family="text">
      <style:text-properties style:font-name="標楷體1" officeooo:rsid="4006a40c" style:font-name-asian="標楷體1" style:font-name-complex="標楷體"/>
    </style:style>
    <style:style style:name="T181" style:family="text">
      <style:text-properties style:font-name="標楷體1" officeooo:rsid="4009235b" style:font-name-asian="標楷體1" style:font-name-complex="標楷體"/>
    </style:style>
    <style:style style:name="T182" style:family="text">
      <style:text-properties style:font-name="標楷體1" officeooo:rsid="400a4f04" style:font-name-asian="標楷體1" style:font-name-complex="標楷體"/>
    </style:style>
    <style:style style:name="T183" style:family="text">
      <style:text-properties style:font-name="標楷體1" officeooo:rsid="400c62a8" style:font-name-asian="標楷體1" style:font-name-complex="標楷體"/>
    </style:style>
    <style:style style:name="T184" style:family="text">
      <style:text-properties style:font-name="標楷體1" officeooo:rsid="400f1705" style:font-name-asian="標楷體1" style:font-name-complex="標楷體"/>
    </style:style>
    <style:style style:name="T185" style:family="text">
      <style:text-properties style:font-name="標楷體1" officeooo:rsid="401455e3" style:font-name-asian="標楷體1" style:font-name-complex="標楷體"/>
    </style:style>
    <style:style style:name="T186" style:family="text">
      <style:text-properties style:font-name="標楷體1" officeooo:rsid="3a87bcbc" style:font-name-asian="標楷體1" style:font-name-complex="標楷體"/>
    </style:style>
    <style:style style:name="T187" style:family="text">
      <style:text-properties style:font-name="標楷體1" officeooo:rsid="40212b59" style:font-name-asian="標楷體1" style:font-name-complex="標楷體"/>
    </style:style>
    <style:style style:name="T188" style:family="text">
      <style:text-properties style:font-name="標楷體1" officeooo:rsid="402292f5" style:font-name-asian="標楷體1" style:font-name-complex="標楷體"/>
    </style:style>
    <style:style style:name="T189" style:family="text">
      <style:text-properties style:font-name="標楷體1" officeooo:rsid="3a8a95fc" style:font-name-asian="標楷體1" style:font-name-complex="標楷體"/>
    </style:style>
    <style:style style:name="T190" style:family="text">
      <style:text-properties style:font-name="標楷體1" officeooo:rsid="4004bbe0" style:font-name-asian="標楷體1" style:font-name-complex="標楷體"/>
    </style:style>
    <style:style style:name="T191" style:family="text">
      <style:text-properties style:font-name="標楷體1" officeooo:rsid="31969c20" style:font-name-asian="標楷體1" style:font-name-complex="標楷體"/>
    </style:style>
    <style:style style:name="T192" style:family="text">
      <style:text-properties style:font-name="標楷體1" officeooo:rsid="3d208291" style:font-name-asian="標楷體1" style:font-name-complex="標楷體"/>
    </style:style>
    <style:style style:name="T193" style:family="text">
      <style:text-properties style:font-name="標楷體1" officeooo:rsid="40e0957d" style:font-name-asian="標楷體1" style:font-name-complex="標楷體"/>
    </style:style>
    <style:style style:name="T194" style:family="text">
      <style:text-properties style:font-name="標楷體1" officeooo:rsid="3d855c56" style:font-name-asian="標楷體1" style:font-name-complex="標楷體"/>
    </style:style>
    <style:style style:name="T195" style:family="text">
      <style:text-properties style:font-name="標楷體1" officeooo:rsid="40e664f8" style:font-name-asian="標楷體1" style:font-name-complex="標楷體"/>
    </style:style>
    <style:style style:name="T196" style:family="text">
      <style:text-properties style:font-name="標楷體1" officeooo:rsid="40e81951" style:font-name-asian="標楷體1" style:font-name-complex="標楷體"/>
    </style:style>
    <style:style style:name="T197" style:family="text">
      <style:text-properties style:font-name="標楷體1" officeooo:rsid="3b03178f" style:font-name-asian="標楷體1" style:font-name-complex="標楷體"/>
    </style:style>
    <style:style style:name="T198" style:family="text">
      <style:text-properties style:font-name="標楷體1" officeooo:rsid="3dc1ce55" style:font-name-asian="標楷體1" style:font-name-complex="標楷體"/>
    </style:style>
    <style:style style:name="T199" style:family="text">
      <style:text-properties style:font-name="標楷體1" officeooo:rsid="3d4e8da6" style:font-name-asian="標楷體1" style:font-name-complex="標楷體"/>
    </style:style>
    <style:style style:name="T200" style:family="text">
      <style:text-properties style:font-name="標楷體1" officeooo:rsid="40fa3d2c" style:font-name-asian="標楷體1" style:font-name-complex="標楷體"/>
    </style:style>
    <style:style style:name="T201" style:family="text">
      <style:text-properties style:font-name="標楷體1" officeooo:rsid="3e580675" style:font-name-asian="標楷體1" style:font-name-complex="標楷體"/>
    </style:style>
    <style:style style:name="T202" style:family="text">
      <style:text-properties style:font-name="標楷體1" officeooo:rsid="3afd9d17" style:font-name-asian="標楷體1" style:font-name-complex="標楷體"/>
    </style:style>
    <style:style style:name="T203" style:family="text">
      <style:text-properties style:font-name="標楷體1" officeooo:rsid="41100549" style:font-name-asian="標楷體1" style:font-name-complex="標楷體"/>
    </style:style>
    <style:style style:name="T204" style:family="text">
      <style:text-properties style:font-name="標楷體1" officeooo:rsid="3b049f57" style:font-name-asian="標楷體1"/>
    </style:style>
    <style:style style:name="T205" style:family="text">
      <style:text-properties style:font-name="標楷體1" officeooo:rsid="3b1dbd26" style:font-name-asian="標楷體1"/>
    </style:style>
    <style:style style:name="T206" style:family="text">
      <style:text-properties style:font-name="標楷體1" officeooo:rsid="3b63e654" style:font-name-asian="標楷體1"/>
    </style:style>
    <style:style style:name="T207" style:family="text">
      <style:text-properties style:font-name="標楷體1" officeooo:rsid="3b4abc4d" style:font-name-asian="標楷體1"/>
    </style:style>
    <style:style style:name="T208" style:family="text">
      <style:text-properties style:font-name="標楷體1" officeooo:rsid="3b70a23c" style:font-name-asian="標楷體1"/>
    </style:style>
    <style:style style:name="T209" style:family="text">
      <style:text-properties style:font-name="標楷體1" officeooo:rsid="3b79d474" style:font-name-asian="標楷體1"/>
    </style:style>
    <style:style style:name="T210" style:family="text">
      <style:text-properties style:font-name="標楷體1" officeooo:rsid="3b86e606" style:font-name-asian="標楷體1"/>
    </style:style>
    <style:style style:name="T211" style:family="text">
      <style:text-properties style:font-name="標楷體1" officeooo:rsid="3b89698a" style:font-name-asian="標楷體1"/>
    </style:style>
    <style:style style:name="T212" style:family="text">
      <style:text-properties style:font-name="標楷體1" officeooo:rsid="3b8a95aa" style:font-name-asian="標楷體1"/>
    </style:style>
    <style:style style:name="T213" style:family="text">
      <style:text-properties style:font-name="標楷體1" officeooo:rsid="3b8c431c" style:font-name-asian="標楷體1"/>
    </style:style>
    <style:style style:name="T214" style:family="text">
      <style:text-properties style:font-name="標楷體1" officeooo:rsid="3b828fb2" style:font-name-asian="標楷體1"/>
    </style:style>
    <style:style style:name="T215" style:family="text">
      <style:text-properties style:font-name="標楷體1" officeooo:rsid="3b7febdc" style:font-name-asian="標楷體1"/>
    </style:style>
    <style:style style:name="T216" style:family="text">
      <style:text-properties style:font-name="標楷體1" officeooo:rsid="3b99cfa2" style:font-name-asian="標楷體1"/>
    </style:style>
    <style:style style:name="T217" style:family="text">
      <style:text-properties style:font-name="標楷體1" officeooo:rsid="3ba6ad2c" style:font-name-asian="標楷體1"/>
    </style:style>
    <style:style style:name="T218" style:family="text">
      <style:text-properties style:font-name="標楷體1" officeooo:rsid="3ba8a4f0" style:font-name-asian="標楷體1"/>
    </style:style>
    <style:style style:name="T219" style:family="text">
      <style:text-properties style:font-name="標楷體1" officeooo:rsid="3baec98c" style:font-name-asian="標楷體1"/>
    </style:style>
    <style:style style:name="T220" style:family="text">
      <style:text-properties style:font-name="標楷體1" officeooo:rsid="3b7dd7d6" style:font-name-asian="標楷體1"/>
    </style:style>
    <style:style style:name="T221" style:family="text">
      <style:text-properties style:font-name="標楷體1" officeooo:rsid="3babd7fd" style:font-name-asian="標楷體1"/>
    </style:style>
    <style:style style:name="T222" style:family="text">
      <style:text-properties style:font-name="標楷體1" officeooo:rsid="3b2f5919" style:font-name-asian="標楷體1"/>
    </style:style>
    <style:style style:name="T223" style:family="text">
      <style:text-properties style:font-name="標楷體1" officeooo:rsid="3c0235fe" style:font-name-asian="標楷體1"/>
    </style:style>
    <style:style style:name="T224" style:family="text">
      <style:text-properties style:font-name="標楷體1" officeooo:rsid="3b4bf034" style:font-name-asian="標楷體1"/>
    </style:style>
    <style:style style:name="T225" style:family="text">
      <style:text-properties style:font-name="標楷體1" officeooo:rsid="3b283ca3" style:font-name-asian="標楷體1"/>
    </style:style>
    <style:style style:name="T226" style:family="text">
      <style:text-properties style:font-name="標楷體1" officeooo:rsid="3c0b52dd" style:font-name-asian="標楷體1"/>
    </style:style>
    <style:style style:name="T227" style:family="text">
      <style:text-properties style:font-name="標楷體1" officeooo:rsid="3b1e5b7d" style:font-name-asian="標楷體1"/>
    </style:style>
    <style:style style:name="T228" style:family="text">
      <style:text-properties style:font-name="標楷體1" officeooo:rsid="3c104b44" style:font-name-asian="標楷體1"/>
    </style:style>
    <style:style style:name="T229" style:family="text">
      <style:text-properties style:font-name="標楷體1" officeooo:rsid="3c127108" style:font-name-asian="標楷體1"/>
    </style:style>
    <style:style style:name="T230" style:family="text">
      <style:text-properties style:font-name="標楷體1" officeooo:rsid="3c24829e" style:font-name-asian="標楷體1"/>
    </style:style>
    <style:style style:name="T231" style:family="text">
      <style:text-properties style:font-name="標楷體1" officeooo:rsid="3c465e72" style:font-name-asian="標楷體1"/>
    </style:style>
    <style:style style:name="T232" style:family="text">
      <style:text-properties style:font-name="標楷體1" officeooo:rsid="3c7f7cd7" style:font-name-asian="標楷體1"/>
    </style:style>
    <style:style style:name="T233" style:family="text">
      <style:text-properties style:font-name="標楷體1" officeooo:rsid="3c858bed" style:font-name-asian="標楷體1"/>
    </style:style>
    <style:style style:name="T234" style:family="text">
      <style:text-properties style:font-name="標楷體1" officeooo:rsid="3c91781e" style:font-name-asian="標楷體1"/>
    </style:style>
    <style:style style:name="T235" style:family="text">
      <style:text-properties style:font-name="標楷體1" officeooo:rsid="3c921f58" style:font-name-asian="標楷體1"/>
    </style:style>
    <style:style style:name="T236" style:family="text">
      <style:text-properties style:font-name="標楷體1" officeooo:rsid="3c94ca02" style:font-name-asian="標楷體1"/>
    </style:style>
    <style:style style:name="T237" style:family="text">
      <style:text-properties style:font-name="標楷體1" officeooo:rsid="3b2e013a" style:font-name-asian="標楷體1"/>
    </style:style>
    <style:style style:name="T238" style:family="text">
      <style:text-properties style:font-name="標楷體1" officeooo:rsid="3c0a032e" style:font-name-asian="標楷體1"/>
    </style:style>
    <style:style style:name="T239" style:family="text">
      <style:text-properties style:font-name="標楷體1" officeooo:rsid="3c2bb0d3" style:font-name-asian="標楷體1" style:text-emphasize="circle above" style:text-overline-style="solid" style:text-overline-width="auto" style:text-overline-color="font-color"/>
    </style:style>
    <style:style style:name="T240" style:family="text">
      <style:text-properties style:font-name="標楷體1" officeooo:rsid="3c2bb0d3" style:font-name-asian="標楷體1"/>
    </style:style>
    <style:style style:name="T241" style:family="text">
      <style:text-properties style:font-name="標楷體1" officeooo:rsid="3b4bf034" style:font-name-asian="標楷體1" style:text-overline-style="none" style:text-overline-color="font-color"/>
    </style:style>
    <style:style style:name="T242" style:family="text">
      <style:text-properties style:font-name="標楷體1" officeooo:rsid="3c39039f" style:font-name-asian="標楷體1"/>
    </style:style>
    <style:style style:name="T243" style:family="text">
      <style:text-properties style:font-name="標楷體1" officeooo:rsid="3c397a2a" style:font-name-asian="標楷體1"/>
    </style:style>
    <style:style style:name="T244" style:family="text">
      <style:text-properties style:font-name="標楷體1" officeooo:rsid="3c6f90a9" style:font-name-asian="標楷體1"/>
    </style:style>
    <style:style style:name="T245" style:family="text">
      <style:text-properties style:font-name="標楷體1" officeooo:rsid="3cb60032" style:font-name-asian="標楷體1"/>
    </style:style>
    <style:style style:name="T246" style:family="text">
      <style:text-properties style:font-name="標楷體1" officeooo:rsid="3cbe247e" style:font-name-asian="標楷體1"/>
    </style:style>
    <style:style style:name="T247" style:family="text">
      <style:text-properties style:font-name="標楷體1" officeooo:rsid="3cc09f00" style:font-name-asian="標楷體1"/>
    </style:style>
    <style:style style:name="T248" style:family="text">
      <style:text-properties style:font-name="標楷體1" officeooo:rsid="3cc7f34e" style:font-name-asian="標楷體1"/>
    </style:style>
    <style:style style:name="T249" style:family="text">
      <style:text-properties style:font-name="標楷體1" officeooo:rsid="3d09cdb3" style:font-name-asian="標楷體1"/>
    </style:style>
    <style:style style:name="T250" style:family="text">
      <style:text-properties style:font-name="標楷體1" officeooo:rsid="3d364cb1" style:font-name-asian="標楷體1"/>
    </style:style>
    <style:style style:name="T251" style:family="text">
      <style:text-properties style:font-name="標楷體1" officeooo:rsid="3d37abdf" style:font-name-asian="標楷體1"/>
    </style:style>
    <style:style style:name="T252" style:family="text">
      <style:text-properties style:font-name="標楷體1" officeooo:rsid="3d38ab59" style:font-name-asian="標楷體1"/>
    </style:style>
    <style:style style:name="T253" style:family="text">
      <style:text-properties style:font-name="標楷體1" officeooo:rsid="3d3d15bf" style:font-name-asian="標楷體1"/>
    </style:style>
    <style:style style:name="T254" style:family="text">
      <style:text-properties style:font-name="標楷體1" officeooo:rsid="311693c9" style:font-name-asian="標楷體1"/>
    </style:style>
    <style:style style:name="T255" style:family="text">
      <style:text-properties style:font-name="標楷體1" officeooo:rsid="3dd1076a" style:font-name-asian="標楷體1"/>
    </style:style>
    <style:style style:name="T256" style:family="text">
      <style:text-properties style:font-name="標楷體1" officeooo:rsid="3de119a5" style:font-name-asian="標楷體1"/>
    </style:style>
    <style:style style:name="T257" style:family="text">
      <style:text-properties style:font-name="標楷體1" officeooo:rsid="3de257de" style:font-name-asian="標楷體1"/>
    </style:style>
    <style:style style:name="T258" style:family="text">
      <style:text-properties style:font-name="標楷體1" officeooo:rsid="3a611186" style:font-name-asian="標楷體1"/>
    </style:style>
    <style:style style:name="T259" style:family="text">
      <style:text-properties style:font-name="標楷體1" officeooo:rsid="3e05c270" style:font-name-asian="標楷體1"/>
    </style:style>
    <style:style style:name="T260" style:family="text">
      <style:text-properties style:font-name="標楷體1" officeooo:rsid="3e1d313d" style:font-name-asian="標楷體1"/>
    </style:style>
    <style:style style:name="T261" style:family="text">
      <style:text-properties style:font-name="標楷體1" officeooo:rsid="3e2473a7" style:font-name-asian="標楷體1"/>
    </style:style>
    <style:style style:name="T262" style:family="text">
      <style:text-properties style:font-name="標楷體1" officeooo:rsid="3e2b3178" style:font-name-asian="標楷體1"/>
    </style:style>
    <style:style style:name="T263" style:family="text">
      <style:text-properties style:font-name="標楷體1" style:font-name-asian="標楷體1" style:font-name-complex="Liberation Serif"/>
    </style:style>
    <style:style style:name="T264" style:family="text">
      <style:text-properties style:font-name="標楷體1" officeooo:rsid="311693c9" style:font-name-asian="標楷體1" style:font-name-complex="Liberation Serif"/>
    </style:style>
    <style:style style:name="T265" style:family="text">
      <style:text-properties style:font-name="標楷體1" officeooo:rsid="3e3eac8a" style:font-name-asian="標楷體1" style:font-name-complex="Liberation Serif"/>
    </style:style>
    <style:style style:name="T266" style:family="text">
      <style:text-properties style:font-name="標楷體1" officeooo:rsid="3e2473a7" style:font-name-asian="標楷體1" style:font-name-complex="Liberation Serif"/>
    </style:style>
    <style:style style:name="T267" style:family="text">
      <style:text-properties style:font-name="標楷體1" officeooo:rsid="3e4362f4" style:font-name-asian="標楷體1" style:font-name-complex="Liberation Serif"/>
    </style:style>
    <style:style style:name="T268" style:family="text">
      <style:text-properties style:font-name="標楷體1" officeooo:rsid="3e437bbf" style:font-name-asian="標楷體1" style:font-name-complex="Liberation Serif"/>
    </style:style>
    <style:style style:name="T269" style:family="text">
      <style:text-properties style:font-name="標楷體1" officeooo:rsid="3e451d97" style:font-name-asian="標楷體1" style:font-name-complex="Liberation Serif"/>
    </style:style>
    <style:style style:name="T270" style:family="text">
      <style:text-properties style:font-name="標楷體1" officeooo:rsid="3e47067a" style:font-name-asian="標楷體1" style:font-name-complex="Liberation Serif"/>
    </style:style>
    <style:style style:name="T271" style:family="text">
      <style:text-properties style:font-name="標楷體1" officeooo:rsid="3b1e5b7d" style:font-name-asian="標楷體1" style:font-name-complex="Liberation Serif"/>
    </style:style>
    <style:style style:name="T272" style:family="text">
      <style:text-properties style:font-name="標楷體1" officeooo:rsid="3f915047" style:font-name-asian="標楷體1" style:font-name-complex="Liberation Serif"/>
    </style:style>
    <style:style style:name="T273" style:family="text">
      <style:text-properties style:font-name="標楷體1" officeooo:rsid="3de95bc5" style:font-name-asian="標楷體1" style:font-name-complex="Liberation Serif"/>
    </style:style>
    <style:style style:name="T274" style:family="text">
      <style:text-properties style:font-name="標楷體1" officeooo:rsid="3efebe02" style:font-name-asian="標楷體1" style:font-name-complex="Liberation Serif"/>
    </style:style>
    <style:style style:name="T275" style:family="text">
      <style:text-properties style:font-name="標楷體1" officeooo:rsid="3e4f03c5" style:font-name-asian="標楷體1"/>
    </style:style>
    <style:style style:name="T276" style:family="text">
      <style:text-properties style:font-name="標楷體1" officeooo:rsid="3a880cd2" style:font-name-asian="標楷體1"/>
    </style:style>
    <style:style style:name="T277" style:family="text">
      <style:text-properties style:font-name="標楷體1" officeooo:rsid="3a90ba4d" style:font-name-asian="標楷體1"/>
    </style:style>
    <style:style style:name="T278" style:family="text">
      <style:text-properties style:font-name="標楷體1" officeooo:rsid="3f5e0697" style:font-name-asian="標楷體1"/>
    </style:style>
    <style:style style:name="T279" style:family="text">
      <style:text-properties style:font-name="標楷體1" officeooo:rsid="3f915047" style:font-name-asian="標楷體1"/>
    </style:style>
    <style:style style:name="T280" style:family="text">
      <style:text-properties style:font-name="標楷體1" officeooo:rsid="31992847" style:font-name-asian="標楷體1"/>
    </style:style>
    <style:style style:name="T281" style:family="text">
      <style:text-properties style:font-name="標楷體1" officeooo:rsid="318a5f4a" style:font-name-asian="標楷體1"/>
    </style:style>
    <style:style style:name="T282" style:family="text">
      <style:text-properties style:font-name="標楷體1" officeooo:rsid="31969c20" style:font-name-asian="標楷體1"/>
    </style:style>
    <style:style style:name="T283" style:family="text">
      <style:text-properties style:font-name="標楷體1" officeooo:rsid="3e727caf" style:font-name-asian="標楷體1"/>
    </style:style>
    <style:style style:name="T284" style:family="text">
      <style:text-properties style:font-name="標楷體1" officeooo:rsid="31188042" style:font-name-asian="標楷體1"/>
    </style:style>
    <style:style style:name="T285" style:family="text">
      <style:text-properties style:font-name="標楷體1" officeooo:rsid="4130b7b9" style:font-name-asian="標楷體1"/>
    </style:style>
    <style:style style:name="T286" style:family="text">
      <style:text-properties style:font-name="標楷體1" officeooo:rsid="3cb6cc3e" style:font-name-asian="標楷體1"/>
    </style:style>
    <style:style style:name="T287" style:family="text">
      <style:text-properties style:font-name="標楷體1" officeooo:rsid="3dea8265" style:font-name-asian="標楷體1"/>
    </style:style>
    <style:style style:name="T288" style:family="text">
      <style:text-properties style:font-name="標楷體1" officeooo:rsid="400c3022" style:font-name-asian="標楷體1"/>
    </style:style>
    <style:style style:name="T289" style:family="text">
      <style:text-properties style:font-name="標楷體1" officeooo:rsid="3a5cb77b" style:font-name-asian="標楷體1"/>
    </style:style>
    <style:style style:name="T290" style:family="text">
      <style:text-properties style:font-name="標楷體1" officeooo:rsid="3aba89f6" style:font-name-asian="標楷體1"/>
    </style:style>
    <style:style style:name="T291" style:family="text">
      <style:text-properties style:font-name="標楷體1" officeooo:rsid="3ac6d9c1" style:font-name-asian="標楷體1"/>
    </style:style>
    <style:style style:name="T292" style:family="text">
      <style:text-properties style:font-name="標楷體1" officeooo:rsid="3cd3984c" style:font-name-asian="標楷體1"/>
    </style:style>
    <style:style style:name="T293" style:family="text">
      <style:text-properties style:font-name="標楷體1" officeooo:rsid="3e59473e" style:font-name-asian="標楷體1"/>
    </style:style>
    <style:style style:name="T294" style:family="text">
      <style:text-properties style:font-name="標楷體1" officeooo:rsid="30f52789" style:font-name-asian="標楷體1"/>
    </style:style>
    <style:style style:name="T295" style:family="text">
      <style:text-properties style:font-name="標楷體1" officeooo:rsid="3c3d4fd9" style:font-name-asian="標楷體1"/>
    </style:style>
    <style:style style:name="T296" style:family="text">
      <style:text-properties style:font-name="標楷體1" officeooo:rsid="41308181" style:font-name-asian="標楷體1"/>
    </style:style>
    <style:style style:name="T297" style:family="text">
      <style:text-properties style:font-name="標楷體1" officeooo:rsid="4143bfbd" style:font-name-asian="標楷體1"/>
    </style:style>
    <style:style style:name="T298" style:family="text">
      <style:text-properties style:font-name="標楷體1" officeooo:rsid="41459974" style:font-name-asian="標楷體1"/>
    </style:style>
    <style:style style:name="T299" style:family="text">
      <style:text-properties style:font-name="標楷體1" officeooo:rsid="41471c51" style:font-name-asian="標楷體1"/>
    </style:style>
    <style:style style:name="T300" style:family="text">
      <style:text-properties style:font-name="標楷體1" officeooo:rsid="414fd20d" style:font-name-asian="標楷體1"/>
    </style:style>
    <style:style style:name="T301" style:family="text">
      <style:text-properties style:font-name="標楷體1" officeooo:rsid="415ef108" style:font-name-asian="標楷體1"/>
    </style:style>
    <style:style style:name="T302" style:family="text">
      <style:text-properties style:font-name="標楷體1" officeooo:rsid="4161ae1e" style:font-name-asian="標楷體1"/>
    </style:style>
    <style:style style:name="T303" style:family="text">
      <style:text-properties style:font-name="標楷體1" officeooo:rsid="42b62e9a" style:font-name-asian="標楷體1"/>
    </style:style>
    <style:style style:name="T304" style:family="text">
      <style:text-properties style:font-name="標楷體1" officeooo:rsid="3ab9375e"/>
    </style:style>
    <style:style style:name="T305" style:family="text">
      <style:text-properties style:font-name="標楷體1" officeooo:rsid="3ac381dc"/>
    </style:style>
    <style:style style:name="T306" style:family="text">
      <style:text-properties style:font-name="標楷體1" officeooo:rsid="3ac6f81d"/>
    </style:style>
    <style:style style:name="T307" style:family="text">
      <style:text-properties style:font-name="標楷體1" officeooo:rsid="3ac882a9"/>
    </style:style>
    <style:style style:name="T308" style:family="text">
      <style:text-properties style:font-name="標楷體1" officeooo:rsid="3ac9b84a"/>
    </style:style>
    <style:style style:name="T309" style:family="text">
      <style:text-properties style:font-name="標楷體1" officeooo:rsid="3ac9bbf0"/>
    </style:style>
    <style:style style:name="T310" style:family="text">
      <style:text-properties style:font-name="標楷體1" officeooo:rsid="3ac5e32e"/>
    </style:style>
    <style:style style:name="T311" style:family="text">
      <style:text-properties style:font-name="標楷體1" officeooo:rsid="3ac70905"/>
    </style:style>
    <style:style style:name="T312" style:family="text">
      <style:text-properties style:font-name="標楷體1" style:text-underline-style="none" officeooo:rsid="311693c9" style:font-name-asian="標楷體1" style:font-name-complex="標楷體"/>
    </style:style>
    <style:style style:name="T313" style:family="text">
      <style:text-properties style:font-name="標楷體1" style:text-underline-style="none" officeooo:rsid="311c7b3f" style:font-name-asian="標楷體1" style:font-name-complex="標楷體"/>
    </style:style>
    <style:style style:name="T314" style:family="text">
      <style:text-properties style:font-name="標楷體1" style:text-underline-style="none" officeooo:rsid="31188042" style:font-name-asian="標楷體1" style:font-name-complex="標楷體"/>
    </style:style>
    <style:style style:name="T315" style:family="text">
      <style:text-properties style:font-name="標楷體1" style:text-underline-style="none" officeooo:rsid="31188042" style:font-name-asian="標楷體1" style:font-name-complex="Mangal"/>
    </style:style>
    <style:style style:name="T316" style:family="text">
      <style:text-properties style:font-name="標楷體1" style:text-underline-style="none" officeooo:rsid="311c3d02" style:font-name-asian="標楷體1" style:font-name-complex="Mangal"/>
    </style:style>
    <style:style style:name="T317" style:family="text">
      <style:text-properties style:font-name="標楷體1" style:text-underline-style="none" officeooo:rsid="311c7b3f" style:font-name-asian="標楷體1" style:font-name-complex="Mangal"/>
    </style:style>
    <style:style style:name="T318" style:family="text">
      <style:text-properties style:font-name="標楷體1" officeooo:rsid="311693c9"/>
    </style:style>
    <style:style style:name="T319" style:family="text">
      <style:text-properties style:font-name="標楷體1" officeooo:rsid="24ffe503"/>
    </style:style>
    <style:style style:name="T320" style:family="text">
      <style:text-properties style:font-name="標楷體1" officeooo:rsid="3afd9d17"/>
    </style:style>
    <style:style style:name="T321" style:family="text">
      <style:text-properties style:font-name="標楷體1" officeooo:rsid="3afe0da0"/>
    </style:style>
    <style:style style:name="T322" style:family="text">
      <style:text-properties style:font-name="標楷體1" officeooo:rsid="3affdca3"/>
    </style:style>
    <style:style style:name="T323" style:family="text">
      <style:text-properties style:font-name="標楷體1" officeooo:rsid="3b0148d3"/>
    </style:style>
    <style:style style:name="T324" style:family="text">
      <style:text-properties style:font-name="標楷體1" officeooo:rsid="3b03178f"/>
    </style:style>
    <style:style style:name="T325" style:family="text">
      <style:text-properties style:font-name="標楷體1" officeooo:rsid="3b03736b"/>
    </style:style>
    <style:style style:name="T326" style:family="text">
      <style:text-properties style:font-name="標楷體1" officeooo:rsid="3b049f57"/>
    </style:style>
    <style:style style:name="T327" style:family="text">
      <style:text-properties style:font-name="標楷體1" officeooo:rsid="3b083a96"/>
    </style:style>
    <style:style style:name="T328" style:family="text">
      <style:text-properties style:font-name="標楷體1" officeooo:rsid="3b149bb4"/>
    </style:style>
    <style:style style:name="T329" style:family="text">
      <style:text-properties style:font-name="標楷體1" officeooo:rsid="3b1e5b7d"/>
    </style:style>
    <style:style style:name="T330" style:family="text">
      <style:text-properties style:font-name="標楷體1" officeooo:rsid="3b23041e"/>
    </style:style>
    <style:style style:name="T331" style:family="text">
      <style:text-properties style:font-name="標楷體1" officeooo:rsid="3b25184c"/>
    </style:style>
    <style:style style:name="T332" style:family="text">
      <style:text-properties style:font-name="標楷體1" officeooo:rsid="3b271f82"/>
    </style:style>
    <style:style style:name="T333" style:family="text">
      <style:text-properties style:font-name="標楷體1" officeooo:rsid="3b1dbd26"/>
    </style:style>
    <style:style style:name="T334" style:family="text">
      <style:text-properties style:font-name="標楷體1" officeooo:rsid="3b2f5919"/>
    </style:style>
    <style:style style:name="T335" style:family="text">
      <style:text-properties style:font-name="標楷體1" officeooo:rsid="3b3876a6"/>
    </style:style>
    <style:style style:name="T336" style:family="text">
      <style:text-properties style:font-name="標楷體1" officeooo:rsid="3b43d402"/>
    </style:style>
    <style:style style:name="T337" style:family="text">
      <style:text-properties style:font-name="標楷體1" officeooo:rsid="3b57aa37"/>
    </style:style>
    <style:style style:name="T338" style:family="text">
      <style:text-properties style:font-name="標楷體1" officeooo:rsid="3b5a2d9d"/>
    </style:style>
    <style:style style:name="T339" style:family="text">
      <style:text-properties style:font-name="標楷體1" officeooo:rsid="3b5b4c4b"/>
    </style:style>
    <style:style style:name="T340" style:family="text">
      <style:text-properties style:font-name="標楷體1" officeooo:rsid="3b5c786a"/>
    </style:style>
    <style:style style:name="T341" style:family="text">
      <style:text-properties style:font-name="標楷體1" officeooo:rsid="3b5d1007"/>
    </style:style>
    <style:style style:name="T342" style:family="text">
      <style:text-properties style:font-name="標楷體1" officeooo:rsid="3b5f7c2d"/>
    </style:style>
    <style:style style:name="T343" style:family="text">
      <style:text-properties style:font-name="標楷體1" officeooo:rsid="3b600221"/>
    </style:style>
    <style:style style:name="T344" style:family="text">
      <style:text-properties style:font-name="標楷體1" officeooo:rsid="3b2e013a"/>
    </style:style>
    <style:style style:name="T345" style:family="text">
      <style:text-properties style:font-name="標楷體1" officeooo:rsid="3b4bf034"/>
    </style:style>
    <style:style style:name="T346" style:family="text">
      <style:text-properties style:font-name="標楷體1" officeooo:rsid="3baa126e"/>
    </style:style>
    <style:style style:name="T347" style:family="text">
      <style:text-properties style:font-name="標楷體1" officeooo:rsid="3b70a23c"/>
    </style:style>
    <style:style style:name="T348" style:family="text">
      <style:text-properties style:font-name="標楷體1" officeooo:rsid="17447af1"/>
    </style:style>
    <style:style style:name="T349" style:family="text">
      <style:text-properties style:font-name="標楷體1" officeooo:rsid="3bba3fb2"/>
    </style:style>
    <style:style style:name="T350" style:family="text">
      <style:text-properties style:font-name="標楷體1" officeooo:rsid="3bbff09d"/>
    </style:style>
    <style:style style:name="T351" style:family="text">
      <style:text-properties style:font-name="標楷體1" officeooo:rsid="3b4abc4d"/>
    </style:style>
    <style:style style:name="T352" style:family="text">
      <style:text-properties style:font-name="標楷體1" officeooo:rsid="3bbed4cb"/>
    </style:style>
    <style:style style:name="T353" style:family="text">
      <style:text-properties style:font-name="標楷體1" officeooo:rsid="3bdae6d8"/>
    </style:style>
    <style:style style:name="T354" style:family="text">
      <style:text-properties style:font-name="標楷體1" officeooo:rsid="3bdeb358"/>
    </style:style>
    <style:style style:name="T355" style:family="text">
      <style:text-properties style:font-name="標楷體1" officeooo:rsid="3b3d41d5"/>
    </style:style>
    <style:style style:name="T356" style:family="text">
      <style:text-properties style:font-name="標楷體1" officeooo:rsid="3c747aed"/>
    </style:style>
    <style:style style:name="T357" style:family="text">
      <style:text-properties style:font-name="標楷體1" officeooo:rsid="3c0a032e"/>
    </style:style>
    <style:style style:name="T358" style:family="text">
      <style:text-properties style:font-name="標楷體1" officeooo:rsid="3b283ca3"/>
    </style:style>
    <style:style style:name="T359" style:family="text">
      <style:text-properties style:font-name="標楷體1" officeooo:rsid="3c39039f"/>
    </style:style>
    <style:style style:name="T360" style:family="text">
      <style:text-properties style:font-name="標楷體1" officeooo:rsid="3ca3987d"/>
    </style:style>
    <style:style style:name="T361" style:family="text">
      <style:text-properties style:font-name="標楷體1" officeooo:rsid="3c0113b9"/>
    </style:style>
    <style:style style:name="T362" style:family="text">
      <style:text-properties style:font-name="標楷體1" officeooo:rsid="3ca63434"/>
    </style:style>
    <style:style style:name="T363" style:family="text">
      <style:text-properties style:font-name="標楷體1" officeooo:rsid="3ca938e9"/>
    </style:style>
    <style:style style:name="T364" style:family="text">
      <style:text-properties style:font-name="標楷體1" officeooo:rsid="3cae2972"/>
    </style:style>
    <style:style style:name="T365" style:family="text">
      <style:text-properties style:font-name="標楷體1" officeooo:rsid="3c985e35"/>
    </style:style>
    <style:style style:name="T366" style:family="text">
      <style:text-properties style:font-name="標楷體1" officeooo:rsid="3c9ba65e"/>
    </style:style>
    <style:style style:name="T367" style:family="text">
      <style:text-properties style:font-name="標楷體1" officeooo:rsid="3cab431a"/>
    </style:style>
    <style:style style:name="T368" style:family="text">
      <style:text-properties style:font-name="標楷體1" officeooo:rsid="3cb68d99"/>
    </style:style>
    <style:style style:name="T369" style:family="text">
      <style:text-properties style:font-name="標楷體1" officeooo:rsid="3cc68db8"/>
    </style:style>
    <style:style style:name="T370" style:family="text">
      <style:text-properties style:font-name="標楷體1" officeooo:rsid="3d25b92d"/>
    </style:style>
    <style:style style:name="T371" style:family="text">
      <style:text-properties style:font-name="標楷體1" officeooo:rsid="3cbefdd1"/>
    </style:style>
    <style:style style:name="T372" style:family="text">
      <style:text-properties style:font-name="標楷體1" officeooo:rsid="3d3ab3d6"/>
    </style:style>
    <style:style style:name="T373" style:family="text">
      <style:text-properties style:font-name="標楷體1" officeooo:rsid="3cd93760"/>
    </style:style>
    <style:style style:name="T374" style:family="text">
      <style:text-properties style:font-name="標楷體1" officeooo:rsid="3cd8b1f4"/>
    </style:style>
    <style:style style:name="T375" style:family="text">
      <style:text-properties style:font-name="標楷體1" officeooo:rsid="3cb6cc3e"/>
    </style:style>
    <style:style style:name="T376" style:family="text">
      <style:text-properties style:font-name="標楷體1" officeooo:rsid="3d75d2a6"/>
    </style:style>
    <style:style style:name="T377" style:family="text">
      <style:text-properties style:font-name="標楷體1" officeooo:rsid="3ce9f14d"/>
    </style:style>
    <style:style style:name="T378" style:family="text">
      <style:text-properties style:font-name="標楷體1" officeooo:rsid="3d7ee97f"/>
    </style:style>
    <style:style style:name="T379" style:family="text">
      <style:text-properties style:font-name="標楷體1" officeooo:rsid="3d84451e"/>
    </style:style>
    <style:style style:name="T380" style:family="text">
      <style:text-properties style:font-name="標楷體1" officeooo:rsid="3d84c073"/>
    </style:style>
    <style:style style:name="T381" style:family="text">
      <style:text-properties style:font-name="標楷體1" officeooo:rsid="3d855c56"/>
    </style:style>
    <style:style style:name="T382" style:family="text">
      <style:text-properties style:font-name="標楷體1" officeooo:rsid="3d8a2912"/>
    </style:style>
    <style:style style:name="T383" style:family="text">
      <style:text-properties style:font-name="標楷體1" officeooo:rsid="3cc7f34e"/>
    </style:style>
    <style:style style:name="T384" style:family="text">
      <style:text-properties style:font-name="標楷體1" officeooo:rsid="3d09cdb3"/>
    </style:style>
    <style:style style:name="T385" style:family="text">
      <style:text-properties style:font-name="標楷體1" officeooo:rsid="3d208291"/>
    </style:style>
    <style:style style:name="T386" style:family="text">
      <style:text-properties style:font-name="標楷體1" officeooo:rsid="3cb60032"/>
    </style:style>
    <style:style style:name="T387" style:family="text">
      <style:text-properties style:font-name="標楷體1" officeooo:rsid="3d1bf459"/>
    </style:style>
    <style:style style:name="T388" style:family="text">
      <style:text-properties style:font-name="標楷體1" officeooo:rsid="3d1a697d"/>
    </style:style>
    <style:style style:name="T389" style:family="text">
      <style:text-properties style:font-name="標楷體1" officeooo:rsid="3cc09f00"/>
    </style:style>
    <style:style style:name="T390" style:family="text">
      <style:text-properties style:font-name="標楷體1" officeooo:rsid="3db81ef0"/>
    </style:style>
    <style:style style:name="T391" style:family="text">
      <style:text-properties style:font-name="標楷體1" officeooo:rsid="3db49f22"/>
    </style:style>
    <style:style style:name="T392" style:family="text">
      <style:text-properties style:font-name="標楷體1" officeooo:rsid="3d38ab59"/>
    </style:style>
    <style:style style:name="T393" style:family="text">
      <style:text-properties style:font-name="標楷體1" officeooo:rsid="3d51ed8e"/>
    </style:style>
    <style:style style:name="T394" style:family="text">
      <style:text-properties style:font-name="標楷體1" officeooo:rsid="3db4139a"/>
    </style:style>
    <style:style style:name="T395" style:family="text">
      <style:text-properties style:font-name="標楷體1" officeooo:rsid="3dbd5ad5"/>
    </style:style>
    <style:style style:name="T396" style:family="text">
      <style:text-properties style:font-name="標楷體1" officeooo:rsid="3dc1ce55"/>
    </style:style>
    <style:style style:name="T397" style:family="text">
      <style:text-properties style:font-name="標楷體1" officeooo:rsid="3e2473a7"/>
    </style:style>
    <style:style style:name="T398" style:family="text">
      <style:text-properties style:font-name="標楷體1" officeooo:rsid="3e2f103e"/>
    </style:style>
    <style:style style:name="T399" style:family="text">
      <style:text-properties style:font-name="標楷體1" officeooo:rsid="3e408767"/>
    </style:style>
    <style:style style:name="T400" style:family="text">
      <style:text-properties style:font-name="標楷體1" officeooo:rsid="3e580675"/>
    </style:style>
    <style:style style:name="T401" style:family="text">
      <style:text-properties style:font-name="標楷體1" officeooo:rsid="3e59473e"/>
    </style:style>
    <style:style style:name="T402" style:family="text">
      <style:text-properties style:font-name="標楷體1" officeooo:rsid="3e5fb7f1"/>
    </style:style>
    <style:style style:name="T403" style:family="text">
      <style:text-properties style:font-name="標楷體1" officeooo:rsid="3e61042d"/>
    </style:style>
    <style:style style:name="T404" style:family="text">
      <style:text-properties style:font-name="標楷體1" officeooo:rsid="3e727caf"/>
    </style:style>
    <style:style style:name="T405" style:family="text">
      <style:text-properties style:font-name="標楷體1" officeooo:rsid="3e76a450"/>
    </style:style>
    <style:style style:name="T406" style:family="text">
      <style:text-properties style:font-name="標楷體1" officeooo:rsid="3e7d5fe2"/>
    </style:style>
    <style:style style:name="T407" style:family="text">
      <style:text-properties style:font-name="標楷體1" officeooo:rsid="3e7eee08"/>
    </style:style>
    <style:style style:name="T408" style:family="text">
      <style:text-properties style:font-name="標楷體1" officeooo:rsid="3e68dbdd"/>
    </style:style>
    <style:style style:name="T409" style:family="text">
      <style:text-properties style:font-name="標楷體1" officeooo:rsid="3e91135f"/>
    </style:style>
    <style:style style:name="T410" style:family="text">
      <style:text-properties style:font-name="標楷體1" officeooo:rsid="3e94b14d"/>
    </style:style>
    <style:style style:name="T411" style:family="text">
      <style:text-properties style:font-name="標楷體1" officeooo:rsid="3ea09ad4"/>
    </style:style>
    <style:style style:name="T412" style:family="text">
      <style:text-properties style:font-name="標楷體1" officeooo:rsid="3ea31254"/>
    </style:style>
    <style:style style:name="T413" style:family="text">
      <style:text-properties style:font-name="標楷體1" officeooo:rsid="3ea8fdf5"/>
    </style:style>
    <style:style style:name="T414" style:family="text">
      <style:text-properties style:font-name="標楷體1" officeooo:rsid="3eb68258"/>
    </style:style>
    <style:style style:name="T415" style:family="text">
      <style:text-properties style:font-name="標楷體1" officeooo:rsid="3eb8b190"/>
    </style:style>
    <style:style style:name="T416" style:family="text">
      <style:text-properties style:font-name="標楷體1" officeooo:rsid="3eb96bbf"/>
    </style:style>
    <style:style style:name="T417" style:family="text">
      <style:text-properties style:font-name="標楷體1" officeooo:rsid="3eb98fd8"/>
    </style:style>
    <style:style style:name="T418" style:family="text">
      <style:text-properties style:font-name="標楷體1" officeooo:rsid="3ebb4ab3"/>
    </style:style>
    <style:style style:name="T419" style:family="text">
      <style:text-properties style:font-name="標楷體1" officeooo:rsid="3ebc4c43"/>
    </style:style>
    <style:style style:name="T420" style:family="text">
      <style:text-properties style:font-name="標楷體1" officeooo:rsid="3ecbbbcf"/>
    </style:style>
    <style:style style:name="T421" style:family="text">
      <style:text-properties style:font-name="標楷體1" officeooo:rsid="3ecce0ec"/>
    </style:style>
    <style:style style:name="T422" style:family="text">
      <style:text-properties style:font-name="標楷體1" officeooo:rsid="3ecf6aaa"/>
    </style:style>
    <style:style style:name="T423" style:family="text">
      <style:text-properties style:font-name="標楷體1" officeooo:rsid="3ed286dc"/>
    </style:style>
    <style:style style:name="T424" style:family="text">
      <style:text-properties style:font-name="標楷體1" officeooo:rsid="3ed36675"/>
    </style:style>
    <style:style style:name="T425" style:family="text">
      <style:text-properties style:font-name="標楷體1" fo:font-weight="normal" officeooo:rsid="3edc095c" style:font-weight-asian="normal" style:font-weight-complex="normal"/>
    </style:style>
    <style:style style:name="T426" style:family="text">
      <style:text-properties style:font-name="標楷體1" fo:font-weight="normal" officeooo:rsid="3afd9d17" style:font-weight-asian="normal" style:font-weight-complex="normal"/>
    </style:style>
    <style:style style:name="T427" style:family="text">
      <style:text-properties style:font-name="標楷體1" fo:font-weight="normal" officeooo:rsid="3ed7df42" style:font-weight-asian="normal" style:font-weight-complex="normal"/>
    </style:style>
    <style:style style:name="T428" style:family="text">
      <style:text-properties style:font-name="標楷體1" officeooo:rsid="3de95bc5"/>
    </style:style>
    <style:style style:name="T429" style:family="text">
      <style:text-properties style:font-name="標楷體1" officeooo:rsid="3debef88"/>
    </style:style>
    <style:style style:name="T430" style:family="text">
      <style:text-properties style:font-name="標楷體1" officeooo:rsid="3dea8265"/>
    </style:style>
    <style:style style:name="T431" style:family="text">
      <style:text-properties style:font-name="標楷體1" officeooo:rsid="400c3022"/>
    </style:style>
    <style:style style:name="T432" style:family="text">
      <style:text-properties style:font-name="標楷體1" officeooo:rsid="31607ae1" style:font-name-complex="Mangal"/>
    </style:style>
    <style:style style:name="T433" style:family="text">
      <style:text-properties style:font-name="標楷體1" officeooo:rsid="318935c0" style:font-name-complex="Mangal"/>
    </style:style>
    <style:style style:name="T434" style:family="text">
      <style:text-properties style:font-name="標楷體1" officeooo:rsid="3ffb4fca" style:font-name-complex="Mangal"/>
    </style:style>
    <style:style style:name="T435" style:family="text">
      <style:text-properties style:font-name="標楷體1" officeooo:rsid="311693c9" style:font-name-complex="Mangal"/>
    </style:style>
    <style:style style:name="T436" style:family="text">
      <style:text-properties style:font-name="標楷體1" officeooo:rsid="3f144344" style:font-name-complex="Mangal"/>
    </style:style>
    <style:style style:name="T437" style:family="text">
      <style:text-properties style:font-name="標楷體1" officeooo:rsid="40232a14" style:font-name-complex="Mangal"/>
    </style:style>
    <style:style style:name="T438" style:family="text">
      <style:text-properties style:font-name="標楷體1" officeooo:rsid="3f033135" style:font-name-complex="Mangal"/>
    </style:style>
    <style:style style:name="T439" style:family="text">
      <style:text-properties style:font-name="標楷體1" officeooo:rsid="31660dd1" style:font-name-complex="Mangal"/>
    </style:style>
    <style:style style:name="T440" style:family="text">
      <style:text-properties style:font-name="標楷體1" officeooo:rsid="4040b0d2" style:font-name-complex="Mangal"/>
    </style:style>
    <style:style style:name="T441" style:family="text">
      <style:text-properties style:font-name="標楷體1" officeooo:rsid="3ef0080e" style:font-name-complex="Mangal"/>
    </style:style>
    <style:style style:name="T442" style:family="text">
      <style:text-properties style:font-name="標楷體1" officeooo:rsid="3fc96ae7" style:font-name-complex="Mangal"/>
    </style:style>
    <style:style style:name="T443" style:family="text">
      <style:text-properties style:font-name="標楷體1" officeooo:rsid="405642a8" style:font-name-complex="Mangal"/>
    </style:style>
    <style:style style:name="T444" style:family="text">
      <style:text-properties style:font-name="標楷體1" officeooo:rsid="400d6c25" style:font-name-complex="Mangal"/>
    </style:style>
    <style:style style:name="T445" style:family="text">
      <style:text-properties style:font-name="標楷體1" officeooo:rsid="400f1705" style:font-name-complex="Mangal"/>
    </style:style>
    <style:style style:name="T446" style:family="text">
      <style:text-properties style:font-name="標楷體1" officeooo:rsid="4065b7e6" style:font-name-complex="Mangal"/>
    </style:style>
    <style:style style:name="T447" style:family="text">
      <style:text-properties style:font-name="標楷體1" officeooo:rsid="4066f045" style:font-name-complex="Mangal"/>
    </style:style>
    <style:style style:name="T448" style:family="text">
      <style:text-properties style:font-name="標楷體1" officeooo:rsid="40683107" style:font-name-complex="Mangal"/>
    </style:style>
    <style:style style:name="T449" style:family="text">
      <style:text-properties style:font-name="標楷體1" officeooo:rsid="408f3f16" style:font-name-complex="Mangal"/>
    </style:style>
    <style:style style:name="T450" style:family="text">
      <style:text-properties style:font-name="標楷體1" officeooo:rsid="41308181" style:font-name-complex="Mangal"/>
    </style:style>
    <style:style style:name="T451" style:family="text">
      <style:text-properties style:font-name="標楷體1" officeooo:rsid="311693c9" style:font-name-complex="標楷體"/>
    </style:style>
    <style:style style:name="T452" style:family="text">
      <style:text-properties style:font-name="標楷體1" officeooo:rsid="3a5cb77b" style:font-name-complex="標楷體"/>
    </style:style>
    <style:style style:name="T453" style:family="text">
      <style:text-properties style:font-name="標楷體1" officeooo:rsid="3a611186" style:font-name-complex="標楷體"/>
    </style:style>
    <style:style style:name="T454" style:family="text">
      <style:text-properties style:font-name="標楷體1" officeooo:rsid="31188042" style:font-name-complex="標楷體"/>
    </style:style>
    <style:style style:name="T455" style:family="text">
      <style:text-properties style:font-name="標楷體1" officeooo:rsid="3a880cd2" style:font-name-complex="標楷體"/>
    </style:style>
    <style:style style:name="T456" style:family="text">
      <style:text-properties style:font-name="標楷體1" officeooo:rsid="405fb855" style:font-name-complex="標楷體"/>
    </style:style>
    <style:style style:name="T457" style:family="text">
      <style:text-properties style:font-name="標楷體1" officeooo:rsid="40d29b4e" style:font-name-complex="標楷體"/>
    </style:style>
    <style:style style:name="T458" style:family="text">
      <style:text-properties style:font-name="標楷體1" officeooo:rsid="4040b0d2"/>
    </style:style>
    <style:style style:name="T459" style:family="text">
      <style:text-properties style:font-name="標楷體1" officeooo:rsid="3efebe02"/>
    </style:style>
    <style:style style:name="T460" style:family="text">
      <style:text-properties style:font-name="標楷體1" officeooo:rsid="40797538"/>
    </style:style>
    <style:style style:name="T461" style:family="text">
      <style:text-properties style:font-name="標楷體1" officeooo:rsid="41308181"/>
    </style:style>
    <style:style style:name="T462" style:family="text">
      <style:text-properties style:text-position="super 58%"/>
    </style:style>
    <style:style style:name="T463" style:family="text">
      <style:text-properties style:text-position="super 58%" style:font-name="標楷體1"/>
    </style:style>
    <style:style style:name="T464" style:family="text">
      <style:text-properties style:text-position="super 58%" style:font-name="標楷體1" officeooo:rsid="3a611186"/>
    </style:style>
    <style:style style:name="T465" style:family="text">
      <style:text-properties style:text-position="super 58%" style:font-name="標楷體1" officeooo:rsid="3a6f2a12"/>
    </style:style>
    <style:style style:name="T466" style:family="text">
      <style:text-properties style:text-position="super 58%" style:font-name="標楷體1" officeooo:rsid="3a8a777b"/>
    </style:style>
    <style:style style:name="T467" style:family="text">
      <style:text-properties style:text-position="super 58%" style:font-name="標楷體1" officeooo:rsid="3a880cd2"/>
    </style:style>
    <style:style style:name="T468" style:family="text">
      <style:text-properties style:text-position="super 58%" style:font-name="標楷體1" officeooo:rsid="3aa2ae17"/>
    </style:style>
    <style:style style:name="T469" style:family="text">
      <style:text-properties style:text-position="super 58%" style:font-name="標楷體1" officeooo:rsid="3b25184c"/>
    </style:style>
    <style:style style:name="T470" style:family="text">
      <style:text-properties style:text-position="super 58%" style:font-name="標楷體1" officeooo:rsid="3b1dbd26"/>
    </style:style>
    <style:style style:name="T471" style:family="text">
      <style:text-properties style:text-position="super 58%" style:font-name="標楷體1" officeooo:rsid="3b4abc4d" style:font-name-asian="標楷體" style:font-name-complex="標楷體"/>
    </style:style>
    <style:style style:name="T472" style:family="text">
      <style:text-properties style:text-position="super 58%" style:font-name="標楷體1" officeooo:rsid="3b4abc4d" style:font-name-asian="標楷體"/>
    </style:style>
    <style:style style:name="T473" style:family="text">
      <style:text-properties style:text-position="super 58%" style:font-name="標楷體1" officeooo:rsid="3d75d2a6" style:font-name-asian="標楷體"/>
    </style:style>
    <style:style style:name="T474" style:family="text">
      <style:text-properties style:text-position="super 58%" style:font-name="標楷體1" officeooo:rsid="3f0292bf" style:font-name-asian="標楷體" style:font-name-complex="Liberation Serif"/>
    </style:style>
    <style:style style:name="T475" style:family="text">
      <style:text-properties style:text-position="super 58%" style:font-name="標楷體1" officeooo:rsid="3b2e013a"/>
    </style:style>
    <style:style style:name="T476" style:family="text">
      <style:text-properties style:text-position="super 58%" style:font-name="標楷體1" officeooo:rsid="3b5d1007"/>
    </style:style>
    <style:style style:name="T477" style:family="text">
      <style:text-properties style:text-position="super 58%" style:font-name="標楷體1" style:font-name-asian="標楷體1"/>
    </style:style>
    <style:style style:name="T478" style:family="text">
      <style:text-properties style:text-position="super 58%" style:font-name="標楷體1" style:font-name-asian="標楷體1" style:font-name-complex="標楷體"/>
    </style:style>
    <style:style style:name="T479" style:family="text">
      <style:text-properties style:text-position="super 58%" style:font-name="標楷體1" officeooo:rsid="3a611186" style:font-name-asian="標楷體1" style:font-name-complex="標楷體"/>
    </style:style>
    <style:style style:name="T480" style:family="text">
      <style:text-properties style:text-position="super 58%" style:font-name="標楷體1" officeooo:rsid="402292f5" style:font-name-asian="標楷體1" style:font-name-complex="標楷體"/>
    </style:style>
    <style:style style:name="T481" style:family="text">
      <style:text-properties style:text-position="super 58%" style:font-name="標楷體1" officeooo:rsid="40a31510" style:font-name-asian="標楷體1" style:font-name-complex="標楷體"/>
    </style:style>
    <style:style style:name="T482" style:family="text">
      <style:text-properties style:text-position="super 58%" style:font-name="標楷體1" officeooo:rsid="40212b59" style:font-name-asian="標楷體1" style:font-name-complex="標楷體"/>
    </style:style>
    <style:style style:name="T483" style:family="text">
      <style:text-properties style:text-position="super 58%" style:font-name="標楷體1" officeooo:rsid="3a5cb77b" style:font-name-asian="標楷體1" style:font-name-complex="標楷體"/>
    </style:style>
    <style:style style:name="T484" style:family="text">
      <style:text-properties style:text-position="super 58%" style:font-name="標楷體1" officeooo:rsid="3d208291" style:font-name-asian="標楷體1" style:font-name-complex="標楷體"/>
    </style:style>
    <style:style style:name="T485" style:family="text">
      <style:text-properties style:text-position="super 58%" style:font-name="標楷體1" officeooo:rsid="41100549" style:font-name-asian="標楷體1" style:font-name-complex="標楷體"/>
    </style:style>
    <style:style style:name="T486" style:family="text">
      <style:text-properties style:text-position="super 58%" style:font-name="標楷體1" officeooo:rsid="3b2e013a" style:font-name-asian="標楷體1"/>
    </style:style>
    <style:style style:name="T487" style:family="text">
      <style:text-properties style:text-position="super 58%" style:font-name="標楷體1" officeooo:rsid="3b1dbd26" style:font-name-asian="標楷體1"/>
    </style:style>
    <style:style style:name="T488" style:family="text">
      <style:text-properties style:text-position="super 58%" style:font-name="標楷體1" officeooo:rsid="3b049f57" style:font-name-asian="標楷體1"/>
    </style:style>
    <style:style style:name="T489" style:family="text">
      <style:text-properties style:text-position="super 58%" style:font-name="標楷體1" officeooo:rsid="3c7f7cd7" style:font-name-asian="標楷體1"/>
    </style:style>
    <style:style style:name="T490" style:family="text">
      <style:text-properties style:text-position="super 58%" style:font-name="標楷體1" officeooo:rsid="3cb60032" style:font-name-asian="標楷體1"/>
    </style:style>
    <style:style style:name="T491" style:family="text">
      <style:text-properties style:text-position="super 58%" style:font-name="標楷體1" officeooo:rsid="3d0bf706" style:font-name-asian="標楷體1"/>
    </style:style>
    <style:style style:name="T492" style:family="text">
      <style:text-properties style:text-position="super 58%" style:font-name="標楷體1" officeooo:rsid="311693c9" style:font-name-asian="標楷體1"/>
    </style:style>
    <style:style style:name="T493" style:family="text">
      <style:text-properties style:text-position="super 58%" style:font-name="標楷體1" officeooo:rsid="3dc6c1b3" style:font-name-asian="標楷體1"/>
    </style:style>
    <style:style style:name="T494" style:family="text">
      <style:text-properties style:text-position="super 58%" style:font-name="標楷體1" officeooo:rsid="3dc88d83" style:font-name-asian="標楷體1"/>
    </style:style>
    <style:style style:name="T495" style:family="text">
      <style:text-properties style:text-position="super 58%" style:font-name="標楷體1" officeooo:rsid="3dcbef5a" style:font-name-asian="標楷體1"/>
    </style:style>
    <style:style style:name="T496" style:family="text">
      <style:text-properties style:text-position="super 58%" style:font-name="標楷體1" officeooo:rsid="3dd5a6b6" style:font-name-asian="標楷體1"/>
    </style:style>
    <style:style style:name="T497" style:family="text">
      <style:text-properties style:text-position="super 58%" style:font-name="標楷體1" style:font-name-asian="標楷體1" style:font-name-complex="Mangal"/>
    </style:style>
    <style:style style:name="T498" style:family="text">
      <style:text-properties style:text-position="super 58%" style:font-name="標楷體1" officeooo:rsid="31911f09" style:font-name-asian="標楷體1" style:font-name-complex="Mangal"/>
    </style:style>
    <style:style style:name="T499" style:family="text">
      <style:text-properties style:text-position="super 58%" style:font-name="標楷體1" officeooo:rsid="311693c9" style:font-name-asian="標楷體1" style:font-name-complex="Mangal"/>
    </style:style>
    <style:style style:name="T500" style:family="text">
      <style:text-properties style:text-position="super 58%" style:font-name="標楷體1" officeooo:rsid="3debef88" style:font-name-asian="標楷體1" style:font-name-complex="Mangal"/>
    </style:style>
    <style:style style:name="T501" style:family="text">
      <style:text-properties style:text-position="super 58%" style:font-name="標楷體1" officeooo:rsid="3e16437b" style:font-name-asian="標楷體1" style:font-name-complex="Mangal"/>
    </style:style>
    <style:style style:name="T502" style:family="text">
      <style:text-properties style:text-position="super 58%" style:font-name="標楷體1" officeooo:rsid="3e1334ef" style:font-name-asian="標楷體1" style:font-name-complex="Mangal"/>
    </style:style>
    <style:style style:name="T503" style:family="text">
      <style:text-properties style:text-position="super 58%" style:font-name="標楷體1" officeooo:rsid="318e95f7" style:font-name-asian="標楷體1" style:font-name-complex="Mangal"/>
    </style:style>
    <style:style style:name="T504" style:family="text">
      <style:text-properties style:text-position="super 58%" style:font-name="標楷體1" officeooo:rsid="3f2a3104" style:font-name-asian="標楷體1" style:font-name-complex="Mangal"/>
    </style:style>
    <style:style style:name="T505" style:family="text">
      <style:text-properties style:text-position="super 58%" style:font-name="標楷體1" officeooo:rsid="3f3d5b5c" style:font-name-asian="標楷體1" style:font-name-complex="Mangal"/>
    </style:style>
    <style:style style:name="T506" style:family="text">
      <style:text-properties style:text-position="super 58%" style:font-name="標楷體1" officeooo:rsid="3f56d61d" style:font-name-asian="標楷體1" style:font-name-complex="Mangal"/>
    </style:style>
    <style:style style:name="T507" style:family="text">
      <style:text-properties style:text-position="super 58%" style:font-name="標楷體1" officeooo:rsid="3f5e0697" style:font-name-asian="標楷體1" style:font-name-complex="Mangal"/>
    </style:style>
    <style:style style:name="T508" style:family="text">
      <style:text-properties style:text-position="super 58%" style:font-name="標楷體1" officeooo:rsid="3f625e99" style:font-name-asian="標楷體1" style:font-name-complex="Mangal"/>
    </style:style>
    <style:style style:name="T509" style:family="text">
      <style:text-properties style:text-position="super 58%" style:font-name="標楷體1" officeooo:rsid="3f67b1d0" style:font-name-asian="標楷體1" style:font-name-complex="Mangal"/>
    </style:style>
    <style:style style:name="T510" style:family="text">
      <style:text-properties style:text-position="super 58%" style:font-name="標楷體1" officeooo:rsid="3f6b2c34" style:font-name-asian="標楷體1" style:font-name-complex="Mangal"/>
    </style:style>
    <style:style style:name="T511" style:family="text">
      <style:text-properties style:text-position="super 58%" style:font-name="標楷體1" officeooo:rsid="3f734351" style:font-name-asian="標楷體1" style:font-name-complex="Mangal"/>
    </style:style>
    <style:style style:name="T512" style:family="text">
      <style:text-properties style:text-position="super 58%" style:font-name="標楷體1" officeooo:rsid="3fc0b185" style:font-name-asian="標楷體1" style:font-name-complex="Mangal"/>
    </style:style>
    <style:style style:name="T513" style:family="text">
      <style:text-properties style:text-position="super 58%" style:font-name="標楷體1" officeooo:rsid="3fd5bd64" style:font-name-asian="標楷體1" style:font-name-complex="Mangal"/>
    </style:style>
    <style:style style:name="T514" style:family="text">
      <style:text-properties style:text-position="super 58%" style:font-name="標楷體1" officeooo:rsid="3fe1d9f7" style:font-name-asian="標楷體1" style:font-name-complex="Mangal"/>
    </style:style>
    <style:style style:name="T515" style:family="text">
      <style:text-properties style:text-position="super 58%" style:font-name="標楷體1" officeooo:rsid="40212b59" style:font-name-asian="標楷體1" style:font-name-complex="Mangal"/>
    </style:style>
    <style:style style:name="T516" style:family="text">
      <style:text-properties style:text-position="super 58%" style:font-name="標楷體1" officeooo:rsid="40398a21" style:font-name-asian="標楷體1" style:font-name-complex="Mangal"/>
    </style:style>
    <style:style style:name="T517" style:family="text">
      <style:text-properties style:text-position="super 58%" style:font-name="標楷體1" officeooo:rsid="403af25a" style:font-name-asian="標楷體1" style:font-name-complex="Mangal"/>
    </style:style>
    <style:style style:name="T518" style:family="text">
      <style:text-properties style:text-position="super 58%" style:font-name="標楷體1" officeooo:rsid="401f2614" style:font-name-asian="標楷體1" style:font-name-complex="Mangal"/>
    </style:style>
    <style:style style:name="T519" style:family="text">
      <style:text-properties style:text-position="super 58%" style:font-name="標楷體1" officeooo:rsid="400d6c25" style:font-name-asian="標楷體1" style:font-name-complex="Mangal"/>
    </style:style>
    <style:style style:name="T520" style:family="text">
      <style:text-properties style:text-position="super 58%" style:font-name="標楷體1" officeooo:rsid="40929bd2" style:font-name-asian="標楷體1" style:font-name-complex="Mangal"/>
    </style:style>
    <style:style style:name="T521" style:family="text">
      <style:text-properties style:text-position="super 58%" style:font-name="標楷體1" officeooo:rsid="3fce3621" style:font-name-asian="標楷體1" style:font-name-complex="Mangal"/>
    </style:style>
    <style:style style:name="T522" style:family="text">
      <style:text-properties style:text-position="super 58%" style:font-name="標楷體1" officeooo:rsid="41108fb8" style:font-name-asian="標楷體1" style:font-name-complex="Mangal"/>
    </style:style>
    <style:style style:name="T523" style:family="text">
      <style:text-properties style:text-position="super 58%" style:font-name="標楷體1" officeooo:rsid="3dd82608" style:font-name-asian="標楷體1"/>
    </style:style>
    <style:style style:name="T524" style:family="text">
      <style:text-properties style:text-position="super 58%" style:font-name="標楷體1" officeooo:rsid="3de119a5" style:font-name-asian="標楷體1"/>
    </style:style>
    <style:style style:name="T525" style:family="text">
      <style:text-properties style:text-position="super 58%" style:font-name="標楷體1" officeooo:rsid="3df41543" style:font-name-asian="標楷體1"/>
    </style:style>
    <style:style style:name="T526" style:family="text">
      <style:text-properties style:text-position="super 58%" style:font-name="標楷體1" officeooo:rsid="3df6c065" style:font-name-asian="標楷體1"/>
    </style:style>
    <style:style style:name="T527" style:family="text">
      <style:text-properties style:text-position="super 58%" style:font-name="標楷體1" officeooo:rsid="3e03617f" style:font-name-asian="標楷體1"/>
    </style:style>
    <style:style style:name="T528" style:family="text">
      <style:text-properties style:text-position="super 58%" style:font-name="標楷體1" officeooo:rsid="3e0edaaf" style:font-name-asian="標楷體1"/>
    </style:style>
    <style:style style:name="T529" style:family="text">
      <style:text-properties style:text-position="super 58%" style:font-name="標楷體1" officeooo:rsid="3e2b3178" style:font-name-asian="標楷體1"/>
    </style:style>
    <style:style style:name="T530" style:family="text">
      <style:text-properties style:text-position="super 58%" style:font-name="標楷體1" officeooo:rsid="3b4abc4d"/>
    </style:style>
    <style:style style:name="T531" style:family="text">
      <style:text-properties style:text-position="super 58%" style:font-name="標楷體1" officeooo:rsid="3b76e430"/>
    </style:style>
    <style:style style:name="T532" style:family="text">
      <style:text-properties style:text-position="super 58%" style:font-name="標楷體1" officeooo:rsid="3b6a95a7"/>
    </style:style>
    <style:style style:name="T533" style:family="text">
      <style:text-properties style:text-position="super 58%" style:font-name="標楷體1" officeooo:rsid="3c747aed"/>
    </style:style>
    <style:style style:name="T534" style:family="text">
      <style:text-properties style:text-position="super 58%" style:font-name="標楷體1" officeooo:rsid="3cb68d99"/>
    </style:style>
    <style:style style:name="T535" style:family="text">
      <style:text-properties style:text-position="super 58%" style:font-name="標楷體1" officeooo:rsid="3d75d2a6"/>
    </style:style>
    <style:style style:name="T536" style:family="text">
      <style:text-properties style:text-position="super 58%" style:font-name="標楷體1" officeooo:rsid="3d7ee97f"/>
    </style:style>
    <style:style style:name="T537" style:family="text">
      <style:text-properties style:text-position="super 58%" style:font-name="標楷體1" officeooo:rsid="3daec307"/>
    </style:style>
    <style:style style:name="T538" style:family="text">
      <style:text-properties style:text-position="super 58%" style:font-name="標楷體1" style:font-name-asian="Liberation Serif" style:font-name-complex="Liberation Serif"/>
    </style:style>
    <style:style style:name="T539" style:family="text">
      <style:text-properties style:text-position="super 58%" style:font-name="標楷體1" officeooo:rsid="3dea8265" style:font-name-asian="Liberation Serif" style:font-name-complex="Liberation Serif"/>
    </style:style>
    <style:style style:name="T540" style:family="text">
      <style:text-properties style:text-position="super 58%" style:font-name="標楷體1" officeooo:rsid="3e1aabd3" style:font-name-asian="Liberation Serif" style:font-name-complex="Liberation Serif"/>
    </style:style>
    <style:style style:name="T541" style:family="text">
      <style:text-properties style:text-position="super 58%" style:font-name="標楷體1" officeooo:rsid="3e4362f4" style:font-name-asian="Liberation Serif" style:font-name-complex="Liberation Serif"/>
    </style:style>
    <style:style style:name="T542" style:family="text">
      <style:text-properties style:text-position="super 58%" style:font-name="標楷體1" officeooo:rsid="3e4e2661" style:font-name-asian="Liberation Serif" style:font-name-complex="Liberation Serif"/>
    </style:style>
    <style:style style:name="T543" style:family="text">
      <style:text-properties style:text-position="super 58%" style:font-name="標楷體1" officeooo:rsid="3e56a161" style:font-name-asian="Liberation Serif" style:font-name-complex="Liberation Serif"/>
    </style:style>
    <style:style style:name="T544" style:family="text">
      <style:text-properties style:text-position="super 58%" style:font-name="標楷體1" officeooo:rsid="3e56bb02" style:font-name-asian="Liberation Serif" style:font-name-complex="Liberation Serif"/>
    </style:style>
    <style:style style:name="T545" style:family="text">
      <style:text-properties style:text-position="super 58%" style:font-name="標楷體1" officeooo:rsid="3e76a450"/>
    </style:style>
    <style:style style:name="T546" style:family="text">
      <style:text-properties style:text-position="super 58%" style:font-name="標楷體1" officeooo:rsid="3e59473e"/>
    </style:style>
    <style:style style:name="T547" style:family="text">
      <style:text-properties style:text-position="super 58%" style:font-name="標楷體1" officeooo:rsid="3e7eee08"/>
    </style:style>
    <style:style style:name="T548" style:family="text">
      <style:text-properties style:text-position="super 58%" style:font-name="標楷體1" officeooo:rsid="3e580675"/>
    </style:style>
    <style:style style:name="T549" style:family="text">
      <style:text-properties style:text-position="super 58%" style:font-name="標楷體1" officeooo:rsid="3e973530"/>
    </style:style>
    <style:style style:name="T550" style:family="text">
      <style:text-properties style:text-position="super 58%" style:font-name="標楷體1" officeooo:rsid="3a5cb77b"/>
    </style:style>
    <style:style style:name="T551" style:family="text">
      <style:text-properties style:text-position="super 58%" style:font-name="標楷體1" officeooo:rsid="3e5fb7f1"/>
    </style:style>
    <style:style style:name="T552" style:family="text">
      <style:text-properties style:text-position="super 58%" style:font-name="標楷體1" officeooo:rsid="3e98ff1c"/>
    </style:style>
    <style:style style:name="T553" style:family="text">
      <style:text-properties style:text-position="super 58%" style:font-name="標楷體1" officeooo:rsid="3e996114"/>
    </style:style>
    <style:style style:name="T554" style:family="text">
      <style:text-properties style:text-position="super 58%" style:font-name="標楷體1" officeooo:rsid="3afd9d17"/>
    </style:style>
    <style:style style:name="T555" style:family="text">
      <style:text-properties style:text-position="super 58%" style:font-name="標楷體1" officeooo:rsid="3b049f57"/>
    </style:style>
    <style:style style:name="T556" style:family="text">
      <style:text-properties style:text-position="super 58%" style:font-name="標楷體1" officeooo:rsid="3ecbbbcf"/>
    </style:style>
    <style:style style:name="T557" style:family="text">
      <style:text-properties style:text-position="super 58%" style:font-name="標楷體1" officeooo:rsid="3ed286dc"/>
    </style:style>
    <style:style style:name="T558" style:family="text">
      <style:text-properties style:text-position="super 58%" style:font-name="標楷體1" officeooo:rsid="3ecf6aaa"/>
    </style:style>
    <style:style style:name="T559" style:family="text">
      <style:text-properties style:text-position="super 58%" style:font-name="標楷體1" fo:font-weight="normal" officeooo:rsid="3ed7df42" style:font-weight-asian="normal" style:font-weight-complex="normal"/>
    </style:style>
    <style:style style:name="T560" style:family="text">
      <style:text-properties style:text-position="super 58%" style:font-name="標楷體1" officeooo:rsid="31607ae1" style:font-name-complex="Mangal"/>
    </style:style>
    <style:style style:name="T561" style:family="text">
      <style:text-properties style:text-position="super 58%" style:font-name="標楷體1" officeooo:rsid="3a611186" style:font-name-complex="標楷體"/>
    </style:style>
    <style:style style:name="T562" style:family="text">
      <style:text-properties style:text-position="super 58%" officeooo:rsid="3b9b60a7"/>
    </style:style>
    <style:style style:name="T563" style:family="text">
      <style:text-properties style:text-position="super 58%" officeooo:rsid="3d75d2a6"/>
    </style:style>
    <style:style style:name="T564" style:family="text">
      <style:text-properties style:text-position="super 58%" officeooo:rsid="3cd3984c"/>
    </style:style>
    <style:style style:name="T565" style:family="text">
      <style:text-properties style:text-position="super 58%" officeooo:rsid="3cb6cc3e"/>
    </style:style>
    <style:style style:name="T566" style:family="text">
      <style:text-properties style:text-position="super 58%" style:font-name="標楷體" officeooo:rsid="3e66a83d" style:font-name-asian="標楷體"/>
    </style:style>
    <style:style style:name="T567" style:family="text">
      <style:text-properties style:text-position="super 58%" style:font-name="標楷體" officeooo:rsid="31626dc7" style:font-name-asian="標楷體"/>
    </style:style>
    <style:style style:name="T568" style:family="text">
      <style:text-properties style:text-position="super 58%" style:font-name="標楷體" officeooo:rsid="31626dc7" style:font-name-asian="標楷體" style:font-name-complex="Liberation Serif"/>
    </style:style>
    <style:style style:name="T569" style:family="text">
      <style:text-properties style:text-position="super 58%" style:font-name="標楷體" officeooo:rsid="3f3bf20e" style:font-name-asian="標楷體" style:font-name-complex="標楷體"/>
    </style:style>
    <style:style style:name="T570" style:family="text">
      <style:text-properties style:text-position="super 58%" style:font-name="標楷體" officeooo:rsid="3f3d5b5c" style:font-name-asian="標楷體" style:font-name-complex="標楷體"/>
    </style:style>
    <style:style style:name="T571" style:family="text">
      <style:text-properties style:text-position="super 58%" style:font-name="標楷體" officeooo:rsid="3f56d61d" style:font-name-asian="標楷體" style:font-name-complex="標楷體"/>
    </style:style>
    <style:style style:name="T572" style:family="text">
      <style:text-properties style:text-position="super 58%" style:font-name="標楷體" officeooo:rsid="3f5e0697" style:font-name-asian="標楷體" style:font-name-complex="標楷體"/>
    </style:style>
    <style:style style:name="T573" style:family="text">
      <style:text-properties style:text-position="super 58%" style:font-name="標楷體" officeooo:rsid="3f55bc05" style:font-name-asian="標楷體" style:font-name-complex="標楷體"/>
    </style:style>
    <style:style style:name="T574" style:family="text">
      <style:text-properties style:text-position="super 58%" style:font-name="標楷體" officeooo:rsid="3f69a385" style:font-name-asian="標楷體" style:font-name-complex="標楷體"/>
    </style:style>
    <style:style style:name="T575" style:family="text">
      <style:text-properties style:text-position="super 58%" style:font-name="標楷體" officeooo:rsid="3f3d5b5c" style:font-name-asian="標楷體"/>
    </style:style>
    <style:style style:name="T576" style:family="text">
      <style:text-properties style:text-position="super 58%" style:font-name="標楷體" officeooo:rsid="3f56d61d" style:font-name-asian="標楷體"/>
    </style:style>
    <style:style style:name="T577" style:family="text">
      <style:text-properties style:text-position="super 58%" style:font-name="標楷體" officeooo:rsid="3f55bc05" style:font-name-asian="標楷體"/>
    </style:style>
    <style:style style:name="T578" style:family="text">
      <style:text-properties style:text-position="super 58%" style:font-name="標楷體" officeooo:rsid="3f69a385" style:font-name-asian="標楷體"/>
    </style:style>
    <style:style style:name="T579" style:family="text">
      <style:text-properties style:text-position="super 58%" style:font-name="標楷體" officeooo:rsid="3f3bf20e" style:font-name-asian="標楷體"/>
    </style:style>
    <style:style style:name="T580" style:family="text">
      <style:text-properties style:text-position="super 58%" style:font-name="標楷體" officeooo:rsid="40398a21" style:font-name-asian="標楷體"/>
    </style:style>
    <style:style style:name="T581" style:family="text">
      <style:text-properties style:text-position="super 58%" style:font-name="標楷體" officeooo:rsid="403af25a" style:font-name-asian="標楷體"/>
    </style:style>
    <style:style style:name="T582" style:family="text">
      <style:text-properties style:text-position="super 58%" style:font-name="Liberation Serif1" officeooo:rsid="3afd9d17" style:font-name-asian="標楷體1" style:font-name-complex="標楷體"/>
    </style:style>
    <style:style style:name="T583" style:family="text">
      <style:text-properties style:text-position="sub 58%"/>
    </style:style>
    <style:style style:name="T584" style:family="text">
      <style:text-properties style:text-position="sub 58%" style:font-name="標楷體1"/>
    </style:style>
    <style:style style:name="T585" style:family="text">
      <style:text-properties style:text-position="sub 58%" style:font-name="標楷體1" style:font-name-asian="標楷體1" style:font-name-complex="標楷體"/>
    </style:style>
    <style:style style:name="T586" style:family="text">
      <style:text-properties style:text-position="sub 58%" style:font-name="標楷體1" officeooo:rsid="3b283ca3" style:font-name-asian="標楷體1" style:font-name-complex="標楷體"/>
    </style:style>
    <style:style style:name="T587" style:family="text">
      <style:text-properties style:text-position="sub 58%" style:font-name="標楷體1" officeooo:rsid="3b4bf034" style:font-name-asian="標楷體1" style:font-name-complex="標楷體"/>
    </style:style>
    <style:style style:name="T588" style:family="text">
      <style:text-properties style:text-position="sub 58%" style:font-name="標楷體1" officeooo:rsid="3b6a95a7" style:font-name-asian="標楷體1" style:font-name-complex="標楷體"/>
    </style:style>
    <style:style style:name="T589" style:family="text">
      <style:text-properties style:text-position="sub 58%" style:font-name="標楷體1" officeooo:rsid="4004bbe0" style:font-name-asian="標楷體1" style:font-name-complex="標楷體"/>
    </style:style>
    <style:style style:name="T590" style:family="text">
      <style:text-properties style:text-position="sub 58%" style:font-name="標楷體1" officeooo:rsid="4009235b" style:font-name-asian="標楷體1" style:font-name-complex="標楷體"/>
    </style:style>
    <style:style style:name="T591" style:family="text">
      <style:text-properties style:text-position="sub 58%" style:font-name="標楷體1" officeooo:rsid="400a4f04" style:font-name-asian="標楷體1" style:font-name-complex="標楷體"/>
    </style:style>
    <style:style style:name="T592" style:family="text">
      <style:text-properties style:text-position="sub 58%" style:font-name="標楷體1" officeooo:rsid="40128a5d" style:font-name-asian="標楷體1" style:font-name-complex="標楷體"/>
    </style:style>
    <style:style style:name="T593" style:family="text">
      <style:text-properties style:text-position="sub 58%" style:font-name="標楷體1" officeooo:rsid="401455e3" style:font-name-asian="標楷體1" style:font-name-complex="標楷體"/>
    </style:style>
    <style:style style:name="T594" style:family="text">
      <style:text-properties style:text-position="sub 58%" style:font-name="標楷體1" officeooo:rsid="402292f5" style:font-name-asian="標楷體1" style:font-name-complex="標楷體"/>
    </style:style>
    <style:style style:name="T595" style:family="text">
      <style:text-properties style:text-position="sub 58%" style:font-name="標楷體1" officeooo:rsid="40a31510" style:font-name-asian="標楷體1" style:font-name-complex="標楷體"/>
    </style:style>
    <style:style style:name="T596" style:family="text">
      <style:text-properties style:text-position="sub 58%" style:font-name="標楷體1" officeooo:rsid="40e0957d" style:font-name-asian="標楷體1" style:font-name-complex="標楷體"/>
    </style:style>
    <style:style style:name="T597" style:family="text">
      <style:text-properties style:text-position="sub 58%" style:font-name="標楷體1" officeooo:rsid="3b4bf034" style:font-name-asian="標楷體1"/>
    </style:style>
    <style:style style:name="T598" style:family="text">
      <style:text-properties style:text-position="sub 58%" style:font-name="標楷體1" officeooo:rsid="3c104b44" style:font-name-asian="標楷體1"/>
    </style:style>
    <style:style style:name="T599" style:family="text">
      <style:text-properties style:text-position="sub 58%" style:font-name="標楷體1" officeooo:rsid="311693c9" style:font-name-asian="標楷體1"/>
    </style:style>
    <style:style style:name="T600" style:family="text">
      <style:text-properties style:text-position="sub 58%" style:font-name="標楷體1" officeooo:rsid="3dc6c1b3" style:font-name-asian="標楷體1"/>
    </style:style>
    <style:style style:name="T601" style:family="text">
      <style:text-properties style:text-position="sub 58%" style:font-name="標楷體1" officeooo:rsid="3dc88d83" style:font-name-asian="標楷體1"/>
    </style:style>
    <style:style style:name="T602" style:family="text">
      <style:text-properties style:text-position="sub 58%" style:font-name="標楷體1" officeooo:rsid="3dd2e5f3" style:font-name-asian="標楷體1"/>
    </style:style>
    <style:style style:name="T603" style:family="text">
      <style:text-properties style:text-position="sub 58%" style:font-name="標楷體1" officeooo:rsid="3dd475f6" style:font-name-asian="標楷體1"/>
    </style:style>
    <style:style style:name="T604" style:family="text">
      <style:text-properties style:text-position="sub 58%" style:font-name="標楷體1" officeooo:rsid="3dd4d791" style:font-name-asian="標楷體1"/>
    </style:style>
    <style:style style:name="T605" style:family="text">
      <style:text-properties style:text-position="sub 58%" style:font-name="標楷體1" style:font-name-asian="標楷體1" style:font-name-complex="Mangal"/>
    </style:style>
    <style:style style:name="T606" style:family="text">
      <style:text-properties style:text-position="sub 58%" style:font-name="標楷體1" officeooo:rsid="3de95bc5" style:font-name-asian="標楷體1" style:font-name-complex="Mangal"/>
    </style:style>
    <style:style style:name="T607" style:family="text">
      <style:text-properties style:text-position="sub 58%" style:font-name="標楷體1" officeooo:rsid="311693c9" style:font-name-asian="標楷體1" style:font-name-complex="Mangal"/>
    </style:style>
    <style:style style:name="T608" style:family="text">
      <style:text-properties style:text-position="sub 58%" style:font-name="標楷體1" officeooo:rsid="3dea8265" style:font-name-asian="標楷體1" style:font-name-complex="Mangal"/>
    </style:style>
    <style:style style:name="T609" style:family="text">
      <style:text-properties style:text-position="sub 58%" style:font-name="標楷體1" officeooo:rsid="3e1334ef" style:font-name-asian="標楷體1" style:font-name-complex="Mangal"/>
    </style:style>
    <style:style style:name="T610" style:family="text">
      <style:text-properties style:text-position="sub 58%" style:font-name="標楷體1" officeooo:rsid="3e2b3178" style:font-name-asian="標楷體1" style:font-name-complex="Mangal"/>
    </style:style>
    <style:style style:name="T611" style:family="text">
      <style:text-properties style:text-position="sub 58%" style:font-name="標楷體1" officeooo:rsid="3ef0080e" style:font-name-asian="標楷體1" style:font-name-complex="Mangal"/>
    </style:style>
    <style:style style:name="T612" style:family="text">
      <style:text-properties style:text-position="sub 58%" style:font-name="標楷體1" officeooo:rsid="316c12a2" style:font-name-asian="標楷體1" style:font-name-complex="Mangal"/>
    </style:style>
    <style:style style:name="T613" style:family="text">
      <style:text-properties style:text-position="sub 58%" style:font-name="標楷體1" officeooo:rsid="3183eb3e" style:font-name-asian="標楷體1" style:font-name-complex="Mangal"/>
    </style:style>
    <style:style style:name="T614" style:family="text">
      <style:text-properties style:text-position="sub 58%" style:font-name="標楷體1" officeooo:rsid="3f2a3104" style:font-name-asian="標楷體1" style:font-name-complex="Mangal"/>
    </style:style>
    <style:style style:name="T615" style:family="text">
      <style:text-properties style:text-position="sub 58%" style:font-name="標楷體1" officeooo:rsid="3f31139a" style:font-name-asian="標楷體1" style:font-name-complex="Mangal"/>
    </style:style>
    <style:style style:name="T616" style:family="text">
      <style:text-properties style:text-position="sub 58%" style:font-name="標楷體1" officeooo:rsid="3f39a5c9" style:font-name-asian="標楷體1" style:font-name-complex="Mangal"/>
    </style:style>
    <style:style style:name="T617" style:family="text">
      <style:text-properties style:text-position="sub 58%" style:font-name="標楷體1" officeooo:rsid="31911f09" style:font-name-asian="標楷體1" style:font-name-complex="Mangal"/>
    </style:style>
    <style:style style:name="T618" style:family="text">
      <style:text-properties style:text-position="sub 58%" style:font-name="標楷體1" officeooo:rsid="3f4cce7a" style:font-name-asian="標楷體1" style:font-name-complex="Mangal"/>
    </style:style>
    <style:style style:name="T619" style:family="text">
      <style:text-properties style:text-position="sub 58%" style:font-name="標楷體1" officeooo:rsid="3f5503f2" style:font-name-asian="標楷體1" style:font-name-complex="Mangal"/>
    </style:style>
    <style:style style:name="T620" style:family="text">
      <style:text-properties style:text-position="sub 58%" style:font-name="標楷體1" officeooo:rsid="3f55bc05" style:font-name-asian="標楷體1" style:font-name-complex="Mangal"/>
    </style:style>
    <style:style style:name="T621" style:family="text">
      <style:text-properties style:text-position="sub 58%" style:font-name="標楷體1" officeooo:rsid="3f56d61d" style:font-name-asian="標楷體1" style:font-name-complex="Mangal"/>
    </style:style>
    <style:style style:name="T622" style:family="text">
      <style:text-properties style:text-position="sub 58%" style:font-name="標楷體1" officeooo:rsid="3f5e0697" style:font-name-asian="標楷體1" style:font-name-complex="Mangal"/>
    </style:style>
    <style:style style:name="T623" style:family="text">
      <style:text-properties style:text-position="sub 58%" style:font-name="標楷體1" officeooo:rsid="3f609356" style:font-name-asian="標楷體1" style:font-name-complex="Mangal"/>
    </style:style>
    <style:style style:name="T624" style:family="text">
      <style:text-properties style:text-position="sub 58%" style:font-name="標楷體1" officeooo:rsid="3f4acbe8" style:font-name-asian="標楷體1" style:font-name-complex="Mangal"/>
    </style:style>
    <style:style style:name="T625" style:family="text">
      <style:text-properties style:text-position="sub 58%" style:font-name="標楷體1" officeooo:rsid="3f715a33" style:font-name-asian="標楷體1" style:font-name-complex="Mangal"/>
    </style:style>
    <style:style style:name="T626" style:family="text">
      <style:text-properties style:text-position="sub 58%" style:font-name="標楷體1" officeooo:rsid="3f734351" style:font-name-asian="標楷體1" style:font-name-complex="Mangal"/>
    </style:style>
    <style:style style:name="T627" style:family="text">
      <style:text-properties style:text-position="sub 58%" style:font-name="標楷體1" officeooo:rsid="3f9481bc" style:font-name-asian="標楷體1" style:font-name-complex="Mangal"/>
    </style:style>
    <style:style style:name="T628" style:family="text">
      <style:text-properties style:text-position="sub 58%" style:font-name="標楷體1" officeooo:rsid="3fa00ecc" style:font-name-asian="標楷體1" style:font-name-complex="Mangal"/>
    </style:style>
    <style:style style:name="T629" style:family="text">
      <style:text-properties style:text-position="sub 58%" style:font-name="標楷體1" officeooo:rsid="3fa13251" style:font-name-asian="標楷體1" style:font-name-complex="Mangal"/>
    </style:style>
    <style:style style:name="T630" style:family="text">
      <style:text-properties style:text-position="sub 58%" style:font-name="標楷體1" officeooo:rsid="3fa132c7" style:font-name-asian="標楷體1" style:font-name-complex="Mangal"/>
    </style:style>
    <style:style style:name="T631" style:family="text">
      <style:text-properties style:text-position="sub 58%" style:font-name="標楷體1" officeooo:rsid="3fa32522" style:font-name-asian="標楷體1" style:font-name-complex="Mangal"/>
    </style:style>
    <style:style style:name="T632" style:family="text">
      <style:text-properties style:text-position="sub 58%" style:font-name="標楷體1" officeooo:rsid="3fabafc6" style:font-name-asian="標楷體1" style:font-name-complex="Mangal"/>
    </style:style>
    <style:style style:name="T633" style:family="text">
      <style:text-properties style:text-position="sub 58%" style:font-name="標楷體1" officeooo:rsid="3fadc56b" style:font-name-asian="標楷體1" style:font-name-complex="Mangal"/>
    </style:style>
    <style:style style:name="T634" style:family="text">
      <style:text-properties style:text-position="sub 58%" style:font-name="標楷體1" officeooo:rsid="3faec669" style:font-name-asian="標楷體1" style:font-name-complex="Mangal"/>
    </style:style>
    <style:style style:name="T635" style:family="text">
      <style:text-properties style:text-position="sub 58%" style:font-name="標楷體1" officeooo:rsid="3fb4e278" style:font-name-asian="標楷體1" style:font-name-complex="Mangal"/>
    </style:style>
    <style:style style:name="T636" style:family="text">
      <style:text-properties style:text-position="sub 58%" style:font-name="標楷體1" officeooo:rsid="3fbd3560" style:font-name-asian="標楷體1" style:font-name-complex="Mangal"/>
    </style:style>
    <style:style style:name="T637" style:family="text">
      <style:text-properties style:text-position="sub 58%" style:font-name="標楷體1" officeooo:rsid="3fc2b01b" style:font-name-asian="標楷體1" style:font-name-complex="Mangal"/>
    </style:style>
    <style:style style:name="T638" style:family="text">
      <style:text-properties style:text-position="sub 58%" style:font-name="標楷體1" officeooo:rsid="3fc65f6f" style:font-name-asian="標楷體1" style:font-name-complex="Mangal"/>
    </style:style>
    <style:style style:name="T639" style:family="text">
      <style:text-properties style:text-position="sub 58%" style:font-name="標楷體1" officeooo:rsid="3fe37d27" style:font-name-asian="標楷體1" style:font-name-complex="Mangal"/>
    </style:style>
    <style:style style:name="T640" style:family="text">
      <style:text-properties style:text-position="sub 58%" style:font-name="標楷體1" officeooo:rsid="40043bb7" style:font-name-asian="標楷體1" style:font-name-complex="Mangal"/>
    </style:style>
    <style:style style:name="T641" style:family="text">
      <style:text-properties style:text-position="sub 58%" style:font-name="標楷體1" officeooo:rsid="4006a40c" style:font-name-asian="標楷體1" style:font-name-complex="Mangal"/>
    </style:style>
    <style:style style:name="T642" style:family="text">
      <style:text-properties style:text-position="sub 58%" style:font-name="標楷體1" officeooo:rsid="400c3022" style:font-name-asian="標楷體1" style:font-name-complex="Mangal"/>
    </style:style>
    <style:style style:name="T643" style:family="text">
      <style:text-properties style:text-position="sub 58%" style:font-name="標楷體1" officeooo:rsid="400c62a8" style:font-name-asian="標楷體1" style:font-name-complex="Mangal"/>
    </style:style>
    <style:style style:name="T644" style:family="text">
      <style:text-properties style:text-position="sub 58%" style:font-name="標楷體1" officeooo:rsid="40128a5d" style:font-name-asian="標楷體1" style:font-name-complex="Mangal"/>
    </style:style>
    <style:style style:name="T645" style:family="text">
      <style:text-properties style:text-position="sub 58%" style:font-name="標楷體1" officeooo:rsid="401455e3" style:font-name-asian="標楷體1" style:font-name-complex="Mangal"/>
    </style:style>
    <style:style style:name="T646" style:family="text">
      <style:text-properties style:text-position="sub 58%" style:font-name="標楷體1" officeooo:rsid="40318025" style:font-name-asian="標楷體1" style:font-name-complex="Mangal"/>
    </style:style>
    <style:style style:name="T647" style:family="text">
      <style:text-properties style:text-position="sub 58%" style:font-name="標楷體1" officeooo:rsid="403b042e" style:font-name-asian="標楷體1" style:font-name-complex="Mangal"/>
    </style:style>
    <style:style style:name="T648" style:family="text">
      <style:text-properties style:text-position="sub 58%" style:font-name="標楷體1" officeooo:rsid="401b98b0" style:font-name-asian="標楷體1" style:font-name-complex="Mangal"/>
    </style:style>
    <style:style style:name="T649" style:family="text">
      <style:text-properties style:text-position="sub 58%" style:font-name="標楷體1" officeooo:rsid="401f2614" style:font-name-asian="標楷體1" style:font-name-complex="Mangal"/>
    </style:style>
    <style:style style:name="T650" style:family="text">
      <style:text-properties style:text-position="sub 58%" style:font-name="標楷體1" officeooo:rsid="40929bd2" style:font-name-asian="標楷體1" style:font-name-complex="Mangal"/>
    </style:style>
    <style:style style:name="T651" style:family="text">
      <style:text-properties style:text-position="sub 58%" style:font-name="標楷體1" officeooo:rsid="3f144344" style:font-name-asian="標楷體1" style:font-name-complex="Mangal"/>
    </style:style>
    <style:style style:name="T652" style:family="text">
      <style:text-properties style:text-position="sub 58%" style:font-name="標楷體1" officeooo:rsid="40fe0570" style:font-name-asian="標楷體1" style:font-name-complex="Mangal"/>
    </style:style>
    <style:style style:name="T653" style:family="text">
      <style:text-properties style:text-position="sub 58%" style:font-name="標楷體1" officeooo:rsid="41108fb8" style:font-name-asian="標楷體1" style:font-name-complex="Mangal"/>
    </style:style>
    <style:style style:name="T654" style:family="text">
      <style:text-properties style:text-position="sub 58%" style:font-name="標楷體1" officeooo:rsid="41471c51" style:font-name-asian="標楷體1" style:font-name-complex="Mangal"/>
    </style:style>
    <style:style style:name="T655" style:family="text">
      <style:text-properties style:text-position="sub 58%" style:font-name="標楷體1" officeooo:rsid="3dd82608" style:font-name-asian="標楷體1"/>
    </style:style>
    <style:style style:name="T656" style:family="text">
      <style:text-properties style:text-position="sub 58%" style:font-name="標楷體1" officeooo:rsid="3dda3fc4" style:font-name-asian="標楷體1"/>
    </style:style>
    <style:style style:name="T657" style:family="text">
      <style:text-properties style:text-position="sub 58%" style:font-name="標楷體1" officeooo:rsid="3dda5b79" style:font-name-asian="標楷體1"/>
    </style:style>
    <style:style style:name="T658" style:family="text">
      <style:text-properties style:text-position="sub 58%" style:font-name="標楷體1" officeooo:rsid="3de393fa" style:font-name-asian="標楷體1"/>
    </style:style>
    <style:style style:name="T659" style:family="text">
      <style:text-properties style:text-position="sub 58%" style:font-name="標楷體1" officeooo:rsid="3de933fd" style:font-name-asian="標楷體1"/>
    </style:style>
    <style:style style:name="T660" style:family="text">
      <style:text-properties style:text-position="sub 58%" style:font-name="標楷體1" officeooo:rsid="3def5780" style:font-name-asian="標楷體1"/>
    </style:style>
    <style:style style:name="T661" style:family="text">
      <style:text-properties style:text-position="sub 58%" style:font-name="標楷體1" officeooo:rsid="3e044660" style:font-name-asian="標楷體1"/>
    </style:style>
    <style:style style:name="T662" style:family="text">
      <style:text-properties style:text-position="sub 58%" style:font-name="標楷體1" officeooo:rsid="3e1334ef" style:font-name-asian="標楷體1"/>
    </style:style>
    <style:style style:name="T663" style:family="text">
      <style:text-properties style:text-position="sub 58%" style:font-name="標楷體1" officeooo:rsid="3e1aabd3" style:font-name-asian="標楷體1"/>
    </style:style>
    <style:style style:name="T664" style:family="text">
      <style:text-properties style:text-position="sub 58%" style:font-name="標楷體1" officeooo:rsid="3e1b70f2" style:font-name-asian="標楷體1"/>
    </style:style>
    <style:style style:name="T665" style:family="text">
      <style:text-properties style:text-position="sub 58%" style:font-name="標楷體1" officeooo:rsid="3e2473a7" style:font-name-asian="標楷體1"/>
    </style:style>
    <style:style style:name="T666" style:family="text">
      <style:text-properties style:text-position="sub 58%" style:font-name="標楷體1" officeooo:rsid="3e28fbd9" style:font-name-asian="標楷體1"/>
    </style:style>
    <style:style style:name="T667" style:family="text">
      <style:text-properties style:text-position="sub 58%" style:font-name="標楷體1" officeooo:rsid="3e2b3178" style:font-name-asian="標楷體1"/>
    </style:style>
    <style:style style:name="T668" style:family="text">
      <style:text-properties style:text-position="sub 58%" style:font-name="標楷體1" officeooo:rsid="3e3662d6" style:font-name-asian="標楷體1"/>
    </style:style>
    <style:style style:name="T669" style:family="text">
      <style:text-properties style:text-position="sub 58%" style:font-name="標楷體1" officeooo:rsid="3e38307d" style:font-name-asian="標楷體1"/>
    </style:style>
    <style:style style:name="T670" style:family="text">
      <style:text-properties style:text-position="sub 58%" style:font-name="標楷體1" officeooo:rsid="3e3eac8a" style:font-name-asian="標楷體1"/>
    </style:style>
    <style:style style:name="T671" style:family="text">
      <style:text-properties style:text-position="sub 58%" style:font-name="標楷體1" officeooo:rsid="3de84463" style:font-name-asian="標楷體1"/>
    </style:style>
    <style:style style:name="T672" style:family="text">
      <style:text-properties style:text-position="sub 58%" style:font-name="標楷體1" officeooo:rsid="3defd071" style:font-name-asian="標楷體1"/>
    </style:style>
    <style:style style:name="T673" style:family="text">
      <style:text-properties style:text-position="sub 58%" style:font-name="標楷體1" officeooo:rsid="4143bfbd" style:font-name-asian="標楷體1"/>
    </style:style>
    <style:style style:name="T674" style:family="text">
      <style:text-properties style:text-position="sub 58%" style:font-name="標楷體1" officeooo:rsid="3b4bf034"/>
    </style:style>
    <style:style style:name="T675" style:family="text">
      <style:text-properties style:text-position="sub 58%" style:font-name="標楷體1" officeooo:rsid="3c985e35"/>
    </style:style>
    <style:style style:name="T676" style:family="text">
      <style:text-properties style:text-position="sub 58%" style:font-name="標楷體1" officeooo:rsid="311693c9"/>
    </style:style>
    <style:style style:name="T677" style:family="text">
      <style:text-properties style:text-position="sub 58%" style:font-name="標楷體1" officeooo:rsid="3d7ee97f"/>
    </style:style>
    <style:style style:name="T678" style:family="text">
      <style:text-properties style:text-position="sub 58%" style:font-name="標楷體1" officeooo:rsid="3db8ef00"/>
    </style:style>
    <style:style style:name="T679" style:family="text">
      <style:text-properties style:text-position="sub 58%" style:font-name="標楷體1" style:font-name-asian="Liberation Serif" style:font-name-complex="Liberation Serif"/>
    </style:style>
    <style:style style:name="T680" style:family="text">
      <style:text-properties style:text-position="sub 58%" style:font-name="標楷體1" officeooo:rsid="3dea8265" style:font-name-asian="Liberation Serif" style:font-name-complex="Liberation Serif"/>
    </style:style>
    <style:style style:name="T681" style:family="text">
      <style:text-properties style:text-position="sub 58%" style:font-name="標楷體1" officeooo:rsid="3ded614a" style:font-name-asian="Liberation Serif" style:font-name-complex="Liberation Serif"/>
    </style:style>
    <style:style style:name="T682" style:family="text">
      <style:text-properties style:text-position="sub 58%" style:font-name="標楷體1" officeooo:rsid="3de95bc5" style:font-name-asian="Liberation Serif" style:font-name-complex="Liberation Serif"/>
    </style:style>
    <style:style style:name="T683" style:family="text">
      <style:text-properties style:text-position="sub 58%" style:font-name="標楷體1" officeooo:rsid="3e580675"/>
    </style:style>
    <style:style style:name="T684" style:family="text">
      <style:text-properties style:text-position="sub 58%" style:font-name="標楷體1" officeooo:rsid="3b049f57"/>
    </style:style>
    <style:style style:name="T685" style:family="text">
      <style:text-properties style:text-position="sub 58%" style:font-name="標楷體1" officeooo:rsid="3ecbbbcf"/>
    </style:style>
    <style:style style:name="T686" style:family="text">
      <style:text-properties style:text-position="sub 58%" style:font-name="標楷體1" officeooo:rsid="3ecf6aaa"/>
    </style:style>
    <style:style style:name="T687" style:family="text">
      <style:text-properties style:text-position="sub 58%" style:font-name="標楷體1" officeooo:rsid="3a5cb77b" style:font-name-complex="標楷體"/>
    </style:style>
    <style:style style:name="T688" style:family="text">
      <style:text-properties style:text-position="sub 58%" style:font-name="標楷體1" officeooo:rsid="3a611186" style:font-name-complex="標楷體"/>
    </style:style>
    <style:style style:name="T689" style:family="text">
      <style:text-properties style:text-position="sub 58%" style:font-name="標楷體1" officeooo:rsid="403d461e" style:font-name-complex="Mangal"/>
    </style:style>
    <style:style style:name="T690" style:family="text">
      <style:text-properties style:text-position="sub 58%" style:font-name="標楷體1" officeooo:rsid="311693c9" style:font-name-complex="Mangal"/>
    </style:style>
    <style:style style:name="T691" style:family="text">
      <style:text-properties style:text-position="sub 58%" style:font-name="標楷體1" officeooo:rsid="3fa132c7" style:font-name-complex="Mangal"/>
    </style:style>
    <style:style style:name="T692" style:family="text">
      <style:text-properties style:text-position="sub 58%" style:font-name="標楷體1" officeooo:rsid="403b042e" style:font-name-complex="Mangal"/>
    </style:style>
    <style:style style:name="T693" style:family="text">
      <style:text-properties style:text-position="sub 58%" style:font-name="標楷體1" officeooo:rsid="4040b0d2" style:font-name-complex="Mangal"/>
    </style:style>
    <style:style style:name="T694" style:family="text">
      <style:text-properties style:text-position="sub 58%" style:font-name="標楷體1" officeooo:rsid="3f734351" style:font-name-complex="Mangal"/>
    </style:style>
    <style:style style:name="T695" style:family="text">
      <style:text-properties style:text-position="sub 58%" style:font-name="標楷體1" officeooo:rsid="3ef0080e" style:font-name-complex="Mangal"/>
    </style:style>
    <style:style style:name="T696" style:family="text">
      <style:text-properties style:text-position="sub 58%" style:font-name="標楷體1" officeooo:rsid="3f144344" style:font-name-complex="Mangal"/>
    </style:style>
    <style:style style:name="T697" style:family="text">
      <style:text-properties style:text-position="sub 58%" style:font-name="標楷體1" officeooo:rsid="405234df" style:font-name-complex="Mangal"/>
    </style:style>
    <style:style style:name="T698" style:family="text">
      <style:text-properties style:text-position="sub 58%" style:font-name="標楷體1" officeooo:rsid="40653764" style:font-name-complex="Mangal"/>
    </style:style>
    <style:style style:name="T699" style:family="text">
      <style:text-properties style:text-position="sub 58%" style:font-name="標楷體1" officeooo:rsid="40683107" style:font-name-complex="Mangal"/>
    </style:style>
    <style:style style:name="T700" style:family="text">
      <style:text-properties style:text-position="sub 58%" style:font-name="標楷體1" officeooo:rsid="400d6c25" style:font-name-complex="Mangal"/>
    </style:style>
    <style:style style:name="T701" style:family="text">
      <style:text-properties style:text-position="sub 58%" style:font-name="標楷體" style:font-name-asian="標楷體" style:font-name-complex="標楷體"/>
    </style:style>
    <style:style style:name="T702" style:family="text">
      <style:text-properties style:text-position="sub 58%" style:font-name="標楷體" officeooo:rsid="3b39f0e6" style:font-name-asian="標楷體" style:font-name-complex="標楷體"/>
    </style:style>
    <style:style style:name="T703" style:family="text">
      <style:text-properties style:text-position="sub 58%" style:font-name="標楷體" officeooo:rsid="3b2e013a" style:font-name-asian="標楷體" style:font-name-complex="標楷體"/>
    </style:style>
    <style:style style:name="T704" style:family="text">
      <style:text-properties style:text-position="sub 58%" style:font-name="標楷體" officeooo:rsid="3b4bf034" style:font-name-asian="標楷體" style:font-name-complex="標楷體"/>
    </style:style>
    <style:style style:name="T705" style:family="text">
      <style:text-properties style:text-position="sub 58%" style:font-name="標楷體" officeooo:rsid="3b283ca3" style:font-name-asian="標楷體" style:font-name-complex="標楷體"/>
    </style:style>
    <style:style style:name="T706" style:family="text">
      <style:text-properties style:text-position="sub 58%" style:font-name="標楷體" officeooo:rsid="3f3bf20e" style:font-name-asian="標楷體" style:font-name-complex="標楷體"/>
    </style:style>
    <style:style style:name="T707" style:family="text">
      <style:text-properties style:text-position="sub 58%" style:font-name="標楷體" officeooo:rsid="3f497485" style:font-name-asian="標楷體" style:font-name-complex="標楷體"/>
    </style:style>
    <style:style style:name="T708" style:family="text">
      <style:text-properties style:text-position="sub 58%" style:font-name="標楷體" officeooo:rsid="3f497485" style:font-name-asian="標楷體"/>
    </style:style>
    <style:style style:name="T709" style:family="text">
      <style:text-properties style:text-position="sub 58%" style:font-name="標楷體" officeooo:rsid="3f3bf20e" style:font-name-asian="標楷體"/>
    </style:style>
    <style:style style:name="T710" style:family="text">
      <style:text-properties style:text-position="sub 58%" officeooo:rsid="3b4bf034"/>
    </style:style>
    <style:style style:name="T711" style:family="text">
      <style:text-properties style:text-position="sub 58%" officeooo:rsid="3b39f0e6"/>
    </style:style>
    <style:style style:name="T712" style:family="text">
      <style:text-properties style:text-position="sub 58%" style:font-name="Liberation Serif" officeooo:rsid="3ec53538" style:font-name-asian="Liberation Serif" style:font-name-complex="Liberation Serif"/>
    </style:style>
    <style:style style:name="T713" style:family="text">
      <style:text-properties style:text-position="sub 58%" style:font-name="標楷體1" officeooo:rsid="41471c51" style:font-name-asian="標楷體1" style:font-name-complex="Mangal"/>
    </style:style>
    <style:style style:name="T714" style:family="text">
      <style:text-properties style:text-position="sub 58%" style:font-name="標楷體1" officeooo:rsid="4189f122" style:font-name-asian="標楷體1" style:font-name-complex="Mangal"/>
    </style:style>
    <style:style style:name="T715" style:family="text">
      <style:text-properties style:text-position="sub 58%" style:font-name="標楷體1" officeooo:rsid="418bc6d2" style:font-name-asian="標楷體1" style:font-name-complex="Mangal"/>
    </style:style>
    <style:style style:name="T716" style:family="text">
      <style:text-properties style:text-position="sub 58%" style:font-name="標楷體1" officeooo:rsid="419437a6" style:font-name-asian="標楷體1" style:font-name-complex="Mangal"/>
    </style:style>
    <style:style style:name="T717" style:family="text">
      <style:text-properties style:text-position="sub 58%" style:font-name="標楷體1" officeooo:rsid="4143bfbd" style:font-name-asian="標楷體1"/>
    </style:style>
    <style:style style:name="T718" style:family="text">
      <style:text-properties style:text-position="sub 58%" style:font-name="標楷體1" officeooo:rsid="41661598" style:font-name-asian="標楷體1"/>
    </style:style>
    <style:style style:name="T719" style:family="text">
      <style:text-properties style:text-position="sub 58%" style:font-name="標楷體1" officeooo:rsid="419be789" style:font-name-asian="標楷體1"/>
    </style:style>
    <style:style style:name="T720" style:family="text">
      <style:text-properties style:text-position="sub 58%" style:font-name="標楷體1" officeooo:rsid="41a0d023" style:font-name-asian="標楷體1"/>
    </style:style>
    <style:style style:name="T721" style:family="text">
      <style:text-properties style:text-position="sub 58%" style:font-name="標楷體1" officeooo:rsid="41a14fbd" style:font-name-asian="標楷體1"/>
    </style:style>
    <style:style style:name="T722" style:family="text">
      <style:text-properties style:text-position="sub 58%" style:font-name="Liberation Serif1" officeooo:rsid="415ef108" style:font-name-asian="標楷體1"/>
    </style:style>
    <style:style style:name="T723" style:family="text">
      <style:text-properties officeooo:rsid="3a880cd2"/>
    </style:style>
    <style:style style:name="T724" style:family="text">
      <style:text-properties style:text-outline="false" style:text-line-through-style="none" style:text-line-through-type="none" style:font-name="標楷體1" fo:font-style="normal" fo:text-shadow="none" style:text-underline-style="none" style:font-name-asian="標楷體1" style:font-style-asian="normal" style:font-name-complex="標楷體" style:text-emphasize="none"/>
    </style:style>
    <style:style style:name="T725" style:family="text">
      <style:text-properties style:text-outline="false" style:text-line-through-style="none" style:text-line-through-type="none" style:font-name="標楷體1" fo:font-style="normal" fo:text-shadow="none" style:text-underline-style="none" officeooo:rsid="311693c9" style:font-name-asian="標楷體1" style:font-style-asian="normal" style:font-name-complex="標楷體" style:text-emphasize="none"/>
    </style:style>
    <style:style style:name="T726" style:family="text">
      <style:text-properties style:text-outline="false" style:text-line-through-style="none" style:text-line-through-type="none" style:font-name="標楷體1" fo:font-style="normal" fo:text-shadow="none" style:text-underline-style="none" officeooo:rsid="3192dca2" style:font-name-asian="標楷體1" style:font-style-asian="normal" style:font-name-complex="標楷體" style:text-emphasize="none"/>
    </style:style>
    <style:style style:name="T727" style:family="text">
      <style:text-properties style:text-outline="false" style:text-line-through-style="none" style:text-line-through-type="none" style:font-name="標楷體1" fo:font-style="normal" fo:text-shadow="none" style:text-underline-style="none" officeooo:rsid="31992847" style:font-name-asian="標楷體1" style:font-style-asian="normal" style:font-name-complex="標楷體" style:text-emphasize="none"/>
    </style:style>
    <style:style style:name="T728" style:family="text">
      <style:text-properties style:text-outline="false" style:text-line-through-style="none" style:text-line-through-type="none" style:font-name="標楷體1" fo:font-style="normal" fo:text-shadow="none" style:text-underline-style="none" officeooo:rsid="318a5f4a" style:font-name-asian="標楷體1" style:font-style-asian="normal" style:font-name-complex="標楷體" style:text-emphasize="none"/>
    </style:style>
    <style:style style:name="T729" style:family="text">
      <style:text-properties style:text-outline="false" style:text-line-through-style="none" style:text-line-through-type="none" style:font-name="標楷體1" fo:font-style="normal" fo:text-shadow="none" style:text-underline-style="none" officeooo:rsid="31969c20" style:font-name-asian="標楷體1" style:font-style-asian="normal" style:font-name-complex="標楷體" style:text-emphasize="none"/>
    </style:style>
    <style:style style:name="T730" style:family="text">
      <style:text-properties style:text-outline="false" style:text-line-through-style="none" style:text-line-through-type="none" style:font-name="標楷體1" fo:font-style="normal" fo:text-shadow="none" style:text-underline-style="none" officeooo:rsid="31b04f99" style:font-name-asian="標楷體1" style:font-style-asian="normal" style:font-name-complex="標楷體" style:text-emphasize="none"/>
    </style:style>
    <style:style style:name="T731" style:family="text">
      <style:text-properties style:text-outline="false" style:text-line-through-style="none" style:text-line-through-type="none" style:font-name="標楷體1" fo:font-style="normal" fo:text-shadow="none" style:text-underline-style="none" officeooo:rsid="318e30bc" style:font-name-asian="標楷體1" style:font-style-asian="normal" style:font-name-complex="標楷體" style:text-emphasize="none"/>
    </style:style>
    <style:style style:name="T732" style:family="text">
      <style:text-properties style:text-outline="false" style:text-line-through-style="none" style:text-line-through-type="none" style:font-name="標楷體1" fo:font-style="normal" fo:text-shadow="none" style:text-underline-style="none" officeooo:rsid="316e4ae1" style:font-name-asian="標楷體1" style:font-style-asian="normal" style:font-name-complex="標楷體" style:text-emphasize="none"/>
    </style:style>
    <style:style style:name="T733" style:family="text">
      <style:text-properties style:text-outline="false" style:text-line-through-style="none" style:text-line-through-type="none" style:font-name="標楷體1" fo:font-style="normal" fo:text-shadow="none" style:text-underline-style="none" officeooo:rsid="31a6ca11" style:font-name-asian="標楷體1" style:font-style-asian="normal" style:font-name-complex="標楷體" style:text-emphasize="none"/>
    </style:style>
    <style:style style:name="T734" style:family="text">
      <style:text-properties style:text-outline="false" style:text-line-through-style="none" style:text-line-through-type="none" style:font-name="標楷體1" fo:font-style="normal" fo:text-shadow="none" style:text-underline-style="none" officeooo:rsid="31ac3de2" style:font-name-asian="標楷體1" style:font-style-asian="normal" style:font-name-complex="標楷體" style:text-emphasize="none"/>
    </style:style>
    <style:style style:name="T735" style:family="text">
      <style:text-properties style:text-outline="false" style:text-line-through-style="none" style:text-line-through-type="none" style:font-name="標楷體1" fo:font-style="normal" fo:text-shadow="none" style:text-underline-style="none" officeooo:rsid="31ac9477" style:font-name-asian="標楷體1" style:font-style-asian="normal" style:font-name-complex="標楷體" style:text-emphasize="none"/>
    </style:style>
    <style:style style:name="T736" style:family="text">
      <style:text-properties style:text-outline="false" style:text-line-through-style="none" style:text-line-through-type="none" style:font-name="標楷體1" fo:font-style="normal" fo:text-shadow="none" style:text-underline-style="none" officeooo:rsid="31a24d13" style:font-name-asian="標楷體1" style:font-style-asian="normal" style:font-name-complex="標楷體" style:text-emphasize="none"/>
    </style:style>
    <style:style style:name="T737" style:family="text">
      <style:text-properties style:text-outline="false" style:text-line-through-style="none" style:text-line-through-type="none" style:font-name="標楷體1" fo:font-style="normal" fo:text-shadow="none" style:text-underline-style="none" officeooo:rsid="3172d027" style:font-name-asian="標楷體1" style:font-style-asian="normal" style:font-name-complex="標楷體" style:text-emphasize="none"/>
    </style:style>
    <style:style style:name="T738" style:family="text">
      <style:text-properties style:text-outline="false" style:text-line-through-style="none" style:text-line-through-type="none" style:font-name="標楷體1" fo:font-style="normal" fo:text-shadow="none" style:text-underline-style="none" officeooo:rsid="3ad7a971" style:font-name-asian="標楷體1" style:font-style-asian="normal" style:font-name-complex="標楷體" style:text-emphasize="none"/>
    </style:style>
    <style:style style:name="T739" style:family="text">
      <style:text-properties style:text-outline="false" style:text-line-through-style="none" style:text-line-through-type="none" style:font-name="標楷體1" fo:font-style="normal" fo:text-shadow="none" style:text-underline-style="none" officeooo:rsid="31780d00" style:font-name-asian="標楷體1" style:font-style-asian="normal" style:font-name-complex="標楷體" style:text-emphasize="none"/>
    </style:style>
    <style:style style:name="T740" style:family="text">
      <style:text-properties style:text-outline="false" style:text-line-through-style="none" style:text-line-through-type="none" style:font-name="標楷體1" fo:font-style="normal" fo:text-shadow="none" style:text-underline-style="none" style:font-name-asian="標楷體1" style:font-style-asian="normal" style:font-name-complex="Mangal" style:text-emphasize="none"/>
    </style:style>
    <style:style style:name="T741" style:family="text">
      <style:text-properties style:text-outline="false" style:text-line-through-style="none" style:text-line-through-type="none" style:font-name="標楷體1" fo:font-style="normal" fo:text-shadow="none" style:text-underline-style="none" officeooo:rsid="311693c9" style:font-name-asian="標楷體1" style:font-style-asian="normal" style:font-name-complex="Mangal" style:text-emphasize="none"/>
    </style:style>
    <style:style style:name="T742" style:family="text">
      <style:text-properties style:text-outline="false" style:text-line-through-style="none" style:text-line-through-type="none" style:font-name="標楷體1" fo:font-style="normal" fo:text-shadow="none" style:text-underline-style="none" officeooo:rsid="312357b7" style:font-name-asian="標楷體1" style:font-style-asian="normal" style:font-name-complex="Mangal" style:text-emphasize="none"/>
    </style:style>
    <style:style style:name="T743" style:family="text">
      <style:text-properties style:text-outline="false" style:text-line-through-style="none" style:text-line-through-type="none" style:font-name="標楷體1" fo:font-style="normal" fo:text-shadow="none" style:text-underline-style="none" officeooo:rsid="311ed733" style:font-name-asian="標楷體1" style:font-style-asian="normal" style:font-name-complex="Mangal" style:text-emphasize="none"/>
    </style:style>
    <style:style style:name="T744" style:family="text">
      <style:text-properties style:text-outline="false" style:text-line-through-style="none" style:text-line-through-type="none" style:font-name="標楷體1" fo:font-style="normal" fo:text-shadow="none" style:text-underline-style="none" officeooo:rsid="3183eb3e" style:font-name-asian="標楷體1" style:font-style-asian="normal" style:font-name-complex="Mangal" style:text-emphasize="none"/>
    </style:style>
    <style:style style:name="T745" style:family="text">
      <style:text-properties style:text-outline="false" style:text-line-through-style="none" style:text-line-through-type="none" style:font-name="標楷體1" fo:font-style="normal" fo:text-shadow="none" style:text-underline-style="none" officeooo:rsid="31851120" style:font-name-asian="標楷體1" style:font-style-asian="normal" style:font-name-complex="Mangal" style:text-emphasize="none"/>
    </style:style>
    <style:style style:name="T746" style:family="text">
      <style:text-properties style:text-outline="false" style:text-line-through-style="none" style:text-line-through-type="none" style:font-name="標楷體1" fo:font-style="normal" fo:text-shadow="none" style:text-underline-style="none" officeooo:rsid="31929c97" style:font-name-asian="標楷體1" style:font-style-asian="normal" style:font-name-complex="Mangal" style:text-emphasize="none"/>
    </style:style>
    <style:style style:name="T747" style:family="text">
      <style:text-properties style:text-outline="false" style:text-line-through-style="none" style:text-line-through-type="none" style:font-name="標楷體1" fo:font-style="normal" fo:text-shadow="none" style:text-underline-style="none" officeooo:rsid="3184eaa8" style:font-name-asian="標楷體1" style:font-style-asian="normal" style:font-name-complex="Mangal" style:text-emphasize="none"/>
    </style:style>
    <style:style style:name="T748" style:family="text">
      <style:text-properties style:text-outline="false" style:text-line-through-style="none" style:text-line-through-type="none" style:font-name="標楷體1" fo:font-style="normal" fo:text-shadow="none" style:text-underline-style="none" officeooo:rsid="31660dd1" style:font-name-asian="標楷體1" style:font-style-asian="normal" style:font-name-complex="Mangal" style:text-emphasize="none"/>
    </style:style>
    <style:style style:name="T749" style:family="text">
      <style:text-properties style:text-outline="false" style:text-line-through-style="none" style:text-line-through-type="none" style:font-name="標楷體1" fo:font-style="normal" fo:text-shadow="none" style:text-underline-style="none" officeooo:rsid="313b6bcd" style:font-name-asian="標楷體1" style:font-style-asian="normal" style:font-name-complex="Mangal" style:text-emphasize="none"/>
    </style:style>
    <style:style style:name="T750" style:family="text">
      <style:text-properties style:text-outline="false" style:text-line-through-style="none" style:text-line-through-type="none" style:font-name="標楷體1" fo:font-style="normal" fo:text-shadow="none" style:text-underline-style="none" officeooo:rsid="3aeada58" style:font-name-asian="標楷體1" style:font-style-asian="normal" style:font-name-complex="Mangal" style:text-emphasize="none"/>
    </style:style>
    <style:style style:name="T751" style:family="text">
      <style:text-properties style:text-outline="false" style:text-line-through-style="none" style:text-line-through-type="none" style:font-name="標楷體1" fo:font-style="normal" fo:text-shadow="none" style:font-name-asian="標楷體1" style:font-style-asian="normal" style:text-emphasize="none"/>
    </style:style>
    <style:style style:name="T752" style:family="text">
      <style:text-properties style:text-outline="false" style:text-line-through-style="none" style:text-line-through-type="none" style:font-name="標楷體1" fo:font-style="normal" fo:text-shadow="none" officeooo:rsid="31660dd1" style:font-name-asian="標楷體1" style:font-style-asian="normal" style:text-emphasize="none"/>
    </style:style>
    <style:style style:name="T753" style:family="text">
      <style:text-properties style:text-outline="false" style:text-line-through-style="none" style:text-line-through-type="none" style:font-name="標楷體1" fo:font-style="normal" fo:text-shadow="none" officeooo:rsid="313b6bcd" style:font-name-asian="標楷體1" style:font-style-asian="normal" style:text-emphasize="none"/>
    </style:style>
    <style:style style:name="T754" style:family="text">
      <style:text-properties style:text-outline="false" style:text-line-through-style="none" style:text-line-through-type="none" style:font-name="標楷體1" fo:font-style="normal" fo:text-shadow="none" officeooo:rsid="318935c0" style:font-name-asian="標楷體1" style:font-style-asian="normal" style:text-emphasize="none"/>
    </style:style>
    <style:style style:name="T755" style:family="text">
      <style:text-properties style:text-outline="false" style:text-line-through-style="none" style:text-line-through-type="none" style:font-name="標楷體1" fo:font-style="normal" fo:text-shadow="none" officeooo:rsid="316111b8" style:font-name-asian="標楷體1" style:font-style-asian="normal" style:text-emphasize="none"/>
    </style:style>
    <style:style style:name="T756" style:family="text">
      <style:text-properties style:text-outline="false" style:text-line-through-style="none" style:text-line-through-type="none" style:font-name="標楷體1" fo:font-style="normal" fo:text-shadow="none" officeooo:rsid="311693c9" style:font-name-asian="標楷體1" style:font-style-asian="normal" style:text-emphasize="none"/>
    </style:style>
    <style:style style:name="T757" style:family="text">
      <style:text-properties style:text-outline="false" style:text-line-through-style="none" style:text-line-through-type="none" style:font-name="標楷體1" fo:font-style="normal" fo:text-shadow="none" officeooo:rsid="31607ae1" style:font-name-asian="標楷體1" style:font-style-asian="normal" style:text-emphasize="none"/>
    </style:style>
    <style:style style:name="T758" style:family="text">
      <style:text-properties style:text-outline="false" style:text-line-through-style="none" style:text-line-through-type="none" style:font-name="標楷體1" fo:font-style="normal" fo:text-shadow="none" style:font-name-asian="標楷體1" style:font-style-asian="normal" style:font-name-complex="標楷體" style:text-emphasize="none"/>
    </style:style>
    <style:style style:name="T759" style:family="text">
      <style:text-properties style:text-outline="false" style:text-line-through-style="none" style:text-line-through-type="none" style:font-name="標楷體1" fo:font-style="normal" fo:text-shadow="none" officeooo:rsid="311693c9" style:font-name-asian="標楷體1" style:font-style-asian="normal" style:font-name-complex="標楷體" style:text-emphasize="none"/>
    </style:style>
    <style:style style:name="T760" style:family="text">
      <style:text-properties style:text-outline="false" style:text-line-through-style="none" style:text-line-through-type="none" style:font-name="標楷體1" fo:font-style="normal" fo:text-shadow="none" officeooo:rsid="317113d2" style:font-name-asian="標楷體1" style:font-style-asian="normal" style:font-name-complex="標楷體" style:text-emphasize="none"/>
    </style:style>
    <style:style style:name="T761" style:family="text">
      <style:text-properties style:text-outline="false" style:text-line-through-style="none" style:text-line-through-type="none" style:font-name="標楷體1" fo:font-style="normal" fo:text-shadow="none" officeooo:rsid="318a5f4a" style:font-name-asian="標楷體1" style:font-style-asian="normal" style:font-name-complex="標楷體" style:text-emphasize="none"/>
    </style:style>
    <style:style style:name="T762" style:family="text">
      <style:text-properties style:text-outline="false" style:text-line-through-style="none" style:text-line-through-type="none" style:font-name="標楷體1" fo:font-style="normal" fo:text-shadow="none" officeooo:rsid="31607ae1" style:font-name-asian="標楷體1" style:font-style-asian="normal" style:font-name-complex="標楷體" style:text-emphasize="none"/>
    </style:style>
    <style:style style:name="T763" style:family="text">
      <style:text-properties style:text-outline="false" style:text-line-through-style="none" style:text-line-through-type="none" style:font-name="標楷體1" fo:font-style="normal" fo:text-shadow="none" officeooo:rsid="316111b8" style:font-name-asian="標楷體1" style:font-style-asian="normal" style:font-name-complex="標楷體" style:text-emphasize="none"/>
    </style:style>
    <style:style style:name="T764" style:family="text">
      <style:text-properties style:text-outline="false" style:text-line-through-style="none" style:text-line-through-type="none" style:font-name="標楷體1" fo:font-style="normal" fo:text-shadow="none" officeooo:rsid="31780d00" style:font-name-asian="標楷體1" style:font-style-asian="normal" style:font-name-complex="標楷體" style:text-emphasize="none"/>
    </style:style>
    <style:style style:name="T765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11693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66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16995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67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1a24d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68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18e30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69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16e4a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70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18a5f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71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172d0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72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73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11693c9" style:font-name-asian="標楷體1" style:font-size-asian="17pt" style:language-asian="zh" style:country-asian="TW" style:font-style-asian="normal" style:font-weight-asian="bold" style:font-name-complex="Mangal" style:font-size-complex="17pt" style:font-weight-complex="bold" style:text-emphasize="none"/>
    </style:style>
    <style:style style:name="T774" style:family="text">
      <style:text-properties style:text-outline="false" style:text-line-through-style="none" style:text-line-through-type="none" style:font-name="標楷體" fo:font-style="normal" fo:text-shadow="none" officeooo:rsid="316c12a2" style:font-name-asian="標楷體1" style:font-style-asian="normal" style:text-emphasize="none"/>
    </style:style>
    <style:style style:name="T775" style:family="text">
      <style:text-properties style:text-outline="false" style:text-line-through-style="none" style:text-line-through-type="none" style:font-name="標楷體" fo:font-style="normal" fo:text-shadow="none" style:font-name-asian="標楷體" style:font-style-asian="normal" style:font-name-complex="標楷體" style:text-emphasize="none"/>
    </style:style>
    <style:style style:name="T776" style:family="text">
      <style:text-properties style:text-outline="false" style:text-line-through-style="none" style:text-line-through-type="none" style:font-name="標楷體" fo:font-style="normal" fo:text-shadow="none" officeooo:rsid="31188042" style:font-name-asian="標楷體" style:font-style-asian="normal" style:font-name-complex="標楷體" style:text-emphasize="none"/>
    </style:style>
    <style:style style:name="T777" style:family="text">
      <style:text-properties style:text-outline="false" style:text-line-through-style="none" style:text-line-through-type="none" style:font-name="標楷體" fo:font-style="normal" fo:text-shadow="none" officeooo:rsid="319dbc1f" style:font-name-asian="標楷體" style:font-style-asian="normal" style:font-name-complex="標楷體" style:text-emphasize="none"/>
    </style:style>
    <style:style style:name="T778" style:family="text">
      <style:text-properties style:text-outline="false" style:text-line-through-style="none" style:text-line-through-type="none" style:font-name="標楷體" fo:font-style="normal" fo:text-shadow="none" officeooo:rsid="31626dc7" style:font-name-asian="標楷體" style:font-style-asian="normal" style:font-name-complex="標楷體" style:text-emphasize="none"/>
    </style:style>
    <style:style style:name="T779" style:family="text">
      <style:text-properties style:text-outline="false" style:text-line-through-style="none" style:text-line-through-type="none" style:font-name="標楷體" fo:font-style="normal" fo:text-shadow="none" officeooo:rsid="31780d00" style:font-name-asian="標楷體" style:font-style-asian="normal" style:font-name-complex="標楷體" style:text-emphasize="none"/>
    </style:style>
    <style:style style:name="T780" style:family="text">
      <style:text-properties style:text-outline="false" style:text-line-through-style="none" style:text-line-through-type="none" style:font-name="標楷體" fo:font-style="normal" fo:text-shadow="none" officeooo:rsid="31607ae1" style:font-name-asian="標楷體" style:font-style-asian="normal" style:font-name-complex="標楷體" style:text-emphasize="none"/>
    </style:style>
    <style:style style:name="T781" style:family="text">
      <style:text-properties style:text-outline="false" style:text-line-through-style="none" style:text-line-through-type="none" style:font-name="標楷體" fo:font-style="normal" fo:text-shadow="none" style:text-underline-style="none" officeooo:rsid="319dbc1f" style:font-name-asian="標楷體" style:font-style-asian="normal" style:font-name-complex="標楷體" style:text-emphasize="none"/>
    </style:style>
    <style:style style:name="T782" style:family="text">
      <style:text-properties style:text-outline="false" style:text-line-through-style="none" style:text-line-through-type="none" style:font-name="標楷體" fo:font-style="normal" fo:text-shadow="none" style:text-underline-style="none" officeooo:rsid="31626dc7" style:font-name-asian="標楷體" style:font-style-asian="normal" style:font-name-complex="標楷體" style:text-emphasize="none"/>
    </style:style>
    <style:style style:name="T783" style:family="text">
      <style:text-properties style:text-outline="false" style:text-line-through-style="none" style:text-line-through-type="none" style:font-name="標楷體" fo:font-style="normal" fo:text-shadow="none" style:text-underline-style="none" officeooo:rsid="31780d00" style:font-name-asian="標楷體" style:font-style-asian="normal" style:font-name-complex="標楷體" style:text-emphasize="none"/>
    </style:style>
    <style:style style:name="T784" style:family="text">
      <style:text-properties style:text-outline="false" style:text-line-through-style="none" style:text-line-through-type="none" style:text-position="super 58%" style:font-name="標楷體1" fo:font-style="normal" fo:text-shadow="none" style:text-underline-style="none" style:font-name-asian="標楷體1" style:font-style-asian="normal" style:font-name-complex="Mangal" style:text-emphasize="none"/>
    </style:style>
    <style:style style:name="T785" style:family="text">
      <style:text-properties style:text-outline="false" style:text-line-through-style="none" style:text-line-through-type="none" style:text-position="super 58%" style:font-name="標楷體1" fo:font-style="normal" fo:text-shadow="none" style:text-underline-style="none" officeooo:rsid="31911f09" style:font-name-asian="標楷體1" style:font-style-asian="normal" style:font-name-complex="Mangal" style:text-emphasize="none"/>
    </style:style>
    <style:style style:name="T786" style:family="text">
      <style:text-properties style:text-outline="false" style:text-line-through-style="none" style:text-line-through-type="none" style:text-position="super 58%" style:font-name="標楷體1" fo:font-style="normal" fo:text-shadow="none" style:text-underline-style="none" officeooo:rsid="311693c9" style:font-name-asian="標楷體1" style:font-style-asian="normal" style:font-name-complex="Mangal" style:text-emphasize="none"/>
    </style:style>
    <style:style style:name="T787" style:family="text">
      <style:text-properties style:text-outline="false" style:text-line-through-style="none" style:text-line-through-type="none" style:text-position="super 58%" style:font-name="標楷體1" fo:font-style="normal" fo:text-shadow="none" style:text-underline-style="none" officeooo:rsid="3f2a3104" style:font-name-asian="標楷體1" style:font-style-asian="normal" style:font-name-complex="Mangal" style:text-emphasize="none"/>
    </style:style>
    <style:style style:name="T788" style:family="text">
      <style:text-properties style:text-outline="false" style:text-line-through-style="none" style:text-line-through-type="none" style:text-position="super 58%" style:font-name="標楷體1" fo:font-style="normal" fo:text-shadow="none" style:text-underline-style="none" officeooo:rsid="3f3d5b5c" style:font-name-asian="標楷體1" style:font-style-asian="normal" style:font-name-complex="Mangal" style:text-emphasize="none"/>
    </style:style>
    <style:style style:name="T789" style:family="text">
      <style:text-properties style:text-outline="false" style:text-line-through-style="none" style:text-line-through-type="none" style:text-position="super 58%" style:font-name="標楷體1" fo:font-style="normal" fo:text-shadow="none" style:text-underline-style="none" officeooo:rsid="3f67b1d0" style:font-name-asian="標楷體1" style:font-style-asian="normal" style:font-name-complex="Mangal" style:text-emphasize="none"/>
    </style:style>
    <style:style style:name="T790" style:family="text">
      <style:text-properties style:text-outline="false" style:text-line-through-style="none" style:text-line-through-type="none" style:text-position="super 58%" style:font-name="標楷體1" fo:font-style="normal" fo:text-shadow="none" style:text-underline-style="none" officeooo:rsid="3f609356" style:font-name-asian="標楷體1" style:font-style-asian="normal" style:font-name-complex="Mangal" style:text-emphasize="none"/>
    </style:style>
    <style:style style:name="T791" style:family="text">
      <style:text-properties style:text-outline="false" style:text-line-through-style="none" style:text-line-through-type="none" style:text-position="super 58%" style:font-name="標楷體1" fo:font-style="normal" fo:text-shadow="none" style:text-underline-style="none" officeooo:rsid="3fa00ecc" style:font-name-asian="標楷體1" style:font-style-asian="normal" style:font-name-complex="Mangal" style:text-emphasize="none"/>
    </style:style>
    <style:style style:name="T792" style:family="text">
      <style:text-properties style:text-outline="false" style:text-line-through-style="none" style:text-line-through-type="none" style:text-position="super 58%" style:font-name="標楷體1" fo:font-style="normal" fo:text-shadow="none" style:text-underline-style="none" officeooo:rsid="412871ad" style:font-name-asian="標楷體1" style:font-style-asian="normal" style:font-name-complex="Mangal" style:text-emphasize="none"/>
    </style:style>
    <style:style style:name="T793" style:family="text">
      <style:text-properties style:text-outline="false" style:text-line-through-style="none" style:text-line-through-type="none" style:text-position="super 58%" style:font-name="標楷體1" fo:font-style="normal" fo:text-shadow="none" style:text-underline-style="none" style:font-name-asian="標楷體1" style:font-style-asian="normal" style:font-name-complex="標楷體" style:text-emphasize="none"/>
    </style:style>
    <style:style style:name="T794" style:family="text">
      <style:text-properties style:text-outline="false" style:text-line-through-style="none" style:text-line-through-type="none" style:text-position="super 58%" style:font-name="標楷體1" fo:font-style="normal" fo:text-shadow="none" style:text-underline-style="none" officeooo:rsid="311693c9" style:font-name-asian="標楷體1" style:font-style-asian="normal" style:font-name-complex="標楷體" style:text-emphasize="none"/>
    </style:style>
    <style:style style:name="T795" style:family="text">
      <style:text-properties style:text-outline="false" style:text-line-through-style="none" style:text-line-through-type="none" style:text-position="super 58%" style:font-name="標楷體1" fo:font-style="normal" fo:text-shadow="none" style:font-name-asian="標楷體1" style:font-style-asian="normal" style:text-emphasize="none"/>
    </style:style>
    <style:style style:name="T796" style:family="text">
      <style:text-properties style:text-outline="false" style:text-line-through-style="none" style:text-line-through-type="none" style:text-position="super 58%" style:font-name="標楷體1" fo:font-style="normal" fo:text-shadow="none" officeooo:rsid="31607ae1" style:font-name-asian="標楷體1" style:font-style-asian="normal" style:text-emphasize="none"/>
    </style:style>
    <style:style style:name="T797" style:family="text">
      <style:text-properties style:text-outline="false" style:text-line-through-style="none" style:text-line-through-type="none" style:text-position="super 58%" style:font-name="標楷體1" fo:font-style="normal" fo:text-shadow="none" officeooo:rsid="31607ae1" style:font-name-asian="標楷體1" style:font-style-asian="normal" style:font-name-complex="標楷體" style:text-emphasize="none"/>
    </style:style>
    <style:style style:name="T798" style:family="text">
      <style:text-properties style:text-outline="false" style:text-line-through-style="none" style:text-line-through-type="none" style:text-position="super 58%" style:font-name="標楷體1" fo:font-size="17pt" fo:font-style="normal" fo:text-shadow="none" style:text-underline-style="none" fo:font-weight="bold" officeooo:rsid="3cb6cc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99" style:family="text">
      <style:text-properties style:text-outline="false" style:text-line-through-style="none" style:text-line-through-type="none" style:text-position="super 58%" style:font-name="標楷體1" fo:font-size="17pt" fo:font-style="normal" fo:text-shadow="none" style:text-underline-style="none" fo:font-weight="bold" officeooo:rsid="3cd38e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00" style:family="text">
      <style:text-properties style:text-outline="false" style:text-line-through-style="none" style:text-line-through-type="none" style:text-position="super 58%" style:font-name="標楷體1" fo:font-size="17pt" fo:font-style="normal" fo:text-shadow="none" style:text-underline-style="none" fo:font-weight="bold" officeooo:rsid="3cd398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01" style:family="text">
      <style:text-properties style:text-outline="false" style:text-line-through-style="none" style:text-line-through-type="none" style:text-position="super 58%" style:font-name="標楷體1" fo:font-size="17pt" fo:font-style="normal" fo:text-shadow="none" style:text-underline-style="none" fo:font-weight="bold" officeooo:rsid="3cec6e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02" style:family="text">
      <style:text-properties style:text-outline="false" style:text-line-through-style="none" style:text-line-through-type="none" style:text-position="super 58%" style:font-name="標楷體1" fo:font-size="17pt" fo:font-style="normal" fo:text-shadow="none" style:text-underline-style="none" fo:font-weight="bold" officeooo:rsid="3cee15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03" style:family="text">
      <style:text-properties style:text-outline="false" style:text-line-through-style="none" style:text-line-through-type="none" style:text-position="super 58%" style:font-name="標楷體1" fo:font-size="17pt" fo:font-style="normal" fo:text-shadow="none" style:text-underline-style="none" fo:font-weight="bold" officeooo:rsid="3cef25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04" style:family="text">
      <style:text-properties style:text-outline="false" style:text-line-through-style="none" style:text-line-through-type="none" style:text-position="super 58%" style:font-name="標楷體1" fo:font-size="17pt" fo:font-style="normal" fo:text-shadow="none" style:text-underline-style="none" fo:font-weight="bold" officeooo:rsid="3cfed8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05" style:family="text">
      <style:text-properties style:text-outline="false" style:text-line-through-style="none" style:text-line-through-type="none" style:text-position="super 58%" style:font-name="標楷體1" fo:font-size="17pt" fo:font-style="normal" fo:text-shadow="none" style:text-underline-style="none" fo:font-weight="bold" officeooo:rsid="3d3325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06" style:family="text">
      <style:text-properties style:text-outline="false" style:text-line-through-style="none" style:text-line-through-type="none" style:text-position="super 58%" style:font-name="標楷體1" fo:font-size="17pt" fo:font-style="normal" fo:text-shadow="none" style:text-underline-style="none" officeooo:rsid="3cb68d99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807" style:family="text">
      <style:text-properties style:text-outline="false" style:text-line-through-style="none" style:text-line-through-type="none" style:text-position="super 58%" style:font-name="標楷體" fo:font-style="normal" fo:text-shadow="none" style:font-name-asian="標楷體" style:font-style-asian="normal" style:font-name-complex="標楷體" style:text-emphasize="none"/>
    </style:style>
    <style:style style:name="T808" style:family="text">
      <style:text-properties style:text-outline="false" style:text-line-through-style="none" style:text-line-through-type="none" style:text-position="super 58%" style:font-name="標楷體" fo:font-style="normal" fo:text-shadow="none" officeooo:rsid="31626dc7" style:font-name-asian="標楷體" style:font-style-asian="normal" style:font-name-complex="標楷體" style:text-emphasize="none"/>
    </style:style>
    <style:style style:name="T809" style:family="text">
      <style:text-properties style:text-outline="false" style:text-line-through-style="none" style:text-line-through-type="none" style:text-position="super 58%" style:font-name="標楷體" fo:font-style="normal" fo:text-shadow="none" style:text-underline-style="none" officeooo:rsid="31626dc7" style:font-name-asian="標楷體" style:font-style-asian="normal" style:font-name-complex="標楷體" style:text-emphasize="none"/>
    </style:style>
    <style:style style:name="T810" style:family="text">
      <style:text-properties style:text-outline="false" style:text-line-through-style="none" style:text-line-through-type="none" style:text-position="super 58%" style:font-name="標楷體" fo:font-style="normal" fo:text-shadow="none" style:text-underline-style="none" officeooo:rsid="3f3d5b5c" style:font-name-asian="標楷體" style:font-style-asian="normal" style:font-name-complex="標楷體" style:text-emphasize="none"/>
    </style:style>
    <style:style style:name="T811" style:family="text">
      <style:text-properties style:text-outline="false" style:text-line-through-style="none" style:text-line-through-type="none" style:text-position="super 58%" style:font-name="標楷體" fo:font-style="normal" fo:text-shadow="none" style:text-underline-style="none" officeooo:rsid="3f3bf20e" style:font-name-asian="標楷體" style:font-style-asian="normal" style:font-name-complex="標楷體" style:text-emphasize="none"/>
    </style:style>
    <style:style style:name="T812" style:family="text">
      <style:text-properties style:text-outline="false" style:text-line-through-style="none" style:text-line-through-type="none" style:text-position="super 58%" style:font-name="標楷體" fo:font-style="normal" fo:text-shadow="none" style:text-underline-style="none" officeooo:rsid="3f69a385" style:font-name-asian="標楷體" style:font-style-asian="normal" style:font-name-complex="標楷體" style:text-emphasize="none"/>
    </style:style>
    <style:style style:name="T813" style:family="text">
      <style:text-properties style:text-outline="false" style:text-line-through-style="none" style:text-line-through-type="none" style:text-position="super 58%" style:font-name="標楷體" fo:font-style="normal" fo:text-shadow="none" style:text-underline-style="none" officeooo:rsid="3f55bc05" style:font-name-asian="標楷體" style:font-style-asian="normal" style:font-name-complex="標楷體" style:text-emphasize="none"/>
    </style:style>
    <style:style style:name="T814" style:family="text">
      <style:text-properties style:text-outline="false" style:text-line-through-style="none" style:text-line-through-type="none" style:text-position="super 58%" style:font-name="標楷體" fo:font-style="normal" fo:text-shadow="none" style:text-underline-style="none" officeooo:rsid="3f56d61d" style:font-name-asian="標楷體" style:font-style-asian="normal" style:font-name-complex="標楷體" style:text-emphasize="none"/>
    </style:style>
    <style:style style:name="T815" style:family="text">
      <style:text-properties style:text-outline="false" style:text-line-through-style="none" style:text-line-through-type="none" style:text-position="sub 58%" style:font-name="標楷體1" fo:font-style="normal" fo:text-shadow="none" style:text-underline-style="none" style:font-name-asian="標楷體1" style:font-style-asian="normal" style:font-name-complex="Mangal" style:text-emphasize="none"/>
    </style:style>
    <style:style style:name="T816" style:family="text">
      <style:text-properties style:text-outline="false" style:text-line-through-style="none" style:text-line-through-type="none" style:text-position="sub 58%" style:font-name="標楷體1" fo:font-style="normal" fo:text-shadow="none" style:text-underline-style="none" officeooo:rsid="3183eb3e" style:font-name-asian="標楷體1" style:font-style-asian="normal" style:font-name-complex="Mangal" style:text-emphasize="none"/>
    </style:style>
    <style:style style:name="T817" style:family="text">
      <style:text-properties style:text-outline="false" style:text-line-through-style="none" style:text-line-through-type="none" style:text-position="sub 58%" style:font-name="標楷體1" fo:font-style="normal" fo:text-shadow="none" style:text-underline-style="none" officeooo:rsid="31911f09" style:font-name-asian="標楷體1" style:font-style-asian="normal" style:font-name-complex="Mangal" style:text-emphasize="none"/>
    </style:style>
    <style:style style:name="T818" style:family="text">
      <style:text-properties style:text-outline="false" style:text-line-through-style="none" style:text-line-through-type="none" style:text-position="sub 58%" style:font-name="標楷體1" fo:font-style="normal" fo:text-shadow="none" style:text-underline-style="none" officeooo:rsid="311693c9" style:font-name-asian="標楷體1" style:font-style-asian="normal" style:font-name-complex="Mangal" style:text-emphasize="none"/>
    </style:style>
    <style:style style:name="T819" style:family="text">
      <style:text-properties style:text-outline="false" style:text-line-through-style="none" style:text-line-through-type="none" style:text-position="sub 58%" style:font-name="標楷體1" fo:font-style="normal" fo:text-shadow="none" style:text-underline-style="none" officeooo:rsid="3fa00ecc" style:font-name-asian="標楷體1" style:font-style-asian="normal" style:font-name-complex="Mangal" style:text-emphasize="none"/>
    </style:style>
    <style:style style:name="T820" style:family="text">
      <style:text-properties style:text-outline="false" style:text-line-through-style="none" style:text-line-through-type="none" style:text-position="sub 58%" style:font-name="標楷體1" fo:font-style="normal" fo:text-shadow="none" style:text-underline-style="none" officeooo:rsid="3f609356" style:font-name-asian="標楷體1" style:font-style-asian="normal" style:font-name-complex="Mangal" style:text-emphasize="none"/>
    </style:style>
    <style:style style:name="T821" style:family="text">
      <style:text-properties style:text-outline="false" style:text-line-through-style="none" style:text-line-through-type="none" style:text-position="sub 58%" style:font-name="標楷體1" fo:font-style="normal" fo:text-shadow="none" style:text-underline-style="none" officeooo:rsid="412871ad" style:font-name-asian="標楷體1" style:font-style-asian="normal" style:font-name-complex="Mangal" style:text-emphasize="none"/>
    </style:style>
    <style:style style:name="T822" style:family="text">
      <style:text-properties style:text-outline="false" style:text-line-through-style="none" style:text-line-through-type="none" style:text-position="sub 58%" style:font-name="標楷體1" fo:font-style="normal" fo:text-shadow="none" style:text-underline-style="none" officeooo:rsid="3fa13251" style:font-name-asian="標楷體1" style:font-style-asian="normal" style:font-name-complex="Mangal" style:text-emphasize="none"/>
    </style:style>
    <style:style style:name="T823" style:family="text">
      <style:text-properties style:text-outline="false" style:text-line-through-style="none" style:text-line-through-type="none" style:text-position="sub 58%" style:font-name="標楷體1" fo:font-style="normal" fo:text-shadow="none" style:text-underline-style="none" style:font-name-asian="標楷體1" style:font-style-asian="normal" style:font-name-complex="標楷體" style:text-emphasize="none"/>
    </style:style>
    <style:style style:name="T824" style:family="text">
      <style:text-properties style:text-outline="false" style:text-line-through-style="none" style:text-line-through-type="none" style:text-position="sub 58%" style:font-name="標楷體1" fo:font-style="normal" fo:text-shadow="none" style:text-underline-style="none" officeooo:rsid="31a6ca11" style:font-name-asian="標楷體1" style:font-style-asian="normal" style:font-name-complex="標楷體" style:text-emphasize="none"/>
    </style:style>
    <style:style style:name="T825" style:family="text">
      <style:text-properties style:text-outline="false" style:text-line-through-style="none" style:text-line-through-type="none" style:text-position="sub 58%" style:font-name="標楷體1" fo:font-style="normal" fo:text-shadow="none" style:text-underline-style="none" officeooo:rsid="3172d027" style:font-name-asian="標楷體1" style:font-style-asian="normal" style:font-name-complex="標楷體" style:text-emphasize="none"/>
    </style:style>
    <style:style style:name="T826" style:family="text">
      <style:text-properties style:text-outline="false" style:text-line-through-style="none" style:text-line-through-type="none" style:text-position="sub 58%" style:font-name="標楷體1" fo:font-style="normal" fo:text-shadow="none" style:text-underline-style="none" officeooo:rsid="31a24d13" style:font-name-asian="標楷體1" style:font-style-asian="normal" style:font-name-complex="標楷體" style:text-emphasize="none"/>
    </style:style>
    <style:style style:name="T827" style:family="text">
      <style:text-properties style:text-outline="false" style:text-line-through-style="none" style:text-line-through-type="none" style:text-position="sub 58%" style:font-name="標楷體1" fo:font-style="normal" fo:text-shadow="none" style:text-underline-style="none" officeooo:rsid="311693c9" style:font-name-asian="標楷體1" style:font-style-asian="normal" style:font-name-complex="標楷體" style:text-emphasize="none"/>
    </style:style>
    <style:style style:name="T828" style:family="text">
      <style:text-properties style:text-outline="false" style:text-line-through-style="none" style:text-line-through-type="none" style:text-position="sub 58%" style:font-name="標楷體1" fo:font-style="normal" fo:text-shadow="none" style:text-underline-style="none" officeooo:rsid="3de84463" style:font-name-asian="標楷體1" style:font-style-asian="normal" style:font-name-complex="標楷體" style:text-emphasize="none"/>
    </style:style>
    <style:style style:name="T829" style:family="text">
      <style:text-properties style:text-outline="false" style:text-line-through-style="none" style:text-line-through-type="none" style:text-position="sub 58%" style:font-name="標楷體1" fo:font-style="normal" fo:text-shadow="none" style:text-underline-style="none" officeooo:rsid="3defd071" style:font-name-asian="標楷體1" style:font-style-asian="normal" style:font-name-complex="標楷體" style:text-emphasize="none"/>
    </style:style>
    <style:style style:name="T830" style:family="text">
      <style:text-properties style:text-outline="false" style:text-line-through-style="none" style:text-line-through-type="none" style:text-position="sub 58%" style:font-name="標楷體1" fo:font-style="normal" fo:text-shadow="none" officeooo:rsid="316c12a2" style:font-name-asian="標楷體1" style:font-style-asian="normal" style:text-emphasize="none"/>
    </style:style>
    <style:style style:name="T831" style:family="text">
      <style:text-properties style:text-outline="false" style:text-line-through-style="none" style:text-line-through-type="none" style:text-position="sub 58%" style:font-name="標楷體1" fo:font-style="normal" fo:text-shadow="none" officeooo:rsid="3172d027" style:font-name-asian="標楷體1" style:font-style-asian="normal" style:font-name-complex="標楷體" style:text-emphasize="none"/>
    </style:style>
    <style:style style:name="T832" style:family="text">
      <style:text-properties style:text-outline="false" style:text-line-through-style="none" style:text-line-through-type="none" style:text-position="sub 58%" style:font-name="標楷體1" fo:font-size="17pt" fo:font-style="normal" fo:text-shadow="none" style:text-underline-style="none" fo:font-weight="bold" officeooo:rsid="31a24d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33" style:family="text">
      <style:text-properties style:text-outline="false" style:text-line-through-style="none" style:text-line-through-type="none" style:text-position="sub 58%" style:font-name="標楷體1" fo:font-size="17pt" fo:font-style="normal" fo:text-shadow="none" style:text-underline-style="none" fo:font-weight="bold" officeooo:rsid="3172d0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34" style:family="text">
      <style:text-properties style:text-outline="false" style:text-line-through-style="none" style:text-line-through-type="none" style:text-position="sub 58%" style:font-name="標楷體1" fo:font-size="17pt" fo:font-style="normal" fo:text-shadow="none" style:text-underline-style="none" fo:font-weight="bold" officeooo:rsid="311693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35" style:family="text">
      <style:text-properties style:text-outline="false" style:text-line-through-style="none" style:text-line-through-type="none" style:text-position="sub 58%" style:font-name="標楷體1" fo:font-size="17pt" fo:font-style="normal" fo:text-shadow="none" style:text-underline-style="none" fo:font-weight="bold" officeooo:rsid="3d6a00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36" style:family="text">
      <style:text-properties style:text-outline="false" style:text-line-through-style="none" style:text-line-through-type="none" style:text-position="sub 58%" style:font-name="標楷體1" fo:font-size="17pt" fo:font-style="normal" fo:text-shadow="none" style:text-underline-style="none" officeooo:rsid="311693c9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837" style:family="text">
      <style:text-properties style:text-outline="false" style:text-line-through-style="none" style:text-line-through-type="none" style:text-position="sub 58%" style:font-name="標楷體1" fo:font-size="17pt" fo:font-style="normal" fo:text-shadow="none" style:text-underline-style="none" officeooo:rsid="3d55295e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838" style:family="text">
      <style:text-properties style:text-outline="false" style:text-line-through-style="none" style:text-line-through-type="none" style:text-position="sub 58%" style:font-name="標楷體1" fo:font-size="17pt" fo:font-style="normal" fo:text-shadow="none" style:text-underline-style="none" officeooo:rsid="3cb60032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839" style:family="text">
      <style:text-properties style:text-outline="false" style:text-line-through-style="none" style:text-line-through-type="none" style:text-position="sub 58%" style:font-name="標楷體1" fo:font-size="17pt" fo:font-style="normal" fo:text-shadow="none" style:text-underline-style="none" officeooo:rsid="3d56fa9b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840" style:family="text">
      <style:text-properties style:text-outline="false" style:text-line-through-style="none" style:text-line-through-type="none" style:text-position="sub 58%" style:font-name="標楷體1" fo:font-size="17pt" fo:font-style="normal" fo:text-shadow="none" style:text-underline-style="none" officeooo:rsid="3d58c1fa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841" style:family="text">
      <style:text-properties style:text-outline="false" style:text-line-through-style="none" style:text-line-through-type="none" style:text-position="sub 58%" style:font-name="標楷體" fo:font-style="normal" fo:text-shadow="none" style:text-underline-style="none" officeooo:rsid="3f3bf20e" style:font-name-asian="標楷體" style:font-style-asian="normal" style:font-name-complex="標楷體" style:text-emphasize="none"/>
    </style:style>
    <style:style style:name="T842" style:family="text">
      <style:text-properties style:text-outline="false" style:text-line-through-style="none" style:text-line-through-type="none" style:font-name="Liberation Serif" fo:font-style="normal" fo:text-shadow="none" style:text-underline-style="none" officeooo:rsid="3ad45a8f" style:font-name-asian="Liberation Serif" style:font-style-asian="normal" style:font-name-complex="Liberation Serif" style:text-emphasize="none"/>
    </style:style>
    <style:style style:name="T843" style:family="text">
      <style:text-properties style:text-outline="false" style:text-line-through-style="none" style:text-line-through-type="none" style:font-name="Liberation Serif" fo:font-style="normal" fo:text-shadow="none" officeooo:rsid="3ad45a8f" style:font-name-asian="Liberation Serif" style:font-style-asian="normal" style:font-name-complex="Liberation Serif" style:text-emphasize="none"/>
    </style:style>
    <style:style style:name="T844" style:family="text">
      <style:text-properties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b70a2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45" style:family="text">
      <style:text-properties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ba6ad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46" style:family="text">
      <style:text-properties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c82003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4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4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70a2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4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7feb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828f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8c43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8d5d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4abc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8f48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11693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5a84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c68d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b6cc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cf3d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6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c820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6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d398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6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d56b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6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d8b1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6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d937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6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e675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6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e9f1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6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ef25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6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f2d7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6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fb46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7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fcfd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7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fed8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7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fee3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7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025f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7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042b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7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4e8d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7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4877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7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b600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7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95c1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7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d38e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8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officeooo:rsid="3d5a849d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88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officeooo:rsid="3d38ab59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88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officeooo:rsid="3cb60032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88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officeooo:rsid="3d37abdf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88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officeooo:rsid="3d4877b9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88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officeooo:rsid="3cbefdd1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88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officeooo:rsid="3d4ea150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88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officeooo:rsid="3d5079ff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88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officeooo:rsid="3cb6cc3e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88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officeooo:rsid="311693c9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89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officeooo:rsid="3d51ed8e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89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officeooo:rsid="3d55295e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89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officeooo:rsid="3cb68d99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89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officeooo:rsid="3d4e8da6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89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officeooo:rsid="3db24797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89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officeooo:rsid="3db4139a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89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officeooo:rsid="3db49f22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89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dd1076a" style:font-name-asian="標楷體1" style:font-style-asian="normal" style:font-name-complex="標楷體" style:text-emphasize="none"/>
    </style:style>
    <style:style style:name="T89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de119a5" style:font-name-asian="標楷體1" style:font-style-asian="normal" style:font-name-complex="標楷體" style:text-emphasize="none"/>
    </style:style>
    <style:style style:name="T89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de257de" style:font-name-asian="標楷體1" style:font-style-asian="normal" style:font-name-complex="標楷體" style:text-emphasize="none"/>
    </style:style>
    <style:style style:name="T90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11693c9" style:font-name-asian="標楷體1" style:font-style-asian="normal" style:font-name-complex="標楷體" style:text-emphasize="none"/>
    </style:style>
    <style:style style:name="T90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a90ba4d" style:font-name-asian="標楷體1" style:font-style-asian="normal" style:font-name-complex="標楷體" style:text-emphasize="none"/>
    </style:style>
    <style:style style:name="T90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style:font-name-asian="標楷體1" style:font-style-asian="normal" style:font-name-complex="Mangal" style:text-emphasize="none"/>
    </style:style>
    <style:style style:name="T90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11693c9" style:font-name-asian="標楷體1" style:font-style-asian="normal" style:font-name-complex="Mangal" style:text-emphasize="none"/>
    </style:style>
    <style:style style:name="T90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1660dd1" style:font-name-asian="標楷體1" style:font-style-asian="normal" style:font-name-complex="Mangal" style:text-emphasize="none"/>
    </style:style>
    <style:style style:name="T90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13b6bcd" style:font-name-asian="標楷體1" style:font-style-asian="normal" style:font-name-complex="Mangal" style:text-emphasize="none"/>
    </style:style>
    <style:style style:name="T90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f625e99" style:font-name-asian="標楷體1" style:font-style-asian="normal" style:font-name-complex="Mangal" style:text-emphasize="none"/>
    </style:style>
    <style:style style:name="T90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f634613" style:font-name-asian="標楷體1" style:font-style-asian="normal" style:font-name-complex="Mangal" style:text-emphasize="none"/>
    </style:style>
    <style:style style:name="T90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1851120" style:font-name-asian="標楷體1" style:font-style-asian="normal" style:font-name-complex="Mangal" style:text-emphasize="none"/>
    </style:style>
    <style:style style:name="T90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1284bc4" style:font-name-asian="標楷體1" style:font-style-asian="normal" style:font-name-complex="Mangal" style:text-emphasize="none"/>
    </style:style>
    <style:style style:name="T9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f033135" style:font-name-asian="標楷體1" style:font-style-asian="normal" style:font-name-complex="Mangal" style:text-emphasize="none"/>
    </style:style>
    <style:style style:name="T91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f715a33" style:font-name-asian="標楷體1" style:font-style-asian="normal" style:font-name-complex="Mangal" style:text-emphasize="none"/>
    </style:style>
    <style:style style:name="T91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f144344" style:font-name-asian="標楷體1" style:font-style-asian="normal" style:font-name-complex="Mangal" style:text-emphasize="none"/>
    </style:style>
    <style:style style:name="T91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fa13251" style:font-name-asian="標楷體1" style:font-style-asian="normal" style:font-name-complex="Mangal" style:text-emphasize="none"/>
    </style:style>
    <style:style style:name="T91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184eaa8" style:font-name-asian="標楷體1" style:font-style-asian="normal" style:font-name-complex="Mangal" style:text-emphasize="none"/>
    </style:style>
    <style:style style:name="T91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b1e5b7d" style:font-name-asian="標楷體1" style:font-style-asian="normal" style:font-name-complex="Liberation Serif" style:text-emphasize="none"/>
    </style:style>
    <style:style style:name="T91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style:font-style-asian="normal" style:font-name-complex="Mangal" style:text-emphasize="none"/>
    </style:style>
    <style:style style:name="T917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918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b6cc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919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none" officeooo:rsid="3cb6cc3e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920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none" officeooo:rsid="3cb60032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921" style:family="text">
      <style:text-properties style:text-underline-style="none" officeooo:rsid="311693c9"/>
    </style:style>
    <style:style style:name="T922" style:family="text">
      <style:text-properties style:text-underline-style="none" officeooo:rsid="311ed733"/>
    </style:style>
    <style:style style:name="T923" style:family="text">
      <style:text-properties style:font-name="標楷體" style:font-name-asian="標楷體" style:font-name-complex="標楷體"/>
    </style:style>
    <style:style style:name="T924" style:family="text">
      <style:text-properties style:font-name="標楷體" officeooo:rsid="311693c9" style:font-name-asian="標楷體" style:font-name-complex="標楷體"/>
    </style:style>
    <style:style style:name="T925" style:family="text">
      <style:text-properties style:font-name="標楷體" officeooo:rsid="3b283ca3" style:font-name-asian="標楷體" style:font-name-complex="標楷體"/>
    </style:style>
    <style:style style:name="T926" style:family="text">
      <style:text-properties style:font-name="標楷體" officeooo:rsid="3b2e013a" style:font-name-asian="標楷體" style:font-name-complex="標楷體"/>
    </style:style>
    <style:style style:name="T927" style:family="text">
      <style:text-properties style:font-name="標楷體" officeooo:rsid="3b4bf034" style:font-name-asian="標楷體" style:font-name-complex="標楷體"/>
    </style:style>
    <style:style style:name="T928" style:family="text">
      <style:text-properties style:font-name="標楷體" officeooo:rsid="3b4c8d31" style:font-name-asian="標楷體" style:font-name-complex="標楷體"/>
    </style:style>
    <style:style style:name="T929" style:family="text">
      <style:text-properties style:font-name="標楷體" officeooo:rsid="3bbed4cb" style:font-name-asian="標楷體" style:font-name-complex="標楷體"/>
    </style:style>
    <style:style style:name="T930" style:family="text">
      <style:text-properties style:font-name="標楷體" officeooo:rsid="3ca63434" style:font-name-asian="標楷體" style:font-name-complex="標楷體"/>
    </style:style>
    <style:style style:name="T931" style:family="text">
      <style:text-properties style:font-name="標楷體" officeooo:rsid="3e66a83d" style:font-name-asian="標楷體" style:font-name-complex="標楷體"/>
    </style:style>
    <style:style style:name="T932" style:family="text">
      <style:text-properties style:font-name="標楷體" officeooo:rsid="3ed53871" style:font-name-asian="標楷體" style:font-name-complex="標楷體"/>
    </style:style>
    <style:style style:name="T933" style:family="text">
      <style:text-properties style:font-name="標楷體" officeooo:rsid="3ed7df42" style:font-name-asian="標楷體" style:font-name-complex="標楷體"/>
    </style:style>
    <style:style style:name="T934" style:family="text">
      <style:text-properties style:font-name="標楷體" officeooo:rsid="3f2f72eb" style:font-name-asian="標楷體" style:font-name-complex="標楷體"/>
    </style:style>
    <style:style style:name="T935" style:family="text">
      <style:text-properties style:font-name="標楷體" officeooo:rsid="3f4acbe8" style:font-name-asian="標楷體" style:font-name-complex="標楷體"/>
    </style:style>
    <style:style style:name="T936" style:family="text">
      <style:text-properties style:font-name="標楷體" officeooo:rsid="3f6c888b" style:font-name-asian="標楷體" style:font-name-complex="標楷體"/>
    </style:style>
    <style:style style:name="T937" style:family="text">
      <style:text-properties style:font-name="標楷體" officeooo:rsid="3fb24648" style:font-name-asian="標楷體" style:font-name-complex="標楷體"/>
    </style:style>
    <style:style style:name="T938" style:family="text">
      <style:text-properties style:font-name="標楷體" officeooo:rsid="3fbf50c8" style:font-name-asian="標楷體" style:font-name-complex="標楷體"/>
    </style:style>
    <style:style style:name="T939" style:family="text">
      <style:text-properties style:font-name="標楷體" officeooo:rsid="3fc96ae7" style:font-name-asian="標楷體" style:font-name-complex="標楷體"/>
    </style:style>
    <style:style style:name="T940" style:family="text">
      <style:text-properties style:font-name="標楷體" officeooo:rsid="3fe9422a" style:font-name-asian="標楷體" style:font-name-complex="標楷體"/>
    </style:style>
    <style:style style:name="T941" style:family="text">
      <style:text-properties style:font-name="標楷體" officeooo:rsid="40003226" style:font-name-asian="標楷體" style:font-name-complex="標楷體"/>
    </style:style>
    <style:style style:name="T942" style:family="text">
      <style:text-properties style:font-name="標楷體" officeooo:rsid="408608c5" style:font-name-asian="標楷體" style:font-name-complex="標楷體"/>
    </style:style>
    <style:style style:name="T943" style:family="text">
      <style:text-properties style:font-name="標楷體" officeooo:rsid="404e8f94" style:font-name-asian="標楷體" style:font-name-complex="標楷體"/>
    </style:style>
    <style:style style:name="T944" style:family="text">
      <style:text-properties style:font-name="標楷體" officeooo:rsid="403d461e" style:font-name-asian="標楷體" style:font-name-complex="標楷體"/>
    </style:style>
    <style:style style:name="T945" style:family="text">
      <style:text-properties style:font-name="標楷體" officeooo:rsid="40b5d3c6" style:font-name-asian="標楷體" style:font-name-complex="標楷體"/>
    </style:style>
    <style:style style:name="T946" style:family="text">
      <style:text-properties style:font-name="標楷體" officeooo:rsid="40bf7736" style:font-name-asian="標楷體" style:font-name-complex="標楷體"/>
    </style:style>
    <style:style style:name="T947" style:family="text">
      <style:text-properties style:font-name="標楷體" officeooo:rsid="40fa3d2c" style:font-name-asian="標楷體" style:font-name-complex="標楷體"/>
    </style:style>
    <style:style style:name="T948" style:family="text">
      <style:text-properties style:font-name="標楷體" officeooo:rsid="41308181" style:font-name-asian="標楷體" style:font-name-complex="標楷體"/>
    </style:style>
    <style:style style:name="T949" style:family="text">
      <style:text-properties style:font-name="標楷體" officeooo:rsid="3b4bf034" style:font-name-asian="標楷體"/>
    </style:style>
    <style:style style:name="T950" style:family="text">
      <style:text-properties style:font-name="標楷體" officeooo:rsid="3b283ca3" style:font-name-asian="標楷體"/>
    </style:style>
    <style:style style:name="T951" style:family="text">
      <style:text-properties style:font-name="標楷體" officeooo:rsid="3b4c8d31" style:font-name-asian="標楷體"/>
    </style:style>
    <style:style style:name="T952" style:family="text">
      <style:text-properties style:font-name="標楷體" officeooo:rsid="3b2e013a" style:font-name-asian="標楷體"/>
    </style:style>
    <style:style style:name="T953" style:family="text">
      <style:text-properties style:font-name="標楷體" officeooo:rsid="3c227d86" style:font-name-asian="標楷體"/>
    </style:style>
    <style:style style:name="T954" style:family="text">
      <style:text-properties style:font-name="標楷體" officeooo:rsid="3c2bb0d3" style:font-name-asian="標楷體"/>
    </style:style>
    <style:style style:name="T955" style:family="text">
      <style:text-properties style:font-name="標楷體" officeooo:rsid="3c294bca" style:font-name-asian="標楷體"/>
    </style:style>
    <style:style style:name="T956" style:family="text">
      <style:text-properties style:font-name="標楷體" officeooo:rsid="3e66a83d" style:font-name-asian="標楷體"/>
    </style:style>
    <style:style style:name="T957" style:family="text">
      <style:text-properties style:font-name="標楷體" officeooo:rsid="3ea4a15d" style:font-name-asian="標楷體"/>
    </style:style>
    <style:style style:name="T958" style:family="text">
      <style:text-properties style:font-name="標楷體" officeooo:rsid="3eed8fc9" style:font-name-asian="標楷體"/>
    </style:style>
    <style:style style:name="T959" style:family="text">
      <style:text-properties style:font-name="標楷體" officeooo:rsid="31626dc7" style:font-name-asian="標楷體"/>
    </style:style>
    <style:style style:name="T960" style:family="text">
      <style:text-properties style:font-name="標楷體" officeooo:rsid="3efebe02" style:font-name-asian="標楷體"/>
    </style:style>
    <style:style style:name="T961" style:family="text">
      <style:text-properties style:font-name="標楷體" officeooo:rsid="3f078621" style:font-name-asian="標楷體"/>
    </style:style>
    <style:style style:name="T962" style:family="text">
      <style:text-properties style:font-name="標楷體" officeooo:rsid="31188042" style:font-name-asian="標楷體" style:font-name-complex="Liberation Serif"/>
    </style:style>
    <style:style style:name="T963" style:family="text">
      <style:text-properties style:font-name="標楷體" officeooo:rsid="31626dc7" style:font-name-asian="標楷體" style:font-name-complex="Liberation Serif"/>
    </style:style>
    <style:style style:name="T964" style:family="text">
      <style:text-properties style:font-name="標楷體" officeooo:rsid="3f4acbe8" style:font-name-asian="標楷體"/>
    </style:style>
    <style:style style:name="T965" style:family="text">
      <style:text-properties style:font-name="標楷體" officeooo:rsid="3f2f72eb" style:font-name-asian="標楷體"/>
    </style:style>
    <style:style style:name="T966" style:family="text">
      <style:text-properties style:font-name="標楷體" style:font-name-asian="標楷體1"/>
    </style:style>
    <style:style style:name="T967" style:family="text">
      <style:text-properties style:font-name="標楷體" officeooo:rsid="3b70a23c" style:font-name-asian="標楷體1"/>
    </style:style>
    <style:style style:name="T968" style:family="text">
      <style:text-properties style:font-name="標楷體" officeooo:rsid="3ba6ad2c" style:font-name-asian="標楷體1"/>
    </style:style>
    <style:style style:name="T969" style:family="text">
      <style:text-properties style:font-name="標楷體" officeooo:rsid="3b283ca3" style:font-name-asian="標楷體1"/>
    </style:style>
    <style:style style:name="T970" style:family="text">
      <style:text-properties style:font-name="標楷體" officeooo:rsid="316c12a2" style:font-name-asian="標楷體1" style:font-name-complex="Mangal"/>
    </style:style>
    <style:style style:name="T971" style:family="text">
      <style:text-properties style:font-name="標楷體" officeooo:rsid="3fec3275" style:font-name-asian="標楷體1" style:font-name-complex="Mangal"/>
    </style:style>
    <style:style style:name="T972" style:family="text">
      <style:text-properties style:font-name="標楷體" officeooo:rsid="40b5d3c6" style:font-name-asian="標楷體1" style:font-name-complex="Mangal"/>
    </style:style>
    <style:style style:name="T973" style:family="text">
      <style:text-properties style:font-name="標楷體" officeooo:rsid="40bf7736" style:font-name-asian="標楷體1" style:font-name-complex="Mangal"/>
    </style:style>
    <style:style style:name="T974" style:family="text">
      <style:text-properties style:font-name="標楷體" officeooo:rsid="3e66a83d" style:font-name-asian="標楷體1"/>
    </style:style>
    <style:style style:name="T975" style:family="text">
      <style:text-properties style:font-name-complex="Mangal"/>
    </style:style>
    <style:style style:name="T976" style:family="text">
      <style:text-properties officeooo:rsid="311693c9" style:font-name-complex="Mangal"/>
    </style:style>
    <style:style style:name="T977" style:family="text">
      <style:text-properties officeooo:rsid="31474567" style:font-name-complex="Mangal"/>
    </style:style>
    <style:style style:name="T978" style:family="text">
      <style:text-properties officeooo:rsid="311c3d02" style:font-name-complex="Mangal"/>
    </style:style>
    <style:style style:name="T979" style:family="text">
      <style:text-properties fo:color="#050505"/>
    </style:style>
    <style:style style:name="T980" style:family="text">
      <style:text-properties fo:color="#050505" style:font-name="標楷體1"/>
    </style:style>
    <style:style style:name="T981" style:family="text">
      <style:text-properties fo:color="#050505" style:font-name="標楷體1" style:font-name-asian="標楷體1"/>
    </style:style>
    <style:style style:name="T982" style:family="text">
      <style:text-properties fo:color="#050505" style:font-name="標楷體1" officeooo:rsid="311693c9" style:font-name-asian="標楷體1" style:font-name-complex="Mangal"/>
    </style:style>
    <style:style style:name="T983" style:family="text">
      <style:text-properties fo:color="#050505" style:font-name="標楷體1" officeooo:rsid="3b283ca3" style:font-name-asian="標楷體1"/>
    </style:style>
    <style:style style:name="T984" style:family="text">
      <style:text-properties fo:color="#050505" style:font-name="標楷體1" officeooo:rsid="3c146d85" style:font-name-asian="標楷體1"/>
    </style:style>
    <style:style style:name="T985" style:family="text">
      <style:text-properties fo:color="#050505" style:font-name="標楷體1" officeooo:rsid="3b049f57" style:font-name-asian="標楷體1"/>
    </style:style>
    <style:style style:name="T986" style:family="text">
      <style:text-properties fo:color="#050505" style:font-name="標楷體1" officeooo:rsid="3b7dd7d6" style:font-name-asian="標楷體1"/>
    </style:style>
    <style:style style:name="T987" style:family="text">
      <style:text-properties fo:color="#050505" style:font-name="標楷體1" officeooo:rsid="3b23041e" style:font-name-asian="標楷體1"/>
    </style:style>
    <style:style style:name="T988" style:family="text">
      <style:text-properties fo:color="#050505" style:font-name="標楷體1" officeooo:rsid="3c397a2a" style:font-name-asian="標楷體1"/>
    </style:style>
    <style:style style:name="T989" style:family="text">
      <style:text-properties fo:color="#050505" style:font-name="標楷體1" officeooo:rsid="3c39039f" style:font-name-asian="標楷體1"/>
    </style:style>
    <style:style style:name="T990" style:family="text">
      <style:text-properties fo:color="#050505" style:font-name="標楷體1" officeooo:rsid="3b1e5b7d" style:font-name-asian="標楷體1"/>
    </style:style>
    <style:style style:name="T991" style:family="text">
      <style:text-properties fo:color="#050505" style:font-name="標楷體1" officeooo:rsid="3b4abc4d" style:font-name-asian="標楷體1"/>
    </style:style>
    <style:style style:name="T992" style:family="text">
      <style:text-properties fo:color="#050505" style:font-name="標楷體1" officeooo:rsid="3c7f7cd7" style:font-name-asian="標楷體1"/>
    </style:style>
    <style:style style:name="T993" style:family="text">
      <style:text-properties fo:color="#050505" style:font-name="標楷體1" officeooo:rsid="3b2e013a" style:font-name-asian="標楷體1"/>
    </style:style>
    <style:style style:name="T994" style:family="text">
      <style:text-properties fo:color="#050505" style:font-name="標楷體1" officeooo:rsid="3bbed4cb" style:font-name-asian="標楷體1"/>
    </style:style>
    <style:style style:name="T995" style:family="text">
      <style:text-properties fo:color="#050505" style:font-name="標楷體1" officeooo:rsid="3b049f57"/>
    </style:style>
    <style:style style:name="T996" style:family="text">
      <style:text-properties fo:color="#050505" style:font-name="標楷體1" officeooo:rsid="3b23041e"/>
    </style:style>
    <style:style style:name="T997" style:family="text">
      <style:text-properties fo:color="#050505" style:font-name="標楷體1" officeooo:rsid="3b2d31cc"/>
    </style:style>
    <style:style style:name="T998" style:family="text">
      <style:text-properties fo:color="#050505" style:font-name="標楷體1" officeooo:rsid="3b1dbd26"/>
    </style:style>
    <style:style style:name="T999" style:family="text">
      <style:text-properties fo:color="#050505" style:font-name="標楷體1" officeooo:rsid="3b5328b1"/>
    </style:style>
    <style:style style:name="T1000" style:family="text">
      <style:text-properties fo:color="#050505" style:font-name="標楷體1" officeooo:rsid="3b3d41d5" style:font-name-asian="標楷體"/>
    </style:style>
    <style:style style:name="T1001" style:family="text">
      <style:text-properties fo:color="#050505" style:font-name="標楷體1" officeooo:rsid="3b1e5b7d"/>
    </style:style>
    <style:style style:name="T1002" style:family="text">
      <style:text-properties fo:color="#050505" style:font-name="標楷體1" officeooo:rsid="3bba3fb2"/>
    </style:style>
    <style:style style:name="T1003" style:family="text">
      <style:text-properties fo:color="#050505" style:text-outline="false" style:text-line-through-style="none" style:text-line-through-type="none" style:font-name="標楷體1" fo:font-style="normal" fo:text-shadow="none" style:text-underline-style="none" officeooo:rsid="31967619" style:font-name-asian="標楷體1" style:font-style-asian="normal" style:font-name-complex="Mangal" style:text-emphasize="none"/>
    </style:style>
    <style:style style:name="T1004" style:family="text">
      <style:text-properties fo:color="#050505" style:text-outline="false" style:text-line-through-style="none" style:text-line-through-type="none" style:font-name="標楷體1" fo:font-style="normal" fo:text-shadow="none" style:text-underline-style="none" officeooo:rsid="311693c9" style:font-name-asian="標楷體1" style:font-style-asian="normal" style:font-name-complex="Mangal" style:text-emphasize="none"/>
    </style:style>
    <style:style style:name="T1005" style:family="text">
      <style:text-properties fo:color="#050505" style:text-outline="false" style:text-line-through-style="none" style:text-line-through-type="none" style:font-name="標楷體" fo:font-style="normal" fo:text-shadow="none" style:text-underline-style="none" officeooo:rsid="311693c9" style:font-name-asian="標楷體" style:font-style-asian="normal" style:font-name-complex="標楷體" style:text-emphasize="none"/>
    </style:style>
    <style:style style:name="T1006" style:family="text">
      <style:text-properties fo:color="#050505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afd9d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007" style:family="text">
      <style:text-properties fo:color="#050505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a880c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008" style:family="text">
      <style:text-properties fo:color="#050505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3669725" style:font-name-asian="標楷體1" style:font-size-asian="17pt" style:language-asian="zh" style:country-asian="TW" style:font-style-asian="normal" style:font-weight-asian="bold" style:font-name-complex="Mangal" style:font-size-complex="17pt" style:font-weight-complex="bold" style:text-emphasize="none"/>
    </style:style>
    <style:style style:name="T1009" style:family="text">
      <style:text-properties fo:color="#050505" style:text-outline="false" style:text-line-through-style="none" style:text-line-through-type="none" style:text-position="0% 100%" style:font-name="標楷體1" fo:font-size="17pt" fo:font-style="normal" fo:text-shadow="none" style:text-underline-style="none" officeooo:rsid="3d38ab59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1010" style:family="text">
      <style:text-properties fo:color="#050505" style:text-outline="false" style:text-line-through-style="none" style:text-line-through-type="none" style:text-position="0% 100%" style:font-name="標楷體1" fo:font-size="17pt" fo:font-style="normal" fo:text-shadow="none" style:text-underline-style="none" officeooo:rsid="311693c9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1011" style:family="text">
      <style:text-properties fo:color="#050505" style:text-outline="false" style:text-line-through-style="none" style:text-line-through-type="none" style:text-position="0% 100%" style:font-name="標楷體1" fo:font-size="17pt" fo:font-style="normal" fo:text-shadow="none" style:text-underline-style="none" officeooo:rsid="3cb60032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1012" style:family="text">
      <style:text-properties fo:color="#050505" style:text-outline="false" style:text-line-through-style="none" style:text-line-through-type="none" style:text-position="0% 100%" style:font-name="標楷體1" fo:font-size="17pt" fo:font-style="normal" fo:text-shadow="none" style:text-underline-style="none" officeooo:rsid="3d55295e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1013" style:family="text">
      <style:text-properties fo:color="#050505" style:text-outline="false" style:text-line-through-style="none" style:text-line-through-type="none" style:text-position="0% 100%" style:font-name="標楷體1" fo:font-size="17pt" fo:font-style="normal" fo:text-shadow="none" style:text-underline-style="none" officeooo:rsid="3d620b09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1014" style:family="text">
      <style:text-properties fo:color="#050505" style:text-outline="false" style:text-line-through-style="none" style:text-line-through-type="none" style:text-position="0% 100%" style:font-name="標楷體1" fo:font-size="17pt" fo:font-style="normal" fo:text-shadow="none" style:text-underline-style="none" officeooo:rsid="3d4877b9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1015" style:family="text">
      <style:text-properties fo:color="#050505" style:text-outline="false" style:text-line-through-style="none" style:text-line-through-type="none" style:text-position="0% 100%" style:font-name="標楷體1" fo:font-size="17pt" fo:font-style="normal" fo:text-shadow="none" style:text-underline-style="none" officeooo:rsid="3d4ea150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1016" style:family="text">
      <style:text-properties fo:color="#050505" style:text-outline="false" style:text-line-through-style="none" style:text-line-through-type="none" style:text-position="0% 100%" style:font-name="標楷體1" fo:font-size="14pt" fo:font-style="normal" fo:text-shadow="none" style:text-underline-style="none" fo:font-weight="bold" officeooo:rsid="311693c9" style:font-name-asian="標楷體1" style:font-size-asian="14pt" style:language-asian="zh" style:country-asian="TW" style:font-style-asian="normal" style:font-weight-asian="bold" style:font-name-complex="Mangal" style:font-size-complex="14pt" style:font-weight-complex="bold" style:text-emphasize="none"/>
    </style:style>
    <style:style style:name="T1017" style:family="text">
      <style:text-properties fo:color="#050505" style:text-outline="false" style:text-line-through-style="none" style:text-line-through-type="none" style:text-position="0% 100%" style:font-name="標楷體1" fo:font-size="14pt" fo:font-style="normal" fo:text-shadow="none" style:text-underline-style="none" fo:font-weight="bold" officeooo:rsid="31660dd1" style:font-name-asian="標楷體1" style:font-size-asian="14pt" style:language-asian="zh" style:country-asian="TW" style:font-style-asian="normal" style:font-weight-asian="bold" style:font-name-complex="Mangal" style:font-size-complex="14pt" style:font-weight-complex="bold" style:text-emphasize="none"/>
    </style:style>
    <style:style style:name="T1018" style:family="text">
      <style:text-properties fo:color="#050505" style:text-outline="false" style:text-line-through-style="none" style:text-line-through-type="none" style:text-position="0% 100%" style:font-name="標楷體1" fo:font-size="14pt" fo:font-style="normal" fo:text-shadow="none" style:text-underline-style="none" fo:font-weight="bold" officeooo:rsid="313b6bcd" style:font-name-asian="標楷體1" style:font-size-asian="14pt" style:language-asian="zh" style:country-asian="TW" style:font-style-asian="normal" style:font-weight-asian="bold" style:font-name-complex="Mangal" style:font-size-complex="14pt" style:font-weight-complex="bold" style:text-emphasize="none"/>
    </style:style>
    <style:style style:name="T1019" style:family="text">
      <style:text-properties fo:color="#050505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880c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020" style:family="text">
      <style:text-properties fo:color="#050505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d398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021" style:family="text">
      <style:text-properties fo:color="#050505" style:text-outline="false" style:text-line-through-style="none" style:text-line-through-type="none" style:text-position="0% 100%" style:font-name="Liberation Serif1" fo:font-size="14pt" fo:font-style="normal" fo:text-shadow="none" style:text-underline-style="solid" style:text-underline-width="auto" style:text-underline-color="font-color" fo:font-weight="bold" officeooo:rsid="3bada7ff" style:font-name-asian="標楷體1" style:font-size-asian="14pt" style:language-asian="zh" style:country-asian="TW" style:font-style-asian="normal" style:font-weight-asian="bold" style:font-name-complex="標楷體" style:font-size-complex="14pt" style:font-weight-complex="bold" style:text-emphasize="none"/>
    </style:style>
    <style:style style:name="T1022" style:family="text">
      <style:text-properties fo:color="#050505" style:text-outline="false" style:text-line-through-style="none" style:text-line-through-type="none" style:text-position="0% 100%" style:font-name="Liberation Serif1" fo:font-size="14pt" fo:font-style="normal" fo:text-shadow="none" style:text-underline-style="solid" style:text-underline-width="auto" style:text-underline-color="font-color" fo:font-weight="bold" officeooo:rsid="30f52789" style:font-name-asian="標楷體1" style:font-size-asian="14pt" style:language-asian="zh" style:country-asian="TW" style:font-style-asian="normal" style:font-weight-asian="bold" style:font-name-complex="標楷體" style:font-size-complex="14pt" style:font-weight-complex="bold" style:text-emphasize="none"/>
    </style:style>
    <style:style style:name="T1023" style:family="text">
      <style:text-properties fo:color="#050505" style:text-outline="false" style:text-line-through-style="none" style:text-line-through-type="none" style:text-position="0% 100%" style:font-name="Liberation Serif1" fo:font-size="14pt" fo:font-style="normal" fo:text-shadow="none" style:text-underline-style="none" fo:font-weight="bold" officeooo:rsid="3bada7ff" style:font-name-asian="標楷體1" style:font-size-asian="14pt" style:language-asian="zh" style:country-asian="TW" style:font-style-asian="normal" style:font-weight-asian="bold" style:font-name-complex="標楷體" style:font-size-complex="14pt" style:font-weight-complex="bold" style:text-emphasize="none"/>
    </style:style>
    <style:style style:name="T1024" style:family="text">
      <style:text-properties fo:color="#050505" style:text-outline="false" style:text-line-through-style="none" style:text-line-through-type="none" style:text-position="sub 58%" style:font-name="標楷體1" fo:font-size="17pt" fo:font-style="normal" fo:text-shadow="none" style:text-underline-style="none" officeooo:rsid="311693c9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1025" style:family="text">
      <style:text-properties fo:color="#050505" style:text-outline="false" style:text-line-through-style="none" style:text-line-through-type="none" style:text-position="sub 58%" style:font-name="標楷體1" fo:font-size="17pt" fo:font-style="normal" fo:text-shadow="none" style:text-underline-style="none" officeooo:rsid="3cb60032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1026" style:family="text">
      <style:text-properties fo:color="#050505" style:text-outline="false" style:text-line-through-style="none" style:text-line-through-type="none" style:text-position="sub 58%" style:font-name="標楷體1" fo:font-size="17pt" fo:font-style="normal" fo:text-shadow="none" style:text-underline-style="none" officeooo:rsid="3d55295e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1027" style:family="text">
      <style:text-properties fo:color="#050505" style:text-outline="false" style:text-line-through-style="none" style:text-line-through-type="none" style:text-position="sub 58%" style:font-name="標楷體1" fo:font-size="17pt" fo:font-style="normal" fo:text-shadow="none" style:text-underline-style="none" officeooo:rsid="3d58c1fa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1028" style:family="text">
      <style:text-properties fo:color="#050505" style:font-name="標楷體" style:font-name-asian="標楷體" style:font-name-complex="標楷體"/>
    </style:style>
    <style:style style:name="T1029" style:family="text">
      <style:text-properties fo:color="#050505" style:font-name="標楷體" officeooo:rsid="3b2e013a" style:font-name-asian="標楷體"/>
    </style:style>
    <style:style style:name="T1030" style:family="text">
      <style:text-properties fo:color="#050505" style:text-position="super 58%"/>
    </style:style>
    <style:style style:name="T1031" style:family="text">
      <style:text-properties fo:color="#050505" style:text-position="super 58%" style:font-name="標楷體1"/>
    </style:style>
    <style:style style:name="T1032" style:family="text">
      <style:text-properties fo:color="#050505" style:text-position="super 58%" officeooo:rsid="3d75d2a6"/>
    </style:style>
    <style:style style:name="T1033" style:family="text">
      <style:text-properties fo:color="#050505" style:text-position="super 58%" officeooo:rsid="3cb6cc3e"/>
    </style:style>
    <style:style style:name="T1034" style:family="text">
      <style:text-properties fo:color="#050505" style:text-position="super 58%" officeooo:rsid="3d8f7f22"/>
    </style:style>
    <style:style style:name="T1035" style:family="text">
      <style:text-properties fo:color="#050505" officeooo:rsid="3b049f57"/>
    </style:style>
    <style:style style:name="T1036" style:family="text">
      <style:text-properties fo:color="#050505" style:font-name="Liberation Serif1" officeooo:rsid="3b283ca3" style:font-name-asian="標楷體1"/>
    </style:style>
    <style:style style:name="T1037" style:family="text">
      <style:text-properties fo:color="#050505" style:font-name="Liberation Serif1" officeooo:rsid="3b4bf034" style:font-name-asian="標楷體1"/>
    </style:style>
    <style:style style:name="T1038" style:family="text">
      <style:text-properties fo:color="#050505" officeooo:rsid="3b049f57" style:font-name-asian="標楷體1"/>
    </style:style>
    <style:style style:name="T1039" style:family="text">
      <style:text-properties fo:color="#050505" officeooo:rsid="3b283ca3" style:font-name-asian="標楷體1"/>
    </style:style>
    <style:style style:name="T1040" style:family="text">
      <style:text-properties fo:color="#050505" officeooo:rsid="3b283ca3"/>
    </style:style>
    <style:style style:name="T1041" style:family="text">
      <style:text-properties fo:color="#050505" officeooo:rsid="3d8f7f22"/>
    </style:style>
    <style:style style:name="T1042" style:family="text">
      <style:text-properties fo:color="#050505" officeooo:rsid="3cc82003" style:font-name-asian="標楷體"/>
    </style:style>
    <style:style style:name="T1043" style:family="text">
      <style:text-properties fo:color="#050505" officeooo:rsid="3cb6cc3e"/>
    </style:style>
    <style:style style:name="T1044" style:family="text">
      <style:text-properties fo:color="#050505" style:font-name="Arial" officeooo:rsid="3b23041e" style:font-name-asian="Arial"/>
    </style:style>
    <style:style style:name="T1045" style:family="text">
      <style:text-properties fo:color="#050505" style:font-name="Arial" officeooo:rsid="3b2d31cc" style:font-name-asian="Arial"/>
    </style:style>
    <style:style style:name="T1046" style:family="text">
      <style:text-properties style:font-name-asian="標楷體1"/>
    </style:style>
    <style:style style:name="T1047" style:family="text">
      <style:text-properties officeooo:rsid="3b70a23c" style:font-name-asian="標楷體1"/>
    </style:style>
    <style:style style:name="T1048" style:family="text">
      <style:text-properties officeooo:rsid="3ba58f29" style:font-name-asian="標楷體1"/>
    </style:style>
    <style:style style:name="T1049" style:family="text">
      <style:text-properties officeooo:rsid="3b4bf034" style:font-name-asian="標楷體1"/>
    </style:style>
    <style:style style:name="T1050" style:family="text">
      <style:text-properties officeooo:rsid="3b283ca3" style:font-name-asian="標楷體1"/>
    </style:style>
    <style:style style:name="T1051" style:family="text">
      <style:text-properties officeooo:rsid="3b049f57" style:font-name-asian="標楷體1"/>
    </style:style>
    <style:style style:name="T1052" style:family="text">
      <style:text-properties officeooo:rsid="3cb60032" style:font-name-asian="標楷體1"/>
    </style:style>
    <style:style style:name="T1053" style:family="text">
      <style:text-properties officeooo:rsid="31607ae1" style:font-name-asian="標楷體1" style:font-name-complex="Mangal"/>
    </style:style>
    <style:style style:name="T1054" style:family="text">
      <style:text-properties officeooo:rsid="3afd9d17" style:font-name-asian="標楷體1"/>
    </style:style>
    <style:style style:name="T1055" style:family="text">
      <style:text-properties officeooo:rsid="3fb24648" style:font-name-asian="標楷體1"/>
    </style:style>
    <style:style style:name="T1056" style:family="text">
      <style:text-properties officeooo:rsid="4143bfbd" style:font-name-asian="標楷體1"/>
    </style:style>
    <style:style style:name="T1057" style:family="text">
      <style:text-properties officeooo:rsid="415ef108" style:font-name-asian="標楷體1"/>
    </style:style>
    <style:style style:name="T1058" style:family="text">
      <style:text-properties officeooo:rsid="42b62e9a" style:font-name-asian="標楷體1"/>
    </style:style>
    <style:style style:name="T1059" style:family="text">
      <style:text-properties officeooo:rsid="24ffe503"/>
    </style:style>
    <style:style style:name="T1060" style:family="text">
      <style:text-properties officeooo:rsid="3afd9d17"/>
    </style:style>
    <style:style style:name="T1061" style:family="text">
      <style:text-properties fo:color="#1c1c1c"/>
    </style:style>
    <style:style style:name="T1062" style:family="text">
      <style:text-properties fo:color="#1c1c1c" style:font-name="標楷體" style:font-name-asian="標楷體" style:font-name-complex="標楷體"/>
    </style:style>
    <style:style style:name="T1063" style:family="text">
      <style:text-properties fo:color="#1c1c1c" style:font-name="標楷體" officeooo:rsid="3b55e62c" style:font-name-asian="標楷體" style:font-name-complex="標楷體"/>
    </style:style>
    <style:style style:name="T1064" style:family="text">
      <style:text-properties fo:color="#1c1c1c" style:font-name="標楷體" officeooo:rsid="3e66a83d" style:font-name-asian="標楷體" style:font-name-complex="標楷體"/>
    </style:style>
    <style:style style:name="T1065" style:family="text">
      <style:text-properties fo:color="#1c1c1c" style:font-name="標楷體" officeooo:rsid="3ed7df42" style:font-name-asian="標楷體" style:font-name-complex="標楷體"/>
    </style:style>
    <style:style style:name="T1066" style:family="text">
      <style:text-properties fo:color="#1c1c1c" style:font-name="標楷體" officeooo:rsid="3fc96ae7" style:font-name-asian="標楷體" style:font-name-complex="標楷體"/>
    </style:style>
    <style:style style:name="T1067" style:family="text">
      <style:text-properties fo:color="#1c1c1c" style:font-name="標楷體" officeooo:rsid="3bbed4cb" style:font-name-asian="標楷體"/>
    </style:style>
    <style:style style:name="T1068" style:family="text">
      <style:text-properties fo:color="#1c1c1c" style:font-name="標楷體" officeooo:rsid="3e66a83d" style:font-name-asian="標楷體"/>
    </style:style>
    <style:style style:name="T1069" style:family="text">
      <style:text-properties fo:color="#1c1c1c" style:font-name="標楷體1"/>
    </style:style>
    <style:style style:name="T1070" style:family="text">
      <style:text-properties fo:color="#1c1c1c" style:font-name="標楷體1" officeooo:rsid="3b049f57"/>
    </style:style>
    <style:style style:name="T1071" style:family="text">
      <style:text-properties fo:color="#1c1c1c" style:font-name="標楷體1" officeooo:rsid="3b1dbd26"/>
    </style:style>
    <style:style style:name="T1072" style:family="text">
      <style:text-properties fo:color="#1c1c1c" style:font-name="標楷體1" officeooo:rsid="3b3bc12f"/>
    </style:style>
    <style:style style:name="T1073" style:family="text">
      <style:text-properties fo:color="#1c1c1c" style:font-name="標楷體1" officeooo:rsid="3b55e62c"/>
    </style:style>
    <style:style style:name="T1074" style:family="text">
      <style:text-properties fo:color="#1c1c1c" style:font-name="標楷體1" style:font-name-asian="標楷體" style:font-name-complex="標楷體"/>
    </style:style>
    <style:style style:name="T1075" style:family="text">
      <style:text-properties fo:color="#1c1c1c" style:font-name="標楷體1" officeooo:rsid="3f0292bf" style:font-name-asian="標楷體"/>
    </style:style>
    <style:style style:name="T1076" style:family="text">
      <style:text-properties fo:color="#1c1c1c" style:font-name="標楷體1" officeooo:rsid="31626dc7" style:font-name-asian="標楷體"/>
    </style:style>
    <style:style style:name="T1077" style:family="text">
      <style:text-properties fo:color="#1c1c1c" style:font-name="標楷體1" officeooo:rsid="3b2e013a"/>
    </style:style>
    <style:style style:name="T1078" style:family="text">
      <style:text-properties fo:color="#1c1c1c" style:font-name="標楷體1" officeooo:rsid="3b1e5b7d"/>
    </style:style>
    <style:style style:name="T1079" style:family="text">
      <style:text-properties fo:color="#1c1c1c" style:font-name="標楷體1" officeooo:rsid="3b70a23c"/>
    </style:style>
    <style:style style:name="T1080" style:family="text">
      <style:text-properties fo:color="#1c1c1c" style:font-name="標楷體1" officeooo:rsid="3b4abc4d"/>
    </style:style>
    <style:style style:name="T1081" style:family="text">
      <style:text-properties fo:color="#1c1c1c" style:font-name="標楷體1" officeooo:rsid="3b23041e"/>
    </style:style>
    <style:style style:name="T1082" style:family="text">
      <style:text-properties fo:color="#1c1c1c" style:font-name="標楷體1" officeooo:rsid="3bbed4cb"/>
    </style:style>
    <style:style style:name="T1083" style:family="text">
      <style:text-properties fo:color="#1c1c1c" style:font-name="標楷體1" officeooo:rsid="3afd9d17"/>
    </style:style>
    <style:style style:name="T1084" style:family="text">
      <style:text-properties fo:color="#1c1c1c" style:font-name="標楷體1" style:font-name-asian="標楷體1"/>
    </style:style>
    <style:style style:name="T1085" style:family="text">
      <style:text-properties fo:color="#1c1c1c" style:font-name="標楷體1" officeooo:rsid="3c0113b9" style:font-name-asian="標楷體1"/>
    </style:style>
    <style:style style:name="T1086" style:family="text">
      <style:text-properties fo:color="#1c1c1c" style:font-name="標楷體1" officeooo:rsid="3b283ca3" style:font-name-asian="標楷體1"/>
    </style:style>
    <style:style style:name="T1087" style:family="text">
      <style:text-properties fo:color="#1c1c1c" style:font-name="標楷體1" officeooo:rsid="3b2f5919" style:font-name-asian="標楷體1"/>
    </style:style>
    <style:style style:name="T1088" style:family="text">
      <style:text-properties fo:color="#1c1c1c" style:font-name="標楷體1" officeooo:rsid="3b1dbd26" style:font-name-asian="標楷體1"/>
    </style:style>
    <style:style style:name="T1089" style:family="text">
      <style:text-properties fo:color="#1c1c1c" style:font-name="標楷體1" officeooo:rsid="3b1e5b7d" style:font-name-asian="標楷體1"/>
    </style:style>
    <style:style style:name="T1090" style:family="text">
      <style:text-properties fo:color="#1c1c1c" style:font-name="標楷體1" officeooo:rsid="3b2e013a" style:font-name-asian="標楷體1"/>
    </style:style>
    <style:style style:name="T1091" style:family="text">
      <style:text-properties fo:color="#1c1c1c" style:font-name="標楷體1" officeooo:rsid="3de119a5" style:font-name-asian="標楷體1"/>
    </style:style>
    <style:style style:name="T1092" style:family="text">
      <style:text-properties fo:color="#1c1c1c" style:font-name="標楷體1" officeooo:rsid="311693c9" style:font-name-asian="標楷體1" style:font-name-complex="Mangal"/>
    </style:style>
    <style:style style:name="T1093" style:family="text">
      <style:text-properties fo:color="#1c1c1c" style:font-name="標楷體1" officeooo:rsid="3f144344" style:font-name-asian="標楷體1" style:font-name-complex="Mangal"/>
    </style:style>
    <style:style style:name="T1094" style:family="text">
      <style:text-properties fo:color="#1c1c1c" style:font-name="標楷體1" officeooo:rsid="3ef0080e" style:font-name-asian="標楷體1" style:font-name-complex="Mangal"/>
    </style:style>
    <style:style style:name="T1095" style:family="text">
      <style:text-properties fo:color="#1c1c1c" style:font-name="標楷體1" officeooo:rsid="31660dd1" style:font-name-asian="標楷體1" style:font-name-complex="Mangal"/>
    </style:style>
    <style:style style:name="T1096" style:family="text">
      <style:text-properties fo:color="#1c1c1c" style:font-name="標楷體1" officeooo:rsid="3fa9fccd" style:font-name-asian="標楷體1" style:font-name-complex="Mangal"/>
    </style:style>
    <style:style style:name="T1097" style:family="text">
      <style:text-properties fo:color="#1c1c1c" style:font-name="標楷體1" officeooo:rsid="3fb0f238" style:font-name-asian="標楷體1" style:font-name-complex="Mangal"/>
    </style:style>
    <style:style style:name="T1098" style:family="text">
      <style:text-properties fo:color="#1c1c1c" style:font-name="標楷體1" officeooo:rsid="3fc2b01b" style:font-name-asian="標楷體1" style:font-name-complex="Mangal"/>
    </style:style>
    <style:style style:name="T1099" style:family="text">
      <style:text-properties fo:color="#1c1c1c" style:font-name="標楷體1" officeooo:rsid="3fc65f6f" style:font-name-asian="標楷體1" style:font-name-complex="Mangal"/>
    </style:style>
    <style:style style:name="T1100" style:family="text">
      <style:text-properties fo:color="#1c1c1c" style:font-name="標楷體1" officeooo:rsid="3fc8858b" style:font-name-asian="標楷體1" style:font-name-complex="Mangal"/>
    </style:style>
    <style:style style:name="T1101" style:family="text">
      <style:text-properties fo:color="#1c1c1c" style:font-name="標楷體1" officeooo:rsid="3fc57d5a" style:font-name-asian="標楷體1" style:font-name-complex="Mangal"/>
    </style:style>
    <style:style style:name="T1102" style:family="text">
      <style:text-properties fo:color="#1c1c1c" style:font-name="標楷體1" officeooo:rsid="3fc96ae7" style:font-name-asian="標楷體1" style:font-name-complex="Mangal"/>
    </style:style>
    <style:style style:name="T1103" style:family="text">
      <style:text-properties fo:color="#1c1c1c" style:font-name="標楷體1" officeooo:rsid="3fd91a2e" style:font-name-asian="標楷體1" style:font-name-complex="Mangal"/>
    </style:style>
    <style:style style:name="T1104" style:family="text">
      <style:text-properties fo:color="#1c1c1c" style:font-name="標楷體1" officeooo:rsid="400d6c25" style:font-name-asian="標楷體1" style:font-name-complex="Mangal"/>
    </style:style>
    <style:style style:name="T1105" style:family="text">
      <style:text-properties fo:color="#1c1c1c" style:font-name="標楷體1" officeooo:rsid="400f1705" style:font-name-asian="標楷體1" style:font-name-complex="Mangal"/>
    </style:style>
    <style:style style:name="T1106" style:family="text">
      <style:text-properties fo:color="#1c1c1c" style:font-name="標楷體1" officeooo:rsid="401f2614" style:font-name-asian="標楷體1" style:font-name-complex="Mangal"/>
    </style:style>
    <style:style style:name="T1107" style:family="text">
      <style:text-properties fo:color="#1c1c1c" style:font-name="標楷體1" officeooo:rsid="3f033135" style:font-name-asian="標楷體1" style:font-name-complex="Mangal"/>
    </style:style>
    <style:style style:name="T1108" style:family="text">
      <style:text-properties fo:color="#1c1c1c" style:font-name="標楷體1" officeooo:rsid="40212b59" style:font-name-asian="標楷體1" style:font-name-complex="Mangal"/>
    </style:style>
    <style:style style:name="T1109" style:family="text">
      <style:text-properties fo:color="#1c1c1c" style:font-name="標楷體1" officeooo:rsid="3aeada58" style:font-name-asian="標楷體1" style:font-name-complex="Mangal"/>
    </style:style>
    <style:style style:name="T1110" style:family="text">
      <style:text-properties fo:color="#1c1c1c" style:font-name="標楷體1" officeooo:rsid="3184eaa8" style:font-name-asian="標楷體1" style:font-name-complex="Mangal"/>
    </style:style>
    <style:style style:name="T1111" style:family="text">
      <style:text-properties fo:color="#1c1c1c" style:font-name="標楷體1" officeooo:rsid="3183eb3e" style:font-name-asian="標楷體1" style:font-name-complex="Mangal"/>
    </style:style>
    <style:style style:name="T1112" style:family="text">
      <style:text-properties fo:color="#1c1c1c" style:font-name="標楷體1" officeooo:rsid="40043bb7" style:font-name-asian="標楷體1" style:font-name-complex="Mangal"/>
    </style:style>
    <style:style style:name="T1113" style:family="text">
      <style:text-properties fo:color="#1c1c1c" style:font-name="標楷體1" officeooo:rsid="40929bd2" style:font-name-asian="標楷體1" style:font-name-complex="Mangal"/>
    </style:style>
    <style:style style:name="T1114" style:family="text">
      <style:text-properties fo:color="#1c1c1c" style:font-name="標楷體1" officeooo:rsid="401b98b0" style:font-name-asian="標楷體1" style:font-name-complex="Mangal"/>
    </style:style>
    <style:style style:name="T1115" style:family="text">
      <style:text-properties fo:color="#1c1c1c" style:font-name="標楷體1" officeooo:rsid="3fce3621" style:font-name-asian="標楷體1" style:font-name-complex="Mangal"/>
    </style:style>
    <style:style style:name="T1116" style:family="text">
      <style:text-properties fo:color="#1c1c1c" style:font-name="標楷體1" officeooo:rsid="3a90ba4d" style:font-name-asian="標楷體1"/>
    </style:style>
    <style:style style:name="T1117" style:family="text">
      <style:text-properties fo:color="#1c1c1c" style:font-name="標楷體1" officeooo:rsid="3cb60032" style:font-name-asian="標楷體1" style:font-name-complex="標楷體"/>
    </style:style>
    <style:style style:name="T1118" style:family="text">
      <style:text-properties fo:color="#1c1c1c" style:font-name="標楷體1" officeooo:rsid="311693c9" style:font-name-asian="標楷體1" style:font-name-complex="標楷體"/>
    </style:style>
    <style:style style:name="T1119" style:family="text">
      <style:text-properties fo:color="#1c1c1c" style:font-name="標楷體1" officeooo:rsid="3a611186" style:font-name-asian="標楷體1" style:font-name-complex="標楷體"/>
    </style:style>
    <style:style style:name="T1120" style:family="text">
      <style:text-properties fo:color="#1c1c1c" style:font-name="標楷體1" officeooo:rsid="3a880cd2" style:font-name-asian="標楷體1" style:font-name-complex="標楷體"/>
    </style:style>
    <style:style style:name="T1121" style:family="text">
      <style:text-properties fo:color="#1c1c1c" style:font-name="標楷體1" officeooo:rsid="3a5cb77b" style:font-name-asian="標楷體1" style:font-name-complex="標楷體"/>
    </style:style>
    <style:style style:name="T1122" style:family="text">
      <style:text-properties fo:color="#1c1c1c" style:font-name="標楷體1" officeooo:rsid="4009235b" style:font-name-asian="標楷體1" style:font-name-complex="標楷體"/>
    </style:style>
    <style:style style:name="T1123" style:family="text">
      <style:text-properties fo:color="#1c1c1c" style:font-name="標楷體1" officeooo:rsid="400a4f04" style:font-name-asian="標楷體1" style:font-name-complex="標楷體"/>
    </style:style>
    <style:style style:name="T1124" style:family="text">
      <style:text-properties fo:color="#1c1c1c" style:font-name="標楷體1" officeooo:rsid="4006a40c" style:font-name-asian="標楷體1" style:font-name-complex="標楷體"/>
    </style:style>
    <style:style style:name="T1125" style:family="text">
      <style:text-properties fo:color="#1c1c1c" style:font-name="標楷體1" officeooo:rsid="401f2614" style:font-name-asian="標楷體1" style:font-name-complex="標楷體"/>
    </style:style>
    <style:style style:name="T1126" style:family="text">
      <style:text-properties fo:color="#1c1c1c" style:font-name="標楷體1" officeooo:rsid="40212b59" style:font-name-asian="標楷體1" style:font-name-complex="標楷體"/>
    </style:style>
    <style:style style:name="T1127" style:family="text">
      <style:text-properties fo:color="#1c1c1c" style:font-name="標楷體1" officeooo:rsid="3a87bcbc" style:font-name-asian="標楷體1" style:font-name-complex="標楷體"/>
    </style:style>
    <style:style style:name="T1128" style:family="text">
      <style:text-properties fo:color="#1c1c1c" style:font-name="標楷體1" officeooo:rsid="402292f5" style:font-name-asian="標楷體1" style:font-name-complex="標楷體"/>
    </style:style>
    <style:style style:name="T1129" style:family="text">
      <style:text-properties fo:color="#1c1c1c" style:font-name="標楷體1" officeooo:rsid="4004bbe0" style:font-name-asian="標楷體1" style:font-name-complex="標楷體"/>
    </style:style>
    <style:style style:name="T1130" style:family="text">
      <style:text-properties fo:color="#1c1c1c" style:font-name="標楷體1" officeooo:rsid="3e580675" style:font-name-asian="標楷體1" style:font-name-complex="標楷體"/>
    </style:style>
    <style:style style:name="T1131" style:family="text">
      <style:text-properties fo:color="#1c1c1c" style:font-name="標楷體1" officeooo:rsid="40e0957d" style:font-name-asian="標楷體1" style:font-name-complex="標楷體"/>
    </style:style>
    <style:style style:name="T1132" style:family="text">
      <style:text-properties fo:color="#1c1c1c" style:font-name="標楷體1" officeooo:rsid="3afd9d17" style:font-name-asian="標楷體1" style:font-name-complex="標楷體"/>
    </style:style>
    <style:style style:name="T1133" style:family="text">
      <style:text-properties fo:color="#1c1c1c" style:font-name="標楷體1" officeooo:rsid="4130b7b9" style:font-name-asian="標楷體1"/>
    </style:style>
    <style:style style:name="T1134" style:family="text">
      <style:text-properties fo:color="#1c1c1c" style:font-name="標楷體1" officeooo:rsid="3cb68d99"/>
    </style:style>
    <style:style style:name="T1135" style:family="text">
      <style:text-properties fo:color="#1c1c1c" style:font-name="標楷體1" officeooo:rsid="3d38ab59"/>
    </style:style>
    <style:style style:name="T1136" style:family="text">
      <style:text-properties fo:color="#1c1c1c" style:font-name="標楷體1" officeooo:rsid="3cb60032"/>
    </style:style>
    <style:style style:name="T1137" style:family="text">
      <style:text-properties fo:color="#1c1c1c" style:font-name="標楷體1" officeooo:rsid="3a880cd2"/>
    </style:style>
    <style:style style:name="T1138" style:family="text">
      <style:text-properties fo:color="#1c1c1c" style:font-name="標楷體1" officeooo:rsid="3e59473e"/>
    </style:style>
    <style:style style:name="T1139" style:family="text">
      <style:text-properties fo:color="#1c1c1c" style:font-name="標楷體1" officeooo:rsid="3e580675"/>
    </style:style>
    <style:style style:name="T1140" style:family="text">
      <style:text-properties fo:color="#1c1c1c" style:font-name="標楷體1" officeooo:rsid="3e68dbdd"/>
    </style:style>
    <style:style style:name="T1141" style:family="text">
      <style:text-properties fo:color="#1c1c1c" style:font-name="標楷體1" officeooo:rsid="3e73ec67"/>
    </style:style>
    <style:style style:name="T1142" style:family="text">
      <style:text-properties fo:color="#1c1c1c" style:font-name="標楷體1" officeooo:rsid="3e727caf"/>
    </style:style>
    <style:style style:name="T1143" style:family="text">
      <style:text-properties fo:color="#1c1c1c" style:font-name="標楷體1" officeooo:rsid="24ffe503"/>
    </style:style>
    <style:style style:name="T1144" style:family="text">
      <style:text-properties fo:color="#1c1c1c" style:font-name="標楷體1" officeooo:rsid="3e7d5fe2"/>
    </style:style>
    <style:style style:name="T1145" style:family="text">
      <style:text-properties fo:color="#1c1c1c" style:font-name="標楷體1" officeooo:rsid="3ecf6aaa"/>
    </style:style>
    <style:style style:name="T1146" style:family="text">
      <style:text-properties fo:color="#1c1c1c" style:font-name="標楷體1" fo:font-weight="normal" officeooo:rsid="3ed7df42" style:font-weight-asian="normal" style:font-weight-complex="normal"/>
    </style:style>
    <style:style style:name="T1147" style:family="text">
      <style:text-properties fo:color="#1c1c1c" style:font-name="標楷體1" fo:font-weight="normal" officeooo:rsid="3afd9d17" style:font-weight-asian="normal" style:font-weight-complex="normal"/>
    </style:style>
    <style:style style:name="T1148" style:family="text">
      <style:text-properties fo:color="#1c1c1c" style:font-name="標楷體1" officeooo:rsid="3f0292bf" style:font-name-asian="Liberation Serif" style:font-name-complex="Liberation Serif"/>
    </style:style>
    <style:style style:name="T1149" style:family="text">
      <style:text-properties fo:color="#1c1c1c" style:font-name="標楷體1" officeooo:rsid="3f0cf2c3" style:font-name-asian="Liberation Serif" style:font-name-complex="Liberation Serif"/>
    </style:style>
    <style:style style:name="T1150" style:family="text">
      <style:text-properties fo:color="#1c1c1c" style:font-name="標楷體1" officeooo:rsid="3dea8265"/>
    </style:style>
    <style:style style:name="T1151" style:family="text">
      <style:text-properties fo:color="#1c1c1c" style:font-name="標楷體1" officeooo:rsid="3a611186" style:font-name-complex="標楷體"/>
    </style:style>
    <style:style style:name="T1152" style:family="text">
      <style:text-properties fo:color="#1c1c1c" style:font-name="標楷體1" officeooo:rsid="3a5cb77b" style:font-name-complex="標楷體"/>
    </style:style>
    <style:style style:name="T1153" style:family="text">
      <style:text-properties fo:color="#1c1c1c" style:font-name="標楷體1" officeooo:rsid="3f144344" style:font-name-complex="Mangal"/>
    </style:style>
    <style:style style:name="T1154" style:family="text">
      <style:text-properties fo:color="#1c1c1c" style:font-name="標楷體1" officeooo:rsid="311693c9" style:font-name-complex="Mangal"/>
    </style:style>
    <style:style style:name="T1155" style:family="text">
      <style:text-properties fo:color="#1c1c1c" style:font-name="標楷體1" officeooo:rsid="400f1705" style:font-name-complex="Mangal"/>
    </style:style>
    <style:style style:name="T1156" style:family="text">
      <style:text-properties fo:color="#1c1c1c" style:font-name="標楷體1" officeooo:rsid="400d6c25" style:font-name-complex="Mangal"/>
    </style:style>
    <style:style style:name="T1157" style:family="text">
      <style:text-properties fo:color="#1c1c1c" style:font-name="標楷體1" officeooo:rsid="31660dd1" style:font-name-complex="Mangal"/>
    </style:style>
    <style:style style:name="T1158" style:family="text">
      <style:text-properties fo:color="#1c1c1c" style:font-name="標楷體1" officeooo:rsid="3f033135" style:font-name-complex="Mangal"/>
    </style:style>
    <style:style style:name="T1159" style:family="text">
      <style:text-properties fo:color="#1c1c1c" style:font-name="標楷體1" officeooo:rsid="3efebe02"/>
    </style:style>
    <style:style style:name="T1160" style:family="text">
      <style:text-properties fo:color="#1c1c1c" style:text-position="super 58%" style:font-name="標楷體1"/>
    </style:style>
    <style:style style:name="T1161" style:family="text">
      <style:text-properties fo:color="#1c1c1c" style:text-position="super 58%" style:font-name="標楷體1" officeooo:rsid="3b1dbd26"/>
    </style:style>
    <style:style style:name="T1162" style:family="text">
      <style:text-properties fo:color="#1c1c1c" style:text-position="super 58%" style:font-name="標楷體1" officeooo:rsid="3b4abc4d" style:font-name-asian="標楷體" style:font-name-complex="標楷體"/>
    </style:style>
    <style:style style:name="T1163" style:family="text">
      <style:text-properties fo:color="#1c1c1c" style:text-position="super 58%" style:font-name="標楷體1" officeooo:rsid="3b76e430"/>
    </style:style>
    <style:style style:name="T1164" style:family="text">
      <style:text-properties fo:color="#1c1c1c" style:text-position="super 58%" style:font-name="標楷體1" officeooo:rsid="3b4abc4d" style:font-name-asian="標楷體1"/>
    </style:style>
    <style:style style:name="T1165" style:family="text">
      <style:text-properties fo:color="#1c1c1c" style:text-position="super 58%" style:font-name="標楷體1" officeooo:rsid="3d0bf706" style:font-name-asian="標楷體1"/>
    </style:style>
    <style:style style:name="T1166" style:family="text">
      <style:text-properties fo:color="#1c1c1c" style:text-position="super 58%" style:font-name="標楷體1" officeooo:rsid="3f609356" style:font-name-asian="標楷體1"/>
    </style:style>
    <style:style style:name="T1167" style:family="text">
      <style:text-properties fo:color="#1c1c1c" style:text-position="super 58%" style:font-name="標楷體1" officeooo:rsid="3a611186" style:font-name-asian="標楷體1" style:font-name-complex="標楷體"/>
    </style:style>
    <style:style style:name="T1168" style:family="text">
      <style:text-properties fo:color="#1c1c1c" style:text-position="super 58%" style:font-name="標楷體1" officeooo:rsid="402292f5" style:font-name-asian="標楷體1" style:font-name-complex="標楷體"/>
    </style:style>
    <style:style style:name="T1169" style:family="text">
      <style:text-properties fo:color="#1c1c1c" style:text-position="super 58%" style:font-name="標楷體1" officeooo:rsid="3d208291" style:font-name-asian="標楷體1" style:font-name-complex="標楷體"/>
    </style:style>
    <style:style style:name="T1170" style:family="text">
      <style:text-properties fo:color="#1c1c1c" style:text-position="super 58%" style:font-name="標楷體1" officeooo:rsid="40318025" style:font-name-asian="標楷體1"/>
    </style:style>
    <style:style style:name="T1171" style:family="text">
      <style:text-properties fo:color="#1c1c1c" style:text-position="super 58%" style:font-name="標楷體1" officeooo:rsid="40212b59" style:font-name-asian="標楷體1" style:font-name-complex="Mangal"/>
    </style:style>
    <style:style style:name="T1172" style:family="text">
      <style:text-properties fo:color="#1c1c1c" style:text-position="super 58%" style:font-name="標楷體1" officeooo:rsid="401f2614" style:font-name-asian="標楷體1" style:font-name-complex="Mangal"/>
    </style:style>
    <style:style style:name="T1173" style:family="text">
      <style:text-properties fo:color="#1c1c1c" style:text-position="super 58%" style:font-name="標楷體1" officeooo:rsid="40929bd2" style:font-name-asian="標楷體1" style:font-name-complex="Mangal"/>
    </style:style>
    <style:style style:name="T1174" style:family="text">
      <style:text-properties fo:color="#1c1c1c" style:text-position="super 58%" style:font-name="標楷體1" officeooo:rsid="311693c9" style:font-name-asian="標楷體1" style:font-name-complex="Mangal"/>
    </style:style>
    <style:style style:name="T1175" style:family="text">
      <style:text-properties fo:color="#1c1c1c" style:text-position="super 58%" style:font-name="標楷體1" officeooo:rsid="3fce3621" style:font-name-asian="標楷體1" style:font-name-complex="Mangal"/>
    </style:style>
    <style:style style:name="T1176" style:family="text">
      <style:text-properties fo:color="#1c1c1c" style:text-position="super 58%" style:font-name="標楷體1" officeooo:rsid="40fe0570" style:font-name-asian="標楷體1" style:font-name-complex="Mangal"/>
    </style:style>
    <style:style style:name="T1177" style:family="text">
      <style:text-properties fo:color="#1c1c1c" style:text-position="super 58%" style:font-name="標楷體1" officeooo:rsid="3ed7df42"/>
    </style:style>
    <style:style style:name="T1178" style:family="text">
      <style:text-properties fo:color="#1c1c1c" style:text-position="super 58%" style:font-name="標楷體1" officeooo:rsid="3e727caf"/>
    </style:style>
    <style:style style:name="T1179" style:family="text">
      <style:text-properties fo:color="#1c1c1c" style:text-position="super 58%" style:font-name="標楷體1" officeooo:rsid="3b049f57"/>
    </style:style>
    <style:style style:name="T1180" style:family="text">
      <style:text-properties fo:color="#1c1c1c" style:text-position="super 58%" style:font-name="標楷體1" officeooo:rsid="3ecf6aaa"/>
    </style:style>
    <style:style style:name="T1181" style:family="text">
      <style:text-properties fo:color="#1c1c1c" style:text-position="super 58%" style:font-name="標楷體1" officeooo:rsid="3ee12081"/>
    </style:style>
    <style:style style:name="T1182" style:family="text">
      <style:text-properties fo:color="#1c1c1c" style:text-position="super 58%" style:font-name="標楷體1" fo:font-weight="normal" officeooo:rsid="3ed7df42" style:font-weight-asian="normal" style:font-weight-complex="normal"/>
    </style:style>
    <style:style style:name="T1183" style:family="text">
      <style:text-properties fo:color="#1c1c1c" style:text-position="super 58%" style:font-name="標楷體" officeooo:rsid="31626dc7" style:font-name-asian="標楷體"/>
    </style:style>
    <style:style style:name="T1184" style:family="text">
      <style:text-properties fo:color="#1c1c1c" style:text-position="super 58%" style:font-name="Liberation Serif1" officeooo:rsid="3afd9d17" style:font-name-asian="標楷體1" style:font-name-complex="標楷體"/>
    </style:style>
    <style:style style:name="T1185" style:family="text">
      <style:text-properties fo:color="#1c1c1c" officeooo:rsid="3b2e013a"/>
    </style:style>
    <style:style style:name="T1186" style:family="text">
      <style:text-properties fo:color="#1c1c1c" style:text-position="sub 58%"/>
    </style:style>
    <style:style style:name="T1187" style:family="text">
      <style:text-properties fo:color="#1c1c1c" style:text-position="sub 58%" style:font-name="標楷體1" officeooo:rsid="3e580675"/>
    </style:style>
    <style:style style:name="T1188" style:family="text">
      <style:text-properties fo:color="#1c1c1c" style:text-position="sub 58%" style:font-name="標楷體1" officeooo:rsid="3e727caf"/>
    </style:style>
    <style:style style:name="T1189" style:family="text">
      <style:text-properties fo:color="#1c1c1c" style:text-position="sub 58%" style:font-name="標楷體1" officeooo:rsid="311693c9" style:font-name-asian="標楷體1" style:font-name-complex="Mangal"/>
    </style:style>
    <style:style style:name="T1190" style:family="text">
      <style:text-properties fo:color="#1c1c1c" style:text-position="sub 58%" style:font-name="標楷體1" officeooo:rsid="3f609356" style:font-name-asian="標楷體1" style:font-name-complex="Mangal"/>
    </style:style>
    <style:style style:name="T1191" style:family="text">
      <style:text-properties fo:color="#1c1c1c" style:text-position="sub 58%" style:font-name="標楷體1" officeooo:rsid="3f7681d8" style:font-name-asian="標楷體1" style:font-name-complex="Mangal"/>
    </style:style>
    <style:style style:name="T1192" style:family="text">
      <style:text-properties fo:color="#1c1c1c" style:text-position="sub 58%" style:font-name="標楷體1" officeooo:rsid="3f734351" style:font-name-asian="標楷體1" style:font-name-complex="Mangal"/>
    </style:style>
    <style:style style:name="T1193" style:family="text">
      <style:text-properties fo:color="#1c1c1c" style:text-position="sub 58%" style:font-name="標楷體1" officeooo:rsid="3ef0080e" style:font-name-asian="標楷體1" style:font-name-complex="Mangal"/>
    </style:style>
    <style:style style:name="T1194" style:family="text">
      <style:text-properties fo:color="#1c1c1c" style:text-position="sub 58%" style:font-name="標楷體1" officeooo:rsid="3fa00ecc" style:font-name-asian="標楷體1" style:font-name-complex="Mangal"/>
    </style:style>
    <style:style style:name="T1195" style:family="text">
      <style:text-properties fo:color="#1c1c1c" style:text-position="sub 58%" style:font-name="標楷體1" officeooo:rsid="3faec669" style:font-name-asian="標楷體1" style:font-name-complex="Mangal"/>
    </style:style>
    <style:style style:name="T1196" style:family="text">
      <style:text-properties fo:color="#1c1c1c" style:text-position="sub 58%" style:font-name="標楷體1" officeooo:rsid="3fadc56b" style:font-name-asian="標楷體1" style:font-name-complex="Mangal"/>
    </style:style>
    <style:style style:name="T1197" style:family="text">
      <style:text-properties fo:color="#1c1c1c" style:text-position="sub 58%" style:font-name="標楷體1" officeooo:rsid="3fb4e278" style:font-name-asian="標楷體1" style:font-name-complex="Mangal"/>
    </style:style>
    <style:style style:name="T1198" style:family="text">
      <style:text-properties fo:color="#1c1c1c" style:text-position="sub 58%" style:font-name="標楷體1" officeooo:rsid="3fc2b01b" style:font-name-asian="標楷體1" style:font-name-complex="Mangal"/>
    </style:style>
    <style:style style:name="T1199" style:family="text">
      <style:text-properties fo:color="#1c1c1c" style:text-position="sub 58%" style:font-name="標楷體1" officeooo:rsid="3fc65f6f" style:font-name-asian="標楷體1" style:font-name-complex="Mangal"/>
    </style:style>
    <style:style style:name="T1200" style:family="text">
      <style:text-properties fo:color="#1c1c1c" style:text-position="sub 58%" style:font-name="標楷體1" officeooo:rsid="4006a40c" style:font-name-asian="標楷體1" style:font-name-complex="Mangal"/>
    </style:style>
    <style:style style:name="T1201" style:family="text">
      <style:text-properties fo:color="#1c1c1c" style:text-position="sub 58%" style:font-name="標楷體1" officeooo:rsid="40043bb7" style:font-name-asian="標楷體1" style:font-name-complex="Mangal"/>
    </style:style>
    <style:style style:name="T1202" style:family="text">
      <style:text-properties fo:color="#1c1c1c" style:text-position="sub 58%" style:font-name="標楷體1" officeooo:rsid="40318025" style:font-name-asian="標楷體1" style:font-name-complex="Mangal"/>
    </style:style>
    <style:style style:name="T1203" style:family="text">
      <style:text-properties fo:color="#1c1c1c" style:text-position="sub 58%" style:font-name="標楷體1" officeooo:rsid="400d6c25" style:font-name-asian="標楷體1" style:font-name-complex="Mangal"/>
    </style:style>
    <style:style style:name="T1204" style:family="text">
      <style:text-properties fo:color="#1c1c1c" style:text-position="sub 58%" style:font-name="標楷體1" officeooo:rsid="401b98b0" style:font-name-asian="標楷體1" style:font-name-complex="Mangal"/>
    </style:style>
    <style:style style:name="T1205" style:family="text">
      <style:text-properties fo:color="#1c1c1c" style:text-position="sub 58%" style:font-name="標楷體1" officeooo:rsid="40929bd2" style:font-name-asian="標楷體1" style:font-name-complex="Mangal"/>
    </style:style>
    <style:style style:name="T1206" style:family="text">
      <style:text-properties fo:color="#1c1c1c" style:text-position="sub 58%" style:font-name="標楷體1" officeooo:rsid="40fe0570" style:font-name-asian="標楷體1" style:font-name-complex="Mangal"/>
    </style:style>
    <style:style style:name="T1207" style:family="text">
      <style:text-properties fo:color="#1c1c1c" style:text-position="sub 58%" style:font-name="標楷體1" officeooo:rsid="41108fb8" style:font-name-asian="標楷體1" style:font-name-complex="Mangal"/>
    </style:style>
    <style:style style:name="T1208" style:family="text">
      <style:text-properties fo:color="#1c1c1c" style:text-position="sub 58%" style:font-name="標楷體1" officeooo:rsid="4009235b" style:font-name-asian="標楷體1" style:font-name-complex="標楷體"/>
    </style:style>
    <style:style style:name="T1209" style:family="text">
      <style:text-properties fo:color="#1c1c1c" style:text-position="sub 58%" style:font-name="標楷體1" officeooo:rsid="400a4f04" style:font-name-asian="標楷體1" style:font-name-complex="標楷體"/>
    </style:style>
    <style:style style:name="T1210" style:family="text">
      <style:text-properties fo:color="#1c1c1c" style:text-position="sub 58%" style:font-name="標楷體1" officeooo:rsid="40a31510" style:font-name-asian="標楷體1" style:font-name-complex="標楷體"/>
    </style:style>
    <style:style style:name="T1211" style:family="text">
      <style:text-properties fo:color="#1c1c1c" style:text-position="sub 58%" style:font-name="標楷體1" officeooo:rsid="3a5cb77b" style:font-name-asian="標楷體1" style:font-name-complex="標楷體"/>
    </style:style>
    <style:style style:name="T1212" style:family="text">
      <style:text-properties fo:color="#1c1c1c" style:text-position="sub 58%" style:font-name="標楷體1" officeooo:rsid="40e0957d" style:font-name-asian="標楷體1" style:font-name-complex="標楷體"/>
    </style:style>
    <style:style style:name="T1213" style:family="text">
      <style:text-properties fo:color="#1c1c1c" style:text-position="sub 58%" style:font-name="標楷體1" officeooo:rsid="403d461e" style:font-name-complex="Mangal"/>
    </style:style>
    <style:style style:name="T1214" style:family="text">
      <style:text-properties fo:color="#1c1c1c" style:text-position="sub 58%" style:font-name="標楷體1" officeooo:rsid="40653764" style:font-name-complex="Mangal"/>
    </style:style>
    <style:style style:name="T1215" style:family="text">
      <style:text-properties fo:color="#1c1c1c" style:font-name="Liberation Serif1" officeooo:rsid="3b4bf034" style:font-name-asian="標楷體1"/>
    </style:style>
    <style:style style:name="T1216" style:family="text">
      <style:text-properties fo:color="#1c1c1c" style:font-name="Liberation Serif1" officeooo:rsid="3cb60032" style:font-name-asian="標楷體1" style:font-name-complex="標楷體"/>
    </style:style>
    <style:style style:name="T1217" style:family="text">
      <style:text-properties fo:color="#1c1c1c" style:font-name="Liberation Serif1" officeooo:rsid="30f52789" style:font-name-complex="標楷體"/>
    </style:style>
    <style:style style:name="T1218" style:family="text">
      <style:text-properties fo:color="#1c1c1c" style:font-name-asian="標楷體1"/>
    </style:style>
    <style:style style:name="T1219" style:family="text">
      <style:text-properties fo:color="#1c1c1c" officeooo:rsid="3b283ca3" style:font-name-asian="標楷體1"/>
    </style:style>
    <style:style style:name="T1220" style:family="text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38ab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221" style:family="text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officeooo:rsid="3d38ab59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1222" style:family="text">
      <style:text-properties fo:color="#1c1c1c" style:text-outline="false" style:text-line-through-style="none" style:text-line-through-type="none" style:text-position="super 58%" style:font-name="標楷體1" fo:font-size="17pt" fo:font-style="normal" fo:text-shadow="none" style:text-underline-style="none" fo:font-weight="bold" officeooo:rsid="3d3325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223" style:family="text">
      <style:text-properties fo:color="#1c1c1c" officeooo:rsid="24ffe503"/>
    </style:style>
    <style:style style:name="T1224" style:family="text">
      <style:text-properties fo:color="#1c1c1c" style:font-name="Arial" officeooo:rsid="24ffe503" style:font-name-asian="Arial"/>
    </style:style>
    <style:style style:name="T1225" style:family="text">
      <style:text-properties officeooo:rsid="3b2e013a"/>
    </style:style>
    <style:style style:name="T1226" style:family="text">
      <style:text-properties officeooo:rsid="3b4bf034"/>
    </style:style>
    <style:style style:name="T1227" style:family="text">
      <style:text-properties officeooo:rsid="3b93630a"/>
    </style:style>
    <style:style style:name="T1228" style:family="text">
      <style:text-properties officeooo:rsid="3b99cfa2"/>
    </style:style>
    <style:style style:name="T1229" style:family="text">
      <style:text-properties officeooo:rsid="3b9a1cf6"/>
    </style:style>
    <style:style style:name="T1230" style:family="text">
      <style:text-properties officeooo:rsid="3b39f0e6"/>
    </style:style>
    <style:style style:name="T1231" style:family="text">
      <style:text-properties officeooo:rsid="30f52789"/>
    </style:style>
    <style:style style:name="T1232" style:family="text">
      <style:text-properties officeooo:rsid="17447af1"/>
    </style:style>
    <style:style style:name="T1233" style:family="text">
      <style:text-properties officeooo:rsid="3b283ca3"/>
    </style:style>
    <style:style style:name="T1234" style:family="text">
      <style:text-properties style:font-name="Liberation Serif1" style:font-name-asian="標楷體1"/>
    </style:style>
    <style:style style:name="T1235" style:family="text">
      <style:text-properties style:font-name="Liberation Serif1" officeooo:rsid="3b283ca3" style:font-name-asian="標楷體1"/>
    </style:style>
    <style:style style:name="T1236" style:family="text">
      <style:text-properties style:font-name="Liberation Serif1" officeooo:rsid="3b4bf034" style:font-name-asian="標楷體1"/>
    </style:style>
    <style:style style:name="T1237" style:family="text">
      <style:text-properties style:font-name="Liberation Serif1" officeooo:rsid="3cb60032" style:font-name-asian="標楷體1" style:font-name-complex="標楷體"/>
    </style:style>
    <style:style style:name="T1238" style:family="text">
      <style:text-properties style:font-name="Liberation Serif1" officeooo:rsid="3afd9d17" style:font-name-asian="標楷體1" style:font-name-complex="標楷體"/>
    </style:style>
    <style:style style:name="T1239" style:family="text">
      <style:text-properties style:font-name="Liberation Serif1" officeooo:rsid="3a880cd2" style:font-name-asian="標楷體1" style:font-name-complex="標楷體"/>
    </style:style>
    <style:style style:name="T1240" style:family="text">
      <style:text-properties style:font-name="Liberation Serif1" officeooo:rsid="31607ae1" style:font-name-asian="標楷體1" style:font-name-complex="Mangal"/>
    </style:style>
    <style:style style:name="T1241" style:family="text">
      <style:text-properties style:font-name="Liberation Serif1" officeooo:rsid="3cb6cc3e" style:font-name-asian="標楷體1"/>
    </style:style>
    <style:style style:name="T1242" style:family="text">
      <style:text-properties style:font-name="Liberation Serif1" officeooo:rsid="42b62e9a" style:font-name-asian="標楷體1"/>
    </style:style>
    <style:style style:name="T1243" style:family="text">
      <style:text-properties style:font-name="Liberation Serif1" officeooo:rsid="415ef108" style:font-name-asian="標楷體1"/>
    </style:style>
    <style:style style:name="T1244" style:family="text">
      <style:text-properties style:font-name="Liberation Serif1" officeooo:rsid="41a821e1" style:font-name-asian="標楷體1"/>
    </style:style>
    <style:style style:name="T1245" style:family="text">
      <style:text-properties style:font-name="Liberation Serif1" officeooo:rsid="3cb6cc3e"/>
    </style:style>
    <style:style style:name="T1246" style:family="text">
      <style:text-properties style:font-name="Liberation Serif1" officeooo:rsid="3cc7f34e"/>
    </style:style>
    <style:style style:name="T1247" style:family="text">
      <style:text-properties style:font-name="Liberation Serif1" officeooo:rsid="3b4bf034"/>
    </style:style>
    <style:style style:name="T1248" style:family="text">
      <style:text-properties style:font-name="Liberation Serif1" officeooo:rsid="30f52789" style:font-name-complex="標楷體"/>
    </style:style>
    <style:style style:name="T1249" style:family="text">
      <style:text-properties style:font-name="Liberation Serif" style:font-name-asian="Liberation Serif" style:font-name-complex="Liberation Serif"/>
    </style:style>
    <style:style style:name="T1250" style:family="text">
      <style:text-properties style:font-name="Liberation Serif" officeooo:rsid="3c0a032e" style:font-name-asian="Liberation Serif" style:font-name-complex="Liberation Serif"/>
    </style:style>
    <style:style style:name="T1251" style:family="text">
      <style:text-properties style:font-name="Liberation Serif" officeooo:rsid="3c3d4fd9" style:font-name-asian="Liberation Serif" style:font-name-complex="Liberation Serif"/>
    </style:style>
    <style:style style:name="T1252" style:family="text">
      <style:text-properties style:font-name="Liberation Serif" officeooo:rsid="3e750ee8" style:font-name-asian="Liberation Serif" style:font-name-complex="Liberation Serif"/>
    </style:style>
    <style:style style:name="T1253" style:family="text">
      <style:text-properties style:font-name="Liberation Serif" officeooo:rsid="3eeb40ea" style:font-name-asian="Liberation Serif" style:font-name-complex="Liberation Serif"/>
    </style:style>
    <style:style style:name="T1254" style:family="text">
      <style:text-properties style:font-name="Liberation Serif" officeooo:rsid="3efebe02" style:font-name-asian="Liberation Serif" style:font-name-complex="Liberation Serif"/>
    </style:style>
    <style:style style:name="T1255" style:family="text">
      <style:text-properties style:font-name="Liberation Serif" officeooo:rsid="3fb24648" style:font-name-asian="Liberation Serif" style:font-name-complex="Liberation Serif"/>
    </style:style>
    <style:style style:name="T1256" style:family="text">
      <style:text-properties style:font-name="Liberation Serif" officeooo:rsid="3fb5a178" style:font-name-asian="Liberation Serif" style:font-name-complex="Liberation Serif"/>
    </style:style>
    <style:style style:name="T1257" style:family="text">
      <style:text-properties style:font-name="Liberation Serif" officeooo:rsid="403b042e" style:font-name-asian="Liberation Serif" style:font-name-complex="Liberation Serif"/>
    </style:style>
    <style:style style:name="T1258" style:family="text">
      <style:text-properties style:font-name="Liberation Serif" officeooo:rsid="403d461e" style:font-name-asian="Liberation Serif" style:font-name-complex="Liberation Serif"/>
    </style:style>
    <style:style style:name="T1259" style:family="text">
      <style:text-properties style:font-name="Liberation Serif" officeooo:rsid="40cc74be" style:font-name-asian="Liberation Serif" style:font-name-complex="Liberation Serif"/>
    </style:style>
    <style:style style:name="T1260" style:family="text">
      <style:text-properties style:font-name="Liberation Serif" officeooo:rsid="40e5baeb" style:font-name-asian="Liberation Serif" style:font-name-complex="Liberation Serif"/>
    </style:style>
    <style:style style:name="T1261" style:family="text">
      <style:text-properties style:font-name="Liberation Serif" officeooo:rsid="40e664f8" style:font-name-asian="Liberation Serif" style:font-name-complex="Liberation Serif"/>
    </style:style>
    <style:style style:name="T1262" style:family="text">
      <style:text-properties style:font-name="Liberation Serif" officeooo:rsid="3cb6cc3e" style:font-name-asian="Liberation Serif" style:font-name-complex="Liberation Serif"/>
    </style:style>
    <style:style style:name="T1263" style:family="text">
      <style:text-properties style:font-name="Liberation Serif" officeooo:rsid="3de95bc5" style:font-name-asian="標楷體1" style:font-name-complex="Liberation Serif"/>
    </style:style>
    <style:style style:name="T1264" style:family="text">
      <style:text-properties style:font-name="Liberation Serif" officeooo:rsid="3efebe02" style:font-name-asian="標楷體1" style:font-name-complex="Liberation Serif"/>
    </style:style>
    <style:style style:name="T1265" style:family="text">
      <style:text-properties officeooo:rsid="3cb60032"/>
    </style:style>
    <style:style style:name="T1266" style:family="text">
      <style:text-properties officeooo:rsid="3cb6cc3e"/>
    </style:style>
    <style:style style:name="T1267" style:family="text">
      <style:text-properties officeooo:rsid="3cc7f34e"/>
    </style:style>
    <style:style style:name="T1268" style:family="text">
      <style:text-properties officeooo:rsid="3cd93760"/>
    </style:style>
    <style:style style:name="T1269" style:family="text">
      <style:text-properties officeooo:rsid="3cd8b1f4"/>
    </style:style>
    <style:style style:name="T1270" style:family="text">
      <style:text-properties officeooo:rsid="3cc82003" style:font-name-asian="標楷體"/>
    </style:style>
    <style:style style:name="T1271" style:family="text">
      <style:text-properties officeooo:rsid="3d8f7f22"/>
    </style:style>
    <style:style style:name="T1272" style:family="text">
      <style:text-properties officeooo:rsid="3cd3984c"/>
    </style:style>
    <style:style style:name="T1273" style:family="text">
      <style:text-properties officeooo:rsid="3eeb40ea"/>
    </style:style>
    <style:style style:name="T1274" style:family="text">
      <style:text-properties officeooo:rsid="3fd5bd64"/>
    </style:style>
    <style:style style:name="T1275" style:family="text">
      <style:text-properties fo:color="#010101"/>
    </style:style>
    <style:style style:name="T1276" style:family="text">
      <style:text-properties fo:color="#010101" style:font-name="標楷體1"/>
    </style:style>
    <style:style style:name="T1277" style:family="text">
      <style:text-properties fo:color="#010101" style:font-name="標楷體1" officeooo:rsid="3f144344" style:font-name-asian="標楷體1" style:font-name-complex="Mangal"/>
    </style:style>
    <style:style style:name="T1278" style:family="text">
      <style:text-properties fo:color="#010101" style:font-name="標楷體1" officeooo:rsid="3183eb3e" style:font-name-asian="標楷體1" style:font-name-complex="Mangal"/>
    </style:style>
    <style:style style:name="T1279" style:family="text">
      <style:text-properties fo:color="#010101" style:font-name="標楷體1" officeooo:rsid="3184eaa8" style:font-name-asian="標楷體1" style:font-name-complex="Mangal"/>
    </style:style>
    <style:style style:name="T1280" style:family="text">
      <style:text-properties fo:color="#010101" style:font-name="標楷體1" officeooo:rsid="311693c9" style:font-name-asian="標楷體1" style:font-name-complex="Mangal"/>
    </style:style>
    <style:style style:name="T1281" style:family="text">
      <style:text-properties fo:color="#010101" style:font-name="標楷體1" officeooo:rsid="31851120" style:font-name-asian="標楷體1" style:font-name-complex="Mangal"/>
    </style:style>
    <style:style style:name="T1282" style:family="text">
      <style:text-properties fo:color="#010101" style:font-name="標楷體1" officeooo:rsid="405642a8" style:font-name-asian="標楷體1" style:font-name-complex="Mangal"/>
    </style:style>
    <style:style style:name="T1283" style:family="text">
      <style:text-properties fo:color="#010101" style:font-name="標楷體1" officeooo:rsid="3ef0080e" style:font-name-asian="標楷體1" style:font-name-complex="Mangal"/>
    </style:style>
    <style:style style:name="T1284" style:family="text">
      <style:text-properties fo:color="#010101" style:font-name="標楷體1" officeooo:rsid="3dea8265" style:font-name-asian="標楷體1"/>
    </style:style>
    <style:style style:name="T1285" style:family="text">
      <style:text-properties fo:color="#010101" style:font-name="標楷體1" officeooo:rsid="3b1e5b7d" style:font-name-asian="標楷體1"/>
    </style:style>
    <style:style style:name="T1286" style:family="text">
      <style:text-properties fo:color="#010101" style:font-name="標楷體1" fo:font-size="15pt" officeooo:rsid="3b1e5b7d" style:font-size-asian="15pt" style:font-size-complex="15pt"/>
    </style:style>
    <style:style style:name="T1287" style:family="text">
      <style:text-properties fo:color="#010101" style:font-name="標楷體1" officeooo:rsid="3b1e5b7d"/>
    </style:style>
    <style:style style:name="T1288" style:family="text">
      <style:text-properties fo:color="#010101" style:font-name="標楷體1" officeooo:rsid="3a5cb77b" style:font-name-complex="標楷體"/>
    </style:style>
    <style:style style:name="T1289" style:family="text">
      <style:text-properties fo:color="#010101" style:font-name="標楷體1" officeooo:rsid="405fb855" style:font-name-complex="標楷體"/>
    </style:style>
    <style:style style:name="T1290" style:family="text">
      <style:text-properties fo:color="#010101" style:font-name="標楷體1" officeooo:rsid="31188042" style:font-name-complex="標楷體"/>
    </style:style>
    <style:style style:name="T1291" style:family="text">
      <style:text-properties fo:color="#010101" style:font-name="標楷體1" officeooo:rsid="405642a8" style:font-name-complex="Mangal"/>
    </style:style>
    <style:style style:name="T1292" style:family="text">
      <style:text-properties fo:color="#010101" style:font-name="標楷體1" officeooo:rsid="311693c9" style:font-name-complex="Mangal"/>
    </style:style>
    <style:style style:name="T1293" style:family="text">
      <style:text-properties fo:color="#010101" style:font-name="標楷體1" officeooo:rsid="3f144344" style:font-name-complex="Mangal"/>
    </style:style>
    <style:style style:name="T1294" style:family="text">
      <style:text-properties fo:color="#010101" style:font-name="標楷體1" officeooo:rsid="3f033135" style:font-name-complex="Mangal"/>
    </style:style>
    <style:style style:name="T1295" style:family="text">
      <style:text-properties fo:color="#010101" style:font-name="標楷體1" officeooo:rsid="31660dd1" style:font-name-complex="Mangal"/>
    </style:style>
    <style:style style:name="T1296" style:family="text">
      <style:text-properties fo:color="#010101" style:font-name="標楷體1" fo:font-size="13pt" officeooo:rsid="3f144344" style:font-size-asian="13pt" style:font-name-complex="Mangal" style:font-size-complex="13pt"/>
    </style:style>
    <style:style style:name="T1297" style:family="text">
      <style:text-properties fo:color="#010101" style:font-name="標楷體1" fo:font-size="13pt" officeooo:rsid="3f033135" style:font-size-asian="13pt" style:font-name-complex="Mangal" style:font-size-complex="13pt"/>
    </style:style>
    <style:style style:name="T1298" style:family="text">
      <style:text-properties fo:color="#010101" style:font-name="標楷體1" fo:font-size="13pt" officeooo:rsid="311693c9" style:font-size-asian="13pt" style:font-name-complex="Mangal" style:font-size-complex="13pt"/>
    </style:style>
    <style:style style:name="T1299" style:family="text">
      <style:text-properties fo:color="#010101" style:font-name="標楷體1" fo:font-size="13pt" officeooo:rsid="31660dd1" style:font-size-asian="13pt" style:font-name-complex="Mangal" style:font-size-complex="13pt"/>
    </style:style>
    <style:style style:name="T1300" style:family="text">
      <style:text-properties fo:color="#010101" style:font-name="標楷體1" fo:font-size="13pt" style:font-size-asian="13pt" style:font-size-complex="13pt"/>
    </style:style>
    <style:style style:name="T1301" style:family="text">
      <style:text-properties fo:color="#010101" style:font-name="標楷體1" fo:font-size="13pt" officeooo:rsid="3a5cb77b" style:font-size-asian="13pt" style:font-name-complex="標楷體" style:font-size-complex="13pt"/>
    </style:style>
    <style:style style:name="T1302" style:family="text">
      <style:text-properties fo:color="#010101" style:font-name="標楷體1" fo:font-size="13pt" style:font-name-asian="標楷體1" style:font-size-asian="13pt" style:font-size-complex="13pt"/>
    </style:style>
    <style:style style:name="T1303" style:family="text">
      <style:text-properties fo:color="#010101" style:font-name="標楷體1" officeooo:rsid="3dea8265" style:font-name-asian="Liberation Serif"/>
    </style:style>
    <style:style style:name="T1304" style:family="text">
      <style:text-properties fo:color="#010101" style:font-name="標楷體1" officeooo:rsid="40797538"/>
    </style:style>
    <style:style style:name="T1305" style:family="text">
      <style:text-properties fo:color="#010101" style:font-name="標楷體1" fo:font-size="12pt" officeooo:rsid="3ffb4fca" style:font-size-asian="12pt" style:font-name-complex="Mangal" style:font-size-complex="12pt"/>
    </style:style>
    <style:style style:name="T1306" style:family="text">
      <style:text-properties fo:color="#010101" style:font-name="標楷體1" fo:font-size="12pt" officeooo:rsid="311693c9" style:font-size-asian="12pt" style:font-name-complex="Mangal" style:font-size-complex="12pt"/>
    </style:style>
    <style:style style:name="T1307" style:family="text">
      <style:text-properties fo:color="#010101" style:font-name="標楷體1" fo:font-size="12pt" officeooo:rsid="31660dd1" style:font-size-asian="12pt" style:font-name-complex="Mangal" style:font-size-complex="12pt"/>
    </style:style>
    <style:style style:name="T1308" style:family="text">
      <style:text-properties fo:color="#010101" style:font-name="標楷體1" fo:font-size="12pt" officeooo:rsid="400d6c25" style:font-size-asian="12pt" style:font-name-complex="Mangal" style:font-size-complex="12pt"/>
    </style:style>
    <style:style style:name="T1309" style:family="text">
      <style:text-properties fo:color="#010101" style:font-name="標楷體1" fo:font-size="12pt" officeooo:rsid="3a5cb77b" style:font-size-asian="12pt" style:font-name-complex="標楷體" style:font-size-complex="12pt"/>
    </style:style>
    <style:style style:name="T1310" style:family="text">
      <style:text-properties fo:color="#010101" style:font-name="標楷體1" fo:font-size="12pt" officeooo:rsid="402292f5" style:font-size-asian="12pt" style:font-name-complex="標楷體" style:font-size-complex="12pt"/>
    </style:style>
    <style:style style:name="T1311" style:family="text">
      <style:text-properties fo:color="#010101" style:font-name="標楷體1" fo:font-size="12pt" officeooo:rsid="3a611186" style:font-size-asian="12pt" style:font-name-complex="標楷體" style:font-size-complex="12pt"/>
    </style:style>
    <style:style style:name="T1312" style:family="text">
      <style:text-properties fo:color="#010101" style:font-name="標楷體1" fo:font-size="12pt" style:font-size-asian="12pt" style:font-size-complex="12pt"/>
    </style:style>
    <style:style style:name="T1313" style:family="text">
      <style:text-properties fo:color="#010101" style:font-name="標楷體1" fo:font-size="16pt" style:font-size-asian="16pt" style:font-size-complex="16pt"/>
    </style:style>
    <style:style style:name="T1314" style:family="text">
      <style:text-properties fo:color="#010101" style:font-name="標楷體1" fo:font-size="16pt" officeooo:rsid="4091091e" style:font-size-asian="16pt" style:font-size-complex="16pt"/>
    </style:style>
    <style:style style:name="T1315" style:family="text">
      <style:text-properties fo:color="#010101" style:font-name="標楷體1" fo:font-size="16pt" officeooo:rsid="311693c9" style:font-size-asian="16pt" style:font-name-complex="Mangal" style:font-size-complex="16pt"/>
    </style:style>
    <style:style style:name="T1316" style:family="text">
      <style:text-properties fo:color="#010101" style:font-name="標楷體1" fo:font-size="16pt" officeooo:rsid="3ffb4fca" style:font-size-asian="16pt" style:font-name-complex="Mangal" style:font-size-complex="16pt"/>
    </style:style>
    <style:style style:name="T1317" style:family="text">
      <style:text-properties fo:color="#010101" style:font-name="標楷體1" fo:font-size="8pt" officeooo:rsid="41459974" style:font-name-asian="標楷體1" style:font-size-asian="8pt" style:font-size-complex="8pt"/>
    </style:style>
    <style:style style:name="T1318" style:family="text">
      <style:text-properties fo:color="#010101" style:font-name="標楷體1" fo:font-size="8pt" officeooo:rsid="4143bfbd" style:font-name-asian="標楷體1" style:font-size-asian="8pt" style:font-size-complex="8pt"/>
    </style:style>
    <style:style style:name="T1319" style:family="text">
      <style:text-properties fo:color="#010101" style:font-name="標楷體1" fo:font-size="8pt" officeooo:rsid="415ef108" style:font-name-asian="標楷體1" style:font-size-asian="8pt" style:font-size-complex="8pt"/>
    </style:style>
    <style:style style:name="T1320" style:family="text">
      <style:text-properties fo:color="#010101" style:font-name="標楷體1" fo:font-size="8pt" officeooo:rsid="4185075a" style:font-name-asian="標楷體1" style:font-size-asian="8pt" style:font-size-complex="8pt"/>
    </style:style>
    <style:style style:name="T1321" style:family="text">
      <style:text-properties fo:color="#010101" style:font-name="標楷體1" fo:font-size="8pt" officeooo:rsid="416192dd" style:font-name-asian="標楷體1" style:font-size-asian="8pt" style:font-name-complex="Mangal" style:font-size-complex="8pt"/>
    </style:style>
    <style:style style:name="T1322" style:family="text">
      <style:text-properties fo:color="#010101" style:font-name="標楷體1" fo:font-size="8pt" officeooo:rsid="41459974" style:font-name-asian="標楷體1" style:font-size-asian="8pt" style:font-name-complex="Mangal" style:font-size-complex="8pt"/>
    </style:style>
    <style:style style:name="T1323" style:family="text">
      <style:text-properties fo:color="#010101" style:font-name="標楷體1" fo:font-size="8pt" officeooo:rsid="311693c9" style:font-name-asian="標楷體1" style:font-size-asian="8pt" style:font-name-complex="Mangal" style:font-size-complex="8pt"/>
    </style:style>
    <style:style style:name="T1324" style:family="text">
      <style:text-properties fo:color="#010101" style:font-name="標楷體1" fo:font-size="8pt" officeooo:rsid="415ef108" style:font-name-asian="標楷體1" style:font-size-asian="8pt" style:font-name-complex="Mangal" style:font-size-complex="8pt"/>
    </style:style>
    <style:style style:name="T1325" style:family="text">
      <style:text-properties fo:color="#010101" style:text-position="super 58%" style:font-name="標楷體1" officeooo:rsid="31911f09" style:font-name-asian="標楷體1" style:font-name-complex="Mangal"/>
    </style:style>
    <style:style style:name="T1326" style:family="text">
      <style:text-properties fo:color="#010101" style:text-position="super 58%" style:font-name="標楷體1" fo:font-size="12pt" officeooo:rsid="311693c9" style:font-size-asian="12pt" style:font-name-complex="Mangal" style:font-size-complex="12pt"/>
    </style:style>
    <style:style style:name="T1327" style:family="text">
      <style:text-properties fo:color="#010101" style:text-position="super 58%" style:font-name="標楷體1" fo:font-size="16pt" officeooo:rsid="402292f5" style:font-size-asian="16pt" style:font-name-complex="標楷體" style:font-size-complex="16pt"/>
    </style:style>
    <style:style style:name="T1328" style:family="text">
      <style:text-properties fo:color="#010101" style:text-position="super 58%" style:font-name="標楷體1" fo:font-size="8pt" officeooo:rsid="311693c9" style:font-name-asian="標楷體1" style:font-size-asian="8pt" style:font-name-complex="Mangal" style:font-size-complex="8pt"/>
    </style:style>
    <style:style style:name="T1329" style:family="text">
      <style:text-properties fo:color="#010101" style:text-position="super 58%" style:font-name="標楷體1" fo:font-size="8pt" officeooo:rsid="4184f098" style:font-name-asian="標楷體1" style:font-size-asian="8pt" style:font-name-complex="Mangal" style:font-size-complex="8pt"/>
    </style:style>
    <style:style style:name="T1330" style:family="text">
      <style:text-properties fo:color="#010101" style:text-position="sub 58%" style:font-name="標楷體1" officeooo:rsid="311693c9" style:font-name-asian="標楷體1"/>
    </style:style>
    <style:style style:name="T1331" style:family="text">
      <style:text-properties fo:color="#010101" style:text-position="sub 58%" style:font-name="標楷體1" officeooo:rsid="3183eb3e" style:font-name-asian="標楷體1" style:font-name-complex="Mangal"/>
    </style:style>
    <style:style style:name="T1332" style:family="text">
      <style:text-properties fo:color="#010101" style:text-position="sub 58%" style:font-name="標楷體1" officeooo:rsid="311693c9" style:font-name-asian="標楷體1" style:font-name-complex="Mangal"/>
    </style:style>
    <style:style style:name="T1333" style:family="text">
      <style:text-properties fo:color="#010101" style:text-position="sub 58%" style:font-name="標楷體1" officeooo:rsid="3f144344" style:font-name-complex="Mangal"/>
    </style:style>
    <style:style style:name="T1334" style:family="text">
      <style:text-properties fo:color="#010101" style:text-position="sub 58%" style:font-name="標楷體1" officeooo:rsid="403d461e" style:font-name-complex="Mangal"/>
    </style:style>
    <style:style style:name="T1335" style:family="text">
      <style:text-properties fo:color="#010101" style:text-position="sub 58%" style:font-name="標楷體1" officeooo:rsid="403b042e" style:font-name-complex="Mangal"/>
    </style:style>
    <style:style style:name="T1336" style:family="text">
      <style:text-properties fo:color="#010101" style:text-position="sub 58%" style:font-name="標楷體1" officeooo:rsid="4040b0d2" style:font-name-complex="Mangal"/>
    </style:style>
    <style:style style:name="T1337" style:family="text">
      <style:text-properties fo:color="#010101" style:text-position="sub 58%" style:font-name="標楷體1" fo:font-size="13pt" officeooo:rsid="403d461e" style:font-size-asian="13pt" style:font-name-complex="Mangal" style:font-size-complex="13pt"/>
    </style:style>
    <style:style style:name="T1338" style:family="text">
      <style:text-properties fo:color="#010101" style:text-position="sub 58%" style:font-name="標楷體1" fo:font-size="12pt" officeooo:rsid="3a5cb77b" style:font-size-asian="12pt" style:font-name-complex="標楷體" style:font-size-complex="12pt"/>
    </style:style>
    <style:style style:name="T1339" style:family="text">
      <style:text-properties fo:color="#010101" style:text-position="sub 58%" style:font-name="標楷體1" fo:font-size="12pt" officeooo:rsid="3a611186" style:font-size-asian="12pt" style:font-name-complex="標楷體" style:font-size-complex="12pt"/>
    </style:style>
    <style:style style:name="T1340" style:family="text">
      <style:text-properties fo:color="#010101" style:text-position="sub 58%" style:font-name="標楷體1" fo:font-size="16pt" officeooo:rsid="3a611186" style:font-size-asian="16pt" style:font-name-complex="標楷體" style:font-size-complex="16pt"/>
    </style:style>
    <style:style style:name="T1341" style:family="text">
      <style:text-properties fo:color="#010101" style:text-position="sub 58%" style:font-name="標楷體1" fo:font-size="8pt" officeooo:rsid="418cffab" style:font-name-asian="標楷體1" style:font-size-asian="8pt" style:font-name-complex="Mangal" style:font-size-complex="8pt"/>
    </style:style>
    <style:style style:name="T1342" style:family="text">
      <style:text-properties fo:color="#010101" style:text-position="sub 58%" style:font-name="標楷體1" fo:font-size="8pt" officeooo:rsid="418cffab" style:font-name-asian="標楷體1" style:font-size-asian="8pt" style:font-name-complex="Mangal" style:font-size-complex="8pt"/>
    </style:style>
    <style:style style:name="T1343" style:family="text">
      <style:text-properties fo:color="#010101" style:font-name="Liberation Serif1" fo:font-size="15pt" officeooo:rsid="3cb60032" style:font-size-asian="15pt" style:font-name-complex="標楷體" style:font-size-complex="15pt"/>
    </style:style>
    <style:style style:name="T1344" style:family="text">
      <style:text-properties fo:color="#010101" style:font-name="Liberation Serif1" officeooo:rsid="30f52789" style:font-name-complex="標楷體"/>
    </style:style>
    <style:style style:name="T1345" style:family="text">
      <style:text-properties fo:color="#010101" style:font-name="Liberation Serif1" officeooo:rsid="30f52789" style:font-name-asian="標楷體1" style:font-name-complex="標楷體"/>
    </style:style>
    <style:style style:name="T1346" style:family="text">
      <style:text-properties fo:color="#010101" style:font-name="標楷體" fo:font-size="15pt" officeooo:rsid="408608c5" style:font-name-asian="標楷體" style:font-size-asian="15pt" style:font-name-complex="標楷體" style:font-size-complex="15pt"/>
    </style:style>
    <style:style style:name="T1347" style:family="text">
      <style:text-properties fo:color="#010101" style:font-name="標楷體" officeooo:rsid="408608c5" style:font-name-asian="標楷體" style:font-name-complex="標楷體"/>
    </style:style>
    <style:style style:name="T1348" style:family="text">
      <style:text-properties fo:color="#010101" style:font-name="標楷體" fo:font-size="12pt" officeooo:rsid="403d461e" style:font-name-asian="標楷體" style:font-size-asian="12pt" style:font-name-complex="標楷體" style:font-size-complex="12pt"/>
    </style:style>
    <style:style style:name="T1349" style:family="text">
      <style:text-properties fo:color="#010101" style:font-name="標楷體" fo:font-size="16pt" officeooo:rsid="403d461e" style:font-name-asian="標楷體" style:font-size-asian="16pt" style:font-name-complex="標楷體" style:font-size-complex="16pt"/>
    </style:style>
    <style:style style:name="T1350" style:family="text">
      <style:text-properties fo:color="#010101" fo:font-size="13pt" style:font-size-asian="13pt" style:font-size-complex="13pt"/>
    </style:style>
    <style:style style:name="T1351" style:family="text">
      <style:text-properties fo:color="#010101" officeooo:rsid="406bf715"/>
    </style:style>
    <style:style style:name="T1352" style:family="text">
      <style:text-properties fo:color="#010101" officeooo:rsid="4073f93a"/>
    </style:style>
    <style:style style:name="T1353" style:family="text">
      <style:text-properties fo:color="#010101" fo:font-size="12pt" style:font-size-asian="12pt" style:font-size-complex="12pt"/>
    </style:style>
    <style:style style:name="T1354" style:family="text">
      <style:text-properties fo:color="#010101" style:font-name="Arial" fo:font-size="13pt" officeooo:rsid="403f105a" style:font-name-asian="Arial" style:font-size-asian="13pt" style:font-size-complex="13pt"/>
    </style:style>
    <style:style style:name="T1355" style:family="text">
      <style:text-properties fo:color="#010101" officeooo:rsid="4143bfbd" style:font-name-asian="標楷體1"/>
    </style:style>
    <style:style style:name="T1356" style:family="text">
      <style:text-properties fo:color="#010101" style:font-name="標楷體1" fo:font-size="8pt" officeooo:rsid="311693c9" style:font-name-asian="標楷體1" style:font-size-asian="8pt" style:font-name-complex="Mangal" style:font-size-complex="8pt"/>
    </style:style>
    <style:style style:name="T1357" style:family="text">
      <style:text-properties officeooo:rsid="403f105a"/>
    </style:style>
    <style:style style:name="T1358" style:family="text">
      <style:text-properties officeooo:rsid="3efebe02"/>
    </style:style>
    <style:style style:name="T1359" style:family="text">
      <style:text-properties officeooo:rsid="406bf715"/>
    </style:style>
    <style:style style:name="T1360" style:family="text">
      <style:text-properties officeooo:rsid="41308181"/>
    </style:style>
    <style:style style:name="T1361" style:family="text">
      <style:text-properties style:font-name="Arial" style:font-name-asian="Arial"/>
    </style:style>
    <style:style style:name="T1362" style:family="text">
      <style:text-properties style:font-name="Arial" officeooo:rsid="403f105a" style:font-name-asian="Arial"/>
    </style:style>
    <style:style style:name="T1363" style:family="text">
      <style:text-properties style:font-name="Arial" officeooo:rsid="3b083a96" style:font-name-asian="Arial"/>
    </style:style>
    <style:style style:name="T1364" style:family="text">
      <style:text-properties style:font-name="Arial" officeooo:rsid="24ffe503" style:font-name-asian="Arial"/>
    </style:style>
    <style:style style:name="T1365" style:family="text">
      <style:text-properties style:font-name="Arial" officeooo:rsid="3b2f5919" style:font-name-asian="Arial"/>
    </style:style>
    <style:style style:name="T1366" style:family="text">
      <style:text-properties style:font-name="Arial" officeooo:rsid="3b39f0e6" style:font-name-asian="Arial"/>
    </style:style>
    <style:style style:name="T1367" style:family="text">
      <style:text-properties style:font-name="Arial" officeooo:rsid="3b2e013a" style:font-name-asian="Arial"/>
    </style:style>
    <style:style style:name="T1368" style:family="text">
      <style:text-properties style:font-name="Arial" officeooo:rsid="3b4bf034" style:font-name-asian="Arial"/>
    </style:style>
    <style:style style:name="T1369" style:family="text">
      <style:text-properties style:font-name="Arial" officeooo:rsid="3b283ca3" style:font-name-asian="Arial"/>
    </style:style>
    <style:style style:name="T1370" style:family="text">
      <style:text-properties style:font-name="Arial" officeooo:rsid="4372f851" style:font-name-asian="Arial"/>
    </style:style>
    <style:style style:name="T1371" style:family="text">
      <style:text-properties style:font-name="標楷體1" officeooo:rsid="414fd20d" style:font-name-asian="標楷體1"/>
    </style:style>
    <style:style style:name="T1372" style:family="text">
      <style:text-properties style:font-name="標楷體1" officeooo:rsid="41459974" style:font-name-asian="標楷體1"/>
    </style:style>
    <style:style style:name="T1373" style:family="text">
      <style:text-properties style:font-name="標楷體1" officeooo:rsid="311693c9" style:font-name-asian="標楷體1" style:font-name-complex="Mangal"/>
    </style:style>
    <style:style style:name="T1374" style:family="text">
      <style:text-properties style:font-name="標楷體1" officeooo:rsid="416192dd" style:font-name-asian="標楷體1" style:font-name-complex="Mangal"/>
    </style:style>
    <style:style style:name="T1375" style:family="text">
      <style:text-properties style:font-name="標楷體1" officeooo:rsid="415ef108" style:font-name-asian="標楷體1" style:font-name-complex="Mangal"/>
    </style:style>
    <style:style style:name="T1376" style:family="text">
      <style:text-properties style:font-name="標楷體1" officeooo:rsid="415ef108" style:font-name-asian="標楷體1"/>
    </style:style>
    <style:style style:name="T1377" style:family="text">
      <style:text-properties style:font-name="標楷體1" officeooo:rsid="4143bfbd" style:font-name-asian="標楷體1"/>
    </style:style>
    <style:style style:name="T1378" style:family="text">
      <style:text-properties style:font-name="標楷體1" officeooo:rsid="41965b88" style:font-name-asian="標楷體1"/>
    </style:style>
    <style:style style:name="T1379" style:family="text">
      <style:text-properties style:font-name="標楷體1" officeooo:rsid="42b62e9a" style:font-name-asian="標楷體1"/>
    </style:style>
    <style:style style:name="T1380" style:family="text">
      <style:text-properties style:font-name="標楷體1" officeooo:rsid="419701f3" style:font-name-asian="標楷體1"/>
    </style:style>
    <style:style style:name="T1381" style:family="text">
      <style:text-properties style:font-name="標楷體1" officeooo:rsid="41987a15" style:font-name-asian="標楷體1"/>
    </style:style>
    <style:style style:name="T1382" style:family="text">
      <style:text-properties style:font-name="標楷體1" officeooo:rsid="4199b47f" style:font-name-asian="標楷體1"/>
    </style:style>
    <style:style style:name="T1383" style:family="text">
      <style:text-properties style:font-name="標楷體1" officeooo:rsid="419be789" style:font-name-asian="標楷體1"/>
    </style:style>
    <style:style style:name="T1384" style:family="text">
      <style:text-properties style:font-name="標楷體1" officeooo:rsid="419c422f" style:font-name-asian="標楷體1"/>
    </style:style>
    <style:style style:name="T1385" style:family="text">
      <style:text-properties style:font-name="標楷體1" officeooo:rsid="419d8e4a" style:font-name-asian="標楷體1"/>
    </style:style>
    <style:style style:name="T1386" style:family="text">
      <style:text-properties style:font-name="標楷體1" officeooo:rsid="419f376d" style:font-name-asian="標楷體1"/>
    </style:style>
    <style:style style:name="T1387" style:family="text">
      <style:text-properties style:font-name="標楷體1" officeooo:rsid="41a0d023" style:font-name-asian="標楷體1"/>
    </style:style>
    <style:style style:name="T1388" style:family="text">
      <style:text-properties style:font-name="標楷體1" officeooo:rsid="41a14fbd" style:font-name-asian="標楷體1"/>
    </style:style>
    <style:style style:name="T1389" style:family="text">
      <style:text-properties style:font-name="標楷體1" officeooo:rsid="41a6039f" style:font-name-asian="標楷體1"/>
    </style:style>
    <style:style style:name="T1390" style:family="text">
      <style:text-properties style:font-name="標楷體1" officeooo:rsid="41a62bb3" style:font-name-asian="標楷體1"/>
    </style:style>
    <style:style style:name="T1391" style:family="text">
      <style:text-properties officeooo:rsid="4143bfbd" style:font-name-asian="標楷體1"/>
    </style:style>
    <style:style style:name="T1392" style:family="text">
      <style:text-properties officeooo:rsid="415ef108" style:font-name-asian="標楷體1"/>
    </style:style>
    <style:style style:name="T1393" style:family="text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30818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62020494" text:style-name="L1">
        <text:list-item>
          <text:p text:style-name="P1"><text:bookmark-start text:name="黃金比例"/>黃金比例<text:bookmark-end text:name="黃金比例"/></text:p>
          <text:list>
            <text:list-item>
              <text:p text:style-name="P2">以下內容的 概要<text:span text:style-name="T67">。</text:span></text:p>
              <text:list>
                <text:list-item>
                  <text:p text:style-name="P144"><text:span text:style-name="T72">F(n) = </text:span><text:span text:style-name="T76">Σ</text:span><text:span text:style-name="T498">m</text:span><text:span text:style-name="T599">i=1</text:span><text:span text:style-name="T76">(a</text:span><text:span text:style-name="T613">i</text:span><text:span text:style-name="T72"> * F(n–</text:span><text:span text:style-name="T74">i</text:span><text:span text:style-name="T72">)</text:span><text:span text:style-name="T76">)</text:span><text:span text:style-name="T72">。</text:span></text:p>
                  <text:list>
                    <text:list-item>
                      <text:p text:style-name="P144"><text:span text:style-name="T101">x</text:span><text:span text:style-name="T503">m</text:span><text:span text:style-name="T101"> = </text:span><text:span text:style-name="T76">Σ</text:span><text:span text:style-name="T498">m</text:span><text:span text:style-name="T599">i=1</text:span><text:span text:style-name="T76">(a</text:span><text:span text:style-name="T617">m</text:span><text:span text:style-name="T709">-</text:span><text:span text:style-name="T613">i</text:span><text:span text:style-name="T72"> * </text:span><text:span text:style-name="T101">x</text:span><text:span text:style-name="T575">(</text:span><text:span text:style-name="T498">m</text:span><text:span text:style-name="T579">-</text:span><text:span text:style-name="T504">i</text:span><text:span text:style-name="T505">)</text:span><text:span text:style-name="T76">)</text:span><text:span text:style-name="T284">。</text:span></text:p>
                    </text:list-item>
                    <text:list-item>
                      <text:p text:style-name="P144"><text:span text:style-name="T76">一元</text:span><text:span text:style-name="T73">m次方程式</text:span><text:span text:style-name="T284">。</text:span></text:p>
                      <text:list>
                        <text:list-item>
                          <text:p text:style-name="P145"><text:span text:style-name="T254">F(n) / F(n–1) </text:span><text:span text:style-name="T280">有機率</text:span><text:span text:style-name="T254">收斂於（</text:span><text:span text:style-name="T76">一元</text:span><text:span text:style-name="T73">m次方程式 </text:span><text:span text:style-name="T140">的</text:span><text:span text:style-name="T254">）</text:span><text:span text:style-name="T281">x</text:span><text:span text:style-name="T282">的 某一特定解</text:span><text:span text:style-name="T284">。</text:span></text:p>
                        </text:list-item>
                      </text:list>
                    </text:list-item>
                    <text:list-item>
                      <text:p text:style-name="P146"><text:span text:style-name="T284">明顯例子，</text:span><text:span text:style-name="T72">F(n) = </text:span><text:span text:style-name="T86">b</text:span><text:span text:style-name="T87"> * </text:span><text:span text:style-name="T72">F(n–1) + </text:span><text:span text:style-name="T86">c</text:span><text:span text:style-name="T72"> * F(n–2)</text:span><text:span text:style-name="T67">。</text:span></text:p>
                      <text:list>
                        <text:list-item>
                          <text:p text:style-name="P146"><text:span text:style-name="T432">x</text:span><text:span text:style-name="T560">2</text:span><text:span text:style-name="T432"> </text:span><text:span text:style-name="T433">=</text:span><text:span text:style-name="T432"> b * x + c</text:span><text:span text:style-name="T88">。</text:span></text:p>
                        </text:list-item>
                        <text:list-item>
                          <text:p text:style-name="P146"><text:span text:style-name="T1053">一元二次方程式</text:span><text:span text:style-name="T67">。</text:span></text:p>
                          <text:list>
                            <text:list-item>
                              <text:p text:style-name="P147"><text:span text:style-name="T254">F(n) / F(n–1) </text:span><text:span text:style-name="T280">有機率</text:span><text:span text:style-name="T254">收斂於（</text:span><text:span text:style-name="T76">一元</text:span><text:span text:style-name="T1053">二</text:span><text:span text:style-name="T73">次方程式 </text:span><text:span text:style-name="T140">的</text:span><text:span text:style-name="T254">）</text:span><text:span text:style-name="T281">x</text:span><text:span text:style-name="T282">的 某一特定解</text:span><text:span text:style-name="T1046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8"><text:span text:style-name="T72">假定，F(n) = </text:span><text:span text:style-name="T86">b</text:span><text:span text:style-name="T87"> * </text:span><text:span text:style-name="T72">F(n–1) + </text:span><text:span text:style-name="T86">c</text:span><text:span text:style-name="T72"> * F(n–2)</text:span><text:span text:style-name="T100">。</text:span><text:span text:style-name="T1277">（</text:span><text:span text:style-name="T1280">F(n) = </text:span><text:span text:style-name="T1278">Σ</text:span><text:span text:style-name="T1325">m</text:span><text:span text:style-name="T1330">i=1</text:span><text:span text:style-name="T1278">(a</text:span><text:span text:style-name="T1331">i</text:span><text:span text:style-name="T1280"> * F(n–</text:span><text:span text:style-name="T1281">i</text:span><text:span text:style-name="T1280">)</text:span><text:span text:style-name="T1278">)</text:span><text:span text:style-name="T1279"> 以此類推</text:span><text:span text:style-name="T1277">）</text:span></text:p>
                  <text:list>
                    <text:list-item>
                      <text:p text:style-name="P149"><text:span text:style-name="T100">g</text:span><text:span text:style-name="T607">n</text:span><text:span text:style-name="T614">(i, </text:span><text:span text:style-name="T618">s</text:span><text:span text:style-name="T614">)</text:span><text:span text:style-name="T72"> = F(n + </text:span><text:span text:style-name="T74">i</text:span><text:span text:style-name="T72">) / F(n + </text:span><text:span text:style-name="T105">s</text:span><text:span text:style-name="T72">)</text:span><text:span text:style-name="T67">。</text:span></text:p>
                      <text:list>
                        <text:list-item>
                          <text:p text:style-name="P150"><text:span text:style-name="T104">lim</text:span><text:span text:style-name="T607">n</text:span><text:span text:style-name="T624">→</text:span><text:span text:style-name="T708">∞</text:span><text:span text:style-name="T964">(</text:span><text:span text:style-name="T100">g</text:span><text:span text:style-name="T607">n</text:span><text:span text:style-name="T614">(</text:span><text:span text:style-name="T621">i</text:span><text:span text:style-name="T619">, </text:span><text:span text:style-name="T620">s</text:span><text:span text:style-name="T614">)</text:span><text:span text:style-name="T104">)</text:span><text:span text:style-name="T102"> </text:span><text:span text:style-name="T107">=</text:span><text:span text:style-name="T965"> </text:span><text:span text:style-name="T104">lim</text:span><text:span text:style-name="T607">n</text:span><text:span text:style-name="T624">→</text:span><text:span text:style-name="T708">∞</text:span><text:span text:style-name="T965">((</text:span><text:span text:style-name="T100">g</text:span><text:span text:style-name="T607">n</text:span><text:span text:style-name="T614">(</text:span><text:span text:style-name="T621">j</text:span><text:span text:style-name="T619">, </text:span><text:span text:style-name="T620">t</text:span><text:span text:style-name="T614">)</text:span><text:span text:style-name="T965">)</text:span><text:span text:style-name="T575">(</text:span><text:span text:style-name="T581">i-</text:span><text:span text:style-name="T577">s</text:span><text:span text:style-name="T576">)</text:span><text:span text:style-name="T504">/</text:span><text:span text:style-name="T506">(</text:span><text:span text:style-name="T517">j-</text:span><text:span text:style-name="T510">t</text:span><text:span text:style-name="T505">)</text:span><text:span text:style-name="T965">)</text:span><text:span text:style-name="T67">。</text:span></text:p>
                          <text:list>
                            <text:list-item>
                              <text:p text:style-name="P150"><text:span text:style-name="T72">假定，</text:span><text:span text:style-name="T108">x</text:span><text:span text:style-name="T72"> = F(n) / F(n–</text:span><text:span text:style-name="T108">1</text:span><text:span text:style-name="T72">)</text:span><text:span text:style-name="T67">。</text:span></text:p>
                              <text:list>
                                <text:list-item>
                                  <text:p text:style-name="P151"><text:span text:style-name="T108">x</text:span><text:span text:style-name="T509">(</text:span><text:span text:style-name="T578">i</text:span><text:span text:style-name="T577">-s</text:span><text:span text:style-name="T576">)</text:span><text:span text:style-name="T109"> </text:span><text:span text:style-name="T72">= F(n + </text:span><text:span text:style-name="T74">i</text:span><text:span text:style-name="T72">) / F(n + </text:span><text:span text:style-name="T108">s</text:span><text:span text:style-name="T72">)</text:span><text:span text:style-name="T67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50"><text:span text:style-name="T100">g</text:span><text:span text:style-name="T607">n</text:span><text:span text:style-name="T614">(i)</text:span><text:span text:style-name="T72"> = F(n </text:span><text:span text:style-name="T141">+ </text:span><text:span text:style-name="T74">i</text:span><text:span text:style-name="T72">) / F(n–1)</text:span><text:span text:style-name="T67">。</text:span></text:p>
                          <text:list>
                            <text:list-item>
                              <text:p text:style-name="P150"><text:span text:style-name="T100">g</text:span><text:span text:style-name="T607">n</text:span><text:span text:style-name="T614">(</text:span><text:span text:style-name="T616">0</text:span><text:span text:style-name="T614">)</text:span><text:span text:style-name="T72"> = </text:span><text:span text:style-name="T76">Σ</text:span><text:span text:style-name="T498">m</text:span><text:span text:style-name="T599">i=1</text:span><text:span text:style-name="T76">(a</text:span><text:span text:style-name="T617">m</text:span><text:span text:style-name="T709">-</text:span><text:span text:style-name="T613">i</text:span><text:span text:style-name="T72"> * </text:span><text:span text:style-name="T100">g</text:span><text:span text:style-name="T607">n</text:span><text:span text:style-name="T614">(-</text:span><text:span text:style-name="T615">i</text:span><text:span text:style-name="T614">)</text:span><text:span text:style-name="T76">)</text:span><text:span text:style-name="T67">。</text:span></text:p>
                            </text:list-item>
                            <text:list-item>
                              <text:p text:style-name="P150"><text:span text:style-name="T104">lim</text:span><text:span text:style-name="T624">n→</text:span><text:span text:style-name="T708">∞</text:span><text:span text:style-name="T964">(</text:span><text:span text:style-name="T100">g</text:span><text:span text:style-name="T607">n</text:span><text:span text:style-name="T614">(i)</text:span><text:span text:style-name="T104">)</text:span><text:span text:style-name="T102"> </text:span><text:span text:style-name="T107">=</text:span><text:span text:style-name="T965"> </text:span><text:span text:style-name="T104">lim</text:span><text:span text:style-name="T607">n</text:span><text:span text:style-name="T624">→</text:span><text:span text:style-name="T708">∞</text:span><text:span text:style-name="T965">((</text:span><text:span text:style-name="T100">g</text:span><text:span text:style-name="T607">n</text:span><text:span text:style-name="T614">(</text:span><text:span text:style-name="T616">0</text:span><text:span text:style-name="T614">)</text:span><text:span text:style-name="T965">)</text:span><text:span text:style-name="T575">(</text:span><text:span text:style-name="T580">i+</text:span><text:span text:style-name="T516">1</text:span><text:span text:style-name="T505">)</text:span><text:span text:style-name="T965">)</text:span><text:span text:style-name="T67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2"><text:span text:style-name="T100">g</text:span><text:span text:style-name="T607">n</text:span><text:span text:style-name="T72"> = </text:span><text:span text:style-name="T86">b</text:span><text:span text:style-name="T72"> + </text:span><text:span text:style-name="T95">c</text:span><text:span text:style-name="T72"> / </text:span><text:span text:style-name="T100">g</text:span><text:span text:style-name="T607">n-</text:span><text:span text:style-name="T630">1</text:span><text:span text:style-name="T67">。</text:span></text:p>
                      <text:list>
                        <text:list-item>
                          <text:p text:style-name="P153"><text:span text:style-name="T100">g</text:span><text:span text:style-name="T607">n-</text:span><text:span text:style-name="T630">1</text:span><text:span text:style-name="T72"> = </text:span><text:span text:style-name="T100">g</text:span><text:span text:style-name="T607">n</text:span><text:span text:style-name="T628">(</text:span><text:span text:style-name="T623">-</text:span><text:span text:style-name="T628">1</text:span><text:span text:style-name="T623">,</text:span><text:span text:style-name="T607">-</text:span><text:span text:style-name="T623">2</text:span><text:span text:style-name="T628">)</text:span><text:span text:style-name="T67">。</text:span></text:p>
                        </text:list-item>
                        <text:list-item>
                          <text:p text:style-name="P153"><text:span text:style-name="T72">假定，</text:span><text:span text:style-name="T100">g</text:span><text:span text:style-name="T607">n</text:span><text:span text:style-name="T72"> = </text:span><text:span text:style-name="T432">x</text:span><text:span text:style-name="T67">。</text:span></text:p>
                          <text:list>
                            <text:list-item>
                              <text:p text:style-name="P153"><text:span text:style-name="T72">假定，</text:span><text:span text:style-name="T100">g</text:span><text:span text:style-name="T607">n-</text:span><text:span text:style-name="T630">1</text:span><text:span text:style-name="T72"> = </text:span><text:span text:style-name="T277">x</text:span><text:span text:style-name="T67">。</text:span></text:p>
                            </text:list-item>
                            <text:list-item>
                              <text:p text:style-name="P154"><text:span text:style-name="T277">x</text:span><text:span text:style-name="T567">2</text:span><text:span text:style-name="T72"> = </text:span><text:span text:style-name="T86">b</text:span><text:span text:style-name="T87"> * </text:span><text:span text:style-name="T277">x</text:span><text:span text:style-name="T72"> + </text:span><text:span text:style-name="T95">c</text:span><text:span text:style-name="T67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5"><text:span text:style-name="T283">開根號</text:span><text:span text:style-name="T67">。</text:span></text:p>
                    </text:list-item>
                    <text:list-item>
                      <text:p text:style-name="P145"><text:span text:style-name="T100">g 的 </text:span><text:span text:style-name="T1264">循環解</text:span><text:span text:style-name="T1046">。</text:span></text:p>
                    </text:list-item>
                    <text:list-item>
                      <text:p text:style-name="P155"><text:span text:style-name="T100">g 的 震盪</text:span><text:span text:style-name="T1264">解</text:span><text:span text:style-name="T1046">。</text:span></text:p>
                    </text:list-item>
                  </text:list>
                </text:list-item>
              </text:list>
            </text:list-item>
            <text:list-item>
              <text:p text:style-name="P258">φ、Φ。<text:span text:style-name="T994">= (1 + √5) / 2</text:span><text:span text:style-name="T993">（</text:span><text:span text:style-name="T981">Φ</text:span><text:span text:style-name="T988"> = </text:span><text:span text:style-name="T993">1.618</text:span><text:span text:style-name="T989">…</text:span><text:span text:style-name="T1029">）</text:span></text:p>
            </text:list-item>
            <text:list-item>
              <text:p text:style-name="P494">費多拉契。</text:p>
              <text:list>
                <text:list-item>
                  <text:p text:style-name="P495">F(n) = F(n–1) + F(n–2)。</text:p>
                </text:list-item>
                <text:list-item>
                  <text:p text:style-name="P495">F(n) / F(n–1) 收斂於 黃金比例。</text:p>
                  <text:list>
                    <text:list-item>
                      <text:p text:style-name="P495">1 + F(n–2) / F(n–1) 收斂於 黃金比例。</text:p>
                    </text:list-item>
                  </text:list>
                </text:list-item>
                <text:list-item>
                  <text:p text:style-name="P497"><text:span text:style-name="T921">F(n) / F(n–1) </text:span><text:span text:style-name="T922">= </text:span><text:span text:style-name="T921">F(n–</text:span><text:span text:style-name="T922">2</text:span><text:span text:style-name="T921">) / F(n–</text:span><text:span text:style-name="T922">1</text:span><text:span text:style-name="T921">) </text:span><text:span text:style-name="T922">+ 1</text:span><text:span text:style-name="T921">。</text:span></text:p>
                </text:list-item>
              </text:list>
            </text:list-item>
            <text:list-item>
              <text:p text:style-name="P498"><text:span text:style-name="T751">假定，F(n) = </text:span><text:span text:style-name="T752">b</text:span><text:span text:style-name="T753"> * </text:span><text:span text:style-name="T751">F(n–1) + </text:span><text:span text:style-name="T752">c</text:span><text:span text:style-name="T751"> * F(n–2)。</text:span></text:p>
              <text:list>
                <text:list-item>
                  <text:p text:style-name="P499"><text:span text:style-name="T751">x</text:span><text:span text:style-name="T795">2</text:span><text:span text:style-name="T751"> </text:span><text:span text:style-name="T754">=</text:span><text:span text:style-name="T751"> b * x + c。</text:span></text:p>
                </text:list-item>
                <text:list-item>
                  <text:p text:style-name="P499"><text:span text:style-name="T751">x</text:span><text:span text:style-name="T795">2</text:span><text:span text:style-name="T751"> + </text:span><text:span text:style-name="T755">(</text:span><text:span text:style-name="T756">–</text:span><text:span text:style-name="T755">1) * </text:span><text:span text:style-name="T751">b * x + </text:span><text:span text:style-name="T755">(</text:span><text:span text:style-name="T756">–</text:span><text:span text:style-name="T755">1) * </text:span><text:span text:style-name="T751">c = 0。</text:span></text:p>
                  <text:list>
                    <text:list-item>
                      <text:p text:style-name="P489">一元二次方程式。</text:p>
                    </text:list-item>
                  </text:list>
                </text:list-item>
                <text:list-item>
                  <text:p text:style-name="P500"><text:span text:style-name="T751">x</text:span><text:span text:style-name="T830">1</text:span><text:span text:style-name="T751"> = (b </text:span><text:span text:style-name="T774">+</text:span><text:span text:style-name="T751"> </text:span><text:span text:style-name="T776">√</text:span><text:span text:style-name="T775">(b</text:span><text:span text:style-name="T807">2</text:span><text:span text:style-name="T775"> + 4 * c)) / 2。</text:span></text:p>
                </text:list-item>
                <text:list-item>
                  <text:p text:style-name="P500"><text:span text:style-name="T751">x</text:span><text:span text:style-name="T830">2</text:span><text:span text:style-name="T751"> = (b</text:span><text:span text:style-name="T759">–</text:span><text:span text:style-name="T776">√</text:span><text:span text:style-name="T775">(b</text:span><text:span text:style-name="T807">2</text:span><text:span text:style-name="T775"> + 4 * c)) / 2。</text:span></text:p>
                  <text:list>
                    <text:list-item>
                      <text:p text:style-name="P501"><text:span text:style-name="T775">不是 </text:span><text:span text:style-name="T751">(b</text:span><text:span text:style-name="T759">–</text:span><text:span text:style-name="T776">√</text:span><text:span text:style-name="T775">(b</text:span><text:span text:style-name="T807">2</text:span><text:span text:style-name="T775"> - 4 * c)) / 2。</text:span></text:p>
                    </text:list-item>
                    <text:list-item>
                      <text:p text:style-name="P502"><text:span text:style-name="T775">是 </text:span><text:span text:style-name="T751">(b</text:span><text:span text:style-name="T759">–</text:span><text:span text:style-name="T776">√</text:span><text:span text:style-name="T775">(b</text:span><text:span text:style-name="T807">2</text:span><text:span text:style-name="T775"> + 4 * c)) / 2。</text:span></text:p>
                    </text:list-item>
                    <text:list-item>
                      <text:p text:style-name="P492">原因很明顯。</text:p>
                      <text:list>
                        <text:list-item>
                          <text:p text:style-name="P501"><text:span text:style-name="T780">不是 </text:span><text:span text:style-name="T757">x</text:span><text:span text:style-name="T796">2</text:span><text:span text:style-name="T757"> + b * x + c = 0。</text:span></text:p>
                        </text:list-item>
                        <text:list-item>
                          <text:p text:style-name="P500"><text:span text:style-name="T780">是 </text:span><text:span text:style-name="T762">x</text:span><text:span text:style-name="T797">2</text:span><text:span text:style-name="T762"> + </text:span><text:span text:style-name="T763">(</text:span><text:span text:style-name="T759">–</text:span><text:span text:style-name="T763">1) * </text:span><text:span text:style-name="T762">b * x + </text:span><text:span text:style-name="T763">(</text:span><text:span text:style-name="T759">–</text:span><text:span text:style-name="T763">1) * </text:span><text:span text:style-name="T762">c = 0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93">假定，b 不等於 0。</text:p>
                  <text:list>
                    <text:list-item>
                      <text:p text:style-name="P503"><text:span text:style-name="T777">假定，</text:span><text:span text:style-name="T778">(b</text:span><text:span text:style-name="T808">2</text:span><text:span text:style-name="T778"> + 4 * c) </text:span><text:span text:style-name="T843">≥</text:span><text:span text:style-name="T778"> </text:span><text:span text:style-name="T779">0</text:span><text:span text:style-name="T764">。</text:span></text:p>
                    </text:list-item>
                    <text:list-item>
                      <text:p text:style-name="P503"><text:span text:style-name="T758">(</text:span><text:span text:style-name="T759">F(n) / F(n–1))</text:span><text:span text:style-name="T756"> </text:span><text:span text:style-name="T758">才能 收斂。</text:span></text:p>
                    </text:list-item>
                  </text:list>
                </text:list-item>
                <text:list-item>
                  <text:p text:style-name="P504"><text:span text:style-name="T758">假定，</text:span><text:span text:style-name="T760">b</text:span><text:span text:style-name="T758"> &gt; 0。</text:span></text:p>
                  <text:list>
                    <text:list-item>
                      <text:p text:style-name="P500"><text:span text:style-name="T759">F(n) / F(n–1) 收斂於 </text:span><text:span text:style-name="T761">x</text:span><text:span text:style-name="T831">1</text:span><text:span text:style-name="T759">。</text:span></text:p>
                    </text:list-item>
                    <text:list-item>
                      <text:p text:style-name="P523"><text:span text:style-name="T765">F(n–</text:span><text:span text:style-name="T766">1</text:span><text:span text:style-name="T765">) / F(n) 收斂於 </text:span><text:span text:style-name="T767">(1 / x</text:span><text:span text:style-name="T832">1</text:span><text:span text:style-name="T767">)</text:span><text:span text:style-name="T765">。</text:span></text:p>
                      <text:list>
                        <text:list-item>
                          <text:p text:style-name="P523"><text:span text:style-name="T765">假定，</text:span><text:span text:style-name="T767">c 不等於 0。</text:span></text:p>
                          <text:list>
                            <text:list-item>
                              <text:p text:style-name="P523"><text:span text:style-name="T767">(1 / x</text:span><text:span text:style-name="T832">1</text:span><text:span text:style-name="T767">) =</text:span><text:span text:style-name="T765"> </text:span><text:span text:style-name="T768">(</text:span><text:span text:style-name="T773">–</text:span><text:span text:style-name="T769">1</text:span><text:span text:style-name="T768">)</text:span><text:span text:style-name="T769"> * </text:span><text:span text:style-name="T770">x</text:span><text:span text:style-name="T833">2</text:span><text:span text:style-name="T771"> / </text:span><text:span text:style-name="T770">c</text:span><text:span text:style-name="T765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23"><text:span text:style-name="T772">(</text:span><text:span text:style-name="T765">F(n) / F(n–1)</text:span><text:span text:style-name="T772">) * (</text:span><text:span text:style-name="T765">F(n–</text:span><text:span text:style-name="T766">1</text:span><text:span text:style-name="T765">) / F(n)</text:span><text:span text:style-name="T772">) = 1。</text:span></text:p>
                    </text:list-item>
                  </text:list>
                </text:list-item>
                <text:list-item>
                  <text:p text:style-name="P504"><text:span text:style-name="T758">假定，</text:span><text:span text:style-name="T760">b</text:span><text:span text:style-name="T758"> &lt; 0。</text:span></text:p>
                  <text:list>
                    <text:list-item>
                      <text:p text:style-name="P524"><text:span text:style-name="T765">F(n) / F(n–1) 收斂於 </text:span><text:span text:style-name="T768">(</text:span><text:span text:style-name="T773">–</text:span><text:span text:style-name="T769">1</text:span><text:span text:style-name="T768">) * </text:span><text:span text:style-name="T767">(1 / x</text:span><text:span text:style-name="T832">1</text:span><text:span text:style-name="T767">)</text:span><text:span text:style-name="T765">。</text:span></text:p>
                      <text:list>
                        <text:list-item>
                          <text:p text:style-name="P523"><text:span text:style-name="T765">假定，</text:span><text:span text:style-name="T767">c 不等於 0。</text:span></text:p>
                          <text:list>
                            <text:list-item>
                              <text:p text:style-name="P523"><text:span text:style-name="T768">(</text:span><text:span text:style-name="T773">–</text:span><text:span text:style-name="T769">1</text:span><text:span text:style-name="T768">) * </text:span><text:span text:style-name="T767">(1 / x</text:span><text:span text:style-name="T832">1</text:span><text:span text:style-name="T767">) =</text:span><text:span text:style-name="T765"> </text:span><text:span text:style-name="T770">x</text:span><text:span text:style-name="T833">2</text:span><text:span text:style-name="T771"> / </text:span><text:span text:style-name="T770">c</text:span><text:span text:style-name="T765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23"><text:span text:style-name="T765">F(n–</text:span><text:span text:style-name="T766">1</text:span><text:span text:style-name="T765">) / F(n) 收斂於 </text:span><text:span text:style-name="T768">(</text:span><text:span text:style-name="T773">–</text:span><text:span text:style-name="T769">1</text:span><text:span text:style-name="T768">)</text:span><text:span text:style-name="T769"> * </text:span><text:span text:style-name="T770">x</text:span><text:span text:style-name="T833">1</text:span><text:span text:style-name="T765">。</text:span></text:p>
                    </text:list-item>
                    <text:list-item>
                      <text:p text:style-name="P523"><text:span text:style-name="T772">(</text:span><text:span text:style-name="T765">F(n) / F(n–1)</text:span><text:span text:style-name="T772">) * (</text:span><text:span text:style-name="T765">F(n–</text:span><text:span text:style-name="T766">1</text:span><text:span text:style-name="T765">) / F(n)</text:span><text:span text:style-name="T772">) = 1。</text:span></text:p>
                    </text:list-item>
                  </text:list>
                </text:list-item>
                <text:list-item>
                  <text:p text:style-name="P496"><text:span text:style-name="T923">明顯例子，假定，</text:span><text:span text:style-name="T976">F(n) = </text:span><text:span text:style-name="T977">2 * </text:span><text:span text:style-name="T976">F(n–1) + F(n–2)。</text:span></text:p>
                  <text:list>
                    <text:list-item>
                      <text:p text:style-name="P496"><text:span text:style-name="T976">F(n) / F(n–1) 收斂於 </text:span><text:span text:style-name="T923">√</text:span><text:span text:style-name="T975">2 </text:span><text:span text:style-name="T978">+ 1</text:span><text:span text:style-name="T976">。</text:span></text:p>
                    </text:list-item>
                    <text:list-item>
                      <text:p text:style-name="P496"><text:span text:style-name="T976">F(n–1) / F(n) 收斂於 </text:span><text:span text:style-name="T924">√</text:span><text:span text:style-name="T976">2–1。</text:span></text:p>
                      <text:list>
                        <text:list-item>
                          <text:p text:style-name="P505"><text:span text:style-name="T72">F(n–1) / F(n) 收斂於 </text:span><text:span text:style-name="T312">1</text:span><text:span text:style-name="T313"> / (</text:span><text:span text:style-name="T314">√</text:span><text:span text:style-name="T315">2 </text:span><text:span text:style-name="T316">+ 1</text:span><text:span text:style-name="T317">)</text:span><text:span text:style-name="T72">。</text:span><text:span text:style-name="T982">（</text:span><text:span text:style-name="T1003">= </text:span><text:span text:style-name="T1005">√</text:span><text:span text:style-name="T1004">2–1）</text:span></text:p>
                        </text:list-item>
                        <text:list-item>
                          <text:p text:style-name="P505"><text:span text:style-name="T741">F(n) / F(n–1)–</text:span><text:span text:style-name="T742">1</text:span><text:span text:style-name="T741"> </text:span><text:span text:style-name="T743">= </text:span><text:span text:style-name="T741">F(n–</text:span><text:span text:style-name="T743">2</text:span><text:span text:style-name="T741">) / F(n–</text:span><text:span text:style-name="T743">1</text:span><text:span text:style-name="T741">) </text:span><text:span text:style-name="T743">+ 1</text:span><text:span text:style-name="T741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6"><text:span text:style-name="T741">假定，F(n) = </text:span><text:span text:style-name="T744">Σ</text:span><text:span text:style-name="T785">m</text:span><text:span text:style-name="T827">i=1</text:span><text:span text:style-name="T744">(a</text:span><text:span text:style-name="T816">i</text:span><text:span text:style-name="T741"> * F(n–</text:span><text:span text:style-name="T745">i</text:span><text:span text:style-name="T741">)</text:span><text:span text:style-name="T744">)</text:span><text:span text:style-name="T741">。</text:span></text:p>
                  <text:list>
                    <text:list-item>
                      <text:p text:style-name="P507"><text:span text:style-name="T740">x</text:span><text:span text:style-name="T784">m</text:span><text:span text:style-name="T740"> = </text:span><text:span text:style-name="T744">Σ</text:span><text:span text:style-name="T785">m</text:span><text:span text:style-name="T827">i=1</text:span><text:span text:style-name="T744">(a</text:span><text:span text:style-name="T817">m</text:span><text:span text:style-name="T841">-</text:span><text:span text:style-name="T816">i</text:span><text:span text:style-name="T741"> * </text:span><text:span text:style-name="T740">x</text:span><text:span text:style-name="T810">(</text:span><text:span text:style-name="T785">m</text:span><text:span text:style-name="T811">-</text:span><text:span text:style-name="T787">i</text:span><text:span text:style-name="T788">)</text:span><text:span text:style-name="T744">)</text:span><text:span text:style-name="T741">。</text:span></text:p>
                      <text:list>
                        <text:list-item>
                          <text:p text:style-name="P507"><text:span text:style-name="T740">x</text:span><text:span text:style-name="T784">m</text:span><text:span text:style-name="T741">–</text:span><text:span text:style-name="T744">Σ</text:span><text:span text:style-name="T785">m</text:span><text:span text:style-name="T827">i=1</text:span><text:span text:style-name="T744">(a</text:span><text:span text:style-name="T817">m</text:span><text:span text:style-name="T841">-</text:span><text:span text:style-name="T816">i</text:span><text:span text:style-name="T741"> * x</text:span><text:span text:style-name="T810">(</text:span><text:span text:style-name="T785">m</text:span><text:span text:style-name="T811">-</text:span><text:span text:style-name="T787">i</text:span><text:span text:style-name="T788">)</text:span><text:span text:style-name="T744">) </text:span><text:span text:style-name="T746">= 0</text:span><text:span text:style-name="T741">。</text:span></text:p>
                        </text:list-item>
                        <text:list-item>
                          <text:p text:style-name="P508"><text:span text:style-name="T740">一元</text:span><text:span text:style-name="T747">m次方程式。</text:span></text:p>
                        </text:list-item>
                        <text:list-item>
                          <text:p text:style-name="P509"><text:span text:style-name="T740">Σ</text:span><text:span text:style-name="T785">m</text:span><text:span text:style-name="T827">i=</text:span><text:span text:style-name="T828">0</text:span><text:span text:style-name="T740">(a</text:span><text:span text:style-name="T815">i</text:span><text:span text:style-name="T741"> * x</text:span><text:span text:style-name="T786">i</text:span><text:span text:style-name="T740">) </text:span><text:span text:style-name="T746">= 0</text:span><text:span text:style-name="T747">。</text:span></text:p>
                          <text:list>
                            <text:list-item>
                              <text:p text:style-name="P509"><text:span text:style-name="T897">a</text:span><text:span text:style-name="T829">m</text:span><text:span text:style-name="T898"> = -</text:span><text:span text:style-name="T899">1</text:span><text:span text:style-name="T898">。</text:span></text:p>
                            </text:list-item>
                          </text:list>
                        </text:list-item>
                        <text:list-item>
                          <text:p text:style-name="P156"><text:span text:style-name="T72">假定，</text:span><text:span text:style-name="T100">g</text:span><text:span text:style-name="T607">n</text:span><text:span text:style-name="T614">(i)</text:span><text:span text:style-name="T72"> = F(n + </text:span><text:span text:style-name="T74">i</text:span><text:span text:style-name="T72">) / F(n–1)</text:span><text:span text:style-name="T254">。</text:span></text:p>
                          <text:list>
                            <text:list-item>
                              <text:p text:style-name="P157"><text:span text:style-name="T271">已知，</text:span><text:span text:style-name="T72">F(n) = </text:span><text:span text:style-name="T76">Σ</text:span><text:span text:style-name="T498">m</text:span><text:span text:style-name="T599">i=1</text:span><text:span text:style-name="T76">(a</text:span><text:span text:style-name="T613">i</text:span><text:span text:style-name="T72"> * F(n–</text:span><text:span text:style-name="T74">i</text:span><text:span text:style-name="T72">)</text:span><text:span text:style-name="T76">)</text:span><text:span text:style-name="T100">。</text:span></text:p>
                              <text:list>
                                <text:list-item>
                                  <text:p text:style-name="P158"><text:span text:style-name="T100">g</text:span><text:span text:style-name="T607">n</text:span><text:span text:style-name="T614">(</text:span><text:span text:style-name="T616">0</text:span><text:span text:style-name="T614">)</text:span><text:span text:style-name="T72"> = </text:span><text:span text:style-name="T76">Σ</text:span><text:span text:style-name="T498">m</text:span><text:span text:style-name="T599">i=1</text:span><text:span text:style-name="T76">(a</text:span><text:span text:style-name="T617">m</text:span><text:span text:style-name="T706">-</text:span><text:span text:style-name="T613">i</text:span><text:span text:style-name="T72"> * </text:span><text:span text:style-name="T100">g</text:span><text:span text:style-name="T607">n</text:span><text:span text:style-name="T614">(-</text:span><text:span text:style-name="T615">i</text:span><text:span text:style-name="T614">)</text:span><text:span text:style-name="T76">)</text:span><text:span text:style-name="T254">。</text:span></text:p>
                                </text:list-item>
                              </text:list>
                            </text:list-item>
                            <text:list-item>
                              <text:p text:style-name="P159"><text:span text:style-name="T104">lim</text:span><text:span text:style-name="T624">n→</text:span><text:span text:style-name="T707">∞</text:span><text:span text:style-name="T935">(</text:span><text:span text:style-name="T100">g</text:span><text:span text:style-name="T607">n</text:span><text:span text:style-name="T614">(i)</text:span><text:span text:style-name="T104">)</text:span><text:span text:style-name="T102"> </text:span><text:span text:style-name="T107">=</text:span><text:span text:style-name="T934"> </text:span><text:span text:style-name="T104">lim</text:span><text:span text:style-name="T607">n</text:span><text:span text:style-name="T624">→</text:span><text:span text:style-name="T707">∞</text:span><text:span text:style-name="T934">((</text:span><text:span text:style-name="T100">g</text:span><text:span text:style-name="T607">n</text:span><text:span text:style-name="T614">(</text:span><text:span text:style-name="T616">0</text:span><text:span text:style-name="T614">)</text:span><text:span text:style-name="T934">)</text:span><text:span text:style-name="T570">(</text:span><text:span text:style-name="T580">i+</text:span><text:span text:style-name="T569">1</text:span><text:span text:style-name="T505">)</text:span><text:span text:style-name="T934">)</text:span><text:span text:style-name="T254">。</text:span></text:p>
                              <text:list>
                                <text:list-item>
                                  <text:p text:style-name="P160"><text:span text:style-name="T72">假定，</text:span><text:span text:style-name="T100">g</text:span><text:span text:style-name="T607">n</text:span><text:span text:style-name="T614">(i, </text:span><text:span text:style-name="T618">s</text:span><text:span text:style-name="T614">)</text:span><text:span text:style-name="T72"> = F(n + </text:span><text:span text:style-name="T74">i</text:span><text:span text:style-name="T72">) / F(n + </text:span><text:span text:style-name="T105">s</text:span><text:span text:style-name="T72">)。</text:span></text:p>
                                  <text:list>
                                    <text:list-item>
                                      <text:p text:style-name="P161"><text:span text:style-name="T104">lim</text:span><text:span text:style-name="T607">n</text:span><text:span text:style-name="T624">→</text:span><text:span text:style-name="T708">∞</text:span><text:span text:style-name="T964">(</text:span><text:span text:style-name="T100">g</text:span><text:span text:style-name="T607">n</text:span><text:span text:style-name="T614">(</text:span><text:span text:style-name="T621">i</text:span><text:span text:style-name="T619">, </text:span><text:span text:style-name="T620">s</text:span><text:span text:style-name="T614">)</text:span><text:span text:style-name="T104">)</text:span><text:span text:style-name="T102"> </text:span><text:span text:style-name="T107">=</text:span><text:span text:style-name="T965"> </text:span><text:span text:style-name="T104">lim</text:span><text:span text:style-name="T607">n</text:span><text:span text:style-name="T624">→</text:span><text:span text:style-name="T708">∞</text:span><text:span text:style-name="T965">((</text:span><text:span text:style-name="T100">g</text:span><text:span text:style-name="T607">n</text:span><text:span text:style-name="T614">(</text:span><text:span text:style-name="T621">j</text:span><text:span text:style-name="T619">, </text:span><text:span text:style-name="T620">t</text:span><text:span text:style-name="T614">)</text:span><text:span text:style-name="T965">)</text:span><text:span text:style-name="T575">(</text:span><text:span text:style-name="T581">i-</text:span><text:span text:style-name="T577">s</text:span><text:span text:style-name="T576">)</text:span><text:span text:style-name="T504">/</text:span><text:span text:style-name="T506">(</text:span><text:span text:style-name="T517">j-</text:span><text:span text:style-name="T510">t</text:span><text:span text:style-name="T505">)</text:span><text:span text:style-name="T965">)</text:span><text:span text:style-name="T254">。</text:span></text:p>
                                      <text:list>
                                        <text:list-item>
                                          <text:p text:style-name="P162"><text:span text:style-name="T72">假定，</text:span><text:span text:style-name="T108">x</text:span><text:span text:style-name="T72"> = F(n) / F(n–</text:span><text:span text:style-name="T108">1</text:span><text:span text:style-name="T72">)</text:span><text:span text:style-name="T254">。</text:span></text:p>
                                        </text:list-item>
                                        <text:list-item>
                                          <text:p text:style-name="P163"><text:span text:style-name="T72">假定，n</text:span><text:span text:style-name="T102"> </text:span><text:span text:style-name="T107">=</text:span><text:span text:style-name="T965"> </text:span><text:span text:style-name="T936">∞</text:span><text:span text:style-name="T254">。</text:span></text:p>
                                        </text:list-item>
                                        <text:list-item>
                                          <text:p text:style-name="P541"><text:span text:style-name="T108">x</text:span><text:span text:style-name="T508">s</text:span><text:span text:style-name="T108"> </text:span><text:span text:style-name="T72">= F(n)/F(n–</text:span><text:span text:style-name="T108">1</text:span><text:span text:style-name="T72">)</text:span><text:span text:style-name="T108"> * </text:span><text:span text:style-name="T72">F(n-</text:span><text:span text:style-name="T108">1</text:span><text:span text:style-name="T72">)/F(n–</text:span><text:span text:style-name="T108">2</text:span><text:span text:style-name="T72">) * … * F(n-</text:span><text:span text:style-name="T108">s+1</text:span><text:span text:style-name="T72">)/F(n-</text:span><text:span text:style-name="T108">s</text:span><text:span text:style-name="T72">)</text:span><text:span text:style-name="T254">。</text:span></text:p>
                                          <text:list>
                                            <text:list-item>
                                              <text:p text:style-name="P542"><text:span text:style-name="T108">x</text:span><text:span text:style-name="T508">s</text:span><text:span text:style-name="T109"> </text:span><text:span text:style-name="T72">= F(n) / F(n-</text:span><text:span text:style-name="T108">s</text:span><text:span text:style-name="T72">)</text:span><text:span text:style-name="T254">。</text:span></text:p>
                                            </text:list-item>
                                            <text:list-item>
                                              <text:p text:style-name="P164"><text:span text:style-name="T108">x</text:span><text:span text:style-name="T509">(</text:span><text:span text:style-name="T578">i</text:span><text:span text:style-name="T577">-s</text:span><text:span text:style-name="T576">)</text:span><text:span text:style-name="T109"> </text:span><text:span text:style-name="T72">= F(n + </text:span><text:span text:style-name="T74">i</text:span><text:span text:style-name="T72">) / F(n + </text:span><text:span text:style-name="T108">s</text:span><text:span text:style-name="T72">)</text:span><text:span text:style-name="T254">。</text:span></text:p>
                                            </text:list-item>
                                            <text:list-item>
                                              <text:p text:style-name="P543"><text:span text:style-name="T108">x</text:span><text:span text:style-name="T509">(</text:span><text:span text:style-name="T578">i</text:span><text:span text:style-name="T577">-s</text:span><text:span text:style-name="T576">)</text:span><text:span text:style-name="T109"> </text:span><text:span text:style-name="T72">= </text:span><text:span text:style-name="T100">g</text:span><text:span text:style-name="T607">n</text:span><text:span text:style-name="T614">(</text:span><text:span text:style-name="T621">i</text:span><text:span text:style-name="T619">, </text:span><text:span text:style-name="T620">s</text:span><text:span text:style-name="T614">)</text:span><text:span text:style-name="T254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44"><text:span text:style-name="T254">明顯例子，假定，</text:span><text:span text:style-name="T105">s</text:span><text:span text:style-name="T72"> = </text:span><text:span text:style-name="T106">t</text:span><text:span text:style-name="T72"> = 1</text:span><text:span text:style-name="T254">。</text:span></text:p>
                                      <text:list>
                                        <text:list-item>
                                          <text:p text:style-name="P544"><text:span text:style-name="T254">假定，</text:span><text:span text:style-name="T278">j</text:span><text:span text:style-name="T72"> = </text:span><text:span text:style-name="T75">0</text:span><text:span text:style-name="T254">。</text:span></text:p>
                                        </text:list-item>
                                        <text:list-item>
                                          <text:p text:style-name="P545"><text:span text:style-name="T104">lim</text:span><text:span text:style-name="T607">n</text:span><text:span text:style-name="T624">→</text:span><text:span text:style-name="T707">∞</text:span><text:span text:style-name="T935">(</text:span><text:span text:style-name="T100">g</text:span><text:span text:style-name="T607">n</text:span><text:span text:style-name="T614">(</text:span><text:span text:style-name="T621">i</text:span><text:span text:style-name="T619">, </text:span><text:span text:style-name="T622">1</text:span><text:span text:style-name="T614">)</text:span><text:span text:style-name="T104">)</text:span><text:span text:style-name="T102"> </text:span><text:span text:style-name="T107">=</text:span><text:span text:style-name="T934"> </text:span><text:span text:style-name="T104">lim</text:span><text:span text:style-name="T607">n</text:span><text:span text:style-name="T624">→</text:span><text:span text:style-name="T707">∞</text:span><text:span text:style-name="T934">((</text:span><text:span text:style-name="T100">g</text:span><text:span text:style-name="T607">n</text:span><text:span text:style-name="T614">(</text:span><text:span text:style-name="T622">0</text:span><text:span text:style-name="T619">, </text:span><text:span text:style-name="T622">1</text:span><text:span text:style-name="T614">)</text:span><text:span text:style-name="T934">)</text:span><text:span text:style-name="T570">(</text:span><text:span text:style-name="T571">i-</text:span><text:span text:style-name="T572">1</text:span><text:span text:style-name="T571">)</text:span><text:span text:style-name="T504">/</text:span><text:span text:style-name="T506">(</text:span><text:span text:style-name="T507">0</text:span><text:span text:style-name="T506">-</text:span><text:span text:style-name="T507">1</text:span><text:span text:style-name="T505">)</text:span><text:span text:style-name="T934">)</text:span><text:span text:style-name="T254">。</text:span></text:p>
                                          <text:list>
                                            <text:list-item>
                                              <text:p text:style-name="P545"><text:span text:style-name="T104">lim</text:span><text:span text:style-name="T607">n</text:span><text:span text:style-name="T624">→</text:span><text:span text:style-name="T707">∞</text:span><text:span text:style-name="T935">(</text:span><text:span text:style-name="T100">g</text:span><text:span text:style-name="T607">n</text:span><text:span text:style-name="T614">(</text:span><text:span text:style-name="T621">i</text:span><text:span text:style-name="T614">)</text:span><text:span text:style-name="T104">)</text:span><text:span text:style-name="T102"> </text:span><text:span text:style-name="T107">=</text:span><text:span text:style-name="T934"> </text:span><text:span text:style-name="T104">lim</text:span><text:span text:style-name="T607">n</text:span><text:span text:style-name="T624">→</text:span><text:span text:style-name="T707">∞</text:span><text:span text:style-name="T934">((</text:span><text:span text:style-name="T100">g</text:span><text:span text:style-name="T607">n</text:span><text:span text:style-name="T614">(</text:span><text:span text:style-name="T622">0</text:span><text:span text:style-name="T614">)</text:span><text:span text:style-name="T934">)</text:span><text:span text:style-name="T570">(</text:span><text:span text:style-name="T580">i+</text:span><text:span text:style-name="T572">1</text:span><text:span text:style-name="T571">)</text:span><text:span text:style-name="T934">)</text:span><text:span text:style-name="T254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65"><text:span text:style-name="T72">假定，</text:span><text:span text:style-name="T100">g</text:span><text:span text:style-name="T607">n</text:span><text:span text:style-name="T614">(i)</text:span><text:span text:style-name="T102"> </text:span><text:span text:style-name="T103">=</text:span><text:span text:style-name="T934"> (</text:span><text:span text:style-name="T100">g</text:span><text:span text:style-name="T607">n</text:span><text:span text:style-name="T614">(</text:span><text:span text:style-name="T616">0</text:span><text:span text:style-name="T614">)</text:span><text:span text:style-name="T934">)</text:span><text:span text:style-name="T570">(</text:span><text:span text:style-name="T580">i+</text:span><text:span text:style-name="T569">1</text:span><text:span text:style-name="T505">)</text:span><text:span text:style-name="T254">。</text:span></text:p>
                              <text:list>
                                <text:list-item>
                                  <text:p text:style-name="P166"><text:span text:style-name="T72">假定，</text:span><text:span text:style-name="T100">g</text:span><text:span text:style-name="T607">n</text:span><text:span text:style-name="T614">(</text:span><text:span text:style-name="T616">0</text:span><text:span text:style-name="T614">)</text:span><text:span text:style-name="T72"> = x</text:span><text:span text:style-name="T254">。</text:span></text:p>
                                  <text:list>
                                    <text:list-item>
                                      <text:p text:style-name="P167"><text:span text:style-name="T100">g</text:span><text:span text:style-name="T607">n</text:span><text:span text:style-name="T614">(i)</text:span><text:span text:style-name="T102"> </text:span><text:span text:style-name="T103">=</text:span><text:span text:style-name="T934"> </text:span><text:span text:style-name="T72">x</text:span><text:span text:style-name="T570">(</text:span><text:span text:style-name="T580">i+</text:span><text:span text:style-name="T569">1</text:span><text:span text:style-name="T505">)</text:span><text:span text:style-name="T254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68"><text:span text:style-name="T271">已知，</text:span><text:span text:style-name="T100">g</text:span><text:span text:style-name="T607">n</text:span><text:span text:style-name="T614">(</text:span><text:span text:style-name="T616">0</text:span><text:span text:style-name="T614">)</text:span><text:span text:style-name="T72"> = </text:span><text:span text:style-name="T76">Σ</text:span><text:span text:style-name="T498">m</text:span><text:span text:style-name="T599">i=1</text:span><text:span text:style-name="T76">(a</text:span><text:span text:style-name="T617">m</text:span><text:span text:style-name="T706">-</text:span><text:span text:style-name="T613">i</text:span><text:span text:style-name="T72"> * </text:span><text:span text:style-name="T100">g</text:span><text:span text:style-name="T607">n</text:span><text:span text:style-name="T614">(-</text:span><text:span text:style-name="T615">i</text:span><text:span text:style-name="T614">)</text:span><text:span text:style-name="T76">)</text:span><text:span text:style-name="T254">。</text:span></text:p>
                                  <text:list>
                                    <text:list-item>
                                      <text:p text:style-name="P546"><text:span text:style-name="T72">x = </text:span><text:span text:style-name="T76">Σ</text:span><text:span text:style-name="T498">m</text:span><text:span text:style-name="T599">i=1</text:span><text:span text:style-name="T76">(a</text:span><text:span text:style-name="T617">m</text:span><text:span text:style-name="T706">-</text:span><text:span text:style-name="T613">i</text:span><text:span text:style-name="T72"> * x</text:span><text:span text:style-name="T570">(</text:span><text:span text:style-name="T569">1-</text:span><text:span text:style-name="T504">i</text:span><text:span text:style-name="T505">)</text:span><text:span text:style-name="T76">)</text:span><text:span text:style-name="T254">。</text:span></text:p>
                                    </text:list-item>
                                    <text:list-item>
                                      <text:p text:style-name="P546"><text:span text:style-name="T72">x</text:span><text:span text:style-name="T498">m</text:span><text:span text:style-name="T72"> = </text:span><text:span text:style-name="T76">Σ</text:span><text:span text:style-name="T498">m</text:span><text:span text:style-name="T599">i=1</text:span><text:span text:style-name="T76">(a</text:span><text:span text:style-name="T617">m</text:span><text:span text:style-name="T706">-</text:span><text:span text:style-name="T613">i</text:span><text:span text:style-name="T72"> * x</text:span><text:span text:style-name="T570">(</text:span><text:span text:style-name="T498">m</text:span><text:span text:style-name="T569">-</text:span><text:span text:style-name="T504">i</text:span><text:span text:style-name="T505">)</text:span><text:span text:style-name="T76">)</text:span><text:span text:style-name="T254">。</text:span></text:p>
                                    </text:list-item>
                                    <text:list-item>
                                      <text:p text:style-name="P547"><text:span text:style-name="T101">x</text:span><text:span text:style-name="T503">m</text:span><text:span text:style-name="T72">–</text:span><text:span text:style-name="T76">Σ</text:span><text:span text:style-name="T498">m</text:span><text:span text:style-name="T599">i=1</text:span><text:span text:style-name="T76">(a</text:span><text:span text:style-name="T617">m</text:span><text:span text:style-name="T706">-</text:span><text:span text:style-name="T613">i</text:span><text:span text:style-name="T72"> * x</text:span><text:span text:style-name="T570">(</text:span><text:span text:style-name="T498">m</text:span><text:span text:style-name="T569">-</text:span><text:span text:style-name="T504">i</text:span><text:span text:style-name="T505">)</text:span><text:span text:style-name="T76">) </text:span><text:span text:style-name="T75">= 0</text:span><text:span text:style-name="T254">。</text:span></text:p>
                                    </text:list-item>
                                    <text:list-item>
                                      <text:p text:style-name="P169"><text:span text:style-name="T76">Σ</text:span><text:span text:style-name="T498">m</text:span><text:span text:style-name="T599">i=</text:span><text:span text:style-name="T671">0</text:span><text:span text:style-name="T76">(a</text:span><text:span text:style-name="T613">i</text:span><text:span text:style-name="T72"> * x</text:span><text:span text:style-name="T499">i</text:span><text:span text:style-name="T76">) </text:span><text:span text:style-name="T75">= 0</text:span><text:span text:style-name="T254">。</text:span></text:p>
                                      <text:list>
                                        <text:list-item>
                                          <text:p text:style-name="P548"><text:span text:style-name="T255">a</text:span><text:span text:style-name="T672">m</text:span><text:span text:style-name="T256"> = -</text:span><text:span text:style-name="T257">1</text:span><text:span text:style-name="T254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70"><text:span text:style-name="T254">明顯例子，假定，</text:span><text:span text:style-name="T72">F(n) = </text:span><text:span text:style-name="T86">b</text:span><text:span text:style-name="T87"> * </text:span><text:span text:style-name="T72">F(n–1) + </text:span><text:span text:style-name="T86">c</text:span><text:span text:style-name="T72"> * F(n–2)。</text:span></text:p>
                              <text:list>
                                <text:list-item>
                                  <text:p text:style-name="P171"><text:span text:style-name="T72">F(n) / F(n–1) = </text:span><text:span text:style-name="T86">b</text:span><text:span text:style-name="T72"> + </text:span><text:span text:style-name="T95">c</text:span><text:span text:style-name="T72"> * F(n–2) /</text:span><text:span text:style-name="T87"> </text:span><text:span text:style-name="T72">F(n–1)。</text:span></text:p>
                                </text:list-item>
                                <text:list-item>
                                  <text:p text:style-name="P171"><text:span text:style-name="T72">假定，</text:span><text:span text:style-name="T100">g</text:span><text:span text:style-name="T607">n</text:span><text:span text:style-name="T72"> = F(n) / F(n–1)。</text:span></text:p>
                                  <text:list>
                                    <text:list-item>
                                      <text:p text:style-name="P171"><text:span text:style-name="T100">g</text:span><text:span text:style-name="T607">n</text:span><text:span text:style-name="T72"> = </text:span><text:span text:style-name="T86">b</text:span><text:span text:style-name="T72"> + </text:span><text:span text:style-name="T95">c</text:span><text:span text:style-name="T72"> * </text:span><text:span text:style-name="T100">g</text:span><text:span text:style-name="T607">n</text:span><text:span text:style-name="T628">(</text:span><text:span text:style-name="T607">-</text:span><text:span text:style-name="T623">2,-</text:span><text:span text:style-name="T628">1)</text:span><text:span text:style-name="T72">。</text:span></text:p>
                                      <text:list>
                                        <text:list-item>
                                          <text:p text:style-name="P172"><text:span text:style-name="T100">g</text:span><text:span text:style-name="T607">n</text:span><text:span text:style-name="T628">(</text:span><text:span text:style-name="T607">-</text:span><text:span text:style-name="T623">2,-</text:span><text:span text:style-name="T628">1)</text:span><text:span text:style-name="T72"> = F(n–2) /</text:span><text:span text:style-name="T87"> </text:span><text:span text:style-name="T72">F(n–1)。</text:span></text:p>
                                        </text:list-item>
                                        <text:list-item>
                                          <text:p text:style-name="P160"><text:span text:style-name="T100">g</text:span><text:span text:style-name="T607">n</text:span><text:span text:style-name="T628">(</text:span><text:span text:style-name="T629">i</text:span><text:span text:style-name="T623">, </text:span><text:span text:style-name="T629">s</text:span><text:span text:style-name="T628">)</text:span><text:span text:style-name="T72"> = F(n + </text:span><text:span text:style-name="T114">i</text:span><text:span text:style-name="T72">) /</text:span><text:span text:style-name="T87"> </text:span><text:span text:style-name="T72">F(n + </text:span><text:span text:style-name="T114">s</text:span><text:span text:style-name="T72">)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73"><text:span text:style-name="T100">g</text:span><text:span text:style-name="T607">n</text:span><text:span text:style-name="T72"> = </text:span><text:span text:style-name="T86">b</text:span><text:span text:style-name="T72"> + </text:span><text:span text:style-name="T95">c</text:span><text:span text:style-name="T72"> / </text:span><text:span text:style-name="T100">g</text:span><text:span text:style-name="T607">n-</text:span><text:span text:style-name="T630">1</text:span><text:span text:style-name="T72">。</text:span></text:p>
                                      <text:list>
                                        <text:list-item>
                                          <text:p text:style-name="P174"><text:span text:style-name="T100">g</text:span><text:span text:style-name="T607">n-</text:span><text:span text:style-name="T630">1</text:span><text:span text:style-name="T72"> = </text:span><text:span text:style-name="T100">g</text:span><text:span text:style-name="T607">n</text:span><text:span text:style-name="T628">(</text:span><text:span text:style-name="T623">-</text:span><text:span text:style-name="T628">1</text:span><text:span text:style-name="T623">,</text:span><text:span text:style-name="T607">-</text:span><text:span text:style-name="T623">2</text:span><text:span text:style-name="T628">)</text:span><text:span text:style-name="T72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75"><text:span text:style-name="T72">假定，</text:span><text:span text:style-name="T100">g</text:span><text:span text:style-name="T607">n</text:span><text:span text:style-name="T1092"> = </text:span><text:span text:style-name="T1093">g</text:span><text:span text:style-name="T1190">0</text:span><text:span text:style-name="T1092"> = </text:span><text:span text:style-name="T1116">x</text:span><text:span text:style-name="T1166">1-0</text:span><text:span text:style-name="T72"> = </text:span><text:span text:style-name="T277">x</text:span><text:span text:style-name="T72">。</text:span></text:p>
                                </text:list-item>
                                <text:list-item>
                                  <text:p text:style-name="P175"><text:span text:style-name="T72">假定，</text:span><text:span text:style-name="T100">g</text:span><text:span text:style-name="T607">n</text:span><text:span text:style-name="T628">(</text:span><text:span text:style-name="T607">-</text:span><text:span text:style-name="T646">1</text:span><text:span text:style-name="T623">,-</text:span><text:span text:style-name="T646">2</text:span><text:span text:style-name="T628">)</text:span><text:span text:style-name="T1092"> = </text:span><text:span text:style-name="T1093">g</text:span><text:span text:style-name="T1194">(</text:span><text:span text:style-name="T1189">-</text:span><text:span text:style-name="T1202">1</text:span><text:span text:style-name="T1190">,-</text:span><text:span text:style-name="T1202">2</text:span><text:span text:style-name="T1194">)</text:span><text:span text:style-name="T1092"> = </text:span><text:span text:style-name="T1116">x</text:span><text:span text:style-name="T1170">2</text:span><text:span text:style-name="T1166">-</text:span><text:span text:style-name="T1170">1</text:span><text:span text:style-name="T72"> = </text:span><text:span text:style-name="T277">x</text:span><text:span text:style-name="T72">。</text:span></text:p>
                                  <text:list>
                                    <text:list-item>
                                      <text:p text:style-name="P548"><text:span text:style-name="T277">x</text:span><text:span text:style-name="T72"> = </text:span><text:span text:style-name="T86">b</text:span><text:span text:style-name="T72"> + </text:span><text:span text:style-name="T95">c</text:span><text:span text:style-name="T72"> / </text:span><text:span text:style-name="T277">x</text:span><text:span text:style-name="T72">。</text:span></text:p>
                                    </text:list-item>
                                    <text:list-item>
                                      <text:p text:style-name="P171"><text:span text:style-name="T277">x</text:span><text:span text:style-name="T567">2</text:span><text:span text:style-name="T72"> = </text:span><text:span text:style-name="T86">b</text:span><text:span text:style-name="T87"> * </text:span><text:span text:style-name="T277">x</text:span><text:span text:style-name="T72"> + </text:span><text:span text:style-name="T95">c</text:span><text:span text:style-name="T72">。</text:span></text:p>
                                    </text:list-item>
                                    <text:list-item>
                                      <text:p text:style-name="P548"><text:span text:style-name="T277">x</text:span><text:span text:style-name="T567">2</text:span><text:span text:style-name="T72">–</text:span><text:span text:style-name="T86">b</text:span><text:span text:style-name="T87"> * </text:span><text:span text:style-name="T277">x</text:span><text:span text:style-name="T72">–</text:span><text:span text:style-name="T95">c</text:span><text:span text:style-name="T72"> = </text:span><text:span text:style-name="T960">0</text:span><text:span text:style-name="T72">。</text:span></text:p>
                                      <text:list>
                                        <text:list-item>
                                          <text:p text:style-name="P548"><text:span text:style-name="T88">一元二次方程式</text:span><text:span text:style-name="T72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10"><text:span text:style-name="T900">明顯例子，假定，</text:span><text:span text:style-name="T903">F(n) = </text:span><text:span text:style-name="T904">b</text:span><text:span text:style-name="T905"> * </text:span><text:span text:style-name="T903">F(n–1) + </text:span><text:span text:style-name="T904">c</text:span><text:span text:style-name="T903"> * F(n–2) + </text:span><text:span text:style-name="T909">d</text:span><text:span text:style-name="T903"> * F(n–2)</text:span><text:span text:style-name="T725">。</text:span></text:p>
                          <text:list>
                            <text:list-item>
                              <text:p text:style-name="P510"><text:span text:style-name="T903">F(n) / F(n–1) = </text:span><text:span text:style-name="T904">b</text:span><text:span text:style-name="T903"> + </text:span><text:span text:style-name="T910">c</text:span><text:span text:style-name="T903"> * F(n–2) /</text:span><text:span text:style-name="T905"> </text:span><text:span text:style-name="T903">F(n–1) + </text:span><text:span text:style-name="T909">d</text:span><text:span text:style-name="T903"> * F(n–</text:span><text:span text:style-name="T911">3</text:span><text:span text:style-name="T903">) /</text:span><text:span text:style-name="T905"> </text:span><text:span text:style-name="T903">F(n–1)</text:span><text:span text:style-name="T725">。</text:span></text:p>
                            </text:list-item>
                            <text:list-item>
                              <text:p text:style-name="P511"><text:span text:style-name="T903">假定，</text:span><text:span text:style-name="T912">g</text:span><text:span text:style-name="T818">n</text:span><text:span text:style-name="T903"> = F(n) / F(n–1)。</text:span></text:p>
                            </text:list-item>
                            <text:list-item>
                              <text:p text:style-name="P512"><text:span text:style-name="T903">假定，</text:span><text:span text:style-name="T912">g</text:span><text:span text:style-name="T818">n</text:span><text:span text:style-name="T819">(</text:span><text:span text:style-name="T822">i</text:span><text:span text:style-name="T820">, </text:span><text:span text:style-name="T822">s</text:span><text:span text:style-name="T819">)</text:span><text:span text:style-name="T903"> = F(n + </text:span><text:span text:style-name="T913">i</text:span><text:span text:style-name="T903">) /</text:span><text:span text:style-name="T905"> </text:span><text:span text:style-name="T903">F(n + </text:span><text:span text:style-name="T913">s</text:span><text:span text:style-name="T903">)。</text:span></text:p>
                            </text:list-item>
                            <text:list-item>
                              <text:p text:style-name="P511"><text:span text:style-name="T912">g</text:span><text:span text:style-name="T818">n</text:span><text:span text:style-name="T903"> = </text:span><text:span text:style-name="T904">b</text:span><text:span text:style-name="T903"> + </text:span><text:span text:style-name="T910">c</text:span><text:span text:style-name="T903"> * </text:span><text:span text:style-name="T912">g</text:span><text:span text:style-name="T818">n</text:span><text:span text:style-name="T819">(</text:span><text:span text:style-name="T818">-</text:span><text:span text:style-name="T820">2,-</text:span><text:span text:style-name="T819">1)</text:span><text:span text:style-name="T903"> + </text:span><text:span text:style-name="T909">d</text:span><text:span text:style-name="T903"> * </text:span><text:span text:style-name="T912">g</text:span><text:span text:style-name="T818">n</text:span><text:span text:style-name="T819">(</text:span><text:span text:style-name="T818">-</text:span><text:span text:style-name="T821">3</text:span><text:span text:style-name="T820">,-</text:span><text:span text:style-name="T819">1)</text:span><text:span text:style-name="T900">。</text:span></text:p>
                            </text:list-item>
                            <text:list-item>
                              <text:p text:style-name="P714"><text:span text:style-name="T903">假定，</text:span><text:span text:style-name="T906">x</text:span><text:span text:style-name="T903"> = F(n) / F(n–</text:span><text:span text:style-name="T906">1</text:span><text:span text:style-name="T903">)</text:span><text:span text:style-name="T915">。</text:span></text:p>
                              <text:list>
                                <text:list-item>
                                  <text:p text:style-name="P715"><text:span text:style-name="T915">已知，</text:span><text:span text:style-name="T906">x</text:span><text:span text:style-name="T789">(</text:span><text:span text:style-name="T812">i</text:span><text:span text:style-name="T813">-s</text:span><text:span text:style-name="T814">)</text:span><text:span text:style-name="T907"> </text:span><text:span text:style-name="T903">= F(n + </text:span><text:span text:style-name="T908">i</text:span><text:span text:style-name="T903">) / F(n + </text:span><text:span text:style-name="T906">s</text:span><text:span text:style-name="T903">)</text:span><text:span text:style-name="T725">。</text:span></text:p>
                                </text:list-item>
                                <text:list-item>
                                  <text:p text:style-name="P714"><text:span text:style-name="T903">(</text:span><text:span text:style-name="T912">g</text:span><text:span text:style-name="T818">n</text:span><text:span text:style-name="T903">)</text:span><text:span text:style-name="T789">(</text:span><text:span text:style-name="T812">i</text:span><text:span text:style-name="T813">-s</text:span><text:span text:style-name="T814">)</text:span><text:span text:style-name="T907"> </text:span><text:span text:style-name="T903">= F(n + </text:span><text:span text:style-name="T908">i</text:span><text:span text:style-name="T903">) / F(n + </text:span><text:span text:style-name="T906">s</text:span><text:span text:style-name="T903">)</text:span><text:span text:style-name="T725">。</text:span></text:p>
                                </text:list-item>
                                <text:list-item>
                                  <text:p text:style-name="P511"><text:span text:style-name="T903">(</text:span><text:span text:style-name="T912">g</text:span><text:span text:style-name="T818">n</text:span><text:span text:style-name="T903">)</text:span><text:span text:style-name="T789">(</text:span><text:span text:style-name="T812">i</text:span><text:span text:style-name="T813">-s</text:span><text:span text:style-name="T814">)</text:span><text:span text:style-name="T907"> </text:span><text:span text:style-name="T903">= </text:span><text:span text:style-name="T912">g</text:span><text:span text:style-name="T818">n</text:span><text:span text:style-name="T819">(</text:span><text:span text:style-name="T822">i</text:span><text:span text:style-name="T820">, </text:span><text:span text:style-name="T822">s</text:span><text:span text:style-name="T819">)</text:span><text:span text:style-name="T725">。</text:span></text:p>
                                </text:list-item>
                              </text:list>
                            </text:list-item>
                            <text:list-item>
                              <text:p text:style-name="P511"><text:span text:style-name="T912">g</text:span><text:span text:style-name="T818">n</text:span><text:span text:style-name="T903"> = </text:span><text:span text:style-name="T904">b</text:span><text:span text:style-name="T903"> + </text:span><text:span text:style-name="T910">c</text:span><text:span text:style-name="T903"> * (</text:span><text:span text:style-name="T912">g</text:span><text:span text:style-name="T818">n</text:span><text:span text:style-name="T903">)</text:span><text:span text:style-name="T789">(</text:span><text:span text:style-name="T790">-</text:span><text:span text:style-name="T791">1</text:span><text:span text:style-name="T814">)</text:span><text:span text:style-name="T903"> + </text:span><text:span text:style-name="T909">d</text:span><text:span text:style-name="T903"> * (</text:span><text:span text:style-name="T912">g</text:span><text:span text:style-name="T818">n</text:span><text:span text:style-name="T903">)</text:span><text:span text:style-name="T789">(</text:span><text:span text:style-name="T790">-2</text:span><text:span text:style-name="T814">)</text:span><text:span text:style-name="T900">。</text:span></text:p>
                              <text:list>
                                <text:list-item>
                                  <text:p text:style-name="P511"><text:span text:style-name="T903">(</text:span><text:span text:style-name="T912">g</text:span><text:span text:style-name="T818">n</text:span><text:span text:style-name="T903">)</text:span><text:span text:style-name="T792">3</text:span><text:span text:style-name="T903"> = </text:span><text:span text:style-name="T904">b</text:span><text:span text:style-name="T903"> * (</text:span><text:span text:style-name="T912">g</text:span><text:span text:style-name="T818">n</text:span><text:span text:style-name="T903">)</text:span><text:span text:style-name="T790">2</text:span><text:span text:style-name="T903"> + </text:span><text:span text:style-name="T910">c</text:span><text:span text:style-name="T903"> * (</text:span><text:span text:style-name="T912">g</text:span><text:span text:style-name="T818">n</text:span><text:span text:style-name="T903">)</text:span><text:span text:style-name="T791">1</text:span><text:span text:style-name="T903"> + </text:span><text:span text:style-name="T909">d</text:span><text:span text:style-name="T900">。</text:span></text:p>
                                </text:list-item>
                                <text:list-item>
                                  <text:p text:style-name="P511"><text:span text:style-name="T903">假定，</text:span><text:span text:style-name="T912">g</text:span><text:span text:style-name="T818">n</text:span><text:span text:style-name="T903"> = </text:span><text:span text:style-name="T901">x</text:span><text:span text:style-name="T900">。</text:span></text:p>
                                  <text:list>
                                    <text:list-item>
                                      <text:p text:style-name="P511"><text:span text:style-name="T901">x</text:span><text:span text:style-name="T792">3</text:span><text:span text:style-name="T903"> = </text:span><text:span text:style-name="T904">b</text:span><text:span text:style-name="T903"> * </text:span><text:span text:style-name="T901">x</text:span><text:span text:style-name="T790">2</text:span><text:span text:style-name="T903"> + </text:span><text:span text:style-name="T910">c</text:span><text:span text:style-name="T903"> * </text:span><text:span text:style-name="T901">x</text:span><text:span text:style-name="T903"> + </text:span><text:span text:style-name="T909">d</text:span><text:span text:style-name="T900">。</text:span></text:p>
                                      <text:list>
                                        <text:list-item>
                                          <text:p text:style-name="P511"><text:span text:style-name="T902">一元三</text:span><text:span text:style-name="T914">次方程式</text:span><text:span text:style-name="T900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13"><text:span text:style-name="T900">明顯例子，假定，</text:span><text:span text:style-name="T903">F(n) = </text:span><text:span text:style-name="T902">Σ</text:span><text:span text:style-name="T785">m</text:span><text:span text:style-name="T827">i=1</text:span><text:span text:style-name="T902">(a</text:span><text:span text:style-name="T817">m</text:span><text:span text:style-name="T841">-</text:span><text:span text:style-name="T815">i</text:span><text:span text:style-name="T903"> * F(n–</text:span><text:span text:style-name="T908">i</text:span><text:span text:style-name="T903">)</text:span><text:span text:style-name="T902">)</text:span><text:span text:style-name="T900">。</text:span></text:p>
                          <text:list>
                            <text:list-item>
                              <text:p text:style-name="P513"><text:span text:style-name="T903">F(n) / F(n–1) = </text:span><text:span text:style-name="T902">Σ</text:span><text:span text:style-name="T785">m</text:span><text:span text:style-name="T827">i=1</text:span><text:span text:style-name="T902">(a</text:span><text:span text:style-name="T817">m</text:span><text:span text:style-name="T841">-</text:span><text:span text:style-name="T815">i</text:span><text:span text:style-name="T903"> * F(n–</text:span><text:span text:style-name="T908">i</text:span><text:span text:style-name="T903">)</text:span><text:span text:style-name="T916"> / F(n–1</text:span><text:span text:style-name="T902">))</text:span><text:span text:style-name="T900">。</text:span></text:p>
                            </text:list-item>
                            <text:list-item>
                              <text:p text:style-name="P512"><text:span text:style-name="T903">假定，</text:span><text:span text:style-name="T912">g</text:span><text:span text:style-name="T818">n</text:span><text:span text:style-name="T903"> = F(n) / F(n–1)</text:span><text:span text:style-name="T900">。</text:span></text:p>
                            </text:list-item>
                            <text:list-item>
                              <text:p text:style-name="P512"><text:span text:style-name="T903">假定，</text:span><text:span text:style-name="T912">g</text:span><text:span text:style-name="T818">n</text:span><text:span text:style-name="T819">(</text:span><text:span text:style-name="T822">i</text:span><text:span text:style-name="T820">, </text:span><text:span text:style-name="T822">s</text:span><text:span text:style-name="T819">)</text:span><text:span text:style-name="T903"> = F(n + </text:span><text:span text:style-name="T913">i</text:span><text:span text:style-name="T903">) /</text:span><text:span text:style-name="T905"> </text:span><text:span text:style-name="T903">F(n + </text:span><text:span text:style-name="T913">s</text:span><text:span text:style-name="T903">)</text:span><text:span text:style-name="T900">。</text:span></text:p>
                            </text:list-item>
                            <text:list-item>
                              <text:p text:style-name="P513"><text:span text:style-name="T912">g</text:span><text:span text:style-name="T818">n</text:span><text:span text:style-name="T903"> = </text:span><text:span text:style-name="T902">Σ</text:span><text:span text:style-name="T785">m</text:span><text:span text:style-name="T827">i=1</text:span><text:span text:style-name="T902">(a</text:span><text:span text:style-name="T817">m</text:span><text:span text:style-name="T841">-</text:span><text:span text:style-name="T815">i</text:span><text:span text:style-name="T903"> * </text:span><text:span text:style-name="T912">g</text:span><text:span text:style-name="T818">n</text:span><text:span text:style-name="T819">(</text:span><text:span text:style-name="T818">-</text:span><text:span text:style-name="T827">i</text:span><text:span text:style-name="T820">,-</text:span><text:span text:style-name="T819">1)</text:span><text:span text:style-name="T902">)</text:span><text:span text:style-name="T900">。</text:span></text:p>
                            </text:list-item>
                            <text:list-item>
                              <text:p text:style-name="P512"><text:span text:style-name="T915">已知，</text:span><text:span text:style-name="T903">(</text:span><text:span text:style-name="T912">g</text:span><text:span text:style-name="T818">n</text:span><text:span text:style-name="T903">)</text:span><text:span text:style-name="T789">(</text:span><text:span text:style-name="T812">i</text:span><text:span text:style-name="T813">-s</text:span><text:span text:style-name="T814">)</text:span><text:span text:style-name="T907"> </text:span><text:span text:style-name="T903">= </text:span><text:span text:style-name="T912">g</text:span><text:span text:style-name="T818">n</text:span><text:span text:style-name="T819">(</text:span><text:span text:style-name="T822">i</text:span><text:span text:style-name="T820">, </text:span><text:span text:style-name="T822">s</text:span><text:span text:style-name="T819">)</text:span><text:span text:style-name="T900">。</text:span></text:p>
                            </text:list-item>
                            <text:list-item>
                              <text:p text:style-name="P513"><text:span text:style-name="T912">g</text:span><text:span text:style-name="T818">n</text:span><text:span text:style-name="T903"> = </text:span><text:span text:style-name="T902">Σ</text:span><text:span text:style-name="T785">m</text:span><text:span text:style-name="T827">i=1</text:span><text:span text:style-name="T902">(a</text:span><text:span text:style-name="T817">m</text:span><text:span text:style-name="T841">-</text:span><text:span text:style-name="T815">i</text:span><text:span text:style-name="T903"> * (</text:span><text:span text:style-name="T912">g</text:span><text:span text:style-name="T818">n</text:span><text:span text:style-name="T903">)</text:span><text:span text:style-name="T789">(</text:span><text:span text:style-name="T786">-</text:span><text:span text:style-name="T812">i</text:span><text:span text:style-name="T786">+</text:span><text:span text:style-name="T794">1</text:span><text:span text:style-name="T814">)</text:span><text:span text:style-name="T902">)</text:span><text:span text:style-name="T900">。</text:span></text:p>
                              <text:list>
                                <text:list-item>
                                  <text:p text:style-name="P513"><text:span text:style-name="T903">(</text:span><text:span text:style-name="T912">g</text:span><text:span text:style-name="T818">n</text:span><text:span text:style-name="T903">)</text:span><text:span text:style-name="T785">m</text:span><text:span text:style-name="T903"> = </text:span><text:span text:style-name="T902">Σ</text:span><text:span text:style-name="T785">m</text:span><text:span text:style-name="T827">i=1</text:span><text:span text:style-name="T902">(a</text:span><text:span text:style-name="T817">m</text:span><text:span text:style-name="T841">-</text:span><text:span text:style-name="T815">i</text:span><text:span text:style-name="T903"> * (</text:span><text:span text:style-name="T912">g</text:span><text:span text:style-name="T818">n</text:span><text:span text:style-name="T903">)</text:span><text:span text:style-name="T789">(</text:span><text:span text:style-name="T785">m</text:span><text:span text:style-name="T786">-</text:span><text:span text:style-name="T812">i</text:span><text:span text:style-name="T814">)</text:span><text:span text:style-name="T902">)</text:span><text:span text:style-name="T900">。</text:span></text:p>
                                </text:list-item>
                                <text:list-item>
                                  <text:p text:style-name="P514"><text:span text:style-name="T903">假定，</text:span><text:span text:style-name="T912">g</text:span><text:span text:style-name="T818">n</text:span><text:span text:style-name="T903"> = </text:span><text:span text:style-name="T901">x</text:span><text:span text:style-name="T900">。</text:span></text:p>
                                  <text:list>
                                    <text:list-item>
                                      <text:p text:style-name="P513"><text:span text:style-name="T901">x</text:span><text:span text:style-name="T785">m</text:span><text:span text:style-name="T903"> = </text:span><text:span text:style-name="T902">Σ</text:span><text:span text:style-name="T785">m</text:span><text:span text:style-name="T827">i=1</text:span><text:span text:style-name="T902">(a</text:span><text:span text:style-name="T817">m</text:span><text:span text:style-name="T841">-</text:span><text:span text:style-name="T815">i</text:span><text:span text:style-name="T903"> * </text:span><text:span text:style-name="T901">x</text:span><text:span text:style-name="T789">(</text:span><text:span text:style-name="T785">m</text:span><text:span text:style-name="T786">-</text:span><text:span text:style-name="T812">i</text:span><text:span text:style-name="T814">)</text:span><text:span text:style-name="T902">)</text:span><text:span text:style-name="T900">。</text:span></text:p>
                                      <text:list>
                                        <text:list-item>
                                          <text:p text:style-name="P514"><text:span text:style-name="T902">一元</text:span><text:span text:style-name="T914">m次方程式</text:span><text:span text:style-name="T900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15"><text:span text:style-name="T725">F(n) / F(n–1) </text:span><text:span text:style-name="T727">有機率</text:span><text:span text:style-name="T725">收斂於（</text:span><text:span text:style-name="T740">一元</text:span><text:span text:style-name="T747">m次方程式 </text:span><text:span text:style-name="T750">的</text:span><text:span text:style-name="T725">）</text:span><text:span text:style-name="T728">x</text:span><text:span text:style-name="T729">的 某一特定解</text:span><text:span text:style-name="T725">。</text:span></text:p>
                      <text:list>
                        <text:list-item>
                          <text:p text:style-name="P508"><text:span text:style-name="T725">明顯例子，假定，</text:span><text:span text:style-name="T741">F(n) = </text:span><text:span text:style-name="T748">b</text:span><text:span text:style-name="T749"> * </text:span><text:span text:style-name="T741">F(n–1) + </text:span><text:span text:style-name="T748">c</text:span><text:span text:style-name="T741"> * F(n–2)。</text:span></text:p>
                          <text:list>
                            <text:list-item>
                              <text:p text:style-name="P516"><text:span text:style-name="T725">假定，</text:span><text:span text:style-name="T730">b 不等於 0。</text:span></text:p>
                            </text:list-item>
                            <text:list-item>
                              <text:p text:style-name="P517"><text:span text:style-name="T781">假定，</text:span><text:span text:style-name="T782">(b</text:span><text:span text:style-name="T809">2</text:span><text:span text:style-name="T782"> + 4 * c) </text:span><text:span text:style-name="T842">&lt;</text:span><text:span text:style-name="T782"> </text:span><text:span text:style-name="T783">0</text:span><text:span text:style-name="T739">。</text:span></text:p>
                              <text:list>
                                <text:list-item>
                                  <text:p text:style-name="P518"><text:span text:style-name="T725">F(n) / F(n–1) </text:span><text:span text:style-name="T727">無法</text:span><text:span text:style-name="T725">收斂</text:span><text:span text:style-name="T738">在 實數坐標系</text:span><text:span text:style-name="T725">。</text:span></text:p>
                                </text:list-item>
                                <text:list-item>
                                  <text:p text:style-name="P519"><text:span text:style-name="T725">F(n) / F(n–1) </text:span><text:span text:style-name="T727">有機率</text:span><text:span text:style-name="T725">收斂</text:span><text:span text:style-name="T738">在 複數坐標系</text:span><text:span text:style-name="T725">。</text:span></text:p>
                                </text:list-item>
                              </text:list>
                            </text:list-item>
                            <text:list-item>
                              <text:p text:style-name="P520"><text:span text:style-name="T725">假定，</text:span><text:span text:style-name="T724">(b</text:span><text:span text:style-name="T793">2</text:span><text:span text:style-name="T724"> + 4 * c) </text:span><text:span text:style-name="T842">≥</text:span><text:span text:style-name="T724"> 0。</text:span></text:p>
                              <text:list>
                                <text:list-item>
                                  <text:p text:style-name="P520"><text:span text:style-name="T725">假定，b </text:span><text:span text:style-name="T724">&gt; 0。</text:span></text:p>
                                  <text:list>
                                    <text:list-item>
                                      <text:p text:style-name="P520"><text:span text:style-name="T725">F(n) / F(n–1) </text:span><text:span text:style-name="T724">收斂於 x</text:span><text:span text:style-name="T823">1</text:span><text:span text:style-name="T724">。</text:span></text:p>
                                      <text:list>
                                        <text:list-item>
                                          <text:p text:style-name="P490">x的某一特定解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91">假定，b &lt; 0。</text:p>
                                  <text:list>
                                    <text:list-item>
                                      <text:p text:style-name="P520"><text:span text:style-name="T725">F(n) / F(n–1) </text:span><text:span text:style-name="T724">收斂於 </text:span><text:span text:style-name="T731">(</text:span><text:span text:style-name="T741">–</text:span><text:span text:style-name="T732">1</text:span><text:span text:style-name="T731">) * </text:span><text:span text:style-name="T724">(</text:span><text:span text:style-name="T733">1 / x</text:span><text:span text:style-name="T824">1</text:span><text:span text:style-name="T733">)。</text:span></text:p>
                                      <text:list>
                                        <text:list-item>
                                          <text:p text:style-name="P521"><text:span text:style-name="T724">(-</text:span><text:span text:style-name="T734">1</text:span><text:span text:style-name="T735">)</text:span><text:span text:style-name="T734"> * (</text:span><text:span text:style-name="T724">1 / </text:span><text:span text:style-name="T734">(</text:span><text:span text:style-name="T726">x的某一特定解</text:span><text:span text:style-name="T724">)</text:span><text:span text:style-name="T734">)</text:span><text:span text:style-name="T724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20"><text:span text:style-name="T725">假定，</text:span><text:span text:style-name="T736">c 不等於 0。</text:span></text:p>
                                      <text:list>
                                        <text:list-item>
                                          <text:p text:style-name="P520"><text:span text:style-name="T731">(</text:span><text:span text:style-name="T741">–</text:span><text:span text:style-name="T732">1</text:span><text:span text:style-name="T731">) * </text:span><text:span text:style-name="T736">(1 / x</text:span><text:span text:style-name="T826">1</text:span><text:span text:style-name="T736">) =</text:span><text:span text:style-name="T725"> </text:span><text:span text:style-name="T728">x</text:span><text:span text:style-name="T825">2</text:span><text:span text:style-name="T737"> / </text:span><text:span text:style-name="T728">c</text:span><text:span text:style-name="T725">。</text:span></text:p>
                                          <text:list>
                                            <text:list-item>
                                              <text:p text:style-name="P522"><text:span text:style-name="T726">x的某一特定解 / </text:span><text:span text:style-name="T724">c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1"><text:span text:style-name="T318">F(n–1) / F(n) = 1 / (F(n) / F(n–1))</text:span><text:span text:style-name="T254">。</text:span></text:p>
                    </text:list-item>
                  </text:list>
                </text:list-item>
                <text:list-item>
                  <text:p text:style-name="P202"><text:span text:style-name="T254">Σ</text:span><text:span text:style-name="T496">m</text:span><text:span text:style-name="T602">j=</text:span><text:span text:style-name="T661">0</text:span><text:span text:style-name="T255">(a</text:span><text:span text:style-name="T606">j</text:span><text:span text:style-name="T254"> * Σ</text:span><text:span text:style-name="T492">n</text:span><text:span text:style-name="T525">-</text:span><text:span text:style-name="T523">m</text:span><text:span text:style-name="T525">+</text:span><text:span text:style-name="T523">j-</text:span><text:span text:style-name="T528">1</text:span><text:span text:style-name="T599">i=</text:span><text:span text:style-name="T604">(</text:span><text:span text:style-name="T603">j</text:span><text:span text:style-name="T656">+1</text:span><text:span text:style-name="T604">)</text:span><text:span text:style-name="T254">(F(i))</text:span><text:span text:style-name="T255">)</text:span><text:span text:style-name="T256"> = 0</text:span><text:span text:style-name="T254">。</text:span></text:p>
                  <text:list>
                    <text:list-item>
                      <text:p text:style-name="P562"><text:span text:style-name="T254">F(n) = c * Σ</text:span><text:span text:style-name="T492">n-2</text:span><text:span text:style-name="T599">i=1</text:span><text:span text:style-name="T254">(F(i)) + b * Σ</text:span><text:span text:style-name="T492">n-</text:span><text:span text:style-name="T493">1</text:span><text:span text:style-name="T599">i=</text:span><text:span text:style-name="T600">2</text:span><text:span text:style-name="T254">(F(i))–Σ</text:span><text:span text:style-name="T492">n-</text:span><text:span text:style-name="T495">1</text:span><text:span text:style-name="T599">i=</text:span><text:span text:style-name="T600">3</text:span><text:span text:style-name="T254">(F(i))。</text:span></text:p>
                    </text:list-item>
                    <text:list-item>
                      <text:p text:style-name="P563"><text:span text:style-name="T254">F(n) = d * Σ</text:span><text:span text:style-name="T492">n-</text:span><text:span text:style-name="T494">3</text:span><text:span text:style-name="T599">i=1</text:span><text:span text:style-name="T254">(F(i)) + c * Σ</text:span><text:span text:style-name="T492">n-</text:span><text:span text:style-name="T494">2</text:span><text:span text:style-name="T599">i=</text:span><text:span text:style-name="T600">2</text:span><text:span text:style-name="T254">(F(i)) + b * Σ</text:span><text:span text:style-name="T492">n-</text:span><text:span text:style-name="T494">1</text:span><text:span text:style-name="T599">i=</text:span><text:span text:style-name="T600">3</text:span><text:span text:style-name="T254">(F(i))–Σ</text:span><text:span text:style-name="T492">n-</text:span><text:span text:style-name="T494">1</text:span><text:span text:style-name="T599">i=</text:span><text:span text:style-name="T601">4</text:span><text:span text:style-name="T254">(F(i))。</text:span></text:p>
                    </text:list-item>
                    <text:list-item>
                      <text:p text:style-name="P203"><text:span text:style-name="T254">F(n) = Σ</text:span><text:span text:style-name="T496">m-</text:span><text:span text:style-name="T527">1</text:span><text:span text:style-name="T602">j=</text:span><text:span text:style-name="T661">0</text:span><text:span text:style-name="T255">(a</text:span><text:span text:style-name="T606">j</text:span><text:span text:style-name="T254"> * Σ</text:span><text:span text:style-name="T492">n</text:span><text:span text:style-name="T525">-</text:span><text:span text:style-name="T523">m</text:span><text:span text:style-name="T525">+</text:span><text:span text:style-name="T523">j</text:span><text:span text:style-name="T599">i=</text:span><text:span text:style-name="T604">(</text:span><text:span text:style-name="T603">j</text:span><text:span text:style-name="T656">+1</text:span><text:span text:style-name="T604">)</text:span><text:span text:style-name="T254">(F(i))</text:span><text:span text:style-name="T255">)</text:span><text:span text:style-name="T254">–Σ</text:span><text:span text:style-name="T492">n-</text:span><text:span text:style-name="T494">1</text:span><text:span text:style-name="T599">i=</text:span><text:span text:style-name="T657">(</text:span><text:span text:style-name="T655">m</text:span><text:span text:style-name="T657">+1)</text:span><text:span text:style-name="T254">(F(i))。</text:span></text:p>
                      <text:list>
                        <text:list-item>
                          <text:p text:style-name="P204"><text:span text:style-name="T254">F(n) = Σ</text:span><text:span text:style-name="T496">m</text:span><text:span text:style-name="T602">j=</text:span><text:span text:style-name="T661">0</text:span><text:span text:style-name="T255">(a</text:span><text:span text:style-name="T606">j</text:span><text:span text:style-name="T254"> * Σ</text:span><text:span text:style-name="T492">n</text:span><text:span text:style-name="T525">-</text:span><text:span text:style-name="T523">m</text:span><text:span text:style-name="T525">+</text:span><text:span text:style-name="T523">j</text:span><text:span text:style-name="T599">i=</text:span><text:span text:style-name="T604">(</text:span><text:span text:style-name="T603">j</text:span><text:span text:style-name="T656">+1</text:span><text:span text:style-name="T604">)</text:span><text:span text:style-name="T254">(F(i))</text:span><text:span text:style-name="T255">) </text:span><text:span text:style-name="T259">+ </text:span><text:span text:style-name="T254">F(</text:span><text:span text:style-name="T259">n</text:span><text:span text:style-name="T254">)</text:span><text:span text:style-name="T72">。</text:span></text:p>
                          <text:list>
                            <text:list-item>
                              <text:p text:style-name="P205"><text:span text:style-name="T254">Σ</text:span><text:span text:style-name="T496">m</text:span><text:span text:style-name="T602">j=</text:span><text:span text:style-name="T661">0</text:span><text:span text:style-name="T255">(a</text:span><text:span text:style-name="T606">j</text:span><text:span text:style-name="T254"> * Σ</text:span><text:span text:style-name="T492">n</text:span><text:span text:style-name="T525">-</text:span><text:span text:style-name="T523">m</text:span><text:span text:style-name="T525">+</text:span><text:span text:style-name="T523">j</text:span><text:span text:style-name="T599">i=</text:span><text:span text:style-name="T604">(</text:span><text:span text:style-name="T603">j</text:span><text:span text:style-name="T656">+1</text:span><text:span text:style-name="T604">)</text:span><text:span text:style-name="T254">(F(i))</text:span><text:span text:style-name="T255">)</text:span><text:span text:style-name="T256"> = 0</text:span><text:span text:style-name="T255">。</text:span></text:p>
                              <text:list>
                                <text:list-item>
                                  <text:p text:style-name="P206"><text:span text:style-name="T255">a</text:span><text:span text:style-name="T660">m</text:span><text:span text:style-name="T256"> = -</text:span><text:span text:style-name="T257">1</text:span><text:span text:style-name="T77">。</text:span></text:p>
                                </text:list-item>
                              </text:list>
                            </text:list-item>
                            <text:list-item>
                              <text:p text:style-name="P207"><text:span text:style-name="T254">Σ</text:span><text:span text:style-name="T496">m</text:span><text:span text:style-name="T602">j=</text:span><text:span text:style-name="T658">0</text:span><text:span text:style-name="T255">(a</text:span><text:span text:style-name="T606">j</text:span><text:span text:style-name="T254"> * Σ</text:span><text:span text:style-name="T492">n</text:span><text:span text:style-name="T523">-</text:span><text:span text:style-name="T526">m</text:span><text:span text:style-name="T525">+</text:span><text:span text:style-name="T523">j-</text:span><text:span text:style-name="T524">1</text:span><text:span text:style-name="T599">i=</text:span><text:span text:style-name="T604">(</text:span><text:span text:style-name="T603">j</text:span><text:span text:style-name="T656">+1</text:span><text:span text:style-name="T604">)</text:span><text:span text:style-name="T254">(F(i))</text:span><text:span text:style-name="T255">)</text:span><text:span text:style-name="T256"> = 0</text:span><text:span text:style-name="T77">。</text:span></text:p>
                            </text:list-item>
                          </text:list>
                        </text:list-item>
                        <text:list-item>
                          <text:p text:style-name="P208"><text:span text:style-name="T72">F(n) = </text:span><text:span text:style-name="T71">Σ</text:span><text:span text:style-name="T498">m</text:span><text:span text:style-name="T599">i=1</text:span><text:span text:style-name="T71">(a</text:span><text:span text:style-name="T605">i</text:span><text:span text:style-name="T72"> * F(n–</text:span><text:span text:style-name="T74">i</text:span><text:span text:style-name="T72">)</text:span><text:span text:style-name="T71">)。</text:span></text:p>
                          <text:list>
                            <text:list-item>
                              <text:p text:style-name="P209"><text:span text:style-name="T71">一元</text:span><text:span text:style-name="T73">m次方程式。</text:span></text:p>
                            </text:list-item>
                            <text:list-item>
                              <text:p text:style-name="P210"><text:span text:style-name="T72">F(n) = </text:span><text:span text:style-name="T71">Σ</text:span><text:span text:style-name="T498">m-</text:span><text:span text:style-name="T501">1</text:span><text:span text:style-name="T599">i=</text:span><text:span text:style-name="T662">0</text:span><text:span text:style-name="T71">(a</text:span><text:span text:style-name="T609">(m-</text:span><text:span text:style-name="T605">i</text:span><text:span text:style-name="T607">-</text:span><text:span text:style-name="T609">1)</text:span><text:span text:style-name="T72"> * F(n–</text:span><text:span text:style-name="T74">i</text:span><text:span text:style-name="T72">–</text:span><text:span text:style-name="T78">1</text:span><text:span text:style-name="T72">)</text:span><text:span text:style-name="T71">)</text:span><text:span text:style-name="T73">。</text:span></text:p>
                              <text:list>
                                <text:list-item>
                                  <text:p text:style-name="P211"><text:span text:style-name="T71">Σ</text:span><text:span text:style-name="T498">m</text:span><text:span text:style-name="T599">i=</text:span><text:span text:style-name="T662">0</text:span><text:span text:style-name="T71">(a</text:span><text:span text:style-name="T609">(m-</text:span><text:span text:style-name="T605">i</text:span><text:span text:style-name="T609">)</text:span><text:span text:style-name="T72"> * F(n–</text:span><text:span text:style-name="T74">i</text:span><text:span text:style-name="T72">)</text:span><text:span text:style-name="T71">)</text:span><text:span text:style-name="T256"> = 0</text:span><text:span text:style-name="T73">。</text:span></text:p>
                                  <text:list>
                                    <text:list-item>
                                      <text:p text:style-name="P212"><text:span text:style-name="T255">a</text:span><text:span text:style-name="T660">m</text:span><text:span text:style-name="T256"> = -</text:span><text:span text:style-name="T257">1</text:span><text:span text:style-name="T73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3"><text:span text:style-name="T254">Σ</text:span><text:span text:style-name="T496">m</text:span><text:span text:style-name="T602">j=</text:span><text:span text:style-name="T658">0</text:span><text:span text:style-name="T255">(a</text:span><text:span text:style-name="T606">j</text:span><text:span text:style-name="T254"> * Σ</text:span><text:span text:style-name="T492">n</text:span><text:span text:style-name="T523">-</text:span><text:span text:style-name="T526">m</text:span><text:span text:style-name="T525">+</text:span><text:span text:style-name="T523">j-</text:span><text:span text:style-name="T524">1</text:span><text:span text:style-name="T599">i=</text:span><text:span text:style-name="T604">(</text:span><text:span text:style-name="T603">j</text:span><text:span text:style-name="T656">+1</text:span><text:span text:style-name="T604">)</text:span><text:span text:style-name="T254">(F(i))</text:span><text:span text:style-name="T255">)</text:span><text:span text:style-name="T256"> = 0</text:span><text:span text:style-name="T73">。</text:span></text:p>
                          <text:list>
                            <text:list-item>
                              <text:p text:style-name="P564"><text:span text:style-name="T254">c * Σ</text:span><text:span text:style-name="T492">n-</text:span><text:span text:style-name="T524">3</text:span><text:span text:style-name="T599">i=1</text:span><text:span text:style-name="T254">(F(i)) + b * Σ</text:span><text:span text:style-name="T492">n-</text:span><text:span text:style-name="T524">2</text:span><text:span text:style-name="T599">i=</text:span><text:span text:style-name="T600">2</text:span><text:span text:style-name="T254">(F(i))–Σ</text:span><text:span text:style-name="T492">n-</text:span><text:span text:style-name="T495">1</text:span><text:span text:style-name="T599">i=</text:span><text:span text:style-name="T600">3</text:span><text:span text:style-name="T254">(F(i)) </text:span><text:span text:style-name="T256">= 0</text:span><text:span text:style-name="T73">。</text:span></text:p>
                            </text:list-item>
                            <text:list-item>
                              <text:p text:style-name="P564"><text:span text:style-name="T254">d * Σ</text:span><text:span text:style-name="T492">n-</text:span><text:span text:style-name="T524">4</text:span><text:span text:style-name="T599">i=1</text:span><text:span text:style-name="T254">(F(i)) + c * Σ</text:span><text:span text:style-name="T492">n-</text:span><text:span text:style-name="T524">3</text:span><text:span text:style-name="T599">i=</text:span><text:span text:style-name="T600">2</text:span><text:span text:style-name="T254">(F(i)) + b * Σ</text:span><text:span text:style-name="T492">n-</text:span><text:span text:style-name="T524">2</text:span><text:span text:style-name="T599">i=</text:span><text:span text:style-name="T600">3</text:span><text:span text:style-name="T254">(F(i))–Σ</text:span><text:span text:style-name="T492">n-</text:span><text:span text:style-name="T494">1</text:span><text:span text:style-name="T599">i=</text:span><text:span text:style-name="T601">4</text:span><text:span text:style-name="T254">(F(i))</text:span><text:span text:style-name="T256">=0</text:span><text:span text:style-name="T73">。</text:span></text:p>
                            </text:list-item>
                            <text:list-item>
                              <text:p text:style-name="P217"><text:span text:style-name="T255">a</text:span><text:span text:style-name="T660">m</text:span><text:span text:style-name="T256"> = -</text:span><text:span text:style-name="T257">1</text:span><text:span text:style-name="T256">。</text:span></text:p>
                              <text:list>
                                <text:list-item>
                                  <text:p text:style-name="P214"><text:span text:style-name="T71">Σ</text:span><text:span text:style-name="T498">m</text:span><text:span text:style-name="T599">i=</text:span><text:span text:style-name="T659">0</text:span><text:span text:style-name="T71">(a</text:span><text:span text:style-name="T614">i</text:span><text:span text:style-name="T72"> * x</text:span><text:span text:style-name="T504">i</text:span><text:span text:style-name="T71">) </text:span><text:span text:style-name="T75">= 0</text:span><text:span text:style-name="T72">。</text:span></text:p>
                                </text:list-item>
                              </text:list>
                            </text:list-item>
                            <text:list-item>
                              <text:p text:style-name="P215"><text:span text:style-name="T71">Σ</text:span><text:span text:style-name="T498">m</text:span><text:span text:style-name="T599">i=</text:span><text:span text:style-name="T662">0</text:span><text:span text:style-name="T71">(a</text:span><text:span text:style-name="T609">(m-</text:span><text:span text:style-name="T605">i</text:span><text:span text:style-name="T609">)</text:span><text:span text:style-name="T72"> * F(n–</text:span><text:span text:style-name="T74">i</text:span><text:span text:style-name="T72">)</text:span><text:span text:style-name="T71">)</text:span><text:span text:style-name="T256"> = </text:span><text:span text:style-name="T254">Σ</text:span><text:span text:style-name="T496">m</text:span><text:span text:style-name="T602">j=</text:span><text:span text:style-name="T658">0</text:span><text:span text:style-name="T255">(a</text:span><text:span text:style-name="T606">j</text:span><text:span text:style-name="T254"> * Σ</text:span><text:span text:style-name="T492">n</text:span><text:span text:style-name="T523">-</text:span><text:span text:style-name="T526">m</text:span><text:span text:style-name="T525">+</text:span><text:span text:style-name="T523">j-</text:span><text:span text:style-name="T524">1</text:span><text:span text:style-name="T599">i=</text:span><text:span text:style-name="T604">(</text:span><text:span text:style-name="T603">j</text:span><text:span text:style-name="T656">+1</text:span><text:span text:style-name="T604">)</text:span><text:span text:style-name="T254">(F(i))</text:span><text:span text:style-name="T255">)</text:span><text:span text:style-name="T1091"> = 0</text:span><text:span text:style-name="T256">。</text:span></text:p>
                              <text:list>
                                <text:list-item>
                                  <text:p text:style-name="P565"><text:span text:style-name="T71">Σ</text:span><text:span text:style-name="T498">m</text:span><text:span text:style-name="T599">i=</text:span><text:span text:style-name="T662">0</text:span><text:span text:style-name="T71">(a</text:span><text:span text:style-name="T609">(m-</text:span><text:span text:style-name="T605">i</text:span><text:span text:style-name="T609">)</text:span><text:span text:style-name="T72"> * F(n–</text:span><text:span text:style-name="T74">i</text:span><text:span text:style-name="T72">)</text:span><text:span text:style-name="T71">)</text:span><text:span text:style-name="T256"> = </text:span><text:span text:style-name="T254">Σ</text:span><text:span text:style-name="T496">m</text:span><text:span text:style-name="T667">i</text:span><text:span text:style-name="T602">=</text:span><text:span text:style-name="T658">0</text:span><text:span text:style-name="T255">(a</text:span><text:span text:style-name="T610">i</text:span><text:span text:style-name="T254"> * Σ</text:span><text:span text:style-name="T492">n</text:span><text:span text:style-name="T523">-</text:span><text:span text:style-name="T526">m</text:span><text:span text:style-name="T525">+</text:span><text:span text:style-name="T529">i</text:span><text:span text:style-name="T523">-</text:span><text:span text:style-name="T524">1</text:span><text:span text:style-name="T667">j</text:span><text:span text:style-name="T599">=</text:span><text:span text:style-name="T604">(</text:span><text:span text:style-name="T667">i</text:span><text:span text:style-name="T656">+1</text:span><text:span text:style-name="T604">)</text:span><text:span text:style-name="T254">(F(</text:span><text:span text:style-name="T262">j</text:span><text:span text:style-name="T254">))</text:span><text:span text:style-name="T255">)</text:span><text:span text:style-name="T256">。</text:span></text:p>
                                </text:list-item>
                                <text:list-item>
                                  <text:p text:style-name="P566"><text:span text:style-name="T71">Σ</text:span><text:span text:style-name="T498">m</text:span><text:span text:style-name="T599">i=</text:span><text:span text:style-name="T662">0</text:span><text:span text:style-name="T71">(a</text:span><text:span text:style-name="T609">(m-</text:span><text:span text:style-name="T605">i</text:span><text:span text:style-name="T609">)</text:span><text:span text:style-name="T72"> * F(n–</text:span><text:span text:style-name="T74">i</text:span><text:span text:style-name="T72">)</text:span><text:span text:style-name="T71">)</text:span><text:span text:style-name="T256"> = </text:span><text:span text:style-name="T254">Σ</text:span><text:span text:style-name="T496">m</text:span><text:span text:style-name="T667">i</text:span><text:span text:style-name="T602">=</text:span><text:span text:style-name="T658">0</text:span><text:span text:style-name="T255">(a</text:span><text:span text:style-name="T609">(m-</text:span><text:span text:style-name="T605">i</text:span><text:span text:style-name="T609">)</text:span><text:span text:style-name="T254"> * Σ</text:span><text:span text:style-name="T492">n</text:span><text:span text:style-name="T502">-</text:span><text:span text:style-name="T497">i</text:span><text:span text:style-name="T523">-</text:span><text:span text:style-name="T524">1</text:span><text:span text:style-name="T667">j</text:span><text:span text:style-name="T599">=</text:span><text:span text:style-name="T604">(</text:span><text:span text:style-name="T609">m-</text:span><text:span text:style-name="T605">i</text:span><text:span text:style-name="T656">+1</text:span><text:span text:style-name="T604">)</text:span><text:span text:style-name="T254">(F(</text:span><text:span text:style-name="T262">j</text:span><text:span text:style-name="T254">))</text:span><text:span text:style-name="T255">)</text:span><text:span text:style-name="T256">。</text:span></text:p>
                                </text:list-item>
                                <text:list-item>
                                  <text:p text:style-name="P216"><text:span text:style-name="T71">Σ</text:span><text:span text:style-name="T498">m</text:span><text:span text:style-name="T599">i=</text:span><text:span text:style-name="T662">0</text:span><text:span text:style-name="T71">(a</text:span><text:span text:style-name="T609">(m-</text:span><text:span text:style-name="T605">i</text:span><text:span text:style-name="T609">)</text:span><text:span text:style-name="T72"> * </text:span><text:span text:style-name="T80">(</text:span><text:span text:style-name="T72">F(n–</text:span><text:span text:style-name="T74">i</text:span><text:span text:style-name="T72">)–</text:span><text:span text:style-name="T254">Σ</text:span><text:span text:style-name="T492">n</text:span><text:span text:style-name="T502">-</text:span><text:span text:style-name="T497">i</text:span><text:span text:style-name="T523">-</text:span><text:span text:style-name="T524">1</text:span><text:span text:style-name="T667">j</text:span><text:span text:style-name="T599">=</text:span><text:span text:style-name="T604">(</text:span><text:span text:style-name="T609">m-</text:span><text:span text:style-name="T605">i</text:span><text:span text:style-name="T656">+1</text:span><text:span text:style-name="T604">)</text:span><text:span text:style-name="T254">(F(</text:span><text:span text:style-name="T262">j</text:span><text:span text:style-name="T254">))</text:span><text:span text:style-name="T80">)</text:span><text:span text:style-name="T71">)</text:span><text:span text:style-name="T256"> = </text:span><text:span text:style-name="T75">0</text:span><text:span text:style-name="T254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8"><text:span text:style-name="T72">lim</text:span><text:span text:style-name="T608">n</text:span><text:span text:style-name="T607">→</text:span><text:span text:style-name="T679">∞</text:span><text:span text:style-name="T29">(</text:span><text:span text:style-name="T30">(a</text:span><text:span text:style-name="T680">k</text:span><text:span text:style-name="T30"> * </text:span><text:span text:style-name="T254">Σ</text:span><text:span text:style-name="T539">n-m-</text:span><text:span text:style-name="T540">1</text:span><text:span text:style-name="T539">+k</text:span><text:span text:style-name="T599">i=</text:span><text:span text:style-name="T664">1+</text:span><text:span text:style-name="T663">k</text:span><text:span text:style-name="T254">(F(i))</text:span><text:span text:style-name="T30">)/(a</text:span><text:span text:style-name="T681">0</text:span><text:span text:style-name="T30"> * </text:span><text:span text:style-name="T254">Σ</text:span><text:span text:style-name="T539">n-m-</text:span><text:span text:style-name="T540">1</text:span><text:span text:style-name="T599">i=</text:span><text:span text:style-name="T663">1</text:span><text:span text:style-name="T254">(F(i))</text:span><text:span text:style-name="T30">)</text:span><text:span text:style-name="T29">)</text:span><text:span text:style-name="T31">=</text:span><text:span text:style-name="T29">(</text:span><text:span text:style-name="T30">(a</text:span><text:span text:style-name="T680">k</text:span><text:span text:style-name="T30"> * </text:span><text:span text:style-name="T72">x</text:span><text:span text:style-name="T539">k</text:span><text:span text:style-name="T30">)/(a</text:span><text:span text:style-name="T681">0</text:span><text:span text:style-name="T30"> * </text:span><text:span text:style-name="T72">x</text:span><text:span text:style-name="T500">0</text:span><text:span text:style-name="T30">)</text:span><text:span text:style-name="T29">)</text:span><text:span text:style-name="T263">。</text:span></text:p>
                          <text:list>
                            <text:list-item>
                              <text:p text:style-name="P176"><text:span text:style-name="T72">lim</text:span><text:span text:style-name="T605">n</text:span><text:span text:style-name="T607">→</text:span><text:span text:style-name="T682">∞</text:span><text:span text:style-name="T32">(</text:span><text:span text:style-name="T33">(</text:span><text:span text:style-name="T254">Σ</text:span><text:span text:style-name="T538">n-m-</text:span><text:span text:style-name="T540">1</text:span><text:span text:style-name="T538">+k</text:span><text:span text:style-name="T599">i=</text:span><text:span text:style-name="T664">1+</text:span><text:span text:style-name="T663">k</text:span><text:span text:style-name="T254">(F(i)</text:span><text:span text:style-name="T260">)</text:span><text:span text:style-name="T254">)</text:span><text:span text:style-name="T29"> / </text:span><text:span text:style-name="T33">(</text:span><text:span text:style-name="T254">Σ</text:span><text:span text:style-name="T538">n-m-</text:span><text:span text:style-name="T540">1</text:span><text:span text:style-name="T599">i=</text:span><text:span text:style-name="T663">1</text:span><text:span text:style-name="T254">(F(i)</text:span><text:span text:style-name="T260">)</text:span><text:span text:style-name="T29">)</text:span><text:span text:style-name="T32">) </text:span><text:span text:style-name="T31">= </text:span><text:span text:style-name="T72">x</text:span><text:span text:style-name="T538">k</text:span><text:span text:style-name="T273">。</text:span></text:p>
                              <text:list>
                                <text:list-item>
                                  <text:p text:style-name="P177"><text:span text:style-name="T29">m </text:span><text:span text:style-name="T1249">≥</text:span><text:span text:style-name="T29"> k </text:span><text:span text:style-name="T1249">≥</text:span><text:span text:style-name="T29"> 0</text:span><text:span text:style-name="T263">。</text:span></text:p>
                                </text:list-item>
                                <text:list-item>
                                  <text:p text:style-name="P177"><text:span text:style-name="T72">x </text:span><text:span text:style-name="T258">是 </text:span><text:span text:style-name="T76">一元</text:span><text:span text:style-name="T73">m次方程式 </text:span><text:span text:style-name="T72">的 某一特定解。</text:span></text:p>
                                </text:list-item>
                              </text:list>
                            </text:list-item>
                            <text:list-item>
                              <text:p text:style-name="P178"><text:span text:style-name="T72">lim</text:span><text:span text:style-name="T605">n</text:span><text:span text:style-name="T607">→</text:span><text:span text:style-name="T682">∞</text:span><text:span text:style-name="T32">(</text:span><text:span text:style-name="T72">(</text:span><text:span text:style-name="T254">F(</text:span><text:span text:style-name="T29">n-m+k</text:span><text:span text:style-name="T397">+</text:span><text:span text:style-name="T399">1</text:span><text:span text:style-name="T254">)</text:span><text:span text:style-name="T72">–</text:span><text:span text:style-name="T254">F(</text:span><text:span text:style-name="T265">k</text:span><text:span text:style-name="T397">+</text:span><text:span text:style-name="T261">2</text:span><text:span text:style-name="T254">)–</text:span><text:span text:style-name="T72">(</text:span><text:span text:style-name="T34">b</text:span><text:span text:style-name="T254">–</text:span><text:span text:style-name="T72">1) * </text:span><text:span text:style-name="T81">(</text:span><text:span text:style-name="T254">F(</text:span><text:span text:style-name="T29">n-m+k</text:span><text:span text:style-name="T254">)–</text:span><text:span text:style-name="T318">F</text:span><text:span text:style-name="T397">(</text:span><text:span text:style-name="T265">k</text:span><text:span text:style-name="T397">+</text:span><text:span text:style-name="T318">1</text:span><text:span text:style-name="T254">)</text:span><text:span text:style-name="T72">)</text:span><text:span text:style-name="T82">)</text:span><text:span text:style-name="T29"> / </text:span><text:span text:style-name="T72">(</text:span><text:span text:style-name="T254">F(</text:span><text:span text:style-name="T29">n-m</text:span><text:span text:style-name="T38">+</text:span><text:span text:style-name="T37">1</text:span><text:span text:style-name="T254">)</text:span><text:span text:style-name="T72">–</text:span><text:span text:style-name="T254">F(</text:span><text:span text:style-name="T261">2</text:span><text:span text:style-name="T254">)–</text:span><text:span text:style-name="T72">(</text:span><text:span text:style-name="T34">b</text:span><text:span text:style-name="T254">–</text:span><text:span text:style-name="T72">1) * </text:span><text:span text:style-name="T81">(</text:span><text:span text:style-name="T254">F(</text:span><text:span text:style-name="T29">n-m</text:span><text:span text:style-name="T254">)–</text:span><text:span text:style-name="T318">F</text:span><text:span text:style-name="T397">(</text:span><text:span text:style-name="T318">1</text:span><text:span text:style-name="T254">)</text:span><text:span text:style-name="T72">)</text:span><text:span text:style-name="T32">) </text:span><text:span text:style-name="T31">= </text:span><text:span text:style-name="T72">x</text:span><text:span text:style-name="T538">k</text:span><text:span text:style-name="T273">。</text:span></text:p>
                              <text:list>
                                <text:list-item>
                                  <text:p text:style-name="P549"><text:span text:style-name="T72">lim</text:span><text:span text:style-name="T606">n</text:span><text:span text:style-name="T607">→</text:span><text:span text:style-name="T682">∞</text:span><text:span text:style-name="T32">(</text:span><text:span text:style-name="T72">(</text:span><text:span text:style-name="T264">F(</text:span><text:span text:style-name="T32">n-m+</text:span><text:span text:style-name="T40">2</text:span><text:span text:style-name="T264">)</text:span><text:span text:style-name="T72">–</text:span><text:span text:style-name="T264">F(</text:span><text:span text:style-name="T267">3</text:span><text:span text:style-name="T264">)–</text:span><text:span text:style-name="T72">(</text:span><text:span text:style-name="T34">b</text:span><text:span text:style-name="T264">–</text:span><text:span text:style-name="T72">1) * </text:span><text:span text:style-name="T81">(</text:span><text:span text:style-name="T264">F(</text:span><text:span text:style-name="T32">n-m+</text:span><text:span text:style-name="T40">1</text:span><text:span text:style-name="T264">)–</text:span><text:span text:style-name="T39">F</text:span><text:span text:style-name="T34">(</text:span><text:span text:style-name="T40">2</text:span><text:span text:style-name="T264">)</text:span><text:span text:style-name="T72">)</text:span><text:span text:style-name="T82">)</text:span><text:span text:style-name="T32"> / </text:span><text:span text:style-name="T72">(</text:span><text:span text:style-name="T264">F(</text:span><text:span text:style-name="T32">n-m</text:span><text:span text:style-name="T38">+</text:span><text:span text:style-name="T37">1</text:span><text:span text:style-name="T264">)</text:span><text:span text:style-name="T72">–</text:span><text:span text:style-name="T264">F(</text:span><text:span text:style-name="T266">2</text:span><text:span text:style-name="T264">)–</text:span><text:span text:style-name="T72">(</text:span><text:span text:style-name="T34">b</text:span><text:span text:style-name="T264">–</text:span><text:span text:style-name="T72">1) * </text:span><text:span text:style-name="T81">(</text:span><text:span text:style-name="T264">F(</text:span><text:span text:style-name="T32">n-m</text:span><text:span text:style-name="T264">)–</text:span><text:span text:style-name="T39">F</text:span><text:span text:style-name="T34">(</text:span><text:span text:style-name="T39">1</text:span><text:span text:style-name="T264">)</text:span><text:span text:style-name="T72">)</text:span><text:span text:style-name="T32">) </text:span><text:span text:style-name="T31">= </text:span><text:span text:style-name="T72">x</text:span><text:span text:style-name="T541">1</text:span><text:span text:style-name="T273">。</text:span></text:p>
                                </text:list-item>
                                <text:list-item>
                                  <text:p text:style-name="P550"><text:span text:style-name="T72">lim</text:span><text:span text:style-name="T606">n</text:span><text:span text:style-name="T607">→</text:span><text:span text:style-name="T682">∞</text:span><text:span text:style-name="T32">(</text:span><text:span text:style-name="T72">(</text:span><text:span text:style-name="T264">F(</text:span><text:span text:style-name="T32">n-m+</text:span><text:span text:style-name="T40">1</text:span><text:span text:style-name="T264">) </text:span><text:span text:style-name="T267">+ (c + </text:span><text:span text:style-name="T34">b</text:span><text:span text:style-name="T264">–</text:span><text:span text:style-name="T72">1)</text:span><text:span text:style-name="T267"> * </text:span><text:span text:style-name="T264">F(</text:span><text:span text:style-name="T32">n-m</text:span><text:span text:style-name="T264">)</text:span><text:span text:style-name="T72">–</text:span><text:span text:style-name="T264">F(</text:span><text:span text:style-name="T267">3</text:span><text:span text:style-name="T264">) </text:span><text:span text:style-name="T268">+</text:span><text:span text:style-name="T72"> </text:span><text:span text:style-name="T264">F(</text:span><text:span text:style-name="T268">2</text:span><text:span text:style-name="T264">)</text:span><text:span text:style-name="T72">–</text:span><text:span text:style-name="T264">F(</text:span><text:span text:style-name="T268">2</text:span><text:span text:style-name="T264">)–</text:span><text:span text:style-name="T72">(</text:span><text:span text:style-name="T34">b</text:span><text:span text:style-name="T264">–</text:span><text:span text:style-name="T72">1) * </text:span><text:span text:style-name="T81">(</text:span><text:span text:style-name="T264">F(</text:span><text:span text:style-name="T32">n-m</text:span><text:span text:style-name="T264">)–</text:span><text:span text:style-name="T39">F</text:span><text:span text:style-name="T34">(</text:span><text:span text:style-name="T40">2</text:span><text:span text:style-name="T264">)</text:span><text:span text:style-name="T72">)</text:span><text:span text:style-name="T82">)</text:span><text:span text:style-name="T32"> / </text:span><text:span text:style-name="T72">(</text:span><text:span text:style-name="T264">F(</text:span><text:span text:style-name="T32">n-m</text:span><text:span text:style-name="T38">+</text:span><text:span text:style-name="T37">1</text:span><text:span text:style-name="T264">)</text:span><text:span text:style-name="T72">–</text:span><text:span text:style-name="T264">F(</text:span><text:span text:style-name="T266">2</text:span><text:span text:style-name="T264">)–</text:span><text:span text:style-name="T72">(</text:span><text:span text:style-name="T34">b</text:span><text:span text:style-name="T264">–</text:span><text:span text:style-name="T72">1) * </text:span><text:span text:style-name="T81">(</text:span><text:span text:style-name="T264">F(</text:span><text:span text:style-name="T32">n-m</text:span><text:span text:style-name="T264">)–</text:span><text:span text:style-name="T39">F</text:span><text:span text:style-name="T34">(</text:span><text:span text:style-name="T39">1</text:span><text:span text:style-name="T264">)</text:span><text:span text:style-name="T72">)</text:span><text:span text:style-name="T32">) </text:span><text:span text:style-name="T31">= </text:span><text:span text:style-name="T72">x</text:span><text:span text:style-name="T541">1</text:span><text:span text:style-name="T273">。</text:span></text:p>
                                </text:list-item>
                                <text:list-item>
                                  <text:p text:style-name="P551"><text:span text:style-name="T72">lim</text:span><text:span text:style-name="T606">n</text:span><text:span text:style-name="T607">→</text:span><text:span text:style-name="T682">∞</text:span><text:span text:style-name="T32">(</text:span><text:span text:style-name="T72">(</text:span><text:span text:style-name="T264">F(</text:span><text:span text:style-name="T32">n-m+</text:span><text:span text:style-name="T40">1</text:span><text:span text:style-name="T264">)</text:span><text:span text:style-name="T72">–</text:span><text:span text:style-name="T264">F(</text:span><text:span text:style-name="T268">2</text:span><text:span text:style-name="T264">)–</text:span><text:span text:style-name="T72">(</text:span><text:span text:style-name="T34">b</text:span><text:span text:style-name="T264">–</text:span><text:span text:style-name="T72">1) * </text:span><text:span text:style-name="T81">(</text:span><text:span text:style-name="T264">F(</text:span><text:span text:style-name="T32">n-m</text:span><text:span text:style-name="T264">)–</text:span><text:span text:style-name="T39">F</text:span><text:span text:style-name="T34">(</text:span><text:span text:style-name="T40">2</text:span><text:span text:style-name="T264">)</text:span><text:span text:style-name="T72">)</text:span><text:span text:style-name="T264"> </text:span><text:span text:style-name="T267">+ (b</text:span><text:span text:style-name="T1"> + </text:span><text:span text:style-name="T267">c</text:span><text:span text:style-name="T264">–</text:span><text:span text:style-name="T72">1)</text:span><text:span text:style-name="T267"> * </text:span><text:span text:style-name="T264">F(</text:span><text:span text:style-name="T32">n-m</text:span><text:span text:style-name="T264">)</text:span><text:span text:style-name="T72">–</text:span><text:span text:style-name="T264">F(</text:span><text:span text:style-name="T267">3</text:span><text:span text:style-name="T264">) </text:span><text:span text:style-name="T268">+</text:span><text:span text:style-name="T72"> </text:span><text:span text:style-name="T264">F(</text:span><text:span text:style-name="T268">2</text:span><text:span text:style-name="T264">)</text:span><text:span text:style-name="T82">)</text:span><text:span text:style-name="T32"> / </text:span><text:span text:style-name="T72">(</text:span><text:span text:style-name="T264">F(</text:span><text:span text:style-name="T32">n-m</text:span><text:span text:style-name="T38">+</text:span><text:span text:style-name="T37">1</text:span><text:span text:style-name="T264">)</text:span><text:span text:style-name="T72">–</text:span><text:span text:style-name="T264">F(</text:span><text:span text:style-name="T266">2</text:span><text:span text:style-name="T264">)–</text:span><text:span text:style-name="T72">(</text:span><text:span text:style-name="T34">b</text:span><text:span text:style-name="T264">–</text:span><text:span text:style-name="T72">1) * </text:span><text:span text:style-name="T81">(</text:span><text:span text:style-name="T264">F(</text:span><text:span text:style-name="T32">n-m</text:span><text:span text:style-name="T264">)–</text:span><text:span text:style-name="T39">F</text:span><text:span text:style-name="T34">(</text:span><text:span text:style-name="T39">1</text:span><text:span text:style-name="T264">)</text:span><text:span text:style-name="T72">)</text:span><text:span text:style-name="T32">) </text:span><text:span text:style-name="T31">= </text:span><text:span text:style-name="T72">x</text:span><text:span text:style-name="T541">1</text:span><text:span text:style-name="T273">。</text:span></text:p>
                                </text:list-item>
                                <text:list-item>
                                  <text:p text:style-name="P551"><text:span text:style-name="T72">lim</text:span><text:span text:style-name="T606">n</text:span><text:span text:style-name="T607">→</text:span><text:span text:style-name="T682">∞</text:span><text:span text:style-name="T32">(</text:span><text:span text:style-name="T72">(</text:span><text:span text:style-name="T264">F(</text:span><text:span text:style-name="T32">n-m+</text:span><text:span text:style-name="T40">1</text:span><text:span text:style-name="T264">)</text:span><text:span text:style-name="T72">–</text:span><text:span text:style-name="T264">F(</text:span><text:span text:style-name="T268">2</text:span><text:span text:style-name="T264">)–</text:span><text:span text:style-name="T72">(</text:span><text:span text:style-name="T34">b</text:span><text:span text:style-name="T264">–</text:span><text:span text:style-name="T72">1) * </text:span><text:span text:style-name="T81">(</text:span><text:span text:style-name="T264">F(</text:span><text:span text:style-name="T32">n-m</text:span><text:span text:style-name="T264">)–</text:span><text:span text:style-name="T39">F</text:span><text:span text:style-name="T34">(</text:span><text:span text:style-name="T41">1</text:span><text:span text:style-name="T264">)</text:span><text:span text:style-name="T72">)</text:span><text:span text:style-name="T264"> </text:span><text:span text:style-name="T267">+ (b</text:span><text:span text:style-name="T1"> + </text:span><text:span text:style-name="T267">c</text:span><text:span text:style-name="T264">–</text:span><text:span text:style-name="T72">1)</text:span><text:span text:style-name="T267"> * </text:span><text:span text:style-name="T264">F(</text:span><text:span text:style-name="T32">n-m</text:span><text:span text:style-name="T264">)</text:span><text:span text:style-name="T72">–</text:span><text:span text:style-name="T264">F(</text:span><text:span text:style-name="T267">3</text:span><text:span text:style-name="T264">) </text:span><text:span text:style-name="T268">+</text:span><text:span text:style-name="T72"> </text:span><text:span text:style-name="T264">F(</text:span><text:span text:style-name="T268">2</text:span><text:span text:style-name="T264">)</text:span><text:span text:style-name="T82">)</text:span><text:span text:style-name="T32"> / </text:span><text:span text:style-name="T72">(</text:span><text:span text:style-name="T264">F(</text:span><text:span text:style-name="T32">n-m</text:span><text:span text:style-name="T38">+</text:span><text:span text:style-name="T37">1</text:span><text:span text:style-name="T264">)</text:span><text:span text:style-name="T72">–</text:span><text:span text:style-name="T264">F(</text:span><text:span text:style-name="T266">2</text:span><text:span text:style-name="T264">)–</text:span><text:span text:style-name="T72">(</text:span><text:span text:style-name="T34">b</text:span><text:span text:style-name="T264">–</text:span><text:span text:style-name="T72">1) * </text:span><text:span text:style-name="T81">(</text:span><text:span text:style-name="T264">F(</text:span><text:span text:style-name="T32">n-m</text:span><text:span text:style-name="T264">)–</text:span><text:span text:style-name="T39">F</text:span><text:span text:style-name="T34">(</text:span><text:span text:style-name="T39">1</text:span><text:span text:style-name="T264">)</text:span><text:span text:style-name="T72">)</text:span><text:span text:style-name="T32">) </text:span><text:span text:style-name="T31">= </text:span><text:span text:style-name="T72">x</text:span><text:span text:style-name="T541">1</text:span><text:span text:style-name="T273">。</text:span></text:p>
                                  <text:list>
                                    <text:list-item>
                                      <text:p text:style-name="P551"><text:span text:style-name="T254">假定</text:span><text:span text:style-name="T1263">，</text:span><text:span text:style-name="T39">F</text:span><text:span text:style-name="T34">(</text:span><text:span text:style-name="T39">1</text:span><text:span text:style-name="T264">)</text:span><text:span text:style-name="T32"> </text:span><text:span text:style-name="T31">= </text:span><text:span text:style-name="T264">F(</text:span><text:span text:style-name="T268">2</text:span><text:span text:style-name="T264">)</text:span><text:span text:style-name="T273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551"><text:span text:style-name="T72">lim</text:span><text:span text:style-name="T606">n</text:span><text:span text:style-name="T607">→</text:span><text:span text:style-name="T682">∞</text:span><text:span text:style-name="T32">(</text:span><text:span text:style-name="T72">(</text:span><text:span text:style-name="T267">(b</text:span><text:span text:style-name="T1"> + </text:span><text:span text:style-name="T267">c</text:span><text:span text:style-name="T264">–</text:span><text:span text:style-name="T72">1)</text:span><text:span text:style-name="T267"> * </text:span><text:span text:style-name="T264">F(</text:span><text:span text:style-name="T32">n-m</text:span><text:span text:style-name="T264">)</text:span><text:span text:style-name="T72">–</text:span><text:span text:style-name="T264">F(</text:span><text:span text:style-name="T267">3</text:span><text:span text:style-name="T264">) </text:span><text:span text:style-name="T268">+</text:span><text:span text:style-name="T72"> </text:span><text:span text:style-name="T264">F(</text:span><text:span text:style-name="T268">2</text:span><text:span text:style-name="T264">)</text:span><text:span text:style-name="T82">)</text:span><text:span text:style-name="T32"> / </text:span><text:span text:style-name="T72">(</text:span><text:span text:style-name="T264">F(</text:span><text:span text:style-name="T32">n-m</text:span><text:span text:style-name="T38">+</text:span><text:span text:style-name="T37">1</text:span><text:span text:style-name="T264">)</text:span><text:span text:style-name="T72">–</text:span><text:span text:style-name="T264">F(</text:span><text:span text:style-name="T266">2</text:span><text:span text:style-name="T264">)–</text:span><text:span text:style-name="T72">(</text:span><text:span text:style-name="T34">b</text:span><text:span text:style-name="T264">–</text:span><text:span text:style-name="T72">1) * </text:span><text:span text:style-name="T81">(</text:span><text:span text:style-name="T264">F(</text:span><text:span text:style-name="T32">n-m</text:span><text:span text:style-name="T264">)–</text:span><text:span text:style-name="T39">F</text:span><text:span text:style-name="T34">(</text:span><text:span text:style-name="T39">1</text:span><text:span text:style-name="T264">)</text:span><text:span text:style-name="T72">)</text:span><text:span text:style-name="T32">) </text:span><text:span text:style-name="T31">= </text:span><text:span text:style-name="T72">x</text:span><text:span text:style-name="T541">1</text:span><text:span text:style-name="T264">–</text:span><text:span text:style-name="T269">1</text:span><text:span text:style-name="T273">。</text:span></text:p>
                                </text:list-item>
                                <text:list-item>
                                  <text:p text:style-name="P551"><text:span text:style-name="T72">lim</text:span><text:span text:style-name="T606">n</text:span><text:span text:style-name="T607">→</text:span><text:span text:style-name="T682">∞</text:span><text:span text:style-name="T32">(</text:span><text:span text:style-name="T72">(</text:span><text:span text:style-name="T264">F(</text:span><text:span text:style-name="T32">n-m</text:span><text:span text:style-name="T38">+</text:span><text:span text:style-name="T37">1</text:span><text:span text:style-name="T264">)–F(</text:span><text:span text:style-name="T32">n-m</text:span><text:span text:style-name="T38">+</text:span><text:span text:style-name="T37">1</text:span><text:span text:style-name="T264">) </text:span><text:span text:style-name="T269">+ </text:span><text:span text:style-name="T267">(b</text:span><text:span text:style-name="T264">–</text:span><text:span text:style-name="T72">1)</text:span><text:span text:style-name="T267"> * </text:span><text:span text:style-name="T264">F(</text:span><text:span text:style-name="T32">n-m</text:span><text:span text:style-name="T264">) </text:span><text:span text:style-name="T269">+ </text:span><text:span text:style-name="T267">c * </text:span><text:span text:style-name="T264">F(</text:span><text:span text:style-name="T32">n-m</text:span><text:span text:style-name="T264">)</text:span><text:span text:style-name="T72">–</text:span><text:span text:style-name="T83">b * </text:span><text:span text:style-name="T264">F(</text:span><text:span text:style-name="T269">2</text:span><text:span text:style-name="T264">)</text:span><text:span text:style-name="T72">–</text:span><text:span text:style-name="T83">c * </text:span><text:span text:style-name="T264">F(</text:span><text:span text:style-name="T269">1</text:span><text:span text:style-name="T264">) </text:span><text:span text:style-name="T268">+</text:span><text:span text:style-name="T72"> </text:span><text:span text:style-name="T264">F(</text:span><text:span text:style-name="T268">2</text:span><text:span text:style-name="T264">)</text:span><text:span text:style-name="T82">)</text:span><text:span text:style-name="T32"> / </text:span><text:span text:style-name="T72">(</text:span><text:span text:style-name="T264">F(</text:span><text:span text:style-name="T32">n-m</text:span><text:span text:style-name="T38">+</text:span><text:span text:style-name="T37">1</text:span><text:span text:style-name="T264">)</text:span><text:span text:style-name="T72">–</text:span><text:span text:style-name="T264">F(</text:span><text:span text:style-name="T266">2</text:span><text:span text:style-name="T264">)–</text:span><text:span text:style-name="T72">(</text:span><text:span text:style-name="T34">b</text:span><text:span text:style-name="T264">–</text:span><text:span text:style-name="T72">1) * </text:span><text:span text:style-name="T81">(</text:span><text:span text:style-name="T264">F(</text:span><text:span text:style-name="T32">n-m</text:span><text:span text:style-name="T264">)–</text:span><text:span text:style-name="T39">F</text:span><text:span text:style-name="T34">(</text:span><text:span text:style-name="T39">1</text:span><text:span text:style-name="T264">)</text:span><text:span text:style-name="T72">)</text:span><text:span text:style-name="T32">) </text:span><text:span text:style-name="T31">= </text:span><text:span text:style-name="T72">x</text:span><text:span text:style-name="T541">1</text:span><text:span text:style-name="T264">–</text:span><text:span text:style-name="T269">1</text:span><text:span text:style-name="T273">。</text:span></text:p>
                                </text:list-item>
                                <text:list-item>
                                  <text:p text:style-name="P551"><text:span text:style-name="T72">lim</text:span><text:span text:style-name="T606">n</text:span><text:span text:style-name="T607">→</text:span><text:span text:style-name="T682">∞</text:span><text:span text:style-name="T32">(</text:span><text:span text:style-name="T72">(</text:span><text:span text:style-name="T264">F(</text:span><text:span text:style-name="T32">n-m</text:span><text:span text:style-name="T38">+</text:span><text:span text:style-name="T37">1</text:span><text:span text:style-name="T264">)–F(</text:span><text:span text:style-name="T32">n-m</text:span><text:span text:style-name="T38">+</text:span><text:span text:style-name="T37">1</text:span><text:span text:style-name="T264">) </text:span><text:span text:style-name="T269">+ </text:span><text:span text:style-name="T267">(b</text:span><text:span text:style-name="T264">–</text:span><text:span text:style-name="T72">1)</text:span><text:span text:style-name="T267"> * </text:span><text:span text:style-name="T264">F(</text:span><text:span text:style-name="T32">n-m</text:span><text:span text:style-name="T264">) </text:span><text:span text:style-name="T269">+ </text:span><text:span text:style-name="T267">c * </text:span><text:span text:style-name="T264">F(</text:span><text:span text:style-name="T32">n-m</text:span><text:span text:style-name="T264">)</text:span><text:span text:style-name="T72">–</text:span><text:span text:style-name="T83">b * </text:span><text:span text:style-name="T264">F(</text:span><text:span text:style-name="T269">1</text:span><text:span text:style-name="T264">)</text:span><text:span text:style-name="T72">–</text:span><text:span text:style-name="T83">c * </text:span><text:span text:style-name="T264">F(</text:span><text:span text:style-name="T269">1</text:span><text:span text:style-name="T264">) </text:span><text:span text:style-name="T268">+</text:span><text:span text:style-name="T72"> </text:span><text:span text:style-name="T264">F(</text:span><text:span text:style-name="T269">1</text:span><text:span text:style-name="T264">) </text:span><text:span text:style-name="T269">+ </text:span><text:span text:style-name="T264">F(</text:span><text:span text:style-name="T266">2</text:span><text:span text:style-name="T264">)</text:span><text:span text:style-name="T72">–</text:span><text:span text:style-name="T264">F(</text:span><text:span text:style-name="T266">2</text:span><text:span text:style-name="T264">)</text:span><text:span text:style-name="T82">)</text:span><text:span text:style-name="T32"> / </text:span><text:span text:style-name="T72">(</text:span><text:span text:style-name="T264">F(</text:span><text:span text:style-name="T32">n-m</text:span><text:span text:style-name="T38">+</text:span><text:span text:style-name="T37">1</text:span><text:span text:style-name="T264">)</text:span><text:span text:style-name="T72">–</text:span><text:span text:style-name="T264">F(</text:span><text:span text:style-name="T266">2</text:span><text:span text:style-name="T264">)–</text:span><text:span text:style-name="T72">(</text:span><text:span text:style-name="T34">b</text:span><text:span text:style-name="T264">–</text:span><text:span text:style-name="T72">1) * </text:span><text:span text:style-name="T81">(</text:span><text:span text:style-name="T264">F(</text:span><text:span text:style-name="T32">n-m</text:span><text:span text:style-name="T264">)–</text:span><text:span text:style-name="T39">F</text:span><text:span text:style-name="T34">(</text:span><text:span text:style-name="T39">1</text:span><text:span text:style-name="T264">)</text:span><text:span text:style-name="T72">)</text:span><text:span text:style-name="T32">) </text:span><text:span text:style-name="T31">= </text:span><text:span text:style-name="T72">x</text:span><text:span text:style-name="T541">1</text:span><text:span text:style-name="T264">–</text:span><text:span text:style-name="T269">1</text:span><text:span text:style-name="T273">。</text:span></text:p>
                                </text:list-item>
                                <text:list-item>
                                  <text:p text:style-name="P552"><text:span text:style-name="T72">lim</text:span><text:span text:style-name="T606">n</text:span><text:span text:style-name="T607">→</text:span><text:span text:style-name="T682">∞</text:span><text:span text:style-name="T32">(</text:span><text:span text:style-name="T1">–(</text:span><text:span text:style-name="T72">F</text:span><text:span text:style-name="T264">(n</text:span><text:span text:style-name="T32">-m+</text:span><text:span text:style-name="T38">1</text:span><text:span text:style-name="T37">)</text:span><text:span text:style-name="T72">–</text:span><text:span text:style-name="T264">F(</text:span><text:span text:style-name="T266">2</text:span><text:span text:style-name="T264">)</text:span><text:span text:style-name="T72">–</text:span><text:span text:style-name="T267">(b</text:span><text:span text:style-name="T264">–</text:span><text:span text:style-name="T72">1)</text:span><text:span text:style-name="T267"> * </text:span><text:span text:style-name="T270">(</text:span><text:span text:style-name="T264">F(</text:span><text:span text:style-name="T32">n-m</text:span><text:span text:style-name="T264">)–</text:span><text:span text:style-name="T39">F</text:span><text:span text:style-name="T34">(</text:span><text:span text:style-name="T39">1</text:span><text:span text:style-name="T264">)</text:span><text:span text:style-name="T270">)</text:span><text:span text:style-name="T264">) </text:span><text:span text:style-name="T269">+ </text:span><text:span text:style-name="T72">(</text:span><text:span text:style-name="T264">F(</text:span><text:span text:style-name="T32">n-m</text:span><text:span text:style-name="T38">+</text:span><text:span text:style-name="T37">1</text:span><text:span text:style-name="T264">)</text:span><text:span text:style-name="T72">–</text:span><text:span text:style-name="T264">F(</text:span><text:span text:style-name="T266">2</text:span><text:span text:style-name="T264">) </text:span><text:span text:style-name="T269">+ </text:span><text:span text:style-name="T267">c * </text:span><text:span text:style-name="T270">(</text:span><text:span text:style-name="T264">F(</text:span><text:span text:style-name="T32">n-m</text:span><text:span text:style-name="T264">)</text:span><text:span text:style-name="T72">–</text:span><text:span text:style-name="T264">F(</text:span><text:span text:style-name="T269">1</text:span><text:span text:style-name="T264">)</text:span><text:span text:style-name="T82">)</text:span><text:span text:style-name="T84">)</text:span><text:span text:style-name="T32"> / </text:span><text:span text:style-name="T72">(</text:span><text:span text:style-name="T264">F(</text:span><text:span text:style-name="T32">n-m</text:span><text:span text:style-name="T38">+</text:span><text:span text:style-name="T37">1</text:span><text:span text:style-name="T264">)</text:span><text:span text:style-name="T72">–</text:span><text:span text:style-name="T264">F(</text:span><text:span text:style-name="T266">2</text:span><text:span text:style-name="T264">)–</text:span><text:span text:style-name="T72">(</text:span><text:span text:style-name="T34">b</text:span><text:span text:style-name="T264">–</text:span><text:span text:style-name="T72">1) * </text:span><text:span text:style-name="T81">(</text:span><text:span text:style-name="T264">F(</text:span><text:span text:style-name="T32">n-m</text:span><text:span text:style-name="T264">)–</text:span><text:span text:style-name="T39">F</text:span><text:span text:style-name="T34">(</text:span><text:span text:style-name="T39">1</text:span><text:span text:style-name="T264">)</text:span><text:span text:style-name="T72">)</text:span><text:span text:style-name="T32">) </text:span><text:span text:style-name="T31">= </text:span><text:span text:style-name="T72">x</text:span><text:span text:style-name="T541">1</text:span><text:span text:style-name="T264">–</text:span><text:span text:style-name="T269">1</text:span><text:span text:style-name="T273">。</text:span></text:p>
                                </text:list-item>
                                <text:list-item>
                                  <text:p text:style-name="P553"><text:span text:style-name="T72">lim</text:span><text:span text:style-name="T606">n</text:span><text:span text:style-name="T607">→</text:span><text:span text:style-name="T682">∞</text:span><text:span text:style-name="T32">(</text:span><text:span text:style-name="T72">(</text:span><text:span text:style-name="T264">F(</text:span><text:span text:style-name="T32">n-m</text:span><text:span text:style-name="T38">+</text:span><text:span text:style-name="T37">1</text:span><text:span text:style-name="T264">)</text:span><text:span text:style-name="T72">–</text:span><text:span text:style-name="T264">F(</text:span><text:span text:style-name="T266">2</text:span><text:span text:style-name="T264">) </text:span><text:span text:style-name="T269">+ </text:span><text:span text:style-name="T267">c * </text:span><text:span text:style-name="T270">(</text:span><text:span text:style-name="T264">F(</text:span><text:span text:style-name="T32">n-m</text:span><text:span text:style-name="T264">)</text:span><text:span text:style-name="T72">–</text:span><text:span text:style-name="T264">F(</text:span><text:span text:style-name="T269">1</text:span><text:span text:style-name="T264">)</text:span><text:span text:style-name="T82">)</text:span><text:span text:style-name="T84">)</text:span><text:span text:style-name="T32"> / </text:span><text:span text:style-name="T72">(</text:span><text:span text:style-name="T264">F(</text:span><text:span text:style-name="T32">n-m</text:span><text:span text:style-name="T38">+</text:span><text:span text:style-name="T37">1</text:span><text:span text:style-name="T264">)</text:span><text:span text:style-name="T72">–</text:span><text:span text:style-name="T264">F(</text:span><text:span text:style-name="T266">2</text:span><text:span text:style-name="T264">)–</text:span><text:span text:style-name="T72">(</text:span><text:span text:style-name="T34">b</text:span><text:span text:style-name="T264">–</text:span><text:span text:style-name="T72">1) * </text:span><text:span text:style-name="T81">(</text:span><text:span text:style-name="T264">F(</text:span><text:span text:style-name="T32">n-m</text:span><text:span text:style-name="T264">)–</text:span><text:span text:style-name="T39">F</text:span><text:span text:style-name="T34">(</text:span><text:span text:style-name="T39">1</text:span><text:span text:style-name="T264">)</text:span><text:span text:style-name="T72">)</text:span><text:span text:style-name="T32">) </text:span><text:span text:style-name="T31">= </text:span><text:span text:style-name="T72">x</text:span><text:span text:style-name="T541">1</text:span><text:span text:style-name="T273">。</text:span></text:p>
                                </text:list-item>
                                <text:list-item>
                                  <text:p text:style-name="P179"><text:span text:style-name="T72">lim</text:span><text:span text:style-name="T606">n</text:span><text:span text:style-name="T607">→</text:span><text:span text:style-name="T682">∞</text:span><text:span text:style-name="T32">(</text:span><text:span text:style-name="T72">(</text:span><text:span text:style-name="T34">b </text:span><text:span text:style-name="T42">+ </text:span><text:span text:style-name="T267">c</text:span><text:span text:style-name="T264">–</text:span><text:span text:style-name="T72">1) </text:span><text:span text:style-name="T267">* </text:span><text:span text:style-name="T270">(</text:span><text:span text:style-name="T264">F(</text:span><text:span text:style-name="T32">n-m</text:span><text:span text:style-name="T264">)</text:span><text:span text:style-name="T72">–</text:span><text:span text:style-name="T264">F(</text:span><text:span text:style-name="T269">1</text:span><text:span text:style-name="T264">)</text:span><text:span text:style-name="T82">)</text:span><text:span text:style-name="T32"> / </text:span><text:span text:style-name="T72">(</text:span><text:span text:style-name="T264">F(</text:span><text:span text:style-name="T32">n-m</text:span><text:span text:style-name="T38">+</text:span><text:span text:style-name="T37">1</text:span><text:span text:style-name="T264">)</text:span><text:span text:style-name="T72">–</text:span><text:span text:style-name="T264">F(</text:span><text:span text:style-name="T266">2</text:span><text:span text:style-name="T264">)–</text:span><text:span text:style-name="T72">(</text:span><text:span text:style-name="T34">b</text:span><text:span text:style-name="T264">–</text:span><text:span text:style-name="T72">1) * </text:span><text:span text:style-name="T81">(</text:span><text:span text:style-name="T264">F(</text:span><text:span text:style-name="T32">n-m</text:span><text:span text:style-name="T264">)–</text:span><text:span text:style-name="T39">F</text:span><text:span text:style-name="T34">(</text:span><text:span text:style-name="T39">1</text:span><text:span text:style-name="T264">)</text:span><text:span text:style-name="T72">)</text:span><text:span text:style-name="T85">)</text:span><text:span text:style-name="T32">) </text:span><text:span text:style-name="T31">= </text:span><text:span text:style-name="T72">x</text:span><text:span text:style-name="T541">1</text:span><text:span text:style-name="T264">–</text:span><text:span text:style-name="T72">1</text:span><text:span text:style-name="T273">。</text:span></text:p>
                                </text:list-item>
                                <text:list-item>
                                  <text:p text:style-name="P180"><text:span text:style-name="T72">lim</text:span><text:span text:style-name="T606">n</text:span><text:span text:style-name="T607">→</text:span><text:span text:style-name="T682">∞</text:span><text:span text:style-name="T32">(</text:span><text:span text:style-name="T270">(</text:span><text:span text:style-name="T264">F(</text:span><text:span text:style-name="T32">n-m</text:span><text:span text:style-name="T264">)</text:span><text:span text:style-name="T72">–</text:span><text:span text:style-name="T264">F(</text:span><text:span text:style-name="T269">1</text:span><text:span text:style-name="T264">)</text:span><text:span text:style-name="T82">)</text:span><text:span text:style-name="T32"> / </text:span><text:span text:style-name="T254">Σ</text:span><text:span text:style-name="T538">n-</text:span><text:span text:style-name="T542">3</text:span><text:span text:style-name="T599">i=</text:span><text:span text:style-name="T668">1</text:span><text:span text:style-name="T254">(F(i))</text:span><text:span text:style-name="T275">)</text:span><text:span text:style-name="T32"> </text:span><text:span text:style-name="T31">= </text:span><text:span text:style-name="T72">x</text:span><text:span text:style-name="T541">1</text:span><text:span text:style-name="T264">–</text:span><text:span text:style-name="T72">1</text:span><text:span text:style-name="T273">。</text:span></text:p>
                                  <text:list>
                                    <text:list-item>
                                      <text:p text:style-name="P181"><text:span text:style-name="T76">一元</text:span><text:span text:style-name="T73">m次方程式</text:span><text:span text:style-name="T273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554"><text:span text:style-name="T72">lim</text:span><text:span text:style-name="T606">n</text:span><text:span text:style-name="T607">→</text:span><text:span text:style-name="T682">∞</text:span><text:span text:style-name="T32">(</text:span><text:span text:style-name="T270">(</text:span><text:span text:style-name="T264">F(</text:span><text:span text:style-name="T32">n-m</text:span><text:span text:style-name="T264">)</text:span><text:span text:style-name="T72">–</text:span><text:span text:style-name="T264">F(</text:span><text:span text:style-name="T269">1</text:span><text:span text:style-name="T264">)</text:span><text:span text:style-name="T82">)</text:span><text:span text:style-name="T32"> / </text:span><text:span text:style-name="T254">Σ</text:span><text:span text:style-name="T538">n-</text:span><text:span text:style-name="T542">3-</text:span><text:span text:style-name="T544">m</text:span><text:span text:style-name="T599">i=</text:span><text:span text:style-name="T668">1</text:span><text:span text:style-name="T254">(F(i))</text:span><text:span text:style-name="T275">)</text:span><text:span text:style-name="T32"> </text:span><text:span text:style-name="T31">= </text:span><text:span text:style-name="T72">x</text:span><text:span text:style-name="T543">m</text:span><text:span text:style-name="T264">–</text:span><text:span text:style-name="T72">1</text:span><text:span text:style-name="T254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82"><text:span text:style-name="T254">假定，</text:span><text:span text:style-name="T29">m</text:span><text:span text:style-name="T32"> </text:span><text:span text:style-name="T31">= </text:span><text:span text:style-name="T35">2</text:span><text:span text:style-name="T72">。</text:span></text:p>
                          <text:list>
                            <text:list-item>
                              <text:p text:style-name="P183"><text:span text:style-name="T254">Σ</text:span><text:span text:style-name="T538">n</text:span><text:span text:style-name="T599">i=</text:span><text:span text:style-name="T665">2</text:span><text:span text:style-name="T254">(F(i))</text:span><text:span text:style-name="T32"> </text:span><text:span text:style-name="T31">= (</text:span><text:span text:style-name="T254">F(</text:span><text:span text:style-name="T318">n</text:span><text:span text:style-name="T397">+</text:span><text:span text:style-name="T318">1</text:span><text:span text:style-name="T254">)–F(</text:span><text:span text:style-name="T261">2</text:span><text:span text:style-name="T254">)</text:span><text:span text:style-name="T31"> + </text:span><text:span text:style-name="T34">c</text:span><text:span text:style-name="T31"> * (</text:span><text:span text:style-name="T254">F(</text:span><text:span text:style-name="T318">n</text:span><text:span text:style-name="T254">)</text:span><text:span text:style-name="T31"> - </text:span><text:span text:style-name="T254">F(</text:span><text:span text:style-name="T261">1</text:span><text:span text:style-name="T254">)</text:span><text:span text:style-name="T31">)) / (</text:span><text:span text:style-name="T34">b</text:span><text:span text:style-name="T31"> + </text:span><text:span text:style-name="T34">c</text:span><text:span text:style-name="T254">–</text:span><text:span text:style-name="T31">1)</text:span><text:span text:style-name="T72">。</text:span></text:p>
                            </text:list-item>
                            <text:list-item>
                              <text:p text:style-name="P555"><text:span text:style-name="T254">Σ</text:span><text:span text:style-name="T538">n</text:span><text:span text:style-name="T599">i=</text:span><text:span text:style-name="T666">1</text:span><text:span text:style-name="T254">(F(i))</text:span><text:span text:style-name="T32"> </text:span><text:span text:style-name="T31">= </text:span><text:span text:style-name="T72">(</text:span><text:span text:style-name="T254">F(</text:span><text:span text:style-name="T318">n</text:span><text:span text:style-name="T397">+</text:span><text:span text:style-name="T318">1</text:span><text:span text:style-name="T254">)–F(</text:span><text:span text:style-name="T261">2</text:span><text:span text:style-name="T254">)–F(</text:span><text:span text:style-name="T261">1</text:span><text:span text:style-name="T254">)</text:span><text:span text:style-name="T72"> + </text:span><text:span text:style-name="T34">c</text:span><text:span text:style-name="T31"> * </text:span><text:span text:style-name="T254">F(</text:span><text:span text:style-name="T318">n</text:span><text:span text:style-name="T254">)</text:span><text:span text:style-name="T72"> + </text:span><text:span text:style-name="T79">b</text:span><text:span text:style-name="T72"> * </text:span><text:span text:style-name="T254">F(</text:span><text:span text:style-name="T261">1</text:span><text:span text:style-name="T254">)</text:span><text:span text:style-name="T72">) / </text:span><text:span text:style-name="T31">(</text:span><text:span text:style-name="T34">b</text:span><text:span text:style-name="T31">+</text:span><text:span text:style-name="T34">c</text:span><text:span text:style-name="T254">–</text:span><text:span text:style-name="T31">1)</text:span><text:span text:style-name="T72">。</text:span></text:p>
                            </text:list-item>
                            <text:list-item>
                              <text:p text:style-name="P184"><text:span text:style-name="T254">Σ</text:span><text:span text:style-name="T538">n</text:span><text:span text:style-name="T599">i=</text:span><text:span text:style-name="T665">2</text:span><text:span text:style-name="T254">(F(i))</text:span><text:span text:style-name="T32"> </text:span><text:span text:style-name="T31">= </text:span><text:span text:style-name="T72">(</text:span><text:span text:style-name="T254">F(</text:span><text:span text:style-name="T318">n</text:span><text:span text:style-name="T397">+</text:span><text:span text:style-name="T398">2</text:span><text:span text:style-name="T254">)</text:span><text:span text:style-name="T72">–</text:span><text:span text:style-name="T254">F(</text:span><text:span text:style-name="T261">2</text:span><text:span text:style-name="T254">)</text:span><text:span text:style-name="T72">–c </text:span><text:span text:style-name="T254">* </text:span><text:span text:style-name="T318">F</text:span><text:span text:style-name="T397">(</text:span><text:span text:style-name="T318">1</text:span><text:span text:style-name="T254">)–</text:span><text:span text:style-name="T72">(</text:span><text:span text:style-name="T34">b</text:span><text:span text:style-name="T254">–</text:span><text:span text:style-name="T72">1) * </text:span><text:span text:style-name="T254">F(</text:span><text:span text:style-name="T318">n</text:span><text:span text:style-name="T397">+</text:span><text:span text:style-name="T318">1</text:span><text:span text:style-name="T254">)</text:span><text:span text:style-name="T72">) / (</text:span><text:span text:style-name="T34">b </text:span><text:span text:style-name="T72">+ </text:span><text:span text:style-name="T34">c</text:span><text:span text:style-name="T254">–</text:span><text:span text:style-name="T72">1)。</text:span></text:p>
                            </text:list-item>
                            <text:list-item>
                              <text:p text:style-name="P185"><text:span text:style-name="T254">Σ</text:span><text:span text:style-name="T538">n</text:span><text:span text:style-name="T599">i=</text:span><text:span text:style-name="T668">1</text:span><text:span text:style-name="T254">(F(i))</text:span><text:span text:style-name="T32"> </text:span><text:span text:style-name="T31">= </text:span><text:span text:style-name="T72">(</text:span><text:span text:style-name="T254">F(</text:span><text:span text:style-name="T318">n</text:span><text:span text:style-name="T397">+</text:span><text:span text:style-name="T398">2</text:span><text:span text:style-name="T254">)</text:span><text:span text:style-name="T72">–</text:span><text:span text:style-name="T254">F(</text:span><text:span text:style-name="T261">2</text:span><text:span text:style-name="T254">)–</text:span><text:span text:style-name="T72">(</text:span><text:span text:style-name="T34">b</text:span><text:span text:style-name="T254">–</text:span><text:span text:style-name="T72">1) * </text:span><text:span text:style-name="T81">(</text:span><text:span text:style-name="T254">F(</text:span><text:span text:style-name="T318">n</text:span><text:span text:style-name="T397">+</text:span><text:span text:style-name="T318">1</text:span><text:span text:style-name="T254">)–</text:span><text:span text:style-name="T318">F</text:span><text:span text:style-name="T397">(</text:span><text:span text:style-name="T318">1</text:span><text:span text:style-name="T254">)</text:span><text:span text:style-name="T72">)</text:span><text:span text:style-name="T81">)</text:span><text:span text:style-name="T72"> / (</text:span><text:span text:style-name="T34">b </text:span><text:span text:style-name="T72">+ </text:span><text:span text:style-name="T34">c</text:span><text:span text:style-name="T254">–</text:span><text:span text:style-name="T72">1)。</text:span></text:p>
                            </text:list-item>
                            <text:list-item>
                              <text:p text:style-name="P186"><text:span text:style-name="T254">Σ</text:span><text:span text:style-name="T538">n</text:span><text:span text:style-name="T599">i=</text:span><text:span text:style-name="T669">1+</text:span><text:span text:style-name="T670">k</text:span><text:span text:style-name="T254">(F(i))</text:span><text:span text:style-name="T32"> </text:span><text:span text:style-name="T31">= </text:span><text:span text:style-name="T72">(</text:span><text:span text:style-name="T254">F(</text:span><text:span text:style-name="T318">n</text:span><text:span text:style-name="T397">+</text:span><text:span text:style-name="T398">2</text:span><text:span text:style-name="T254">)</text:span><text:span text:style-name="T72">–</text:span><text:span text:style-name="T254">F(</text:span><text:span text:style-name="T265">k</text:span><text:span text:style-name="T397">+</text:span><text:span text:style-name="T261">2</text:span><text:span text:style-name="T254">)–</text:span><text:span text:style-name="T72">(</text:span><text:span text:style-name="T34">b</text:span><text:span text:style-name="T254">–</text:span><text:span text:style-name="T72">1) * </text:span><text:span text:style-name="T81">(</text:span><text:span text:style-name="T254">F(</text:span><text:span text:style-name="T318">n</text:span><text:span text:style-name="T397">+</text:span><text:span text:style-name="T318">1</text:span><text:span text:style-name="T254">)–</text:span><text:span text:style-name="T318">F</text:span><text:span text:style-name="T397">(</text:span><text:span text:style-name="T265">k</text:span><text:span text:style-name="T397">+</text:span><text:span text:style-name="T318">1</text:span><text:span text:style-name="T254">)</text:span><text:span text:style-name="T72">)</text:span><text:span text:style-name="T81">)</text:span><text:span text:style-name="T72">/(</text:span><text:span text:style-name="T34">b</text:span><text:span text:style-name="T72">+</text:span><text:span text:style-name="T34">c</text:span><text:span text:style-name="T254">–</text:span><text:span text:style-name="T72">1)。</text:span></text:p>
                              <text:list>
                                <text:list-item>
                                  <text:p text:style-name="P187"><text:span text:style-name="T318">n</text:span><text:span text:style-name="T29"> </text:span><text:span text:style-name="T36">&gt;</text:span><text:span text:style-name="T29"> </text:span><text:span text:style-name="T265">k</text:span><text:span text:style-name="T29"> </text:span><text:span text:style-name="T1249">≥</text:span><text:span text:style-name="T29"> 0</text:span><text:span text:style-name="T72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88"><text:span text:style-name="T254">假定，</text:span><text:span text:style-name="T72">F(n) = </text:span><text:span text:style-name="T86">b</text:span><text:span text:style-name="T87"> * </text:span><text:span text:style-name="T72">F(n–1) + </text:span><text:span text:style-name="T86">c</text:span><text:span text:style-name="T72"> * F(n–2)。</text:span></text:p>
                  <text:list>
                    <text:list-item>
                      <text:p text:style-name="P188"><text:span text:style-name="T254">假定，</text:span><text:span text:style-name="T86">b</text:span><text:span text:style-name="T32"> </text:span><text:span text:style-name="T1253">≠</text:span><text:span text:style-name="T31"> </text:span><text:span text:style-name="T29">0</text:span><text:span text:style-name="T72">。</text:span></text:p>
                    </text:list-item>
                    <text:list-item>
                      <text:p text:style-name="P188"><text:span text:style-name="T254">假定，</text:span><text:span text:style-name="T86">c </text:span><text:span text:style-name="T31">= </text:span><text:span text:style-name="T29">0</text:span><text:span text:style-name="T72">。</text:span></text:p>
                    </text:list-item>
                    <text:list-item>
                      <text:p text:style-name="P188"><text:span text:style-name="T72">F(n) / F(n–1) = </text:span><text:span text:style-name="T86">b</text:span><text:span text:style-name="T72">。</text:span></text:p>
                    </text:list-item>
                    <text:list-item>
                      <text:p text:style-name="P188"><text:span text:style-name="T88">x </text:span><text:span text:style-name="T89">=</text:span><text:span text:style-name="T88"> </text:span><text:span text:style-name="T86">b</text:span><text:span text:style-name="T72">。</text:span></text:p>
                    </text:list-item>
                  </text:list>
                </text:list-item>
                <text:list-item>
                  <text:p text:style-name="P189"><text:span text:style-name="T254">假定，</text:span><text:span text:style-name="T72">F(n) = </text:span><text:span text:style-name="T86">b</text:span><text:span text:style-name="T87"> * </text:span><text:span text:style-name="T72">F(n–1) + </text:span><text:span text:style-name="T86">c</text:span><text:span text:style-name="T72"> * F(n–2)。</text:span></text:p>
                  <text:list>
                    <text:list-item>
                      <text:p text:style-name="P190"><text:span text:style-name="T254">假定，</text:span><text:span text:style-name="T72">F(1) = </text:span><text:span text:style-name="T90">f</text:span><text:span text:style-name="T611">1</text:span><text:span text:style-name="T254">。</text:span></text:p>
                    </text:list-item>
                    <text:list-item>
                      <text:p text:style-name="P190"><text:span text:style-name="T254">假定，</text:span><text:span text:style-name="T72">F(</text:span><text:span text:style-name="T90">2</text:span><text:span text:style-name="T72">) = </text:span><text:span text:style-name="T90">f</text:span><text:span text:style-name="T611">2</text:span><text:span text:style-name="T254">。</text:span></text:p>
                    </text:list-item>
                    <text:list-item>
                      <text:p text:style-name="P189"><text:span text:style-name="T254">假定，</text:span><text:span text:style-name="T86">b</text:span><text:span text:style-name="T32"> </text:span><text:span text:style-name="T31">= </text:span><text:span text:style-name="T29">0</text:span><text:span text:style-name="T72">。</text:span></text:p>
                    </text:list-item>
                    <text:list-item>
                      <text:p text:style-name="P189"><text:span text:style-name="T254">假定，</text:span><text:span text:style-name="T86">c </text:span><text:span text:style-name="T1253">≠</text:span><text:span text:style-name="T31"> </text:span><text:span text:style-name="T29">0</text:span><text:span text:style-name="T72">。</text:span></text:p>
                    </text:list-item>
                    <text:list-item>
                      <text:p text:style-name="P191"><text:span text:style-name="T72">F(n) / F(n–1) = (</text:span><text:span text:style-name="T90">f</text:span><text:span text:style-name="T611">2</text:span><text:span text:style-name="T90"> </text:span><text:span text:style-name="T72">/ </text:span><text:span text:style-name="T90">f</text:span><text:span text:style-name="T611">1</text:span><text:span text:style-name="T72">)、(c </text:span><text:span text:style-name="T87">/ </text:span><text:span text:style-name="T91">(</text:span><text:span text:style-name="T90">f</text:span><text:span text:style-name="T611">2</text:span><text:span text:style-name="T90"> </text:span><text:span text:style-name="T72">/ </text:span><text:span text:style-name="T90">f</text:span><text:span text:style-name="T611">1</text:span><text:span text:style-name="T91">)</text:span><text:span text:style-name="T72">)、(</text:span><text:span text:style-name="T90">f</text:span><text:span text:style-name="T611">2</text:span><text:span text:style-name="T90"> </text:span><text:span text:style-name="T72">/ </text:span><text:span text:style-name="T90">f</text:span><text:span text:style-name="T611">1</text:span><text:span text:style-name="T72">)、(c </text:span><text:span text:style-name="T87">/ </text:span><text:span text:style-name="T91">(</text:span><text:span text:style-name="T90">f</text:span><text:span text:style-name="T611">2</text:span><text:span text:style-name="T90"> </text:span><text:span text:style-name="T72">/ </text:span><text:span text:style-name="T90">f</text:span><text:span text:style-name="T611">1</text:span><text:span text:style-name="T91">)</text:span><text:span text:style-name="T72">)、…。</text:span></text:p>
                    </text:list-item>
                    <text:list-item>
                      <text:p text:style-name="P192"><text:span text:style-name="T88">x </text:span><text:span text:style-name="T89">=</text:span><text:span text:style-name="T88"> </text:span><text:span text:style-name="T958">√</text:span><text:span text:style-name="T86">c</text:span><text:span text:style-name="T72">。</text:span></text:p>
                    </text:list-item>
                    <text:list-item>
                      <text:p text:style-name="P193"><text:span text:style-name="T1052">明顯例子，</text:span><text:span text:style-name="T254">假定，</text:span><text:span text:style-name="T72">F(n) = </text:span><text:span text:style-name="T86">b</text:span><text:span text:style-name="T87"> * </text:span><text:span text:style-name="T72">F(n–1) + </text:span><text:span text:style-name="T86">c</text:span><text:span text:style-name="T72"> * F(n–2)。</text:span></text:p>
                      <text:list>
                        <text:list-item>
                          <text:p text:style-name="P276">F(1) = 1。</text:p>
                        </text:list-item>
                        <text:list-item>
                          <text:p text:style-name="P193"><text:span text:style-name="T72">F(</text:span><text:span text:style-name="T90">2</text:span><text:span text:style-name="T72">) = 1</text:span><text:span text:style-name="T254">。</text:span></text:p>
                        </text:list-item>
                        <text:list-item>
                          <text:p text:style-name="P193"><text:span text:style-name="T254">假定，</text:span><text:span text:style-name="T86">b</text:span><text:span text:style-name="T32"> </text:span><text:span text:style-name="T31">= </text:span><text:span text:style-name="T29">0</text:span><text:span text:style-name="T72">。</text:span></text:p>
                        </text:list-item>
                        <text:list-item>
                          <text:p text:style-name="P194"><text:span text:style-name="T254">假定，</text:span><text:span text:style-name="T86">c </text:span><text:span text:style-name="T1253">≠</text:span><text:span text:style-name="T31"> </text:span><text:span text:style-name="T29">0</text:span><text:span text:style-name="T72">。</text:span></text:p>
                        </text:list-item>
                        <text:list-item>
                          <text:p text:style-name="P195"><text:span text:style-name="T72">F(n) / F(n–1) = 1、c、1、</text:span><text:span text:style-name="T86">c、</text:span><text:span text:style-name="T72">…。</text:span></text:p>
                        </text:list-item>
                        <text:list-item>
                          <text:p text:style-name="P189"><text:span text:style-name="T88">x </text:span><text:span text:style-name="T89">=</text:span><text:span text:style-name="T88"> </text:span><text:span text:style-name="T958">√</text:span><text:span text:style-name="T86">c</text:span><text:span text:style-name="T72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90"><text:span text:style-name="T254">假定，</text:span><text:span text:style-name="T72">F(n) = </text:span><text:span text:style-name="T86">b</text:span><text:span text:style-name="T87"> * </text:span><text:span text:style-name="T72">F(n–1) + </text:span><text:span text:style-name="T86">c</text:span><text:span text:style-name="T72"> * F(n–2)。</text:span></text:p>
                  <text:list>
                    <text:list-item>
                      <text:p text:style-name="P196"><text:span text:style-name="T72">假定，</text:span><text:span text:style-name="T86">b</text:span><text:span text:style-name="T32"> </text:span><text:span text:style-name="T31">= </text:span><text:span text:style-name="T45">r</text:span><text:span text:style-name="T959"> * </text:span><text:span text:style-name="T86">c</text:span><text:span text:style-name="T274">。</text:span></text:p>
                      <text:list>
                        <text:list-item>
                          <text:p text:style-name="P196"><text:span text:style-name="T271">已知，</text:span><text:span text:style-name="T92">x</text:span><text:span text:style-name="T612">1</text:span><text:span text:style-name="T92"> = (b </text:span><text:span text:style-name="T970">+</text:span><text:span text:style-name="T92"> </text:span><text:span text:style-name="T962">√</text:span><text:span text:style-name="T963">(b</text:span><text:span text:style-name="T568">2</text:span><text:span text:style-name="T963"> + 4 * c)) / 2</text:span><text:span text:style-name="T72">。</text:span></text:p>
                        </text:list-item>
                        <text:list-item>
                          <text:p text:style-name="P196"><text:span text:style-name="T959">b</text:span><text:span text:style-name="T567">2</text:span><text:span text:style-name="T959"> + 4 * c</text:span><text:span text:style-name="T19"> = </text:span><text:span text:style-name="T45">r</text:span><text:span text:style-name="T567">2</text:span><text:span text:style-name="T959"> * </text:span><text:span text:style-name="T86">c</text:span><text:span text:style-name="T567">2</text:span><text:span text:style-name="T959"> + 4 * c</text:span><text:span text:style-name="T274">。</text:span></text:p>
                          <text:list>
                            <text:list-item>
                              <text:p text:style-name="P197"><text:span text:style-name="T19">= </text:span><text:span text:style-name="T959">c * </text:span><text:span text:style-name="T961">(</text:span><text:span text:style-name="T45">r</text:span><text:span text:style-name="T567">2</text:span><text:span text:style-name="T959"> * </text:span><text:span text:style-name="T86">c</text:span><text:span text:style-name="T959"> + 4</text:span><text:span text:style-name="T961">)</text:span><text:span text:style-name="T274">。</text:span></text:p>
                            </text:list-item>
                            <text:list-item>
                              <text:p text:style-name="P197"><text:span text:style-name="T72">假定，</text:span><text:span text:style-name="T96">c = </text:span><text:span text:style-name="T960">0</text:span><text:span text:style-name="T274">。</text:span></text:p>
                              <text:list>
                                <text:list-item>
                                  <text:p text:style-name="P197"><text:span text:style-name="T959">c * </text:span><text:span text:style-name="T961">(</text:span><text:span text:style-name="T45">r</text:span><text:span text:style-name="T567">2</text:span><text:span text:style-name="T959"> * </text:span><text:span text:style-name="T86">c</text:span><text:span text:style-name="T959"> + 4</text:span><text:span text:style-name="T961">)</text:span><text:span text:style-name="T96"> = </text:span><text:span text:style-name="T960">0</text:span><text:span text:style-name="T274">。</text:span></text:p>
                                </text:list-item>
                              </text:list>
                            </text:list-item>
                            <text:list-item>
                              <text:p text:style-name="P197"><text:span text:style-name="T72">假定，</text:span><text:span text:style-name="T96">c =</text:span><text:span text:style-name="T72">–</text:span><text:span text:style-name="T959">4</text:span><text:span text:style-name="T19"> / </text:span><text:span text:style-name="T45">r</text:span><text:span text:style-name="T567">2</text:span><text:span text:style-name="T274">。</text:span></text:p>
                              <text:list>
                                <text:list-item>
                                  <text:p text:style-name="P197"><text:span text:style-name="T959">c * </text:span><text:span text:style-name="T961">(</text:span><text:span text:style-name="T45">r</text:span><text:span text:style-name="T567">2</text:span><text:span text:style-name="T959"> * </text:span><text:span text:style-name="T86">c</text:span><text:span text:style-name="T959"> + 4</text:span><text:span text:style-name="T961">)</text:span><text:span text:style-name="T96"> = </text:span><text:span text:style-name="T960">0</text:span><text:span text:style-name="T274">。</text:span></text:p>
                                </text:list-item>
                              </text:list>
                            </text:list-item>
                            <text:list-item>
                              <text:p text:style-name="P198"><text:span text:style-name="T72">假定，</text:span><text:span text:style-name="T93">0 </text:span><text:span text:style-name="T1254">≥ </text:span><text:span text:style-name="T96">c</text:span><text:span text:style-name="T93"> </text:span><text:span text:style-name="T1254">≥</text:span><text:span text:style-name="T72">–</text:span><text:span text:style-name="T959">4</text:span><text:span text:style-name="T19"> / </text:span><text:span text:style-name="T45">r</text:span><text:span text:style-name="T567">2</text:span><text:span text:style-name="T72">。</text:span></text:p>
                              <text:list>
                                <text:list-item>
                                  <text:p text:style-name="P198"><text:span text:style-name="T960">0 </text:span><text:span text:style-name="T1254">≥</text:span><text:span text:style-name="T960"> </text:span><text:span text:style-name="T959">(b</text:span><text:span text:style-name="T567">2</text:span><text:span text:style-name="T959"> + 4 * c)</text:span><text:span text:style-name="T72">。</text:span></text:p>
                                </text:list-item>
                              </text:list>
                            </text:list-item>
                            <text:list-item>
                              <text:p text:style-name="P197"><text:span text:style-name="T72">根號對稱點</text:span><text:span text:style-name="T1075"> = </text:span><text:span text:style-name="T1148">(</text:span><text:span text:style-name="T1092">–</text:span><text:span text:style-name="T1076">4</text:span><text:span text:style-name="T1075"> / </text:span><text:span text:style-name="T1149">r</text:span><text:span text:style-name="T1183">2</text:span><text:span text:style-name="T1076"> </text:span><text:span text:style-name="T1075">+ 0) / 2</text:span><text:span text:style-name="T19"> =</text:span><text:span text:style-name="T72">–</text:span><text:span text:style-name="T94">2</text:span><text:span text:style-name="T19"> / </text:span><text:span text:style-name="T45">r</text:span><text:span text:style-name="T567">2</text:span><text:span text:style-name="T274">。</text:span></text:p>
                            </text:list-item>
                          </text:list>
                        </text:list-item>
                        <text:list-item>
                          <text:p text:style-name="P556"><text:span text:style-name="T1052">明顯例子，</text:span><text:span text:style-name="T72">假定，</text:span><text:span text:style-name="T86">b</text:span><text:span text:style-name="T32"> </text:span><text:span text:style-name="T31">= </text:span><text:span text:style-name="T86">c</text:span><text:span text:style-name="T72">。</text:span></text:p>
                          <text:list>
                            <text:list-item>
                              <text:p text:style-name="P618">–2 是 根號對稱點。</text:p>
                              <text:list>
                                <text:list-item>
                                  <text:p text:style-name="P557"><text:span text:style-name="T254">假定，</text:span><text:span text:style-name="T93">0 </text:span><text:span text:style-name="T1254">≥ </text:span><text:span text:style-name="T92">b</text:span><text:span text:style-name="T93"> </text:span><text:span text:style-name="T1254">≥</text:span><text:span text:style-name="T72">–</text:span><text:span text:style-name="T959">4</text:span><text:span text:style-name="T274">。</text:span></text:p>
                                  <text:list>
                                    <text:list-item>
                                      <text:p text:style-name="P558"><text:span text:style-name="T960">0 </text:span><text:span text:style-name="T1254">≥</text:span><text:span text:style-name="T960"> </text:span><text:span text:style-name="T959">(b</text:span><text:span text:style-name="T567">2</text:span><text:span text:style-name="T959"> + 4 * c)</text:span><text:span text:style-name="T274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559"><text:span text:style-name="T72">根號對稱點</text:span><text:span text:style-name="T20"> = </text:span><text:span text:style-name="T44">(</text:span><text:span text:style-name="T72">–</text:span><text:span text:style-name="T21">4 </text:span><text:span text:style-name="T20">+ 0) / 2 =</text:span><text:span text:style-name="T72">–</text:span><text:span text:style-name="T94">2</text:span><text:span text:style-name="T274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9"><text:span text:style-name="T72">假定，</text:span><text:span text:style-name="T96">c =</text:span><text:span text:style-name="T72">–</text:span><text:span text:style-name="T97">(</text:span><text:span text:style-name="T86">b /</text:span><text:span text:style-name="T72">–</text:span><text:span text:style-name="T98">2)</text:span><text:span text:style-name="T474">2</text:span><text:span text:style-name="T72">–</text:span><text:span text:style-name="T99">m</text:span><text:span text:style-name="T274">。</text:span></text:p>
                      <text:list>
                        <text:list-item>
                          <text:p text:style-name="P200"><text:span text:style-name="T88">x </text:span><text:span text:style-name="T89">=</text:span><text:span text:style-name="T88"> </text:span><text:span text:style-name="T98">(</text:span><text:span text:style-name="T86">b / </text:span><text:span text:style-name="T98">-2)</text:span><text:span text:style-name="T21"> </text:span><text:span text:style-name="T20">+ </text:span><text:span text:style-name="T8">√</text:span><text:span text:style-name="T99">m</text:span><text:span text:style-name="T274">。</text:span></text:p>
                        </text:list-item>
                        <text:list-item>
                          <text:p text:style-name="P560"><text:span text:style-name="T1052">明顯例子，</text:span><text:span text:style-name="T72">假定，</text:span><text:span text:style-name="T96">c =</text:span><text:span text:style-name="T72">–</text:span><text:span text:style-name="T98">(</text:span><text:span text:style-name="T86">b /</text:span><text:span text:style-name="T72">–</text:span><text:span text:style-name="T98">2)</text:span><text:span text:style-name="T474">2</text:span><text:span text:style-name="T72">–</text:span><text:span text:style-name="T43">1</text:span><text:span text:style-name="T274">。</text:span></text:p>
                          <text:list>
                            <text:list-item>
                              <text:p text:style-name="P561"><text:span text:style-name="T88">x </text:span><text:span text:style-name="T89">=</text:span><text:span text:style-name="T88"> </text:span><text:span text:style-name="T98">(</text:span><text:span text:style-name="T86">b / </text:span><text:span text:style-name="T98">-2)</text:span><text:span text:style-name="T21"> </text:span><text:span text:style-name="T20">+ </text:span><text:span text:style-name="T8">√</text:span><text:span text:style-name="T276">(</text:span><text:span text:style-name="T72">–</text:span><text:span text:style-name="T43">1</text:span><text:span text:style-name="T276">)</text:span><text:span text:style-name="T274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79"><text:span text:style-name="T172">假定，</text:span><text:span text:style-name="T72">F(n) = </text:span><text:span text:style-name="T86">b</text:span><text:span text:style-name="T87"> * </text:span><text:span text:style-name="T72">F(n–1) + </text:span><text:span text:style-name="T86">c</text:span><text:span text:style-name="T72"> * F(n–2)。</text:span></text:p>
                  <text:list>
                    <text:list-item>
                      <text:p text:style-name="P280"><text:span text:style-name="T172">假定，</text:span><text:span text:style-name="T72">F(</text:span><text:span text:style-name="T110">n</text:span><text:span text:style-name="T72">) = </text:span><text:span text:style-name="T90">f</text:span><text:span text:style-name="T625">n</text:span><text:span text:style-name="T110">。</text:span></text:p>
                      <text:list>
                        <text:list-item>
                          <text:p text:style-name="P280"><text:span text:style-name="T90">f</text:span><text:span text:style-name="T625">3</text:span><text:span text:style-name="T428"> </text:span><text:span text:style-name="T429">= </text:span><text:span text:style-name="T86">b</text:span><text:span text:style-name="T87"> * </text:span><text:span text:style-name="T90">f</text:span><text:span text:style-name="T625">2</text:span><text:span text:style-name="T72"> + </text:span><text:span text:style-name="T86">c</text:span><text:span text:style-name="T72"> * </text:span><text:span text:style-name="T90">f</text:span><text:span text:style-name="T611">1</text:span><text:span text:style-name="T90">。</text:span></text:p>
                        </text:list-item>
                        <text:list-item>
                          <text:p text:style-name="P281"><text:span text:style-name="T172">假定，</text:span><text:span text:style-name="T90">f</text:span><text:span text:style-name="T626">2 </text:span><text:span text:style-name="T72"><text:s/>/ </text:span><text:span text:style-name="T90">f</text:span><text:span text:style-name="T611">1</text:span><text:span text:style-name="T428"> </text:span><text:span text:style-name="T429">= </text:span><text:span text:style-name="T90">f</text:span><text:span text:style-name="T625">3</text:span><text:span text:style-name="T72"> / </text:span><text:span text:style-name="T90">f</text:span><text:span text:style-name="T626">2</text:span><text:span text:style-name="T111">。</text:span></text:p>
                          <text:list>
                            <text:list-item>
                              <text:p text:style-name="P625"><text:span text:style-name="T111">(</text:span><text:span text:style-name="T90">f</text:span><text:span text:style-name="T626">2</text:span><text:span text:style-name="T72">)</text:span><text:span text:style-name="T511">2</text:span><text:span text:style-name="T428"> </text:span><text:span text:style-name="T429">= </text:span><text:span text:style-name="T90">f</text:span><text:span text:style-name="T611">1</text:span><text:span text:style-name="T87"> * </text:span><text:span text:style-name="T90">f</text:span><text:span text:style-name="T626">3</text:span><text:span text:style-name="T111">。</text:span></text:p>
                            </text:list-item>
                            <text:list-item>
                              <text:p text:style-name="P626"><text:span text:style-name="T111">(</text:span><text:span text:style-name="T90">f</text:span><text:span text:style-name="T626">2</text:span><text:span text:style-name="T72">)</text:span><text:span text:style-name="T511">2</text:span><text:span text:style-name="T428"> </text:span><text:span text:style-name="T429">= </text:span><text:span text:style-name="T90">f</text:span><text:span text:style-name="T611">1</text:span><text:span text:style-name="T87"> * </text:span><text:span text:style-name="T112">(</text:span><text:span text:style-name="T86">b</text:span><text:span text:style-name="T87"> * </text:span><text:span text:style-name="T90">f</text:span><text:span text:style-name="T625">2</text:span><text:span text:style-name="T72"> + </text:span><text:span text:style-name="T86">c</text:span><text:span text:style-name="T72"> * </text:span><text:span text:style-name="T90">f</text:span><text:span text:style-name="T611">1</text:span><text:span text:style-name="T112">)。</text:span></text:p>
                            </text:list-item>
                            <text:list-item>
                              <text:p text:style-name="P626"><text:span text:style-name="T111">(</text:span><text:span text:style-name="T90">f</text:span><text:span text:style-name="T626">2</text:span><text:span text:style-name="T72">)</text:span><text:span text:style-name="T511">2</text:span><text:span text:style-name="T72"> = </text:span><text:span text:style-name="T86">b</text:span><text:span text:style-name="T87"> * </text:span><text:span text:style-name="T90">f</text:span><text:span text:style-name="T611">1</text:span><text:span text:style-name="T87"> * </text:span><text:span text:style-name="T90">f</text:span><text:span text:style-name="T625">2</text:span><text:span text:style-name="T72"> + </text:span><text:span text:style-name="T86">c</text:span><text:span text:style-name="T72"> * </text:span><text:span text:style-name="T112">(</text:span><text:span text:style-name="T90">f</text:span><text:span text:style-name="T611">1</text:span><text:span text:style-name="T72">)</text:span><text:span text:style-name="T511">2</text:span><text:span text:style-name="T111">。</text:span></text:p>
                            </text:list-item>
                            <text:list-item>
                              <text:p text:style-name="P626"><text:span text:style-name="T111">(</text:span><text:span text:style-name="T90">f</text:span><text:span text:style-name="T626">2 </text:span><text:span text:style-name="T72"><text:s/>/ </text:span><text:span text:style-name="T90">f</text:span><text:span text:style-name="T611">1</text:span><text:span text:style-name="T72">)</text:span><text:span text:style-name="T511">2</text:span><text:span text:style-name="T72"> = </text:span><text:span text:style-name="T86">b</text:span><text:span text:style-name="T87"> * </text:span><text:span text:style-name="T111">(</text:span><text:span text:style-name="T90">f</text:span><text:span text:style-name="T626">2 </text:span><text:span text:style-name="T72"><text:s/>/ </text:span><text:span text:style-name="T90">f</text:span><text:span text:style-name="T611">1</text:span><text:span text:style-name="T72">) + </text:span><text:span text:style-name="T86">c。</text:span></text:p>
                              <text:list>
                                <text:list-item>
                                  <text:p text:style-name="P627"><text:span text:style-name="T227">已知</text:span><text:span text:style-name="T172">，</text:span><text:span text:style-name="T108">x</text:span><text:span text:style-name="T509">(</text:span><text:span text:style-name="T573">s-</text:span><text:span text:style-name="T574">i</text:span><text:span text:style-name="T571">)</text:span><text:span text:style-name="T109"> </text:span><text:span text:style-name="T72">= </text:span><text:span text:style-name="T100">g</text:span><text:span text:style-name="T607">n</text:span><text:span text:style-name="T614">(</text:span><text:span text:style-name="T621">i</text:span><text:span text:style-name="T619">, </text:span><text:span text:style-name="T620">s</text:span><text:span text:style-name="T614">)</text:span><text:span text:style-name="T90">。</text:span></text:p>
                                  <text:list>
                                    <text:list-item>
                                      <text:p text:style-name="P628"><text:span text:style-name="T111">(</text:span><text:span text:style-name="T90">f</text:span><text:span text:style-name="T627">3</text:span><text:span text:style-name="T626"> </text:span><text:span text:style-name="T72"><text:s/>/ </text:span><text:span text:style-name="T90">f</text:span><text:span text:style-name="T611">1</text:span><text:span text:style-name="T72">) = </text:span><text:span text:style-name="T86">b</text:span><text:span text:style-name="T87"> * </text:span><text:span text:style-name="T111">(</text:span><text:span text:style-name="T90">f</text:span><text:span text:style-name="T626">2 </text:span><text:span text:style-name="T72"><text:s/>/ </text:span><text:span text:style-name="T90">f</text:span><text:span text:style-name="T611">1</text:span><text:span text:style-name="T72">) + </text:span><text:span text:style-name="T86">c。</text:span></text:p>
                                    </text:list-item>
                                    <text:list-item>
                                      <text:p text:style-name="P629"><text:span text:style-name="T90">f</text:span><text:span text:style-name="T627">3</text:span><text:span text:style-name="T72"> = </text:span><text:span text:style-name="T86">b</text:span><text:span text:style-name="T87"> * </text:span><text:span text:style-name="T90">f</text:span><text:span text:style-name="T626">2</text:span><text:span text:style-name="T72"> + </text:span><text:span text:style-name="T86">c * </text:span><text:span text:style-name="T90">f</text:span><text:span text:style-name="T611">1</text:span><text:span text:style-name="T90">。</text:span></text:p>
                                    </text:list-item>
                                    <text:list-item>
                                      <text:p text:style-name="P629"><text:span text:style-name="T72">F(n) = </text:span><text:span text:style-name="T86">b</text:span><text:span text:style-name="T87"> * </text:span><text:span text:style-name="T72">F(n–1) + </text:span><text:span text:style-name="T86">c</text:span><text:span text:style-name="T72"> * F(n–2)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82"><text:span text:style-name="T172">假定，</text:span><text:span text:style-name="T1093">g</text:span><text:span text:style-name="T1189">n</text:span><text:span text:style-name="T1092"> =</text:span><text:span text:style-name="T72"> F(n) / F(n–1) = </text:span><text:span text:style-name="T88">x</text:span><text:span text:style-name="T67">。</text:span></text:p>
                              <text:list>
                                <text:list-item>
                                  <text:p text:style-name="P282"><text:span text:style-name="T1093">g</text:span><text:span text:style-name="T1191">2</text:span><text:span text:style-name="T1092"> =</text:span><text:span text:style-name="T72"> </text:span><text:span text:style-name="T111">(</text:span><text:span text:style-name="T90">f</text:span><text:span text:style-name="T626">2 </text:span><text:span text:style-name="T72"><text:s/>/ </text:span><text:span text:style-name="T90">f</text:span><text:span text:style-name="T611">1</text:span><text:span text:style-name="T72">) = </text:span><text:span text:style-name="T88">x</text:span><text:span text:style-name="T67">。</text:span></text:p>
                                  <text:list>
                                    <text:list-item>
                                      <text:p text:style-name="P630"><text:span text:style-name="T90">f</text:span><text:span text:style-name="T626">2</text:span><text:span text:style-name="T72"> = </text:span><text:span text:style-name="T88">x</text:span><text:span text:style-name="T87"> * </text:span><text:span text:style-name="T90">f</text:span><text:span text:style-name="T611">1</text:span><text:span text:style-name="T67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82"><text:span text:style-name="T88">x</text:span><text:span text:style-name="T511">2</text:span><text:span text:style-name="T72"> = </text:span><text:span text:style-name="T86">b</text:span><text:span text:style-name="T87"> * </text:span><text:span text:style-name="T88">x</text:span><text:span text:style-name="T72"> + </text:span><text:span text:style-name="T86">c</text:span><text:span text:style-name="T88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90"><text:span text:style-name="T227">已知</text:span><text:span text:style-name="T172">，</text:span><text:span text:style-name="T100">g</text:span><text:span text:style-name="T607">n</text:span><text:span text:style-name="T72"> = </text:span><text:span text:style-name="T86">b</text:span><text:span text:style-name="T72"> + </text:span><text:span text:style-name="T86">c</text:span><text:span text:style-name="T72"> * </text:span><text:span text:style-name="T100">g</text:span><text:span text:style-name="T607">n</text:span><text:span text:style-name="T628">(</text:span><text:span text:style-name="T607">-</text:span><text:span text:style-name="T623">2,-</text:span><text:span text:style-name="T628">1)</text:span><text:span text:style-name="T227">。</text:span></text:p>
                          <text:list>
                            <text:list-item>
                              <text:p text:style-name="P391"><text:span text:style-name="T172">假定，</text:span><text:span text:style-name="T100">g</text:span><text:span text:style-name="T607">n</text:span><text:span text:style-name="T72"> = </text:span><text:span text:style-name="T100">g</text:span><text:span text:style-name="T607">n</text:span><text:span text:style-name="T628">(</text:span><text:span text:style-name="T607">-</text:span><text:span text:style-name="T623">2,-</text:span><text:span text:style-name="T628">1)</text:span><text:span text:style-name="T227">。</text:span></text:p>
                            </text:list-item>
                            <text:list-item>
                              <text:p text:style-name="P392"><text:span text:style-name="T172">假定，</text:span><text:span text:style-name="T100">g</text:span><text:span text:style-name="T607">n</text:span><text:span text:style-name="T72"> = </text:span><text:span text:style-name="T88">x</text:span><text:span text:style-name="T227">。</text:span></text:p>
                            </text:list-item>
                            <text:list-item>
                              <text:p text:style-name="P393"><text:span text:style-name="T88">x</text:span><text:span text:style-name="T511">2</text:span><text:span text:style-name="T72"> = </text:span><text:span text:style-name="T86">b</text:span><text:span text:style-name="T87"> * </text:span><text:span text:style-name="T88">x</text:span><text:span text:style-name="T72"> + </text:span><text:span text:style-name="T86">c</text:span><text:span text:style-name="T172">。</text:span></text:p>
                            </text:list-item>
                            <text:list-item>
                              <text:p text:style-name="P393"><text:span text:style-name="T172">假定，</text:span><text:span text:style-name="T90">f</text:span><text:span text:style-name="T626">2 </text:span><text:span text:style-name="T72"><text:s/>= </text:span><text:span text:style-name="T88">x</text:span><text:span text:style-name="T87"> * </text:span><text:span text:style-name="T90">f</text:span><text:span text:style-name="T611">1</text:span><text:span text:style-name="T67">。</text:span></text:p>
                              <text:list>
                                <text:list-item>
                                  <text:p text:style-name="P698"><text:span text:style-name="T111">(</text:span><text:span text:style-name="T90">f</text:span><text:span text:style-name="T626">2 </text:span><text:span text:style-name="T72"><text:s/>/ </text:span><text:span text:style-name="T90">f</text:span><text:span text:style-name="T611">1</text:span><text:span text:style-name="T72">) = </text:span><text:span text:style-name="T88">x</text:span><text:span text:style-name="T67">。</text:span></text:p>
                                </text:list-item>
                              </text:list>
                            </text:list-item>
                            <text:list-item>
                              <text:p text:style-name="P394"><text:span text:style-name="T72">F(</text:span><text:span text:style-name="T113">i</text:span><text:span text:style-name="T72">) / F(</text:span><text:span text:style-name="T113">i</text:span><text:span text:style-name="T72">–1) = </text:span><text:span text:style-name="T88">x</text:span><text:span text:style-name="T67">。</text:span></text:p>
                              <text:list>
                                <text:list-item>
                                  <text:p text:style-name="P699"><text:span text:style-name="T272">∞</text:span><text:span text:style-name="T279"> &gt; i &gt; 0</text:span><text:span text:style-name="T67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0"><text:span text:style-name="T172">假定，</text:span><text:span text:style-name="T72">F(</text:span><text:span text:style-name="T110">n</text:span><text:span text:style-name="T72">) = </text:span><text:span text:style-name="T90">f</text:span><text:span text:style-name="T625">n</text:span><text:span text:style-name="T67">。</text:span></text:p>
                      <text:list>
                        <text:list-item>
                          <text:p text:style-name="P279"><text:span text:style-name="T172">假定，</text:span><text:span text:style-name="T86">c </text:span><text:span text:style-name="T1273">≠</text:span><text:span text:style-name="T429"> </text:span><text:span text:style-name="T430">0</text:span><text:span text:style-name="T287">。</text:span></text:p>
                        </text:list-item>
                        <text:list-item>
                          <text:p text:style-name="P283"><text:span text:style-name="T172">假定，</text:span><text:span text:style-name="T90">f</text:span><text:span text:style-name="T626">2 </text:span><text:span text:style-name="T72"><text:s/>/ </text:span><text:span text:style-name="T90">f</text:span><text:span text:style-name="T611">1</text:span><text:span text:style-name="T428"> </text:span><text:span text:style-name="T429">= </text:span><text:span text:style-name="T90">f</text:span><text:span text:style-name="T625">3</text:span><text:span text:style-name="T72"> / </text:span><text:span text:style-name="T90">f</text:span><text:span text:style-name="T626">2</text:span><text:span text:style-name="T111">。</text:span></text:p>
                          <text:list>
                            <text:list-item>
                              <text:p text:style-name="P284"><text:span text:style-name="T227">已知，</text:span><text:span text:style-name="T111">(</text:span><text:span text:style-name="T90">f</text:span><text:span text:style-name="T626">2 </text:span><text:span text:style-name="T72"><text:s/>/ </text:span><text:span text:style-name="T90">f</text:span><text:span text:style-name="T611">1</text:span><text:span text:style-name="T72">)</text:span><text:span text:style-name="T511">2</text:span><text:span text:style-name="T72"> = </text:span><text:span text:style-name="T86">b</text:span><text:span text:style-name="T87"> * </text:span><text:span text:style-name="T111">(</text:span><text:span text:style-name="T90">f</text:span><text:span text:style-name="T626">2 </text:span><text:span text:style-name="T72"><text:s/>/ </text:span><text:span text:style-name="T90">f</text:span><text:span text:style-name="T611">1</text:span><text:span text:style-name="T72">) + </text:span><text:span text:style-name="T86">c</text:span><text:span text:style-name="T67">。</text:span></text:p>
                            </text:list-item>
                            <text:list-item>
                              <text:p text:style-name="P284"><text:span text:style-name="T172">假定，</text:span><text:span text:style-name="T86">b</text:span><text:span text:style-name="T428"> </text:span><text:span text:style-name="T429">= </text:span><text:span text:style-name="T430">0</text:span><text:span text:style-name="T67">。</text:span></text:p>
                              <text:list>
                                <text:list-item>
                                  <text:p text:style-name="P284"><text:span text:style-name="T111">(</text:span><text:span text:style-name="T90">f</text:span><text:span text:style-name="T626">2 </text:span><text:span text:style-name="T72"><text:s/>/ </text:span><text:span text:style-name="T90">f</text:span><text:span text:style-name="T611">1</text:span><text:span text:style-name="T72">)</text:span><text:span text:style-name="T511">2</text:span><text:span text:style-name="T72"> = </text:span><text:span text:style-name="T430">0</text:span><text:span text:style-name="T87"> * </text:span><text:span text:style-name="T111">(</text:span><text:span text:style-name="T90">f</text:span><text:span text:style-name="T626">2 </text:span><text:span text:style-name="T72"><text:s/>/ </text:span><text:span text:style-name="T90">f</text:span><text:span text:style-name="T611">1</text:span><text:span text:style-name="T72">) + </text:span><text:span text:style-name="T86">c</text:span><text:span text:style-name="T67">。</text:span></text:p>
                                </text:list-item>
                                <text:list-item>
                                  <text:p text:style-name="P284"><text:span text:style-name="T111">(</text:span><text:span text:style-name="T90">f</text:span><text:span text:style-name="T626">2 </text:span><text:span text:style-name="T72"><text:s/>/ </text:span><text:span text:style-name="T90">f</text:span><text:span text:style-name="T611">1</text:span><text:span text:style-name="T72">)</text:span><text:span text:style-name="T511">2</text:span><text:span text:style-name="T72"> = </text:span><text:span text:style-name="T86">c</text:span><text:span text:style-name="T67">。</text:span></text:p>
                                </text:list-item>
                                <text:list-item>
                                  <text:p text:style-name="P284"><text:span text:style-name="T111">(</text:span><text:span text:style-name="T90">f</text:span><text:span text:style-name="T626">2 </text:span><text:span text:style-name="T72"><text:s/>/ </text:span><text:span text:style-name="T90">f</text:span><text:span text:style-name="T611">1</text:span><text:span text:style-name="T72">) = </text:span><text:span text:style-name="T13">√</text:span><text:span text:style-name="T86">c</text:span><text:span text:style-name="T67">。</text:span></text:p>
                                </text:list-item>
                                <text:list-item>
                                  <text:p text:style-name="P285"><text:span text:style-name="T72">F(n) / F(n–1) = </text:span><text:span text:style-name="T13">√</text:span><text:span text:style-name="T86">c</text:span><text:span text:style-name="T67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31"><text:span text:style-name="T227">已知，</text:span><text:span text:style-name="T100">g</text:span><text:span text:style-name="T607">n</text:span><text:span text:style-name="T72"> = </text:span><text:span text:style-name="T86">b</text:span><text:span text:style-name="T72"> + </text:span><text:span text:style-name="T86">c</text:span><text:span text:style-name="T72"> / </text:span><text:span text:style-name="T100">g</text:span><text:span text:style-name="T607">n-</text:span><text:span text:style-name="T631">1</text:span><text:span text:style-name="T67">。</text:span></text:p>
                      <text:list>
                        <text:list-item>
                          <text:p text:style-name="P632"><text:span text:style-name="T100">g</text:span><text:span text:style-name="T607">n</text:span><text:span text:style-name="T72"> * </text:span><text:span text:style-name="T100">g</text:span><text:span text:style-name="T607">n-</text:span><text:span text:style-name="T631">1</text:span><text:span text:style-name="T72"> = </text:span><text:span text:style-name="T86">b</text:span><text:span text:style-name="T72"> * </text:span><text:span text:style-name="T100">g</text:span><text:span text:style-name="T607">n-</text:span><text:span text:style-name="T631">1</text:span><text:span text:style-name="T72"> + </text:span><text:span text:style-name="T86">c</text:span><text:span text:style-name="T67">。</text:span></text:p>
                        </text:list-item>
                        <text:list-item>
                          <text:p text:style-name="P633"><text:span text:style-name="T172">假定，</text:span><text:span text:style-name="T100">g</text:span><text:span text:style-name="T607">n </text:span><text:span text:style-name="T72">= </text:span><text:span text:style-name="T100">g</text:span><text:span text:style-name="T607">n-</text:span><text:span text:style-name="T631">1</text:span><text:span text:style-name="T72"> = </text:span><text:span text:style-name="T88">x</text:span><text:span text:style-name="T67">。</text:span></text:p>
                          <text:list>
                            <text:list-item>
                              <text:p text:style-name="P633"><text:span text:style-name="T88">x</text:span><text:span text:style-name="T511">2</text:span><text:span text:style-name="T72"> = </text:span><text:span text:style-name="T86">b</text:span><text:span text:style-name="T72"> * </text:span><text:span text:style-name="T88">x</text:span><text:span text:style-name="T72"> + </text:span><text:span text:style-name="T86">c</text:span><text:span text:style-name="T67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6"><text:span text:style-name="T227">已知，</text:span><text:span text:style-name="T100">g</text:span><text:span text:style-name="T607">n</text:span><text:span text:style-name="T72"> = F(n) / F(n–1)</text:span><text:span text:style-name="T172">。</text:span></text:p>
                      <text:list>
                        <text:list-item>
                          <text:p text:style-name="P634"><text:span text:style-name="T100">g</text:span><text:span text:style-name="T607">n–</text:span><text:span text:style-name="T632">i</text:span><text:span text:style-name="T72"> = F(n–</text:span><text:span text:style-name="T116">i</text:span><text:span text:style-name="T72">) / F(n–1–</text:span><text:span text:style-name="T116">i</text:span><text:span text:style-name="T72">)</text:span><text:span text:style-name="T67">。</text:span></text:p>
                        </text:list-item>
                        <text:list-item>
                          <text:p text:style-name="P286"><text:span text:style-name="T172">假定，</text:span><text:span text:style-name="T90">f</text:span><text:span text:style-name="T626">2</text:span><text:span text:style-name="T72">(</text:span><text:span text:style-name="T115">0</text:span><text:span text:style-name="T72">) = </text:span><text:span text:style-name="T90">f</text:span><text:span text:style-name="T626">2</text:span> <text:span text:style-name="T1046">的 初始值</text:span><text:span text:style-name="T67">。</text:span></text:p>
                          <text:list>
                            <text:list-item>
                              <text:p text:style-name="P286"><text:span text:style-name="T227">已知，</text:span><text:span text:style-name="T100">g</text:span><text:span text:style-name="T633">2</text:span><text:span text:style-name="T72"> = </text:span><text:span text:style-name="T90">f</text:span><text:span text:style-name="T626">2</text:span><text:span text:style-name="T72"> / </text:span><text:span text:style-name="T90">f</text:span><text:span text:style-name="T611">1</text:span><text:span text:style-name="T100">。</text:span></text:p>
                              <text:list>
                                <text:list-item>
                                  <text:p text:style-name="P286"><text:span text:style-name="T100">g</text:span><text:span text:style-name="T633">2</text:span><text:span text:style-name="T72">(</text:span><text:span text:style-name="T115">0</text:span><text:span text:style-name="T72">) = </text:span><text:span text:style-name="T90">f</text:span><text:span text:style-name="T626">2</text:span><text:span text:style-name="T72">(</text:span><text:span text:style-name="T115">0</text:span><text:span text:style-name="T72">) / </text:span><text:span text:style-name="T90">f</text:span><text:span text:style-name="T611">1</text:span><text:span text:style-name="T67">。</text:span></text:p>
                                </text:list-item>
                                <text:list-item>
                                  <text:p text:style-name="P286"><text:span text:style-name="T100">g</text:span><text:span text:style-name="T636">3</text:span><text:span text:style-name="T72">(</text:span><text:span text:style-name="T115">0</text:span><text:span text:style-name="T72">) = </text:span><text:span text:style-name="T90">f</text:span><text:span text:style-name="T636">3</text:span><text:span text:style-name="T72">(</text:span><text:span text:style-name="T115">0</text:span><text:span text:style-name="T72">) / </text:span><text:span text:style-name="T90">f</text:span><text:span text:style-name="T626">2</text:span><text:span text:style-name="T72">(</text:span><text:span text:style-name="T115">0</text:span><text:span text:style-name="T72">)</text:span><text:span text:style-name="T67">。</text:span></text:p>
                                </text:list-item>
                              </text:list>
                            </text:list-item>
                            <text:list-item>
                              <text:p text:style-name="P286"><text:span text:style-name="T227">已知，</text:span><text:span text:style-name="T100">g</text:span><text:span text:style-name="T607">n</text:span><text:span text:style-name="T72"> = </text:span><text:span text:style-name="T86">b</text:span><text:span text:style-name="T72"> + </text:span><text:span text:style-name="T95">c</text:span><text:span text:style-name="T72"> / </text:span><text:span text:style-name="T100">g</text:span><text:span text:style-name="T607">n-</text:span><text:span text:style-name="T630">1</text:span><text:span text:style-name="T67">。</text:span></text:p>
                              <text:list>
                                <text:list-item>
                                  <text:p text:style-name="P634"><text:span text:style-name="T100">g</text:span><text:span text:style-name="T634">3</text:span><text:span text:style-name="T72"> = </text:span><text:span text:style-name="T86">b</text:span><text:span text:style-name="T72"> + </text:span><text:span text:style-name="T95">c</text:span><text:span text:style-name="T72"> / </text:span><text:span text:style-name="T100">g</text:span><text:span text:style-name="T633">2</text:span><text:span text:style-name="T172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86"><text:span text:style-name="T172">假定，</text:span><text:span text:style-name="T90">f</text:span><text:span text:style-name="T626">2</text:span><text:span text:style-name="T72">(</text:span><text:span text:style-name="T117">m</text:span><text:span text:style-name="T72">) = </text:span><text:span text:style-name="T90">f</text:span><text:span text:style-name="T611">1</text:span><text:span text:style-name="T72"> * (</text:span><text:span text:style-name="T100">g</text:span><text:span text:style-name="T633">2</text:span><text:span text:style-name="T72">(</text:span><text:span text:style-name="T117">m</text:span><text:span text:style-name="T72">–1) + </text:span><text:span text:style-name="T100">g</text:span><text:span text:style-name="T634">3</text:span><text:span text:style-name="T72">(</text:span><text:span text:style-name="T117">m</text:span><text:span text:style-name="T72">–1)) / 2</text:span><text:span text:style-name="T172">。</text:span></text:p>
                          <text:list>
                            <text:list-item>
                              <text:p text:style-name="P286"><text:span text:style-name="T1216">明顯例子</text:span><text:span text:style-name="T1117">，</text:span><text:span text:style-name="T1118">假定，</text:span><text:span text:style-name="T1094">f</text:span><text:span text:style-name="T1192">2</text:span><text:span text:style-name="T1092">(1) = </text:span><text:span text:style-name="T1094">f</text:span><text:span text:style-name="T1193">1</text:span><text:span text:style-name="T1092"> * (</text:span><text:span text:style-name="T1093">g</text:span><text:span text:style-name="T1196">2</text:span><text:span text:style-name="T1092">(</text:span><text:span text:style-name="T1096">0</text:span><text:span text:style-name="T1092">) + </text:span><text:span text:style-name="T1093">g</text:span><text:span text:style-name="T1195">3</text:span><text:span text:style-name="T1092">(</text:span><text:span text:style-name="T1096">0</text:span><text:span text:style-name="T1092">)) / 2</text:span><text:span text:style-name="T1218">。</text:span></text:p>
                            </text:list-item>
                          </text:list>
                        </text:list-item>
                        <text:list-item>
                          <text:p text:style-name="P286"><text:span text:style-name="T172">假定，</text:span><text:span text:style-name="T117">m</text:span><text:span text:style-name="T72"> = </text:span><text:span text:style-name="T1255">∞</text:span><text:span text:style-name="T1055">。</text:span></text:p>
                          <text:list>
                            <text:list-item>
                              <text:p text:style-name="P286"><text:span text:style-name="T100">g</text:span><text:span text:style-name="T635">i</text:span><text:span text:style-name="T72">(</text:span><text:span text:style-name="T117">m</text:span><text:span text:style-name="T72">) = </text:span><text:span text:style-name="T100">g</text:span><text:span text:style-name="T635">i-1</text:span><text:span text:style-name="T72">(</text:span><text:span text:style-name="T117">m</text:span><text:span text:style-name="T72">)。</text:span></text:p>
                              <text:list>
                                <text:list-item>
                                  <text:p text:style-name="P634"><text:span text:style-name="T1255">∞</text:span><text:span text:style-name="T1256"> &gt; </text:span><text:span text:style-name="T172">i</text:span><text:span text:style-name="T1256"> &gt; </text:span><text:span text:style-name="T72">1。</text:span></text:p>
                                </text:list-item>
                                <text:list-item>
                                  <text:p text:style-name="P286"><text:span text:style-name="T100">g</text:span><text:span text:style-name="T635">i</text:span><text:span text:style-name="T72">(</text:span><text:span text:style-name="T117">m</text:span><text:span text:style-name="T72">) </text:span><text:span text:style-name="T1092">= </text:span><text:span text:style-name="T1093">g</text:span><text:span text:style-name="T1197">i-1</text:span><text:span text:style-name="T1092">(</text:span><text:span text:style-name="T1097">m</text:span><text:span text:style-name="T1092">)</text:span><text:span text:style-name="T72"> = </text:span><text:span text:style-name="T938">x</text:span><text:span text:style-name="T172">。</text:span></text:p>
                                  <text:list>
                                    <text:list-item>
                                      <text:p text:style-name="P634"><text:span text:style-name="T176">已知，</text:span><text:span text:style-name="T100">g</text:span><text:span text:style-name="T607">n</text:span><text:span text:style-name="T72"> = </text:span><text:span text:style-name="T86">b</text:span><text:span text:style-name="T72"> + </text:span><text:span text:style-name="T95">c</text:span><text:span text:style-name="T72"> / </text:span><text:span text:style-name="T100">g</text:span><text:span text:style-name="T607">n-</text:span><text:span text:style-name="T630">1</text:span><text:span text:style-name="T172">。</text:span></text:p>
                                      <text:list>
                                        <text:list-item>
                                          <text:p text:style-name="P635"><text:span text:style-name="T100">g</text:span><text:span text:style-name="T607">n</text:span><text:span text:style-name="T72"> * </text:span><text:span text:style-name="T607"><text:s/></text:span><text:span text:style-name="T100">g</text:span><text:span text:style-name="T607">n-</text:span><text:span text:style-name="T630">1</text:span><text:span text:style-name="T72"> = </text:span><text:span text:style-name="T86">b</text:span><text:span text:style-name="T72"> * </text:span><text:span text:style-name="T100">g</text:span><text:span text:style-name="T607">n-</text:span><text:span text:style-name="T630">1</text:span><text:span text:style-name="T72"> + </text:span><text:span text:style-name="T95">c</text:span><text:span text:style-name="T172">。</text:span></text:p>
                                        </text:list-item>
                                        <text:list-item>
                                          <text:p text:style-name="P635"><text:span text:style-name="T72">(</text:span><text:span text:style-name="T100">g</text:span><text:span text:style-name="T635">i</text:span><text:span text:style-name="T72">(</text:span><text:span text:style-name="T117">m</text:span><text:span text:style-name="T72">))</text:span><text:span text:style-name="T512">2</text:span><text:span text:style-name="T72"> = </text:span><text:span text:style-name="T86">b</text:span><text:span text:style-name="T72"> * </text:span><text:span text:style-name="T100">g</text:span><text:span text:style-name="T635">i</text:span><text:span text:style-name="T72">(</text:span><text:span text:style-name="T117">m</text:span><text:span text:style-name="T72">) + </text:span><text:span text:style-name="T95">c</text:span><text:span text:style-name="T172">。</text:span></text:p>
                                        </text:list-item>
                                        <text:list-item>
                                          <text:p text:style-name="P635"><text:span text:style-name="T938">x</text:span><text:span text:style-name="T512">2</text:span><text:span text:style-name="T72"> = </text:span><text:span text:style-name="T86">b</text:span><text:span text:style-name="T72"> * </text:span><text:span text:style-name="T938">x</text:span><text:span text:style-name="T72"> + </text:span><text:span text:style-name="T95">c</text:span><text:span text:style-name="T172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86"><text:span text:style-name="T90">f</text:span><text:span text:style-name="T626">2</text:span><text:span text:style-name="T72">(</text:span><text:span text:style-name="T117">m</text:span><text:span text:style-name="T72">) = </text:span><text:span text:style-name="T90">f</text:span><text:span text:style-name="T626">2</text:span><text:span text:style-name="T72">(</text:span><text:span text:style-name="T117">m</text:span><text:span text:style-name="T72">–1) = </text:span><text:span text:style-name="T90">f</text:span><text:span text:style-name="T611">1</text:span><text:span text:style-name="T72"> * </text:span><text:span text:style-name="T938">x</text:span><text:span text:style-name="T172">。</text:span></text:p>
                                  <text:list>
                                    <text:list-item>
                                      <text:p text:style-name="P636"><text:span text:style-name="T227">已知，</text:span><text:span text:style-name="T90">f</text:span><text:span text:style-name="T626">2</text:span><text:span text:style-name="T72">(</text:span><text:span text:style-name="T117">m</text:span><text:span text:style-name="T72">) = </text:span><text:span text:style-name="T90">f</text:span><text:span text:style-name="T611">1</text:span><text:span text:style-name="T72"> * (</text:span><text:span text:style-name="T100">g</text:span><text:span text:style-name="T633">2</text:span><text:span text:style-name="T72">(</text:span><text:span text:style-name="T117">m</text:span><text:span text:style-name="T72">–1) + </text:span><text:span text:style-name="T100">g</text:span><text:span text:style-name="T634">3</text:span><text:span text:style-name="T72">(</text:span><text:span text:style-name="T117">m</text:span><text:span text:style-name="T72">–1)) / 2</text:span><text:span text:style-name="T172">。</text:span></text:p>
                                      <text:list>
                                        <text:list-item>
                                          <text:p text:style-name="P636"><text:span text:style-name="T90">f</text:span><text:span text:style-name="T626">2</text:span><text:span text:style-name="T72">(</text:span><text:span text:style-name="T117">m</text:span><text:span text:style-name="T72">) = </text:span><text:span text:style-name="T90">f</text:span><text:span text:style-name="T611">1</text:span><text:span text:style-name="T72"> * (</text:span><text:span text:style-name="T938">x</text:span><text:span text:style-name="T72"> + </text:span><text:span text:style-name="T938">x</text:span><text:span text:style-name="T72">) / 2</text:span><text:span text:style-name="T172">。。</text:span></text:p>
                                        </text:list-item>
                                        <text:list-item>
                                          <text:p text:style-name="P634"><text:span text:style-name="T90">f</text:span><text:span text:style-name="T626">2</text:span><text:span text:style-name="T72">(</text:span><text:span text:style-name="T117">m</text:span><text:span text:style-name="T72">) = </text:span><text:span text:style-name="T90">f</text:span><text:span text:style-name="T611">1</text:span><text:span text:style-name="T72"> * </text:span><text:span text:style-name="T938">x</text:span><text:span text:style-name="T172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7"><text:span text:style-name="T172">假定，</text:span><text:span text:style-name="T86">b</text:span><text:span text:style-name="T173"> </text:span><text:span text:style-name="T174">= </text:span><text:span text:style-name="T430">0</text:span><text:span text:style-name="T67">。</text:span></text:p>
                      <text:list>
                        <text:list-item>
                          <text:p text:style-name="P287"><text:span text:style-name="T72">F(n) = </text:span><text:span text:style-name="T115">0</text:span><text:span text:style-name="T87"> * </text:span><text:span text:style-name="T72">F(n–1) + </text:span><text:span text:style-name="T86">c</text:span><text:span text:style-name="T72"> * F(n–2)</text:span><text:span text:style-name="T67">。</text:span></text:p>
                          <text:list>
                            <text:list-item>
                              <text:p text:style-name="P287"><text:span text:style-name="T72">F(n) = </text:span><text:span text:style-name="T86">c</text:span><text:span text:style-name="T72"> * F(n–2)</text:span><text:span text:style-name="T67">。</text:span></text:p>
                            </text:list-item>
                          </text:list>
                        </text:list-item>
                        <text:list-item>
                          <text:p text:style-name="P288"><text:span text:style-name="T227">已知，</text:span><text:span text:style-name="T100">g</text:span><text:span text:style-name="T607">n</text:span><text:span text:style-name="T72"> = F(n) / F(n–1)</text:span><text:span text:style-name="T67">。</text:span></text:p>
                          <text:list>
                            <text:list-item>
                              <text:p text:style-name="P637"><text:span text:style-name="T100">g</text:span><text:span text:style-name="T607">n–</text:span><text:span text:style-name="T632">i</text:span><text:span text:style-name="T72"> = F(n–</text:span><text:span text:style-name="T116">i</text:span><text:span text:style-name="T72">) / F(n–1–</text:span><text:span text:style-name="T116">i</text:span><text:span text:style-name="T72">)</text:span><text:span text:style-name="T67">。</text:span></text:p>
                            </text:list-item>
                          </text:list>
                        </text:list-item>
                        <text:list-item>
                          <text:p text:style-name="P289"><text:span text:style-name="T172">假定，</text:span><text:span text:style-name="T90">f</text:span><text:span text:style-name="T626">2</text:span><text:span text:style-name="T72">(</text:span><text:span text:style-name="T115">0</text:span><text:span text:style-name="T72">) = </text:span><text:span text:style-name="T90">f</text:span><text:span text:style-name="T626">2</text:span> <text:span text:style-name="T1046">的 初始值</text:span><text:span text:style-name="T67">。</text:span></text:p>
                          <text:list>
                            <text:list-item>
                              <text:p text:style-name="P290"><text:span text:style-name="T227">已知，</text:span><text:span text:style-name="T100">g</text:span><text:span text:style-name="T633">2</text:span><text:span text:style-name="T72"> = </text:span><text:span text:style-name="T90">f</text:span><text:span text:style-name="T626">2</text:span><text:span text:style-name="T72"> / </text:span><text:span text:style-name="T90">f</text:span><text:span text:style-name="T611">1</text:span><text:span text:style-name="T100">。</text:span></text:p>
                              <text:list>
                                <text:list-item>
                                  <text:p text:style-name="P290"><text:span text:style-name="T100">g</text:span><text:span text:style-name="T633">2</text:span><text:span text:style-name="T72">(</text:span><text:span text:style-name="T115">0</text:span><text:span text:style-name="T72">) = </text:span><text:span text:style-name="T90">f</text:span><text:span text:style-name="T626">2</text:span><text:span text:style-name="T72">(</text:span><text:span text:style-name="T115">0</text:span><text:span text:style-name="T72">) / </text:span><text:span text:style-name="T90">f</text:span><text:span text:style-name="T611">1</text:span><text:span text:style-name="T67">。</text:span></text:p>
                                </text:list-item>
                              </text:list>
                            </text:list-item>
                            <text:list-item>
                              <text:p text:style-name="P290"><text:span text:style-name="T227">已知，</text:span><text:span text:style-name="T100">g</text:span><text:span text:style-name="T607">n</text:span><text:span text:style-name="T72"> = </text:span><text:span text:style-name="T86">b</text:span><text:span text:style-name="T72"> + </text:span><text:span text:style-name="T95">c</text:span><text:span text:style-name="T72"> / </text:span><text:span text:style-name="T100">g</text:span><text:span text:style-name="T607">n-</text:span><text:span text:style-name="T630">1</text:span><text:span text:style-name="T67">。</text:span></text:p>
                              <text:list>
                                <text:list-item>
                                  <text:p text:style-name="P638"><text:span text:style-name="T100">g</text:span><text:span text:style-name="T634">3</text:span><text:span text:style-name="T72"> = </text:span><text:span text:style-name="T86">b</text:span><text:span text:style-name="T72"> + </text:span><text:span text:style-name="T95">c</text:span><text:span text:style-name="T72"> / </text:span><text:span text:style-name="T100">g</text:span><text:span text:style-name="T633">2</text:span><text:span text:style-name="T67">。</text:span></text:p>
                                  <text:list>
                                    <text:list-item>
                                      <text:p text:style-name="P638"><text:span text:style-name="T100">g</text:span><text:span text:style-name="T634">3</text:span><text:span text:style-name="T72"> = </text:span><text:span text:style-name="T115">0</text:span><text:span text:style-name="T72"> + </text:span><text:span text:style-name="T95">c</text:span><text:span text:style-name="T72"> / </text:span><text:span text:style-name="T100">g</text:span><text:span text:style-name="T633">2</text:span><text:span text:style-name="T67">。</text:span></text:p>
                                    </text:list-item>
                                    <text:list-item>
                                      <text:p text:style-name="P638"><text:span text:style-name="T100">g</text:span><text:span text:style-name="T634">3</text:span><text:span text:style-name="T72"> = </text:span><text:span text:style-name="T95">c</text:span><text:span text:style-name="T72"> / </text:span><text:span text:style-name="T100">g</text:span><text:span text:style-name="T633">2</text:span><text:span text:style-name="T67">。</text:span></text:p>
                                    </text:list-item>
                                    <text:list-item>
                                      <text:p text:style-name="P291"><text:span text:style-name="T100">g</text:span><text:span text:style-name="T634">3</text:span><text:span text:style-name="T72">(</text:span><text:span text:style-name="T115">0</text:span><text:span text:style-name="T72">) = </text:span><text:span text:style-name="T95">c</text:span><text:span text:style-name="T72"> / </text:span><text:span text:style-name="T100">g</text:span><text:span text:style-name="T633">2</text:span><text:span text:style-name="T72">(</text:span><text:span text:style-name="T115">0</text:span><text:span text:style-name="T72">)</text:span><text:span text:style-name="T67">。</text:span></text:p>
                                      <text:list>
                                        <text:list-item>
                                          <text:p text:style-name="P292"><text:span text:style-name="T100">g</text:span><text:span text:style-name="T633">2</text:span><text:span text:style-name="T72">(</text:span><text:span text:style-name="T115">0</text:span><text:span text:style-name="T72">) * </text:span><text:span text:style-name="T100">g</text:span><text:span text:style-name="T634">3</text:span><text:span text:style-name="T72">(</text:span><text:span text:style-name="T115">0</text:span><text:span text:style-name="T72">) = </text:span><text:span text:style-name="T95">c</text:span><text:span text:style-name="T67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93"><text:span text:style-name="T172">假定，</text:span><text:span text:style-name="T90">f</text:span><text:span text:style-name="T626">2</text:span><text:span text:style-name="T72">(</text:span><text:span text:style-name="T117">m</text:span><text:span text:style-name="T72">) = </text:span><text:span text:style-name="T90">f</text:span><text:span text:style-name="T611">1</text:span><text:span text:style-name="T72"> * (</text:span><text:span text:style-name="T100">g</text:span><text:span text:style-name="T633">2</text:span><text:span text:style-name="T72">(</text:span><text:span text:style-name="T117">m</text:span><text:span text:style-name="T72">–1) + </text:span><text:span text:style-name="T100">g</text:span><text:span text:style-name="T634">3</text:span><text:span text:style-name="T72">(</text:span><text:span text:style-name="T117">m</text:span><text:span text:style-name="T72">–1)) / 2</text:span><text:span text:style-name="T67">。</text:span></text:p>
                              <text:list>
                                <text:list-item>
                                  <text:p text:style-name="P639"><text:span text:style-name="T1237">明顯例子</text:span><text:span text:style-name="T175">，</text:span><text:span text:style-name="T172">假定，</text:span><text:span text:style-name="T90">f</text:span><text:span text:style-name="T626">2</text:span><text:span text:style-name="T72">(1) = </text:span><text:span text:style-name="T90">f</text:span><text:span text:style-name="T611">1</text:span><text:span text:style-name="T72"> * (</text:span><text:span text:style-name="T100">g</text:span><text:span text:style-name="T633">2</text:span><text:span text:style-name="T72">(</text:span><text:span text:style-name="T115">0</text:span><text:span text:style-name="T72">) + </text:span><text:span text:style-name="T100">g</text:span><text:span text:style-name="T634">3</text:span><text:span text:style-name="T72">(</text:span><text:span text:style-name="T115">0</text:span><text:span text:style-name="T72">)) / 2</text:span><text:span text:style-name="T1046">。</text:span></text:p>
                                </text:list-item>
                              </text:list>
                            </text:list-item>
                            <text:list-item>
                              <text:p text:style-name="P294"><text:span text:style-name="T172">假定，</text:span><text:span text:style-name="T117">m</text:span><text:span text:style-name="T72"> = </text:span><text:span text:style-name="T1255">∞</text:span><text:span text:style-name="T1046">。</text:span></text:p>
                              <text:list>
                                <text:list-item>
                                  <text:p text:style-name="P295"><text:span text:style-name="T100">g</text:span><text:span text:style-name="T635">i</text:span><text:span text:style-name="T72">(</text:span><text:span text:style-name="T117">m</text:span><text:span text:style-name="T72">) = </text:span><text:span text:style-name="T100">g</text:span><text:span text:style-name="T635">i-1</text:span><text:span text:style-name="T72">(</text:span><text:span text:style-name="T117">m</text:span><text:span text:style-name="T72">)。</text:span></text:p>
                                  <text:list>
                                    <text:list-item>
                                      <text:p text:style-name="P640"><text:span text:style-name="T1255">∞</text:span><text:span text:style-name="T1256"> &gt; </text:span><text:span text:style-name="T172">i</text:span><text:span text:style-name="T1256"> &gt; </text:span><text:span text:style-name="T72">1。</text:span></text:p>
                                    </text:list-item>
                                    <text:list-item>
                                      <text:p text:style-name="P295"><text:span text:style-name="T227">已知，</text:span><text:span text:style-name="T100">g</text:span><text:span text:style-name="T634">3</text:span><text:span text:style-name="T72"> = </text:span><text:span text:style-name="T95">c</text:span><text:span text:style-name="T72"> / </text:span><text:span text:style-name="T100">g</text:span><text:span text:style-name="T633">2</text:span></text:p>
                                      <text:list>
                                        <text:list-item>
                                          <text:p text:style-name="P295"><text:span text:style-name="T100">g</text:span><text:span text:style-name="T633">2</text:span><text:span text:style-name="T72"> * </text:span><text:span text:style-name="T100">g</text:span><text:span text:style-name="T634">3</text:span><text:span text:style-name="T72"> = </text:span><text:span text:style-name="T95">c</text:span><text:span text:style-name="T227">。</text:span></text:p>
                                        </text:list-item>
                                        <text:list-item>
                                          <text:p text:style-name="P296"><text:span text:style-name="T227">已知，</text:span><text:span text:style-name="T100">g</text:span><text:span text:style-name="T635">i</text:span><text:span text:style-name="T72">(</text:span><text:span text:style-name="T117">m</text:span><text:span text:style-name="T72">) = </text:span><text:span text:style-name="T100">g</text:span><text:span text:style-name="T635">i-1</text:span><text:span text:style-name="T72">(</text:span><text:span text:style-name="T117">m</text:span><text:span text:style-name="T72">)</text:span><text:span text:style-name="T227">。</text:span></text:p>
                                          <text:list>
                                            <text:list-item>
                                              <text:p text:style-name="P296"><text:span text:style-name="T100">g</text:span><text:span text:style-name="T634">3</text:span><text:span text:style-name="T72">(</text:span><text:span text:style-name="T117">m</text:span><text:span text:style-name="T72">) = </text:span><text:span text:style-name="T100">g</text:span><text:span text:style-name="T633">2</text:span><text:span text:style-name="T72">(</text:span><text:span text:style-name="T117">m</text:span><text:span text:style-name="T72">)</text:span><text:span text:style-name="T100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97"><text:span text:style-name="T100">g</text:span><text:span text:style-name="T634">3</text:span><text:span text:style-name="T72">(</text:span><text:span text:style-name="T117">m</text:span><text:span text:style-name="T72">) = </text:span><text:span text:style-name="T937">√</text:span><text:span text:style-name="T95">c</text:span><text:span text:style-name="T100">。</text:span></text:p>
                                          <text:list>
                                            <text:list-item>
                                              <text:p text:style-name="P296"><text:span text:style-name="T100">g</text:span><text:span text:style-name="T635">i</text:span><text:span text:style-name="T72">(</text:span><text:span text:style-name="T117">m</text:span><text:span text:style-name="T72">) = </text:span><text:span text:style-name="T937">√</text:span><text:span text:style-name="T95">c</text:span><text:span text:style-name="T67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41"><text:span text:style-name="T90">f</text:span><text:span text:style-name="T626">2</text:span><text:span text:style-name="T72">(</text:span><text:span text:style-name="T117">m</text:span><text:span text:style-name="T72">) = </text:span><text:span text:style-name="T90">f</text:span><text:span text:style-name="T611">1</text:span><text:span text:style-name="T72"> * (</text:span><text:span text:style-name="T100">g</text:span><text:span text:style-name="T635">i-1</text:span><text:span text:style-name="T72">(</text:span><text:span text:style-name="T117">m</text:span><text:span text:style-name="T72">) + </text:span><text:span text:style-name="T100">g</text:span><text:span text:style-name="T635">i</text:span><text:span text:style-name="T72">(</text:span><text:span text:style-name="T117">m</text:span><text:span text:style-name="T72">)) / 2</text:span><text:span text:style-name="T67">。</text:span></text:p>
                                      <text:list>
                                        <text:list-item>
                                          <text:p text:style-name="P642"><text:span text:style-name="T90">f</text:span><text:span text:style-name="T626">2</text:span><text:span text:style-name="T72">(</text:span><text:span text:style-name="T117">m</text:span><text:span text:style-name="T72">) = </text:span><text:span text:style-name="T90">f</text:span><text:span text:style-name="T611">1</text:span><text:span text:style-name="T72"> * (</text:span><text:span text:style-name="T937">√</text:span><text:span text:style-name="T95">c</text:span><text:span text:style-name="T72"> + </text:span><text:span text:style-name="T937">√</text:span><text:span text:style-name="T95">c</text:span><text:span text:style-name="T72">) / 2</text:span><text:span text:style-name="T90">。</text:span></text:p>
                                        </text:list-item>
                                        <text:list-item>
                                          <text:p text:style-name="P643"><text:span text:style-name="T90">f</text:span><text:span text:style-name="T626">2</text:span><text:span text:style-name="T72">(</text:span><text:span text:style-name="T117">m</text:span><text:span text:style-name="T72">) = </text:span><text:span text:style-name="T90">f</text:span><text:span text:style-name="T611">1</text:span><text:span text:style-name="T72"> * </text:span><text:span text:style-name="T937">√</text:span><text:span text:style-name="T95">c</text:span><text:span text:style-name="T67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92"><text:span text:style-name="T90">f</text:span><text:span text:style-name="T626">2</text:span><text:span text:style-name="T72">(</text:span><text:span text:style-name="T117">m</text:span><text:span text:style-name="T72">) = </text:span><text:span text:style-name="T90">f</text:span><text:span text:style-name="T626">2</text:span><text:span text:style-name="T72">(</text:span><text:span text:style-name="T117">m</text:span><text:span text:style-name="T72">–1) = </text:span><text:span text:style-name="T90">f</text:span><text:span text:style-name="T611">1</text:span><text:span text:style-name="T72"> * </text:span><text:span text:style-name="T937">√</text:span><text:span text:style-name="T95">c</text:span><text:span text:style-name="T67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98"><text:span text:style-name="T1237">明顯例子</text:span><text:span text:style-name="T175">，</text:span><text:span text:style-name="T172">假定，</text:span><text:span text:style-name="T86">b</text:span><text:span text:style-name="T173"> </text:span><text:span text:style-name="T174">= </text:span><text:span text:style-name="T430">0</text:span><text:span text:style-name="T175">。</text:span></text:p>
                          <text:list>
                            <text:list-item>
                              <text:p text:style-name="P298"><text:span text:style-name="T172">假定，</text:span><text:span text:style-name="T177">c</text:span><text:span text:style-name="T72"> = </text:span><text:span text:style-name="T118">2</text:span><text:span text:style-name="T175">。</text:span></text:p>
                            </text:list-item>
                            <text:list-item>
                              <text:p text:style-name="P299"><text:span text:style-name="T172">假定，</text:span><text:span text:style-name="T90">f</text:span><text:span text:style-name="T611">1</text:span><text:span text:style-name="T72"> = </text:span><text:span text:style-name="T90">f</text:span><text:span text:style-name="T637">2</text:span><text:span text:style-name="T72">(</text:span><text:span text:style-name="T430">0</text:span><text:span text:style-name="T72">) = 1</text:span><text:span text:style-name="T67">。</text:span></text:p>
                            </text:list-item>
                            <text:list-item>
                              <text:p text:style-name="P299"><text:span text:style-name="T90">f</text:span><text:span text:style-name="T634">3</text:span><text:span text:style-name="T72">(</text:span><text:span text:style-name="T430">0</text:span><text:span text:style-name="T72">) </text:span><text:span text:style-name="T1092">= </text:span><text:span text:style-name="T1095">b</text:span><text:span text:style-name="T1092"> * </text:span><text:span text:style-name="T1094">f</text:span><text:span text:style-name="T1198">2</text:span><text:span text:style-name="T1092">(</text:span><text:span text:style-name="T1150">0</text:span><text:span text:style-name="T1092">) + </text:span><text:span text:style-name="T1198"><text:s/></text:span><text:span text:style-name="T1119">c</text:span><text:span text:style-name="T1092"> * </text:span><text:span text:style-name="T1094">f</text:span><text:span text:style-name="T1193">1</text:span><text:span text:style-name="T1092"> = </text:span><text:span text:style-name="T1150">0</text:span><text:span text:style-name="T1092"> * 1 + </text:span><text:span text:style-name="T1098">2</text:span><text:span text:style-name="T1092"> * 1</text:span><text:span text:style-name="T72"> = </text:span><text:span text:style-name="T119">2</text:span><text:span text:style-name="T100">。</text:span></text:p>
                              <text:list>
                                <text:list-item>
                                  <text:p text:style-name="P300"><text:span text:style-name="T100">g</text:span><text:span text:style-name="T637">2</text:span><text:span text:style-name="T72">(</text:span><text:span text:style-name="T430">0</text:span><text:span text:style-name="T72">)</text:span><text:span text:style-name="T1092"> = </text:span><text:span text:style-name="T1094">f</text:span><text:span text:style-name="T1198">2</text:span><text:span text:style-name="T1092">(</text:span><text:span text:style-name="T1150">0</text:span><text:span text:style-name="T1092">) / </text:span><text:span text:style-name="T1094">f</text:span><text:span text:style-name="T1193">1</text:span><text:span text:style-name="T1092"> = 1 / 1</text:span><text:span text:style-name="T72"> = 1</text:span><text:span text:style-name="T67">。</text:span></text:p>
                                </text:list-item>
                                <text:list-item>
                                  <text:p text:style-name="P300"><text:span text:style-name="T100">g</text:span><text:span text:style-name="T638">3</text:span><text:span text:style-name="T72">(</text:span><text:span text:style-name="T430">0</text:span><text:span text:style-name="T72">)</text:span><text:span text:style-name="T1092"> = </text:span><text:span text:style-name="T1094">f</text:span><text:span text:style-name="T1199">3</text:span><text:span text:style-name="T1092">(</text:span><text:span text:style-name="T1150">0</text:span><text:span text:style-name="T1092">) / </text:span><text:span text:style-name="T1094">f</text:span><text:span text:style-name="T1199">2</text:span><text:span text:style-name="T1092">(</text:span><text:span text:style-name="T1150">0</text:span><text:span text:style-name="T1092">) = </text:span><text:span text:style-name="T1099">2</text:span><text:span text:style-name="T1092"> / 1</text:span><text:span text:style-name="T72"> = </text:span><text:span text:style-name="T120">2</text:span><text:span text:style-name="T67">。</text:span></text:p>
                                </text:list-item>
                                <text:list-item>
                                  <text:p text:style-name="P300"><text:span text:style-name="T90">f</text:span><text:span text:style-name="T626">2</text:span><text:span text:style-name="T72">(1) </text:span><text:span text:style-name="T1092">= </text:span><text:span text:style-name="T1094">f</text:span><text:span text:style-name="T1193">1</text:span><text:span text:style-name="T1092"> * (</text:span><text:span text:style-name="T1093">g</text:span><text:span text:style-name="T1196">2</text:span><text:span text:style-name="T1092">(</text:span><text:span text:style-name="T1150">0</text:span><text:span text:style-name="T1092">) + </text:span><text:span text:style-name="T1093">g</text:span><text:span text:style-name="T1195">3</text:span><text:span text:style-name="T1092">(</text:span><text:span text:style-name="T1150">0</text:span><text:span text:style-name="T1092">)) / 2 = 1 * (1 + 2) / 2</text:span><text:span text:style-name="T72"> = </text:span><text:span text:style-name="T121">1.5</text:span><text:span text:style-name="T67">。</text:span></text:p>
                                </text:list-item>
                              </text:list>
                            </text:list-item>
                            <text:list-item>
                              <text:p text:style-name="P300"><text:span text:style-name="T90">f</text:span><text:span text:style-name="T634">3</text:span><text:span text:style-name="T72">(</text:span><text:span text:style-name="T123">1</text:span><text:span text:style-name="T72">) </text:span><text:span text:style-name="T1092">= </text:span><text:span text:style-name="T1095">b</text:span><text:span text:style-name="T1092"> * </text:span><text:span text:style-name="T1094">f</text:span><text:span text:style-name="T1198">2</text:span><text:span text:style-name="T1092">(</text:span><text:span text:style-name="T1100">1</text:span><text:span text:style-name="T1092">) + </text:span><text:span text:style-name="T1198"><text:s/></text:span><text:span text:style-name="T1119">c</text:span><text:span text:style-name="T1092"> * </text:span><text:span text:style-name="T1094">f</text:span><text:span text:style-name="T1193">1</text:span><text:span text:style-name="T1092"> = </text:span><text:span text:style-name="T1150">0</text:span><text:span text:style-name="T1092"> * 1.</text:span><text:span text:style-name="T1100">5</text:span><text:span text:style-name="T1092"> + </text:span><text:span text:style-name="T1098">2</text:span><text:span text:style-name="T1092"> * 1</text:span><text:span text:style-name="T72"> = </text:span><text:span text:style-name="T119">2</text:span><text:span text:style-name="T100">。</text:span></text:p>
                              <text:list>
                                <text:list-item>
                                  <text:p text:style-name="P301"><text:span text:style-name="T100">g</text:span><text:span text:style-name="T637">2</text:span><text:span text:style-name="T72">(1)</text:span><text:span text:style-name="T1092"> = </text:span><text:span text:style-name="T1094">f</text:span><text:span text:style-name="T1198">2</text:span><text:span text:style-name="T1092">(</text:span><text:span text:style-name="T1100">1</text:span><text:span text:style-name="T1092">) / </text:span><text:span text:style-name="T1094">f</text:span><text:span text:style-name="T1193">1</text:span><text:span text:style-name="T1092"> = 1.</text:span><text:span text:style-name="T1100">5</text:span><text:span text:style-name="T1092"> / 1</text:span><text:span text:style-name="T72"> = 1</text:span><text:span text:style-name="T67">。</text:span></text:p>
                                </text:list-item>
                                <text:list-item>
                                  <text:p text:style-name="P301"><text:span text:style-name="T100">g</text:span><text:span text:style-name="T638">3</text:span><text:span text:style-name="T72">(1)</text:span><text:span text:style-name="T1092"> = </text:span><text:span text:style-name="T1094">f</text:span><text:span text:style-name="T1199">3</text:span><text:span text:style-name="T1092">(</text:span><text:span text:style-name="T1100">1</text:span><text:span text:style-name="T1092">) / </text:span><text:span text:style-name="T1094">f</text:span><text:span text:style-name="T1199">2</text:span><text:span text:style-name="T1092">(</text:span><text:span text:style-name="T1100">1</text:span><text:span text:style-name="T1092">) = </text:span><text:span text:style-name="T1099">2</text:span><text:span text:style-name="T1092"> / 1.</text:span><text:span text:style-name="T1100">5</text:span><text:span text:style-name="T72"> = </text:span><text:span text:style-name="T122">1.3…</text:span><text:span text:style-name="T67">。</text:span></text:p>
                                </text:list-item>
                                <text:list-item>
                                  <text:p text:style-name="P300"><text:span text:style-name="T90">f</text:span><text:span text:style-name="T626">2</text:span><text:span text:style-name="T72">(</text:span><text:span text:style-name="T124">2</text:span><text:span text:style-name="T72">) </text:span><text:span text:style-name="T1092">= </text:span><text:span text:style-name="T1094">f</text:span><text:span text:style-name="T1193">1</text:span><text:span text:style-name="T1092"> * (</text:span><text:span text:style-name="T1093">g</text:span><text:span text:style-name="T1196">2</text:span><text:span text:style-name="T1092">(1) + </text:span><text:span text:style-name="T1093">g</text:span><text:span text:style-name="T1195">3</text:span><text:span text:style-name="T1092">(1)) / 2 = 1 * (1 + </text:span><text:span text:style-name="T1100">1.3…</text:span><text:span text:style-name="T1092">) / 2</text:span><text:span text:style-name="T72"> = </text:span><text:span text:style-name="T121">1.416…</text:span><text:span text:style-name="T67">。</text:span></text:p>
                                </text:list-item>
                              </text:list>
                            </text:list-item>
                            <text:list-item>
                              <text:p text:style-name="P298">…</text:p>
                            </text:list-item>
                            <text:list-item>
                              <text:p text:style-name="P302"><text:span text:style-name="T90">f</text:span><text:span text:style-name="T634">3</text:span><text:span text:style-name="T72">(</text:span><text:span text:style-name="T123">m</text:span><text:span text:style-name="T72">) = </text:span><text:span text:style-name="T119">2</text:span><text:span text:style-name="T67">。</text:span></text:p>
                              <text:list>
                                <text:list-item>
                                  <text:p text:style-name="P302"><text:span text:style-name="T100">g</text:span><text:span text:style-name="T637">2</text:span><text:span text:style-name="T72">(</text:span><text:span text:style-name="T123">m</text:span><text:span text:style-name="T72">–1) = </text:span><text:span text:style-name="T939">√</text:span><text:span text:style-name="T119">2</text:span><text:span text:style-name="T67">。</text:span></text:p>
                                </text:list-item>
                                <text:list-item>
                                  <text:p text:style-name="P302"><text:span text:style-name="T100">g</text:span><text:span text:style-name="T638">3</text:span><text:span text:style-name="T72">(</text:span><text:span text:style-name="T123">m</text:span><text:span text:style-name="T72">–1) = </text:span><text:span text:style-name="T939">√</text:span><text:span text:style-name="T119">2</text:span><text:span text:style-name="T67">。</text:span></text:p>
                                </text:list-item>
                                <text:list-item>
                                  <text:p text:style-name="P302"><text:span text:style-name="T90">f</text:span><text:span text:style-name="T626">2</text:span><text:span text:style-name="T72">(</text:span><text:span text:style-name="T123">m</text:span><text:span text:style-name="T72">) </text:span><text:span text:style-name="T1092">= 1 * </text:span><text:span text:style-name="T1066">√</text:span><text:span text:style-name="T1101">2</text:span><text:span text:style-name="T72"> = </text:span><text:span text:style-name="T939">√</text:span><text:span text:style-name="T119">2</text:span><text:span text:style-name="T67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44"><text:span text:style-name="T227">已知，</text:span><text:span text:style-name="T90">f</text:span><text:span text:style-name="T634">3</text:span><text:span text:style-name="T72">(</text:span><text:span text:style-name="T123">m</text:span><text:span text:style-name="T72">) = </text:span><text:span text:style-name="T86">b</text:span><text:span text:style-name="T72"> * </text:span><text:span text:style-name="T90">f</text:span><text:span text:style-name="T637">2</text:span><text:span text:style-name="T72">(</text:span><text:span text:style-name="T123">m</text:span><text:span text:style-name="T72">) + </text:span><text:span text:style-name="T637"><text:s/></text:span><text:span text:style-name="T177">c</text:span><text:span text:style-name="T72"> * </text:span><text:span text:style-name="T90">f</text:span><text:span text:style-name="T611">1</text:span><text:span text:style-name="T67">。</text:span></text:p>
                          <text:list>
                            <text:list-item>
                              <text:p text:style-name="P644"><text:span text:style-name="T227">已知，</text:span><text:span text:style-name="T100">g</text:span><text:span text:style-name="T637">2</text:span><text:span text:style-name="T72">(</text:span><text:span text:style-name="T123">m</text:span><text:span text:style-name="T72">) = </text:span><text:span text:style-name="T90">f</text:span><text:span text:style-name="T637">2</text:span><text:span text:style-name="T72">(</text:span><text:span text:style-name="T123">m</text:span><text:span text:style-name="T72">) / </text:span><text:span text:style-name="T90">f</text:span><text:span text:style-name="T611">1</text:span><text:span text:style-name="T67">。</text:span></text:p>
                            </text:list-item>
                            <text:list-item>
                              <text:p text:style-name="P644"><text:span text:style-name="T227">已知，</text:span><text:span text:style-name="T100">g</text:span><text:span text:style-name="T638">3</text:span><text:span text:style-name="T72">(</text:span><text:span text:style-name="T123">m</text:span><text:span text:style-name="T72">) = </text:span><text:span text:style-name="T90">f</text:span><text:span text:style-name="T638">3</text:span><text:span text:style-name="T72">(</text:span><text:span text:style-name="T123">m</text:span><text:span text:style-name="T72">) / </text:span><text:span text:style-name="T90">f</text:span><text:span text:style-name="T638">2</text:span><text:span text:style-name="T72">(</text:span><text:span text:style-name="T123">m</text:span><text:span text:style-name="T72">)</text:span><text:span text:style-name="T67">。</text:span></text:p>
                            </text:list-item>
                            <text:list-item>
                              <text:p text:style-name="P645"><text:span text:style-name="T227">已知，</text:span><text:span text:style-name="T90">f</text:span><text:span text:style-name="T626">2</text:span><text:span text:style-name="T72">(</text:span><text:span text:style-name="T123">m </text:span><text:span text:style-name="T72">+ 1) = </text:span><text:span text:style-name="T90">f</text:span><text:span text:style-name="T611">1</text:span><text:span text:style-name="T72"> * (</text:span><text:span text:style-name="T100">g</text:span><text:span text:style-name="T633">2</text:span><text:span text:style-name="T72">(</text:span><text:span text:style-name="T123">m</text:span><text:span text:style-name="T72">) + </text:span><text:span text:style-name="T100">g</text:span><text:span text:style-name="T634">3</text:span><text:span text:style-name="T72">(</text:span><text:span text:style-name="T123">m</text:span><text:span text:style-name="T72">)) / 2</text:span><text:span text:style-name="T67">。</text:span></text:p>
                              <text:list>
                                <text:list-item>
                                  <text:p text:style-name="P646"><text:span text:style-name="T90">f</text:span><text:span text:style-name="T626">2</text:span><text:span text:style-name="T72">(</text:span><text:span text:style-name="T123">m </text:span><text:span text:style-name="T72">+ 1) = </text:span><text:span text:style-name="T90">f</text:span><text:span text:style-name="T611">1</text:span><text:span text:style-name="T72"> * (</text:span><text:span text:style-name="T125">(</text:span><text:span text:style-name="T90">f</text:span><text:span text:style-name="T637">2</text:span><text:span text:style-name="T72">(</text:span><text:span text:style-name="T123">m</text:span><text:span text:style-name="T72">) / </text:span><text:span text:style-name="T90">f</text:span><text:span text:style-name="T611">1</text:span><text:span text:style-name="T125">)</text:span><text:span text:style-name="T72"> + </text:span><text:span text:style-name="T125">(</text:span><text:span text:style-name="T90">f</text:span><text:span text:style-name="T638">3</text:span><text:span text:style-name="T72">(</text:span><text:span text:style-name="T123">m</text:span><text:span text:style-name="T72">) / </text:span><text:span text:style-name="T90">f</text:span><text:span text:style-name="T638">2</text:span><text:span text:style-name="T72">(</text:span><text:span text:style-name="T123">m</text:span><text:span text:style-name="T72">)</text:span><text:span text:style-name="T125">)</text:span><text:span text:style-name="T72">) / 2</text:span><text:span text:style-name="T67">。</text:span></text:p>
                                </text:list-item>
                                <text:list-item>
                                  <text:p text:style-name="P646"><text:span text:style-name="T90">f</text:span><text:span text:style-name="T626">2</text:span><text:span text:style-name="T72">(</text:span><text:span text:style-name="T123">m </text:span><text:span text:style-name="T72">+ 1) = </text:span><text:span text:style-name="T90">f</text:span><text:span text:style-name="T611">1</text:span><text:span text:style-name="T72"> * (</text:span><text:span text:style-name="T125">(</text:span><text:span text:style-name="T90">f</text:span><text:span text:style-name="T637">2</text:span><text:span text:style-name="T72">(</text:span><text:span text:style-name="T123">m</text:span><text:span text:style-name="T72">) / </text:span><text:span text:style-name="T90">f</text:span><text:span text:style-name="T611">1</text:span><text:span text:style-name="T125">)</text:span><text:span text:style-name="T72"> + </text:span><text:span text:style-name="T125">((</text:span><text:span text:style-name="T86">b</text:span><text:span text:style-name="T72"> * </text:span><text:span text:style-name="T90">f</text:span><text:span text:style-name="T637">2</text:span><text:span text:style-name="T72">(</text:span><text:span text:style-name="T123">m</text:span><text:span text:style-name="T72">) + </text:span><text:span text:style-name="T637"><text:s/></text:span><text:span text:style-name="T177">c</text:span><text:span text:style-name="T72"> * </text:span><text:span text:style-name="T90">f</text:span><text:span text:style-name="T611">1</text:span><text:span text:style-name="T125">)</text:span><text:span text:style-name="T72"> / </text:span><text:span text:style-name="T90">f</text:span><text:span text:style-name="T638">2</text:span><text:span text:style-name="T72">(</text:span><text:span text:style-name="T123">m</text:span><text:span text:style-name="T72">)</text:span><text:span text:style-name="T125">)</text:span><text:span text:style-name="T72">)/2</text:span><text:span text:style-name="T67">。</text:span></text:p>
                                </text:list-item>
                                <text:list-item>
                                  <text:p text:style-name="P646"><text:span text:style-name="T172">假定，</text:span><text:span text:style-name="T86">b</text:span><text:span text:style-name="T72"> </text:span><text:span text:style-name="T174">= </text:span><text:span text:style-name="T430">0</text:span><text:span text:style-name="T67">。</text:span></text:p>
                                  <text:list>
                                    <text:list-item>
                                      <text:p text:style-name="P646"><text:span text:style-name="T90">f</text:span><text:span text:style-name="T626">2</text:span><text:span text:style-name="T72">(</text:span><text:span text:style-name="T123">m </text:span><text:span text:style-name="T72">+ 1) = </text:span><text:span text:style-name="T90">f</text:span><text:span text:style-name="T611">1</text:span><text:span text:style-name="T72"> * (</text:span><text:span text:style-name="T125">(</text:span><text:span text:style-name="T90">f</text:span><text:span text:style-name="T637">2</text:span><text:span text:style-name="T72">(</text:span><text:span text:style-name="T123">m</text:span><text:span text:style-name="T72">) / </text:span><text:span text:style-name="T90">f</text:span><text:span text:style-name="T611">1</text:span><text:span text:style-name="T125">)</text:span><text:span text:style-name="T72"> + </text:span><text:span text:style-name="T125">(</text:span><text:span text:style-name="T177">c</text:span><text:span text:style-name="T72"> * </text:span><text:span text:style-name="T90">f</text:span><text:span text:style-name="T611">1</text:span><text:span text:style-name="T125">)</text:span><text:span text:style-name="T72"> / </text:span><text:span text:style-name="T90">f</text:span><text:span text:style-name="T638">2</text:span><text:span text:style-name="T72">(</text:span><text:span text:style-name="T123">m</text:span><text:span text:style-name="T72">)</text:span><text:span text:style-name="T125">)</text:span><text:span text:style-name="T72"> / 2</text:span><text:span text:style-name="T67">。</text:span></text:p>
                                    </text:list-item>
                                    <text:list-item>
                                      <text:p text:style-name="P646"><text:span text:style-name="T172">假定，</text:span><text:span text:style-name="T90">f</text:span><text:span text:style-name="T611">1</text:span><text:span text:style-name="T72"> </text:span><text:span text:style-name="T174">= </text:span><text:span text:style-name="T72">1</text:span><text:span text:style-name="T67">。</text:span></text:p>
                                    </text:list-item>
                                    <text:list-item>
                                      <text:p text:style-name="P646"><text:span text:style-name="T90">f</text:span><text:span text:style-name="T626">2</text:span><text:span text:style-name="T72">(</text:span><text:span text:style-name="T123">m </text:span><text:span text:style-name="T72">+ 1) = (</text:span><text:span text:style-name="T90">f</text:span><text:span text:style-name="T637">2</text:span><text:span text:style-name="T72">(</text:span><text:span text:style-name="T123">m</text:span><text:span text:style-name="T72">) + </text:span><text:span text:style-name="T177">c</text:span><text:span text:style-name="T72"> / </text:span><text:span text:style-name="T90">f</text:span><text:span text:style-name="T638">2</text:span><text:span text:style-name="T72">(</text:span><text:span text:style-name="T123">m</text:span><text:span text:style-name="T72">)</text:span><text:span text:style-name="T125">)</text:span><text:span text:style-name="T72"> / 2</text:span><text:span text:style-name="T67">。</text:span></text:p>
                                    </text:list-item>
                                    <text:list-item>
                                      <text:p text:style-name="P647"><text:span text:style-name="T172">假定，</text:span><text:span text:style-name="T117">m</text:span><text:span text:style-name="T72"> = </text:span><text:span text:style-name="T1255">∞</text:span><text:span text:style-name="T1046">。</text:span></text:p>
                                    </text:list-item>
                                    <text:list-item>
                                      <text:p text:style-name="P647"><text:span text:style-name="T90">f</text:span><text:span text:style-name="T626">2</text:span><text:span text:style-name="T72">(</text:span><text:span text:style-name="T123">m </text:span><text:span text:style-name="T72">+ 1) = </text:span><text:span text:style-name="T90">f</text:span><text:span text:style-name="T637">2</text:span><text:span text:style-name="T72">(</text:span><text:span text:style-name="T123">m</text:span><text:span text:style-name="T72">) = </text:span><text:span text:style-name="T939">√</text:span><text:span text:style-name="T177">c</text:span><text:span text:style-name="T67">。</text:span></text:p>
                                      <text:list>
                                        <text:list-item>
                                          <text:p text:style-name="P648"><text:span text:style-name="T227">已知，</text:span><text:span text:style-name="T90">f</text:span><text:span text:style-name="T626">2</text:span><text:span text:style-name="T72">(</text:span><text:span text:style-name="T123">m </text:span><text:span text:style-name="T72">+ 1) = (</text:span><text:span text:style-name="T90">f</text:span><text:span text:style-name="T637">2</text:span><text:span text:style-name="T72">(</text:span><text:span text:style-name="T123">m</text:span><text:span text:style-name="T72">) + </text:span><text:span text:style-name="T177">c</text:span><text:span text:style-name="T72"> / </text:span><text:span text:style-name="T90">f</text:span><text:span text:style-name="T638">2</text:span><text:span text:style-name="T72">(</text:span><text:span text:style-name="T123">m</text:span><text:span text:style-name="T72">)</text:span><text:span text:style-name="T125">)</text:span><text:span text:style-name="T72"> / 2</text:span><text:span text:style-name="T67">。</text:span></text:p>
                                        </text:list-item>
                                        <text:list-item>
                                          <text:p text:style-name="P648"><text:span text:style-name="T90">f</text:span><text:span text:style-name="T637">2</text:span><text:span text:style-name="T72">(</text:span><text:span text:style-name="T123">m</text:span><text:span text:style-name="T72">) = (</text:span><text:span text:style-name="T90">f</text:span><text:span text:style-name="T637">2</text:span><text:span text:style-name="T72">(</text:span><text:span text:style-name="T123">m</text:span><text:span text:style-name="T72">) + </text:span><text:span text:style-name="T177">c</text:span><text:span text:style-name="T72"> / </text:span><text:span text:style-name="T90">f</text:span><text:span text:style-name="T638">2</text:span><text:span text:style-name="T72">(</text:span><text:span text:style-name="T123">m</text:span><text:span text:style-name="T72">)</text:span><text:span text:style-name="T125">)</text:span><text:span text:style-name="T72"> / 2</text:span><text:span text:style-name="T67">。</text:span></text:p>
                                        </text:list-item>
                                        <text:list-item>
                                          <text:p text:style-name="P648"><text:span text:style-name="T1274">(</text:span><text:span text:style-name="T90">f</text:span><text:span text:style-name="T637">2</text:span><text:span text:style-name="T72">(</text:span><text:span text:style-name="T123">m</text:span><text:span text:style-name="T72">)</text:span><text:span text:style-name="T126">)</text:span><text:span text:style-name="T513">2</text:span><text:span text:style-name="T72"> = </text:span><text:span text:style-name="T177">c</text:span><text:span text:style-name="T67">。</text:span></text:p>
                                        </text:list-item>
                                        <text:list-item>
                                          <text:p text:style-name="P648"><text:span text:style-name="T90">f</text:span><text:span text:style-name="T637">2</text:span><text:span text:style-name="T72">(</text:span><text:span text:style-name="T123">m</text:span><text:span text:style-name="T72">) = </text:span><text:span text:style-name="T939">√</text:span><text:span text:style-name="T177">c</text:span><text:span text:style-name="T67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03"><text:span text:style-name="T178">開根號</text:span><text:span text:style-name="T67">。</text:span></text:p>
                              <text:list>
                                <text:list-item>
                                  <text:p text:style-name="P304"><text:span text:style-name="T172">假定，</text:span><text:span text:style-name="T86">b</text:span><text:span text:style-name="T72"> </text:span><text:span text:style-name="T174">= </text:span><text:span text:style-name="T430">0</text:span><text:span text:style-name="T227">。</text:span></text:p>
                                </text:list-item>
                                <text:list-item>
                                  <text:p text:style-name="P304"><text:span text:style-name="T172">假定，</text:span><text:span text:style-name="T90">f</text:span><text:span text:style-name="T611">1</text:span><text:span text:style-name="T72"> = 1。</text:span></text:p>
                                </text:list-item>
                                <text:list-item>
                                  <text:p text:style-name="P305"><text:span text:style-name="T227">已知，</text:span><text:span text:style-name="T90">f</text:span><text:span text:style-name="T626">2</text:span><text:span text:style-name="T72">(</text:span><text:span text:style-name="T123">m </text:span><text:span text:style-name="T72">+ 1) = (</text:span><text:span text:style-name="T90">f</text:span><text:span text:style-name="T637">2</text:span><text:span text:style-name="T72">(</text:span><text:span text:style-name="T123">m</text:span><text:span text:style-name="T72">) + </text:span><text:span text:style-name="T177">c</text:span><text:span text:style-name="T72"> / </text:span><text:span text:style-name="T90">f</text:span><text:span text:style-name="T638">2</text:span><text:span text:style-name="T72">(</text:span><text:span text:style-name="T123">m</text:span><text:span text:style-name="T72">)</text:span><text:span text:style-name="T125">)</text:span><text:span text:style-name="T72"> / 2</text:span><text:span text:style-name="T67">。</text:span></text:p>
                                  <text:list>
                                    <text:list-item>
                                      <text:p text:style-name="P649"><text:span text:style-name="T90">f</text:span><text:span text:style-name="T626">2</text:span><text:span text:style-name="T72">(</text:span><text:span text:style-name="T123">m</text:span><text:span text:style-name="T72">) = (</text:span><text:span text:style-name="T90">f</text:span><text:span text:style-name="T637">2</text:span><text:span text:style-name="T72">(</text:span><text:span text:style-name="T123">m</text:span><text:span text:style-name="T72">–1) + </text:span><text:span text:style-name="T177">c</text:span><text:span text:style-name="T72"> / </text:span><text:span text:style-name="T90">f</text:span><text:span text:style-name="T638">2</text:span><text:span text:style-name="T72">(</text:span><text:span text:style-name="T123">m</text:span><text:span text:style-name="T72">–1)</text:span><text:span text:style-name="T125">)</text:span><text:span text:style-name="T72"> / 2</text:span><text:span text:style-name="T67">。</text:span></text:p>
                                    </text:list-item>
                                    <text:list-item>
                                      <text:p text:style-name="P395"><text:span text:style-name="T90">h</text:span><text:span text:style-name="T72">(</text:span><text:span text:style-name="T123">m</text:span><text:span text:style-name="T72">) = (</text:span><text:span text:style-name="T90">h</text:span><text:span text:style-name="T72">(</text:span><text:span text:style-name="T123">m</text:span><text:span text:style-name="T72">–1) + </text:span><text:span text:style-name="T177">c</text:span><text:span text:style-name="T72"> / </text:span><text:span text:style-name="T90">h</text:span><text:span text:style-name="T72">(</text:span><text:span text:style-name="T123">m</text:span><text:span text:style-name="T72">–1)</text:span><text:span text:style-name="T125">)</text:span><text:span text:style-name="T72"> / 2</text:span><text:span text:style-name="T90">。</text:span></text:p>
                                    </text:list-item>
                                    <text:list-item>
                                      <text:p text:style-name="P305"><text:span text:style-name="T90">h</text:span><text:span text:style-name="T72">(</text:span><text:span text:style-name="T123">m</text:span><text:span text:style-name="T72">) 收斂於 </text:span><text:span text:style-name="T939">√</text:span><text:span text:style-name="T177">c</text:span><text:span text:style-name="T67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06"><text:span text:style-name="T172">假定，</text:span><text:span text:style-name="T86">b</text:span><text:span text:style-name="T72"> </text:span><text:span text:style-name="T174">= </text:span><text:span text:style-name="T430">0</text:span><text:span text:style-name="T172">。</text:span></text:p>
                              <text:list>
                                <text:list-item>
                                  <text:p text:style-name="P306"><text:span text:style-name="T172">假定，</text:span><text:span text:style-name="T90">f</text:span><text:span text:style-name="T611">1</text:span><text:span text:style-name="T72"> = 1</text:span><text:span text:style-name="T67">。</text:span></text:p>
                                </text:list-item>
                                <text:list-item>
                                  <text:p text:style-name="P307"><text:span text:style-name="T172">假定，</text:span><text:span text:style-name="T90">h</text:span><text:span text:style-name="T72">(</text:span><text:span text:style-name="T123">m</text:span><text:span text:style-name="T72">) = </text:span><text:span text:style-name="T127">j</text:span><text:span text:style-name="T72">、k、</text:span><text:span text:style-name="T127">j</text:span><text:span text:style-name="T72">、k、</text:span><text:span text:style-name="T127">j</text:span><text:span text:style-name="T72">、k、…</text:span><text:span text:style-name="T67">。</text:span></text:p>
                                </text:list-item>
                                <text:list-item>
                                  <text:p text:style-name="P308"><text:span text:style-name="T172">假定，</text:span><text:span text:style-name="T100">g</text:span><text:span text:style-name="T637">2</text:span><text:span text:style-name="T72">(</text:span><text:span text:style-name="T430">0</text:span><text:span text:style-name="T72">) = </text:span><text:span text:style-name="T127">j</text:span><text:span text:style-name="T172">。</text:span></text:p>
                                  <text:list>
                                    <text:list-item>
                                      <text:p text:style-name="P308"><text:span text:style-name="T90">f</text:span><text:span text:style-name="T639">2</text:span><text:span text:style-name="T72">(</text:span><text:span text:style-name="T430">0</text:span><text:span text:style-name="T72">) </text:span><text:span text:style-name="T1092">= </text:span><text:span text:style-name="T1093">g</text:span><text:span text:style-name="T1198">2</text:span><text:span text:style-name="T1092">(</text:span><text:span text:style-name="T1150">0</text:span><text:span text:style-name="T1092">) * </text:span><text:span text:style-name="T1094">f</text:span><text:span text:style-name="T1193">1</text:span><text:span text:style-name="T1092"> = </text:span><text:span text:style-name="T1103">j</text:span><text:span text:style-name="T1092"> * 1</text:span><text:span text:style-name="T72"> = </text:span><text:span text:style-name="T127">j</text:span><text:span text:style-name="T172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06"><text:span text:style-name="T227">已知，</text:span><text:span text:style-name="T90">h</text:span><text:span text:style-name="T72">(</text:span><text:span text:style-name="T123">m</text:span><text:span text:style-name="T72">) = (</text:span><text:span text:style-name="T90">h</text:span><text:span text:style-name="T72">(</text:span><text:span text:style-name="T123">m</text:span><text:span text:style-name="T72">–1) + </text:span><text:span text:style-name="T177">c</text:span><text:span text:style-name="T72"> / </text:span><text:span text:style-name="T90">h</text:span><text:span text:style-name="T72">(</text:span><text:span text:style-name="T123">m</text:span><text:span text:style-name="T72">–1)</text:span><text:span text:style-name="T125">)</text:span><text:span text:style-name="T72"> / 2</text:span><text:span text:style-name="T67">。</text:span></text:p>
                                </text:list-item>
                                <text:list-item>
                                  <text:p text:style-name="P309"><text:span text:style-name="T72">k = (</text:span><text:span text:style-name="T127">j</text:span><text:span text:style-name="T72"> + </text:span><text:span text:style-name="T177">c</text:span><text:span text:style-name="T72"> / </text:span><text:span text:style-name="T127">j</text:span><text:span text:style-name="T125">)</text:span><text:span text:style-name="T72"> / 2</text:span><text:span text:style-name="T67">。</text:span></text:p>
                                  <text:list>
                                    <text:list-item>
                                      <text:p text:style-name="P310"><text:span text:style-name="T127">j</text:span><text:span text:style-name="T479">2</text:span><text:span text:style-name="T72"> + (–2 * k</text:span><text:span text:style-name="T125">)</text:span><text:span text:style-name="T72"> * </text:span><text:span text:style-name="T127">j</text:span><text:span text:style-name="T72"> + </text:span><text:span text:style-name="T177">c</text:span><text:span text:style-name="T72"> = </text:span><text:span text:style-name="T430">0</text:span><text:span text:style-name="T67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09"><text:span text:style-name="T127">j</text:span><text:span text:style-name="T72"> = (k + </text:span><text:span text:style-name="T177">c</text:span><text:span text:style-name="T72"> / k</text:span><text:span text:style-name="T125">)</text:span><text:span text:style-name="T72"> / 2</text:span><text:span text:style-name="T67">。</text:span></text:p>
                                  <text:list>
                                    <text:list-item>
                                      <text:p text:style-name="P311"><text:span text:style-name="T72">k</text:span><text:span text:style-name="T479">2</text:span><text:span text:style-name="T72"> + (–2 * </text:span><text:span text:style-name="T127">j</text:span><text:span text:style-name="T125">)</text:span><text:span text:style-name="T72"> * k + </text:span><text:span text:style-name="T177">c</text:span><text:span text:style-name="T72"> = </text:span><text:span text:style-name="T430">0</text:span><text:span text:style-name="T67">。</text:span></text:p>
                                      <text:list>
                                        <text:list-item>
                                          <text:p text:style-name="P311"><text:span text:style-name="T127">j</text:span><text:span text:style-name="T479">2</text:span><text:span text:style-name="T72"> + (–2 * k</text:span><text:span text:style-name="T125">)</text:span><text:span text:style-name="T72"> * </text:span><text:span text:style-name="T127">j</text:span><text:span text:style-name="T72"> + </text:span><text:span text:style-name="T177">c</text:span><text:span text:style-name="T72"> = k</text:span><text:span text:style-name="T479">2</text:span><text:span text:style-name="T72"> + (–2 * </text:span><text:span text:style-name="T127">j</text:span><text:span text:style-name="T125">)</text:span><text:span text:style-name="T72"> * k + </text:span><text:span text:style-name="T177">c。</text:span></text:p>
                                          <text:list>
                                            <text:list-item>
                                              <text:p text:style-name="P650"><text:span text:style-name="T127">j</text:span><text:span text:style-name="T479">2</text:span><text:span text:style-name="T72"> = k</text:span><text:span text:style-name="T479">2</text:span><text:span text:style-name="T177">。</text:span></text:p>
                                            </text:list-item>
                                            <text:list-item>
                                              <text:p text:style-name="P311"><text:span text:style-name="T127">j</text:span><text:span text:style-name="T72"> = </text:span><text:span text:style-name="T971">±</text:span><text:span text:style-name="T72">k</text:span><text:span text:style-name="T177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12"><text:span text:style-name="T177">c</text:span><text:span text:style-name="T72"> =–(k</text:span><text:span text:style-name="T479">2</text:span><text:span text:style-name="T72"> + (–2 * </text:span><text:span text:style-name="T127">j</text:span><text:span text:style-name="T125">)</text:span><text:span text:style-name="T72"> * k</text:span><text:span text:style-name="T125">)</text:span><text:span text:style-name="T67">。</text:span></text:p>
                                    </text:list-item>
                                    <text:list-item>
                                      <text:p text:style-name="P310"><text:span text:style-name="T172">假定，</text:span><text:span text:style-name="T127">j</text:span><text:span text:style-name="T72"> =–k</text:span><text:span text:style-name="T67">。</text:span></text:p>
                                      <text:list>
                                        <text:list-item>
                                          <text:p text:style-name="P651"><text:span text:style-name="T177">c</text:span><text:span text:style-name="T72"> = –(k</text:span><text:span text:style-name="T479">2</text:span><text:span text:style-name="T72"> + (–2 * –k</text:span><text:span text:style-name="T125">)</text:span><text:span text:style-name="T72"> * k</text:span><text:span text:style-name="T125">)</text:span><text:span text:style-name="T67">。</text:span></text:p>
                                        </text:list-item>
                                        <text:list-item>
                                          <text:p text:style-name="P313"><text:span text:style-name="T177">c</text:span><text:span text:style-name="T72"> = –</text:span><text:span text:style-name="T128">3</text:span><text:span text:style-name="T72"> * k</text:span><text:span text:style-name="T479">2</text:span><text:span text:style-name="T67">。</text:span></text:p>
                                          <text:list>
                                            <text:list-item>
                                              <text:p text:style-name="P314"><text:span text:style-name="T72">k = </text:span><text:span text:style-name="T940">√</text:span><text:span text:style-name="T129">(</text:span><text:span text:style-name="T177">c</text:span><text:span text:style-name="T72"> /–</text:span><text:span text:style-name="T128">3</text:span><text:span text:style-name="T129">)</text:span><text:span text:style-name="T67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52"><text:span text:style-name="T177">c</text:span><text:span text:style-name="T72"> = </text:span><text:span text:style-name="T128">3</text:span><text:span text:style-name="T72"> * </text:span><text:span text:style-name="T127">j</text:span><text:span text:style-name="T514">2</text:span><text:span text:style-name="T67">。</text:span></text:p>
                                        </text:list-item>
                                        <text:list-item>
                                          <text:p text:style-name="P315"><text:span text:style-name="T90">h</text:span><text:span text:style-name="T72">(</text:span><text:span text:style-name="T123">m</text:span><text:span text:style-name="T72">) = </text:span><text:span text:style-name="T127">j</text:span><text:span text:style-name="T72">、k、</text:span><text:span text:style-name="T127">j</text:span><text:span text:style-name="T72">、k、</text:span><text:span text:style-name="T127">j</text:span><text:span text:style-name="T72">、k、…</text:span><text:span text:style-name="T67">。</text:span></text:p>
                                        </text:list-item>
                                        <text:list-item>
                                          <text:p text:style-name="P653"><text:span text:style-name="T1237">明顯例子，</text:span><text:span text:style-name="T172">假定，</text:span><text:span text:style-name="T127">j</text:span><text:span text:style-name="T72"> = 1</text:span><text:span text:style-name="T1046">。</text:span></text:p>
                                          <text:list>
                                            <text:list-item>
                                              <text:p text:style-name="P653"><text:span text:style-name="T172">假定，</text:span><text:span text:style-name="T72">k =–1</text:span><text:span text:style-name="T67">。</text:span></text:p>
                                            </text:list-item>
                                            <text:list-item>
                                              <text:p text:style-name="P653"><text:span text:style-name="T177">c</text:span><text:span text:style-name="T72"> =–</text:span><text:span text:style-name="T128">3</text:span><text:span text:style-name="T67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16"><text:span text:style-name="T172">假定，</text:span><text:span text:style-name="T127">j</text:span><text:span text:style-name="T72"> = k</text:span><text:span text:style-name="T172">。</text:span></text:p>
                                      <text:list>
                                        <text:list-item>
                                          <text:p text:style-name="P654"><text:span text:style-name="T177">c</text:span><text:span text:style-name="T72"> = –(k</text:span><text:span text:style-name="T479">2</text:span><text:span text:style-name="T72"> + (–2 * k</text:span><text:span text:style-name="T125">)</text:span><text:span text:style-name="T72"> * k</text:span><text:span text:style-name="T125">)</text:span><text:span text:style-name="T67">。</text:span></text:p>
                                        </text:list-item>
                                        <text:list-item>
                                          <text:p text:style-name="P316"><text:span text:style-name="T177">c</text:span><text:span text:style-name="T72"> = k</text:span><text:span text:style-name="T479">2</text:span><text:span text:style-name="T172">。</text:span></text:p>
                                          <text:list>
                                            <text:list-item>
                                              <text:p text:style-name="P316"><text:span text:style-name="T72">k = </text:span><text:span text:style-name="T940">√</text:span><text:span text:style-name="T177">c</text:span><text:span text:style-name="T172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55"><text:span text:style-name="T177">c</text:span><text:span text:style-name="T72"> = </text:span><text:span text:style-name="T127">j</text:span><text:span text:style-name="T514">2</text:span><text:span text:style-name="T172">。</text:span></text:p>
                                        </text:list-item>
                                        <text:list-item>
                                          <text:p text:style-name="P316"><text:span text:style-name="T90">h</text:span><text:span text:style-name="T72">(</text:span><text:span text:style-name="T123">m</text:span><text:span text:style-name="T72">) = </text:span><text:span text:style-name="T127">j</text:span><text:span text:style-name="T172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56"><text:span text:style-name="T172">假定，</text:span><text:span text:style-name="T177">c</text:span><text:span text:style-name="T72"> = </text:span><text:span text:style-name="T430">0</text:span><text:span text:style-name="T172">。</text:span></text:p>
                                      <text:list>
                                        <text:list-item>
                                          <text:p text:style-name="P656"><text:span text:style-name="T172">假定，</text:span><text:span text:style-name="T127">j</text:span><text:span text:style-name="T72"> =–k</text:span><text:span text:style-name="T172">。</text:span></text:p>
                                          <text:list>
                                            <text:list-item>
                                              <text:p text:style-name="P656"><text:span text:style-name="T72">k = </text:span><text:span text:style-name="T940">√</text:span><text:span text:style-name="T129">(</text:span><text:span text:style-name="T177">c</text:span><text:span text:style-name="T72"> /–</text:span><text:span text:style-name="T128">3</text:span><text:span text:style-name="T129">)</text:span><text:span text:style-name="T72"> = </text:span><text:span text:style-name="T430">0</text:span><text:span text:style-name="T172">。</text:span></text:p>
                                            </text:list-item>
                                            <text:list-item>
                                              <text:p text:style-name="P656"><text:span text:style-name="T90">h</text:span><text:span text:style-name="T72">(</text:span><text:span text:style-name="T123">m</text:span><text:span text:style-name="T72">) = </text:span><text:span text:style-name="T430">0</text:span><text:span text:style-name="T72">、–</text:span><text:span text:style-name="T430">0</text:span><text:span text:style-name="T72">、</text:span><text:span text:style-name="T430">0</text:span><text:span text:style-name="T72">、–</text:span><text:span text:style-name="T430">0</text:span><text:span text:style-name="T72">、</text:span><text:span text:style-name="T430">0</text:span><text:span text:style-name="T72">、–</text:span><text:span text:style-name="T430">0</text:span><text:span text:style-name="T72">、…</text:span><text:span text:style-name="T172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56"><text:span text:style-name="T172">假定，</text:span><text:span text:style-name="T127">j</text:span><text:span text:style-name="T72"> = k</text:span><text:span text:style-name="T172">。</text:span></text:p>
                                          <text:list>
                                            <text:list-item>
                                              <text:p text:style-name="P656"><text:span text:style-name="T72">k = </text:span><text:span text:style-name="T940">√</text:span><text:span text:style-name="T177">c</text:span><text:span text:style-name="T72"> = </text:span><text:span text:style-name="T430">0</text:span><text:span text:style-name="T172">。</text:span></text:p>
                                            </text:list-item>
                                            <text:list-item>
                                              <text:p text:style-name="P656"><text:span text:style-name="T90">h</text:span><text:span text:style-name="T72">(</text:span><text:span text:style-name="T123">m</text:span><text:span text:style-name="T72">) = </text:span><text:span text:style-name="T430">0</text:span><text:span text:style-name="T172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17"><text:span text:style-name="T227">已知，</text:span><text:span text:style-name="T90">f</text:span><text:span text:style-name="T626">2</text:span><text:span text:style-name="T72">(</text:span><text:span text:style-name="T123">m </text:span><text:span text:style-name="T72">+ 1) = </text:span><text:span text:style-name="T90">f</text:span><text:span text:style-name="T611">1</text:span><text:span text:style-name="T72"> * (</text:span><text:span text:style-name="T125">(</text:span><text:span text:style-name="T90">f</text:span><text:span text:style-name="T637">2</text:span><text:span text:style-name="T72">(</text:span><text:span text:style-name="T123">m</text:span><text:span text:style-name="T72">) / </text:span><text:span text:style-name="T90">f</text:span><text:span text:style-name="T611">1</text:span><text:span text:style-name="T125">)</text:span><text:span text:style-name="T72"> + </text:span><text:span text:style-name="T125">(</text:span><text:span text:style-name="T90">f</text:span><text:span text:style-name="T638">3</text:span><text:span text:style-name="T72">(</text:span><text:span text:style-name="T123">m</text:span><text:span text:style-name="T72">) / </text:span><text:span text:style-name="T90">f</text:span><text:span text:style-name="T638">2</text:span><text:span text:style-name="T72">(</text:span><text:span text:style-name="T123">m</text:span><text:span text:style-name="T72">)</text:span><text:span text:style-name="T125">)</text:span><text:span text:style-name="T72">) / 2</text:span><text:span text:style-name="T227">。</text:span></text:p>
                              <text:list>
                                <text:list-item>
                                  <text:p text:style-name="P317"><text:span text:style-name="T90">f</text:span><text:span text:style-name="T626">2</text:span><text:span text:style-name="T72">(</text:span><text:span text:style-name="T123">m </text:span><text:span text:style-name="T72">+ 1) = </text:span><text:span text:style-name="T90">f</text:span><text:span text:style-name="T611">1</text:span><text:span text:style-name="T72"> * (</text:span><text:span text:style-name="T125">(</text:span><text:span text:style-name="T90">f</text:span><text:span text:style-name="T637">2</text:span><text:span text:style-name="T72">(</text:span><text:span text:style-name="T123">m</text:span><text:span text:style-name="T72">) / </text:span><text:span text:style-name="T90">f</text:span><text:span text:style-name="T611">1</text:span><text:span text:style-name="T125">)</text:span><text:span text:style-name="T72"> + </text:span><text:span text:style-name="T125">((</text:span><text:span text:style-name="T86">b</text:span><text:span text:style-name="T72"> * </text:span><text:span text:style-name="T90">f</text:span><text:span text:style-name="T637">2</text:span><text:span text:style-name="T72">(</text:span><text:span text:style-name="T123">m</text:span><text:span text:style-name="T72">) + </text:span><text:span text:style-name="T637"><text:s/></text:span><text:span text:style-name="T177">c</text:span><text:span text:style-name="T72"> * </text:span><text:span text:style-name="T90">f</text:span><text:span text:style-name="T611">1</text:span><text:span text:style-name="T125">)</text:span><text:span text:style-name="T72"> / </text:span><text:span text:style-name="T90">f</text:span><text:span text:style-name="T638">2</text:span><text:span text:style-name="T72">(</text:span><text:span text:style-name="T123">m</text:span><text:span text:style-name="T72">)</text:span><text:span text:style-name="T125">)</text:span><text:span text:style-name="T72">)/2</text:span><text:span text:style-name="T172">。</text:span></text:p>
                                  <text:list>
                                    <text:list-item>
                                      <text:p text:style-name="P657"><text:span text:style-name="T90">f</text:span><text:span text:style-name="T626">2</text:span><text:span text:style-name="T72">(</text:span><text:span text:style-name="T123">m </text:span><text:span text:style-name="T72">+ 1) = (</text:span><text:span text:style-name="T90">f</text:span><text:span text:style-name="T637">2</text:span><text:span text:style-name="T72">(</text:span><text:span text:style-name="T123">m</text:span><text:span text:style-name="T72">) + </text:span><text:span text:style-name="T90">f</text:span><text:span text:style-name="T611">1</text:span><text:span text:style-name="T72"> * </text:span><text:span text:style-name="T125">((</text:span><text:span text:style-name="T86">b</text:span><text:span text:style-name="T72"> * </text:span><text:span text:style-name="T90">f</text:span><text:span text:style-name="T637">2</text:span><text:span text:style-name="T72">(</text:span><text:span text:style-name="T123">m</text:span><text:span text:style-name="T72">) + </text:span><text:span text:style-name="T637"><text:s/></text:span><text:span text:style-name="T177">c</text:span><text:span text:style-name="T72"> * </text:span><text:span text:style-name="T90">f</text:span><text:span text:style-name="T611">1</text:span><text:span text:style-name="T125">)</text:span><text:span text:style-name="T72"> / </text:span><text:span text:style-name="T90">f</text:span><text:span text:style-name="T638">2</text:span><text:span text:style-name="T72">(</text:span><text:span text:style-name="T123">m</text:span><text:span text:style-name="T72">)</text:span><text:span text:style-name="T125">)</text:span><text:span text:style-name="T72">) / 2</text:span><text:span text:style-name="T172">。</text:span></text:p>
                                    </text:list-item>
                                    <text:list-item>
                                      <text:p text:style-name="P657"><text:span text:style-name="T90">f</text:span><text:span text:style-name="T626">2</text:span><text:span text:style-name="T72">(</text:span><text:span text:style-name="T123">m </text:span><text:span text:style-name="T72">+ 1) = (</text:span><text:span text:style-name="T90">f</text:span><text:span text:style-name="T637">2</text:span><text:span text:style-name="T72">(</text:span><text:span text:style-name="T123">m</text:span><text:span text:style-name="T72">) + </text:span><text:span text:style-name="T90">f</text:span><text:span text:style-name="T611">1</text:span><text:span text:style-name="T72"> * </text:span><text:span text:style-name="T86">b</text:span><text:span text:style-name="T72"> + </text:span><text:span text:style-name="T125">(</text:span><text:span text:style-name="T90">f</text:span><text:span text:style-name="T611">1</text:span><text:span text:style-name="T72">)</text:span><text:span text:style-name="T479">2</text:span><text:span text:style-name="T72"> * </text:span><text:span text:style-name="T177">c</text:span><text:span text:style-name="T72"> / </text:span><text:span text:style-name="T90">f</text:span><text:span text:style-name="T638">2</text:span><text:span text:style-name="T72">(</text:span><text:span text:style-name="T123">m</text:span><text:span text:style-name="T125">)</text:span><text:span text:style-name="T72">) / 2</text:span><text:span text:style-name="T172">。</text:span></text:p>
                                    </text:list-item>
                                    <text:list-item>
                                      <text:p text:style-name="P318"><text:span text:style-name="T90">f</text:span><text:span text:style-name="T626">2</text:span><text:span text:style-name="T72">(</text:span><text:span text:style-name="T123">m </text:span><text:span text:style-name="T72">+ 1) = (</text:span><text:span text:style-name="T90">f</text:span><text:span text:style-name="T611">1</text:span><text:span text:style-name="T72"> * </text:span><text:span text:style-name="T86">b</text:span><text:span text:style-name="T72"> + </text:span><text:span text:style-name="T90">f</text:span><text:span text:style-name="T637">2</text:span><text:span text:style-name="T72">(</text:span><text:span text:style-name="T123">m</text:span><text:span text:style-name="T72">) + </text:span><text:span text:style-name="T125">(</text:span><text:span text:style-name="T90">f</text:span><text:span text:style-name="T611">1</text:span><text:span text:style-name="T72">)</text:span><text:span text:style-name="T479">2</text:span><text:span text:style-name="T72"> * </text:span><text:span text:style-name="T177">c</text:span><text:span text:style-name="T72"> / </text:span><text:span text:style-name="T90">f</text:span><text:span text:style-name="T638">2</text:span><text:span text:style-name="T72">(</text:span><text:span text:style-name="T123">m</text:span><text:span text:style-name="T125">)</text:span><text:span text:style-name="T72">) / 2</text:span><text:span text:style-name="T172">。</text:span></text:p>
                                      <text:list>
                                        <text:list-item>
                                          <text:p text:style-name="P658"><text:span text:style-name="T72">2 * </text:span><text:span text:style-name="T90">f</text:span><text:span text:style-name="T626">2</text:span><text:span text:style-name="T72">(</text:span><text:span text:style-name="T123">m </text:span><text:span text:style-name="T72">+ 1) = </text:span><text:span text:style-name="T90">f</text:span><text:span text:style-name="T611">1</text:span><text:span text:style-name="T72"> * </text:span><text:span text:style-name="T86">b</text:span><text:span text:style-name="T72"> + </text:span><text:span text:style-name="T90">f</text:span><text:span text:style-name="T637">2</text:span><text:span text:style-name="T72">(</text:span><text:span text:style-name="T123">m</text:span><text:span text:style-name="T72">) + </text:span><text:span text:style-name="T125">(</text:span><text:span text:style-name="T90">f</text:span><text:span text:style-name="T611">1</text:span><text:span text:style-name="T72">)</text:span><text:span text:style-name="T479">2</text:span><text:span text:style-name="T72"> * </text:span><text:span text:style-name="T177">c</text:span><text:span text:style-name="T72"> / </text:span><text:span text:style-name="T90">f</text:span><text:span text:style-name="T638">2</text:span><text:span text:style-name="T72">(</text:span><text:span text:style-name="T123">m</text:span><text:span text:style-name="T125">)</text:span><text:span text:style-name="T172">。</text:span></text:p>
                                        </text:list-item>
                                        <text:list-item>
                                          <text:p text:style-name="P658"><text:span text:style-name="T72">2 * </text:span><text:span text:style-name="T90">f</text:span><text:span text:style-name="T626">2</text:span><text:span text:style-name="T72">(</text:span><text:span text:style-name="T123">m </text:span><text:span text:style-name="T72">+ 1)</text:span><text:span text:style-name="T179">–</text:span><text:span text:style-name="T90">f</text:span><text:span text:style-name="T637">2</text:span><text:span text:style-name="T72">(</text:span><text:span text:style-name="T123">m</text:span><text:span text:style-name="T72">) = </text:span><text:span text:style-name="T90">f</text:span><text:span text:style-name="T611">1</text:span><text:span text:style-name="T72"> * </text:span><text:span text:style-name="T86">b</text:span><text:span text:style-name="T72"> + </text:span><text:span text:style-name="T125">(</text:span><text:span text:style-name="T90">f</text:span><text:span text:style-name="T611">1</text:span><text:span text:style-name="T72">)</text:span><text:span text:style-name="T479">2</text:span><text:span text:style-name="T72"> * </text:span><text:span text:style-name="T177">c</text:span><text:span text:style-name="T72"> / </text:span><text:span text:style-name="T90">f</text:span><text:span text:style-name="T638">2</text:span><text:span text:style-name="T72">(</text:span><text:span text:style-name="T123">m</text:span><text:span text:style-name="T72">)</text:span><text:span text:style-name="T172">。</text:span></text:p>
                                        </text:list-item>
                                        <text:list-item>
                                          <text:p text:style-name="P319"><text:span text:style-name="T72">(2 * </text:span><text:span text:style-name="T90">f</text:span><text:span text:style-name="T626">2</text:span><text:span text:style-name="T72">(</text:span><text:span text:style-name="T123">m </text:span><text:span text:style-name="T72">+ 1)</text:span><text:span text:style-name="T179">–</text:span><text:span text:style-name="T90">f</text:span><text:span text:style-name="T637">2</text:span><text:span text:style-name="T72">(</text:span><text:span text:style-name="T123">m</text:span><text:span text:style-name="T72">)) * </text:span><text:span text:style-name="T90">f</text:span><text:span text:style-name="T638">2</text:span><text:span text:style-name="T72">(</text:span><text:span text:style-name="T123">m</text:span><text:span text:style-name="T72">) = </text:span><text:span text:style-name="T90">f</text:span><text:span text:style-name="T611">1</text:span><text:span text:style-name="T72"> * </text:span><text:span text:style-name="T86">b</text:span><text:span text:style-name="T72"> * </text:span><text:span text:style-name="T90">f</text:span><text:span text:style-name="T638">2</text:span><text:span text:style-name="T72">(</text:span><text:span text:style-name="T123">m</text:span><text:span text:style-name="T72">) + </text:span><text:span text:style-name="T125">(</text:span><text:span text:style-name="T90">f</text:span><text:span text:style-name="T611">1</text:span><text:span text:style-name="T72">)</text:span><text:span text:style-name="T479">2</text:span><text:span text:style-name="T72"> * </text:span><text:span text:style-name="T177">c</text:span><text:span text:style-name="T172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20"><text:span text:style-name="T172">假定，</text:span><text:span text:style-name="T90">f</text:span><text:span text:style-name="T611">1</text:span><text:span text:style-name="T72"> </text:span><text:span text:style-name="T174">= </text:span><text:span text:style-name="T72">1</text:span><text:span text:style-name="T172">。</text:span></text:p>
                                  <text:list>
                                    <text:list-item>
                                      <text:p text:style-name="P320"><text:span text:style-name="T90">f</text:span><text:span text:style-name="T626">2</text:span><text:span text:style-name="T72">(</text:span><text:span text:style-name="T123">m </text:span><text:span text:style-name="T72">+ 1) = (</text:span><text:span text:style-name="T123">b</text:span><text:span text:style-name="T72"> + </text:span><text:span text:style-name="T90">f</text:span><text:span text:style-name="T637">2</text:span><text:span text:style-name="T72">(</text:span><text:span text:style-name="T123">m</text:span><text:span text:style-name="T72">) + </text:span><text:span text:style-name="T177">c</text:span><text:span text:style-name="T72"> / </text:span><text:span text:style-name="T90">f</text:span><text:span text:style-name="T638">2</text:span><text:span text:style-name="T72">(</text:span><text:span text:style-name="T123">m</text:span><text:span text:style-name="T72">)) / 2</text:span><text:span text:style-name="T172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21"><text:span text:style-name="T172">假定，</text:span><text:span text:style-name="T90">f</text:span><text:span text:style-name="T626">2</text:span><text:span text:style-name="T72">(</text:span><text:span text:style-name="T123">m </text:span><text:span text:style-name="T72">+ 1) </text:span><text:span text:style-name="T1092">= </text:span><text:span text:style-name="T1094">f</text:span><text:span text:style-name="T1199">2</text:span><text:span text:style-name="T1092">(</text:span><text:span text:style-name="T1102">m</text:span><text:span text:style-name="T1092">)</text:span><text:span text:style-name="T72"> = </text:span><text:span text:style-name="T130">x</text:span><text:span text:style-name="T172">。</text:span></text:p>
                                  <text:list>
                                    <text:list-item>
                                      <text:p text:style-name="P659"><text:span text:style-name="T130">x</text:span><text:span text:style-name="T72"> = (</text:span><text:span text:style-name="T123">b</text:span><text:span text:style-name="T72"> + </text:span><text:span text:style-name="T130">x</text:span><text:span text:style-name="T72"> + </text:span><text:span text:style-name="T177">c</text:span><text:span text:style-name="T72"> / </text:span><text:span text:style-name="T130">x</text:span><text:span text:style-name="T72">) / 2</text:span><text:span text:style-name="T172">。</text:span></text:p>
                                    </text:list-item>
                                    <text:list-item>
                                      <text:p text:style-name="P659"><text:span text:style-name="T72">2 * </text:span><text:span text:style-name="T130">x</text:span><text:span text:style-name="T72"> = </text:span><text:span text:style-name="T123">b</text:span><text:span text:style-name="T72"> + </text:span><text:span text:style-name="T130">x</text:span><text:span text:style-name="T72"> + </text:span><text:span text:style-name="T177">c</text:span><text:span text:style-name="T72"> / </text:span><text:span text:style-name="T130">x</text:span><text:span text:style-name="T172">。</text:span></text:p>
                                    </text:list-item>
                                    <text:list-item>
                                      <text:p text:style-name="P660"><text:span text:style-name="T130">x</text:span><text:span text:style-name="T72"> = </text:span><text:span text:style-name="T123">b</text:span><text:span text:style-name="T72"> + </text:span><text:span text:style-name="T177">c</text:span><text:span text:style-name="T72"> / </text:span><text:span text:style-name="T130">x</text:span><text:span text:style-name="T172">。</text:span></text:p>
                                    </text:list-item>
                                    <text:list-item>
                                      <text:p text:style-name="P321"><text:span text:style-name="T130">x</text:span><text:span text:style-name="T479">2</text:span><text:span text:style-name="T72"> = </text:span><text:span text:style-name="T123">b</text:span><text:span text:style-name="T72"> * </text:span><text:span text:style-name="T130">x</text:span><text:span text:style-name="T72"> + </text:span><text:span text:style-name="T177">c</text:span><text:span text:style-name="T172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22"><text:span text:style-name="T172">假定，</text:span><text:span text:style-name="T177">c</text:span><text:span text:style-name="T72"> = </text:span><text:span text:style-name="T133">(</text:span><text:span text:style-name="T179">–</text:span><text:span text:style-name="T72">(</text:span><text:span text:style-name="T123">b</text:span><text:span text:style-name="T72">)</text:span><text:span text:style-name="T479">2</text:span><text:span text:style-name="T72"> / 2</text:span><text:span text:style-name="T133">)</text:span><text:span text:style-name="T72"> * </text:span><text:span text:style-name="T133">(</text:span><text:span text:style-name="T134">s</text:span><text:span text:style-name="T133"> + 1)</text:span><text:span text:style-name="T72"> / 2</text:span><text:span text:style-name="T172">。</text:span></text:p>
                              <text:list>
                                <text:list-item>
                                  <text:p text:style-name="P322"><text:span text:style-name="T130">x</text:span><text:span text:style-name="T72"> = </text:span><text:span text:style-name="T123">b</text:span><text:span text:style-name="T72"> * (1 + </text:span><text:span text:style-name="T941">√</text:span><text:span text:style-name="T72">(</text:span><text:span text:style-name="T179">–</text:span><text:span text:style-name="T184">s</text:span><text:span text:style-name="T72">))</text:span><text:span text:style-name="T172">。</text:span></text:p>
                                </text:list-item>
                                <text:list-item>
                                  <text:p text:style-name="P323"><text:span text:style-name="T172">假定，</text:span><text:span text:style-name="T90">f</text:span><text:span text:style-name="T611">1</text:span><text:span text:style-name="T72"> </text:span><text:span text:style-name="T174">= </text:span><text:span text:style-name="T72">1</text:span><text:span text:style-name="T172">。</text:span></text:p>
                                </text:list-item>
                                <text:list-item>
                                  <text:p text:style-name="P323"><text:span text:style-name="T172">假定，</text:span><text:span text:style-name="T90">f</text:span><text:span text:style-name="T626">2</text:span><text:span text:style-name="T72"> </text:span><text:span text:style-name="T174">=</text:span><text:span text:style-name="T179">–</text:span><text:span text:style-name="T123">b</text:span><text:span text:style-name="T72"> / 2</text:span><text:span text:style-name="T172">。</text:span></text:p>
                                </text:list-item>
                                <text:list-item>
                                  <text:p text:style-name="P661"><text:span text:style-name="T227">已知，</text:span><text:span text:style-name="T100">g</text:span><text:span text:style-name="T640">i</text:span><text:span text:style-name="T72"> </text:span><text:span text:style-name="T174">=</text:span><text:span text:style-name="T72"> </text:span><text:span text:style-name="T90">f</text:span><text:span text:style-name="T640">i</text:span><text:span text:style-name="T72"> / </text:span><text:span text:style-name="T90">f</text:span><text:span text:style-name="T640">i-1</text:span><text:span text:style-name="T172">。</text:span></text:p>
                                </text:list-item>
                                <text:list-item>
                                  <text:p text:style-name="P324"><text:span text:style-name="T172">假定，</text:span><text:span text:style-name="T589">j</text:span><text:span text:style-name="T134">s</text:span><text:span text:style-name="T72"> = </text:span><text:span text:style-name="T641">k</text:span><text:span text:style-name="T134">s</text:span><text:span text:style-name="T180">。</text:span></text:p>
                                </text:list-item>
                                <text:list-item>
                                  <text:p text:style-name="P325"><text:span text:style-name="T172">假定，</text:span><text:span text:style-name="T180">h</text:span><text:span text:style-name="T72"> </text:span><text:span text:style-name="T174">=</text:span><text:span text:style-name="T72"> </text:span><text:span text:style-name="T589">j</text:span><text:span text:style-name="T123">b</text:span><text:span text:style-name="T72"> / </text:span><text:span text:style-name="T641">k</text:span><text:span text:style-name="T123">b</text:span><text:span text:style-name="T172">。</text:span></text:p>
                                  <text:list>
                                    <text:list-item>
                                      <text:p text:style-name="P326"><text:span text:style-name="T227">已知，</text:span><text:span text:style-name="T177">c</text:span><text:span text:style-name="T72"> = </text:span><text:span text:style-name="T133">(</text:span><text:span text:style-name="T179">–</text:span><text:span text:style-name="T72">(</text:span><text:span text:style-name="T123">b</text:span><text:span text:style-name="T72">)</text:span><text:span text:style-name="T479">2</text:span><text:span text:style-name="T72"> / 2</text:span><text:span text:style-name="T133">)</text:span><text:span text:style-name="T72"> * </text:span><text:span text:style-name="T133">(</text:span><text:span text:style-name="T134">s</text:span><text:span text:style-name="T133"> + 1)</text:span><text:span text:style-name="T72"> / 2。</text:span></text:p>
                                      <text:list>
                                        <text:list-item>
                                          <text:p text:style-name="P326"><text:span text:style-name="T589">j</text:span><text:span text:style-name="T177">c</text:span><text:span text:style-name="T72"> = </text:span><text:span text:style-name="T133">(</text:span><text:span text:style-name="T179">–</text:span><text:span text:style-name="T72">(</text:span><text:span text:style-name="T589">j</text:span><text:span text:style-name="T123">b</text:span><text:span text:style-name="T72">)</text:span><text:span text:style-name="T479">2</text:span><text:span text:style-name="T72"> / 2</text:span><text:span text:style-name="T133">)</text:span><text:span text:style-name="T72"> * </text:span><text:span text:style-name="T133">(</text:span><text:span text:style-name="T589">j</text:span><text:span text:style-name="T134">s</text:span><text:span text:style-name="T133"> + 1)</text:span><text:span text:style-name="T72"> / 2</text:span><text:span text:style-name="T172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25"><text:span text:style-name="T180">h</text:span><text:span text:style-name="T72"> </text:span><text:span text:style-name="T174">=</text:span><text:span text:style-name="T72"> </text:span><text:span text:style-name="T589">j</text:span><text:span text:style-name="T100">g</text:span><text:span text:style-name="T640">i</text:span><text:span text:style-name="T72"> / </text:span><text:span text:style-name="T641">k</text:span><text:span text:style-name="T100">g</text:span><text:span text:style-name="T640">i</text:span><text:span text:style-name="T172">。</text:span></text:p>
                                  <text:list>
                                    <text:list-item>
                                      <text:p text:style-name="P662"><text:span text:style-name="T589">j</text:span><text:span text:style-name="T100">g</text:span><text:span text:style-name="T640">i</text:span><text:span text:style-name="T72"> </text:span><text:span text:style-name="T174">=</text:span><text:span text:style-name="T72"> </text:span><text:span text:style-name="T180">h</text:span><text:span text:style-name="T72"> * </text:span><text:span text:style-name="T641">k</text:span><text:span text:style-name="T100">g</text:span><text:span text:style-name="T640">i</text:span><text:span text:style-name="T172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26"><text:span text:style-name="T1237">明顯例子</text:span><text:span text:style-name="T175">，</text:span><text:span text:style-name="T172">假定，</text:span><text:span text:style-name="T644">1</text:span><text:span text:style-name="T134">s</text:span><text:span text:style-name="T133"> </text:span><text:span text:style-name="T72">=</text:span><text:span text:style-name="T133"> </text:span><text:span text:style-name="T592">2</text:span><text:span text:style-name="T134">s</text:span><text:span text:style-name="T133"> </text:span><text:span text:style-name="T72">=</text:span><text:span text:style-name="T133"> 1</text:span><text:span text:style-name="T172">。</text:span></text:p>
                                  <text:list>
                                    <text:list-item>
                                      <text:p text:style-name="P327"><text:span text:style-name="T172">假定，</text:span><text:span text:style-name="T590">1</text:span><text:span text:style-name="T123">b</text:span><text:span text:style-name="T72"> =</text:span><text:span text:style-name="T179">–</text:span><text:span text:style-name="T181">4</text:span><text:span text:style-name="T172">。</text:span></text:p>
                                    </text:list-item>
                                    <text:list-item>
                                      <text:p text:style-name="P326"><text:span text:style-name="T590">1</text:span><text:span text:style-name="T177">c</text:span><text:span text:style-name="T72"> </text:span><text:span text:style-name="T1092">= </text:span><text:span text:style-name="T1104">(</text:span><text:span text:style-name="T1121">–</text:span><text:span text:style-name="T1092">(</text:span><text:span text:style-name="T1208">1</text:span><text:span text:style-name="T1102">b</text:span><text:span text:style-name="T1092">)</text:span><text:span text:style-name="T1167">2</text:span><text:span text:style-name="T1092"> / 2</text:span><text:span text:style-name="T1104">)</text:span><text:span text:style-name="T1092"> * </text:span><text:span text:style-name="T1104">(</text:span><text:span text:style-name="T1208">1</text:span><text:span text:style-name="T1105">s</text:span><text:span text:style-name="T1104"> + 1)</text:span><text:span text:style-name="T1092"> / 2</text:span><text:span text:style-name="T72"> =</text:span><text:span text:style-name="T179">–</text:span><text:span text:style-name="T181">8</text:span><text:span text:style-name="T172">。</text:span></text:p>
                                    </text:list-item>
                                    <text:list-item>
                                      <text:p text:style-name="P328"><text:span text:style-name="T172">假定，</text:span><text:span text:style-name="T591">2</text:span><text:span text:style-name="T123">b</text:span><text:span text:style-name="T72"> =</text:span><text:span text:style-name="T179">–</text:span><text:span text:style-name="T182">6</text:span><text:span text:style-name="T172">。</text:span></text:p>
                                    </text:list-item>
                                    <text:list-item>
                                      <text:p text:style-name="P326"><text:span text:style-name="T591">2</text:span><text:span text:style-name="T177">c</text:span><text:span text:style-name="T72"> </text:span><text:span text:style-name="T1092">= </text:span><text:span text:style-name="T1104">(</text:span><text:span text:style-name="T1121">–</text:span><text:span text:style-name="T1092">(</text:span><text:span text:style-name="T1209">2</text:span><text:span text:style-name="T1102">b</text:span><text:span text:style-name="T1092">)</text:span><text:span text:style-name="T1167">2</text:span><text:span text:style-name="T1092"> / 2</text:span><text:span text:style-name="T1104">)</text:span><text:span text:style-name="T1092"> * </text:span><text:span text:style-name="T1104">(</text:span><text:span text:style-name="T1209">2</text:span><text:span text:style-name="T1105">s</text:span><text:span text:style-name="T1104"> + 1)</text:span><text:span text:style-name="T1092"> / 2</text:span><text:span text:style-name="T72"> =</text:span><text:span text:style-name="T179">–</text:span><text:span text:style-name="T182">1</text:span><text:span text:style-name="T181">8</text:span><text:span text:style-name="T67">。</text:span></text:p>
                                    </text:list-item>
                                    <text:list-item>
                                      <text:p text:style-name="P328"><text:span text:style-name="T180">h</text:span><text:span text:style-name="T72"> </text:span><text:span text:style-name="T1120">=</text:span><text:span text:style-name="T1092"> </text:span><text:span text:style-name="T1209">2</text:span><text:span text:style-name="T1102">b</text:span><text:span text:style-name="T1092"> / </text:span><text:span text:style-name="T1208">1</text:span><text:span text:style-name="T1102">b</text:span><text:span text:style-name="T1092"> </text:span><text:span text:style-name="T1120">=</text:span><text:span text:style-name="T1121">–</text:span><text:span text:style-name="T1123">6</text:span><text:span text:style-name="T1092"> /</text:span><text:span text:style-name="T1121">–</text:span><text:span text:style-name="T1122">4</text:span><text:span text:style-name="T72"> </text:span><text:span text:style-name="T174">=</text:span><text:span text:style-name="T72"> </text:span><text:span text:style-name="T131">1.5</text:span><text:span text:style-name="T67">。</text:span></text:p>
                                    </text:list-item>
                                    <text:list-item>
                                      <text:p text:style-name="P329"><text:span text:style-name="T591">2</text:span><text:span text:style-name="T100">g</text:span><text:span text:style-name="T640">i</text:span><text:span text:style-name="T72"> </text:span><text:span text:style-name="T1120">=</text:span><text:span text:style-name="T1092"> </text:span><text:span text:style-name="T1124">h</text:span><text:span text:style-name="T1092"> * </text:span><text:span text:style-name="T1200">k</text:span><text:span text:style-name="T1093">g</text:span><text:span text:style-name="T1201">i</text:span><text:span text:style-name="T72"> </text:span><text:span text:style-name="T174">=</text:span><text:span text:style-name="T72"> </text:span><text:span text:style-name="T131">1.5</text:span><text:span text:style-name="T72"> * </text:span><text:span text:style-name="T590">1</text:span><text:span text:style-name="T100">g</text:span><text:span text:style-name="T640">i</text:span><text:span text:style-name="T67">。</text:span></text:p>
                                      <text:list>
                                        <text:list-item>
                                          <text:p text:style-name="P663"><text:span text:style-name="T1237">明顯例子</text:span><text:span text:style-name="T175">，</text:span><text:span text:style-name="T591">2</text:span><text:span text:style-name="T100">g</text:span><text:span text:style-name="T642">2</text:span><text:span text:style-name="T72"> </text:span><text:span text:style-name="T174">=</text:span><text:span text:style-name="T72"> </text:span><text:span text:style-name="T131">1.5</text:span><text:span text:style-name="T72"> * </text:span><text:span text:style-name="T590">1</text:span><text:span text:style-name="T100">g</text:span><text:span text:style-name="T642">2</text:span><text:span text:style-name="T1046">。</text:span></text:p>
                                          <text:list>
                                            <text:list-item>
                                              <text:p text:style-name="P664"><text:span text:style-name="T135">(</text:span><text:span text:style-name="T591">2</text:span><text:span text:style-name="T90">f</text:span><text:span text:style-name="T645">2</text:span><text:span text:style-name="T72"> / </text:span><text:span text:style-name="T591">2</text:span><text:span text:style-name="T90">f</text:span><text:span text:style-name="T640">1</text:span><text:span text:style-name="T135">)</text:span><text:span text:style-name="T72"> </text:span><text:span text:style-name="T174">=</text:span><text:span text:style-name="T72"> </text:span><text:span text:style-name="T131">1.5</text:span><text:span text:style-name="T72"> * </text:span><text:span text:style-name="T135">(</text:span><text:span text:style-name="T593">1</text:span><text:span text:style-name="T90">f</text:span><text:span text:style-name="T645">2</text:span><text:span text:style-name="T72"> / </text:span><text:span text:style-name="T593">1</text:span><text:span text:style-name="T90">f</text:span><text:span text:style-name="T640">1</text:span><text:span text:style-name="T135">)</text:span><text:span text:style-name="T288">。</text:span></text:p>
                                            </text:list-item>
                                            <text:list-item>
                                              <text:p text:style-name="P664"><text:span text:style-name="T135">(</text:span><text:span text:style-name="T431">3</text:span><text:span text:style-name="T72"> / </text:span><text:span text:style-name="T135">1)</text:span><text:span text:style-name="T72"> </text:span><text:span text:style-name="T174">=</text:span><text:span text:style-name="T72"> </text:span><text:span text:style-name="T131">1.5</text:span><text:span text:style-name="T72"> * </text:span><text:span text:style-name="T135">(</text:span><text:span text:style-name="T132">2</text:span><text:span text:style-name="T72"> / </text:span><text:span text:style-name="T131">1</text:span><text:span text:style-name="T135">)</text:span><text:span text:style-name="T288">。</text:span></text:p>
                                            </text:list-item>
                                            <text:list-item>
                                              <text:p text:style-name="P665"><text:span text:style-name="T431">3</text:span><text:span text:style-name="T72"> </text:span><text:span text:style-name="T174">=</text:span><text:span text:style-name="T72"> </text:span><text:span text:style-name="T131">1.5</text:span><text:span text:style-name="T72"> * </text:span><text:span text:style-name="T132">2</text:span><text:span text:style-name="T67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64"><text:span text:style-name="T1237">明顯例子</text:span><text:span text:style-name="T175">，</text:span><text:span text:style-name="T591">2</text:span><text:span text:style-name="T100">g</text:span><text:span text:style-name="T643">3</text:span><text:span text:style-name="T72"> </text:span><text:span text:style-name="T174">=</text:span><text:span text:style-name="T72"> </text:span><text:span text:style-name="T131">1.5</text:span><text:span text:style-name="T72"> * </text:span><text:span text:style-name="T590">1</text:span><text:span text:style-name="T100">g</text:span><text:span text:style-name="T643">3</text:span><text:span text:style-name="T67">。</text:span></text:p>
                                          <text:list>
                                            <text:list-item>
                                              <text:p text:style-name="P664"><text:span text:style-name="T135">(</text:span><text:span text:style-name="T591">2</text:span><text:span text:style-name="T90">f</text:span><text:span text:style-name="T645">3</text:span><text:span text:style-name="T72"> / </text:span><text:span text:style-name="T591">2</text:span><text:span text:style-name="T90">f</text:span><text:span text:style-name="T645">2</text:span><text:span text:style-name="T135">)</text:span><text:span text:style-name="T72"> </text:span><text:span text:style-name="T174">=</text:span><text:span text:style-name="T72"> </text:span><text:span text:style-name="T131">1.5</text:span><text:span text:style-name="T72"> * </text:span><text:span text:style-name="T135">(</text:span><text:span text:style-name="T593">1</text:span><text:span text:style-name="T90">f</text:span><text:span text:style-name="T645">3</text:span><text:span text:style-name="T72"> / </text:span><text:span text:style-name="T593">1</text:span><text:span text:style-name="T90">f</text:span><text:span text:style-name="T645">2</text:span><text:span text:style-name="T135">)</text:span><text:span text:style-name="T288">。</text:span></text:p>
                                            </text:list-item>
                                            <text:list-item>
                                              <text:p text:style-name="P664"><text:span text:style-name="T135">(</text:span><text:span text:style-name="T179">–</text:span><text:span text:style-name="T185">36</text:span><text:span text:style-name="T179"> </text:span><text:span text:style-name="T72">/ </text:span><text:span text:style-name="T431">3</text:span><text:span text:style-name="T135">)</text:span><text:span text:style-name="T72"> </text:span><text:span text:style-name="T174">=</text:span><text:span text:style-name="T72"> </text:span><text:span text:style-name="T131">1.5</text:span><text:span text:style-name="T72"> * </text:span><text:span text:style-name="T135">(</text:span><text:span text:style-name="T179">–</text:span><text:span text:style-name="T135">16 </text:span><text:span text:style-name="T72">/ </text:span><text:span text:style-name="T132">2</text:span><text:span text:style-name="T135">)</text:span><text:span text:style-name="T288">。</text:span></text:p>
                                            </text:list-item>
                                            <text:list-item>
                                              <text:p text:style-name="P665"><text:span text:style-name="T179">–</text:span><text:span text:style-name="T142">12</text:span><text:span text:style-name="T72"> </text:span><text:span text:style-name="T174">=</text:span><text:span text:style-name="T72"> </text:span><text:span text:style-name="T131">1.5</text:span><text:span text:style-name="T72"> * </text:span><text:span text:style-name="T179">–</text:span><text:span text:style-name="T183">8</text:span><text:span text:style-name="T67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30"><text:span text:style-name="T100">g 的 </text:span><text:span text:style-name="T1046">循環解</text:span><text:span text:style-name="T67">。</text:span></text:p>
                              <text:list>
                                <text:list-item>
                                  <text:p text:style-name="P331"><text:span text:style-name="T172">假定，</text:span><text:span text:style-name="T177">c</text:span><text:span text:style-name="T72"> = </text:span><text:span text:style-name="T133">(</text:span><text:span text:style-name="T179">–</text:span><text:span text:style-name="T72">(</text:span><text:span text:style-name="T123">b</text:span><text:span text:style-name="T72">)</text:span><text:span text:style-name="T479">2</text:span><text:span text:style-name="T72"> / 2</text:span><text:span text:style-name="T133">)</text:span><text:span text:style-name="T72"> * </text:span><text:span text:style-name="T133">(</text:span><text:span text:style-name="T134">s</text:span><text:span text:style-name="T133"> + 1)</text:span><text:span text:style-name="T72"> / 2</text:span><text:span text:style-name="T100">。</text:span></text:p>
                                </text:list-item>
                                <text:list-item>
                                  <text:p text:style-name="P331"><text:span text:style-name="T172">假定，</text:span><text:span text:style-name="T90">f</text:span><text:span text:style-name="T611">1</text:span><text:span text:style-name="T72"> </text:span><text:span text:style-name="T174">= </text:span><text:span text:style-name="T72">1</text:span><text:span text:style-name="T172">。</text:span></text:p>
                                </text:list-item>
                                <text:list-item>
                                  <text:p text:style-name="P331"><text:span text:style-name="T172">假定，</text:span><text:span text:style-name="T90">f</text:span><text:span text:style-name="T626">2</text:span><text:span text:style-name="T72"> </text:span><text:span text:style-name="T174">=</text:span><text:span text:style-name="T179">–</text:span><text:span text:style-name="T123">b</text:span><text:span text:style-name="T72"> / 2</text:span><text:span text:style-name="T100">。</text:span></text:p>
                                </text:list-item>
                                <text:list-item>
                                  <text:p text:style-name="P330"><text:span text:style-name="T172">假定，</text:span><text:span text:style-name="T100">g</text:span><text:span text:style-name="T640">i</text:span><text:span text:style-name="T143"> = </text:span><text:span text:style-name="T100">g</text:span><text:span text:style-name="T589">j</text:span><text:span text:style-name="T67">。</text:span></text:p>
                                  <text:list>
                                    <text:list-item>
                                      <text:p text:style-name="P332"><text:span text:style-name="T137">(</text:span><text:span text:style-name="T100">g</text:span><text:span text:style-name="T649">2</text:span><text:span text:style-name="T137">)</text:span><text:span text:style-name="T518">2</text:span><text:span text:style-name="T72"> = </text:span><text:span text:style-name="T86">b</text:span><text:span text:style-name="T133"> </text:span><text:span text:style-name="T188">* </text:span><text:span text:style-name="T100">g</text:span><text:span text:style-name="T649">2</text:span><text:span text:style-name="T72"> + </text:span><text:span text:style-name="T95">c</text:span><text:span text:style-name="T100">。</text:span></text:p>
                                    </text:list-item>
                                    <text:list-item>
                                      <text:p text:style-name="P330"><text:span text:style-name="T100">g 的 </text:span><text:span text:style-name="T1046">循環解</text:span><text:span text:style-name="T172">。</text:span></text:p>
                                    </text:list-item>
                                    <text:list-item>
                                      <text:p text:style-name="P330"><text:span text:style-name="T1237">明顯例子</text:span><text:span text:style-name="T175">，</text:span><text:span text:style-name="T172">假定</text:span><text:span text:style-name="T175">，</text:span><text:span text:style-name="T184">s</text:span><text:span text:style-name="T72"> = </text:span><text:span text:style-name="T136">3</text:span><text:span text:style-name="T1046">。</text:span></text:p>
                                      <text:list>
                                        <text:list-item>
                                          <text:p text:style-name="P333"><text:span text:style-name="T172">假定</text:span><text:span text:style-name="T175">，</text:span><text:span text:style-name="T123">b</text:span><text:span text:style-name="T72"> </text:span><text:span text:style-name="T174">=</text:span><text:span text:style-name="T179">–</text:span><text:span text:style-name="T72">2</text:span><text:span text:style-name="T67">。</text:span></text:p>
                                        </text:list-item>
                                        <text:list-item>
                                          <text:p text:style-name="P334"><text:span text:style-name="T100">g</text:span><text:span text:style-name="T72"> = 1、–6、–1.3…、1、…</text:span><text:span text:style-name="T67">。</text:span></text:p>
                                        </text:list-item>
                                        <text:list-item>
                                          <text:p text:style-name="P335"><text:span text:style-name="T100">g</text:span><text:span text:style-name="T648">i+2</text:span><text:span text:style-name="T72"> = </text:span><text:span text:style-name="T100">g</text:span><text:span text:style-name="T648">i+5</text:span><text:span text:style-name="T67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36"><text:span text:style-name="T1237">明顯例子</text:span><text:span text:style-name="T175">，</text:span><text:span text:style-name="T172">假定</text:span><text:span text:style-name="T175">，</text:span><text:span text:style-name="T100">g</text:span><text:span text:style-name="T640">i</text:span><text:span text:style-name="T648">+2</text:span><text:span text:style-name="T72"> = </text:span><text:span text:style-name="T100">g</text:span><text:span text:style-name="T648">i+</text:span><text:span text:style-name="T649">4</text:span><text:span text:style-name="T1046">。</text:span></text:p>
                                  <text:list>
                                    <text:list-item>
                                      <text:p text:style-name="P336"><text:span text:style-name="T227">已知，</text:span><text:span text:style-name="T100">g</text:span><text:span text:style-name="T607">n</text:span><text:span text:style-name="T72"> = </text:span><text:span text:style-name="T86">b</text:span><text:span text:style-name="T72"> + </text:span><text:span text:style-name="T95">c</text:span><text:span text:style-name="T72"> / </text:span><text:span text:style-name="T100">g</text:span><text:span text:style-name="T607">n-</text:span><text:span text:style-name="T630">1</text:span><text:span text:style-name="T67">。</text:span></text:p>
                                    </text:list-item>
                                    <text:list-item>
                                      <text:p text:style-name="P336"><text:span text:style-name="T100">g</text:span><text:span text:style-name="T648">i+</text:span><text:span text:style-name="T649">4</text:span><text:span text:style-name="T72"> = </text:span><text:span text:style-name="T86">b</text:span><text:span text:style-name="T72"> + </text:span><text:span text:style-name="T95">c</text:span><text:span text:style-name="T72"> / </text:span><text:span text:style-name="T100">g</text:span><text:span text:style-name="T648">i+</text:span><text:span text:style-name="T649">3</text:span><text:span text:style-name="T67">。</text:span></text:p>
                                      <text:list>
                                        <text:list-item>
                                          <text:p text:style-name="P666"><text:span text:style-name="T100">g</text:span><text:span text:style-name="T649">4</text:span><text:span text:style-name="T72"> = </text:span><text:span text:style-name="T86">b</text:span><text:span text:style-name="T72"> + </text:span><text:span text:style-name="T95">c</text:span><text:span text:style-name="T72"> / </text:span><text:span text:style-name="T100">g</text:span><text:span text:style-name="T649">3</text:span><text:span text:style-name="T67">。</text:span></text:p>
                                        </text:list-item>
                                        <text:list-item>
                                          <text:p text:style-name="P666"><text:span text:style-name="T100">g</text:span><text:span text:style-name="T649">4</text:span><text:span text:style-name="T72"> = </text:span><text:span text:style-name="T86">b</text:span><text:span text:style-name="T72"> + </text:span><text:span text:style-name="T95">c</text:span><text:span text:style-name="T72"> / </text:span><text:span text:style-name="T137">(</text:span><text:span text:style-name="T86">b</text:span><text:span text:style-name="T72"> + </text:span><text:span text:style-name="T95">c</text:span><text:span text:style-name="T72"> / </text:span><text:span text:style-name="T100">g</text:span><text:span text:style-name="T649">2</text:span><text:span text:style-name="T137">)</text:span><text:span text:style-name="T67">。</text:span></text:p>
                                        </text:list-item>
                                        <text:list-item>
                                          <text:p text:style-name="P667"><text:span text:style-name="T100">g</text:span><text:span text:style-name="T649">4</text:span><text:span text:style-name="T186"> * </text:span><text:span text:style-name="T137">(</text:span><text:span text:style-name="T86">b</text:span><text:span text:style-name="T72"> + </text:span><text:span text:style-name="T95">c</text:span><text:span text:style-name="T72"> / </text:span><text:span text:style-name="T100">g</text:span><text:span text:style-name="T649">2</text:span><text:span text:style-name="T137">)</text:span><text:span text:style-name="T72"> = </text:span><text:span text:style-name="T86">b</text:span><text:span text:style-name="T186"> * </text:span><text:span text:style-name="T137">(</text:span><text:span text:style-name="T86">b</text:span><text:span text:style-name="T72"> + </text:span><text:span text:style-name="T95">c</text:span><text:span text:style-name="T72"> / </text:span><text:span text:style-name="T100">g</text:span><text:span text:style-name="T649">2</text:span><text:span text:style-name="T137">)</text:span><text:span text:style-name="T72"> + </text:span><text:span text:style-name="T95">c</text:span><text:span text:style-name="T67">。</text:span></text:p>
                                        </text:list-item>
                                        <text:list-item>
                                          <text:p text:style-name="P667"><text:span text:style-name="T100">g</text:span><text:span text:style-name="T649">4</text:span><text:span text:style-name="T186"> * </text:span><text:span text:style-name="T137">(</text:span><text:span text:style-name="T86">b</text:span><text:span text:style-name="T186"> * </text:span><text:span text:style-name="T100">g</text:span><text:span text:style-name="T649">2</text:span><text:span text:style-name="T72"> + </text:span><text:span text:style-name="T95">c</text:span><text:span text:style-name="T137">)</text:span><text:span text:style-name="T72"> = </text:span><text:span text:style-name="T86">b</text:span><text:span text:style-name="T186"> * </text:span><text:span text:style-name="T137">(</text:span><text:span text:style-name="T86">b</text:span><text:span text:style-name="T186"> * </text:span><text:span text:style-name="T100">g</text:span><text:span text:style-name="T649">2</text:span><text:span text:style-name="T72"> + </text:span><text:span text:style-name="T95">c</text:span><text:span text:style-name="T137">)</text:span><text:span text:style-name="T72"> + </text:span><text:span text:style-name="T95">c</text:span><text:span text:style-name="T186"> * </text:span><text:span text:style-name="T100">g</text:span><text:span text:style-name="T649">2</text:span><text:span text:style-name="T67">。</text:span></text:p>
                                        </text:list-item>
                                        <text:list-item>
                                          <text:p text:style-name="P668"><text:span text:style-name="T86">b</text:span><text:span text:style-name="T186"> * </text:span><text:span text:style-name="T100">g</text:span><text:span text:style-name="T649">2</text:span><text:span text:style-name="T186"> * </text:span><text:span text:style-name="T100">g</text:span><text:span text:style-name="T649">4</text:span><text:span text:style-name="T72"> + </text:span><text:span text:style-name="T95">c</text:span><text:span text:style-name="T186"> * </text:span><text:span text:style-name="T100">g</text:span><text:span text:style-name="T649">4</text:span><text:span text:style-name="T72"> = </text:span><text:span text:style-name="T86">b</text:span><text:span text:style-name="T515">2</text:span><text:span text:style-name="T186"> * </text:span><text:span text:style-name="T100">g</text:span><text:span text:style-name="T649">2</text:span><text:span text:style-name="T72"> + </text:span><text:span text:style-name="T86">b</text:span><text:span text:style-name="T186"> * </text:span><text:span text:style-name="T95">c</text:span><text:span text:style-name="T72"> + </text:span><text:span text:style-name="T95">c</text:span><text:span text:style-name="T186"> * </text:span><text:span text:style-name="T100">g</text:span><text:span text:style-name="T649">2</text:span><text:span text:style-name="T67">。</text:span></text:p>
                                        </text:list-item>
                                        <text:list-item>
                                          <text:p text:style-name="P337"><text:span text:style-name="T86">b</text:span><text:span text:style-name="T186"> * </text:span><text:span text:style-name="T100">g</text:span><text:span text:style-name="T649">2</text:span><text:span text:style-name="T186"> * </text:span><text:span text:style-name="T100">g</text:span><text:span text:style-name="T649">4</text:span><text:span text:style-name="T72"> + </text:span><text:span text:style-name="T95">c</text:span><text:span text:style-name="T186"> * </text:span><text:span text:style-name="T100">g</text:span><text:span text:style-name="T649">4</text:span><text:span text:style-name="T179">–</text:span><text:span text:style-name="T137">(</text:span><text:span text:style-name="T86">b</text:span><text:span text:style-name="T515">2</text:span><text:span text:style-name="T72"> + </text:span><text:span text:style-name="T95">c</text:span><text:span text:style-name="T137">)</text:span><text:span text:style-name="T186"> * </text:span><text:span text:style-name="T100">g</text:span><text:span text:style-name="T649">2</text:span><text:span text:style-name="T179">–</text:span><text:span text:style-name="T86">b</text:span><text:span text:style-name="T186"> * </text:span><text:span text:style-name="T95">c</text:span><text:span text:style-name="T72"> = </text:span><text:span text:style-name="T430">0</text:span><text:span text:style-name="T67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38"><text:span text:style-name="T227">已知，</text:span><text:span text:style-name="T100">g</text:span><text:span text:style-name="T640">i</text:span><text:span text:style-name="T648">+2</text:span><text:span text:style-name="T72"> = </text:span><text:span text:style-name="T100">g</text:span><text:span text:style-name="T648">i+</text:span><text:span text:style-name="T649">4</text:span><text:span text:style-name="T67">。</text:span></text:p>
                                      <text:list>
                                        <text:list-item>
                                          <text:p text:style-name="P338"><text:span text:style-name="T100">g</text:span><text:span text:style-name="T649">2</text:span><text:span text:style-name="T72"> = </text:span><text:span text:style-name="T100">g</text:span><text:span text:style-name="T649">4</text:span><text:span text:style-name="T67">。</text:span></text:p>
                                        </text:list-item>
                                        <text:list-item>
                                          <text:p text:style-name="P337"><text:span text:style-name="T227">已知，</text:span><text:span text:style-name="T86">b</text:span><text:span text:style-name="T186"> * </text:span><text:span text:style-name="T100">g</text:span><text:span text:style-name="T649">2</text:span><text:span text:style-name="T186"> * </text:span><text:span text:style-name="T100">g</text:span><text:span text:style-name="T649">4</text:span><text:span text:style-name="T72"> + </text:span><text:span text:style-name="T95">c</text:span><text:span text:style-name="T186"> * </text:span><text:span text:style-name="T100">g</text:span><text:span text:style-name="T649">4</text:span><text:span text:style-name="T179">–</text:span><text:span text:style-name="T137">(</text:span><text:span text:style-name="T86">b</text:span><text:span text:style-name="T515">2</text:span><text:span text:style-name="T72"> + </text:span><text:span text:style-name="T95">c</text:span><text:span text:style-name="T137">)</text:span><text:span text:style-name="T186"> * </text:span><text:span text:style-name="T100">g</text:span><text:span text:style-name="T649">2</text:span><text:span text:style-name="T179">–</text:span><text:span text:style-name="T86">b</text:span><text:span text:style-name="T186"> * </text:span><text:span text:style-name="T95">c</text:span><text:span text:style-name="T72"> = </text:span><text:span text:style-name="T430">0</text:span><text:span text:style-name="T67">。</text:span></text:p>
                                          <text:list>
                                            <text:list-item>
                                              <text:p text:style-name="P668"><text:span text:style-name="T86">b</text:span><text:span text:style-name="T186"> * </text:span><text:span text:style-name="T187">(</text:span><text:span text:style-name="T100">g</text:span><text:span text:style-name="T649">2</text:span><text:span text:style-name="T144">)</text:span><text:span text:style-name="T515">2</text:span><text:span text:style-name="T179">–</text:span><text:span text:style-name="T86">b</text:span><text:span text:style-name="T515">2</text:span><text:span text:style-name="T186"> * </text:span><text:span text:style-name="T100">g</text:span><text:span text:style-name="T649">2</text:span><text:span text:style-name="T179">–</text:span><text:span text:style-name="T86">b</text:span><text:span text:style-name="T186"> * </text:span><text:span text:style-name="T95">c</text:span><text:span text:style-name="T72"> = </text:span><text:span text:style-name="T430">0</text:span><text:span text:style-name="T67">。</text:span></text:p>
                                            </text:list-item>
                                            <text:list-item>
                                              <text:p text:style-name="P337"><text:span text:style-name="T187">(</text:span><text:span text:style-name="T100">g</text:span><text:span text:style-name="T649">2</text:span><text:span text:style-name="T144">)</text:span><text:span text:style-name="T515">2</text:span><text:span text:style-name="T179">–</text:span><text:span text:style-name="T86">b</text:span><text:span text:style-name="T186"> * </text:span><text:span text:style-name="T100">g</text:span><text:span text:style-name="T649">2</text:span><text:span text:style-name="T179">–</text:span><text:span text:style-name="T95">c</text:span><text:span text:style-name="T72"> = </text:span><text:span text:style-name="T430">0</text:span><text:span text:style-name="T67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36"><text:span text:style-name="T172">假定</text:span><text:span text:style-name="T175">，</text:span><text:span text:style-name="T90">f</text:span><text:span text:style-name="T611">1</text:span><text:span text:style-name="T72"> </text:span><text:span text:style-name="T174">= </text:span><text:span text:style-name="T72">1</text:span><text:span text:style-name="T67">。</text:span></text:p>
                                    </text:list-item>
                                    <text:list-item>
                                      <text:p text:style-name="P336"><text:span text:style-name="T172">假定，</text:span><text:span text:style-name="T90">f</text:span><text:span text:style-name="T626">2</text:span><text:span text:style-name="T72"> </text:span><text:span text:style-name="T174">=</text:span><text:span text:style-name="T179">–</text:span><text:span text:style-name="T123">b</text:span><text:span text:style-name="T72"> / 2</text:span><text:span text:style-name="T67">。</text:span></text:p>
                                      <text:list>
                                        <text:list-item>
                                          <text:p text:style-name="P338"><text:span text:style-name="T100">g</text:span><text:span text:style-name="T649">2</text:span><text:span text:style-name="T72"> </text:span><text:span text:style-name="T1092">= </text:span><text:span text:style-name="T1094">f</text:span><text:span text:style-name="T1192">2</text:span><text:span text:style-name="T1092"> / </text:span><text:span text:style-name="T1094">f</text:span><text:span text:style-name="T1193">1</text:span><text:span text:style-name="T1092"> </text:span><text:span text:style-name="T1120">= </text:span><text:span text:style-name="T1125">(</text:span><text:span text:style-name="T1121">–</text:span><text:span text:style-name="T1102">b</text:span><text:span text:style-name="T1092"> / 2</text:span><text:span text:style-name="T1106">)</text:span><text:span text:style-name="T1092"> / 1</text:span><text:span text:style-name="T72"> </text:span><text:span text:style-name="T174">=</text:span><text:span text:style-name="T179">–</text:span><text:span text:style-name="T123">b</text:span><text:span text:style-name="T72"> / 2</text:span><text:span text:style-name="T67">。</text:span></text:p>
                                        </text:list-item>
                                        <text:list-item>
                                          <text:p text:style-name="P339"><text:span text:style-name="T227">已知，</text:span><text:span text:style-name="T187">(</text:span><text:span text:style-name="T100">g</text:span><text:span text:style-name="T649">2</text:span><text:span text:style-name="T144">)</text:span><text:span text:style-name="T515">2</text:span><text:span text:style-name="T179">–</text:span><text:span text:style-name="T86">b</text:span><text:span text:style-name="T186"> * </text:span><text:span text:style-name="T100">g</text:span><text:span text:style-name="T649">2</text:span><text:span text:style-name="T179">–</text:span><text:span text:style-name="T95">c</text:span><text:span text:style-name="T72"> = </text:span><text:span text:style-name="T430">0</text:span><text:span text:style-name="T67">。</text:span></text:p>
                                          <text:list>
                                            <text:list-item>
                                              <text:p text:style-name="P669"><text:span text:style-name="T187">(</text:span><text:span text:style-name="T179">–</text:span><text:span text:style-name="T123">b</text:span><text:span text:style-name="T72"> / 2</text:span><text:span text:style-name="T144">)</text:span><text:span text:style-name="T515">2</text:span><text:span text:style-name="T179">–</text:span><text:span text:style-name="T86">b</text:span><text:span text:style-name="T186"> * </text:span><text:span text:style-name="T188">(</text:span><text:span text:style-name="T179">–</text:span><text:span text:style-name="T123">b</text:span><text:span text:style-name="T72"> / 2</text:span><text:span text:style-name="T138">)</text:span><text:span text:style-name="T179">–</text:span><text:span text:style-name="T95">c</text:span><text:span text:style-name="T72"> = </text:span><text:span text:style-name="T430">0</text:span><text:span text:style-name="T67">。</text:span></text:p>
                                            </text:list-item>
                                            <text:list-item>
                                              <text:p text:style-name="P340"><text:span text:style-name="T123">b</text:span><text:span text:style-name="T515">2</text:span><text:span text:style-name="T188"> * 3</text:span><text:span text:style-name="T72"> / </text:span><text:span text:style-name="T138">4</text:span><text:span text:style-name="T179">–</text:span><text:span text:style-name="T95">c</text:span><text:span text:style-name="T72"> = </text:span><text:span text:style-name="T430">0</text:span><text:span text:style-name="T67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40"><text:span text:style-name="T227">已知，</text:span><text:span text:style-name="T515"> </text:span><text:span text:style-name="T123">b</text:span><text:span text:style-name="T515">2</text:span><text:span text:style-name="T188"> * 3</text:span><text:span text:style-name="T72"> / </text:span><text:span text:style-name="T138">4</text:span><text:span text:style-name="T179">–</text:span><text:span text:style-name="T95">c</text:span><text:span text:style-name="T72"> = </text:span><text:span text:style-name="T430">0</text:span><text:span text:style-name="T67">。</text:span></text:p>
                                          <text:list>
                                            <text:list-item>
                                              <text:p text:style-name="P340"><text:span text:style-name="T95">c</text:span><text:span text:style-name="T72"> = </text:span><text:span text:style-name="T123">b</text:span><text:span text:style-name="T515">2</text:span><text:span text:style-name="T188"> * 3</text:span><text:span text:style-name="T72"> / 4</text:span><text:span text:style-name="T67">。</text:span></text:p>
                                            </text:list-item>
                                            <text:list-item>
                                              <text:p text:style-name="P670"><text:span text:style-name="T100">g</text:span><text:span text:style-name="T640">i</text:span><text:span text:style-name="T648">+2</text:span><text:span text:style-name="T72"> = </text:span><text:span text:style-name="T100">g</text:span><text:span text:style-name="T648">i+</text:span><text:span text:style-name="T649">4</text:span><text:span text:style-name="T95">。</text:span></text:p>
                                            </text:list-item>
                                            <text:list-item>
                                              <text:p text:style-name="P341"><text:span text:style-name="T90">f</text:span><text:span text:style-name="T595">i</text:span><text:span text:style-name="T72"> = </text:span><text:span text:style-name="T187">(</text:span><text:span text:style-name="T179">–</text:span><text:span text:style-name="T123">b</text:span><text:span text:style-name="T72"> / 2</text:span><text:span text:style-name="T144">)</text:span><text:span text:style-name="T482">(</text:span><text:span text:style-name="T481">i</text:span><text:span text:style-name="T483">–</text:span><text:span text:style-name="T519">1</text:span><text:span text:style-name="T515">)</text:span><text:span text:style-name="T172">。</text:span></text:p>
                                            </text:list-item>
                                            <text:list-item>
                                              <text:p text:style-name="P342"><text:span text:style-name="T100">g</text:span><text:span text:style-name="T595">i</text:span><text:span text:style-name="T72"> </text:span><text:span text:style-name="T1092">= </text:span><text:span text:style-name="T1094">f</text:span><text:span text:style-name="T1210">i</text:span><text:span text:style-name="T1092"> / </text:span><text:span text:style-name="T1094">f</text:span><text:span text:style-name="T1210">i</text:span><text:span text:style-name="T1211">–</text:span><text:span text:style-name="T1203">1</text:span><text:span text:style-name="T72"> = </text:span><text:span text:style-name="T187">(</text:span><text:span text:style-name="T179">–</text:span><text:span text:style-name="T123">b</text:span><text:span text:style-name="T72"> / 2</text:span><text:span text:style-name="T144">)</text:span><text:span text:style-name="T172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71"><text:span text:style-name="T1237">明顯例子</text:span><text:span text:style-name="T175">，</text:span><text:span text:style-name="T90">f</text:span><text:span text:style-name="T594">3</text:span><text:span text:style-name="T72"> = </text:span><text:span text:style-name="T86">b</text:span><text:span text:style-name="T186"> * </text:span><text:span text:style-name="T90">f</text:span><text:span text:style-name="T626">2</text:span><text:span text:style-name="T133"> + </text:span><text:span text:style-name="T95">c</text:span><text:span text:style-name="T186"> * </text:span><text:span text:style-name="T90">f</text:span><text:span text:style-name="T611">1</text:span><text:span text:style-name="T172">。</text:span></text:p>
                                          <text:list>
                                            <text:list-item>
                                              <text:p text:style-name="P672"><text:span text:style-name="T90">f</text:span><text:span text:style-name="T594">3</text:span><text:span text:style-name="T72"> = </text:span><text:span text:style-name="T86">b</text:span><text:span text:style-name="T186"> * </text:span><text:span text:style-name="T133">(</text:span><text:span text:style-name="T179">–</text:span><text:span text:style-name="T123">b</text:span><text:span text:style-name="T72"> / 2</text:span><text:span text:style-name="T133">) + (</text:span><text:span text:style-name="T123">b</text:span><text:span text:style-name="T515">2</text:span><text:span text:style-name="T188"> * 3</text:span><text:span text:style-name="T72"> / 4</text:span><text:span text:style-name="T133">)</text:span><text:span text:style-name="T186"> * </text:span><text:span text:style-name="T72">1</text:span><text:span text:style-name="T172">。</text:span></text:p>
                                            </text:list-item>
                                            <text:list-item>
                                              <text:p text:style-name="P672"><text:span text:style-name="T90">f</text:span><text:span text:style-name="T594">3</text:span><text:span text:style-name="T72"> = </text:span><text:span text:style-name="T123">b</text:span><text:span text:style-name="T515">2</text:span><text:span text:style-name="T72"> / 4</text:span><text:span text:style-name="T172">。</text:span></text:p>
                                            </text:list-item>
                                            <text:list-item>
                                              <text:p text:style-name="P673"><text:span text:style-name="T90">f</text:span><text:span text:style-name="T594">3</text:span><text:span text:style-name="T72"> = </text:span><text:span text:style-name="T187">(</text:span><text:span text:style-name="T179">–</text:span><text:span text:style-name="T123">b</text:span><text:span text:style-name="T72"> / 2</text:span><text:span text:style-name="T144">)</text:span><text:span text:style-name="T515">2</text:span><text:span text:style-name="T172">。</text:span></text:p>
                                            </text:list-item>
                                            <text:list-item>
                                              <text:p text:style-name="P674"><text:span text:style-name="T100">g</text:span><text:span text:style-name="T594">3</text:span><text:span text:style-name="T72"> = </text:span><text:span text:style-name="T90">f</text:span><text:span text:style-name="T594">3</text:span><text:span text:style-name="T72"> / </text:span><text:span text:style-name="T90">f</text:span><text:span text:style-name="T649">2</text:span><text:span text:style-name="T72"> = </text:span><text:span text:style-name="T187">(</text:span><text:span text:style-name="T179">–</text:span><text:span text:style-name="T123">b</text:span><text:span text:style-name="T72"> / 2</text:span><text:span text:style-name="T144">)</text:span><text:span text:style-name="T515">2</text:span><text:span text:style-name="T72"> / </text:span><text:span text:style-name="T187">(</text:span><text:span text:style-name="T179">–</text:span><text:span text:style-name="T123">b</text:span><text:span text:style-name="T72"> / 2</text:span><text:span text:style-name="T144">)</text:span><text:span text:style-name="T72"> = </text:span><text:span text:style-name="T187">(</text:span><text:span text:style-name="T179">–</text:span><text:span text:style-name="T123">b</text:span><text:span text:style-name="T72"> / 2</text:span><text:span text:style-name="T144">)</text:span><text:span text:style-name="T172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43"><text:span text:style-name="T172">假定</text:span><text:span text:style-name="T175">，</text:span><text:span text:style-name="T100">g 是 </text:span><text:span text:style-name="T1046">循環解</text:span><text:span text:style-name="T172">，</text:span><text:span text:style-name="T100">g</text:span><text:span text:style-name="T640">i</text:span><text:span text:style-name="T143"> = </text:span><text:span text:style-name="T100">g</text:span><text:span text:style-name="T589">j</text:span><text:span text:style-name="T175">。</text:span></text:p>
                                      <text:list>
                                        <text:list-item>
                                          <text:p text:style-name="P343"><text:span text:style-name="T227">已知，</text:span><text:span text:style-name="T95">c</text:span><text:span text:style-name="T72"> = </text:span><text:span text:style-name="T123">b</text:span><text:span text:style-name="T515">2</text:span><text:span text:style-name="T188"> * 3</text:span><text:span text:style-name="T72"> / 4</text:span><text:span text:style-name="T175">。</text:span></text:p>
                                        </text:list-item>
                                        <text:list-item>
                                          <text:p text:style-name="P343"><text:span text:style-name="T172">假定，</text:span><text:span text:style-name="T177">c</text:span><text:span text:style-name="T72"> </text:span><text:span text:style-name="T1104">(同時)</text:span><text:span text:style-name="T72">= </text:span><text:span text:style-name="T133">(</text:span><text:span text:style-name="T179">–</text:span><text:span text:style-name="T72">(</text:span><text:span text:style-name="T123">b</text:span><text:span text:style-name="T72">)</text:span><text:span text:style-name="T479">2</text:span><text:span text:style-name="T72"> / 2</text:span><text:span text:style-name="T133">)</text:span><text:span text:style-name="T72"> * </text:span><text:span text:style-name="T133">(</text:span><text:span text:style-name="T134">s</text:span><text:span text:style-name="T133"> + 1)</text:span><text:span text:style-name="T72"> / 2</text:span><text:span text:style-name="T67">。</text:span></text:p>
                                          <text:list>
                                            <text:list-item>
                                              <text:p text:style-name="P675"><text:span text:style-name="T123">b</text:span><text:span text:style-name="T515">2</text:span><text:span text:style-name="T188"> * 3</text:span><text:span text:style-name="T72"> / 4 = </text:span><text:span text:style-name="T133">(</text:span><text:span text:style-name="T179">–</text:span><text:span text:style-name="T72">(</text:span><text:span text:style-name="T123">b</text:span><text:span text:style-name="T72">)</text:span><text:span text:style-name="T479">2</text:span><text:span text:style-name="T72"> / 2</text:span><text:span text:style-name="T133">)</text:span><text:span text:style-name="T72"> * </text:span><text:span text:style-name="T133">(</text:span><text:span text:style-name="T134">s</text:span><text:span text:style-name="T133"> + 1)</text:span><text:span text:style-name="T72"> / 2</text:span><text:span text:style-name="T67">。</text:span></text:p>
                                            </text:list-item>
                                            <text:list-item>
                                              <text:p text:style-name="P675"><text:span text:style-name="T123">b</text:span><text:span text:style-name="T515">2</text:span><text:span text:style-name="T188"> * 3</text:span><text:span text:style-name="T72"> = </text:span><text:span text:style-name="T133">(</text:span><text:span text:style-name="T179">–</text:span><text:span text:style-name="T72">(</text:span><text:span text:style-name="T123">b</text:span><text:span text:style-name="T72">)</text:span><text:span text:style-name="T479">2</text:span><text:span text:style-name="T133">)</text:span><text:span text:style-name="T72"> * </text:span><text:span text:style-name="T133">(</text:span><text:span text:style-name="T134">s</text:span><text:span text:style-name="T133"> + 1)</text:span><text:span text:style-name="T67">。</text:span></text:p>
                                            </text:list-item>
                                            <text:list-item>
                                              <text:p text:style-name="P675"><text:span text:style-name="T179">–</text:span><text:span text:style-name="T188">3</text:span><text:span text:style-name="T72"> = </text:span><text:span text:style-name="T133">(</text:span><text:span text:style-name="T134">s</text:span><text:span text:style-name="T133"> + 1)</text:span><text:span text:style-name="T67">。</text:span></text:p>
                                            </text:list-item>
                                            <text:list-item>
                                              <text:p text:style-name="P344"><text:span text:style-name="T134">s</text:span><text:span text:style-name="T72"> =</text:span><text:span text:style-name="T179">–</text:span><text:span text:style-name="T72">4</text:span><text:span text:style-name="T67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40"><text:span text:style-name="T227">已知，</text:span><text:span text:style-name="T123">b</text:span><text:span text:style-name="T515">2</text:span><text:span text:style-name="T188"> * 3 </text:span><text:span text:style-name="T72">/ </text:span><text:span text:style-name="T138">4</text:span><text:span text:style-name="T179">–</text:span><text:span text:style-name="T95">c</text:span><text:span text:style-name="T72"> = </text:span><text:span text:style-name="T430">0</text:span><text:span text:style-name="T67">。</text:span></text:p>
                                          <text:list>
                                            <text:list-item>
                                              <text:p text:style-name="P670"><text:span text:style-name="T123">b</text:span><text:span text:style-name="T515">2</text:span><text:span text:style-name="T188"> * 3</text:span><text:span text:style-name="T72"> / </text:span><text:span text:style-name="T138">4</text:span><text:span text:style-name="T179">–</text:span><text:span text:style-name="T133">(</text:span><text:span text:style-name="T179">–</text:span><text:span text:style-name="T72">(</text:span><text:span text:style-name="T123">b</text:span><text:span text:style-name="T72">)</text:span><text:span text:style-name="T479">2</text:span><text:span text:style-name="T72"> / 2</text:span><text:span text:style-name="T133">)</text:span><text:span text:style-name="T72"> * </text:span><text:span text:style-name="T133">(</text:span><text:span text:style-name="T134">s</text:span><text:span text:style-name="T133"> + 1)</text:span><text:span text:style-name="T72"> / 2 = </text:span><text:span text:style-name="T430">0</text:span><text:span text:style-name="T67">。</text:span></text:p>
                                            </text:list-item>
                                            <text:list-item>
                                              <text:p text:style-name="P670"><text:span text:style-name="T123">b</text:span><text:span text:style-name="T515">2</text:span><text:span text:style-name="T188"> * 3</text:span><text:span text:style-name="T72"> / </text:span><text:span text:style-name="T138">4</text:span><text:span text:style-name="T133"> + </text:span><text:span text:style-name="T123">b</text:span><text:span text:style-name="T479">2</text:span><text:span text:style-name="T72"> * </text:span><text:span text:style-name="T133">(</text:span><text:span text:style-name="T134">s</text:span><text:span text:style-name="T133"> + 1)</text:span><text:span text:style-name="T72"> / </text:span><text:span text:style-name="T138">4</text:span><text:span text:style-name="T72"> = </text:span><text:span text:style-name="T430">0</text:span><text:span text:style-name="T67">。</text:span></text:p>
                                            </text:list-item>
                                            <text:list-item>
                                              <text:p text:style-name="P670"><text:span text:style-name="T123">b</text:span><text:span text:style-name="T515">2</text:span><text:span text:style-name="T188"> * 3</text:span><text:span text:style-name="T133"> + </text:span><text:span text:style-name="T123">b</text:span><text:span text:style-name="T479">2</text:span><text:span text:style-name="T72"> * </text:span><text:span text:style-name="T133">(</text:span><text:span text:style-name="T134">s</text:span><text:span text:style-name="T133"> + 1)</text:span><text:span text:style-name="T72"> = </text:span><text:span text:style-name="T430">0</text:span><text:span text:style-name="T67">。</text:span></text:p>
                                            </text:list-item>
                                            <text:list-item>
                                              <text:p text:style-name="P345"><text:span text:style-name="T133">(</text:span><text:span text:style-name="T134">s</text:span><text:span text:style-name="T133"> + </text:span><text:span text:style-name="T139">4</text:span><text:span text:style-name="T133">) </text:span><text:span text:style-name="T188">* </text:span><text:span text:style-name="T123">b</text:span><text:span text:style-name="T515">2</text:span><text:span text:style-name="T72"> = </text:span><text:span text:style-name="T430">0</text:span><text:span text:style-name="T67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46"><text:span text:style-name="T227">已知，</text:span><text:span text:style-name="T133">(</text:span><text:span text:style-name="T134">s</text:span><text:span text:style-name="T133"> + </text:span><text:span text:style-name="T139">4</text:span><text:span text:style-name="T133">) </text:span><text:span text:style-name="T188">* </text:span><text:span text:style-name="T123">b</text:span><text:span text:style-name="T515">2</text:span><text:span text:style-name="T72"> = </text:span><text:span text:style-name="T430">0</text:span><text:span text:style-name="T67">。</text:span></text:p>
                                      <text:list>
                                        <text:list-item>
                                          <text:p text:style-name="P346"><text:span text:style-name="T133">(</text:span><text:span text:style-name="T134">s</text:span><text:span text:style-name="T133"> + </text:span><text:span text:style-name="T139">4</text:span><text:span text:style-name="T133">)</text:span><text:span text:style-name="T72"> = </text:span><text:span text:style-name="T430">0</text:span><text:span text:style-name="T287">。</text:span></text:p>
                                          <text:list>
                                            <text:list-item>
                                              <text:p text:style-name="P346"><text:span text:style-name="T134">s</text:span><text:span text:style-name="T72"> =</text:span><text:span text:style-name="T179">–</text:span><text:span text:style-name="T139">4</text:span><text:span text:style-name="T67">。</text:span></text:p>
                                            </text:list-item>
                                            <text:list-item>
                                              <text:p text:style-name="P676"><text:span text:style-name="T100">g</text:span><text:span text:style-name="T640">i</text:span><text:span text:style-name="T648">+2</text:span><text:span text:style-name="T72"> = </text:span><text:span text:style-name="T100">g</text:span><text:span text:style-name="T648">i+</text:span><text:span text:style-name="T649">4</text:span><text:span text:style-name="T67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47"><text:span text:style-name="T123">b</text:span><text:span text:style-name="T515">2</text:span><text:span text:style-name="T72"> = </text:span><text:span text:style-name="T430">0</text:span><text:span text:style-name="T123">。</text:span></text:p>
                                          <text:list>
                                            <text:list-item>
                                              <text:p text:style-name="P347"><text:span text:style-name="T123">b</text:span><text:span text:style-name="T72"> = </text:span><text:span text:style-name="T430">0</text:span><text:span text:style-name="T67">。</text:span></text:p>
                                            </text:list-item>
                                            <text:list-item>
                                              <text:p text:style-name="P676"><text:span text:style-name="T100">g</text:span><text:span text:style-name="T640">i</text:span><text:span text:style-name="T648">+2</text:span><text:span text:style-name="T72"> = </text:span><text:span text:style-name="T100">g</text:span><text:span text:style-name="T648">i+</text:span><text:span text:style-name="T649">4</text:span><text:span text:style-name="T67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48"><text:span text:style-name="T1237">明顯例子</text:span><text:span text:style-name="T175">，</text:span><text:span text:style-name="T172">假定</text:span><text:span text:style-name="T175">，</text:span><text:span text:style-name="T100">g</text:span><text:span text:style-name="T640">i</text:span><text:span text:style-name="T648">+2</text:span><text:span text:style-name="T72"> = </text:span><text:span text:style-name="T100">g</text:span><text:span text:style-name="T648">i+</text:span><text:span text:style-name="T650">6</text:span><text:span text:style-name="T227">。</text:span></text:p>
                                  <text:list>
                                    <text:list-item>
                                      <text:p text:style-name="P348"><text:span text:style-name="T227">已知，</text:span><text:span text:style-name="T100">g</text:span><text:span text:style-name="T607">n</text:span><text:span text:style-name="T72"> = </text:span><text:span text:style-name="T86">b</text:span><text:span text:style-name="T72"> + </text:span><text:span text:style-name="T95">c</text:span><text:span text:style-name="T72"> / </text:span><text:span text:style-name="T100">g</text:span><text:span text:style-name="T607">n-</text:span><text:span text:style-name="T630">1</text:span><text:span text:style-name="T227">。</text:span></text:p>
                                    </text:list-item>
                                    <text:list-item>
                                      <text:p text:style-name="P348"><text:span text:style-name="T100">g</text:span><text:span text:style-name="T648">i+</text:span><text:span text:style-name="T650">6</text:span><text:span text:style-name="T72"> = </text:span><text:span text:style-name="T86">b</text:span><text:span text:style-name="T72"> + </text:span><text:span text:style-name="T95">c</text:span><text:span text:style-name="T72"> / </text:span><text:span text:style-name="T100">g</text:span><text:span text:style-name="T648">i+</text:span><text:span text:style-name="T650">5</text:span><text:span text:style-name="T227">。</text:span></text:p>
                                      <text:list>
                                        <text:list-item>
                                          <text:p text:style-name="P677"><text:span text:style-name="T100">g</text:span><text:span text:style-name="T650">6</text:span><text:span text:style-name="T72"> = </text:span><text:span text:style-name="T86">b</text:span><text:span text:style-name="T72"> + </text:span><text:span text:style-name="T95">c</text:span><text:span text:style-name="T72"> / </text:span><text:span text:style-name="T100">g</text:span><text:span text:style-name="T650">5</text:span><text:span text:style-name="T100">。</text:span></text:p>
                                        </text:list-item>
                                        <text:list-item>
                                          <text:p text:style-name="P677"><text:span text:style-name="T100">g</text:span><text:span text:style-name="T650">6</text:span><text:span text:style-name="T133"> </text:span><text:span text:style-name="T188">* </text:span><text:span text:style-name="T650"><text:s/></text:span><text:span text:style-name="T100">g</text:span><text:span text:style-name="T650">5</text:span><text:span text:style-name="T72"> = </text:span><text:span text:style-name="T86">b</text:span><text:span text:style-name="T133"> </text:span><text:span text:style-name="T188">* </text:span><text:span text:style-name="T100">g</text:span><text:span text:style-name="T650">5</text:span><text:span text:style-name="T72"> + </text:span><text:span text:style-name="T95">c</text:span><text:span text:style-name="T100">。</text:span></text:p>
                                        </text:list-item>
                                        <text:list-item>
                                          <text:p text:style-name="P677"><text:span text:style-name="T100">g</text:span><text:span text:style-name="T650">6</text:span><text:span text:style-name="T133"> </text:span><text:span text:style-name="T188">* </text:span><text:span text:style-name="T137">(</text:span><text:span text:style-name="T86">b</text:span><text:span text:style-name="T72"> + </text:span><text:span text:style-name="T95">c</text:span><text:span text:style-name="T72"> / </text:span><text:span text:style-name="T100">g</text:span><text:span text:style-name="T649">4</text:span><text:span text:style-name="T137">)</text:span><text:span text:style-name="T72"> = </text:span><text:span text:style-name="T86">b</text:span><text:span text:style-name="T133"> </text:span><text:span text:style-name="T188">* </text:span><text:span text:style-name="T137">(</text:span><text:span text:style-name="T86">b</text:span><text:span text:style-name="T72"> + </text:span><text:span text:style-name="T95">c</text:span><text:span text:style-name="T72"> / </text:span><text:span text:style-name="T100">g</text:span><text:span text:style-name="T649">4</text:span><text:span text:style-name="T137">)</text:span><text:span text:style-name="T72"> + </text:span><text:span text:style-name="T95">c</text:span><text:span text:style-name="T227">。</text:span></text:p>
                                        </text:list-item>
                                        <text:list-item>
                                          <text:p text:style-name="P677"><text:span text:style-name="T100">g</text:span><text:span text:style-name="T650">6</text:span><text:span text:style-name="T133"> </text:span><text:span text:style-name="T188">* </text:span><text:span text:style-name="T137">(</text:span><text:span text:style-name="T86">b</text:span><text:span text:style-name="T133"> </text:span><text:span text:style-name="T188">* </text:span><text:span text:style-name="T100">g</text:span><text:span text:style-name="T649">4</text:span><text:span text:style-name="T72"> + </text:span><text:span text:style-name="T95">c</text:span><text:span text:style-name="T137">)</text:span><text:span text:style-name="T72"> = </text:span><text:span text:style-name="T86">b</text:span><text:span text:style-name="T133"> </text:span><text:span text:style-name="T188">* </text:span><text:span text:style-name="T137">(</text:span><text:span text:style-name="T86">b</text:span><text:span text:style-name="T133"> </text:span><text:span text:style-name="T188">* </text:span><text:span text:style-name="T100">g</text:span><text:span text:style-name="T649">4</text:span><text:span text:style-name="T72"> + </text:span><text:span text:style-name="T95">c</text:span><text:span text:style-name="T137">)</text:span><text:span text:style-name="T72"> + </text:span><text:span text:style-name="T95">c</text:span><text:span text:style-name="T133"> </text:span><text:span text:style-name="T188">* </text:span><text:span text:style-name="T100">g</text:span><text:span text:style-name="T649">4</text:span><text:span text:style-name="T227">。</text:span></text:p>
                                        </text:list-item>
                                        <text:list-item>
                                          <text:p text:style-name="P678"><text:span text:style-name="T100">g</text:span><text:span text:style-name="T650">6</text:span><text:span text:style-name="T133"> </text:span><text:span text:style-name="T188">* </text:span><text:span text:style-name="T137">(</text:span><text:span text:style-name="T86">b</text:span><text:span text:style-name="T133"> </text:span><text:span text:style-name="T188">* </text:span><text:span text:style-name="T137">(</text:span><text:span text:style-name="T86">b</text:span><text:span text:style-name="T72"> + </text:span><text:span text:style-name="T95">c</text:span><text:span text:style-name="T72"> / </text:span><text:span text:style-name="T100">g</text:span><text:span text:style-name="T649">3</text:span><text:span text:style-name="T137">)</text:span><text:span text:style-name="T72"> + </text:span><text:span text:style-name="T95">c</text:span><text:span text:style-name="T137">)</text:span><text:span text:style-name="T72"> = </text:span><text:span text:style-name="T86">b</text:span><text:span text:style-name="T133"> </text:span><text:span text:style-name="T188">* </text:span><text:span text:style-name="T137">(</text:span><text:span text:style-name="T86">b</text:span><text:span text:style-name="T133"> </text:span><text:span text:style-name="T188">* </text:span><text:span text:style-name="T137">(</text:span><text:span text:style-name="T86">b</text:span><text:span text:style-name="T72"> + </text:span><text:span text:style-name="T95">c</text:span><text:span text:style-name="T72"> / </text:span><text:span text:style-name="T100">g</text:span><text:span text:style-name="T649">3</text:span><text:span text:style-name="T137">)</text:span><text:span text:style-name="T72"> + </text:span><text:span text:style-name="T95">c</text:span><text:span text:style-name="T137">)</text:span><text:span text:style-name="T72"> + </text:span><text:span text:style-name="T95">c</text:span><text:span text:style-name="T133"> </text:span><text:span text:style-name="T188">* </text:span><text:span text:style-name="T137">(</text:span><text:span text:style-name="T86">b</text:span><text:span text:style-name="T72"> + </text:span><text:span text:style-name="T95">c</text:span><text:span text:style-name="T72"> / </text:span><text:span text:style-name="T100">g</text:span><text:span text:style-name="T649">3</text:span><text:span text:style-name="T137">)</text:span><text:span text:style-name="T227">。</text:span></text:p>
                                        </text:list-item>
                                        <text:list-item>
                                          <text:p text:style-name="P678"><text:span text:style-name="T100">g</text:span><text:span text:style-name="T650">6</text:span><text:span text:style-name="T133"> </text:span><text:span text:style-name="T188">* </text:span><text:span text:style-name="T137">(</text:span><text:span text:style-name="T86">b</text:span><text:span text:style-name="T133"> </text:span><text:span text:style-name="T188">* </text:span><text:span text:style-name="T137">(</text:span><text:span text:style-name="T86">b</text:span><text:span text:style-name="T133"> </text:span><text:span text:style-name="T188">* </text:span><text:span text:style-name="T100">g</text:span><text:span text:style-name="T649">3</text:span><text:span text:style-name="T72"> + </text:span><text:span text:style-name="T95">c</text:span><text:span text:style-name="T137">)</text:span><text:span text:style-name="T72"> + </text:span><text:span text:style-name="T95">c</text:span><text:span text:style-name="T133"> </text:span><text:span text:style-name="T188">* </text:span><text:span text:style-name="T100">g</text:span><text:span text:style-name="T649">3</text:span><text:span text:style-name="T137">)</text:span><text:span text:style-name="T72"> = </text:span><text:span text:style-name="T86">b</text:span><text:span text:style-name="T133"> </text:span><text:span text:style-name="T188">* </text:span><text:span text:style-name="T137">(</text:span><text:span text:style-name="T86">b</text:span><text:span text:style-name="T133"> </text:span><text:span text:style-name="T188">* </text:span><text:span text:style-name="T137">(</text:span><text:span text:style-name="T86">b</text:span><text:span text:style-name="T133"> </text:span><text:span text:style-name="T188">* </text:span><text:span text:style-name="T100">g</text:span><text:span text:style-name="T649">3</text:span><text:span text:style-name="T72"> + </text:span><text:span text:style-name="T95">c</text:span><text:span text:style-name="T137">)</text:span><text:span text:style-name="T72"> + </text:span><text:span text:style-name="T95">c</text:span><text:span text:style-name="T133"> </text:span><text:span text:style-name="T188">* </text:span><text:span text:style-name="T100">g</text:span><text:span text:style-name="T649">3</text:span><text:span text:style-name="T137">)</text:span><text:span text:style-name="T72"> + </text:span><text:span text:style-name="T95">c</text:span><text:span text:style-name="T133"> </text:span><text:span text:style-name="T188">* </text:span><text:span text:style-name="T137">(</text:span><text:span text:style-name="T86">b</text:span><text:span text:style-name="T133"> </text:span><text:span text:style-name="T188">* </text:span><text:span text:style-name="T100">g</text:span><text:span text:style-name="T649">3</text:span><text:span text:style-name="T72"> + </text:span><text:span text:style-name="T95">c</text:span><text:span text:style-name="T137">)</text:span><text:span text:style-name="T227">。</text:span></text:p>
                                        </text:list-item>
                                        <text:list-item>
                                          <text:p text:style-name="P678"><text:span text:style-name="T100">g</text:span><text:span text:style-name="T650">6</text:span><text:span text:style-name="T133"> </text:span><text:span text:style-name="T188">* </text:span><text:span text:style-name="T137">(</text:span><text:span text:style-name="T86">b</text:span><text:span text:style-name="T133"> </text:span><text:span text:style-name="T188">* </text:span><text:span text:style-name="T137">(</text:span><text:span text:style-name="T86">b</text:span><text:span text:style-name="T133"> </text:span><text:span text:style-name="T188">* </text:span><text:span text:style-name="T137">(</text:span><text:span text:style-name="T86">b</text:span><text:span text:style-name="T72"> + </text:span><text:span text:style-name="T95">c</text:span><text:span text:style-name="T72"> / </text:span><text:span text:style-name="T100">g</text:span><text:span text:style-name="T649">2</text:span><text:span text:style-name="T137">)</text:span><text:span text:style-name="T72"> + </text:span><text:span text:style-name="T95">c</text:span><text:span text:style-name="T137">)</text:span><text:span text:style-name="T72"> + </text:span><text:span text:style-name="T95">c</text:span><text:span text:style-name="T133"> </text:span><text:span text:style-name="T188">* </text:span><text:span text:style-name="T137">(</text:span><text:span text:style-name="T86">b</text:span><text:span text:style-name="T72"> + </text:span><text:span text:style-name="T95">c</text:span><text:span text:style-name="T72"> / </text:span><text:span text:style-name="T100">g</text:span><text:span text:style-name="T649">2</text:span><text:span text:style-name="T137">))</text:span><text:span text:style-name="T72"> = </text:span><text:span text:style-name="T86">b</text:span><text:span text:style-name="T133"> </text:span><text:span text:style-name="T188">* </text:span><text:span text:style-name="T137">(</text:span><text:span text:style-name="T86">b</text:span><text:span text:style-name="T133"> </text:span><text:span text:style-name="T188">* </text:span><text:span text:style-name="T137">(</text:span><text:span text:style-name="T86">b</text:span><text:span text:style-name="T133"> </text:span><text:span text:style-name="T188">* </text:span><text:span text:style-name="T137">(</text:span><text:span text:style-name="T86">b</text:span><text:span text:style-name="T72"> + </text:span><text:span text:style-name="T95">c</text:span><text:span text:style-name="T72"> / </text:span><text:span text:style-name="T100">g</text:span><text:span text:style-name="T649">2</text:span><text:span text:style-name="T137">)</text:span><text:span text:style-name="T72"> + </text:span><text:span text:style-name="T95">c</text:span><text:span text:style-name="T137">)</text:span><text:span text:style-name="T72"> + </text:span><text:span text:style-name="T95">c</text:span><text:span text:style-name="T133"> </text:span><text:span text:style-name="T188">* </text:span><text:span text:style-name="T137">(</text:span><text:span text:style-name="T86">b</text:span><text:span text:style-name="T72"> + </text:span><text:span text:style-name="T95">c</text:span><text:span text:style-name="T72"> / </text:span><text:span text:style-name="T100">g</text:span><text:span text:style-name="T649">2</text:span><text:span text:style-name="T137">))</text:span><text:span text:style-name="T72"> + </text:span><text:span text:style-name="T95">c</text:span><text:span text:style-name="T133"> </text:span><text:span text:style-name="T188">* </text:span><text:span text:style-name="T137">(</text:span><text:span text:style-name="T86">b</text:span><text:span text:style-name="T133"> </text:span><text:span text:style-name="T188">* </text:span><text:span text:style-name="T137">(</text:span><text:span text:style-name="T86">b</text:span><text:span text:style-name="T72"> + </text:span><text:span text:style-name="T95">c</text:span><text:span text:style-name="T72"> / </text:span><text:span text:style-name="T100">g</text:span><text:span text:style-name="T649">2</text:span><text:span text:style-name="T137">)</text:span><text:span text:style-name="T72"> + </text:span><text:span text:style-name="T95">c</text:span><text:span text:style-name="T137">)</text:span><text:span text:style-name="T227">。</text:span></text:p>
                                        </text:list-item>
                                        <text:list-item>
                                          <text:p text:style-name="P678"><text:span text:style-name="T100">g</text:span><text:span text:style-name="T650">6</text:span><text:span text:style-name="T133"> </text:span><text:span text:style-name="T188">* </text:span><text:span text:style-name="T137">(</text:span><text:span text:style-name="T86">b</text:span><text:span text:style-name="T133"> </text:span><text:span text:style-name="T188">* </text:span><text:span text:style-name="T137">(</text:span><text:span text:style-name="T86">b</text:span><text:span text:style-name="T133"> </text:span><text:span text:style-name="T188">* </text:span><text:span text:style-name="T137">(</text:span><text:span text:style-name="T86">b </text:span><text:span text:style-name="T188">* </text:span><text:span text:style-name="T100">g</text:span><text:span text:style-name="T649">2</text:span><text:span text:style-name="T72"> + </text:span><text:span text:style-name="T95">c</text:span><text:span text:style-name="T137">)</text:span><text:span text:style-name="T72"> + </text:span><text:span text:style-name="T95">c</text:span><text:span text:style-name="T86"> </text:span><text:span text:style-name="T188">* </text:span><text:span text:style-name="T100">g</text:span><text:span text:style-name="T649">2</text:span><text:span text:style-name="T137">)</text:span><text:span text:style-name="T72"> + </text:span><text:span text:style-name="T95">c</text:span><text:span text:style-name="T133"> </text:span><text:span text:style-name="T188">* </text:span><text:span text:style-name="T137">(</text:span><text:span text:style-name="T86">b </text:span><text:span text:style-name="T188">* </text:span><text:span text:style-name="T100">g</text:span><text:span text:style-name="T649">2</text:span><text:span text:style-name="T72"> + </text:span><text:span text:style-name="T95">c</text:span><text:span text:style-name="T137">))</text:span><text:span text:style-name="T72"> = </text:span><text:span text:style-name="T86">b</text:span><text:span text:style-name="T133"> </text:span><text:span text:style-name="T188">* </text:span><text:span text:style-name="T137">(</text:span><text:span text:style-name="T86">b</text:span><text:span text:style-name="T133"> </text:span><text:span text:style-name="T188">* </text:span><text:span text:style-name="T137">(</text:span><text:span text:style-name="T86">b</text:span><text:span text:style-name="T133"> </text:span><text:span text:style-name="T188">* </text:span><text:span text:style-name="T137">(</text:span><text:span text:style-name="T86">b </text:span><text:span text:style-name="T188">* </text:span><text:span text:style-name="T100">g</text:span><text:span text:style-name="T649">2</text:span><text:span text:style-name="T72"> + </text:span><text:span text:style-name="T95">c</text:span><text:span text:style-name="T137">)</text:span><text:span text:style-name="T72"> + </text:span><text:span text:style-name="T95">c</text:span><text:span text:style-name="T86"> </text:span><text:span text:style-name="T188">* </text:span><text:span text:style-name="T100">g</text:span><text:span text:style-name="T649">2</text:span><text:span text:style-name="T137">)</text:span><text:span text:style-name="T72"> + </text:span><text:span text:style-name="T95">c</text:span><text:span text:style-name="T133"> </text:span><text:span text:style-name="T188">* </text:span><text:span text:style-name="T137">(</text:span><text:span text:style-name="T86">b </text:span><text:span text:style-name="T188">* </text:span><text:span text:style-name="T100">g</text:span><text:span text:style-name="T649">2</text:span><text:span text:style-name="T72"> + </text:span><text:span text:style-name="T95">c</text:span><text:span text:style-name="T137">))</text:span><text:span text:style-name="T72"> + </text:span><text:span text:style-name="T95">c</text:span><text:span text:style-name="T133"> </text:span><text:span text:style-name="T188">* </text:span><text:span text:style-name="T137">(</text:span><text:span text:style-name="T86">b</text:span><text:span text:style-name="T133"> </text:span><text:span text:style-name="T188">* </text:span><text:span text:style-name="T137">(</text:span><text:span text:style-name="T86">b </text:span><text:span text:style-name="T188">* </text:span><text:span text:style-name="T100">g</text:span><text:span text:style-name="T649">2</text:span><text:span text:style-name="T72"> + </text:span><text:span text:style-name="T95">c</text:span><text:span text:style-name="T137">)</text:span><text:span text:style-name="T72"> + </text:span><text:span text:style-name="T95">c</text:span><text:span text:style-name="T86"> </text:span><text:span text:style-name="T188">* </text:span><text:span text:style-name="T100">g</text:span><text:span text:style-name="T649">2</text:span><text:span text:style-name="T137">)</text:span><text:span text:style-name="T227">。</text:span></text:p>
                                        </text:list-item>
                                        <text:list-item>
                                          <text:p text:style-name="P679"><text:span text:style-name="T100">g</text:span><text:span text:style-name="T650">6</text:span><text:span text:style-name="T133"> </text:span><text:span text:style-name="T188">* </text:span><text:span text:style-name="T137">((</text:span><text:span text:style-name="T86">b</text:span><text:span text:style-name="T518">3</text:span><text:span text:style-name="T72"> + </text:span><text:span text:style-name="T137">2</text:span><text:span text:style-name="T133"> </text:span><text:span text:style-name="T188">* </text:span><text:span text:style-name="T86">b</text:span><text:span text:style-name="T133"> </text:span><text:span text:style-name="T188">* </text:span><text:span text:style-name="T95">c</text:span><text:span text:style-name="T137">)</text:span><text:span text:style-name="T86"> </text:span><text:span text:style-name="T188">* </text:span><text:span text:style-name="T100">g</text:span><text:span text:style-name="T649">2</text:span><text:span text:style-name="T72"> + </text:span><text:span text:style-name="T137">(</text:span><text:span text:style-name="T86">b</text:span><text:span text:style-name="T518">2</text:span><text:span text:style-name="T133"> </text:span><text:span text:style-name="T188">* </text:span><text:span text:style-name="T95">c</text:span><text:span text:style-name="T72"> + </text:span><text:span text:style-name="T95">c</text:span><text:span text:style-name="T518">2</text:span><text:span text:style-name="T137">))</text:span><text:span text:style-name="T72"> = </text:span><text:span text:style-name="T137">(</text:span><text:span text:style-name="T86">b</text:span><text:span text:style-name="T518">4</text:span><text:span text:style-name="T72"> + </text:span><text:span text:style-name="T137">2</text:span><text:span text:style-name="T133"> </text:span><text:span text:style-name="T188">* </text:span><text:span text:style-name="T86">b</text:span><text:span text:style-name="T518">2</text:span><text:span text:style-name="T86"> </text:span><text:span text:style-name="T188">* </text:span><text:span text:style-name="T95">c</text:span><text:span text:style-name="T137">)</text:span><text:span text:style-name="T133"> </text:span><text:span text:style-name="T188">* </text:span><text:span text:style-name="T100">g</text:span><text:span text:style-name="T649">2</text:span><text:span text:style-name="T72"> + </text:span><text:span text:style-name="T137">(</text:span><text:span text:style-name="T86">b</text:span><text:span text:style-name="T518">3</text:span><text:span text:style-name="T133"> </text:span><text:span text:style-name="T188">* </text:span><text:span text:style-name="T95">c</text:span><text:span text:style-name="T72"> + </text:span><text:span text:style-name="T86">b</text:span><text:span text:style-name="T133"> </text:span><text:span text:style-name="T188">* </text:span><text:span text:style-name="T95">c</text:span><text:span text:style-name="T518">2</text:span><text:span text:style-name="T137">)</text:span><text:span text:style-name="T72"> + </text:span><text:span text:style-name="T137">(</text:span><text:span text:style-name="T86">b</text:span><text:span text:style-name="T518">2</text:span><text:span text:style-name="T133"> </text:span><text:span text:style-name="T188">* </text:span><text:span text:style-name="T95">c</text:span><text:span text:style-name="T72"> + </text:span><text:span text:style-name="T95">c</text:span><text:span text:style-name="T518">2</text:span><text:span text:style-name="T137">)</text:span><text:span text:style-name="T133"> </text:span><text:span text:style-name="T188">* </text:span><text:span text:style-name="T100">g</text:span><text:span text:style-name="T649">2</text:span><text:span text:style-name="T72"> + </text:span><text:span text:style-name="T86">b</text:span><text:span text:style-name="T133"> </text:span><text:span text:style-name="T188">* </text:span><text:span text:style-name="T95">c</text:span><text:span text:style-name="T518">2</text:span><text:span text:style-name="T227">。</text:span></text:p>
                                        </text:list-item>
                                        <text:list-item>
                                          <text:p text:style-name="P679"><text:span text:style-name="T100">g</text:span><text:span text:style-name="T650">6</text:span><text:span text:style-name="T133"> </text:span><text:span text:style-name="T188">* </text:span><text:span text:style-name="T137">((</text:span><text:span text:style-name="T86">b</text:span><text:span text:style-name="T518">3</text:span><text:span text:style-name="T72"> + </text:span><text:span text:style-name="T137">2</text:span><text:span text:style-name="T133"> </text:span><text:span text:style-name="T188">* </text:span><text:span text:style-name="T86">b</text:span><text:span text:style-name="T133"> </text:span><text:span text:style-name="T188">* </text:span><text:span text:style-name="T95">c</text:span><text:span text:style-name="T137">)</text:span><text:span text:style-name="T86"> </text:span><text:span text:style-name="T188">* </text:span><text:span text:style-name="T100">g</text:span><text:span text:style-name="T649">2</text:span><text:span text:style-name="T72"> + </text:span><text:span text:style-name="T137">(</text:span><text:span text:style-name="T86">b</text:span><text:span text:style-name="T518">2</text:span><text:span text:style-name="T133"> </text:span><text:span text:style-name="T188">* </text:span><text:span text:style-name="T95">c</text:span><text:span text:style-name="T72"> + </text:span><text:span text:style-name="T95">c</text:span><text:span text:style-name="T518">2</text:span><text:span text:style-name="T137">))</text:span><text:span text:style-name="T72"> = </text:span><text:span text:style-name="T137">(</text:span><text:span text:style-name="T86">b</text:span><text:span text:style-name="T518">4</text:span><text:span text:style-name="T72"> + </text:span><text:span text:style-name="T137">3</text:span><text:span text:style-name="T72"> </text:span><text:span text:style-name="T188">* </text:span><text:span text:style-name="T86">b</text:span><text:span text:style-name="T518">2</text:span><text:span text:style-name="T86"> </text:span><text:span text:style-name="T188">* </text:span><text:span text:style-name="T95">c</text:span><text:span text:style-name="T72"> + </text:span><text:span text:style-name="T95">c</text:span><text:span text:style-name="T518">2</text:span><text:span text:style-name="T137">)</text:span><text:span text:style-name="T133"> </text:span><text:span text:style-name="T188">* </text:span><text:span text:style-name="T100">g</text:span><text:span text:style-name="T649">2</text:span><text:span text:style-name="T72"> + </text:span><text:span text:style-name="T86">b</text:span><text:span text:style-name="T518">3</text:span><text:span text:style-name="T133"> </text:span><text:span text:style-name="T188">* </text:span><text:span text:style-name="T95">c</text:span><text:span text:style-name="T72"> + </text:span><text:span text:style-name="T137">2</text:span><text:span text:style-name="T133"> </text:span><text:span text:style-name="T188">* </text:span><text:span text:style-name="T86">b</text:span><text:span text:style-name="T133"> </text:span><text:span text:style-name="T188">* </text:span><text:span text:style-name="T95">c</text:span><text:span text:style-name="T518">2</text:span><text:span text:style-name="T227">。</text:span></text:p>
                                        </text:list-item>
                                        <text:list-item>
                                          <text:p text:style-name="P679"><text:span text:style-name="T100">g</text:span><text:span text:style-name="T649">2</text:span><text:span text:style-name="T133"> </text:span><text:span text:style-name="T188">* </text:span><text:span text:style-name="T137">((</text:span><text:span text:style-name="T86">b</text:span><text:span text:style-name="T518">3</text:span><text:span text:style-name="T72"> + </text:span><text:span text:style-name="T137">2</text:span><text:span text:style-name="T133"> </text:span><text:span text:style-name="T188">* </text:span><text:span text:style-name="T86">b</text:span><text:span text:style-name="T133"> </text:span><text:span text:style-name="T188">* </text:span><text:span text:style-name="T95">c</text:span><text:span text:style-name="T137">)</text:span><text:span text:style-name="T86"> </text:span><text:span text:style-name="T188">* </text:span><text:span text:style-name="T100">g</text:span><text:span text:style-name="T649">2</text:span><text:span text:style-name="T72"> + </text:span><text:span text:style-name="T137">(</text:span><text:span text:style-name="T86">b</text:span><text:span text:style-name="T518">2</text:span><text:span text:style-name="T133"> </text:span><text:span text:style-name="T188">* </text:span><text:span text:style-name="T95">c</text:span><text:span text:style-name="T72"> + </text:span><text:span text:style-name="T95">c</text:span><text:span text:style-name="T518">2</text:span><text:span text:style-name="T137">))</text:span><text:span text:style-name="T72"> = </text:span><text:span text:style-name="T137">(</text:span><text:span text:style-name="T86">b</text:span><text:span text:style-name="T518">4</text:span><text:span text:style-name="T72"> + </text:span><text:span text:style-name="T137">3</text:span><text:span text:style-name="T72"> </text:span><text:span text:style-name="T188">* </text:span><text:span text:style-name="T86">b</text:span><text:span text:style-name="T518">2</text:span><text:span text:style-name="T86"> </text:span><text:span text:style-name="T188">* </text:span><text:span text:style-name="T95">c</text:span><text:span text:style-name="T72"> + </text:span><text:span text:style-name="T95">c</text:span><text:span text:style-name="T518">2</text:span><text:span text:style-name="T137">)</text:span><text:span text:style-name="T133"> </text:span><text:span text:style-name="T188">* </text:span><text:span text:style-name="T100">g</text:span><text:span text:style-name="T649">2</text:span><text:span text:style-name="T72"> + </text:span><text:span text:style-name="T86">b</text:span><text:span text:style-name="T518">3</text:span><text:span text:style-name="T133"> </text:span><text:span text:style-name="T188">* </text:span><text:span text:style-name="T95">c</text:span><text:span text:style-name="T72"> + </text:span><text:span text:style-name="T137">2</text:span><text:span text:style-name="T133"> </text:span><text:span text:style-name="T188">* </text:span><text:span text:style-name="T86">b</text:span><text:span text:style-name="T133"> </text:span><text:span text:style-name="T188">* </text:span><text:span text:style-name="T95">c</text:span><text:span text:style-name="T518">2</text:span><text:span text:style-name="T227">。</text:span></text:p>
                                        </text:list-item>
                                        <text:list-item>
                                          <text:p text:style-name="P679"><text:span text:style-name="T137">(</text:span><text:span text:style-name="T86">b</text:span><text:span text:style-name="T518">3</text:span><text:span text:style-name="T72"> + </text:span><text:span text:style-name="T137">2</text:span><text:span text:style-name="T133"> </text:span><text:span text:style-name="T188">* </text:span><text:span text:style-name="T86">b</text:span><text:span text:style-name="T133"> </text:span><text:span text:style-name="T188">* </text:span><text:span text:style-name="T95">c</text:span><text:span text:style-name="T137">)</text:span><text:span text:style-name="T86"> </text:span><text:span text:style-name="T188">* </text:span><text:span text:style-name="T137">(</text:span><text:span text:style-name="T100">g</text:span><text:span text:style-name="T649">2</text:span><text:span text:style-name="T137">)</text:span><text:span text:style-name="T518">2</text:span><text:span text:style-name="T72"> + </text:span><text:span text:style-name="T137">(</text:span><text:span text:style-name="T86">b</text:span><text:span text:style-name="T518">2</text:span><text:span text:style-name="T133"> </text:span><text:span text:style-name="T188">* </text:span><text:span text:style-name="T95">c</text:span><text:span text:style-name="T72"> + </text:span><text:span text:style-name="T95">c</text:span><text:span text:style-name="T518">2</text:span><text:span text:style-name="T137">)</text:span><text:span text:style-name="T86"> </text:span><text:span text:style-name="T188">* </text:span><text:span text:style-name="T100">g</text:span><text:span text:style-name="T649">2</text:span><text:span text:style-name="T72"> = </text:span><text:span text:style-name="T137">(</text:span><text:span text:style-name="T86">b</text:span><text:span text:style-name="T518">4</text:span><text:span text:style-name="T72"> + </text:span><text:span text:style-name="T137">3</text:span><text:span text:style-name="T72"> </text:span><text:span text:style-name="T188">* </text:span><text:span text:style-name="T86">b</text:span><text:span text:style-name="T518">2</text:span><text:span text:style-name="T86"> </text:span><text:span text:style-name="T188">* </text:span><text:span text:style-name="T95">c</text:span><text:span text:style-name="T72"> + </text:span><text:span text:style-name="T95">c</text:span><text:span text:style-name="T518">2</text:span><text:span text:style-name="T137">)</text:span><text:span text:style-name="T133"> </text:span><text:span text:style-name="T188">* </text:span><text:span text:style-name="T100">g</text:span><text:span text:style-name="T649">2</text:span><text:span text:style-name="T72"> + </text:span><text:span text:style-name="T86">b</text:span><text:span text:style-name="T518">3</text:span><text:span text:style-name="T133"> </text:span><text:span text:style-name="T188">* </text:span><text:span text:style-name="T95">c</text:span><text:span text:style-name="T72"> + </text:span><text:span text:style-name="T137">2</text:span><text:span text:style-name="T133"> </text:span><text:span text:style-name="T188">* </text:span><text:span text:style-name="T86">b</text:span><text:span text:style-name="T133"> </text:span><text:span text:style-name="T188">* </text:span><text:span text:style-name="T95">c</text:span><text:span text:style-name="T518">2</text:span><text:span text:style-name="T227">。</text:span></text:p>
                                        </text:list-item>
                                        <text:list-item>
                                          <text:p text:style-name="P679"><text:span text:style-name="T137">(</text:span><text:span text:style-name="T86">b</text:span><text:span text:style-name="T518">3</text:span><text:span text:style-name="T72"> + </text:span><text:span text:style-name="T137">2</text:span><text:span text:style-name="T133"> </text:span><text:span text:style-name="T188">* </text:span><text:span text:style-name="T86">b</text:span><text:span text:style-name="T133"> </text:span><text:span text:style-name="T188">* </text:span><text:span text:style-name="T95">c</text:span><text:span text:style-name="T137">)</text:span><text:span text:style-name="T86"> </text:span><text:span text:style-name="T188">* </text:span><text:span text:style-name="T137">(</text:span><text:span text:style-name="T100">g</text:span><text:span text:style-name="T649">2</text:span><text:span text:style-name="T137">)</text:span><text:span text:style-name="T518">2</text:span><text:span text:style-name="T72"> = </text:span><text:span text:style-name="T137">(</text:span><text:span text:style-name="T86">b</text:span><text:span text:style-name="T518">4</text:span><text:span text:style-name="T72"> + </text:span><text:span text:style-name="T137">2</text:span><text:span text:style-name="T72"> </text:span><text:span text:style-name="T188">* </text:span><text:span text:style-name="T86">b</text:span><text:span text:style-name="T518">2</text:span><text:span text:style-name="T86"> </text:span><text:span text:style-name="T188">* </text:span><text:span text:style-name="T95">c</text:span><text:span text:style-name="T137">)</text:span><text:span text:style-name="T133"> </text:span><text:span text:style-name="T188">* </text:span><text:span text:style-name="T100">g</text:span><text:span text:style-name="T649">2</text:span><text:span text:style-name="T72"> + </text:span><text:span text:style-name="T137">(</text:span><text:span text:style-name="T86">b</text:span><text:span text:style-name="T518">3</text:span><text:span text:style-name="T133"> </text:span><text:span text:style-name="T188">* </text:span><text:span text:style-name="T95">c</text:span><text:span text:style-name="T72"> + </text:span><text:span text:style-name="T137">2</text:span><text:span text:style-name="T133"> </text:span><text:span text:style-name="T188">* </text:span><text:span text:style-name="T86">b</text:span><text:span text:style-name="T133"> </text:span><text:span text:style-name="T188">* </text:span><text:span text:style-name="T95">c</text:span><text:span text:style-name="T518">2</text:span><text:span text:style-name="T137">)</text:span><text:span text:style-name="T227">。</text:span></text:p>
                                        </text:list-item>
                                        <text:list-item>
                                          <text:p text:style-name="P679"><text:span text:style-name="T137">(</text:span><text:span text:style-name="T86">b</text:span><text:span text:style-name="T518">2</text:span><text:span text:style-name="T72"> + </text:span><text:span text:style-name="T137">2</text:span><text:span text:style-name="T133"> </text:span><text:span text:style-name="T188">* </text:span><text:span text:style-name="T95">c</text:span><text:span text:style-name="T137">)</text:span><text:span text:style-name="T86"> </text:span><text:span text:style-name="T188">* </text:span><text:span text:style-name="T137">(</text:span><text:span text:style-name="T100">g</text:span><text:span text:style-name="T649">2</text:span><text:span text:style-name="T137">)</text:span><text:span text:style-name="T518">2</text:span><text:span text:style-name="T72"> = </text:span><text:span text:style-name="T137">(</text:span><text:span text:style-name="T86">b</text:span><text:span text:style-name="T518">3</text:span><text:span text:style-name="T72"> + </text:span><text:span text:style-name="T137">2</text:span><text:span text:style-name="T72"> </text:span><text:span text:style-name="T188">* </text:span><text:span text:style-name="T86">b </text:span><text:span text:style-name="T188">* </text:span><text:span text:style-name="T95">c</text:span><text:span text:style-name="T137">)</text:span><text:span text:style-name="T133"> </text:span><text:span text:style-name="T188">* </text:span><text:span text:style-name="T100">g</text:span><text:span text:style-name="T649">2</text:span><text:span text:style-name="T72"> + </text:span><text:span text:style-name="T137">(</text:span><text:span text:style-name="T86">b</text:span><text:span text:style-name="T518">2</text:span><text:span text:style-name="T133"> </text:span><text:span text:style-name="T188">* </text:span><text:span text:style-name="T95">c</text:span><text:span text:style-name="T72"> + </text:span><text:span text:style-name="T137">2</text:span><text:span text:style-name="T133"> </text:span><text:span text:style-name="T188">* </text:span><text:span text:style-name="T95">c</text:span><text:span text:style-name="T518">2</text:span><text:span text:style-name="T137">)</text:span><text:span text:style-name="T227">。</text:span></text:p>
                                        </text:list-item>
                                        <text:list-item>
                                          <text:p text:style-name="P680"><text:span text:style-name="T137">(</text:span><text:span text:style-name="T86">b</text:span><text:span text:style-name="T518">2</text:span><text:span text:style-name="T72"> + </text:span><text:span text:style-name="T137">2</text:span><text:span text:style-name="T133"> </text:span><text:span text:style-name="T188">* </text:span><text:span text:style-name="T95">c</text:span><text:span text:style-name="T137">)</text:span><text:span text:style-name="T86"> </text:span><text:span text:style-name="T188">* </text:span><text:span text:style-name="T137">(</text:span><text:span text:style-name="T100">g</text:span><text:span text:style-name="T649">2</text:span><text:span text:style-name="T137">)</text:span><text:span text:style-name="T518">2</text:span><text:span text:style-name="T72"> = </text:span><text:span text:style-name="T86">b</text:span><text:span text:style-name="T133"> </text:span><text:span text:style-name="T188">* </text:span><text:span text:style-name="T137">(</text:span><text:span text:style-name="T86">b</text:span><text:span text:style-name="T518">2</text:span><text:span text:style-name="T72"> + </text:span><text:span text:style-name="T137">2</text:span><text:span text:style-name="T133"> </text:span><text:span text:style-name="T188">* </text:span><text:span text:style-name="T95">c</text:span><text:span text:style-name="T137">)</text:span><text:span text:style-name="T133"> </text:span><text:span text:style-name="T188">* </text:span><text:span text:style-name="T100">g</text:span><text:span text:style-name="T649">2</text:span><text:span text:style-name="T72"> + </text:span><text:span text:style-name="T95">c</text:span><text:span text:style-name="T133"> </text:span><text:span text:style-name="T188">* </text:span><text:span text:style-name="T137">(</text:span><text:span text:style-name="T86">b</text:span><text:span text:style-name="T518">2</text:span><text:span text:style-name="T133"> </text:span><text:span text:style-name="T72">+ </text:span><text:span text:style-name="T137">2</text:span><text:span text:style-name="T133"> </text:span><text:span text:style-name="T188">* </text:span><text:span text:style-name="T95">c</text:span><text:span text:style-name="T137">)</text:span><text:span text:style-name="T227">。</text:span></text:p>
                                        </text:list-item>
                                        <text:list-item>
                                          <text:p text:style-name="P680"><text:span text:style-name="T137">(</text:span><text:span text:style-name="T100">g</text:span><text:span text:style-name="T649">2</text:span><text:span text:style-name="T137">)</text:span><text:span text:style-name="T518">2</text:span><text:span text:style-name="T72"> = </text:span><text:span text:style-name="T86">b</text:span><text:span text:style-name="T133"> </text:span><text:span text:style-name="T188">* </text:span><text:span text:style-name="T100">g</text:span><text:span text:style-name="T649">2</text:span><text:span text:style-name="T72"> + </text:span><text:span text:style-name="T95">c</text:span><text:span text:style-name="T227">。</text:span></text:p>
                                        </text:list-item>
                                        <text:list-item>
                                          <text:p text:style-name="P349"><text:span text:style-name="T187">(</text:span><text:span text:style-name="T100">g</text:span><text:span text:style-name="T649">2</text:span><text:span text:style-name="T144">)</text:span><text:span text:style-name="T515">2</text:span><text:span text:style-name="T179">–</text:span><text:span text:style-name="T86">b</text:span><text:span text:style-name="T186"> * </text:span><text:span text:style-name="T100">g</text:span><text:span text:style-name="T649">2</text:span><text:span text:style-name="T179">–</text:span><text:span text:style-name="T95">c</text:span><text:span text:style-name="T72"> = </text:span><text:span text:style-name="T430">0</text:span><text:span text:style-name="T227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50"><text:span text:style-name="T100">g 的 震盪</text:span><text:span text:style-name="T1046">解</text:span><text:span text:style-name="T227">。</text:span></text:p>
                              <text:list>
                                <text:list-item>
                                  <text:p text:style-name="P351"><text:span text:style-name="T172">假定，</text:span><text:span text:style-name="T90">f</text:span><text:span text:style-name="T611">1</text:span><text:span text:style-name="T72"> </text:span><text:span text:style-name="T174">= </text:span><text:span text:style-name="T72">1</text:span><text:span text:style-name="T172">。</text:span></text:p>
                                </text:list-item>
                                <text:list-item>
                                  <text:p text:style-name="P401"><text:span text:style-name="T172">假定，</text:span><text:span text:style-name="T90">f</text:span><text:span text:style-name="T626">2</text:span><text:span text:style-name="T72"> </text:span><text:span text:style-name="T174">=</text:span><text:span text:style-name="T179">–</text:span><text:span text:style-name="T123">b</text:span><text:span text:style-name="T72"> / 2</text:span><text:span text:style-name="T67">。</text:span></text:p>
                                </text:list-item>
                                <text:list-item>
                                  <text:p text:style-name="P352"><text:span text:style-name="T227">已知，</text:span><text:span text:style-name="T100">g</text:span><text:span text:style-name="T626">2</text:span><text:span text:style-name="T72"> </text:span><text:span text:style-name="T174">=</text:span><text:span text:style-name="T72"> </text:span><text:span text:style-name="T90">f</text:span><text:span text:style-name="T626">2</text:span><text:span text:style-name="T72"> / </text:span><text:span text:style-name="T90">f</text:span><text:span text:style-name="T611">1</text:span><text:span text:style-name="T100">。</text:span></text:p>
                                  <text:list>
                                    <text:list-item>
                                      <text:p text:style-name="P352"><text:span text:style-name="T100">g</text:span><text:span text:style-name="T626">2</text:span><text:span text:style-name="T72"> </text:span><text:span text:style-name="T174">=</text:span><text:span text:style-name="T179">–</text:span><text:span text:style-name="T123">b</text:span><text:span text:style-name="T72"> / 2</text:span><text:span text:style-name="T227">。</text:span></text:p>
                                    </text:list-item>
                                    <text:list-item>
                                      <text:p text:style-name="P352"><text:span text:style-name="T227">已知，</text:span><text:span text:style-name="T100">g</text:span><text:span text:style-name="T607">n</text:span><text:span text:style-name="T72"> = </text:span><text:span text:style-name="T86">b</text:span><text:span text:style-name="T72"> + </text:span><text:span text:style-name="T95">c</text:span><text:span text:style-name="T72"> / </text:span><text:span text:style-name="T100">g</text:span><text:span text:style-name="T607">n-</text:span><text:span text:style-name="T630">1</text:span><text:span text:style-name="T100">。</text:span></text:p>
                                    </text:list-item>
                                    <text:list-item>
                                      <text:p text:style-name="P352"><text:span text:style-name="T100">g</text:span><text:span text:style-name="T649">3</text:span><text:span text:style-name="T72"> </text:span><text:span text:style-name="T1120">=</text:span><text:span text:style-name="T1092"> </text:span><text:span text:style-name="T1102">b</text:span><text:span text:style-name="T1092"> + </text:span><text:span text:style-name="T1107">c</text:span><text:span text:style-name="T1092"> / </text:span><text:span text:style-name="T1126">(</text:span><text:span text:style-name="T1121">–</text:span><text:span text:style-name="T1102">b</text:span><text:span text:style-name="T1092"> / 2</text:span><text:span text:style-name="T1108">)</text:span><text:span text:style-name="T72"> </text:span><text:span text:style-name="T174">=</text:span><text:span text:style-name="T72"> </text:span><text:span text:style-name="T187">(</text:span><text:span text:style-name="T123">b</text:span><text:span text:style-name="T515">2 </text:span><text:span text:style-name="T179">–</text:span><text:span text:style-name="T72">2</text:span><text:span text:style-name="T186"> * </text:span><text:span text:style-name="T95">c</text:span><text:span text:style-name="T144">)</text:span><text:span text:style-name="T72"> / </text:span><text:span text:style-name="T123">b</text:span><text:span text:style-name="T227">。</text:span></text:p>
                                    </text:list-item>
                                    <text:list-item>
                                      <text:p text:style-name="P352"><text:span text:style-name="T100">g</text:span><text:span text:style-name="T649">4</text:span><text:span text:style-name="T72"> </text:span><text:span text:style-name="T1120">=</text:span><text:span text:style-name="T1092"> </text:span><text:span text:style-name="T1102">b</text:span><text:span text:style-name="T1092"> + </text:span><text:span text:style-name="T1107">c</text:span><text:span text:style-name="T1092"> / </text:span><text:span text:style-name="T1126">((</text:span><text:span text:style-name="T1102">b</text:span><text:span text:style-name="T1171">2 </text:span><text:span text:style-name="T1121">–</text:span><text:span text:style-name="T1092">2</text:span><text:span text:style-name="T1127"> * </text:span><text:span text:style-name="T1107">c</text:span><text:span text:style-name="T1108">)</text:span><text:span text:style-name="T1092"> / </text:span><text:span text:style-name="T1102">b</text:span><text:span text:style-name="T1108">)</text:span><text:span text:style-name="T72"> </text:span><text:span text:style-name="T174">=</text:span><text:span text:style-name="T72"> </text:span><text:span text:style-name="T187">(</text:span><text:span text:style-name="T123">b</text:span><text:span text:style-name="T480">3</text:span><text:span text:style-name="T179">–</text:span><text:span text:style-name="T123">b</text:span><text:span text:style-name="T186"> * </text:span><text:span text:style-name="T95">c</text:span><text:span text:style-name="T144">)</text:span><text:span text:style-name="T72"> / </text:span><text:span text:style-name="T187">(</text:span><text:span text:style-name="T123">b</text:span><text:span text:style-name="T515">2</text:span><text:span text:style-name="T179">–</text:span><text:span text:style-name="T72">2</text:span><text:span text:style-name="T186"> * </text:span><text:span text:style-name="T95">c</text:span><text:span text:style-name="T144">)</text:span><text:span text:style-name="T227">。</text:span></text:p>
                                    </text:list-item>
                                    <text:list-item>
                                      <text:p text:style-name="P353"><text:span text:style-name="T100">g</text:span><text:span text:style-name="T650">5 </text:span><text:span text:style-name="T1092">= </text:span><text:span text:style-name="T1102">b</text:span><text:span text:style-name="T1092"> + </text:span><text:span text:style-name="T1107">c </text:span><text:span text:style-name="T1092">/ </text:span><text:span text:style-name="T1126">((</text:span><text:span text:style-name="T1102">b</text:span><text:span text:style-name="T1168">3</text:span><text:span text:style-name="T1121">–</text:span><text:span text:style-name="T1102">b</text:span><text:span text:style-name="T1127">*</text:span><text:span text:style-name="T1107">c</text:span><text:span text:style-name="T1108">)</text:span><text:span text:style-name="T1092">/</text:span><text:span text:style-name="T1126">(</text:span><text:span text:style-name="T1102">b</text:span><text:span text:style-name="T1171">2</text:span><text:span text:style-name="T1121">–</text:span><text:span text:style-name="T1092">2</text:span><text:span text:style-name="T1127">*</text:span><text:span text:style-name="T1107">c</text:span><text:span text:style-name="T1108">))</text:span><text:span text:style-name="T144"> </text:span><text:span text:style-name="T72">= </text:span><text:span text:style-name="T187">(</text:span><text:span text:style-name="T123">b</text:span><text:span text:style-name="T518">4</text:span><text:span text:style-name="T179">–</text:span><text:span text:style-name="T72">2</text:span><text:span text:style-name="T186"> * </text:span><text:span text:style-name="T95">c</text:span><text:span text:style-name="T515">2</text:span><text:span text:style-name="T144">)</text:span><text:span text:style-name="T72"> / </text:span><text:span text:style-name="T187">(</text:span><text:span text:style-name="T123">b</text:span><text:span text:style-name="T480">3</text:span><text:span text:style-name="T179">–</text:span><text:span text:style-name="T123">b</text:span><text:span text:style-name="T186"> * </text:span><text:span text:style-name="T95">c</text:span><text:span text:style-name="T144">)</text:span><text:span text:style-name="T227">。</text:span></text:p>
                                    </text:list-item>
                                    <text:list-item>
                                      <text:p text:style-name="P354"><text:span text:style-name="T100">g</text:span><text:span text:style-name="T650">6</text:span><text:span text:style-name="T1092"> </text:span><text:span text:style-name="T1120">= </text:span><text:span text:style-name="T1095">b</text:span><text:span text:style-name="T1092"> + </text:span><text:span text:style-name="T1107">c</text:span><text:span text:style-name="T1092"> / </text:span><text:span text:style-name="T1126">((</text:span><text:span text:style-name="T1102">b</text:span><text:span text:style-name="T1172">4</text:span><text:span text:style-name="T1121">–</text:span><text:span text:style-name="T1092">2</text:span><text:span text:style-name="T1127"> * </text:span><text:span text:style-name="T1107">c</text:span><text:span text:style-name="T1171">2</text:span><text:span text:style-name="T1108">)</text:span><text:span text:style-name="T1092"> / </text:span><text:span text:style-name="T1126">(</text:span><text:span text:style-name="T1102">b</text:span><text:span text:style-name="T1168">3</text:span><text:span text:style-name="T1121">–</text:span><text:span text:style-name="T1102">b</text:span><text:span text:style-name="T1127"> * </text:span><text:span text:style-name="T1107">c</text:span><text:span text:style-name="T1108">))</text:span><text:span text:style-name="T72"> </text:span><text:span text:style-name="T174">= </text:span><text:span text:style-name="T187">(</text:span><text:span text:style-name="T123">b</text:span><text:span text:style-name="T520">5</text:span><text:span text:style-name="T72"> +</text:span><text:span text:style-name="T186"> </text:span><text:span text:style-name="T123">b</text:span><text:span text:style-name="T480">3</text:span><text:span text:style-name="T186"> * </text:span><text:span text:style-name="T95">c</text:span><text:span text:style-name="T179">–</text:span><text:span text:style-name="T188">3</text:span><text:span text:style-name="T186"> * </text:span><text:span text:style-name="T86">b</text:span><text:span text:style-name="T186"> * </text:span><text:span text:style-name="T95">c</text:span><text:span text:style-name="T515">2</text:span><text:span text:style-name="T144">)</text:span><text:span text:style-name="T72"> / </text:span><text:span text:style-name="T187">(</text:span><text:span text:style-name="T123">b</text:span><text:span text:style-name="T518">4</text:span><text:span text:style-name="T179">–</text:span><text:span text:style-name="T72">2</text:span><text:span text:style-name="T186"> * </text:span><text:span text:style-name="T95">c</text:span><text:span text:style-name="T515">2</text:span><text:span text:style-name="T144">)</text:span><text:span text:style-name="T227">。</text:span></text:p>
                                    </text:list-item>
                                    <text:list-item>
                                      <text:p text:style-name="P355"><text:span text:style-name="T100">g</text:span><text:span text:style-name="T651">7</text:span><text:span text:style-name="T72"> </text:span><text:span text:style-name="T1120">=</text:span><text:span text:style-name="T1092"> </text:span><text:span text:style-name="T1095">b</text:span><text:span text:style-name="T1092"> + </text:span><text:span text:style-name="T1107">c</text:span><text:span text:style-name="T1092"> / </text:span><text:span text:style-name="T1126">((</text:span><text:span text:style-name="T1102">b</text:span><text:span text:style-name="T1173">5</text:span><text:span text:style-name="T1092"> +</text:span><text:span text:style-name="T1127"> </text:span><text:span text:style-name="T1102">b</text:span><text:span text:style-name="T1168">3</text:span><text:span text:style-name="T1127"> * </text:span><text:span text:style-name="T1107">c</text:span><text:span text:style-name="T1121">–</text:span><text:span text:style-name="T1128">3</text:span><text:span text:style-name="T1127"> * </text:span><text:span text:style-name="T1095">b</text:span><text:span text:style-name="T1127"> * </text:span><text:span text:style-name="T1107">c</text:span><text:span text:style-name="T1171">2</text:span><text:span text:style-name="T1108">)</text:span><text:span text:style-name="T1092"> / </text:span><text:span text:style-name="T1126">(</text:span><text:span text:style-name="T1102">b</text:span><text:span text:style-name="T1172">4</text:span><text:span text:style-name="T1121">–</text:span><text:span text:style-name="T1092">2</text:span><text:span text:style-name="T1127"> * </text:span><text:span text:style-name="T1107">c</text:span><text:span text:style-name="T1171">2</text:span><text:span text:style-name="T1108">))</text:span><text:span text:style-name="T72"> </text:span><text:span text:style-name="T174">=</text:span><text:span text:style-name="T72"> </text:span><text:span text:style-name="T187">(</text:span><text:span text:style-name="T123">b</text:span><text:span text:style-name="T520">6</text:span><text:span text:style-name="T72"> +</text:span><text:span text:style-name="T186"> </text:span><text:span text:style-name="T72">2</text:span><text:span text:style-name="T186"> * </text:span><text:span text:style-name="T123">b</text:span><text:span text:style-name="T518">4</text:span><text:span text:style-name="T186"> * </text:span><text:span text:style-name="T95">c</text:span><text:span text:style-name="T179">–</text:span><text:span text:style-name="T188">3</text:span><text:span text:style-name="T186"> * </text:span><text:span text:style-name="T86">b</text:span><text:span text:style-name="T515">2</text:span><text:span text:style-name="T186"> * </text:span><text:span text:style-name="T95">c</text:span><text:span text:style-name="T515">2</text:span><text:span text:style-name="T179">–</text:span><text:span text:style-name="T72">2</text:span><text:span text:style-name="T186"> * </text:span><text:span text:style-name="T95">c</text:span><text:span text:style-name="T480">3</text:span><text:span text:style-name="T144">)</text:span><text:span text:style-name="T72"> / </text:span><text:span text:style-name="T187">(</text:span><text:span text:style-name="T123">b</text:span><text:span text:style-name="T520">5</text:span><text:span text:style-name="T72"> +</text:span><text:span text:style-name="T186"> </text:span><text:span text:style-name="T123">b</text:span><text:span text:style-name="T480">3</text:span><text:span text:style-name="T186"> * </text:span><text:span text:style-name="T95">c</text:span><text:span text:style-name="T179">–</text:span><text:span text:style-name="T188">3</text:span><text:span text:style-name="T186"> * </text:span><text:span text:style-name="T86">b</text:span><text:span text:style-name="T186"> * </text:span><text:span text:style-name="T95">c</text:span><text:span text:style-name="T515">2</text:span><text:span text:style-name="T144">)</text:span><text:span text:style-name="T227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56"><text:span text:style-name="T172">假定</text:span><text:span text:style-name="T175">，</text:span><text:span text:style-name="T100">g</text:span><text:span text:style-name="T626">2</text:span><text:span text:style-name="T72"> </text:span><text:span text:style-name="T174">=</text:span><text:span text:style-name="T72"> </text:span><text:span text:style-name="T100">g</text:span><text:span text:style-name="T649">3</text:span><text:span text:style-name="T172">。</text:span></text:p>
                                  <text:list>
                                    <text:list-item>
                                      <text:p text:style-name="P356"><text:span text:style-name="T179">–</text:span><text:span text:style-name="T123">b</text:span><text:span text:style-name="T72"> / 2 </text:span><text:span text:style-name="T174">=</text:span><text:span text:style-name="T72"> </text:span><text:span text:style-name="T187">(</text:span><text:span text:style-name="T123">b</text:span><text:span text:style-name="T515">2 </text:span><text:span text:style-name="T179">–</text:span><text:span text:style-name="T72">2</text:span><text:span text:style-name="T186"> * </text:span><text:span text:style-name="T95">c</text:span><text:span text:style-name="T144">)</text:span><text:span text:style-name="T72"> / </text:span><text:span text:style-name="T123">b</text:span><text:span text:style-name="T172">。</text:span></text:p>
                                      <text:list>
                                        <text:list-item>
                                          <text:p text:style-name="P356"><text:span text:style-name="T179">–</text:span><text:span text:style-name="T123">b</text:span><text:span text:style-name="T186"> * </text:span><text:span text:style-name="T187">(</text:span><text:span text:style-name="T123">b</text:span><text:span text:style-name="T144">)</text:span><text:span text:style-name="T72"> </text:span><text:span text:style-name="T174">=</text:span><text:span text:style-name="T72"> 2</text:span><text:span text:style-name="T186"> * </text:span><text:span text:style-name="T187">(</text:span><text:span text:style-name="T123">b</text:span><text:span text:style-name="T515">2 </text:span><text:span text:style-name="T179">–</text:span><text:span text:style-name="T72">2</text:span><text:span text:style-name="T186"> * </text:span><text:span text:style-name="T95">c</text:span><text:span text:style-name="T144">)</text:span><text:span text:style-name="T172">。</text:span></text:p>
                                        </text:list-item>
                                        <text:list-item>
                                          <text:p text:style-name="P356"><text:span text:style-name="T179">–</text:span><text:span text:style-name="T123">b</text:span><text:span text:style-name="T515">2</text:span><text:span text:style-name="T72"> </text:span><text:span text:style-name="T174">=</text:span><text:span text:style-name="T72"> 2</text:span><text:span text:style-name="T186"> * </text:span><text:span text:style-name="T123">b</text:span><text:span text:style-name="T515">2 </text:span><text:span text:style-name="T179">–</text:span><text:span text:style-name="T72">4</text:span><text:span text:style-name="T186"> * </text:span><text:span text:style-name="T95">c</text:span><text:span text:style-name="T172">。</text:span></text:p>
                                        </text:list-item>
                                        <text:list-item>
                                          <text:p text:style-name="P357"><text:span text:style-name="T187">(</text:span><text:span text:style-name="T72">4</text:span><text:span text:style-name="T144">)</text:span><text:span text:style-name="T186"> * </text:span><text:span text:style-name="T95">c</text:span><text:span text:style-name="T179">–</text:span><text:span text:style-name="T187">(</text:span><text:span text:style-name="T188">3</text:span><text:span text:style-name="T186"> * </text:span><text:span text:style-name="T123">b</text:span><text:span text:style-name="T515">2</text:span><text:span text:style-name="T144">)</text:span><text:span text:style-name="T72"> </text:span><text:span text:style-name="T174">=</text:span><text:span text:style-name="T72"> </text:span><text:span text:style-name="T430">0</text:span><text:span text:style-name="T172">。</text:span></text:p>
                                          <text:list>
                                            <text:list-item>
                                              <text:p text:style-name="P681"><text:span text:style-name="T1240">一元一次方程式</text:span><text:span text:style-name="T172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57"><text:span text:style-name="T95">c</text:span><text:span text:style-name="T72"> </text:span><text:span text:style-name="T174">=</text:span><text:span text:style-name="T72"> </text:span><text:span text:style-name="T123">b</text:span><text:span text:style-name="T515">2</text:span><text:span text:style-name="T186"> * </text:span><text:span text:style-name="T188">3</text:span><text:span text:style-name="T72"> / 4</text:span><text:span text:style-name="T172">。</text:span></text:p>
                                          <text:list>
                                            <text:list-item>
                                              <text:p text:style-name="P681"><text:span text:style-name="T95">c</text:span><text:span text:style-name="T144"> </text:span><text:span text:style-name="T72">= </text:span><text:span text:style-name="T188">3</text:span><text:span text:style-name="T186"> * </text:span><text:span text:style-name="T187">(</text:span><text:span text:style-name="T179">–</text:span><text:span text:style-name="T123">b</text:span><text:span text:style-name="T72"> / 2</text:span><text:span text:style-name="T144">)</text:span><text:span text:style-name="T515">2</text:span><text:span text:style-name="T172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58"><text:span text:style-name="T172">假定</text:span><text:span text:style-name="T175">，</text:span><text:span text:style-name="T100">g</text:span><text:span text:style-name="T626">2</text:span><text:span text:style-name="T72"> </text:span><text:span text:style-name="T174">=</text:span><text:span text:style-name="T72"> </text:span><text:span text:style-name="T100">g</text:span><text:span text:style-name="T649">4</text:span><text:span text:style-name="T172">。</text:span></text:p>
                                  <text:list>
                                    <text:list-item>
                                      <text:p text:style-name="P682"><text:span text:style-name="T179">–</text:span><text:span text:style-name="T123">b</text:span><text:span text:style-name="T72"> / 2</text:span><text:span text:style-name="T144"> </text:span><text:span text:style-name="T72">= </text:span><text:span text:style-name="T187">(</text:span><text:span text:style-name="T123">b</text:span><text:span text:style-name="T480">3</text:span><text:span text:style-name="T179">–</text:span><text:span text:style-name="T123">b</text:span><text:span text:style-name="T186"> * </text:span><text:span text:style-name="T95">c</text:span><text:span text:style-name="T144">)</text:span><text:span text:style-name="T72"> / </text:span><text:span text:style-name="T187">(</text:span><text:span text:style-name="T123">b</text:span><text:span text:style-name="T515">2</text:span><text:span text:style-name="T179">–</text:span><text:span text:style-name="T72">2</text:span><text:span text:style-name="T186"> * </text:span><text:span text:style-name="T95">c</text:span><text:span text:style-name="T144">)</text:span><text:span text:style-name="T172">。</text:span></text:p>
                                      <text:list>
                                        <text:list-item>
                                          <text:p text:style-name="P682"><text:span text:style-name="T179">–</text:span><text:span text:style-name="T123">b</text:span><text:span text:style-name="T186"> * </text:span><text:span text:style-name="T187">(</text:span><text:span text:style-name="T123">b</text:span><text:span text:style-name="T515">2</text:span><text:span text:style-name="T179">–</text:span><text:span text:style-name="T72">2</text:span><text:span text:style-name="T186"> * </text:span><text:span text:style-name="T95">c</text:span><text:span text:style-name="T144">) </text:span><text:span text:style-name="T72">= 2</text:span><text:span text:style-name="T186"> * </text:span><text:span text:style-name="T187">(</text:span><text:span text:style-name="T123">b</text:span><text:span text:style-name="T480">3</text:span><text:span text:style-name="T179">–</text:span><text:span text:style-name="T123">b</text:span><text:span text:style-name="T186"> * </text:span><text:span text:style-name="T95">c</text:span><text:span text:style-name="T144">)</text:span><text:span text:style-name="T172">。</text:span></text:p>
                                        </text:list-item>
                                        <text:list-item>
                                          <text:p text:style-name="P683"><text:span text:style-name="T179">–</text:span><text:span text:style-name="T123">b</text:span><text:span text:style-name="T480">3</text:span><text:span text:style-name="T72"> + 2</text:span><text:span text:style-name="T186"> * </text:span><text:span text:style-name="T123">b</text:span><text:span text:style-name="T186"> * </text:span><text:span text:style-name="T95">c</text:span><text:span text:style-name="T144"> </text:span><text:span text:style-name="T72">= 2</text:span><text:span text:style-name="T186"> * </text:span><text:span text:style-name="T123">b</text:span><text:span text:style-name="T480">3</text:span><text:span text:style-name="T179">–</text:span><text:span text:style-name="T72">2</text:span><text:span text:style-name="T186"> * </text:span><text:span text:style-name="T123">b</text:span><text:span text:style-name="T186"> * </text:span><text:span text:style-name="T95">c</text:span><text:span text:style-name="T172">。</text:span></text:p>
                                        </text:list-item>
                                        <text:list-item>
                                          <text:p text:style-name="P683"><text:span text:style-name="T188">3</text:span><text:span text:style-name="T186"> * </text:span><text:span text:style-name="T123">b</text:span><text:span text:style-name="T480">3</text:span><text:span text:style-name="T144"> </text:span><text:span text:style-name="T72">= 4</text:span><text:span text:style-name="T186"> * </text:span><text:span text:style-name="T123">b</text:span><text:span text:style-name="T186"> * </text:span><text:span text:style-name="T95">c</text:span><text:span text:style-name="T172">。</text:span></text:p>
                                        </text:list-item>
                                        <text:list-item>
                                          <text:p text:style-name="P683"><text:span text:style-name="T188">3</text:span><text:span text:style-name="T186"> * </text:span><text:span text:style-name="T123">b</text:span><text:span text:style-name="T515">2</text:span><text:span text:style-name="T144"> </text:span><text:span text:style-name="T72">= 4</text:span><text:span text:style-name="T186"> * </text:span><text:span text:style-name="T95">c</text:span><text:span text:style-name="T172">。</text:span></text:p>
                                        </text:list-item>
                                        <text:list-item>
                                          <text:p text:style-name="P684"><text:span text:style-name="T187">(</text:span><text:span text:style-name="T72">4</text:span><text:span text:style-name="T144">)</text:span><text:span text:style-name="T186"> * </text:span><text:span text:style-name="T95">c</text:span><text:span text:style-name="T179">–</text:span><text:span text:style-name="T187">(</text:span><text:span text:style-name="T188">3</text:span><text:span text:style-name="T186"> * </text:span><text:span text:style-name="T123">b</text:span><text:span text:style-name="T515">2</text:span><text:span text:style-name="T144">)</text:span><text:span text:style-name="T72"> </text:span><text:span text:style-name="T174">=</text:span><text:span text:style-name="T72"> </text:span><text:span text:style-name="T430">0</text:span><text:span text:style-name="T147">。</text:span></text:p>
                                          <text:list>
                                            <text:list-item>
                                              <text:p text:style-name="P685"><text:span text:style-name="T1240">一元一次方程式</text:span><text:span text:style-name="T172">。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59"><text:span text:style-name="T95">c</text:span><text:span text:style-name="T144"> </text:span><text:span text:style-name="T72">= </text:span><text:span text:style-name="T123">b</text:span><text:span text:style-name="T515">2</text:span><text:span text:style-name="T186"> * </text:span><text:span text:style-name="T188">3</text:span><text:span text:style-name="T186"> </text:span><text:span text:style-name="T72">/ 4</text:span><text:span text:style-name="T172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60"><text:span text:style-name="T172">假定</text:span><text:span text:style-name="T175">，</text:span><text:span text:style-name="T100">g</text:span><text:span text:style-name="T626">2</text:span><text:span text:style-name="T72"> </text:span><text:span text:style-name="T174">=</text:span><text:span text:style-name="T72"> </text:span><text:span text:style-name="T100">g</text:span><text:span text:style-name="T650">5</text:span><text:span text:style-name="T172">。</text:span></text:p>
                                  <text:list>
                                    <text:list-item>
                                      <text:p text:style-name="P686"><text:span text:style-name="T179">–</text:span><text:span text:style-name="T123">b</text:span><text:span text:style-name="T72"> / 2</text:span><text:span text:style-name="T144"> </text:span><text:span text:style-name="T72">= </text:span><text:span text:style-name="T187">(</text:span><text:span text:style-name="T123">b</text:span><text:span text:style-name="T518">4</text:span><text:span text:style-name="T179">–</text:span><text:span text:style-name="T72">2</text:span><text:span text:style-name="T186"> * </text:span><text:span text:style-name="T95">c</text:span><text:span text:style-name="T515">2</text:span><text:span text:style-name="T144">)</text:span><text:span text:style-name="T72"> / </text:span><text:span text:style-name="T187">(</text:span><text:span text:style-name="T123">b</text:span><text:span text:style-name="T480">3</text:span><text:span text:style-name="T179">–</text:span><text:span text:style-name="T123">b</text:span><text:span text:style-name="T186"> * </text:span><text:span text:style-name="T95">c</text:span><text:span text:style-name="T144">)</text:span><text:span text:style-name="T172">。</text:span></text:p>
                                      <text:list>
                                        <text:list-item>
                                          <text:p text:style-name="P686"><text:span text:style-name="T179">–</text:span><text:span text:style-name="T123">b</text:span><text:span text:style-name="T186"> * </text:span><text:span text:style-name="T187">(</text:span><text:span text:style-name="T123">b</text:span><text:span text:style-name="T480">3</text:span><text:span text:style-name="T179">–</text:span><text:span text:style-name="T123">b</text:span><text:span text:style-name="T186"> * </text:span><text:span text:style-name="T95">c</text:span><text:span text:style-name="T144">) </text:span><text:span text:style-name="T72">= 2</text:span><text:span text:style-name="T186"> * </text:span><text:span text:style-name="T187">(</text:span><text:span text:style-name="T123">b</text:span><text:span text:style-name="T518">4</text:span><text:span text:style-name="T179">–</text:span><text:span text:style-name="T72">2</text:span><text:span text:style-name="T186"> * </text:span><text:span text:style-name="T95">c</text:span><text:span text:style-name="T515">2</text:span><text:span text:style-name="T144">)</text:span><text:span text:style-name="T172">。</text:span></text:p>
                                        </text:list-item>
                                        <text:list-item>
                                          <text:p text:style-name="P686"><text:span text:style-name="T179">–</text:span><text:span text:style-name="T123">b</text:span><text:span text:style-name="T518">4</text:span><text:span text:style-name="T72"> + </text:span><text:span text:style-name="T123">b</text:span><text:span text:style-name="T515">2</text:span><text:span text:style-name="T186"> * </text:span><text:span text:style-name="T95">c</text:span><text:span text:style-name="T144"> </text:span><text:span text:style-name="T72">= 2</text:span><text:span text:style-name="T186"> * </text:span><text:span text:style-name="T123">b</text:span><text:span text:style-name="T518">4</text:span><text:span text:style-name="T179">–</text:span><text:span text:style-name="T72">4</text:span><text:span text:style-name="T186"> * </text:span><text:span text:style-name="T95">c</text:span><text:span text:style-name="T515">2</text:span><text:span text:style-name="T172">。</text:span></text:p>
                                        </text:list-item>
                                        <text:list-item>
                                          <text:p text:style-name="P686"><text:span text:style-name="T72">4</text:span><text:span text:style-name="T186"> * </text:span><text:span text:style-name="T95">c</text:span><text:span text:style-name="T515">2</text:span><text:span text:style-name="T72"> + </text:span><text:span text:style-name="T123">b</text:span><text:span text:style-name="T515">2</text:span><text:span text:style-name="T186"> * </text:span><text:span text:style-name="T95">c</text:span><text:span text:style-name="T179">–</text:span><text:span text:style-name="T188">3</text:span><text:span text:style-name="T186"> * </text:span><text:span text:style-name="T123">b</text:span><text:span text:style-name="T518">4</text:span><text:span text:style-name="T144"> </text:span><text:span text:style-name="T72">= </text:span><text:span text:style-name="T430">0</text:span><text:span text:style-name="T172">。</text:span></text:p>
                                          <text:list>
                                            <text:list-item>
                                              <text:p text:style-name="P687"><text:span text:style-name="T1240">一元二次方程式</text:span><text:span text:style-name="T172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88"><text:span text:style-name="T95">c</text:span><text:span text:style-name="T144"> </text:span><text:span text:style-name="T72">= </text:span><text:span text:style-name="T187">(</text:span><text:span text:style-name="T179">–</text:span><text:span text:style-name="T123">b</text:span><text:span text:style-name="T515">2</text:span><text:span text:style-name="T72"> </text:span><text:span text:style-name="T972">±</text:span><text:span text:style-name="T72"> </text:span><text:span text:style-name="T945">√</text:span><text:span text:style-name="T187">((</text:span><text:span text:style-name="T123">b</text:span><text:span text:style-name="T515">2</text:span><text:span text:style-name="T144">)</text:span><text:span text:style-name="T515">2</text:span><text:span text:style-name="T179">–</text:span><text:span text:style-name="T72">4</text:span><text:span text:style-name="T186"> * </text:span><text:span text:style-name="T72">4</text:span><text:span text:style-name="T186"> * </text:span><text:span text:style-name="T187">(</text:span><text:span text:style-name="T179">–</text:span><text:span text:style-name="T188">3</text:span><text:span text:style-name="T186"> * </text:span><text:span text:style-name="T123">b</text:span><text:span text:style-name="T518">4</text:span><text:span text:style-name="T144">)))</text:span><text:span text:style-name="T72"> / </text:span><text:span text:style-name="T187">(</text:span><text:span text:style-name="T72">2</text:span><text:span text:style-name="T186"> * </text:span><text:span text:style-name="T72">4</text:span><text:span text:style-name="T144">)</text:span><text:span text:style-name="T172">。</text:span></text:p>
                                          <text:list>
                                            <text:list-item>
                                              <text:p text:style-name="P687"><text:span text:style-name="T95">c</text:span><text:span text:style-name="T144"> </text:span><text:span text:style-name="T72">= </text:span><text:span text:style-name="T187">(</text:span><text:span text:style-name="T179">–</text:span><text:span text:style-name="T123">b</text:span><text:span text:style-name="T515">2</text:span><text:span text:style-name="T72"> </text:span><text:span text:style-name="T972">±</text:span><text:span text:style-name="T72"> </text:span><text:span text:style-name="T145">7</text:span><text:span text:style-name="T186"> * </text:span><text:span text:style-name="T123">b</text:span><text:span text:style-name="T515">2</text:span><text:span text:style-name="T144">)</text:span><text:span text:style-name="T72"> / </text:span><text:span text:style-name="T145">8</text:span><text:span text:style-name="T172">。</text:span></text:p>
                                            </text:list-item>
                                            <text:list-item>
                                              <text:p text:style-name="P361"><text:span text:style-name="T95">c</text:span><text:span text:style-name="T144"> </text:span><text:span text:style-name="T72">= </text:span><text:span text:style-name="T187">(</text:span><text:span text:style-name="T179">–</text:span><text:span text:style-name="T123">b</text:span><text:span text:style-name="T515">2</text:span><text:span text:style-name="T144">)、</text:span><text:span text:style-name="T187">(</text:span><text:span text:style-name="T123">b</text:span><text:span text:style-name="T515">2</text:span><text:span text:style-name="T186"> * </text:span><text:span text:style-name="T188">3</text:span><text:span text:style-name="T72"> / 4</text:span><text:span text:style-name="T144">)</text:span><text:span text:style-name="T172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50"><text:span text:style-name="T172">假定</text:span><text:span text:style-name="T175">，</text:span><text:span text:style-name="T95">c</text:span><text:span text:style-name="T72"> =</text:span><text:span text:style-name="T179">–</text:span><text:span text:style-name="T86">b</text:span><text:span text:style-name="T518">2</text:span><text:span text:style-name="T227">。</text:span></text:p>
                                      <text:list>
                                        <text:list-item>
                                          <text:p text:style-name="P350"><text:span text:style-name="T100">g</text:span><text:span text:style-name="T177"> 是</text:span><text:span text:style-name="T189"> </text:span><text:span text:style-name="T100">震盪</text:span><text:span text:style-name="T1046">解</text:span><text:span text:style-name="T227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62"><text:span text:style-name="T172">假定</text:span><text:span text:style-name="T175">，</text:span><text:span text:style-name="T95">c</text:span><text:span text:style-name="T72"> = </text:span><text:span text:style-name="T123">b</text:span><text:span text:style-name="T515">2</text:span><text:span text:style-name="T186"> * </text:span><text:span text:style-name="T188">3</text:span><text:span text:style-name="T72"> / 4</text:span><text:span text:style-name="T227">。</text:span></text:p>
                                      <text:list>
                                        <text:list-item>
                                          <text:p text:style-name="P362"><text:span text:style-name="T100">g</text:span><text:span text:style-name="T177"> 是</text:span><text:span text:style-name="T189"> </text:span><text:span text:style-name="T100">震盪</text:span><text:span text:style-name="T1046">解</text:span><text:span text:style-name="T227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63"><text:span text:style-name="T172">假定</text:span><text:span text:style-name="T175">，</text:span><text:span text:style-name="T100">g</text:span><text:span text:style-name="T626">2</text:span><text:span text:style-name="T72"> </text:span><text:span text:style-name="T174">=</text:span><text:span text:style-name="T72"> </text:span><text:span text:style-name="T100">g</text:span><text:span text:style-name="T650">6</text:span><text:span text:style-name="T172">。</text:span></text:p>
                                  <text:list>
                                    <text:list-item>
                                      <text:p text:style-name="P689"><text:span text:style-name="T179">–</text:span><text:span text:style-name="T123">b</text:span><text:span text:style-name="T72"> / 2 = </text:span><text:span text:style-name="T187">(</text:span><text:span text:style-name="T123">b</text:span><text:span text:style-name="T520">5</text:span><text:span text:style-name="T72"> +</text:span><text:span text:style-name="T186"> </text:span><text:span text:style-name="T123">b</text:span><text:span text:style-name="T480">3</text:span><text:span text:style-name="T186"> * </text:span><text:span text:style-name="T95">c</text:span><text:span text:style-name="T179">–</text:span><text:span text:style-name="T188">3</text:span><text:span text:style-name="T186"> * </text:span><text:span text:style-name="T86">b</text:span><text:span text:style-name="T186"> * </text:span><text:span text:style-name="T95">c</text:span><text:span text:style-name="T515">2</text:span><text:span text:style-name="T144">)</text:span><text:span text:style-name="T72"> / </text:span><text:span text:style-name="T187">(</text:span><text:span text:style-name="T123">b</text:span><text:span text:style-name="T518">4</text:span><text:span text:style-name="T179">–</text:span><text:span text:style-name="T72">2</text:span><text:span text:style-name="T186"> * </text:span><text:span text:style-name="T95">c</text:span><text:span text:style-name="T515">2</text:span><text:span text:style-name="T144">)</text:span><text:span text:style-name="T172">。</text:span></text:p>
                                      <text:list>
                                        <text:list-item>
                                          <text:p text:style-name="P689"><text:span text:style-name="T187">(</text:span><text:span text:style-name="T179">–</text:span><text:span text:style-name="T123">b</text:span><text:span text:style-name="T72"> / 2</text:span><text:span text:style-name="T144">)</text:span><text:span text:style-name="T186"> * </text:span><text:span text:style-name="T187">(</text:span><text:span text:style-name="T123">b</text:span><text:span text:style-name="T518">4</text:span><text:span text:style-name="T179">–</text:span><text:span text:style-name="T72">2</text:span><text:span text:style-name="T186"> * </text:span><text:span text:style-name="T95">c</text:span><text:span text:style-name="T515">2</text:span><text:span text:style-name="T144">)</text:span><text:span text:style-name="T72"> = </text:span><text:span text:style-name="T123">b</text:span><text:span text:style-name="T520">5</text:span><text:span text:style-name="T72"> +</text:span><text:span text:style-name="T186"> </text:span><text:span text:style-name="T123">b</text:span><text:span text:style-name="T480">3</text:span><text:span text:style-name="T186"> * </text:span><text:span text:style-name="T95">c</text:span><text:span text:style-name="T179">–</text:span><text:span text:style-name="T188">3</text:span><text:span text:style-name="T186"> * </text:span><text:span text:style-name="T86">b</text:span><text:span text:style-name="T186"> * </text:span><text:span text:style-name="T95">c</text:span><text:span text:style-name="T515">2</text:span><text:span text:style-name="T172">。</text:span></text:p>
                                        </text:list-item>
                                        <text:list-item>
                                          <text:p text:style-name="P689"><text:span text:style-name="T179">–</text:span><text:span text:style-name="T123">b</text:span><text:span text:style-name="T520">5</text:span><text:span text:style-name="T72"> / 2 +</text:span><text:span text:style-name="T186"> </text:span><text:span text:style-name="T123">b</text:span><text:span text:style-name="T186"> * </text:span><text:span text:style-name="T95">c</text:span><text:span text:style-name="T515">2</text:span><text:span text:style-name="T72"> = </text:span><text:span text:style-name="T123">b</text:span><text:span text:style-name="T520">5</text:span><text:span text:style-name="T72"> +</text:span><text:span text:style-name="T186"> </text:span><text:span text:style-name="T123">b</text:span><text:span text:style-name="T480">3</text:span><text:span text:style-name="T186"> * </text:span><text:span text:style-name="T95">c</text:span><text:span text:style-name="T179">–</text:span><text:span text:style-name="T188">3</text:span><text:span text:style-name="T186"> * </text:span><text:span text:style-name="T86">b</text:span><text:span text:style-name="T186"> * </text:span><text:span text:style-name="T95">c</text:span><text:span text:style-name="T515">2</text:span><text:span text:style-name="T172">。</text:span></text:p>
                                        </text:list-item>
                                        <text:list-item>
                                          <text:p text:style-name="P688"><text:span text:style-name="T187">(</text:span><text:span text:style-name="T72">4</text:span><text:span text:style-name="T186"> * </text:span><text:span text:style-name="T86">b</text:span><text:span text:style-name="T144">)</text:span><text:span text:style-name="T186"> * </text:span><text:span text:style-name="T95">c</text:span><text:span text:style-name="T515">2</text:span><text:span text:style-name="T72"> +</text:span><text:span text:style-name="T186"> </text:span><text:span text:style-name="T187">(</text:span><text:span text:style-name="T179">–</text:span><text:span text:style-name="T123">b</text:span><text:span text:style-name="T480">3</text:span><text:span text:style-name="T144">)</text:span><text:span text:style-name="T186"> * </text:span><text:span text:style-name="T95">c</text:span><text:span text:style-name="T72"> +</text:span><text:span text:style-name="T186"> </text:span><text:span text:style-name="T187">(</text:span><text:span text:style-name="T179">–</text:span><text:span text:style-name="T123">b</text:span><text:span text:style-name="T520">5</text:span><text:span text:style-name="T72"> </text:span><text:span text:style-name="T186">* </text:span><text:span text:style-name="T188">3</text:span><text:span text:style-name="T72"> / 2</text:span><text:span text:style-name="T144">)</text:span><text:span text:style-name="T186"> </text:span><text:span text:style-name="T72">= </text:span><text:span text:style-name="T430">0</text:span><text:span text:style-name="T172">。</text:span></text:p>
                                        </text:list-item>
                                        <text:list-item>
                                          <text:p text:style-name="P690"><text:span text:style-name="T187">(</text:span><text:span text:style-name="T72">4</text:span><text:span text:style-name="T144">)</text:span><text:span text:style-name="T186"> * </text:span><text:span text:style-name="T95">c</text:span><text:span text:style-name="T515">2</text:span><text:span text:style-name="T72"> +</text:span><text:span text:style-name="T186"> </text:span><text:span text:style-name="T187">(</text:span><text:span text:style-name="T179">–</text:span><text:span text:style-name="T123">b</text:span><text:span text:style-name="T515">2</text:span><text:span text:style-name="T144">)</text:span><text:span text:style-name="T186"> * </text:span><text:span text:style-name="T95">c</text:span><text:span text:style-name="T72"> +</text:span><text:span text:style-name="T186"> </text:span><text:span text:style-name="T187">(</text:span><text:span text:style-name="T179">–</text:span><text:span text:style-name="T123">b</text:span><text:span text:style-name="T518">4</text:span><text:span text:style-name="T72"> </text:span><text:span text:style-name="T186">* </text:span><text:span text:style-name="T188">3</text:span><text:span text:style-name="T72"> / 2</text:span><text:span text:style-name="T144">)</text:span><text:span text:style-name="T186"> </text:span><text:span text:style-name="T72">= </text:span><text:span text:style-name="T430">0</text:span><text:span text:style-name="T172">。</text:span></text:p>
                                          <text:list>
                                            <text:list-item>
                                              <text:p text:style-name="P691"><text:span text:style-name="T1240">一元二次方程式</text:span><text:span text:style-name="T172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92"><text:span text:style-name="T95">c</text:span><text:span text:style-name="T144"> </text:span><text:span text:style-name="T72">= </text:span><text:span text:style-name="T187">(</text:span><text:span text:style-name="T179">–</text:span><text:span text:style-name="T187">(</text:span><text:span text:style-name="T179">–</text:span><text:span text:style-name="T123">b</text:span><text:span text:style-name="T515">2</text:span><text:span text:style-name="T144">)</text:span><text:span text:style-name="T186"> </text:span><text:span text:style-name="T973">±</text:span><text:span text:style-name="T186"> </text:span><text:span text:style-name="T946">√</text:span><text:span text:style-name="T187">((</text:span><text:span text:style-name="T179">–</text:span><text:span text:style-name="T123">b</text:span><text:span text:style-name="T515">2</text:span><text:span text:style-name="T144">)</text:span><text:span text:style-name="T515">2</text:span><text:span text:style-name="T179">–</text:span><text:span text:style-name="T72">4</text:span><text:span text:style-name="T186"> * </text:span><text:span text:style-name="T187">(</text:span><text:span text:style-name="T72">4</text:span><text:span text:style-name="T144">)</text:span><text:span text:style-name="T186"> * </text:span><text:span text:style-name="T187">(</text:span><text:span text:style-name="T179">–</text:span><text:span text:style-name="T123">b</text:span><text:span text:style-name="T518">4</text:span><text:span text:style-name="T72"> </text:span><text:span text:style-name="T186">* </text:span><text:span text:style-name="T188">3</text:span><text:span text:style-name="T72"> / 2</text:span><text:span text:style-name="T144">)))</text:span><text:span text:style-name="T72"> / </text:span><text:span text:style-name="T187">(</text:span><text:span text:style-name="T72">2</text:span><text:span text:style-name="T186"> * </text:span><text:span text:style-name="T187">(</text:span><text:span text:style-name="T72">4</text:span><text:span text:style-name="T144">)) </text:span><text:span text:style-name="T72">= </text:span><text:span text:style-name="T187">(</text:span><text:span text:style-name="T123">b</text:span><text:span text:style-name="T515">2</text:span><text:span text:style-name="T186"> </text:span><text:span text:style-name="T973">±</text:span><text:span text:style-name="T186"> </text:span><text:span text:style-name="T146">5</text:span><text:span text:style-name="T186"> * </text:span><text:span text:style-name="T123">b</text:span><text:span text:style-name="T515">2</text:span><text:span text:style-name="T144">)</text:span><text:span text:style-name="T72"> / </text:span><text:span text:style-name="T145">8</text:span><text:span text:style-name="T172">。</text:span></text:p>
                                        </text:list-item>
                                        <text:list-item>
                                          <text:p text:style-name="P364"><text:span text:style-name="T95">c</text:span><text:span text:style-name="T144"> </text:span><text:span text:style-name="T72">= </text:span><text:span text:style-name="T187">(</text:span><text:span text:style-name="T179">–</text:span><text:span text:style-name="T123">b</text:span><text:span text:style-name="T515">2</text:span><text:span text:style-name="T72"> / 2</text:span><text:span text:style-name="T144">)、</text:span><text:span text:style-name="T187">(</text:span><text:span text:style-name="T123">b</text:span><text:span text:style-name="T515">2</text:span><text:span text:style-name="T186"> * </text:span><text:span text:style-name="T188">3</text:span><text:span text:style-name="T72"> / 4</text:span><text:span text:style-name="T144">)</text:span><text:span text:style-name="T172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65"><text:span text:style-name="T172">假定</text:span><text:span text:style-name="T175">，</text:span><text:span text:style-name="T100">g</text:span><text:span text:style-name="T626">2</text:span><text:span text:style-name="T72"> </text:span><text:span text:style-name="T174">=</text:span><text:span text:style-name="T72"> </text:span><text:span text:style-name="T100">g</text:span><text:span text:style-name="T651">7</text:span><text:span text:style-name="T172">。</text:span></text:p>
                                  <text:list>
                                    <text:list-item>
                                      <text:p text:style-name="P693"><text:span text:style-name="T179">–</text:span><text:span text:style-name="T123">b</text:span><text:span text:style-name="T72"> / 2 </text:span><text:span text:style-name="T174">=</text:span><text:span text:style-name="T72"> </text:span><text:span text:style-name="T187">(</text:span><text:span text:style-name="T123">b</text:span><text:span text:style-name="T520">6</text:span><text:span text:style-name="T72"> +</text:span><text:span text:style-name="T186"> </text:span><text:span text:style-name="T72">2</text:span><text:span text:style-name="T186"> * </text:span><text:span text:style-name="T123">b</text:span><text:span text:style-name="T518">4</text:span><text:span text:style-name="T186"> * </text:span><text:span text:style-name="T95">c</text:span><text:span text:style-name="T179">–</text:span><text:span text:style-name="T188">3</text:span><text:span text:style-name="T186"> * </text:span><text:span text:style-name="T86">b</text:span><text:span text:style-name="T515">2</text:span><text:span text:style-name="T186"> * </text:span><text:span text:style-name="T95">c</text:span><text:span text:style-name="T515">2</text:span><text:span text:style-name="T179">–</text:span><text:span text:style-name="T72">2</text:span><text:span text:style-name="T186"> * </text:span><text:span text:style-name="T95">c</text:span><text:span text:style-name="T480">3</text:span><text:span text:style-name="T144">)</text:span><text:span text:style-name="T72"> / </text:span><text:span text:style-name="T187">(</text:span><text:span text:style-name="T123">b</text:span><text:span text:style-name="T520">5</text:span><text:span text:style-name="T72"> +</text:span><text:span text:style-name="T186"> </text:span><text:span text:style-name="T123">b</text:span><text:span text:style-name="T480">3</text:span><text:span text:style-name="T186"> * </text:span><text:span text:style-name="T95">c</text:span><text:span text:style-name="T179">–</text:span><text:span text:style-name="T188">3</text:span><text:span text:style-name="T186"> * </text:span><text:span text:style-name="T86">b</text:span><text:span text:style-name="T186"> * </text:span><text:span text:style-name="T95">c</text:span><text:span text:style-name="T515">2</text:span><text:span text:style-name="T144">)</text:span><text:span text:style-name="T172">。</text:span></text:p>
                                    </text:list-item>
                                    <text:list-item>
                                      <text:p text:style-name="P693"><text:span text:style-name="T187">(</text:span><text:span text:style-name="T179">–</text:span><text:span text:style-name="T123">b</text:span><text:span text:style-name="T72"> / 2</text:span><text:span text:style-name="T144">)</text:span><text:span text:style-name="T72"> </text:span><text:span text:style-name="T186">* </text:span><text:span text:style-name="T187">(</text:span><text:span text:style-name="T123">b</text:span><text:span text:style-name="T520">5</text:span><text:span text:style-name="T72"> +</text:span><text:span text:style-name="T186"> </text:span><text:span text:style-name="T123">b</text:span><text:span text:style-name="T480">3</text:span><text:span text:style-name="T186"> * </text:span><text:span text:style-name="T95">c</text:span><text:span text:style-name="T179">–</text:span><text:span text:style-name="T188">3</text:span><text:span text:style-name="T186"> * </text:span><text:span text:style-name="T86">b</text:span><text:span text:style-name="T186"> * </text:span><text:span text:style-name="T95">c</text:span><text:span text:style-name="T515">2</text:span><text:span text:style-name="T144">)</text:span><text:span text:style-name="T72"> </text:span><text:span text:style-name="T174">=</text:span><text:span text:style-name="T72"> </text:span><text:span text:style-name="T123">b</text:span><text:span text:style-name="T520">6</text:span><text:span text:style-name="T72"> +</text:span><text:span text:style-name="T186"> </text:span><text:span text:style-name="T72">2</text:span><text:span text:style-name="T186"> * </text:span><text:span text:style-name="T123">b</text:span><text:span text:style-name="T518">4</text:span><text:span text:style-name="T186"> * </text:span><text:span text:style-name="T95">c</text:span><text:span text:style-name="T179">–</text:span><text:span text:style-name="T188">3</text:span><text:span text:style-name="T186"> * </text:span><text:span text:style-name="T86">b</text:span><text:span text:style-name="T515">2</text:span><text:span text:style-name="T186"> * </text:span><text:span text:style-name="T95">c</text:span><text:span text:style-name="T515">2</text:span><text:span text:style-name="T179">–</text:span><text:span text:style-name="T72">2</text:span><text:span text:style-name="T186"> * </text:span><text:span text:style-name="T95">c</text:span><text:span text:style-name="T480">3</text:span><text:span text:style-name="T172">。</text:span></text:p>
                                    </text:list-item>
                                    <text:list-item>
                                      <text:p text:style-name="P693"><text:span text:style-name="T123">b</text:span><text:span text:style-name="T520">6</text:span><text:span text:style-name="T72"> +</text:span><text:span text:style-name="T186"> </text:span><text:span text:style-name="T123">b</text:span><text:span text:style-name="T518">4</text:span><text:span text:style-name="T186"> * </text:span><text:span text:style-name="T95">c</text:span><text:span text:style-name="T179">–</text:span><text:span text:style-name="T188">3</text:span><text:span text:style-name="T186"> * </text:span><text:span text:style-name="T86">b</text:span><text:span text:style-name="T515">2</text:span><text:span text:style-name="T186"> * </text:span><text:span text:style-name="T95">c</text:span><text:span text:style-name="T515">2</text:span><text:span text:style-name="T72"> </text:span><text:span text:style-name="T174">=</text:span><text:span text:style-name="T179">–</text:span><text:span text:style-name="T72">2</text:span><text:span text:style-name="T186"> * </text:span><text:span text:style-name="T123">b</text:span><text:span text:style-name="T520">6</text:span><text:span text:style-name="T179">–</text:span><text:span text:style-name="T72">4</text:span><text:span text:style-name="T186"> * </text:span><text:span text:style-name="T123">b</text:span><text:span text:style-name="T518">4</text:span><text:span text:style-name="T186"> * </text:span><text:span text:style-name="T95">c</text:span><text:span text:style-name="T72"> +</text:span><text:span text:style-name="T186"> </text:span><text:span text:style-name="T146">6</text:span><text:span text:style-name="T186"> * </text:span><text:span text:style-name="T86">b</text:span><text:span text:style-name="T515">2</text:span><text:span text:style-name="T186"> * </text:span><text:span text:style-name="T95">c</text:span><text:span text:style-name="T515">2</text:span><text:span text:style-name="T72"> +</text:span><text:span text:style-name="T186"> </text:span><text:span text:style-name="T72">4</text:span><text:span text:style-name="T186"> * </text:span><text:span text:style-name="T95">c</text:span><text:span text:style-name="T480">3</text:span><text:span text:style-name="T172">。</text:span></text:p>
                                    </text:list-item>
                                    <text:list-item>
                                      <text:p text:style-name="P694"><text:span text:style-name="T187">(</text:span><text:span text:style-name="T72">4</text:span><text:span text:style-name="T144">)</text:span><text:span text:style-name="T186"> * </text:span><text:span text:style-name="T95">c</text:span><text:span text:style-name="T480">3</text:span><text:span text:style-name="T72"> +</text:span><text:span text:style-name="T186"> </text:span><text:span text:style-name="T187">(</text:span><text:span text:style-name="T146">9</text:span><text:span text:style-name="T186"> * </text:span><text:span text:style-name="T86">b</text:span><text:span text:style-name="T515">2</text:span><text:span text:style-name="T144">)</text:span><text:span text:style-name="T186"> * </text:span><text:span text:style-name="T95">c</text:span><text:span text:style-name="T515">2</text:span><text:span text:style-name="T72"> +</text:span><text:span text:style-name="T186"> </text:span><text:span text:style-name="T187">(</text:span><text:span text:style-name="T179">–</text:span><text:span text:style-name="T146">5</text:span><text:span text:style-name="T186"> * </text:span><text:span text:style-name="T123">b</text:span><text:span text:style-name="T518">4</text:span><text:span text:style-name="T144">)</text:span><text:span text:style-name="T186"> * </text:span><text:span text:style-name="T95">c</text:span><text:span text:style-name="T72"> +</text:span><text:span text:style-name="T186"> </text:span><text:span text:style-name="T187">(</text:span><text:span text:style-name="T179">–</text:span><text:span text:style-name="T188">3</text:span><text:span text:style-name="T186"> * </text:span><text:span text:style-name="T123">b</text:span><text:span text:style-name="T520">6</text:span><text:span text:style-name="T144">) </text:span><text:span text:style-name="T72">= </text:span><text:span text:style-name="T430">0</text:span><text:span text:style-name="T172">。</text:span></text:p>
                                      <text:list>
                                        <text:list-item>
                                          <text:p text:style-name="P365"><text:span text:style-name="T1240">一元</text:span><text:span text:style-name="T1237">三</text:span><text:span text:style-name="T1240">次方程式</text:span><text:span text:style-name="T172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66"><text:span text:style-name="T172">假定</text:span><text:span text:style-name="T175">，</text:span><text:span text:style-name="T100">g</text:span><text:span text:style-name="T640">i</text:span><text:span text:style-name="T143"> = </text:span><text:span text:style-name="T100">g</text:span><text:span text:style-name="T589">j</text:span><text:span text:style-name="T172">。</text:span></text:p>
                                  <text:list>
                                    <text:list-item>
                                      <text:p text:style-name="P366"><text:span text:style-name="T172">假定</text:span><text:span text:style-name="T175">，</text:span><text:span text:style-name="T143">i </text:span><text:span text:style-name="T1259">&gt;</text:span><text:span text:style-name="T143"> </text:span><text:span text:style-name="T190">j</text:span><text:span text:style-name="T172">。</text:span></text:p>
                                    </text:list-item>
                                    <text:list-item>
                                      <text:p text:style-name="P367"><text:span text:style-name="T95">c</text:span><text:span text:style-name="T140">的</text:span><text:span text:style-name="T191"> 解</text:span><text:span text:style-name="T175">，</text:span><text:span text:style-name="T148">是 </text:span><text:span text:style-name="T76">一元</text:span><text:span text:style-name="T73">m次方程式</text:span><text:span text:style-name="T140">的</text:span><text:span text:style-name="T191"> 解</text:span><text:span text:style-name="T172">。</text:span></text:p>
                                      <text:list>
                                        <text:list-item>
                                          <text:p text:style-name="P368"><text:span text:style-name="T95">c</text:span><text:span text:style-name="T73"> </text:span><text:span text:style-name="T1109">的</text:span><text:span text:style-name="T1110"> </text:span><text:span text:style-name="T1111">一元</text:span><text:span text:style-name="T1110">m次方程式</text:span><text:span text:style-name="T73"> </text:span><text:span text:style-name="T140">的</text:span><text:span text:style-name="T191"> 通解、固定解、必定解</text:span><text:span text:style-name="T72"> </text:span><text:span text:style-name="T174">=</text:span><text:span text:style-name="T72"> </text:span><text:span text:style-name="T187">(</text:span><text:span text:style-name="T123">b</text:span><text:span text:style-name="T515">2</text:span><text:span text:style-name="T186"> * </text:span><text:span text:style-name="T188">3</text:span><text:span text:style-name="T72"> / 4</text:span><text:span text:style-name="T144">)</text:span><text:span text:style-name="T172">。</text:span></text:p>
                                        </text:list-item>
                                        <text:list-item>
                                          <text:p text:style-name="P369"><text:span text:style-name="T172">假定</text:span><text:span text:style-name="T175">，</text:span><text:span text:style-name="T187">(</text:span><text:span text:style-name="T143">i</text:span><text:span text:style-name="T179">–</text:span><text:span text:style-name="T190">j</text:span><text:span text:style-name="T144">)</text:span><text:span text:style-name="T86"> </text:span><text:span text:style-name="T148">是 </text:span><text:span text:style-name="T175">奇數</text:span><text:span text:style-name="T172">。</text:span></text:p>
                                          <text:list>
                                            <text:list-item>
                                              <text:p text:style-name="P367"><text:span text:style-name="T73">m</text:span><text:span text:style-name="T72"> = </text:span><text:span text:style-name="T187">(</text:span><text:span text:style-name="T143">i</text:span><text:span text:style-name="T179">–</text:span><text:span text:style-name="T190">j</text:span><text:span text:style-name="T72"> +</text:span><text:span text:style-name="T186"> </text:span><text:span text:style-name="T72">1</text:span><text:span text:style-name="T144">)</text:span><text:span text:style-name="T72"> / </text:span><text:span text:style-name="T137">2</text:span><text:span text:style-name="T172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69"><text:span text:style-name="T172">假定</text:span><text:span text:style-name="T175">，</text:span><text:span text:style-name="T187">(</text:span><text:span text:style-name="T143">i</text:span><text:span text:style-name="T179">–</text:span><text:span text:style-name="T190">j</text:span><text:span text:style-name="T144">)</text:span><text:span text:style-name="T86"> </text:span><text:span text:style-name="T148">是 </text:span><text:span text:style-name="T175">偶數</text:span><text:span text:style-name="T172">。</text:span></text:p>
                                          <text:list>
                                            <text:list-item>
                                              <text:p text:style-name="P367"><text:span text:style-name="T73">m</text:span><text:span text:style-name="T72"> = </text:span><text:span text:style-name="T187">(</text:span><text:span text:style-name="T143">i</text:span><text:span text:style-name="T179">–</text:span><text:span text:style-name="T190">j</text:span><text:span text:style-name="T144">)</text:span><text:span text:style-name="T72"> / </text:span><text:span text:style-name="T137">2</text:span><text:span text:style-name="T172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70"><text:span text:style-name="T1237">明顯例子</text:span><text:span text:style-name="T175">，</text:span><text:span text:style-name="T172">假定</text:span><text:span text:style-name="T1117">，</text:span><text:span text:style-name="T1093">g</text:span><text:span text:style-name="T1201">i</text:span><text:span text:style-name="T1204">+2</text:span><text:span text:style-name="T1092"> = </text:span><text:span text:style-name="T1093">g</text:span><text:span text:style-name="T1204">i+</text:span><text:span text:style-name="T1205">6</text:span><text:span text:style-name="T175">，</text:span><text:span text:style-name="T100">g</text:span><text:span text:style-name="T648">2</text:span><text:span text:style-name="T72"> = </text:span><text:span text:style-name="T100">g</text:span><text:span text:style-name="T650">6</text:span><text:span text:style-name="T172">。</text:span></text:p>
                                      <text:list>
                                        <text:list-item>
                                          <text:p text:style-name="P371"><text:span text:style-name="T187">(</text:span><text:span text:style-name="T146">6</text:span><text:span text:style-name="T179">–</text:span><text:span text:style-name="T149">2</text:span><text:span text:style-name="T144">)</text:span><text:span text:style-name="T72"> </text:span><text:span text:style-name="T1092">= 4</text:span><text:span text:style-name="T1117">，</text:span><text:span text:style-name="T148">是 </text:span><text:span text:style-name="T175">偶數</text:span><text:span text:style-name="T172">。</text:span></text:p>
                                          <text:list>
                                            <text:list-item>
                                              <text:p text:style-name="P370"><text:span text:style-name="T73">m</text:span><text:span text:style-name="T72"> </text:span><text:span text:style-name="T1092">= </text:span><text:span text:style-name="T1126">(</text:span><text:span text:style-name="T1112">i</text:span><text:span text:style-name="T1121">–</text:span><text:span text:style-name="T1129">j</text:span><text:span text:style-name="T1108">)</text:span><text:span text:style-name="T1092"> / </text:span><text:span text:style-name="T1106">2</text:span><text:span text:style-name="T1092"> = </text:span><text:span text:style-name="T1126">(</text:span><text:span text:style-name="T1113">6</text:span><text:span text:style-name="T1121">–</text:span><text:span text:style-name="T1114">2</text:span><text:span text:style-name="T1108">)</text:span><text:span text:style-name="T1092"> / </text:span><text:span text:style-name="T1106">2</text:span><text:span text:style-name="T72"> = </text:span><text:span text:style-name="T137">2</text:span><text:span text:style-name="T172">。</text:span></text:p>
                                            </text:list-item>
                                            <text:list-item>
                                              <text:p text:style-name="P370"><text:span text:style-name="T95">c</text:span><text:span text:style-name="T140">的</text:span><text:span text:style-name="T191"> 解</text:span><text:span text:style-name="T175">，</text:span><text:span text:style-name="T148">是 </text:span><text:span text:style-name="T76">一元</text:span><text:span text:style-name="T1240">二</text:span><text:span text:style-name="T73">次方程式</text:span><text:span text:style-name="T140">的</text:span><text:span text:style-name="T191"> 解</text:span><text:span text:style-name="T227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70"><text:span text:style-name="T1089">已知，</text:span><text:span text:style-name="T95">c</text:span><text:span text:style-name="T72"> = </text:span><text:span text:style-name="T187">(</text:span><text:span text:style-name="T179">–</text:span><text:span text:style-name="T123">b</text:span><text:span text:style-name="T515">2</text:span><text:span text:style-name="T72"> / 2</text:span><text:span text:style-name="T144">)、</text:span><text:span text:style-name="T187">(</text:span><text:span text:style-name="T123">b</text:span><text:span text:style-name="T515">2</text:span><text:span text:style-name="T186"> * </text:span><text:span text:style-name="T188">3</text:span><text:span text:style-name="T72"> / 4</text:span><text:span text:style-name="T144">)</text:span><text:span text:style-name="T172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51"><text:span text:style-name="T172">假定</text:span><text:span text:style-name="T175">，</text:span><text:span text:style-name="T95">c</text:span><text:span text:style-name="T72"> =</text:span><text:span text:style-name="T179">–</text:span><text:span text:style-name="T86">b</text:span><text:span text:style-name="T518">2</text:span><text:span text:style-name="T72"> / </text:span><text:span text:style-name="T188">3</text:span><text:span text:style-name="T227">。</text:span></text:p>
                                  <text:list>
                                    <text:list-item>
                                      <text:p text:style-name="P372"><text:span text:style-name="T100">g</text:span><text:span text:style-name="T177"> 是</text:span><text:span text:style-name="T189"> </text:span><text:span text:style-name="T100">震盪</text:span><text:span text:style-name="T1046">解</text:span><text:span text:style-name="T227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51"><text:span text:style-name="T172">假定</text:span><text:span text:style-name="T175">，</text:span><text:span text:style-name="T86">b</text:span><text:span text:style-name="T72"> = </text:span><text:span text:style-name="T95">c</text:span><text:span text:style-name="T72"> =</text:span><text:span text:style-name="T179">–</text:span><text:span text:style-name="T72">1</text:span><text:span text:style-name="T227">。</text:span></text:p>
                                  <text:list>
                                    <text:list-item>
                                      <text:p text:style-name="P351"><text:span text:style-name="T100">g</text:span><text:span text:style-name="T177"> 是</text:span><text:span text:style-name="T189"> </text:span><text:span text:style-name="T100">震盪</text:span><text:span text:style-name="T1046">解</text:span><text:span text:style-name="T227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51"><text:span text:style-name="T172">假定</text:span><text:span text:style-name="T175">，</text:span><text:span text:style-name="T86">b</text:span><text:span text:style-name="T72"> = </text:span><text:span text:style-name="T95">c</text:span><text:span text:style-name="T72"> =</text:span><text:span text:style-name="T179">–</text:span><text:span text:style-name="T137">2</text:span><text:span text:style-name="T227">。</text:span></text:p>
                                  <text:list>
                                    <text:list-item>
                                      <text:p text:style-name="P351"><text:span text:style-name="T100">g</text:span><text:span text:style-name="T177"> 是</text:span><text:span text:style-name="T189"> </text:span><text:span text:style-name="T100">震盪</text:span><text:span text:style-name="T1046">解</text:span><text:span text:style-name="T227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51"><text:span text:style-name="T172">假定</text:span><text:span text:style-name="T175">，</text:span><text:span text:style-name="T86">b</text:span><text:span text:style-name="T72"> = </text:span><text:span text:style-name="T95">c</text:span><text:span text:style-name="T72"> =</text:span><text:span text:style-name="T179">–</text:span><text:span text:style-name="T188">3</text:span><text:span text:style-name="T227">。</text:span></text:p>
                                  <text:list>
                                    <text:list-item>
                                      <text:p text:style-name="P351"><text:span text:style-name="T100">g</text:span><text:span text:style-name="T177"> 是</text:span><text:span text:style-name="T189"> </text:span><text:span text:style-name="T100">震盪</text:span><text:span text:style-name="T1046">解</text:span><text:span text:style-name="T227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73"><text:span text:style-name="T227">已知，</text:span><text:span text:style-name="T100">g</text:span><text:span text:style-name="T607">n</text:span><text:span text:style-name="T72"> = </text:span><text:span text:style-name="T86">b</text:span><text:span text:style-name="T72"> + </text:span><text:span text:style-name="T95">c</text:span><text:span text:style-name="T72"> / </text:span><text:span text:style-name="T100">g</text:span><text:span text:style-name="T607">n-</text:span><text:span text:style-name="T630">1</text:span><text:span text:style-name="T172">。</text:span></text:p>
                              <text:list>
                                <text:list-item>
                                  <text:p text:style-name="P374"><text:span text:style-name="T172">假定，</text:span><text:span text:style-name="T100">g</text:span><text:span text:style-name="T607">n-</text:span><text:span text:style-name="T630">1</text:span><text:span text:style-name="T72"> =</text:span><text:span text:style-name="T179">–</text:span><text:span text:style-name="T95">c</text:span><text:span text:style-name="T72"> /</text:span><text:span text:style-name="T95"> </text:span><text:span text:style-name="T86">b</text:span><text:span text:style-name="T67">。</text:span></text:p>
                                </text:list-item>
                                <text:list-item>
                                  <text:p text:style-name="P375"><text:span text:style-name="T100">g</text:span><text:span text:style-name="T607">n</text:span><text:span text:style-name="T72"> = </text:span><text:span text:style-name="T430">0</text:span><text:span text:style-name="T67">。</text:span></text:p>
                                </text:list-item>
                                <text:list-item>
                                  <text:p text:style-name="P375"><text:span text:style-name="T100">g</text:span><text:span text:style-name="T607">n</text:span><text:span text:style-name="T647">+1</text:span><text:span text:style-name="T72"> = </text:span><text:span text:style-name="T1257">∞</text:span><text:span text:style-name="T1046">。</text:span></text:p>
                                  <text:list>
                                    <text:list-item>
                                      <text:p text:style-name="P695"><text:span text:style-name="T100">g</text:span><text:span text:style-name="T607">n</text:span><text:span text:style-name="T647">+1</text:span><text:span text:style-name="T72"> = </text:span><text:span text:style-name="T86">b</text:span><text:span text:style-name="T72"> + </text:span><text:span text:style-name="T95">c</text:span><text:span text:style-name="T72"> / </text:span><text:span text:style-name="T100">g</text:span><text:span text:style-name="T607">n</text:span><text:span text:style-name="T67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10"><text:span text:style-name="T456">p</text:span><text:span text:style-name="T696">g</text:span><text:span text:style-name="T689">i</text:span><text:span text:style-name="T453"> </text:span><text:span text:style-name="T1151">=</text:span><text:span text:style-name="T1061"> </text:span><text:span text:style-name="T1153">g</text:span><text:span text:style-name="T1213">i</text:span><text:span text:style-name="T1217">的 </text:span><text:span text:style-name="T1061">速度</text:span><text:span text:style-name="T1217">的 比值</text:span><text:span text:style-name="T453"> =</text:span> <text:span text:style-name="T1">((</text:span><text:span text:style-name="T436">g</text:span><text:span text:style-name="T689">i</text:span><text:span text:style-name="T452">–</text:span><text:span text:style-name="T436">g</text:span><text:span text:style-name="T689">i</text:span><text:span text:style-name="T690">-</text:span><text:span text:style-name="T691">1</text:span><text:span text:style-name="T439">)</text:span><text:span text:style-name="T435"> /</text:span><text:span text:style-name="T438"> </text:span><text:span text:style-name="T1">(</text:span><text:span text:style-name="T436">g</text:span><text:span text:style-name="T689">i</text:span><text:span text:style-name="T690">-</text:span><text:span text:style-name="T691">1</text:span><text:span text:style-name="T452">–</text:span><text:span text:style-name="T436">g</text:span><text:span text:style-name="T689">i</text:span><text:span text:style-name="T690">-</text:span><text:span text:style-name="T697">2</text:span><text:span text:style-name="T439">))</text:span><text:span text:style-name="T329">。</text:span></text:p>
                            </text:list-item>
                            <text:list-item>
                              <text:p text:style-name="P411"><text:span text:style-name="T329">已知，</text:span><text:span text:style-name="T436">g</text:span><text:span text:style-name="T690">n</text:span><text:span text:style-name="T435"> = </text:span><text:span text:style-name="T439">b</text:span><text:span text:style-name="T435"> + </text:span><text:span text:style-name="T438">c</text:span><text:span text:style-name="T435"> / </text:span><text:span text:style-name="T436">g</text:span><text:span text:style-name="T690">n-</text:span><text:span text:style-name="T691">1</text:span><text:span text:style-name="T451">。</text:span></text:p>
                              <text:list>
                                <text:list-item>
                                  <text:p text:style-name="P412"><text:span text:style-name="T451">假定，</text:span><text:span text:style-name="T441">f</text:span><text:span text:style-name="T695">1</text:span><text:span text:style-name="T435"> </text:span><text:span text:style-name="T455">= </text:span><text:span text:style-name="T435">1</text:span><text:span text:style-name="T451">。</text:span></text:p>
                                </text:list-item>
                                <text:list-item>
                                  <text:p text:style-name="P411"><text:span text:style-name="T451">假定，</text:span><text:span text:style-name="T441">f</text:span><text:span text:style-name="T694">2</text:span><text:span text:style-name="T435"> </text:span><text:span text:style-name="T455">=</text:span><text:span text:style-name="T452">–</text:span><text:span text:style-name="T442">b</text:span><text:span text:style-name="T435"> / 2</text:span><text:span text:style-name="T451">。</text:span></text:p>
                                </text:list-item>
                                <text:list-item>
                                  <text:p text:style-name="P412"><text:span text:style-name="T451">假定，</text:span><text:span text:style-name="T436">g</text:span><text:span text:style-name="T690">n</text:span><text:span text:style-name="T435"> = </text:span><text:span text:style-name="T436">g</text:span><text:span text:style-name="T690">n-</text:span><text:span text:style-name="T691">1</text:span><text:span text:style-name="T435"> = </text:span><text:span text:style-name="T434">x</text:span><text:span text:style-name="T451">。</text:span></text:p>
                                  <text:list>
                                    <text:list-item>
                                      <text:p text:style-name="P412"><text:span text:style-name="T434">x</text:span><text:span text:style-name="T561">2</text:span><text:span text:style-name="T435"> = </text:span><text:span text:style-name="T442">b</text:span><text:span text:style-name="T435"> * </text:span><text:span text:style-name="T434">x</text:span><text:span text:style-name="T435"> + </text:span><text:span text:style-name="T453">c</text:span><text:span text:style-name="T451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413"><text:span text:style-name="T451">假定，</text:span><text:span text:style-name="T434">x</text:span><text:span text:style-name="T435"> = </text:span><text:span text:style-name="T434">x</text:span><text:span text:style-name="T687">a</text:span><text:span text:style-name="T435"> + </text:span><text:span text:style-name="T944">√</text:span><text:span text:style-name="T434">x</text:span><text:span text:style-name="T688">b</text:span>。<text:span text:style-name="T1353">（</text:span><text:span text:style-name="T1305">x</text:span><text:span text:style-name="T1306"> = </text:span><text:span text:style-name="T1305">x</text:span><text:span text:style-name="T1338">a</text:span><text:span text:style-name="T1309">–</text:span><text:span text:style-name="T1348">√</text:span><text:span text:style-name="T1305">x</text:span><text:span text:style-name="T1339">b</text:span><text:span text:style-name="T1353">）（</text:span><text:span text:style-name="T1305">x</text:span><text:span text:style-name="T1306"> = </text:span><text:span text:style-name="T1305">x</text:span><text:span text:style-name="T1338">a</text:span><text:span text:style-name="T1306"> + </text:span><text:span text:style-name="T1348">√</text:span><text:span text:style-name="T1312">((</text:span><text:span text:style-name="T1306">1</text:span><text:span text:style-name="T1307">)</text:span><text:span text:style-name="T1326">2</text:span><text:span text:style-name="T1308"> </text:span><text:span text:style-name="T1310">* </text:span><text:span text:style-name="T1305">x</text:span><text:span text:style-name="T1339">b</text:span><text:span text:style-name="T1307">)</text:span><text:span text:style-name="T1311">，</text:span><text:span text:style-name="T1305">x</text:span><text:span text:style-name="T1306"> = </text:span><text:span text:style-name="T1305">x</text:span><text:span text:style-name="T1338">a</text:span><text:span text:style-name="T1306"> + </text:span><text:span text:style-name="T1348">√</text:span><text:span text:style-name="T1312">((</text:span><text:span text:style-name="T1309">–</text:span><text:span text:style-name="T1306">1</text:span><text:span text:style-name="T1307">)</text:span><text:span text:style-name="T1326">2</text:span><text:span text:style-name="T1308"> </text:span><text:span text:style-name="T1310">* </text:span><text:span text:style-name="T1305">x</text:span><text:span text:style-name="T1339">b</text:span><text:span text:style-name="T1307">)</text:span><text:span text:style-name="T1353">）</text:span></text:p>
                                  <text:list>
                                    <text:list-item>
                                      <text:p text:style-name="P414"><text:span text:style-name="T942">抽象例子，恆星</text:span><text:span text:style-name="T329">、黑洞、磁鐵</text:span><text:span text:style-name="T67">。</text:span></text:p>
                                      <text:list>
                                        <text:list-item>
                                          <text:p text:style-name="P415"><text:span text:style-name="T1">(</text:span><text:span text:style-name="T452">–</text:span><text:span text:style-name="T944">√</text:span><text:span text:style-name="T1">(</text:span><text:span text:style-name="T452">–</text:span><text:span text:style-name="T434">x</text:span><text:span text:style-name="T688">b</text:span><text:span text:style-name="T439">)) </text:span><text:span text:style-name="T1362">↔</text:span><text:span text:style-name="T1"> </text:span><text:span text:style-name="T439">微小</text:span><text:span text:style-name="T942">恆星、</text:span><text:span text:style-name="T439">微</text:span><text:span text:style-name="T942">型</text:span><text:span text:style-name="T329">黑洞、磁鐵</text:span><text:span text:style-name="T460">異性相吸</text:span><text:span text:style-name="T1">。</text:span><text:span text:style-name="T1313">（</text:span><text:span text:style-name="T1314">i</text:span><text:span text:style-name="T1327">3</text:span><text:span text:style-name="T1315"> * </text:span><text:span text:style-name="T1349">√</text:span><text:span text:style-name="T1316">x</text:span><text:span text:style-name="T1340">b</text:span><text:span text:style-name="T1313">）</text:span></text:p>
                                          <text:list>
                                            <text:list-item>
                                              <text:p text:style-name="P277">吸引、減震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16"><text:span text:style-name="T434">x</text:span><text:span text:style-name="T687">a</text:span><text:span text:style-name="T439"> </text:span><text:span text:style-name="T1362">↔</text:span><text:span text:style-name="T1"> </text:span><text:span text:style-name="T439">小</text:span><text:span text:style-name="T942">恆星、</text:span><text:span text:style-name="T439">小</text:span><text:span text:style-name="T942">型</text:span><text:span text:style-name="T329">黑洞、磁鐵</text:span><text:span text:style-name="T460">異性相吸</text:span><text:span text:style-name="T1">。</text:span></text:p>
                                          <text:list>
                                            <text:list-item>
                                              <text:p text:style-name="P278">吸引、減震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16"><text:span text:style-name="T1">(</text:span><text:span text:style-name="T452">–</text:span><text:span text:style-name="T438">c</text:span><text:span text:style-name="T435"> /</text:span><text:span text:style-name="T438"> </text:span><text:span text:style-name="T439">b) </text:span><text:span text:style-name="T1362">↔</text:span><text:span text:style-name="T1"> </text:span><text:span text:style-name="T449">中</text:span><text:span text:style-name="T942">恆星、</text:span><text:span text:style-name="T449">中</text:span><text:span text:style-name="T942">型</text:span><text:span text:style-name="T329">黑洞、</text:span><text:span text:style-name="T1078">（有外力推動的）</text:span><text:span text:style-name="T329">磁鐵同性相斥</text:span><text:span text:style-name="T67">。</text:span></text:p>
                                          <text:list>
                                            <text:list-item>
                                              <text:p text:style-name="P417">靠攏 <text:span text:style-name="T1362">↔</text:span> 被甩出去。<text:span text:style-name="T1275">（</text:span><text:span text:style-name="T1290">明顯</text:span><text:span text:style-name="T1347">例子，</text:span><text:span text:style-name="T1304">引力</text:span><text:span text:style-name="T1275">彈弓）</text:span></text:p>
                                            </text:list-item>
                                            <text:list-item>
                                              <text:p text:style-name="P418">發散、震盪<text:span text:style-name="T67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14"><text:span text:style-name="T1">(</text:span><text:span text:style-name="T434">x</text:span><text:span text:style-name="T687">a</text:span><text:span text:style-name="T435"> + </text:span><text:span text:style-name="T944">√</text:span><text:span text:style-name="T434">x</text:span><text:span text:style-name="T688">b</text:span><text:span text:style-name="T439">) </text:span><text:span text:style-name="T1362">↔</text:span><text:span text:style-name="T1"> </text:span><text:span text:style-name="T458">大</text:span><text:span text:style-name="T942">恆星、</text:span><text:span text:style-name="T458">大</text:span><text:span text:style-name="T942">型</text:span><text:span text:style-name="T329">黑洞、磁鐵</text:span><text:span text:style-name="T460">異性相吸</text:span><text:span text:style-name="T67">。</text:span></text:p>
                                          <text:list>
                                            <text:list-item>
                                              <text:p text:style-name="P419">吸入、吸住<text:span text:style-name="T67">。</text:span></text:p>
                                            </text:list-item>
                                            <text:list-item>
                                              <text:p text:style-name="P418">收斂、震盪<text:span text:style-name="T67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20"><text:span text:style-name="T460">引力、吸引力，</text:span><text:span text:style-name="T1">(</text:span><text:span text:style-name="T434">x</text:span><text:span text:style-name="T687">a</text:span><text:span text:style-name="T435"> + </text:span><text:span text:style-name="T944">√</text:span><text:span text:style-name="T434">x</text:span><text:span text:style-name="T688">b</text:span><text:span text:style-name="T439">) &gt; </text:span><text:span text:style-name="T1">(</text:span><text:span text:style-name="T452">–</text:span><text:span text:style-name="T438">c</text:span><text:span text:style-name="T435"> /</text:span><text:span text:style-name="T438"> </text:span><text:span text:style-name="T439">b) &gt; </text:span><text:span text:style-name="T434">x</text:span><text:span text:style-name="T687">a</text:span><text:span text:style-name="T439"> &gt; </text:span><text:span text:style-name="T1">(</text:span><text:span text:style-name="T452">–</text:span><text:span text:style-name="T944">√</text:span><text:span text:style-name="T1">(</text:span><text:span text:style-name="T452">–</text:span><text:span text:style-name="T434">x</text:span><text:span text:style-name="T688">b</text:span><text:span text:style-name="T439">))</text:span><text:span text:style-name="T67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19"><text:span text:style-name="T451">假定，</text:span><text:span text:style-name="T434">x</text:span><text:span text:style-name="T688">b</text:span><text:span text:style-name="T435"> </text:span><text:span text:style-name="T1258">≥</text:span><text:span text:style-name="T435"> </text:span><text:span text:style-name="T46">0</text:span><text:span text:style-name="T67">。</text:span><text:span text:style-name="T1293">（也會受到 </text:span><text:span text:style-name="T1276">(</text:span><text:span text:style-name="T1288">–</text:span><text:span text:style-name="T1294">c</text:span><text:span text:style-name="T1292"> /</text:span><text:span text:style-name="T1294"> </text:span><text:span text:style-name="T1295">b) 的影響</text:span><text:span text:style-name="T1293">）</text:span></text:p>
                                  <text:list>
                                    <text:list-item>
                                      <text:p text:style-name="P419"><text:span text:style-name="T436">g</text:span><text:span text:style-name="T689">i</text:span> 收斂、震盪<text:span text:style-name="T67">。</text:span></text:p>
                                      <text:list>
                                        <text:list-item>
                                          <text:p text:style-name="P421">震盪<text:span text:style-name="T1248"> 的 </text:span><text:span text:style-name="T454">明顯例子</text:span><text:span text:style-name="T453">，b</text:span><text:span text:style-name="T435"> = </text:span><text:span text:style-name="T46">0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22"><text:span text:style-name="T451">假定，</text:span><text:span text:style-name="T436">g</text:span><text:span text:style-name="T689">i</text:span> 收斂<text:span text:style-name="T436">。</text:span></text:p>
                                      <text:list>
                                        <text:list-item>
                                          <text:p text:style-name="P423"><text:span text:style-name="T436">g</text:span><text:span text:style-name="T689">i</text:span><text:span text:style-name="T435"> </text:span>往 <text:span text:style-name="T1">(</text:span><text:span text:style-name="T434">x</text:span><text:span text:style-name="T687">a</text:span><text:span text:style-name="T435"> + </text:span><text:span text:style-name="T944">√</text:span><text:span text:style-name="T434">x</text:span><text:span text:style-name="T688">b</text:span><text:span text:style-name="T439">) </text:span>收斂。</text:p>
                                          <text:list>
                                            <text:list-item>
                                              <text:p text:style-name="P424"><text:span text:style-name="T942">抽象例子，</text:span><text:span text:style-name="T943">彈簧</text:span><text:span text:style-name="T67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19"><text:span text:style-name="T451">假定，</text:span><text:span text:style-name="T434">x</text:span><text:span text:style-name="T688">b</text:span><text:span text:style-name="T435"> </text:span><text:span text:style-name="T1258">&lt;</text:span><text:span text:style-name="T435"> </text:span><text:span text:style-name="T46">0</text:span><text:span text:style-name="T67">。</text:span></text:p>
                                  <text:list>
                                    <text:list-item>
                                      <text:p text:style-name="P419"><text:span text:style-name="T436">g</text:span><text:span text:style-name="T689">i</text:span> 發散、震盪<text:span text:style-name="T67">。</text:span></text:p>
                                      <text:list>
                                        <text:list-item>
                                          <text:p text:style-name="P425">震盪<text:span text:style-name="T1248"> 的 </text:span><text:span text:style-name="T454">明顯例子</text:span><text:span text:style-name="T453">，b</text:span><text:span text:style-name="T435"> =</text:span><text:span text:style-name="T452">–</text:span><text:span text:style-name="T435">2</text:span><text:span text:style-name="T453">，c</text:span><text:span text:style-name="T435"> =–1.3…</text:span>。</text:p>
                                        </text:list-item>
                                        <text:list-item>
                                          <text:p text:style-name="P425">震盪<text:span text:style-name="T1248"> 的 </text:span><text:span text:style-name="T454">明顯例子</text:span><text:span text:style-name="T453">，b</text:span><text:span text:style-name="T435"> =</text:span><text:span text:style-name="T452">–</text:span><text:span text:style-name="T435">2</text:span><text:span text:style-name="T453">，c</text:span><text:span text:style-name="T435"> =</text:span><text:span text:style-name="T452">–</text:span><text:span text:style-name="T435">2</text:span>。</text:p>
                                        </text:list-item>
                                        <text:list-item>
                                          <text:p text:style-name="P425">震盪<text:span text:style-name="T1248"> 的 </text:span><text:span text:style-name="T454">明顯例子</text:span><text:span text:style-name="T453">，b</text:span><text:span text:style-name="T435"> =</text:span><text:span text:style-name="T452">–</text:span><text:span text:style-name="T435">2</text:span><text:span text:style-name="T453">，c</text:span><text:span text:style-name="T435"> =</text:span><text:span text:style-name="T452">–</text:span><text:span text:style-name="T437">4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26"><text:span text:style-name="T451">假定，</text:span><text:span text:style-name="T436">g</text:span><text:span text:style-name="T689">i</text:span> 發散<text:span text:style-name="T436">。</text:span></text:p>
                                      <text:list>
                                        <text:list-item>
                                          <text:p text:style-name="P427"><text:span text:style-name="T436">g</text:span><text:span text:style-name="T689">i</text:span><text:span text:style-name="T435"> </text:span>往 <text:span text:style-name="T1">(</text:span><text:span text:style-name="T452">–</text:span><text:span text:style-name="T438">c</text:span><text:span text:style-name="T435"> /</text:span><text:span text:style-name="T438"> </text:span><text:span text:style-name="T439">b) </text:span>靠攏 <text:span text:style-name="T1362">↔</text:span> <text:span text:style-name="T436">g</text:span><text:span text:style-name="T689">i</text:span> 被甩出去。<text:span text:style-name="T1350">（</text:span><text:span text:style-name="T1296">g</text:span><text:span text:style-name="T1337">i</text:span><text:span text:style-name="T1302"> </text:span><text:span text:style-name="T1354">↔</text:span><text:span text:style-name="T1302"> 行星，</text:span><text:span text:style-name="T1300">(</text:span><text:span text:style-name="T1301">–</text:span><text:span text:style-name="T1297">c</text:span><text:span text:style-name="T1298"> /</text:span><text:span text:style-name="T1297"> </text:span><text:span text:style-name="T1299">b)</text:span><text:span text:style-name="T1302"> </text:span><text:span text:style-name="T1354">↔</text:span><text:span text:style-name="T1302"> 恆星</text:span><text:span text:style-name="T1350">）</text:span></text:p>
                                          <text:list>
                                            <text:list-item>
                                              <text:p text:style-name="P428"><text:span text:style-name="T942">抽象例子，公轉</text:span><text:span text:style-name="T227">。</text:span><text:span text:style-name="T1286">（</text:span><text:span text:style-name="T1343">明顯</text:span><text:span text:style-name="T1346">例子</text:span><text:span text:style-name="T1286">，行星繞著恆星旋轉、恆星繞著黑洞旋轉）</text:span></text:p>
                                            </text:list-item>
                                            <text:list-item>
                                              <text:p text:style-name="P429"><text:span text:style-name="T436">g</text:span><text:span text:style-name="T689">i</text:span><text:span text:style-name="T453">，</text:span>靠攏 →<text:span text:style-name="T1357"> </text:span>被甩出去 →<text:span text:style-name="T1357"> </text:span>靠攏 →<text:span text:style-name="T1357"> </text:span>被甩出去 →<text:span text:style-name="T1357"> </text:span><text:span text:style-name="T435">…</text:span><text:span text:style-name="T329">。</text:span></text:p>
                                            </text:list-item>
                                            <text:list-item>
                                              <text:p text:style-name="P702"><text:span text:style-name="T329">已知，</text:span><text:span text:style-name="T436">g</text:span><text:span text:style-name="T690">n-</text:span><text:span text:style-name="T691">1</text:span><text:span text:style-name="T435"> =</text:span><text:span text:style-name="T452">–</text:span><text:span text:style-name="T438">c</text:span><text:span text:style-name="T435"> /</text:span><text:span text:style-name="T438"> </text:span><text:span text:style-name="T439">b →</text:span><text:span text:style-name="T440"> </text:span><text:span text:style-name="T436">g</text:span><text:span text:style-name="T690">n</text:span><text:span text:style-name="T435"> = </text:span><text:span text:style-name="T46">0 →</text:span><text:span text:style-name="T47"> </text:span><text:span text:style-name="T436">g</text:span><text:span text:style-name="T690">n</text:span><text:span text:style-name="T692">+1</text:span><text:span text:style-name="T435"> = </text:span><text:span text:style-name="T48">∞</text:span><text:span text:style-name="T329">。</text:span></text:p>
                                            </text:list-item>
                                            <text:list-item>
                                              <text:p text:style-name="P430"><text:span text:style-name="T436">g</text:span><text:span text:style-name="T689">i</text:span> <text:span text:style-name="T329">越接近</text:span> <text:span text:style-name="T1">(</text:span><text:span text:style-name="T452">–</text:span><text:span text:style-name="T438">c</text:span><text:span text:style-name="T435"> /</text:span><text:span text:style-name="T438"> </text:span><text:span text:style-name="T439">b)，</text:span><text:span text:style-name="T436">g</text:span><text:span text:style-name="T689">i</text:span><text:span text:style-name="T692">+1</text:span><text:span text:style-name="T1357"> </text:span><text:span text:style-name="T329">越接近</text:span><text:span text:style-name="T46">0</text:span><text:span text:style-name="T439">，</text:span><text:span text:style-name="T436">g</text:span><text:span text:style-name="T689">i</text:span><text:span text:style-name="T692">+</text:span><text:span text:style-name="T693">2</text:span><text:span text:style-name="T1357"> </text:span><text:span text:style-name="T329">越</text:span><text:span text:style-name="T458">大</text:span><text:span text:style-name="T329">。</text:span></text:p>
                                            </text:list-item>
                                            <text:list-item>
                                              <text:p text:style-name="P431"><text:span text:style-name="T436">g</text:span><text:span text:style-name="T689">i</text:span> <text:span text:style-name="T329">越接近</text:span> <text:span text:style-name="T1">(</text:span><text:span text:style-name="T452">–</text:span><text:span text:style-name="T438">c</text:span><text:span text:style-name="T435"> /</text:span><text:span text:style-name="T438"> </text:span><text:span text:style-name="T439">b)，</text:span><text:span text:style-name="T443">|</text:span><text:span text:style-name="T456">p</text:span><text:span text:style-name="T696">g</text:span><text:span text:style-name="T689">i</text:span><text:span text:style-name="T692">+</text:span><text:span text:style-name="T693">2</text:span><text:span text:style-name="T443">| </text:span><text:span text:style-name="T329">越</text:span><text:span text:style-name="T458">大</text:span><text:span text:style-name="T329">。</text:span><text:span text:style-name="T1287">（</text:span><text:span text:style-name="T1291">|</text:span><text:span text:style-name="T1289">p</text:span><text:span text:style-name="T1333">g</text:span><text:span text:style-name="T1334">i</text:span><text:span text:style-name="T1291">|</text:span><text:span text:style-name="T1292"> =</text:span><text:span text:style-name="T1344"> </text:span><text:span text:style-name="T1289">p</text:span><text:span text:style-name="T1333">g</text:span><text:span text:style-name="T1334">i</text:span><text:span text:style-name="T1344">的 </text:span><text:span text:style-name="T1287">絕對值）</text:span></text:p>
                                            </text:list-item>
                                            <text:list-item>
                                              <text:p text:style-name="P431"><text:span text:style-name="T443">|</text:span><text:span text:style-name="T456">p</text:span><text:span text:style-name="T696">g</text:span><text:span text:style-name="T689">i</text:span><text:span text:style-name="T692">+</text:span><text:span text:style-name="T693">2</text:span><text:span text:style-name="T443">| </text:span><text:span text:style-name="T329">越</text:span><text:span text:style-name="T458">大</text:span><text:span text:style-name="T439">，</text:span><text:span text:style-name="T436">g</text:span><text:span text:style-name="T689">i</text:span><text:span text:style-name="T443"> </text:span>往 <text:span text:style-name="T1">(</text:span><text:span text:style-name="T452">–</text:span><text:span text:style-name="T438">c</text:span><text:span text:style-name="T435"> /</text:span><text:span text:style-name="T438"> </text:span><text:span text:style-name="T439">b) </text:span>靠攏 <text:span text:style-name="T329">越快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32"><text:span text:style-name="T451">假定，</text:span><text:span text:style-name="T436">g</text:span><text:span text:style-name="T689">i</text:span> <text:span text:style-name="T1359">&gt; </text:span><text:span text:style-name="T1">(</text:span><text:span text:style-name="T452">–</text:span><text:span text:style-name="T438">c</text:span><text:span text:style-name="T435"> /</text:span><text:span text:style-name="T438"> </text:span><text:span text:style-name="T439">b)</text:span>。</text:p>
                                          <text:list>
                                            <text:list-item>
                                              <text:p text:style-name="P433"><text:span text:style-name="T436">g</text:span><text:span text:style-name="T689">i</text:span> <text:span text:style-name="T329">越接近</text:span> <text:span text:style-name="T1">(</text:span><text:span text:style-name="T452">–</text:span><text:span text:style-name="T438">c</text:span><text:span text:style-name="T435"> /</text:span><text:span text:style-name="T438"> </text:span><text:span text:style-name="T439">b)，</text:span><text:span text:style-name="T435">g</text:span><text:span text:style-name="T690">i</text:span><text:span text:style-name="T438"> </text:span><text:span text:style-name="T439">越小，</text:span><text:span text:style-name="T456">p</text:span><text:span text:style-name="T696">g</text:span><text:span text:style-name="T689">i</text:span><text:span text:style-name="T692">+</text:span><text:span text:style-name="T693">2</text:span><text:span text:style-name="T443"> </text:span><text:span text:style-name="T329">越</text:span><text:span text:style-name="T439">小</text:span>。<text:span text:style-name="T1275">（</text:span><text:span text:style-name="T1289">p</text:span><text:span text:style-name="T1333">g</text:span><text:span text:style-name="T1334">i</text:span><text:span text:style-name="T1335">+</text:span><text:span text:style-name="T1336">2</text:span><text:span text:style-name="T1275"> &lt;</text:span><text:span text:style-name="T1351"> </text:span><text:span text:style-name="T1303">0</text:span><text:span text:style-name="T1284">）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32"><text:span text:style-name="T451">假定，</text:span><text:span text:style-name="T436">g</text:span><text:span text:style-name="T689">i</text:span> &lt;<text:span text:style-name="T1359"> </text:span><text:span text:style-name="T1">(</text:span><text:span text:style-name="T452">–</text:span><text:span text:style-name="T438">c</text:span><text:span text:style-name="T435"> /</text:span><text:span text:style-name="T438"> </text:span><text:span text:style-name="T439">b)</text:span>。</text:p>
                                          <text:list>
                                            <text:list-item>
                                              <text:p text:style-name="P433"><text:span text:style-name="T436">g</text:span><text:span text:style-name="T689">i</text:span> <text:span text:style-name="T329">越接近</text:span> <text:span text:style-name="T1">(</text:span><text:span text:style-name="T452">–</text:span><text:span text:style-name="T438">c</text:span><text:span text:style-name="T435"> /</text:span><text:span text:style-name="T438"> </text:span><text:span text:style-name="T439">b)，</text:span><text:span text:style-name="T435">g</text:span><text:span text:style-name="T690">i</text:span><text:span text:style-name="T438"> </text:span><text:span text:style-name="T439">越大，</text:span><text:span text:style-name="T456">p</text:span><text:span text:style-name="T696">g</text:span><text:span text:style-name="T689">i</text:span><text:span text:style-name="T692">+</text:span><text:span text:style-name="T693">2</text:span><text:span text:style-name="T443"> </text:span><text:span text:style-name="T329">越</text:span><text:span text:style-name="T458">大</text:span>。<text:span text:style-name="T1275">（</text:span><text:span text:style-name="T1289">p</text:span><text:span text:style-name="T1333">g</text:span><text:span text:style-name="T1334">i</text:span><text:span text:style-name="T1335">+</text:span><text:span text:style-name="T1336">2</text:span><text:span text:style-name="T1275"> </text:span><text:span text:style-name="T1352">&gt; </text:span><text:span text:style-name="T1303">0</text:span><text:span text:style-name="T1284">）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34"><text:span text:style-name="T1">(</text:span><text:span text:style-name="T452">–</text:span><text:span text:style-name="T944">√</text:span><text:span text:style-name="T1">(</text:span><text:span text:style-name="T452">–</text:span><text:span text:style-name="T434">x</text:span><text:span text:style-name="T688">b</text:span><text:span text:style-name="T439">)) </text:span><text:span text:style-name="T1362">↔</text:span><text:span text:style-name="T1"> </text:span><text:span text:style-name="T439">微小</text:span><text:span text:style-name="T942">恆星、</text:span><text:span text:style-name="T439">微</text:span><text:span text:style-name="T942">型</text:span><text:span text:style-name="T329">黑洞</text:span><text:span text:style-name="T451">。</text:span></text:p>
                                      <text:list>
                                        <text:list-item>
                                          <text:p text:style-name="P435"><text:span text:style-name="T436">g</text:span><text:span text:style-name="T689">i</text:span> <text:span text:style-name="T329">越接近</text:span> <text:span text:style-name="T1">(</text:span><text:span text:style-name="T452">–</text:span><text:span text:style-name="T944">√</text:span><text:span text:style-name="T1">(</text:span><text:span text:style-name="T452">–</text:span><text:span text:style-name="T434">x</text:span><text:span text:style-name="T688">b</text:span><text:span text:style-name="T439">))，</text:span><text:span text:style-name="T435">g</text:span><text:span text:style-name="T690">i</text:span><text:span text:style-name="T438"> 震動 </text:span><text:span text:style-name="T439">越小</text:span><text:span text:style-name="T451">。</text:span></text:p>
                                        </text:list-item>
                                        <text:list-item>
                                          <text:p text:style-name="P436"><text:span text:style-name="T1">(</text:span><text:span text:style-name="T452">–</text:span><text:span text:style-name="T944">√</text:span><text:span text:style-name="T1">(</text:span><text:span text:style-name="T452">–</text:span><text:span text:style-name="T434">x</text:span><text:span text:style-name="T688">b</text:span><text:span text:style-name="T439">))</text:span><text:span text:style-name="T689"> </text:span><text:span text:style-name="T1248">的 </text:span><text:span text:style-name="T460">引力、吸引力 不夠大，無法 吸住、</text:span>收斂<text:span text:style-name="T172">。</text:span></text:p>
                                          <text:list>
                                            <text:list-item>
                                              <text:p text:style-name="P436"><text:span text:style-name="T460">引力、吸引力</text:span><text:span text:style-name="T439">，</text:span><text:span text:style-name="T1">(</text:span><text:span text:style-name="T452">–</text:span><text:span text:style-name="T944">√</text:span><text:span text:style-name="T1">(</text:span><text:span text:style-name="T452">–</text:span><text:span text:style-name="T434">x</text:span><text:span text:style-name="T688">b</text:span><text:span text:style-name="T439">)) &lt; </text:span><text:span text:style-name="T1">(</text:span><text:span text:style-name="T452">–</text:span><text:span text:style-name="T438">c</text:span><text:span text:style-name="T435"> /</text:span><text:span text:style-name="T438"> </text:span><text:span text:style-name="T439">b)</text:span><text:span text:style-name="T451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37"><text:span text:style-name="T451">假定，</text:span><text:span text:style-name="T453">c</text:span><text:span text:style-name="T435"> = </text:span><text:span text:style-name="T444">(</text:span><text:span text:style-name="T452">–</text:span><text:span text:style-name="T435">(</text:span><text:span text:style-name="T442">b</text:span><text:span text:style-name="T435">)</text:span><text:span text:style-name="T561">2</text:span><text:span text:style-name="T435"> / 2</text:span><text:span text:style-name="T444">)</text:span><text:span text:style-name="T435"> * </text:span><text:span text:style-name="T444">(</text:span><text:span text:style-name="T445">s</text:span><text:span text:style-name="T444"> + 1)</text:span><text:span text:style-name="T435"> / 2</text:span><text:span text:style-name="T67">。</text:span></text:p>
                                  <text:list>
                                    <text:list-item>
                                      <text:p text:style-name="P437"><text:span text:style-name="T439">b </text:span><text:span text:style-name="T446">是 </text:span><text:span text:style-name="T436">g</text:span><text:span text:style-name="T689">i </text:span><text:span text:style-name="T1248">的 </text:span><text:span text:style-name="T446">倍率</text:span><text:span text:style-name="T67">。</text:span></text:p>
                                      <text:list>
                                        <text:list-item>
                                          <text:p text:style-name="P438"><text:span text:style-name="T700">1</text:span><text:span text:style-name="T436">g</text:span><text:span text:style-name="T689">i</text:span><text:span text:style-name="T435"> = </text:span><text:span text:style-name="T444">(</text:span><text:span text:style-name="T700">1</text:span><text:span text:style-name="T439">b</text:span><text:span text:style-name="T435"> / </text:span><text:span text:style-name="T690">2</text:span><text:span text:style-name="T439">b</text:span><text:span text:style-name="T444">)</text:span><text:span text:style-name="T435"> * </text:span><text:span text:style-name="T690">2</text:span><text:span text:style-name="T436">g</text:span><text:span text:style-name="T689">i</text:span><text:span text:style-name="T67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37"><text:span text:style-name="T451">假定，</text:span><text:span text:style-name="T445">s</text:span><text:span text:style-name="T435"> = </text:span><text:span text:style-name="T445">s</text:span><text:span text:style-name="T698">1</text:span><text:span text:style-name="T67">。</text:span></text:p>
                                      <text:list>
                                        <text:list-item>
                                          <text:p text:style-name="P437"><text:span text:style-name="T451">假定，</text:span><text:span text:style-name="T436">g</text:span><text:span text:style-name="T689">i</text:span> 震盪<text:span text:style-name="T67">。</text:span></text:p>
                                        </text:list-item>
                                        <text:list-item>
                                          <text:p text:style-name="P437"><text:span text:style-name="T451">假定，</text:span><text:span text:style-name="T445">s</text:span><text:span text:style-name="T435"> = </text:span><text:span text:style-name="T444">1</text:span><text:span text:style-name="T435"> / </text:span><text:span text:style-name="T445">s</text:span><text:span text:style-name="T698">1</text:span><text:span text:style-name="T67">。</text:span></text:p>
                                          <text:list>
                                            <text:list-item>
                                              <text:p text:style-name="P437"><text:span text:style-name="T436">g</text:span><text:span text:style-name="T689">i</text:span> 震盪<text:span text:style-name="T67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39"><text:span text:style-name="T454">明顯例子</text:span><text:span text:style-name="T453">，</text:span><text:span text:style-name="T451">假定，</text:span><text:span text:style-name="T442">b</text:span><text:span text:style-name="T435"> =</text:span><text:span text:style-name="T452">–</text:span><text:span text:style-name="T435">2</text:span><text:span text:style-name="T451">。</text:span></text:p>
                                      <text:list>
                                        <text:list-item>
                                          <text:p text:style-name="P439"><text:span text:style-name="T451">假定，</text:span><text:span text:style-name="T445">s</text:span><text:span text:style-name="T435"> </text:span><text:span text:style-name="T1154">= </text:span><text:span text:style-name="T1155">s</text:span><text:span text:style-name="T1214">1</text:span><text:span text:style-name="T435"> = 3</text:span><text:span text:style-name="T67">。</text:span></text:p>
                                          <text:list>
                                            <text:list-item>
                                              <text:p text:style-name="P703"><text:span text:style-name="T453">c</text:span><text:span text:style-name="T435"> =–</text:span><text:span text:style-name="T448">4</text:span><text:span text:style-name="T67">。</text:span></text:p>
                                            </text:list-item>
                                            <text:list-item>
                                              <text:p text:style-name="P444"><text:span text:style-name="T436">g</text:span><text:span text:style-name="T689">i</text:span><text:span text:style-name="T1358"> 震盪</text:span><text:span text:style-name="T67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44"><text:span text:style-name="T445">s</text:span><text:span text:style-name="T435"> </text:span><text:span text:style-name="T1154">= </text:span><text:span text:style-name="T1156">1</text:span><text:span text:style-name="T1154"> / </text:span><text:span text:style-name="T1155">s</text:span><text:span text:style-name="T1214">1</text:span><text:span text:style-name="T435"> = </text:span><text:span text:style-name="T444">1</text:span><text:span text:style-name="T435"> / 3</text:span><text:span text:style-name="T67">。</text:span></text:p>
                                          <text:list>
                                            <text:list-item>
                                              <text:p text:style-name="P707"><text:span text:style-name="T453">c</text:span><text:span text:style-name="T435"> =–1.3…</text:span><text:span text:style-name="T436">。</text:span></text:p>
                                            </text:list-item>
                                            <text:list-item>
                                              <text:p text:style-name="P444"><text:span text:style-name="T436">g</text:span><text:span text:style-name="T689">i</text:span><text:span text:style-name="T1358"> 震盪</text:span><text:span text:style-name="T67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40"><text:span text:style-name="T451">假定，</text:span><text:span text:style-name="T436">g</text:span><text:span text:style-name="T690">n-</text:span><text:span text:style-name="T691">1</text:span><text:span text:style-name="T435"> = </text:span><text:span text:style-name="T1">(</text:span><text:span text:style-name="T452">–</text:span><text:span text:style-name="T438">c</text:span><text:span text:style-name="T435"> /</text:span><text:span text:style-name="T438"> </text:span><text:span text:style-name="T439">b)</text:span><text:span text:style-name="T435"> /</text:span><text:span text:style-name="T438"> </text:span><text:span text:style-name="T447">k</text:span><text:span text:style-name="T67">。</text:span></text:p>
                                  <text:list>
                                    <text:list-item>
                                      <text:p text:style-name="P704"><text:span text:style-name="T436">g</text:span><text:span text:style-name="T690">n</text:span><text:span text:style-name="T435"> = </text:span><text:span text:style-name="T439">b</text:span><text:span text:style-name="T435"> + </text:span><text:span text:style-name="T438">c</text:span><text:span text:style-name="T435"> / </text:span><text:span text:style-name="T1">(</text:span><text:span text:style-name="T452">–</text:span><text:span text:style-name="T438">c</text:span><text:span text:style-name="T435"> /</text:span><text:span text:style-name="T438"> </text:span><text:span text:style-name="T439">b)</text:span><text:span text:style-name="T435"> /</text:span><text:span text:style-name="T438"> </text:span><text:span text:style-name="T447">k</text:span><text:span text:style-name="T67">。</text:span></text:p>
                                      <text:list>
                                        <text:list-item>
                                          <text:p text:style-name="P704"><text:span text:style-name="T436">g</text:span><text:span text:style-name="T690">n</text:span><text:span text:style-name="T435"> = </text:span><text:span text:style-name="T439">b</text:span><text:span text:style-name="T452">–</text:span><text:span text:style-name="T447">k</text:span><text:span text:style-name="T435"> * </text:span><text:span text:style-name="T439">b</text:span><text:span text:style-name="T67">。</text:span></text:p>
                                        </text:list-item>
                                        <text:list-item>
                                          <text:p text:style-name="P440"><text:span text:style-name="T436">g</text:span><text:span text:style-name="T690">n</text:span><text:span text:style-name="T435"> = </text:span><text:span text:style-name="T1">(</text:span><text:span text:style-name="T444">1</text:span><text:span text:style-name="T452">–</text:span><text:span text:style-name="T447">k</text:span><text:span text:style-name="T439">)</text:span><text:span text:style-name="T435"> * </text:span><text:span text:style-name="T439">b</text:span><text:span text:style-name="T67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41"><text:span text:style-name="T436">g</text:span><text:span text:style-name="T690">n</text:span><text:span text:style-name="T699">+</text:span><text:span text:style-name="T691">1</text:span><text:span text:style-name="T435"> = </text:span><text:span text:style-name="T439">b</text:span><text:span text:style-name="T435"> + </text:span><text:span text:style-name="T438">c</text:span><text:span text:style-name="T435"> / </text:span><text:span text:style-name="T1">((</text:span><text:span text:style-name="T444">1</text:span><text:span text:style-name="T452">–</text:span><text:span text:style-name="T447">k</text:span><text:span text:style-name="T439">)</text:span><text:span text:style-name="T435"> * </text:span><text:span text:style-name="T439">b)</text:span><text:span text:style-name="T67">。</text:span></text:p>
                                      <text:list>
                                        <text:list-item>
                                          <text:p text:style-name="P442"><text:span text:style-name="T451">假定，</text:span><text:span text:style-name="T1">(</text:span><text:span text:style-name="T444">1</text:span><text:span text:style-name="T452">–</text:span><text:span text:style-name="T447">k</text:span><text:span text:style-name="T439">)</text:span><text:span text:style-name="T435"> = </text:span><text:span text:style-name="T1">(</text:span><text:span text:style-name="T452">–</text:span><text:span text:style-name="T438">c</text:span><text:span text:style-name="T435"> /</text:span><text:span text:style-name="T438"> </text:span><text:span text:style-name="T439">b)</text:span><text:span text:style-name="T67">。</text:span></text:p>
                                          <text:list>
                                            <text:list-item>
                                              <text:p text:style-name="P442"><text:span text:style-name="T436">g</text:span><text:span text:style-name="T690">n</text:span><text:span text:style-name="T699">+</text:span><text:span text:style-name="T691">1</text:span><text:span text:style-name="T435"> </text:span><text:span text:style-name="T1154">= </text:span><text:span text:style-name="T1157">b</text:span><text:span text:style-name="T1154"> + </text:span><text:span text:style-name="T1158">c</text:span><text:span text:style-name="T1154"> / </text:span><text:span text:style-name="T1069">((</text:span><text:span text:style-name="T1152">–</text:span><text:span text:style-name="T1158">c</text:span><text:span text:style-name="T1154"> /</text:span><text:span text:style-name="T1158"> </text:span><text:span text:style-name="T1157">b)</text:span><text:span text:style-name="T1154"> * </text:span><text:span text:style-name="T1157">b)</text:span><text:span text:style-name="T435"> = </text:span><text:span text:style-name="T439">b</text:span><text:span text:style-name="T452">–</text:span><text:span text:style-name="T444">1</text:span><text:span text:style-name="T67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45"><text:span text:style-name="T451">假定，</text:span><text:span text:style-name="T459">(</text:span><text:span text:style-name="T444">1</text:span><text:span text:style-name="T452">–</text:span><text:span text:style-name="T447">k</text:span><text:span text:style-name="T439">)</text:span><text:span text:style-name="T435"> =</text:span><text:span text:style-name="T452">–</text:span><text:span text:style-name="T459">(</text:span><text:span text:style-name="T452">–</text:span><text:span text:style-name="T438">c</text:span><text:span text:style-name="T435"> /</text:span><text:span text:style-name="T438"> </text:span><text:span text:style-name="T439">b)</text:span><text:span text:style-name="T67">。</text:span></text:p>
                                          <text:list>
                                            <text:list-item>
                                              <text:p text:style-name="P445"><text:span text:style-name="T436">g</text:span><text:span text:style-name="T690">n</text:span><text:span text:style-name="T699">+</text:span><text:span text:style-name="T691">1</text:span><text:span text:style-name="T435"> </text:span><text:span text:style-name="T1154">= </text:span><text:span text:style-name="T1157">b</text:span><text:span text:style-name="T1154"> + </text:span><text:span text:style-name="T1158">c</text:span><text:span text:style-name="T1154"> / </text:span><text:span text:style-name="T1159">(</text:span><text:span text:style-name="T1152">–</text:span><text:span text:style-name="T1159">(</text:span><text:span text:style-name="T1152">–</text:span><text:span text:style-name="T1158">c</text:span><text:span text:style-name="T1154"> /</text:span><text:span text:style-name="T1158"> </text:span><text:span text:style-name="T1157">b)</text:span><text:span text:style-name="T1154"> * </text:span><text:span text:style-name="T1157">b)</text:span><text:span text:style-name="T435"> = </text:span><text:span text:style-name="T439">b</text:span><text:span text:style-name="T435"> + </text:span><text:span text:style-name="T444">1</text:span><text:span text:style-name="T67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46"><text:span text:style-name="T329">已知，</text:span><text:span text:style-name="T436">g</text:span><text:span text:style-name="T690">n</text:span><text:span text:style-name="T435"> = </text:span><text:span text:style-name="T439">b</text:span><text:span text:style-name="T435"> + </text:span><text:span text:style-name="T438">c</text:span><text:span text:style-name="T435"> / </text:span><text:span text:style-name="T436">g</text:span><text:span text:style-name="T690">n-</text:span><text:span text:style-name="T691">1</text:span><text:span text:style-name="T67">。</text:span></text:p>
                              <text:list>
                                <text:list-item>
                                  <text:p text:style-name="P446"><text:span text:style-name="T451">假定，</text:span><text:span text:style-name="T438">c</text:span><text:span text:style-name="T435"> = </text:span><text:span text:style-name="T46">0</text:span><text:span text:style-name="T67">。</text:span></text:p>
                                  <text:list>
                                    <text:list-item>
                                      <text:p text:style-name="P446"><text:span text:style-name="T436">g</text:span><text:span text:style-name="T690">n</text:span><text:span text:style-name="T435"> = </text:span><text:span text:style-name="T439">b</text:span><text:span text:style-name="T67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05"><text:span text:style-name="T451">假定，</text:span><text:span text:style-name="T457">v</text:span><text:span text:style-name="T690">n</text:span><text:span text:style-name="T435"> = </text:span><text:span text:style-name="T1">(</text:span><text:span text:style-name="T436">g</text:span><text:span text:style-name="T690">n</text:span><text:span text:style-name="T452">–</text:span><text:span text:style-name="T436">g</text:span><text:span text:style-name="T690">n-</text:span><text:span text:style-name="T691">1</text:span><text:span text:style-name="T439">)</text:span><text:span text:style-name="T67">。</text:span></text:p>
                              <text:list>
                                <text:list-item>
                                  <text:p text:style-name="P705"><text:span text:style-name="T451">假定，</text:span><text:span text:style-name="T457">v</text:span><text:span text:style-name="T690">n</text:span><text:span text:style-name="T435"> = </text:span><text:span text:style-name="T46">0</text:span><text:span text:style-name="T67">。</text:span></text:p>
                                </text:list-item>
                                <text:list-item>
                                  <text:p text:style-name="P705"><text:span text:style-name="T1">(</text:span><text:span text:style-name="T436">g</text:span><text:span text:style-name="T690">n</text:span><text:span text:style-name="T452">–</text:span><text:span text:style-name="T436">g</text:span><text:span text:style-name="T690">n-</text:span><text:span text:style-name="T691">1</text:span><text:span text:style-name="T439">)</text:span><text:span text:style-name="T435"> = </text:span><text:span text:style-name="T46">0</text:span><text:span text:style-name="T67">。</text:span></text:p>
                                  <text:list>
                                    <text:list-item>
                                      <text:p text:style-name="P706"><text:span text:style-name="T329">已知，</text:span><text:span text:style-name="T436">g</text:span><text:span text:style-name="T690">n</text:span><text:span text:style-name="T435"> = </text:span><text:span text:style-name="T439">b</text:span><text:span text:style-name="T435"> + </text:span><text:span text:style-name="T438">c</text:span><text:span text:style-name="T435"> / </text:span><text:span text:style-name="T436">g</text:span><text:span text:style-name="T690">n-</text:span><text:span text:style-name="T691">1</text:span><text:span text:style-name="T67">。</text:span></text:p>
                                    </text:list-item>
                                    <text:list-item>
                                      <text:p text:style-name="P706"><text:span text:style-name="T1">((</text:span><text:span text:style-name="T439">b</text:span><text:span text:style-name="T435"> + </text:span><text:span text:style-name="T438">c</text:span><text:span text:style-name="T435"> / </text:span><text:span text:style-name="T436">g</text:span><text:span text:style-name="T690">n-</text:span><text:span text:style-name="T691">1</text:span><text:span text:style-name="T439">)</text:span><text:span text:style-name="T452">–</text:span><text:span text:style-name="T436">g</text:span><text:span text:style-name="T690">n-</text:span><text:span text:style-name="T691">1</text:span><text:span text:style-name="T439">)</text:span><text:span text:style-name="T435"> = </text:span><text:span text:style-name="T46">0</text:span><text:span text:style-name="T67">。</text:span></text:p>
                                    </text:list-item>
                                    <text:list-item>
                                      <text:p text:style-name="P706"><text:span text:style-name="T1">(</text:span><text:span text:style-name="T436">g</text:span><text:span text:style-name="T690">n-</text:span><text:span text:style-name="T691">1</text:span><text:span text:style-name="T439">)</text:span><text:span text:style-name="T561">2</text:span><text:span text:style-name="T435"> = </text:span><text:span text:style-name="T439">b</text:span><text:span text:style-name="T435"> * </text:span><text:span text:style-name="T436">g</text:span><text:span text:style-name="T690">n-</text:span><text:span text:style-name="T691">1</text:span><text:span text:style-name="T435"> + </text:span><text:span text:style-name="T438">c</text:span><text:span text:style-name="T67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43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<text:bookmark-start text:name="三角形"/>三角形<text:bookmark-end text:name="三角形"/></text:p>
          <text:list>
            <text:list-item>
              <text:p text:style-name="P4"><text:span text:style-name="T2">a</text:span><text:span text:style-name="T464">2</text:span><text:span text:style-name="T3"> + b</text:span><text:span text:style-name="T464">2</text:span><text:span text:style-name="T3"> = c</text:span><text:span text:style-name="T464">2</text:span><text:span text:style-name="T3">。</text:span></text:p>
              <text:list>
                <text:list-item>
                  <text:p text:style-name="P6"><text:span text:style-name="T1">假定，</text:span><text:span text:style-name="T26">x</text:span><text:span text:style-name="T1"> 是</text:span><text:span text:style-name="T24"> </text:span><text:span text:style-name="T1">某一特定整數。</text:span></text:p>
                  <text:list>
                    <text:list-item>
                      <text:p text:style-name="P567"><text:span text:style-name="T1">假定，</text:span><text:span text:style-name="T26">y</text:span><text:span text:style-name="T1"> 是 某一特定整數。</text:span></text:p>
                    </text:list-item>
                    <text:list-item>
                      <text:p text:style-name="P619">a、b、c 是 整數。</text:p>
                    </text:list-item>
                    <text:list-item>
                      <text:p text:style-name="P4"><text:span text:style-name="T2">c </text:span><text:span text:style-name="T4">= </text:span><text:span text:style-name="T26">x</text:span><text:span text:style-name="T5"> * (</text:span><text:span text:style-name="T26">y</text:span><text:span text:style-name="T465">2</text:span><text:span text:style-name="T4"> + (</text:span><text:span text:style-name="T26">y</text:span><text:span text:style-name="T4"> + 1)</text:span><text:span text:style-name="T465">2</text:span><text:span text:style-name="T5">)</text:span><text:span text:style-name="T4">。</text:span></text:p>
                    </text:list-item>
                    <text:list-item>
                      <text:p text:style-name="P7"><text:span text:style-name="T4">b </text:span><text:span text:style-name="T1">= </text:span><text:span text:style-name="T6">c</text:span><text:span text:style-name="T2">–</text:span><text:span text:style-name="T26">x</text:span><text:span text:style-name="T289">。</text:span></text:p>
                    </text:list-item>
                    <text:list-item>
                      <text:p text:style-name="P8"><text:span text:style-name="T1">a = </text:span><text:span text:style-name="T7">√</text:span><text:span text:style-name="T1">(c</text:span><text:span text:style-name="T463">2</text:span><text:span text:style-name="T2">–</text:span><text:span text:style-name="T1">b</text:span><text:span text:style-name="T463">2</text:span><text:span text:style-name="T1">)</text:span><text:span text:style-name="T67">。</text:span></text:p>
                      <text:list>
                        <text:list-item>
                          <text:p text:style-name="P569"><text:span text:style-name="T1">a = </text:span><text:span text:style-name="T7">√</text:span><text:span text:style-name="T1">(c</text:span><text:span text:style-name="T463">2</text:span><text:span text:style-name="T2">–(</text:span><text:span text:style-name="T6">c</text:span><text:span text:style-name="T2">–</text:span><text:span text:style-name="T26">x)</text:span><text:span text:style-name="T463">2</text:span><text:span text:style-name="T1">)</text:span><text:span text:style-name="T67">。</text:span></text:p>
                        </text:list-item>
                        <text:list-item>
                          <text:p text:style-name="P569"><text:span text:style-name="T1">a = </text:span><text:span text:style-name="T7">√</text:span><text:span text:style-name="T1">(c</text:span><text:span text:style-name="T463">2</text:span><text:span text:style-name="T2">–(</text:span><text:span text:style-name="T6">c</text:span><text:span text:style-name="T463">2</text:span><text:span text:style-name="T2">–</text:span><text:span text:style-name="T59">2 * c * </text:span><text:span text:style-name="T26">x </text:span><text:span text:style-name="T59">+ </text:span><text:span text:style-name="T26">x</text:span><text:span text:style-name="T463">2</text:span><text:span text:style-name="T1">)</text:span><text:span text:style-name="T59">)</text:span><text:span text:style-name="T67">。</text:span></text:p>
                        </text:list-item>
                        <text:list-item>
                          <text:p text:style-name="P569"><text:span text:style-name="T1">a = </text:span><text:span text:style-name="T7">√</text:span><text:span text:style-name="T1">(</text:span><text:span text:style-name="T59">2 * c * </text:span><text:span text:style-name="T26">x</text:span><text:span text:style-name="T2">–</text:span><text:span text:style-name="T26">x</text:span><text:span text:style-name="T463">2</text:span><text:span text:style-name="T59">)</text:span><text:span text:style-name="T67">。</text:span></text:p>
                        </text:list-item>
                        <text:list-item>
                          <text:p text:style-name="P569"><text:span text:style-name="T1">a = </text:span><text:span text:style-name="T7">√</text:span><text:span text:style-name="T1">(</text:span><text:span text:style-name="T59">2 * </text:span><text:span text:style-name="T26">x</text:span><text:span text:style-name="T5"> * (</text:span><text:span text:style-name="T26">y</text:span><text:span text:style-name="T465">2</text:span><text:span text:style-name="T4"> + (</text:span><text:span text:style-name="T26">y</text:span><text:span text:style-name="T4"> + 1)</text:span><text:span text:style-name="T465">2</text:span><text:span text:style-name="T5">)</text:span><text:span text:style-name="T59"> * </text:span><text:span text:style-name="T26">x</text:span><text:span text:style-name="T2">–</text:span><text:span text:style-name="T26">x</text:span><text:span text:style-name="T463">2</text:span><text:span text:style-name="T59">)</text:span><text:span text:style-name="T67">。</text:span></text:p>
                        </text:list-item>
                        <text:list-item>
                          <text:p text:style-name="P569"><text:span text:style-name="T1">a = </text:span><text:span text:style-name="T59">x * </text:span><text:span text:style-name="T7">√</text:span><text:span text:style-name="T1">(</text:span><text:span text:style-name="T59">2</text:span><text:span text:style-name="T5"> * (</text:span><text:span text:style-name="T26">y</text:span><text:span text:style-name="T465">2</text:span><text:span text:style-name="T4"> + (</text:span><text:span text:style-name="T26">y</text:span><text:span text:style-name="T4"> + 1)</text:span><text:span text:style-name="T465">2</text:span><text:span text:style-name="T5">)</text:span><text:span text:style-name="T2">–</text:span><text:span text:style-name="T59">1)</text:span><text:span text:style-name="T67">。</text:span></text:p>
                        </text:list-item>
                        <text:list-item>
                          <text:p text:style-name="P569"><text:span text:style-name="T1">a = </text:span><text:span text:style-name="T59">x * </text:span><text:span text:style-name="T7">√</text:span><text:span text:style-name="T1">(</text:span><text:span text:style-name="T59">2</text:span><text:span text:style-name="T5"> * </text:span><text:span text:style-name="T26">y</text:span><text:span text:style-name="T465">2</text:span><text:span text:style-name="T4"> + </text:span><text:span text:style-name="T59">2 * </text:span><text:span text:style-name="T4">(</text:span><text:span text:style-name="T26">y</text:span><text:span text:style-name="T465">2</text:span><text:span text:style-name="T4"> + </text:span><text:span text:style-name="T59">2 * y + </text:span><text:span text:style-name="T4">1)</text:span><text:span text:style-name="T5">)</text:span><text:span text:style-name="T2">–</text:span><text:span text:style-name="T59">1)</text:span><text:span text:style-name="T67">。</text:span></text:p>
                        </text:list-item>
                        <text:list-item>
                          <text:p text:style-name="P569"><text:span text:style-name="T1">a = </text:span><text:span text:style-name="T59">x * </text:span><text:span text:style-name="T7">√</text:span><text:span text:style-name="T1">(</text:span><text:span text:style-name="T59">4</text:span><text:span text:style-name="T5"> * </text:span><text:span text:style-name="T26">y</text:span><text:span text:style-name="T465">2</text:span><text:span text:style-name="T4"> + </text:span><text:span text:style-name="T59">4 * y + 2</text:span><text:span text:style-name="T2">–</text:span><text:span text:style-name="T59">1)</text:span><text:span text:style-name="T67">。</text:span></text:p>
                        </text:list-item>
                        <text:list-item>
                          <text:p text:style-name="P569"><text:span text:style-name="T1">a = </text:span><text:span text:style-name="T59">x * </text:span><text:span text:style-name="T7">√</text:span><text:span text:style-name="T1">(</text:span><text:span text:style-name="T59">4</text:span><text:span text:style-name="T5"> * </text:span><text:span text:style-name="T26">y</text:span><text:span text:style-name="T465">2</text:span><text:span text:style-name="T4"> + </text:span><text:span text:style-name="T59">4 * y + 1)</text:span><text:span text:style-name="T67">。</text:span></text:p>
                        </text:list-item>
                        <text:list-item>
                          <text:p text:style-name="P569"><text:span text:style-name="T1">a = </text:span><text:span text:style-name="T59">x * </text:span><text:span text:style-name="T7">√</text:span><text:span text:style-name="T1">(</text:span><text:span text:style-name="T59">2</text:span><text:span text:style-name="T5"> * </text:span><text:span text:style-name="T26">y </text:span><text:span text:style-name="T4">+ </text:span><text:span text:style-name="T59">1)</text:span><text:span text:style-name="T465">2</text:span><text:span text:style-name="T67">。</text:span></text:p>
                        </text:list-item>
                        <text:list-item>
                          <text:p text:style-name="P569"><text:span text:style-name="T1">a = </text:span><text:span text:style-name="T59">x * </text:span><text:span text:style-name="T1">(</text:span><text:span text:style-name="T59">2</text:span><text:span text:style-name="T5"> * </text:span><text:span text:style-name="T26">y </text:span><text:span text:style-name="T4">+ </text:span><text:span text:style-name="T59">1)</text:span><text:span text:style-name="T67">。</text:span></text:p>
                          <text:list>
                            <text:list-item>
                              <text:p text:style-name="P579"><text:span text:style-name="T1">假定，b = c</text:span><text:span text:style-name="T2">–</text:span><text:span text:style-name="T67">x。</text:span></text:p>
                            </text:list-item>
                            <text:list-item>
                              <text:p text:style-name="P580"><text:span text:style-name="T1">a</text:span><text:span text:style-name="T467">2</text:span><text:span text:style-name="T27"> </text:span><text:span text:style-name="T1">+ </text:span><text:span text:style-name="T27">b</text:span><text:span text:style-name="T467">2</text:span><text:span text:style-name="T27"> </text:span><text:span text:style-name="T61">= c</text:span><text:span text:style-name="T467">2</text:span><text:span text:style-name="T276">。</text:span></text:p>
                              <text:list>
                                <text:list-item>
                                  <text:p text:style-name="P581"><text:span text:style-name="T60">a</text:span><text:span text:style-name="T467">2</text:span><text:span text:style-name="T27"> </text:span><text:span text:style-name="T60">+ </text:span><text:span text:style-name="T1">(</text:span><text:span text:style-name="T304">c</text:span><text:span text:style-name="T2">–</text:span><text:span text:style-name="T68">x</text:span><text:span text:style-name="T67">)</text:span><text:span text:style-name="T467">2</text:span><text:span text:style-name="T27"> </text:span><text:span text:style-name="T1">= c</text:span><text:span text:style-name="T467">2</text:span><text:span text:style-name="T290">。</text:span></text:p>
                                </text:list-item>
                                <text:list-item>
                                  <text:p text:style-name="P582"><text:span text:style-name="T60">a</text:span><text:span text:style-name="T467">2</text:span><text:span text:style-name="T27"> </text:span><text:span text:style-name="T60">+ </text:span><text:span text:style-name="T1">(</text:span><text:span text:style-name="T304">c</text:span><text:span text:style-name="T467">2 </text:span><text:span text:style-name="T2">–</text:span><text:span text:style-name="T62">2 * c * </text:span><text:span text:style-name="T68">x </text:span><text:span text:style-name="T69">+ x</text:span><text:span text:style-name="T467">2</text:span><text:span text:style-name="T62">) </text:span><text:span text:style-name="T1">= c</text:span><text:span text:style-name="T467">2</text:span><text:span text:style-name="T27">。</text:span></text:p>
                                </text:list-item>
                                <text:list-item>
                                  <text:p text:style-name="P583"><text:span text:style-name="T60">a</text:span><text:span text:style-name="T467">2</text:span><text:span text:style-name="T27"> </text:span><text:span text:style-name="T60">+ </text:span><text:span text:style-name="T1">(</text:span><text:span text:style-name="T2">–</text:span><text:span text:style-name="T62">2 * c * </text:span><text:span text:style-name="T68">x </text:span><text:span text:style-name="T69">+ x</text:span><text:span text:style-name="T467">2</text:span><text:span text:style-name="T62">) </text:span><text:span text:style-name="T1">= </text:span><text:span text:style-name="T63">0</text:span><text:span text:style-name="T27">。</text:span></text:p>
                                </text:list-item>
                                <text:list-item>
                                  <text:p text:style-name="P583"><text:span text:style-name="T60">a</text:span><text:span text:style-name="T467">2</text:span><text:span text:style-name="T27"> </text:span><text:span text:style-name="T60">+ </text:span><text:span text:style-name="T69">x</text:span><text:span text:style-name="T467">2</text:span><text:span text:style-name="T62"> </text:span><text:span text:style-name="T1">= </text:span><text:span text:style-name="T62">2 * c * </text:span><text:span text:style-name="T68">x</text:span><text:span text:style-name="T27">。</text:span></text:p>
                                </text:list-item>
                                <text:list-item>
                                  <text:p text:style-name="P583"><text:span text:style-name="T63">(</text:span><text:span text:style-name="T60">a</text:span><text:span text:style-name="T467">2</text:span><text:span text:style-name="T27"> </text:span><text:span text:style-name="T60">+ </text:span><text:span text:style-name="T69">x</text:span><text:span text:style-name="T467">2</text:span><text:span text:style-name="T63">) /</text:span><text:span text:style-name="T1"> </text:span><text:span text:style-name="T63">(</text:span><text:span text:style-name="T62">2 * </text:span><text:span text:style-name="T68">x</text:span><text:span text:style-name="T70">) = c</text:span><text:span text:style-name="T27">。</text:span></text:p>
                                </text:list-item>
                                <text:list-item>
                                  <text:p text:style-name="P584"><text:span text:style-name="T64">c = </text:span><text:span text:style-name="T63">(</text:span><text:span text:style-name="T60">a</text:span><text:span text:style-name="T467">2</text:span><text:span text:style-name="T27"> </text:span><text:span text:style-name="T60">+ </text:span><text:span text:style-name="T69">x</text:span><text:span text:style-name="T467">2</text:span><text:span text:style-name="T63">) /</text:span><text:span text:style-name="T1"> </text:span><text:span text:style-name="T63">(</text:span><text:span text:style-name="T62">2 * </text:span><text:span text:style-name="T68">x</text:span><text:span text:style-name="T70">)</text:span><text:span text:style-name="T27">。</text:span></text:p>
                                </text:list-item>
                                <text:list-item>
                                  <text:p text:style-name="P585"><text:span text:style-name="T64">c = </text:span><text:span text:style-name="T63">(</text:span><text:span text:style-name="T65">(</text:span><text:span text:style-name="T59">x * </text:span><text:span text:style-name="T27">(</text:span><text:span text:style-name="T59">2</text:span><text:span text:style-name="T5"> * </text:span><text:span text:style-name="T26">y </text:span><text:span text:style-name="T4">+ </text:span><text:span text:style-name="T59">1)</text:span><text:span text:style-name="T65">)</text:span><text:span text:style-name="T467">2</text:span><text:span text:style-name="T27"> </text:span><text:span text:style-name="T60">+ </text:span><text:span text:style-name="T69">x</text:span><text:span text:style-name="T467">2</text:span><text:span text:style-name="T63">) /</text:span><text:span text:style-name="T1"> </text:span><text:span text:style-name="T63">(</text:span><text:span text:style-name="T62">2 * </text:span><text:span text:style-name="T68">x</text:span><text:span text:style-name="T70">)</text:span><text:span text:style-name="T27">。</text:span></text:p>
                                </text:list-item>
                                <text:list-item>
                                  <text:p text:style-name="P585"><text:span text:style-name="T64">c = </text:span><text:span text:style-name="T63">(</text:span><text:span text:style-name="T59">x</text:span><text:span text:style-name="T467">2</text:span><text:span text:style-name="T59"> * </text:span><text:span text:style-name="T27">(</text:span><text:span text:style-name="T59">2</text:span><text:span text:style-name="T5"> * </text:span><text:span text:style-name="T26">y </text:span><text:span text:style-name="T4">+ </text:span><text:span text:style-name="T59">1</text:span><text:span text:style-name="T65">)</text:span><text:span text:style-name="T467">2</text:span><text:span text:style-name="T27"> </text:span><text:span text:style-name="T60">+ </text:span><text:span text:style-name="T69">x</text:span><text:span text:style-name="T467">2</text:span><text:span text:style-name="T63">) /</text:span><text:span text:style-name="T1"> </text:span><text:span text:style-name="T63">(</text:span><text:span text:style-name="T62">2 * </text:span><text:span text:style-name="T68">x</text:span><text:span text:style-name="T70">)</text:span><text:span text:style-name="T27">。</text:span></text:p>
                                </text:list-item>
                                <text:list-item>
                                  <text:p text:style-name="P586"><text:span text:style-name="T64">c = </text:span><text:span text:style-name="T63">(</text:span><text:span text:style-name="T69">x</text:span><text:span text:style-name="T467">2</text:span><text:span text:style-name="T63"> * </text:span><text:span text:style-name="T66">(</text:span><text:span text:style-name="T27">(</text:span><text:span text:style-name="T59">2</text:span><text:span text:style-name="T5"> * </text:span><text:span text:style-name="T26">y </text:span><text:span text:style-name="T4">+ </text:span><text:span text:style-name="T59">1</text:span><text:span text:style-name="T65">)</text:span><text:span text:style-name="T467">2</text:span><text:span text:style-name="T27"> </text:span><text:span text:style-name="T60">+ </text:span><text:span text:style-name="T66">1)</text:span><text:span text:style-name="T63">) /</text:span><text:span text:style-name="T1"> </text:span><text:span text:style-name="T63">(</text:span><text:span text:style-name="T62">2 * </text:span><text:span text:style-name="T68">x</text:span><text:span text:style-name="T70">)</text:span><text:span text:style-name="T27">。</text:span></text:p>
                                </text:list-item>
                                <text:list-item>
                                  <text:p text:style-name="P586"><text:span text:style-name="T64">c = </text:span><text:span text:style-name="T69">x</text:span><text:span text:style-name="T63"> * </text:span><text:span text:style-name="T66">(</text:span><text:span text:style-name="T27">(</text:span><text:span text:style-name="T59">2</text:span><text:span text:style-name="T5"> * </text:span><text:span text:style-name="T26">y </text:span><text:span text:style-name="T4">+ </text:span><text:span text:style-name="T59">1</text:span><text:span text:style-name="T65">)</text:span><text:span text:style-name="T467">2</text:span><text:span text:style-name="T27"> </text:span><text:span text:style-name="T60">+ </text:span><text:span text:style-name="T66">1</text:span><text:span text:style-name="T63">) /</text:span><text:span text:style-name="T1"> </text:span><text:span text:style-name="T66">2</text:span><text:span text:style-name="T27">。</text:span></text:p>
                                </text:list-item>
                                <text:list-item>
                                  <text:p text:style-name="P586"><text:span text:style-name="T64">c = </text:span><text:span text:style-name="T69">x</text:span><text:span text:style-name="T63"> * </text:span><text:span text:style-name="T66">(4</text:span><text:span text:style-name="T5"> * </text:span><text:span text:style-name="T26">y</text:span><text:span text:style-name="T467">2</text:span><text:span text:style-name="T26"> </text:span><text:span text:style-name="T4">+ </text:span><text:span text:style-name="T66">4 * y</text:span><text:span text:style-name="T4"> </text:span><text:span text:style-name="T60">+ </text:span><text:span text:style-name="T66">2</text:span><text:span text:style-name="T63">) /</text:span><text:span text:style-name="T1"> </text:span><text:span text:style-name="T66">2</text:span><text:span text:style-name="T27">。</text:span></text:p>
                                </text:list-item>
                                <text:list-item>
                                  <text:p text:style-name="P586"><text:span text:style-name="T64">c = </text:span><text:span text:style-name="T69">x</text:span><text:span text:style-name="T63"> * </text:span><text:span text:style-name="T66">(2</text:span><text:span text:style-name="T5"> * </text:span><text:span text:style-name="T26">y</text:span><text:span text:style-name="T467">2</text:span><text:span text:style-name="T26"> </text:span><text:span text:style-name="T4">+ </text:span><text:span text:style-name="T66">2 * y</text:span><text:span text:style-name="T4"> </text:span><text:span text:style-name="T60">+ </text:span><text:span text:style-name="T66">1</text:span><text:span text:style-name="T63">)</text:span><text:span text:style-name="T27">。</text:span></text:p>
                                </text:list-item>
                                <text:list-item>
                                  <text:p text:style-name="P586"><text:span text:style-name="T64">c = </text:span><text:span text:style-name="T69">x</text:span><text:span text:style-name="T63"> * </text:span><text:span text:style-name="T66">(</text:span><text:span text:style-name="T26">y</text:span><text:span text:style-name="T467">2</text:span><text:span text:style-name="T26"> </text:span><text:span text:style-name="T4">+ </text:span><text:span text:style-name="T26">y</text:span><text:span text:style-name="T467">2</text:span><text:span text:style-name="T26"> </text:span><text:span text:style-name="T4">+ </text:span><text:span text:style-name="T66">2 * y</text:span><text:span text:style-name="T4"> </text:span><text:span text:style-name="T60">+ </text:span><text:span text:style-name="T66">1</text:span><text:span text:style-name="T63">)</text:span><text:span text:style-name="T27">。</text:span></text:p>
                                </text:list-item>
                                <text:list-item>
                                  <text:p text:style-name="P586"><text:span text:style-name="T64">c = </text:span><text:span text:style-name="T69">x</text:span><text:span text:style-name="T63"> * </text:span><text:span text:style-name="T66">(</text:span><text:span text:style-name="T26">y</text:span><text:span text:style-name="T467">2</text:span><text:span text:style-name="T26"> </text:span><text:span text:style-name="T4">+ </text:span><text:span text:style-name="T66">(</text:span><text:span text:style-name="T26">y </text:span><text:span text:style-name="T4">+ </text:span><text:span text:style-name="T66">1</text:span><text:span text:style-name="T63">)</text:span><text:span text:style-name="T467">2</text:span><text:span text:style-name="T66">)</text:span><text:span text:style-name="T27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<text:span text:style-name="T1">假定，（</text:span><text:span text:style-name="T26">x</text:span><text:span text:style-name="T24"> / </text:span><text:span text:style-name="T25">2</text:span><text:span text:style-name="T1">）是某一特定整數。</text:span></text:p>
                  <text:list>
                    <text:list-item>
                      <text:p text:style-name="P567"><text:span text:style-name="T1">假定，</text:span><text:span text:style-name="T26">y</text:span><text:span text:style-name="T1"> 是 某一特定整數。</text:span></text:p>
                    </text:list-item>
                    <text:list-item>
                      <text:p text:style-name="P620">a、b、c 是 整數。</text:p>
                    </text:list-item>
                    <text:list-item>
                      <text:p text:style-name="P5"><text:span text:style-name="T2">c </text:span><text:span text:style-name="T4">= </text:span><text:span text:style-name="T22">(</text:span><text:span text:style-name="T26">x</text:span><text:span text:style-name="T5"> / </text:span><text:span text:style-name="T22">2)</text:span><text:span text:style-name="T5"> * (</text:span><text:span text:style-name="T4">(</text:span><text:span text:style-name="T26">y</text:span><text:span text:style-name="T4"> + 1)</text:span><text:span text:style-name="T465">2</text:span><text:span text:style-name="T5"> </text:span><text:span text:style-name="T22">+ 1</text:span><text:span text:style-name="T466">2</text:span><text:span text:style-name="T22">)</text:span><text:span text:style-name="T4">。</text:span></text:p>
                      <text:list>
                        <text:list-item>
                          <text:p text:style-name="P587"><text:span text:style-name="T2">假定，</text:span><text:span text:style-name="T26">y</text:span><text:span text:style-name="T23"> = 2 * z。</text:span></text:p>
                          <text:list>
                            <text:list-item>
                              <text:p text:style-name="P587"><text:span text:style-name="T2">c </text:span><text:span text:style-name="T4">= </text:span><text:span text:style-name="T22">(</text:span><text:span text:style-name="T26">x</text:span><text:span text:style-name="T5"> / </text:span><text:span text:style-name="T22">2)</text:span><text:span text:style-name="T5"> * (</text:span><text:span text:style-name="T4">(</text:span><text:span text:style-name="T23">2 * z</text:span><text:span text:style-name="T4"> + 1)</text:span><text:span text:style-name="T465">2</text:span><text:span text:style-name="T5"> </text:span><text:span text:style-name="T22">+ 1</text:span><text:span text:style-name="T466">2</text:span><text:span text:style-name="T22">)</text:span><text:span text:style-name="T4">。</text:span></text:p>
                            </text:list-item>
                            <text:list-item>
                              <text:p text:style-name="P587"><text:span text:style-name="T2">c </text:span><text:span text:style-name="T4">= </text:span><text:span text:style-name="T22">(</text:span><text:span text:style-name="T26">x</text:span><text:span text:style-name="T5"> / </text:span><text:span text:style-name="T22">2)</text:span><text:span text:style-name="T5"> * (</text:span><text:span text:style-name="T4">(</text:span><text:span text:style-name="T23">4 * z</text:span><text:span text:style-name="T465">2</text:span><text:span text:style-name="T4">) + </text:span><text:span text:style-name="T23">4 * z</text:span><text:span text:style-name="T5"> </text:span><text:span text:style-name="T22">+ </text:span><text:span text:style-name="T23">2</text:span><text:span text:style-name="T22">)</text:span><text:span text:style-name="T4">。</text:span></text:p>
                            </text:list-item>
                            <text:list-item>
                              <text:p text:style-name="P587"><text:span text:style-name="T2">c </text:span><text:span text:style-name="T4">= </text:span><text:span text:style-name="T22">(</text:span><text:span text:style-name="T26">x</text:span><text:span text:style-name="T5"> / </text:span><text:span text:style-name="T22">2)</text:span><text:span text:style-name="T5"> * </text:span><text:span text:style-name="T23">2 * </text:span><text:span text:style-name="T5">(</text:span><text:span text:style-name="T4">(</text:span><text:span text:style-name="T23">2 * z</text:span><text:span text:style-name="T465">2</text:span><text:span text:style-name="T4">) + </text:span><text:span text:style-name="T23">2 * z</text:span><text:span text:style-name="T5"> </text:span><text:span text:style-name="T22">+ </text:span><text:span text:style-name="T23">1</text:span><text:span text:style-name="T22">)</text:span><text:span text:style-name="T4">。</text:span></text:p>
                            </text:list-item>
                            <text:list-item>
                              <text:p text:style-name="P587"><text:span text:style-name="T2">c </text:span><text:span text:style-name="T4">= </text:span><text:span text:style-name="T26">x</text:span><text:span text:style-name="T23"> * </text:span><text:span text:style-name="T5">(</text:span><text:span text:style-name="T4">(</text:span><text:span text:style-name="T23">2 * z</text:span><text:span text:style-name="T465">2</text:span><text:span text:style-name="T4">) + </text:span><text:span text:style-name="T23">2 * z</text:span><text:span text:style-name="T5"> </text:span><text:span text:style-name="T22">+ </text:span><text:span text:style-name="T23">1</text:span><text:span text:style-name="T22">)</text:span><text:span text:style-name="T4">。</text:span></text:p>
                            </text:list-item>
                            <text:list-item>
                              <text:p text:style-name="P587"><text:span text:style-name="T2">c </text:span><text:span text:style-name="T4">= </text:span><text:span text:style-name="T26">x</text:span><text:span text:style-name="T23"> * </text:span><text:span text:style-name="T5">(</text:span><text:span text:style-name="T23">z</text:span><text:span text:style-name="T465">2</text:span><text:span text:style-name="T4"> + </text:span><text:span text:style-name="T23">z</text:span><text:span text:style-name="T465">2</text:span><text:span text:style-name="T4"> + </text:span><text:span text:style-name="T23">2 * z</text:span><text:span text:style-name="T5"> </text:span><text:span text:style-name="T22">+ </text:span><text:span text:style-name="T23">1</text:span><text:span text:style-name="T22">)</text:span><text:span text:style-name="T4">。</text:span></text:p>
                            </text:list-item>
                            <text:list-item>
                              <text:p text:style-name="P587"><text:span text:style-name="T2">c </text:span><text:span text:style-name="T4">= </text:span><text:span text:style-name="T26">x</text:span><text:span text:style-name="T23"> * </text:span><text:span text:style-name="T5">(</text:span><text:span text:style-name="T23">z</text:span><text:span text:style-name="T465">2</text:span><text:span text:style-name="T4"> + </text:span><text:span text:style-name="T23">(z</text:span><text:span text:style-name="T4"> + </text:span><text:span text:style-name="T23">1)</text:span><text:span text:style-name="T465">2</text:span><text:span text:style-name="T22">)</text:span><text:span text:style-name="T4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<text:span text:style-name="T4">b </text:span><text:span text:style-name="T1">= </text:span><text:span text:style-name="T6">c</text:span><text:span text:style-name="T2">–</text:span><text:span text:style-name="T26">x</text:span><text:span text:style-name="T289">。</text:span></text:p>
                    </text:list-item>
                    <text:list-item>
                      <text:p text:style-name="P10"><text:span text:style-name="T1">a = </text:span><text:span text:style-name="T7">√</text:span><text:span text:style-name="T1">(c</text:span><text:span text:style-name="T463">2</text:span><text:span text:style-name="T2">–</text:span><text:span text:style-name="T1">b</text:span><text:span text:style-name="T463">2</text:span><text:span text:style-name="T1">)</text:span><text:span text:style-name="T67">。</text:span></text:p>
                      <text:list>
                        <text:list-item>
                          <text:p text:style-name="P570"><text:span text:style-name="T1">a = </text:span><text:span text:style-name="T7">√</text:span><text:span text:style-name="T1">(c</text:span><text:span text:style-name="T463">2</text:span><text:span text:style-name="T2">–</text:span><text:span text:style-name="T305">(</text:span><text:span text:style-name="T6">c</text:span><text:span text:style-name="T2">–</text:span><text:span text:style-name="T26">x</text:span><text:span text:style-name="T305">)</text:span><text:span text:style-name="T463">2</text:span><text:span text:style-name="T1">)</text:span><text:span text:style-name="T67">。</text:span></text:p>
                        </text:list-item>
                        <text:list-item>
                          <text:p text:style-name="P570"><text:span text:style-name="T1">a = </text:span><text:span text:style-name="T7">√</text:span><text:span text:style-name="T1">(c</text:span><text:span text:style-name="T463">2</text:span><text:span text:style-name="T2">–</text:span><text:span text:style-name="T305">(</text:span><text:span text:style-name="T6">c</text:span><text:span text:style-name="T463">2 </text:span><text:span text:style-name="T2">–</text:span><text:span text:style-name="T305">2 * c * x + </text:span><text:span text:style-name="T26">x</text:span><text:span text:style-name="T463">2</text:span><text:span text:style-name="T305">)</text:span><text:span text:style-name="T1">)</text:span><text:span text:style-name="T67">。</text:span></text:p>
                        </text:list-item>
                        <text:list-item>
                          <text:p text:style-name="P570"><text:span text:style-name="T1">a = </text:span><text:span text:style-name="T7">√</text:span><text:span text:style-name="T1">(</text:span><text:span text:style-name="T2">–</text:span><text:span text:style-name="T305">(</text:span><text:span text:style-name="T2">–</text:span><text:span text:style-name="T305">2 * c * x + </text:span><text:span text:style-name="T26">x</text:span><text:span text:style-name="T463">2</text:span><text:span text:style-name="T305">)</text:span><text:span text:style-name="T1">)</text:span><text:span text:style-name="T67">。</text:span></text:p>
                        </text:list-item>
                        <text:list-item>
                          <text:p text:style-name="P570"><text:span text:style-name="T1">a = </text:span><text:span text:style-name="T7">√</text:span><text:span text:style-name="T1">(</text:span><text:span text:style-name="T305">2 * c * x</text:span><text:span text:style-name="T2">–</text:span><text:span text:style-name="T26">x</text:span><text:span text:style-name="T463">2</text:span><text:span text:style-name="T305">)</text:span><text:span text:style-name="T67">。</text:span></text:p>
                        </text:list-item>
                        <text:list-item>
                          <text:p text:style-name="P570"><text:span text:style-name="T1">a = </text:span><text:span text:style-name="T7">√</text:span><text:span text:style-name="T1">(</text:span><text:span text:style-name="T305">2 * </text:span><text:span text:style-name="T22">(</text:span><text:span text:style-name="T26">x</text:span><text:span text:style-name="T5"> / </text:span><text:span text:style-name="T22">2)</text:span><text:span text:style-name="T5"> * (</text:span><text:span text:style-name="T4">(</text:span><text:span text:style-name="T26">y</text:span><text:span text:style-name="T4"> + 1)</text:span><text:span text:style-name="T465">2</text:span><text:span text:style-name="T5"> </text:span><text:span text:style-name="T22">+ 1</text:span><text:span text:style-name="T466">2</text:span><text:span text:style-name="T22">)</text:span><text:span text:style-name="T305"> * x</text:span><text:span text:style-name="T2">–</text:span><text:span text:style-name="T26">x</text:span><text:span text:style-name="T463">2</text:span><text:span text:style-name="T305">)</text:span><text:span text:style-name="T67">。</text:span></text:p>
                        </text:list-item>
                        <text:list-item>
                          <text:p text:style-name="P570"><text:span text:style-name="T1">a = </text:span><text:span text:style-name="T7">√</text:span><text:span text:style-name="T1">(</text:span><text:span text:style-name="T26">x</text:span><text:span text:style-name="T5"> * (</text:span><text:span text:style-name="T4">(</text:span><text:span text:style-name="T26">y</text:span><text:span text:style-name="T4"> + 1)</text:span><text:span text:style-name="T465">2</text:span><text:span text:style-name="T5"> </text:span><text:span text:style-name="T22">+ 1</text:span><text:span text:style-name="T466">2</text:span><text:span text:style-name="T22">)</text:span><text:span text:style-name="T305"> * x</text:span><text:span text:style-name="T2">–</text:span><text:span text:style-name="T26">x</text:span><text:span text:style-name="T463">2</text:span><text:span text:style-name="T305">)</text:span><text:span text:style-name="T67">。</text:span></text:p>
                        </text:list-item>
                        <text:list-item>
                          <text:p text:style-name="P570"><text:span text:style-name="T1">a = </text:span><text:span text:style-name="T7">√</text:span><text:span text:style-name="T1">(</text:span><text:span text:style-name="T5">(</text:span><text:span text:style-name="T4">(</text:span><text:span text:style-name="T26">y</text:span><text:span text:style-name="T4"> + 1)</text:span><text:span text:style-name="T465">2</text:span><text:span text:style-name="T5"> </text:span><text:span text:style-name="T22">+ 1</text:span><text:span text:style-name="T466">2</text:span><text:span text:style-name="T22">)</text:span><text:span text:style-name="T305"> * </text:span><text:span text:style-name="T26">x</text:span><text:span text:style-name="T463">2</text:span><text:span text:style-name="T2">–</text:span><text:span text:style-name="T26">x</text:span><text:span text:style-name="T463">2</text:span><text:span text:style-name="T305">)</text:span><text:span text:style-name="T67">。</text:span></text:p>
                        </text:list-item>
                        <text:list-item>
                          <text:p text:style-name="P570"><text:span text:style-name="T1">a = </text:span><text:span text:style-name="T305">x * </text:span><text:span text:style-name="T7">√</text:span><text:span text:style-name="T1">(</text:span><text:span text:style-name="T5">(</text:span><text:span text:style-name="T4">(</text:span><text:span text:style-name="T26">y</text:span><text:span text:style-name="T4"> + 1)</text:span><text:span text:style-name="T465">2</text:span><text:span text:style-name="T5"> </text:span><text:span text:style-name="T22">+ 1</text:span><text:span text:style-name="T466">2</text:span><text:span text:style-name="T22">)</text:span><text:span text:style-name="T305"> – 1)</text:span><text:span text:style-name="T67">。</text:span></text:p>
                        </text:list-item>
                        <text:list-item>
                          <text:p text:style-name="P570"><text:span text:style-name="T1">a = </text:span><text:span text:style-name="T305">x * </text:span><text:span text:style-name="T7">√</text:span><text:span text:style-name="T1">(</text:span><text:span text:style-name="T26">y</text:span><text:span text:style-name="T4"> + 1)</text:span><text:span text:style-name="T465">2</text:span><text:span text:style-name="T67">。</text:span></text:p>
                        </text:list-item>
                        <text:list-item>
                          <text:p text:style-name="P570"><text:span text:style-name="T1">a = </text:span><text:span text:style-name="T305">x * </text:span><text:span text:style-name="T1">(</text:span><text:span text:style-name="T26">y</text:span><text:span text:style-name="T4"> + 1)</text:span><text:span text:style-name="T67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">假定<text:span text:style-name="T3">，</text:span><text:span text:style-name="T26">x</text:span><text:span text:style-name="T3"> 是</text:span><text:span text:style-name="T24"> </text:span><text:span text:style-name="T3">某一特定整數。</text:span></text:p>
                  <text:list>
                    <text:list-item>
                      <text:p text:style-name="P568"><text:span text:style-name="T1">假定，</text:span><text:span text:style-name="T26">y</text:span><text:span text:style-name="T1"> 是 某一特定整數。</text:span></text:p>
                    </text:list-item>
                    <text:list-item>
                      <text:p text:style-name="P621">a、b、c 是 整數。</text:p>
                    </text:list-item>
                    <text:list-item>
                      <text:p text:style-name="P30"><text:span text:style-name="T1">c = x * (</text:span><text:span text:style-name="T4">(</text:span><text:span text:style-name="T26">y</text:span><text:span text:style-name="T4"> + 1)</text:span><text:span text:style-name="T465">2</text:span><text:span text:style-name="T5"> </text:span><text:span text:style-name="T22">+ </text:span><text:span text:style-name="T58">2</text:span><text:span text:style-name="T466">2</text:span><text:span text:style-name="T1">)。</text:span></text:p>
                      <text:list>
                        <text:list-item>
                          <text:p text:style-name="P588"><text:span text:style-name="T52">c = x * (y</text:span><text:span text:style-name="T468">2</text:span><text:span text:style-name="T52"> + 2 * y + 5)。</text:span></text:p>
                        </text:list-item>
                        <text:list-item>
                          <text:p text:style-name="P589"><text:span text:style-name="T1">c = </text:span><text:span text:style-name="T49">x * (</text:span><text:span text:style-name="T1">(</text:span><text:span text:style-name="T28">y</text:span><text:span text:style-name="T1"> * (</text:span><text:span text:style-name="T28">y</text:span><text:span text:style-name="T1"> + 1) / 2) * 2 + </text:span><text:span text:style-name="T28">y</text:span><text:span text:style-name="T1"> + 5</text:span><text:span text:style-name="T49">)</text:span><text:span text:style-name="T67">。</text:span></text:p>
                        </text:list-item>
                        <text:list-item>
                          <text:p text:style-name="P594"><text:span text:style-name="T50">c = x * (</text:span><text:span text:style-name="T1">(Σ</text:span><text:span text:style-name="T584">i</text:span><text:span text:style-name="T1">(i)) * 2 + y + 5</text:span><text:span text:style-name="T50">)</text:span><text:span text:style-name="T67">。</text:span></text:p>
                          <text:list>
                            <text:list-item>
                              <text:p text:style-name="P595"><text:span text:style-name="T1">y </text:span><text:span text:style-name="T29">≥</text:span><text:span text:style-name="T1"> i </text:span><text:span text:style-name="T29">≥</text:span><text:span text:style-name="T1"> 1</text:span><text:span text:style-name="T67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"><text:span text:style-name="T1">b = </text:span><text:span text:style-name="T57">c</text:span><text:span text:style-name="T2">–</text:span><text:span text:style-name="T57">8 * </text:span><text:span text:style-name="T54">x</text:span><text:span text:style-name="T51">。</text:span></text:p>
                      <text:list>
                        <text:list-item>
                          <text:p text:style-name="P596"><text:span text:style-name="T1">b = </text:span><text:span text:style-name="T54">x *</text:span><text:span text:style-name="T8"> </text:span><text:span text:style-name="T27">(</text:span><text:span text:style-name="T52">y +</text:span><text:span text:style-name="T55"> 3</text:span><text:span text:style-name="T52">)</text:span><text:span text:style-name="T53"> * </text:span><text:span text:style-name="T51">(y</text:span><text:span text:style-name="T2">–</text:span><text:span text:style-name="T51">1)。</text:span></text:p>
                        </text:list-item>
                      </text:list>
                    </text:list-item>
                    <text:list-item>
                      <text:p text:style-name="P32"><text:span text:style-name="T1">a =</text:span><text:span text:style-name="T27"> </text:span><text:span text:style-name="T8">√</text:span><text:span text:style-name="T27">(c</text:span><text:span text:style-name="T467">2</text:span><text:span text:style-name="T2">–</text:span><text:span text:style-name="T27">b</text:span><text:span text:style-name="T467">2</text:span><text:span text:style-name="T27">)</text:span><text:span text:style-name="T276">。</text:span></text:p>
                      <text:list>
                        <text:list-item>
                          <text:p text:style-name="P590"><text:span text:style-name="T56">a</text:span><text:span text:style-name="T1"> = </text:span><text:span text:style-name="T8">√</text:span><text:span text:style-name="T27">(</text:span><text:span text:style-name="T310">c</text:span><text:span text:style-name="T467">2</text:span><text:span text:style-name="T2">–</text:span><text:span text:style-name="T306">(</text:span><text:span text:style-name="T310">c–</text:span><text:span text:style-name="T311">8 * </text:span><text:span text:style-name="T310">x</text:span><text:span text:style-name="T306">)</text:span><text:span text:style-name="T467">2</text:span><text:span text:style-name="T27">)</text:span><text:span text:style-name="T291">。</text:span></text:p>
                        </text:list-item>
                        <text:list-item>
                          <text:p text:style-name="P591"><text:span text:style-name="T56">a</text:span><text:span text:style-name="T1"> = </text:span><text:span text:style-name="T8">√</text:span><text:span text:style-name="T27">(</text:span><text:span text:style-name="T310">c</text:span><text:span text:style-name="T467">2</text:span><text:span text:style-name="T2">–</text:span><text:span text:style-name="T306">(</text:span><text:span text:style-name="T310">c</text:span><text:span text:style-name="T467">2</text:span><text:span text:style-name="T310">–</text:span><text:span text:style-name="T307">16 * c * x </text:span><text:span text:style-name="T308">+ </text:span><text:span text:style-name="T307">64</text:span><text:span text:style-name="T311"> * </text:span><text:span text:style-name="T310">x</text:span><text:span text:style-name="T467">2</text:span><text:span text:style-name="T27">)</text:span><text:span text:style-name="T307">)</text:span><text:span text:style-name="T291">。</text:span></text:p>
                        </text:list-item>
                        <text:list-item>
                          <text:p text:style-name="P591"><text:span text:style-name="T56">a</text:span><text:span text:style-name="T1"> = </text:span><text:span text:style-name="T8">√</text:span><text:span text:style-name="T27">(</text:span><text:span text:style-name="T2">–</text:span><text:span text:style-name="T306">(</text:span><text:span text:style-name="T310">–</text:span><text:span text:style-name="T307">16 * c * x</text:span><text:span text:style-name="T310"> </text:span><text:span text:style-name="T308">+ </text:span><text:span text:style-name="T307">64</text:span><text:span text:style-name="T311"> * </text:span><text:span text:style-name="T310">x</text:span><text:span text:style-name="T467">2</text:span><text:span text:style-name="T27">)</text:span><text:span text:style-name="T307">)</text:span><text:span text:style-name="T291">。</text:span></text:p>
                        </text:list-item>
                        <text:list-item>
                          <text:p text:style-name="P592"><text:span text:style-name="T56">a</text:span><text:span text:style-name="T1"> = </text:span><text:span text:style-name="T8">√</text:span><text:span text:style-name="T27">(</text:span><text:span text:style-name="T307">16 * c * x</text:span><text:span text:style-name="T310">–</text:span><text:span text:style-name="T307">64</text:span><text:span text:style-name="T311"> * </text:span><text:span text:style-name="T310">x</text:span><text:span text:style-name="T467">2</text:span><text:span text:style-name="T27">)</text:span><text:span text:style-name="T291">。</text:span></text:p>
                        </text:list-item>
                        <text:list-item>
                          <text:p text:style-name="P592"><text:span text:style-name="T56">a</text:span><text:span text:style-name="T1"> = </text:span><text:span text:style-name="T308">4 * </text:span><text:span text:style-name="T8">√</text:span><text:span text:style-name="T27">(</text:span><text:span text:style-name="T307">c * x</text:span><text:span text:style-name="T310">–</text:span><text:span text:style-name="T307">4</text:span><text:span text:style-name="T311"> * </text:span><text:span text:style-name="T310">x</text:span><text:span text:style-name="T467">2</text:span><text:span text:style-name="T27">)</text:span><text:span text:style-name="T291">。</text:span></text:p>
                        </text:list-item>
                        <text:list-item>
                          <text:p text:style-name="P593"><text:span text:style-name="T56">a</text:span><text:span text:style-name="T1"> = </text:span><text:span text:style-name="T308">4 * </text:span><text:span text:style-name="T8">√</text:span><text:span text:style-name="T27">(</text:span><text:span text:style-name="T52">x * (</text:span><text:span text:style-name="T4">(</text:span><text:span text:style-name="T26">y</text:span><text:span text:style-name="T4"> + 1)</text:span><text:span text:style-name="T465">2</text:span><text:span text:style-name="T5"> </text:span><text:span text:style-name="T22">+ </text:span><text:span text:style-name="T58">2</text:span><text:span text:style-name="T466">2</text:span><text:span text:style-name="T52">)</text:span><text:span text:style-name="T307"> * x</text:span><text:span text:style-name="T310">–</text:span><text:span text:style-name="T307">4</text:span><text:span text:style-name="T311"> * </text:span><text:span text:style-name="T310">x</text:span><text:span text:style-name="T467">2</text:span><text:span text:style-name="T27">)</text:span><text:span text:style-name="T291">。</text:span></text:p>
                        </text:list-item>
                        <text:list-item>
                          <text:p text:style-name="P593"><text:span text:style-name="T56">a</text:span><text:span text:style-name="T1"> = </text:span><text:span text:style-name="T308">4 * </text:span><text:span text:style-name="T309">x *</text:span><text:span text:style-name="T308"> </text:span><text:span text:style-name="T8">√</text:span><text:span text:style-name="T27">(</text:span><text:span text:style-name="T52">(</text:span><text:span text:style-name="T4">(</text:span><text:span text:style-name="T26">y</text:span><text:span text:style-name="T4"> + 1)</text:span><text:span text:style-name="T465">2</text:span><text:span text:style-name="T5"> </text:span><text:span text:style-name="T22">+ </text:span><text:span text:style-name="T58">2</text:span><text:span text:style-name="T466">2</text:span><text:span text:style-name="T52">)</text:span><text:span text:style-name="T310">–</text:span><text:span text:style-name="T307">4</text:span><text:span text:style-name="T27">)</text:span><text:span text:style-name="T291">。</text:span></text:p>
                        </text:list-item>
                        <text:list-item>
                          <text:p text:style-name="P593"><text:span text:style-name="T56">a</text:span><text:span text:style-name="T1"> = </text:span><text:span text:style-name="T308">4 * </text:span><text:span text:style-name="T309">x *</text:span><text:span text:style-name="T308"> </text:span><text:span text:style-name="T8">√</text:span><text:span text:style-name="T27">(</text:span><text:span text:style-name="T26">y</text:span><text:span text:style-name="T4"> + 1)</text:span><text:span text:style-name="T465">2</text:span><text:span text:style-name="T291">。</text:span></text:p>
                        </text:list-item>
                        <text:list-item>
                          <text:p text:style-name="P593"><text:span text:style-name="T56">a</text:span><text:span text:style-name="T1"> = </text:span><text:span text:style-name="T308">4 * </text:span><text:span text:style-name="T309">x *</text:span><text:span text:style-name="T308"> </text:span><text:span text:style-name="T27">(</text:span><text:span text:style-name="T26">y</text:span><text:span text:style-name="T4"> + 1)</text:span><text:span text:style-name="T291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">正規（長）三角形（特解、<text:span text:style-name="T67">3</text:span>）<text:span text:style-name="T67">。</text:span></text:p>
              <text:list>
                <text:list-item>
                  <text:p text:style-name="P34"><text:span text:style-name="T368">a</text:span><text:span text:style-name="T534">2</text:span><text:span text:style-name="T368"> + b</text:span><text:span text:style-name="T534">2</text:span><text:span text:style-name="T368"> = (b + 1)</text:span><text:span text:style-name="T534">2</text:span><text:span text:style-name="T67">。</text:span></text:p>
                  <text:list>
                    <text:list-item>
                      <text:p text:style-name="P35">明顯例子，<text:span text:style-name="T368">(</text:span><text:span text:style-name="T67">3</text:span><text:span text:style-name="T491">2</text:span><text:span text:style-name="T368"> + </text:span><text:span text:style-name="T67">4</text:span><text:span text:style-name="T491">2</text:span><text:span text:style-name="T368"> = (</text:span><text:span text:style-name="T67">4</text:span><text:span text:style-name="T368"> + 1)</text:span><text:span text:style-name="T534">2</text:span><text:span text:style-name="T1134"> = </text:span><text:span text:style-name="T1084">5</text:span><text:span text:style-name="T1165">2</text:span><text:span text:style-name="T67">。</text:span></text:p>
                    </text:list-item>
                    <text:list-item>
                      <text:p text:style-name="P35">明顯例子<text:span text:style-name="T67">，</text:span><text:span text:style-name="T368">(</text:span><text:span text:style-name="T67">5</text:span><text:span text:style-name="T491">2</text:span><text:span text:style-name="T368"> + </text:span><text:span text:style-name="T67">12</text:span><text:span text:style-name="T491">2</text:span><text:span text:style-name="T368"> = (</text:span><text:span text:style-name="T67">12</text:span><text:span text:style-name="T368"> + 1)</text:span><text:span text:style-name="T534">2</text:span><text:span text:style-name="T1134"> = </text:span><text:span text:style-name="T1084">13</text:span><text:span text:style-name="T1165">2</text:span><text:span text:style-name="T67">。</text:span></text:p>
                    </text:list-item>
                    <text:list-item>
                      <text:p text:style-name="P35">明顯例子，<text:span text:style-name="T368">(</text:span><text:span text:style-name="T67">13</text:span><text:span text:style-name="T491">2</text:span><text:span text:style-name="T368"> + </text:span><text:span text:style-name="T67">84</text:span><text:span text:style-name="T491">2</text:span><text:span text:style-name="T368"> = (</text:span><text:span text:style-name="T67">84</text:span><text:span text:style-name="T368"> + 1)</text:span><text:span text:style-name="T534">2</text:span><text:span text:style-name="T1134"> = </text:span><text:span text:style-name="T1084">85</text:span><text:span text:style-name="T1165">2</text:span><text:span text:style-name="T67">。</text:span></text:p>
                    </text:list-item>
                  </text:list>
                </text:list-item>
                <text:list-item>
                  <text:p text:style-name="P41"><text:span text:style-name="T368">a</text:span><text:span text:style-name="T534">2</text:span><text:span text:style-name="T368"> + b</text:span><text:span text:style-name="T534">2</text:span><text:span text:style-name="T368"> = (b + 1)</text:span><text:span text:style-name="T534">2</text:span><text:span text:style-name="T245">。</text:span></text:p>
                  <text:list>
                    <text:list-item>
                      <text:p text:style-name="P41"><text:span text:style-name="T368">(b + 1)</text:span><text:span text:style-name="T534">2</text:span><text:span text:style-name="T368"> = b</text:span><text:span text:style-name="T534">2 </text:span><text:span text:style-name="T368">+ a</text:span><text:span text:style-name="T534">2</text:span><text:span text:style-name="T245">。</text:span></text:p>
                    </text:list-item>
                    <text:list-item>
                      <text:p text:style-name="P42"><text:span text:style-name="T368">(</text:span><text:span text:style-name="T318">F</text:span><text:span text:style-name="T676">(n)</text:span><text:span text:style-name="T368">)</text:span><text:span text:style-name="T534">2</text:span><text:span text:style-name="T318"> = </text:span><text:span text:style-name="T368">(</text:span><text:span text:style-name="T318">F</text:span><text:span text:style-name="T676">(n)</text:span><text:span text:style-name="T318">–1</text:span><text:span text:style-name="T368">)</text:span><text:span text:style-name="T534">2</text:span><text:span text:style-name="T318"> + </text:span><text:span text:style-name="T368">(</text:span><text:span text:style-name="T318">F</text:span><text:span text:style-name="T676">(n–</text:span><text:span text:style-name="T584">1</text:span><text:span text:style-name="T676">)</text:span><text:span text:style-name="T368">)</text:span><text:span text:style-name="T534">2</text:span><text:span text:style-name="T245">。</text:span></text:p>
                    </text:list-item>
                  </text:list>
                </text:list-item>
                <text:list-item>
                  <text:p text:style-name="P43"><text:span text:style-name="T318">F</text:span><text:span text:style-name="T676">(n)</text:span><text:span text:style-name="T318"> = </text:span><text:span text:style-name="T368">(</text:span><text:span text:style-name="T67">(</text:span><text:span text:style-name="T318">F</text:span><text:span text:style-name="T676">(n–1)</text:span><text:span text:style-name="T67">)</text:span><text:span text:style-name="T534">2</text:span><text:span text:style-name="T67"> </text:span><text:span text:style-name="T246">+</text:span><text:span text:style-name="T67"> (1)</text:span><text:span text:style-name="T534">2</text:span><text:span text:style-name="T67">) / 2</text:span><text:span text:style-name="T245">。</text:span></text:p>
                  <text:list>
                    <text:list-item>
                      <text:p text:style-name="P527"><text:span text:style-name="T855">F</text:span><text:span text:style-name="T834">(0)</text:span><text:span text:style-name="T918"> = </text:span><text:span text:style-name="T857">3</text:span><text:span text:style-name="T858">。</text:span></text:p>
                    </text:list-item>
                    <text:list-item>
                      <text:p text:style-name="P44"><text:span text:style-name="T1265">明顯例子</text:span><text:span text:style-name="T245">，斜邊 = ((短邊)</text:span><text:span text:style-name="T490">2</text:span><text:span text:style-name="T245"> + (1)</text:span><text:span text:style-name="T490">2</text:span><text:span text:style-name="T245">) / 2。</text:span></text:p>
                      <text:list>
                        <text:list-item>
                          <text:p text:style-name="P259">斜邊 = 長邊 + 1。</text:p>
                        </text:list-item>
                        <text:list-item>
                          <text:p text:style-name="P51"><text:span text:style-name="T245">下一個、下一次的 短邊 </text:span><text:span text:style-name="T251">=</text:span><text:span text:style-name="T252">（這次的）</text:span><text:span text:style-name="T245">斜邊</text:span><text:span text:style-name="T247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">正規（長）三角形（特解、奇數解）<text:span text:style-name="T67">。</text:span></text:p>
              <text:list>
                <text:list-item>
                  <text:p text:style-name="P529"><text:span text:style-name="T919">假定</text:span><text:span text:style-name="T888">，</text:span><text:span text:style-name="T889">r</text:span><text:span text:style-name="T836">(n)</text:span><text:span text:style-name="T889"> </text:span><text:span text:style-name="T881">是（</text:span><text:span text:style-name="T882">這</text:span><text:span text:style-name="T881">次的</text:span><text:span text:style-name="T882">）斜邊，</text:span><text:span text:style-name="T890">s</text:span><text:span text:style-name="T836">(n)</text:span><text:span text:style-name="T889"> 是</text:span><text:span text:style-name="T881">（</text:span><text:span text:style-name="T882">這</text:span><text:span text:style-name="T881">次的）</text:span><text:span text:style-name="T882">短邊。</text:span></text:p>
                  <text:list>
                    <text:list-item>
                      <text:p text:style-name="P52"><text:span text:style-name="T393">s</text:span><text:span text:style-name="T676">(n)</text:span><text:span text:style-name="T1"> = </text:span><text:span text:style-name="T387">(</text:span><text:span text:style-name="T375">(</text:span><text:span text:style-name="T394">s</text:span><text:span text:style-name="T676">(n-</text:span><text:span text:style-name="T678">1</text:span><text:span text:style-name="T676">)</text:span><text:span text:style-name="T375">)</text:span><text:span text:style-name="T534">2</text:span><text:span text:style-name="T386"> </text:span><text:span text:style-name="T388">+ </text:span><text:span text:style-name="T385">k</text:span><text:span text:style-name="T537">2</text:span><text:span text:style-name="T395">)</text:span><text:span text:style-name="T1"> / 2</text:span><text:span text:style-name="T389">。</text:span></text:p>
                      <text:list>
                        <text:list-item>
                          <text:p text:style-name="P53"><text:span text:style-name="T390">s</text:span><text:span text:style-name="T676">(0)</text:span><text:span text:style-name="T1266"> =（任意、任何、所有）</text:span><text:span text:style-name="T369">奇數</text:span><text:span text:style-name="T286">。</text:span></text:p>
                        </text:list-item>
                        <text:list-item>
                          <text:p text:style-name="P53"><text:span text:style-name="T370">k =（任意、任何、所有）</text:span><text:span text:style-name="T369">奇數</text:span><text:span text:style-name="T375">。</text:span></text:p>
                        </text:list-item>
                      </text:list>
                    </text:list-item>
                    <text:list-item>
                      <text:p text:style-name="P530"><text:span text:style-name="T895">r</text:span><text:span text:style-name="T836">(n)</text:span><text:span text:style-name="T889"> = </text:span><text:span text:style-name="T896">(</text:span><text:span text:style-name="T888">(</text:span><text:span text:style-name="T895">s</text:span><text:span text:style-name="T836">(n)</text:span><text:span text:style-name="T888">)</text:span><text:span text:style-name="T806">2</text:span><text:span text:style-name="T892"> </text:span><text:span text:style-name="T894">+ 1</text:span><text:span text:style-name="T889">) / 2。</text:span></text:p>
                    </text:list-item>
                    <text:list-item>
                      <text:p text:style-name="P531"><text:span text:style-name="T885">長邊 </text:span><text:span text:style-name="T895">= r</text:span><text:span text:style-name="T836">(n)</text:span><text:span text:style-name="T889">–</text:span><text:span text:style-name="T885">1。</text:span></text:p>
                    </text:list-item>
                    <text:list-item>
                      <text:p text:style-name="P36">明顯例子<text:span text:style-name="T67">。</text:span></text:p>
                      <text:list>
                        <text:list-item>
                          <text:p text:style-name="P45"><text:span text:style-name="T386">這次的 短邊 </text:span><text:span text:style-name="T245">= </text:span><text:span text:style-name="T371">(</text:span><text:span text:style-name="T245">(</text:span><text:span text:style-name="T392">上一次的</text:span><text:span text:style-name="T386"> </text:span><text:span text:style-name="T245">短邊</text:span><text:span text:style-name="T1">)</text:span><text:span text:style-name="T534">2</text:span><text:span text:style-name="T386"> </text:span><text:span text:style-name="T388">+ </text:span><text:span text:style-name="T385">k</text:span><text:span text:style-name="T537">2</text:span><text:span text:style-name="T395">)</text:span><text:span text:style-name="T371"> / 2</text:span><text:span text:style-name="T389">。</text:span></text:p>
                        </text:list-item>
                        <text:list-item>
                          <text:p text:style-name="P54"><text:span text:style-name="T386">這次的 </text:span><text:span text:style-name="T67">斜邊 = </text:span><text:span text:style-name="T1">(</text:span><text:span text:style-name="T386">(</text:span><text:span text:style-name="T1135">（</text:span><text:span text:style-name="T1136">這次的）</text:span><text:span text:style-name="T386">短邊</text:span><text:span text:style-name="T375">)</text:span><text:span text:style-name="T534">2</text:span><text:span text:style-name="T386"> </text:span><text:span text:style-name="T388">+ </text:span><text:span text:style-name="T391">1)</text:span><text:span text:style-name="T1"> / 2</text:span><text:span text:style-name="T67">。</text:span></text:p>
                        </text:list-item>
                        <text:list-item>
                          <text:p text:style-name="P55"><text:span text:style-name="T386">這次的 </text:span><text:span text:style-name="T1">長邊 = </text:span><text:span text:style-name="T386">(</text:span><text:span text:style-name="T1135">（</text:span><text:span text:style-name="T1136">這次的）</text:span><text:span text:style-name="T386">斜邊</text:span><text:span text:style-name="T375">)</text:span><text:span text:style-name="T318">–</text:span><text:span text:style-name="T1">1</text:span><text:span text:style-name="T389">。</text:span></text:p>
                        </text:list-item>
                      </text:list>
                    </text:list-item>
                    <text:list-item>
                      <text:p text:style-name="P37">明顯例子<text:span text:style-name="T67">。</text:span></text:p>
                      <text:list>
                        <text:list-item>
                          <text:p text:style-name="P46"><text:span text:style-name="T386">這次的 短邊 = </text:span><text:span text:style-name="T371">(</text:span><text:span text:style-name="T396">3</text:span><text:span text:style-name="T534">2</text:span><text:span text:style-name="T386"> </text:span><text:span text:style-name="T388">+ </text:span><text:span text:style-name="T396">1</text:span><text:span text:style-name="T537">2</text:span><text:span text:style-name="T395">)</text:span><text:span text:style-name="T371"> / 2</text:span><text:span text:style-name="T389">。</text:span></text:p>
                        </text:list-item>
                        <text:list-item>
                          <text:p text:style-name="P55"><text:span text:style-name="T386">這次的 </text:span><text:span text:style-name="T1">斜邊 = (</text:span><text:span text:style-name="T396">5</text:span><text:span text:style-name="T534">2</text:span><text:span text:style-name="T386"> </text:span><text:span text:style-name="T388">+ </text:span><text:span text:style-name="T391">1)</text:span><text:span text:style-name="T1"> / 2</text:span><text:span text:style-name="T67">。</text:span></text:p>
                        </text:list-item>
                        <text:list-item>
                          <text:p text:style-name="P56"><text:span text:style-name="T386">這次的 </text:span><text:span text:style-name="T388">長邊 = </text:span><text:span text:style-name="T1">(</text:span><text:span text:style-name="T396">13</text:span><text:span text:style-name="T391">)</text:span><text:span text:style-name="T318">–</text:span><text:span text:style-name="T388">1</text:span><text:span text:style-name="T389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7"><text:span text:style-name="T1265">正規（短）三角形（特解</text:span><text:span text:style-name="T245">、</text:span><text:span text:style-name="T250">0</text:span><text:span text:style-name="T1265">）</text:span><text:span text:style-name="T245">。</text:span></text:p>
              <text:list>
                <text:list-item>
                  <text:p text:style-name="P38"><text:span text:style-name="T368">a</text:span><text:span text:style-name="T534">2</text:span><text:span text:style-name="T368"> + (</text:span><text:span text:style-name="T372">a</text:span><text:span text:style-name="T368"> + 1)</text:span><text:span text:style-name="T534">2</text:span><text:span text:style-name="T368"> = </text:span><text:span text:style-name="T372">c</text:span><text:span text:style-name="T534">2</text:span><text:span text:style-name="T67">。</text:span></text:p>
                  <text:list>
                    <text:list-item>
                      <text:p text:style-name="P39">明顯例子<text:span text:style-name="T67">，</text:span><text:span text:style-name="T368">(</text:span><text:span text:style-name="T253">0</text:span><text:span text:style-name="T491">2</text:span><text:span text:style-name="T368"> + (</text:span><text:span text:style-name="T253">0</text:span><text:span text:style-name="T368"> + 1)</text:span><text:span text:style-name="T491">2</text:span><text:span text:style-name="T368"> = </text:span><text:span text:style-name="T67">1</text:span><text:span text:style-name="T491">2</text:span><text:span text:style-name="T67">。</text:span></text:p>
                    </text:list-item>
                    <text:list-item>
                      <text:p text:style-name="P39">明顯例子，<text:span text:style-name="T368">(</text:span><text:span text:style-name="T67">3</text:span><text:span text:style-name="T491">2</text:span><text:span text:style-name="T368"> + (</text:span><text:span text:style-name="T253">3</text:span><text:span text:style-name="T368"> + 1)</text:span><text:span text:style-name="T491">2</text:span><text:span text:style-name="T368"> = </text:span><text:span text:style-name="T67">5</text:span><text:span text:style-name="T491">2</text:span><text:span text:style-name="T67">。</text:span></text:p>
                    </text:list-item>
                    <text:list-item>
                      <text:p text:style-name="P40">明顯例子，<text:span text:style-name="T368">(20</text:span><text:span text:style-name="T491">2</text:span><text:span text:style-name="T368"> + (20 + 1)</text:span><text:span text:style-name="T491">2</text:span><text:span text:style-name="T368"> = 29</text:span><text:span text:style-name="T491">2</text:span><text:span text:style-name="T67">。</text:span></text:p>
                    </text:list-item>
                  </text:list>
                </text:list-item>
                <text:list-item>
                  <text:p text:style-name="P47"><text:span text:style-name="T368">a</text:span><text:span text:style-name="T534">2</text:span><text:span text:style-name="T368"> + (</text:span><text:span text:style-name="T372">a</text:span><text:span text:style-name="T368"> + 1)</text:span><text:span text:style-name="T534">2</text:span><text:span text:style-name="T368"> = </text:span><text:span text:style-name="T372">c</text:span><text:span text:style-name="T534">2</text:span><text:span text:style-name="T245">。</text:span></text:p>
                  <text:list>
                    <text:list-item>
                      <text:p text:style-name="P47"><text:span text:style-name="T372">c</text:span><text:span text:style-name="T534">2</text:span><text:span text:style-name="T368"> = (</text:span><text:span text:style-name="T372">a</text:span><text:span text:style-name="T368"> + 1)</text:span><text:span text:style-name="T534">2 </text:span><text:span text:style-name="T368">+ a</text:span><text:span text:style-name="T534">2</text:span><text:span text:style-name="T245">。</text:span></text:p>
                    </text:list-item>
                  </text:list>
                </text:list-item>
                <text:list-item>
                  <text:p text:style-name="P532"><text:span text:style-name="T882">下一個、下一次的 短邊 </text:span><text:span text:style-name="T883">= </text:span><text:span text:style-name="T892">(</text:span><text:span text:style-name="T884">4 *</text:span><text:span text:style-name="T1221">（這次的）</text:span><text:span text:style-name="T882">斜邊</text:span><text:span text:style-name="T892">)</text:span><text:span text:style-name="T882"> </text:span><text:span text:style-name="T884">+ 上</text:span><text:span text:style-name="T882">一次的短邊</text:span><text:span text:style-name="T881">。</text:span></text:p>
                </text:list-item>
                <text:list-item>
                  <text:p text:style-name="P533"><text:span text:style-name="T882">下一個、下一次的 </text:span><text:span text:style-name="T885">長</text:span><text:span text:style-name="T882">邊 </text:span><text:span text:style-name="T883">= </text:span><text:span text:style-name="T882">下一個、下一次的 短邊</text:span><text:span text:style-name="T885"> + 1。</text:span></text:p>
                </text:list-item>
                <text:list-item>
                  <text:p text:style-name="P534"><text:span text:style-name="T882">下一個、下一次的 斜邊 </text:span><text:span text:style-name="T883">= </text:span><text:span text:style-name="T892">(</text:span><text:span text:style-name="T893">5</text:span><text:span text:style-name="T884"> *</text:span><text:span text:style-name="T1221">（這次的）</text:span><text:span text:style-name="T882">斜邊</text:span><text:span text:style-name="T892">)</text:span><text:span text:style-name="T882"> </text:span><text:span text:style-name="T884">+</text:span><text:span text:style-name="T1221">（這次的）</text:span><text:span text:style-name="T882">短邊 </text:span><text:span text:style-name="T884">+ 上</text:span><text:span text:style-name="T882">一次的短邊 </text:span><text:span text:style-name="T886">+ 1</text:span><text:span text:style-name="T881">。</text:span></text:p>
                  <text:list>
                    <text:list-item>
                      <text:p text:style-name="P535"><text:span text:style-name="T920">明顯例子，</text:span><text:span text:style-name="T882">下一個、下一次的 短邊 </text:span><text:span text:style-name="T883">= </text:span><text:span text:style-name="T892">(</text:span><text:span text:style-name="T884">4 *</text:span><text:span text:style-name="T882"> </text:span><text:span text:style-name="T887">29</text:span><text:span text:style-name="T892">)</text:span><text:span text:style-name="T882"> </text:span><text:span text:style-name="T884">+ </text:span><text:span text:style-name="T887">3</text:span><text:span text:style-name="T881">。</text:span></text:p>
                    </text:list-item>
                    <text:list-item>
                      <text:p text:style-name="P535"><text:span text:style-name="T920">明顯例子，</text:span><text:span text:style-name="T882">下一個、下一次的 </text:span><text:span text:style-name="T885">長</text:span><text:span text:style-name="T882">邊 </text:span><text:span text:style-name="T883">= </text:span><text:span text:style-name="T887">119</text:span><text:span text:style-name="T885"> + 1</text:span><text:span text:style-name="T881">。</text:span></text:p>
                    </text:list-item>
                    <text:list-item>
                      <text:p text:style-name="P535"><text:span text:style-name="T920">明顯例子，</text:span><text:span text:style-name="T882">下一個、下一次的 斜邊 </text:span><text:span text:style-name="T883">= </text:span><text:span text:style-name="T892">(</text:span><text:span text:style-name="T893">5</text:span><text:span text:style-name="T884"> *</text:span><text:span text:style-name="T882"> </text:span><text:span text:style-name="T887">29</text:span><text:span text:style-name="T892">)</text:span><text:span text:style-name="T882"> </text:span><text:span text:style-name="T884">+ </text:span><text:span text:style-name="T887">20</text:span><text:span text:style-name="T882"> </text:span><text:span text:style-name="T884">+ </text:span><text:span text:style-name="T887">3</text:span><text:span text:style-name="T882"> </text:span><text:span text:style-name="T886">+ 1</text:span><text:span text:style-name="T881">。</text:span></text:p>
                    </text:list-item>
                  </text:list>
                </text:list-item>
                <text:list-item>
                  <text:p text:style-name="P529"><text:span text:style-name="T919">假定</text:span><text:span text:style-name="T888">，</text:span><text:span text:style-name="T889">r</text:span><text:span text:style-name="T836">(n)</text:span><text:span text:style-name="T889"> </text:span><text:span text:style-name="T881">是（</text:span><text:span text:style-name="T882">這</text:span><text:span text:style-name="T881">次的</text:span><text:span text:style-name="T882">）斜邊，</text:span><text:span text:style-name="T890">s</text:span><text:span text:style-name="T836">(n)</text:span><text:span text:style-name="T889"> 是</text:span><text:span text:style-name="T881">（</text:span><text:span text:style-name="T882">這</text:span><text:span text:style-name="T881">次的）</text:span><text:span text:style-name="T882">短邊。</text:span></text:p>
                  <text:list>
                    <text:list-item>
                      <text:p text:style-name="P536"><text:span text:style-name="T891">s</text:span><text:span text:style-name="T838">(n)</text:span><text:span text:style-name="T882"> = </text:span><text:span text:style-name="T892">(</text:span><text:span text:style-name="T884">4 *</text:span><text:span text:style-name="T882"> </text:span><text:span text:style-name="T889">r</text:span><text:span text:style-name="T836">(n-</text:span><text:span text:style-name="T837">1</text:span><text:span text:style-name="T836">)</text:span><text:span text:style-name="T892">)</text:span><text:span text:style-name="T882"> </text:span><text:span text:style-name="T884">+ </text:span><text:span text:style-name="T891">s</text:span><text:span text:style-name="T836">(n-</text:span><text:span text:style-name="T839">2</text:span><text:span text:style-name="T836">)</text:span><text:span text:style-name="T881">。</text:span></text:p>
                      <text:list>
                        <text:list-item>
                          <text:p text:style-name="P537"><text:span text:style-name="T880">s</text:span><text:span text:style-name="T836">(0)</text:span><text:span text:style-name="T919"> = </text:span><text:span text:style-name="T880">0</text:span><text:span text:style-name="T888">。</text:span></text:p>
                        </text:list-item>
                      </text:list>
                    </text:list-item>
                    <text:list-item>
                      <text:p text:style-name="P538"><text:span text:style-name="T889">r</text:span><text:span text:style-name="T836">(n)</text:span><text:span text:style-name="T882"> = </text:span><text:span text:style-name="T892">(</text:span><text:span text:style-name="T893">5</text:span><text:span text:style-name="T884"> *</text:span><text:span text:style-name="T1221"> </text:span><text:span text:style-name="T889">r</text:span><text:span text:style-name="T836">(n-</text:span><text:span text:style-name="T837">1</text:span><text:span text:style-name="T836">)</text:span><text:span text:style-name="T892">)</text:span><text:span text:style-name="T882"> </text:span><text:span text:style-name="T884">+ </text:span><text:span text:style-name="T891">s</text:span><text:span text:style-name="T836">(n-</text:span><text:span text:style-name="T840">1</text:span><text:span text:style-name="T836">)</text:span><text:span text:style-name="T882"> </text:span><text:span text:style-name="T884">+ </text:span><text:span text:style-name="T891">s</text:span><text:span text:style-name="T836">(n-</text:span><text:span text:style-name="T839">2</text:span><text:span text:style-name="T836">)</text:span><text:span text:style-name="T882"> </text:span><text:span text:style-name="T886">+ 1</text:span><text:span text:style-name="T881">。</text:span><text:span text:style-name="T1009">（</text:span><text:span text:style-name="T1010">r</text:span><text:span text:style-name="T1024">(n)</text:span><text:span text:style-name="T1011"> = </text:span><text:span text:style-name="T1012">s</text:span><text:span text:style-name="T1025">(n)</text:span><text:span text:style-name="T1011"> </text:span><text:span text:style-name="T1013">+ </text:span><text:span text:style-name="T1010">r</text:span><text:span text:style-name="T1024">(n-</text:span><text:span text:style-name="T1026">1</text:span><text:span text:style-name="T1024">)</text:span><text:span text:style-name="T1011"> </text:span><text:span text:style-name="T1014">+ </text:span><text:span text:style-name="T1012">s</text:span><text:span text:style-name="T1024">(n-</text:span><text:span text:style-name="T1027">1</text:span><text:span text:style-name="T1024">)</text:span><text:span text:style-name="T1011"> </text:span><text:span text:style-name="T1015">+ 1</text:span><text:span text:style-name="T1009">）</text:span></text:p>
                      <text:list>
                        <text:list-item>
                          <text:p text:style-name="P528"><text:span text:style-name="T856">r</text:span><text:span text:style-name="T834">(0)</text:span><text:span text:style-name="T918"> = </text:span><text:span text:style-name="T856">1</text:span><text:span text:style-name="T858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39"><text:span text:style-name="T855">r</text:span><text:span text:style-name="T834">(n)</text:span><text:span text:style-name="T877"> = </text:span><text:span text:style-name="T875">6</text:span><text:span text:style-name="T876"> *</text:span><text:span text:style-name="T1220"> </text:span><text:span text:style-name="T855">r</text:span><text:span text:style-name="T834">(n-</text:span><text:span text:style-name="T835">1</text:span><text:span text:style-name="T834">)</text:span><text:span text:style-name="T877">–</text:span><text:span text:style-name="T855">r</text:span><text:span text:style-name="T834">(n-</text:span><text:span text:style-name="T835">2</text:span><text:span text:style-name="T834">)</text:span><text:span text:style-name="T877">。</text:span><text:span text:style-name="T1016">F(n) = </text:span><text:span text:style-name="T1017">b</text:span><text:span text:style-name="T1018"> * </text:span><text:span text:style-name="T1016">F(n–1) + </text:span><text:span text:style-name="T1017">c</text:span><text:span text:style-name="T1016"> * F(n–2)。</text:span><text:span text:style-name="T1023">（相關描述在 </text:span><text:span text:style-name="T1021">數學</text:span><text:span text:style-name="T1023"> 文件群的 </text:span><text:span text:style-name="T1022">黃金比例</text:span><text:span text:style-name="T1023">）</text:span></text:p>
                  <text:list>
                    <text:list-item>
                      <text:p text:style-name="P540"><text:span text:style-name="T856">r</text:span><text:span text:style-name="T834">(0)</text:span><text:span text:style-name="T917"> = </text:span><text:span text:style-name="T856">1</text:span><text:span text:style-name="T847">。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8"><text:bookmark-start text:name="開根號"/>開根號<text:bookmark-end text:name="開根號"/></text:p>
          <text:list>
            <text:list-item>
              <text:p text:style-name="P49">假定<text:span text:style-name="T1">，</text:span><text:span text:style-name="T383">a</text:span><text:span text:style-name="T384">、</text:span><text:span text:style-name="T383">b</text:span><text:span text:style-name="T1267"> 都是 </text:span>整數<text:span text:style-name="T248">。</text:span></text:p>
              <text:list>
                <text:list-item>
                  <text:p text:style-name="P50">假定<text:span text:style-name="T67">，</text:span><text:span text:style-name="T1">(</text:span><text:span text:style-name="T248">a </text:span><text:span text:style-name="T249">+ </text:span><text:span text:style-name="T248">b</text:span><text:span text:style-name="T1">)</text:span><text:span text:style-name="T1267"> 是 偶數</text:span><text:span text:style-name="T248">。</text:span></text:p>
                </text:list-item>
                <text:list-item>
                  <text:p text:style-name="P525"><text:span text:style-name="T846">√</text:span><text:span text:style-name="T858">(</text:span><text:span text:style-name="T859">(</text:span><text:span text:style-name="T858">(</text:span><text:span text:style-name="T860">a</text:span><text:span text:style-name="T798">2</text:span><text:span text:style-name="T858"> + </text:span><text:span text:style-name="T860">b</text:span><text:span text:style-name="T798">2</text:span><text:span text:style-name="T858">) / </text:span><text:span text:style-name="T878">2</text:span><text:span text:style-name="T879">)</text:span><text:span text:style-name="T799">2</text:span><text:span text:style-name="T858"> + </text:span><text:span text:style-name="T860">a</text:span><text:span text:style-name="T798">2</text:span><text:span text:style-name="T858"> + </text:span><text:span text:style-name="T860">b</text:span><text:span text:style-name="T798">2</text:span><text:span text:style-name="T858"> + 1</text:span><text:span text:style-name="T805">2</text:span><text:span text:style-name="T858">) </text:span><text:span text:style-name="T918">是 整數</text:span><text:span text:style-name="T858">。</text:span></text:p>
                </text:list-item>
                <text:list-item>
                  <text:p text:style-name="P716"><text:span text:style-name="T918">假定，</text:span><text:span text:style-name="T860">a</text:span><text:span text:style-name="T798">2</text:span><text:span text:style-name="T858"> + </text:span><text:span text:style-name="T860">b</text:span><text:span text:style-name="T798">2</text:span><text:span text:style-name="T861"> = c</text:span><text:span text:style-name="T800">2</text:span><text:span text:style-name="T861">。</text:span><text:span text:style-name="T1006">（</text:span><text:span text:style-name="T1019">明顯例子</text:span><text:span text:style-name="T1007">，</text:span><text:span text:style-name="T1008">畢氏定理</text:span><text:span text:style-name="T1006">）</text:span></text:p>
                  <text:list>
                    <text:list-item>
                      <text:p text:style-name="P717"><text:span text:style-name="T846">√</text:span><text:span text:style-name="T858">(</text:span><text:span text:style-name="T859">(</text:span><text:span text:style-name="T861">c</text:span><text:span text:style-name="T798">2</text:span><text:span text:style-name="T858"> / </text:span><text:span text:style-name="T863">2</text:span><text:span text:style-name="T859">)</text:span><text:span text:style-name="T798">2</text:span><text:span text:style-name="T858"> + </text:span><text:span text:style-name="T862">c</text:span><text:span text:style-name="T798">2</text:span><text:span text:style-name="T858"> + 1</text:span><text:span text:style-name="T805">2</text:span><text:span text:style-name="T858">) </text:span><text:span text:style-name="T918">是 整數</text:span><text:span text:style-name="T858">。</text:span></text:p>
                      <text:list>
                        <text:list-item>
                          <text:p text:style-name="P718"><text:span text:style-name="T846">√</text:span><text:span text:style-name="T858">(</text:span><text:span text:style-name="T859">(</text:span><text:span text:style-name="T861">c</text:span><text:span text:style-name="T798">2</text:span><text:span text:style-name="T858"> / </text:span><text:span text:style-name="T863">2</text:span><text:span text:style-name="T859">)</text:span><text:span text:style-name="T798">2</text:span><text:span text:style-name="T858"> + </text:span><text:span text:style-name="T862">c</text:span><text:span text:style-name="T798">2</text:span><text:span text:style-name="T858"> + 1</text:span><text:span text:style-name="T805">2</text:span><text:span text:style-name="T858">) </text:span><text:span text:style-name="T866">= </text:span><text:span text:style-name="T859">(</text:span><text:span text:style-name="T861">c</text:span><text:span text:style-name="T801">2</text:span><text:span text:style-name="T861"> </text:span><text:span text:style-name="T865">+ 2) </text:span><text:span text:style-name="T858">/ </text:span><text:span text:style-name="T863">2，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19"><text:span text:style-name="T918">假定，</text:span><text:span text:style-name="T864">d</text:span><text:span text:style-name="T861"> = c</text:span><text:span text:style-name="T800">2</text:span><text:span text:style-name="T861"> </text:span><text:span text:style-name="T858">/ </text:span><text:span text:style-name="T863">2</text:span><text:span text:style-name="T861">。</text:span><text:span text:style-name="T1020">（一元二次方程式）</text:span></text:p>
                  <text:list>
                    <text:list-item>
                      <text:p text:style-name="P720"><text:span text:style-name="T846">√</text:span><text:span text:style-name="T858">(</text:span><text:span text:style-name="T864">d</text:span><text:span text:style-name="T798">2</text:span><text:span text:style-name="T858"> + (</text:span><text:span text:style-name="T863">2 * </text:span><text:span text:style-name="T864">d</text:span><text:span text:style-name="T858">) + 1</text:span><text:span text:style-name="T805">2</text:span><text:span text:style-name="T858">) </text:span><text:span text:style-name="T918">是 整數</text:span><text:span text:style-name="T858">。</text:span></text:p>
                      <text:list>
                        <text:list-item>
                          <text:p text:style-name="P721"><text:span text:style-name="T846">√</text:span><text:span text:style-name="T858">(</text:span><text:span text:style-name="T864">d</text:span><text:span text:style-name="T798">2</text:span><text:span text:style-name="T858"> + (</text:span><text:span text:style-name="T863">2 * </text:span><text:span text:style-name="T864">d</text:span><text:span text:style-name="T858">) + 1</text:span><text:span text:style-name="T805">2</text:span><text:span text:style-name="T858">) </text:span><text:span text:style-name="T866">= </text:span><text:span text:style-name="T859">(</text:span><text:span text:style-name="T874">d</text:span><text:span text:style-name="T861"> </text:span><text:span text:style-name="T865">+ </text:span><text:span text:style-name="T874">1</text:span><text:span text:style-name="T865">)</text:span><text:span text:style-name="T863">。</text:span></text:p>
                        </text:list-item>
                      </text:list>
                    </text:list-item>
                    <text:list-item>
                      <text:p text:style-name="P722"><text:span text:style-name="T870">2 * (</text:span><text:span text:style-name="T858">((</text:span><text:span text:style-name="T861">c</text:span><text:span text:style-name="T800">2</text:span><text:span text:style-name="T858"> / 2)</text:span><text:span text:style-name="T798">2</text:span><text:span text:style-name="T858">) - </text:span><text:span text:style-name="T870">1</text:span><text:span text:style-name="T1222">2</text:span><text:span text:style-name="T858">) - </text:span><text:span text:style-name="T846">√</text:span><text:span text:style-name="T858">((</text:span><text:span text:style-name="T861">c</text:span><text:span text:style-name="T802">4</text:span><text:span text:style-name="T858"> / </text:span><text:span text:style-name="T867">2)</text:span><text:span text:style-name="T803">2</text:span><text:span text:style-name="T858"> + </text:span><text:span text:style-name="T861">c</text:span><text:span text:style-name="T802">4</text:span><text:span text:style-name="T858"> + 1</text:span><text:span text:style-name="T1222">2</text:span><text:span text:style-name="T858">) </text:span><text:span text:style-name="T868">= -</text:span><text:span text:style-name="T869">3</text:span><text:span text:style-name="T858">。</text:span></text:p>
                      <text:list>
                        <text:list-item>
                          <text:p text:style-name="P723"><text:span text:style-name="T918">假定，</text:span><text:span text:style-name="T871">e</text:span><text:span text:style-name="T861"> = c</text:span><text:span text:style-name="T804">4</text:span><text:span text:style-name="T861"> </text:span><text:span text:style-name="T858">/ </text:span><text:span text:style-name="T863">2</text:span><text:span text:style-name="T861">。</text:span></text:p>
                          <text:list>
                            <text:list-item>
                              <text:p text:style-name="P724"><text:span text:style-name="T870">2 * ((</text:span><text:span text:style-name="T872">e / 2</text:span><text:span text:style-name="T858">)</text:span><text:span text:style-name="T872"> </text:span><text:span text:style-name="T858">- </text:span><text:span text:style-name="T870">1</text:span><text:span text:style-name="T858">) - (</text:span><text:span text:style-name="T871">e</text:span><text:span text:style-name="T858"> + 1) </text:span><text:span text:style-name="T868">= -</text:span><text:span text:style-name="T869">3</text:span><text:span text:style-name="T858">。</text:span></text:p>
                            </text:list-item>
                            <text:list-item>
                              <text:p text:style-name="P725"><text:span text:style-name="T870">(</text:span><text:span text:style-name="T872">e</text:span><text:span text:style-name="T858">-</text:span><text:span text:style-name="T873">2</text:span><text:span text:style-name="T858">) - (</text:span><text:span text:style-name="T871">e</text:span><text:span text:style-name="T858"> + 1) </text:span><text:span text:style-name="T868">= -</text:span><text:span text:style-name="T869">3</text:span><text:span text:style-name="T858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<text:span text:style-name="T1266">假定，</text:span><text:span text:style-name="T373">d</text:span><text:span text:style-name="T1266"> 是 整數</text:span><text:span text:style-name="T286">。</text:span></text:p>
              <text:list>
                <text:list-item>
                  <text:p text:style-name="P13"><text:span text:style-name="T375">(d </text:span><text:span text:style-name="T376">+</text:span><text:span text:style-name="T375"> </text:span><text:span text:style-name="T380">1</text:span><text:span text:style-name="T377">) </text:span><text:span text:style-name="T1266">是 整數</text:span><text:span text:style-name="T286">。</text:span></text:p>
                </text:list-item>
                <text:list-item>
                  <text:p text:style-name="P14"><text:span text:style-name="T375">(d </text:span><text:span text:style-name="T376">+</text:span><text:span text:style-name="T375"> </text:span><text:span text:style-name="T379">1</text:span><text:span text:style-name="T377">)</text:span><text:span text:style-name="T375"> =</text:span><text:span text:style-name="T535"> </text:span><text:span text:style-name="T473">n</text:span><text:span text:style-name="T18">√</text:span><text:span text:style-name="T375">((</text:span><text:span text:style-name="T373">d</text:span><text:span text:style-name="T375"> + </text:span><text:span text:style-name="T379">1</text:span><text:span text:style-name="T375">)</text:span><text:span text:style-name="T535">n</text:span><text:span text:style-name="T375">)</text:span><text:span text:style-name="T374">。</text:span></text:p>
                  <text:list>
                    <text:list-item>
                      <text:p text:style-name="P58"><text:span text:style-name="T375">(d </text:span><text:span text:style-name="T376">+</text:span><text:span text:style-name="T375"> </text:span><text:span text:style-name="T379">1</text:span><text:span text:style-name="T377">)</text:span><text:span text:style-name="T375"> =</text:span><text:span text:style-name="T535"> </text:span><text:span text:style-name="T473">n</text:span><text:span text:style-name="T18">√</text:span><text:span text:style-name="T375">(</text:span><text:span text:style-name="T381">一元</text:span><text:span text:style-name="T382">n次方程式</text:span><text:span text:style-name="T375">)</text:span><text:span text:style-name="T382">。</text:span></text:p>
                    </text:list-item>
                  </text:list>
                </text:list-item>
                <text:list-item>
                  <text:p text:style-name="P14"><text:span text:style-name="T375">(d </text:span><text:span text:style-name="T376">+</text:span><text:span text:style-name="T375"> </text:span><text:span text:style-name="T379">1</text:span><text:span text:style-name="T377">)</text:span><text:span text:style-name="T375"> =</text:span><text:span text:style-name="T535"> </text:span><text:span text:style-name="T473">n</text:span><text:span text:style-name="T18">√</text:span><text:span text:style-name="T375">(</text:span><text:span text:style-name="T378">Σ</text:span><text:span text:style-name="T375">(</text:span><text:span text:style-name="T378">m</text:span><text:span text:style-name="T677">i</text:span><text:span text:style-name="T378"> * </text:span><text:span text:style-name="T373">d</text:span><text:span text:style-name="T536">i</text:span><text:span text:style-name="T375">))</text:span><text:span text:style-name="T374">。</text:span></text:p>
                  <text:list>
                    <text:list-item>
                      <text:p text:style-name="P60"><text:span text:style-name="T374">n </text:span><text:span text:style-name="T1249">≥</text:span><text:span text:style-name="T1"> </text:span><text:span text:style-name="T378">i</text:span><text:span text:style-name="T374"> </text:span><text:span text:style-name="T1249">≥</text:span><text:span text:style-name="T1"> 0</text:span><text:span text:style-name="T67">。</text:span></text:p>
                    </text:list-item>
                    <text:list-item>
                      <text:p text:style-name="P61"><text:span text:style-name="T378">m</text:span><text:span text:style-name="T677">i</text:span><text:span text:style-name="T378"> 的</text:span><text:span text:style-name="T381">分布，符合 三角形分布。</text:span></text:p>
                      <text:list>
                        <text:list-item>
                          <text:p text:style-name="P260">三角形分布 的 明顯例子。</text:p>
                          <text:list>
                            <text:list-item>
                              <text:p text:style-name="P59"><text:span text:style-name="T381"><text:s text:c="2"/>1</text:span><text:span text:style-name="T1">。</text:span></text:p>
                            </text:list-item>
                            <text:list-item>
                              <text:p text:style-name="P59"><text:span text:style-name="T381"><text:s/>1 </text:span><text:span text:style-name="T1">1。</text:span></text:p>
                            </text:list-item>
                            <text:list-item>
                              <text:p text:style-name="P261">1 2 1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2"><text:span text:style-name="T1247">明顯例子，</text:span><text:span text:style-name="T1245">假定，</text:span><text:span text:style-name="T1269">n</text:span><text:span text:style-name="T1245"> </text:span><text:span text:style-name="T1266">= </text:span>2<text:span text:style-name="T286">。</text:span></text:p>
                      <text:list>
                        <text:list-item>
                          <text:p text:style-name="P263"><text:span text:style-name="T1266">(d + 1) =</text:span><text:span text:style-name="T563"> </text:span><text:span text:style-name="T1270">√</text:span><text:span text:style-name="T1266">(d</text:span><text:span text:style-name="T462">2</text:span> <text:span text:style-name="T1271">+ </text:span>2<text:span text:style-name="T1266">d</text:span> <text:span text:style-name="T1271">+ 1)。</text:span><text:span text:style-name="T1041">=</text:span><text:span text:style-name="T1032"> </text:span><text:span text:style-name="T1042">√</text:span><text:span text:style-name="T1043">(1d</text:span><text:span text:style-name="T1030">2</text:span><text:span text:style-name="T979"> </text:span><text:span text:style-name="T1041">+ </text:span><text:span text:style-name="T979">2</text:span><text:span text:style-name="T1043">d</text:span><text:span text:style-name="T1033">1</text:span><text:span text:style-name="T979"> </text:span><text:span text:style-name="T1041">+ 1d</text:span><text:span text:style-name="T1034">0</text:span><text:span text:style-name="T1041">)</text:span></text:p>
                        </text:list-item>
                        <text:list-item>
                          <text:p text:style-name="P264"><text:span text:style-name="T1245">假定，</text:span><text:span text:style-name="T1268">d = c</text:span><text:span text:style-name="T564">2</text:span><text:span text:style-name="T1272"> / 2</text:span><text:span text:style-name="T292">。</text:span></text:p>
                        </text:list-item>
                        <text:list-item>
                          <text:p text:style-name="P265"><text:span text:style-name="T1266">(d + 1) =</text:span><text:span text:style-name="T563"> </text:span><text:span text:style-name="T1270">√</text:span><text:span text:style-name="T1266">((c</text:span><text:span text:style-name="T564">2</text:span><text:span text:style-name="T1272"> / 2)</text:span><text:span text:style-name="T462">2</text:span> <text:span text:style-name="T1271">+ c</text:span><text:span text:style-name="T564">2</text:span> <text:span text:style-name="T1271">+ 1)。</text:span></text:p>
                        </text:list-item>
                        <text:list-item>
                          <text:p text:style-name="P265"><text:span text:style-name="T1245">假定，</text:span><text:span text:style-name="T1268">c</text:span><text:span text:style-name="T564">2</text:span><text:span text:style-name="T1268"> = a</text:span><text:span text:style-name="T565">2</text:span><text:span text:style-name="T1266"> + b</text:span><text:span text:style-name="T565">2</text:span><text:span text:style-name="T292">。</text:span></text:p>
                        </text:list-item>
                        <text:list-item>
                          <text:p text:style-name="P265"><text:span text:style-name="T1266">(d + 1) =</text:span><text:span text:style-name="T563"> </text:span><text:span text:style-name="T1270">√</text:span><text:span text:style-name="T1266">(((a</text:span><text:span text:style-name="T565">2</text:span><text:span text:style-name="T1266"> + b</text:span><text:span text:style-name="T565">2</text:span><text:span text:style-name="T1266">) / 2)</text:span><text:span text:style-name="T462">2</text:span> <text:span text:style-name="T1271">+ (a</text:span><text:span text:style-name="T565">2</text:span><text:span text:style-name="T1266"> + b</text:span><text:span text:style-name="T565">2</text:span><text:span text:style-name="T1266">)</text:span> <text:span text:style-name="T1271">+ 1)。</text:span></text:p>
                        </text:list-item>
                        <text:list-item>
                          <text:p text:style-name="P266"><text:span text:style-name="T1245">假定</text:span><text:span text:style-name="T1266">，a、b</text:span><text:span text:style-name="T1246"> 都是 </text:span><text:span text:style-name="T1245">整數，</text:span><text:span text:style-name="T1266">(a + b)</text:span><text:span text:style-name="T1246"> 是 偶數</text:span><text:span text:style-name="T292">。</text:span></text:p>
                          <text:list>
                            <text:list-item>
                              <text:p text:style-name="P267"><text:span text:style-name="T1268">c</text:span><text:span text:style-name="T564">2</text:span><text:span text:style-name="T1246"> 是 偶數</text:span><text:span text:style-name="T292">。</text:span></text:p>
                            </text:list-item>
                            <text:list-item>
                              <text:p text:style-name="P267"><text:span text:style-name="T1268">c</text:span><text:span text:style-name="T564">2</text:span><text:span text:style-name="T1272"> / 2</text:span><text:span text:style-name="T1245"> 是 整數</text:span><text:span text:style-name="T286">。</text:span></text:p>
                            </text:list-item>
                            <text:list-item>
                              <text:p text:style-name="P267"><text:span text:style-name="T1268">d</text:span><text:span text:style-name="T1245"> 是 整數</text:span><text:span text:style-name="T286">。</text:span></text:p>
                            </text:list-item>
                          </text:list>
                        </text:list-item>
                        <text:list-item>
                          <text:p text:style-name="P268"><text:span text:style-name="T1270">√</text:span><text:span text:style-name="T1266">(((a</text:span><text:span text:style-name="T565">2</text:span><text:span text:style-name="T1266"> + b</text:span><text:span text:style-name="T565">2</text:span><text:span text:style-name="T1266">) / 2)</text:span><text:span text:style-name="T462">2</text:span> <text:span text:style-name="T1271">+ (a</text:span><text:span text:style-name="T565">2</text:span><text:span text:style-name="T1266"> + b</text:span><text:span text:style-name="T565">2</text:span><text:span text:style-name="T1266">)</text:span> <text:span text:style-name="T1271">+ 1)</text:span><text:span text:style-name="T1245"> 是 整數</text:span><text:span text:style-name="T286">。</text:span></text:p>
                          <text:list>
                            <text:list-item>
                              <text:p text:style-name="P269"><text:span text:style-name="T1266">(d + 1)</text:span><text:span text:style-name="T1245"> 是 整數</text:span><text:span text:style-name="T286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76"><text:span text:style-name="T178">開根號</text:span><text:span text:style-name="T67">。</text:span></text:p>
              <text:list>
                <text:list-item>
                  <text:list>
                    <text:list-item>
                      <text:p text:style-name="P402"><text:span text:style-name="T172">假定</text:span><text:span text:style-name="T227">，</text:span><text:span text:style-name="T90">h</text:span><text:span text:style-name="T607">(</text:span><text:span text:style-name="T653">i</text:span><text:span text:style-name="T607">)</text:span><text:span text:style-name="T72"> = (</text:span><text:span text:style-name="T90">h</text:span><text:span text:style-name="T607">(</text:span><text:span text:style-name="T653">i</text:span><text:span text:style-name="T607">–1)</text:span><text:span text:style-name="T202"> *</text:span><text:span text:style-name="T72"> </text:span><text:span text:style-name="T152">s</text:span><text:span text:style-name="T72"> + </text:span><text:span text:style-name="T177">c</text:span><text:span text:style-name="T499">(2</text:span><text:span text:style-name="T582"> *</text:span><text:span text:style-name="T499"> </text:span><text:span text:style-name="T484">k</text:span><text:span text:style-name="T521">)</text:span><text:span text:style-name="T72"> / </text:span><text:span text:style-name="T90">h</text:span><text:span text:style-name="T607">(</text:span><text:span text:style-name="T653">i</text:span><text:span text:style-name="T607">–1)</text:span><text:span text:style-name="T125">)</text:span><text:span text:style-name="T72"> / (</text:span><text:span text:style-name="T193">p</text:span><text:span text:style-name="T499">(2</text:span><text:span text:style-name="T582"> *</text:span><text:span text:style-name="T499"> </text:span><text:span text:style-name="T485">j</text:span><text:span text:style-name="T521">)</text:span><text:span text:style-name="T72"> + </text:span><text:span text:style-name="T152">s</text:span><text:span text:style-name="T72">)</text:span><text:span text:style-name="T286">。</text:span></text:p>
                      <text:list>
                        <text:list-item>
                          <text:p text:style-name="P402"><text:span text:style-name="T172">假定</text:span><text:span text:style-name="T227">，</text:span><text:span text:style-name="T90">h</text:span><text:span text:style-name="T607">(</text:span><text:span text:style-name="T653">i</text:span><text:span text:style-name="T607">)</text:span><text:span text:style-name="T72"> = </text:span><text:span text:style-name="T90">h</text:span><text:span text:style-name="T607">(</text:span><text:span text:style-name="T653">i</text:span><text:span text:style-name="T607">–1)</text:span><text:span text:style-name="T193">。</text:span></text:p>
                          <text:list>
                            <text:list-item>
                              <text:p text:style-name="P700"><text:span text:style-name="T90">h</text:span><text:span text:style-name="T607">(</text:span><text:span text:style-name="T653">i</text:span><text:span text:style-name="T607">)</text:span><text:span text:style-name="T72"> = (</text:span><text:span text:style-name="T90">h</text:span><text:span text:style-name="T607">(</text:span><text:span text:style-name="T653">i</text:span><text:span text:style-name="T607">)</text:span><text:span text:style-name="T202"> *</text:span><text:span text:style-name="T72"> </text:span><text:span text:style-name="T152">s</text:span><text:span text:style-name="T72"> + </text:span><text:span text:style-name="T177">c</text:span><text:span text:style-name="T499">(2</text:span><text:span text:style-name="T582"> *</text:span><text:span text:style-name="T499"> </text:span><text:span text:style-name="T484">k</text:span><text:span text:style-name="T521">)</text:span><text:span text:style-name="T72"> / </text:span><text:span text:style-name="T90">h</text:span><text:span text:style-name="T607">(</text:span><text:span text:style-name="T653">i</text:span><text:span text:style-name="T607">)</text:span><text:span text:style-name="T125">)</text:span><text:span text:style-name="T72"> / (</text:span><text:span text:style-name="T193">p</text:span><text:span text:style-name="T499">(2</text:span><text:span text:style-name="T582"> *</text:span><text:span text:style-name="T499"> </text:span><text:span text:style-name="T485">j</text:span><text:span text:style-name="T521">)</text:span><text:span text:style-name="T72"> + </text:span><text:span text:style-name="T152">s</text:span><text:span text:style-name="T72">)</text:span><text:span text:style-name="T193">。</text:span></text:p>
                            </text:list-item>
                            <text:list-item>
                              <text:p text:style-name="P700"><text:span text:style-name="T90">h</text:span><text:span text:style-name="T607">(</text:span><text:span text:style-name="T653">i</text:span><text:span text:style-name="T607">)</text:span><text:span text:style-name="T202"> * </text:span><text:span text:style-name="T72">(</text:span><text:span text:style-name="T193">p</text:span><text:span text:style-name="T499">(2</text:span><text:span text:style-name="T582"> *</text:span><text:span text:style-name="T499"> </text:span><text:span text:style-name="T485">j</text:span><text:span text:style-name="T521">)</text:span><text:span text:style-name="T72"> + </text:span><text:span text:style-name="T152">s</text:span><text:span text:style-name="T72">) = </text:span><text:span text:style-name="T90">h</text:span><text:span text:style-name="T607">(</text:span><text:span text:style-name="T653">i</text:span><text:span text:style-name="T607">)</text:span><text:span text:style-name="T72"> </text:span><text:span text:style-name="T202">*</text:span><text:span text:style-name="T72"> </text:span><text:span text:style-name="T152">s</text:span><text:span text:style-name="T72"> + </text:span><text:span text:style-name="T177">c</text:span><text:span text:style-name="T499">(2</text:span><text:span text:style-name="T582"> *</text:span><text:span text:style-name="T499"> </text:span><text:span text:style-name="T484">k</text:span><text:span text:style-name="T521">)</text:span><text:span text:style-name="T72"> / </text:span><text:span text:style-name="T90">h</text:span><text:span text:style-name="T607">(</text:span><text:span text:style-name="T653">i</text:span><text:span text:style-name="T607">)</text:span><text:span text:style-name="T193">。</text:span></text:p>
                            </text:list-item>
                            <text:list-item>
                              <text:p text:style-name="P700"><text:span text:style-name="T90">h</text:span><text:span text:style-name="T607">(</text:span><text:span text:style-name="T653">i</text:span><text:span text:style-name="T607">)</text:span><text:span text:style-name="T202"> * </text:span><text:span text:style-name="T72">(</text:span><text:span text:style-name="T193">p</text:span><text:span text:style-name="T499">(2</text:span><text:span text:style-name="T582"> *</text:span><text:span text:style-name="T499"> </text:span><text:span text:style-name="T485">j</text:span><text:span text:style-name="T521">)</text:span><text:span text:style-name="T72"> + </text:span><text:span text:style-name="T152">s</text:span><text:span text:style-name="T179">–</text:span><text:span text:style-name="T152">s</text:span><text:span text:style-name="T72">) = </text:span><text:span text:style-name="T177">c</text:span><text:span text:style-name="T499">(2</text:span><text:span text:style-name="T582"> *</text:span><text:span text:style-name="T499"> </text:span><text:span text:style-name="T484">k</text:span><text:span text:style-name="T521">)</text:span><text:span text:style-name="T72"> / </text:span><text:span text:style-name="T90">h</text:span><text:span text:style-name="T607">(</text:span><text:span text:style-name="T653">i</text:span><text:span text:style-name="T607">)</text:span><text:span text:style-name="T193">。</text:span></text:p>
                            </text:list-item>
                            <text:list-item>
                              <text:p text:style-name="P700"><text:span text:style-name="T72">(</text:span><text:span text:style-name="T90">h</text:span><text:span text:style-name="T607">(</text:span><text:span text:style-name="T653">i</text:span><text:span text:style-name="T607">)</text:span><text:span text:style-name="T72">)</text:span><text:span text:style-name="T499">2</text:span><text:span text:style-name="T72"> = </text:span><text:span text:style-name="T177">c</text:span><text:span text:style-name="T499">(2</text:span><text:span text:style-name="T582"> *</text:span><text:span text:style-name="T499"> </text:span><text:span text:style-name="T484">k</text:span><text:span text:style-name="T521">)</text:span><text:span text:style-name="T72"> / (</text:span><text:span text:style-name="T193">p</text:span><text:span text:style-name="T499">(2</text:span><text:span text:style-name="T582"> *</text:span><text:span text:style-name="T499"> </text:span><text:span text:style-name="T485">j</text:span><text:span text:style-name="T521">)</text:span><text:span text:style-name="T72">)</text:span><text:span text:style-name="T193">。</text:span></text:p>
                            </text:list-item>
                            <text:list-item>
                              <text:p text:style-name="P402"><text:span text:style-name="T90">h</text:span><text:span text:style-name="T607">(</text:span><text:span text:style-name="T653">i</text:span><text:span text:style-name="T607">)</text:span><text:span text:style-name="T72"> = </text:span><text:span text:style-name="T177">c</text:span><text:span text:style-name="T484">k</text:span><text:span text:style-name="T72"> / </text:span><text:span text:style-name="T193">p</text:span><text:span text:style-name="T485">j</text:span><text:span text:style-name="T193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77"><text:span text:style-name="T90">h</text:span><text:span text:style-name="T607">(</text:span><text:span text:style-name="T653">i</text:span><text:span text:style-name="T607">)</text:span><text:span text:style-name="T72"> = (</text:span><text:span text:style-name="T90">h</text:span><text:span text:style-name="T607">(</text:span><text:span text:style-name="T653">i</text:span><text:span text:style-name="T607">–1)</text:span><text:span text:style-name="T72"> + </text:span><text:span text:style-name="T177">c</text:span><text:span text:style-name="T499">(2</text:span><text:span text:style-name="T582"> *</text:span><text:span text:style-name="T499"> </text:span><text:span text:style-name="T484">k</text:span><text:span text:style-name="T521">)</text:span><text:span text:style-name="T72"> / </text:span><text:span text:style-name="T90">h</text:span><text:span text:style-name="T607">(</text:span><text:span text:style-name="T653">i</text:span><text:span text:style-name="T607">–1)</text:span><text:span text:style-name="T125">)</text:span><text:span text:style-name="T72"> / (</text:span><text:span text:style-name="T193">p</text:span><text:span text:style-name="T499">(2</text:span><text:span text:style-name="T582"> *</text:span><text:span text:style-name="T499"> </text:span><text:span text:style-name="T485">j</text:span><text:span text:style-name="T521">)</text:span><text:span text:style-name="T72"> + 1)</text:span><text:span text:style-name="T286">。</text:span></text:p>
                      <text:list>
                        <text:list-item>
                          <text:p text:style-name="P403"><text:span text:style-name="T172">假定</text:span><text:span text:style-name="T227">，</text:span><text:span text:style-name="T90">h</text:span><text:span text:style-name="T607">(</text:span><text:span text:style-name="T653">i</text:span><text:span text:style-name="T607">)</text:span><text:span text:style-name="T72"> = </text:span><text:span text:style-name="T90">h</text:span><text:span text:style-name="T607">(</text:span><text:span text:style-name="T653">i</text:span><text:span text:style-name="T607">–1)</text:span><text:span text:style-name="T172">。</text:span></text:p>
                          <text:list>
                            <text:list-item>
                              <text:p text:style-name="P701"><text:span text:style-name="T90">h</text:span><text:span text:style-name="T607">(</text:span><text:span text:style-name="T653">i</text:span><text:span text:style-name="T607">)</text:span><text:span text:style-name="T72"> = (</text:span><text:span text:style-name="T90">h</text:span><text:span text:style-name="T607">(</text:span><text:span text:style-name="T653">i</text:span><text:span text:style-name="T607">)</text:span><text:span text:style-name="T72"> + </text:span><text:span text:style-name="T177">c</text:span><text:span text:style-name="T499">(2</text:span><text:span text:style-name="T582"> *</text:span><text:span text:style-name="T499"> </text:span><text:span text:style-name="T484">k</text:span><text:span text:style-name="T521">)</text:span><text:span text:style-name="T72"> / </text:span><text:span text:style-name="T90">h</text:span><text:span text:style-name="T607">(</text:span><text:span text:style-name="T653">i</text:span><text:span text:style-name="T607">)</text:span><text:span text:style-name="T125">)</text:span><text:span text:style-name="T72"> / (</text:span><text:span text:style-name="T193">p</text:span><text:span text:style-name="T499">(2</text:span><text:span text:style-name="T582"> *</text:span><text:span text:style-name="T499"> </text:span><text:span text:style-name="T485">j</text:span><text:span text:style-name="T521">)</text:span><text:span text:style-name="T72"> + 1)</text:span><text:span text:style-name="T172">。</text:span></text:p>
                            </text:list-item>
                            <text:list-item>
                              <text:p text:style-name="P701"><text:span text:style-name="T90">h</text:span><text:span text:style-name="T607">(</text:span><text:span text:style-name="T653">i</text:span><text:span text:style-name="T607">)</text:span><text:span text:style-name="T202"> *</text:span><text:span text:style-name="T72"> (</text:span><text:span text:style-name="T193">p</text:span><text:span text:style-name="T499">(2</text:span><text:span text:style-name="T582"> *</text:span><text:span text:style-name="T499"> </text:span><text:span text:style-name="T485">j</text:span><text:span text:style-name="T521">)</text:span><text:span text:style-name="T72"> + 1) = </text:span><text:span text:style-name="T90">h</text:span><text:span text:style-name="T607">(</text:span><text:span text:style-name="T653">i</text:span><text:span text:style-name="T607">)</text:span><text:span text:style-name="T72"> + </text:span><text:span text:style-name="T177">c</text:span><text:span text:style-name="T499">(2</text:span><text:span text:style-name="T582"> *</text:span><text:span text:style-name="T499"> </text:span><text:span text:style-name="T484">k</text:span><text:span text:style-name="T521">)</text:span><text:span text:style-name="T72"> / </text:span><text:span text:style-name="T90">h</text:span><text:span text:style-name="T607">(</text:span><text:span text:style-name="T653">i</text:span><text:span text:style-name="T607">)</text:span><text:span text:style-name="T172">。</text:span></text:p>
                            </text:list-item>
                            <text:list-item>
                              <text:p text:style-name="P701"><text:span text:style-name="T90">h</text:span><text:span text:style-name="T607">(</text:span><text:span text:style-name="T653">i</text:span><text:span text:style-name="T607">)</text:span><text:span text:style-name="T202"> *</text:span><text:span text:style-name="T72"> </text:span><text:span text:style-name="T193">p</text:span><text:span text:style-name="T499">(2</text:span><text:span text:style-name="T582"> *</text:span><text:span text:style-name="T499"> </text:span><text:span text:style-name="T485">j</text:span><text:span text:style-name="T521">)</text:span><text:span text:style-name="T72"> = </text:span><text:span text:style-name="T177">c</text:span><text:span text:style-name="T499">(2</text:span><text:span text:style-name="T582"> *</text:span><text:span text:style-name="T499"> </text:span><text:span text:style-name="T484">k</text:span><text:span text:style-name="T521">)</text:span><text:span text:style-name="T72"> / </text:span><text:span text:style-name="T90">h</text:span><text:span text:style-name="T607">(</text:span><text:span text:style-name="T653">i</text:span><text:span text:style-name="T607">)</text:span><text:span text:style-name="T172">。</text:span></text:p>
                            </text:list-item>
                            <text:list-item>
                              <text:p text:style-name="P701"><text:span text:style-name="T72">(</text:span><text:span text:style-name="T90">h</text:span><text:span text:style-name="T607">(</text:span><text:span text:style-name="T653">i</text:span><text:span text:style-name="T607">)</text:span><text:span text:style-name="T72">)</text:span><text:span text:style-name="T499">2</text:span><text:span text:style-name="T72"> = </text:span><text:span text:style-name="T177">c</text:span><text:span text:style-name="T499">(2</text:span><text:span text:style-name="T582"> *</text:span><text:span text:style-name="T499"> </text:span><text:span text:style-name="T484">k</text:span><text:span text:style-name="T521">)</text:span><text:span text:style-name="T202"> </text:span><text:span text:style-name="T72">/ </text:span><text:span text:style-name="T193">p</text:span><text:span text:style-name="T499">(2</text:span><text:span text:style-name="T582"> *</text:span><text:span text:style-name="T499"> </text:span><text:span text:style-name="T485">j</text:span><text:span text:style-name="T521">)</text:span><text:span text:style-name="T172">。</text:span></text:p>
                            </text:list-item>
                            <text:list-item>
                              <text:p text:style-name="P403"><text:span text:style-name="T90">h</text:span><text:span text:style-name="T607">(</text:span><text:span text:style-name="T653">i</text:span><text:span text:style-name="T607">)</text:span><text:span text:style-name="T72"> = </text:span><text:span text:style-name="T177">c</text:span><text:span text:style-name="T484">k</text:span><text:span text:style-name="T202"> </text:span><text:span text:style-name="T72">/ </text:span><text:span text:style-name="T193">p</text:span><text:span text:style-name="T485">j</text:span><text:span text:style-name="T172">。</text:span></text:p>
                            </text:list-item>
                          </text:list>
                        </text:list-item>
                        <text:list-item>
                          <text:p text:style-name="P378"><text:span text:style-name="T172">假定，</text:span><text:span text:style-name="T72">(</text:span><text:span text:style-name="T193">p</text:span><text:span text:style-name="T499">(2</text:span><text:span text:style-name="T582"> *</text:span><text:span text:style-name="T499"> </text:span><text:span text:style-name="T485">j</text:span><text:span text:style-name="T521">)</text:span><text:span text:style-name="T72"> + 1)</text:span><text:span text:style-name="T193"> </text:span><text:span text:style-name="T195">&gt;</text:span><text:span text:style-name="T193"> </text:span><text:span text:style-name="T72">1</text:span><text:span text:style-name="T90">。</text:span></text:p>
                          <text:list>
                            <text:list-item>
                              <text:p text:style-name="P378"><text:span text:style-name="T172">假定，</text:span><text:span text:style-name="T196">q</text:span><text:span text:style-name="T72"> = (</text:span><text:span text:style-name="T90">h</text:span><text:span text:style-name="T607">(1)</text:span><text:span text:style-name="T72"> / </text:span><text:span text:style-name="T150">|</text:span><text:span text:style-name="T90">h</text:span><text:span text:style-name="T607">(1)</text:span><text:span text:style-name="T150">|</text:span><text:span text:style-name="T72">)</text:span><text:span text:style-name="T202"> * </text:span><text:span text:style-name="T72">(</text:span><text:span text:style-name="T177">c</text:span><text:span text:style-name="T484">k</text:span><text:span text:style-name="T72"> / </text:span><text:span text:style-name="T939">√</text:span><text:span text:style-name="T72">(</text:span><text:span text:style-name="T200">r</text:span><text:span text:style-name="T179">–</text:span><text:span text:style-name="T72">1))</text:span><text:span text:style-name="T90">。</text:span></text:p>
                              <text:list>
                                <text:list-item>
                                  <text:p text:style-name="P379"><text:span text:style-name="T172">假定，</text:span><text:span text:style-name="T193">p</text:span><text:span text:style-name="T485">j</text:span><text:span text:style-name="T72"> = </text:span><text:span text:style-name="T939">√</text:span><text:span text:style-name="T72">(</text:span><text:span text:style-name="T200">r</text:span><text:span text:style-name="T179">–</text:span><text:span text:style-name="T72">1)</text:span><text:span text:style-name="T172">。</text:span></text:p>
                                </text:list-item>
                                <text:list-item>
                                  <text:p text:style-name="P378"><text:span text:style-name="T196">q</text:span><text:span text:style-name="T72"> = (</text:span><text:span text:style-name="T90">h</text:span><text:span text:style-name="T607">(1)</text:span><text:span text:style-name="T72"> / </text:span><text:span text:style-name="T150">|</text:span><text:span text:style-name="T90">h</text:span><text:span text:style-name="T607">(1)</text:span><text:span text:style-name="T150">|</text:span><text:span text:style-name="T72">)</text:span><text:span text:style-name="T202"> * </text:span><text:span text:style-name="T72">(</text:span><text:span text:style-name="T177">c</text:span><text:span text:style-name="T484">k</text:span><text:span text:style-name="T72"> / </text:span><text:span text:style-name="T193">p</text:span><text:span text:style-name="T485">j</text:span><text:span text:style-name="T72">)</text:span><text:span text:style-name="T90">。</text:span></text:p>
                                </text:list-item>
                              </text:list>
                            </text:list-item>
                            <text:list-item>
                              <text:p text:style-name="P380"><text:span text:style-name="T90">h</text:span><text:span text:style-name="T607">(</text:span><text:span text:style-name="T653">i</text:span><text:span text:style-name="T607">)</text:span><text:span text:style-name="T72"> 收斂於 </text:span><text:span text:style-name="T196">q</text:span><text:span text:style-name="T286">。</text:span></text:p>
                              <text:list>
                                <text:list-item>
                                  <text:p text:style-name="P380"><text:span text:style-name="T90">h</text:span><text:span text:style-name="T607">(1)</text:span><text:span text:style-name="T1238"> 是 </text:span><text:span text:style-name="T90">h</text:span><text:span text:style-name="T607">(</text:span><text:span text:style-name="T653">i</text:span><text:span text:style-name="T607">)</text:span><text:span text:style-name="T194">的</text:span><text:span text:style-name="T72"> </text:span><text:span text:style-name="T1238">初始值</text:span><text:span text:style-name="T286">。</text:span></text:p>
                                  <text:list>
                                    <text:list-item>
                                      <text:p text:style-name="P381"><text:span text:style-name="T90">h</text:span><text:span text:style-name="T607">(1)</text:span><text:span text:style-name="T72"> </text:span><text:span text:style-name="T1241">通常、預設值</text:span><text:span text:style-name="T72"> = 1</text:span><text:span text:style-name="T286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96"><text:span text:style-name="T1239">明顯例子</text:span><text:span text:style-name="T174">，</text:span><text:span text:style-name="T172">假定，</text:span><text:span text:style-name="T192">k</text:span><text:span text:style-name="T72"> = (1 / 2)。</text:span></text:p>
                              <text:list>
                                <text:list-item>
                                  <text:p text:style-name="P397"><text:span text:style-name="T172">假定，</text:span><text:span text:style-name="T203">j</text:span><text:span text:style-name="T72"> = 1</text:span><text:span text:style-name="T172">。</text:span></text:p>
                                </text:list-item>
                                <text:list-item>
                                  <text:p text:style-name="P398"><text:span text:style-name="T172">假定，</text:span><text:span text:style-name="T193">p</text:span><text:span text:style-name="T72"> = 1</text:span><text:span text:style-name="T90">。</text:span></text:p>
                                </text:list-item>
                                <text:list-item>
                                  <text:p text:style-name="P399"><text:span text:style-name="T172">假定，</text:span><text:span text:style-name="T90">h</text:span><text:span text:style-name="T607">(1)</text:span><text:span text:style-name="T72"> = 1</text:span><text:span text:style-name="T90">。</text:span></text:p>
                                </text:list-item>
                                <text:list-item>
                                  <text:p text:style-name="P400"><text:span text:style-name="T90">h</text:span><text:span text:style-name="T607">(</text:span><text:span text:style-name="T653">i</text:span><text:span text:style-name="T607">)</text:span><text:span text:style-name="T72"> = (</text:span><text:span text:style-name="T90">h</text:span><text:span text:style-name="T607">(</text:span><text:span text:style-name="T653">i</text:span><text:span text:style-name="T607">–1)</text:span><text:span text:style-name="T72"> + </text:span><text:span text:style-name="T177">c</text:span><text:span text:style-name="T72"> / </text:span><text:span text:style-name="T90">h</text:span><text:span text:style-name="T607">(</text:span><text:span text:style-name="T653">i</text:span><text:span text:style-name="T607">–1)</text:span><text:span text:style-name="T125">)</text:span><text:span text:style-name="T72"> / 2</text:span><text:span text:style-name="T90">。</text:span></text:p>
                                </text:list-item>
                                <text:list-item>
                                  <text:p text:style-name="P380"><text:span text:style-name="T90">h</text:span><text:span text:style-name="T607">(</text:span><text:span text:style-name="T653">i</text:span><text:span text:style-name="T607">)</text:span><text:span text:style-name="T72"> 收斂於 </text:span><text:span text:style-name="T939">√</text:span><text:span text:style-name="T177">c</text:span><text:span text:style-name="T286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78"><text:span text:style-name="T172">假定，</text:span><text:span text:style-name="T72">1</text:span><text:span text:style-name="T193"> </text:span><text:span text:style-name="T1261">≥</text:span><text:span text:style-name="T193"> </text:span><text:span text:style-name="T72">(</text:span><text:span text:style-name="T193">p</text:span><text:span text:style-name="T499">(2</text:span><text:span text:style-name="T582"> *</text:span><text:span text:style-name="T499"> </text:span><text:span text:style-name="T485">j</text:span><text:span text:style-name="T521">)</text:span><text:span text:style-name="T72"> + 1)</text:span><text:span text:style-name="T193"> </text:span><text:span text:style-name="T1261">≥</text:span><text:span text:style-name="T179">–</text:span><text:span text:style-name="T72">1</text:span><text:span text:style-name="T286">。</text:span></text:p>
                          <text:list>
                            <text:list-item>
                              <text:p text:style-name="P380"><text:span text:style-name="T90">h</text:span><text:span text:style-name="T607">(</text:span><text:span text:style-name="T653">i</text:span><text:span text:style-name="T607">)</text:span><text:span text:style-name="T72"> </text:span><text:span text:style-name="T1046">發散</text:span><text:span text:style-name="T174">。</text:span></text:p>
                            </text:list-item>
                            <text:list-item>
                              <text:p text:style-name="P382"><text:span text:style-name="T1239">明顯例子</text:span><text:span text:style-name="T174">，</text:span><text:span text:style-name="T172">假定，</text:span><text:span text:style-name="T193">p</text:span><text:span text:style-name="T72"> =</text:span><text:span text:style-name="T179">–</text:span><text:span text:style-name="T72">1</text:span><text:span text:style-name="T286">。</text:span></text:p>
                              <text:list>
                                <text:list-item>
                                  <text:p text:style-name="P383"><text:span text:style-name="T172">假定，</text:span><text:span text:style-name="T90">h</text:span><text:span text:style-name="T607">(1)</text:span><text:span text:style-name="T72"> = 1</text:span><text:span text:style-name="T90">。</text:span></text:p>
                                </text:list-item>
                                <text:list-item>
                                  <text:p text:style-name="P380"><text:span text:style-name="T90">h</text:span><text:span text:style-name="T607">(</text:span><text:span text:style-name="T653">i</text:span><text:span text:style-name="T607">)</text:span><text:span text:style-name="T72"> </text:span><text:span text:style-name="T1046">發散</text:span><text:span text:style-name="T72">於 </text:span><text:span text:style-name="T1260">∞</text:span><text:span text:style-name="T286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78"><text:span text:style-name="T172">假定，</text:span><text:span text:style-name="T179">–</text:span><text:span text:style-name="T72">1</text:span><text:span text:style-name="T193"> </text:span><text:span text:style-name="T195">&gt;</text:span><text:span text:style-name="T193"> </text:span><text:span text:style-name="T72">(</text:span><text:span text:style-name="T193">p</text:span><text:span text:style-name="T499">(2</text:span><text:span text:style-name="T582"> *</text:span><text:span text:style-name="T499"> </text:span><text:span text:style-name="T485">j</text:span><text:span text:style-name="T521">)</text:span><text:span text:style-name="T72"> + 1)</text:span><text:span text:style-name="T286">。</text:span></text:p>
                          <text:list>
                            <text:list-item>
                              <text:p text:style-name="P384"><text:span text:style-name="T172">假定，</text:span><text:span text:style-name="T196">q</text:span><text:span text:style-name="T72"> = (</text:span><text:span text:style-name="T90">h</text:span><text:span text:style-name="T607">(1)</text:span><text:span text:style-name="T72"> / </text:span><text:span text:style-name="T150">|</text:span><text:span text:style-name="T90">h</text:span><text:span text:style-name="T607">(1)</text:span><text:span text:style-name="T150">|</text:span><text:span text:style-name="T72">)</text:span><text:span text:style-name="T202"> * </text:span><text:span text:style-name="T72">(</text:span><text:span text:style-name="T177">c</text:span><text:span text:style-name="T484">k</text:span><text:span text:style-name="T72"> / </text:span><text:span text:style-name="T939">√</text:span><text:span text:style-name="T72">(</text:span><text:span text:style-name="T200">r</text:span><text:span text:style-name="T179">–</text:span><text:span text:style-name="T72">1))</text:span><text:span text:style-name="T90">。</text:span><text:span text:style-name="T1285">（</text:span><text:span text:style-name="T1282">|</text:span><text:span text:style-name="T1283">h</text:span><text:span text:style-name="T1332">(1)</text:span><text:span text:style-name="T1282">|</text:span><text:span text:style-name="T1280"> =</text:span><text:span text:style-name="T1345"> </text:span><text:span text:style-name="T1283">h</text:span><text:span text:style-name="T1332">(1)</text:span><text:span text:style-name="T1345">的 </text:span><text:span text:style-name="T1285">絕對值）</text:span></text:p>
                              <text:list>
                                <text:list-item>
                                  <text:p text:style-name="P378"><text:span text:style-name="T172">假定，</text:span><text:span text:style-name="T193">p</text:span><text:span text:style-name="T485">j</text:span><text:span text:style-name="T72"> = </text:span><text:span text:style-name="T939">√</text:span><text:span text:style-name="T72">(</text:span><text:span text:style-name="T179">–</text:span><text:span text:style-name="T72">(</text:span><text:span text:style-name="T200">r</text:span><text:span text:style-name="T72"> + 1))</text:span><text:span text:style-name="T196">。</text:span></text:p>
                                  <text:list>
                                    <text:list-item>
                                      <text:p text:style-name="P696"><text:span text:style-name="T200">r</text:span><text:span text:style-name="T72"> =</text:span><text:span text:style-name="T179">–</text:span><text:span text:style-name="T72">(</text:span><text:span text:style-name="T193">p</text:span><text:span text:style-name="T499">(2</text:span><text:span text:style-name="T582"> *</text:span><text:span text:style-name="T499"> </text:span><text:span text:style-name="T485">j</text:span><text:span text:style-name="T521">)</text:span><text:span text:style-name="T72"> + 1)</text:span><text:span text:style-name="T196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85"><text:span text:style-name="T196">q</text:span><text:span text:style-name="T72"> = (</text:span><text:span text:style-name="T90">h</text:span><text:span text:style-name="T607">(1)</text:span><text:span text:style-name="T72"> / </text:span><text:span text:style-name="T150">|</text:span><text:span text:style-name="T90">h</text:span><text:span text:style-name="T607">(1)</text:span><text:span text:style-name="T150">|</text:span><text:span text:style-name="T72">)</text:span><text:span text:style-name="T202"> * </text:span><text:span text:style-name="T72">(</text:span><text:span text:style-name="T177">c</text:span><text:span text:style-name="T484">k</text:span><text:span text:style-name="T72"> / </text:span><text:span text:style-name="T939">√</text:span><text:span text:style-name="T72">(</text:span><text:span text:style-name="T179">–</text:span><text:span text:style-name="T72">(</text:span><text:span text:style-name="T193">p</text:span><text:span text:style-name="T499">(2</text:span><text:span text:style-name="T582"> *</text:span><text:span text:style-name="T499"> </text:span><text:span text:style-name="T485">j</text:span><text:span text:style-name="T521">)</text:span><text:span text:style-name="T72"> + 2)))</text:span><text:span text:style-name="T90">。。</text:span></text:p>
                                </text:list-item>
                              </text:list>
                            </text:list-item>
                            <text:list-item>
                              <text:p text:style-name="P380"><text:span text:style-name="T90">h</text:span><text:span text:style-name="T607">(</text:span><text:span text:style-name="T653">i</text:span><text:span text:style-name="T607">)</text:span><text:span text:style-name="T72"> 收斂於（</text:span><text:span text:style-name="T196">q</text:span><text:span text:style-name="T72">、-</text:span><text:span text:style-name="T196">q</text:span><text:span text:style-name="T72">）</text:span><text:span text:style-name="T194">的</text:span><text:span text:style-name="T72"> </text:span><text:span text:style-name="T100">震盪</text:span><text:span text:style-name="T174">。</text:span></text:p>
                            </text:list-item>
                            <text:list-item>
                              <text:p text:style-name="P383"><text:span text:style-name="T1239">明顯例子</text:span><text:span text:style-name="T174">，</text:span><text:span text:style-name="T172">假定，</text:span><text:span text:style-name="T192">k</text:span><text:span text:style-name="T72"> = (1 / 2)</text:span><text:span text:style-name="T174">。</text:span></text:p>
                              <text:list>
                                <text:list-item>
                                  <text:p text:style-name="P386"><text:span text:style-name="T172">假定，</text:span><text:span text:style-name="T193">p</text:span><text:span text:style-name="T72"> = </text:span><text:span text:style-name="T939">√</text:span><text:span text:style-name="T72">(</text:span><text:span text:style-name="T179">–</text:span><text:span text:style-name="T175">4</text:span><text:span text:style-name="T72">)</text:span><text:span text:style-name="T286">。</text:span></text:p>
                                </text:list-item>
                                <text:list-item>
                                  <text:p text:style-name="P383"><text:span text:style-name="T172">假定，</text:span><text:span text:style-name="T90">h</text:span><text:span text:style-name="T607">(1)</text:span><text:span text:style-name="T72"> = 1</text:span><text:span text:style-name="T90">。</text:span></text:p>
                                </text:list-item>
                                <text:list-item>
                                  <text:p text:style-name="P380"><text:span text:style-name="T90">h</text:span><text:span text:style-name="T607">(</text:span><text:span text:style-name="T653">i</text:span><text:span text:style-name="T607">)</text:span><text:span text:style-name="T72"> 收斂於（</text:span><text:span text:style-name="T939">√</text:span><text:span text:style-name="T177">c</text:span><text:span text:style-name="T72">、</text:span><text:span text:style-name="T179">–</text:span><text:span text:style-name="T939">√</text:span><text:span text:style-name="T177">c</text:span><text:span text:style-name="T72">）</text:span><text:span text:style-name="T194">的</text:span><text:span text:style-name="T72"> </text:span><text:span text:style-name="T100">震盪</text:span><text:span text:style-name="T286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87"><text:span text:style-name="T172">假定，</text:span><text:span text:style-name="T200">r</text:span><text:span text:style-name="T193"> </text:span><text:span text:style-name="T1261">≥</text:span><text:span text:style-name="T193"> </text:span><text:span text:style-name="T197">0</text:span><text:span text:style-name="T172">。</text:span></text:p>
                          <text:list>
                            <text:list-item>
                              <text:p text:style-name="P385"><text:span text:style-name="T172">假定，</text:span><text:span text:style-name="T203">j</text:span><text:span text:style-name="T72"> = 1</text:span><text:span text:style-name="T172">。</text:span></text:p>
                            </text:list-item>
                            <text:list-item>
                              <text:p text:style-name="P388"><text:span text:style-name="T172">假定，</text:span><text:span text:style-name="T607">+</text:span><text:span text:style-name="T193">p</text:span><text:span text:style-name="T72"> = </text:span><text:span text:style-name="T939">√</text:span><text:span text:style-name="T72">(</text:span><text:span text:style-name="T200">r</text:span><text:span text:style-name="T179">–</text:span><text:span text:style-name="T72">1)</text:span><text:span text:style-name="T172">。</text:span></text:p>
                            </text:list-item>
                            <text:list-item>
                              <text:p text:style-name="P388"><text:span text:style-name="T172">假定，</text:span><text:span text:style-name="T596">-</text:span><text:span text:style-name="T193">p</text:span><text:span text:style-name="T72"> = </text:span><text:span text:style-name="T939">√</text:span><text:span text:style-name="T72">(</text:span><text:span text:style-name="T179">–</text:span><text:span text:style-name="T72">(</text:span><text:span text:style-name="T200">r</text:span><text:span text:style-name="T72"> + 1))</text:span><text:span text:style-name="T172">。</text:span></text:p>
                              <text:list>
                                <text:list-item>
                                  <text:p text:style-name="P385"><text:span text:style-name="T72">(</text:span><text:span text:style-name="T607">+</text:span><text:span text:style-name="T193">p</text:span><text:span text:style-name="T499">(2</text:span><text:span text:style-name="T582"> *</text:span><text:span text:style-name="T499"> </text:span><text:span text:style-name="T485">j</text:span><text:span text:style-name="T521">)</text:span><text:span text:style-name="T72"> + 1) =</text:span><text:span text:style-name="T179">–</text:span><text:span text:style-name="T72">(</text:span><text:span text:style-name="T596">-</text:span><text:span text:style-name="T193">p</text:span><text:span text:style-name="T499">(2</text:span><text:span text:style-name="T582"> *</text:span><text:span text:style-name="T499"> </text:span><text:span text:style-name="T485">j</text:span><text:span text:style-name="T521">)</text:span><text:span text:style-name="T72"> + 1)</text:span><text:span text:style-name="T286">。</text:span></text:p>
                                  <text:list>
                                    <text:list-item>
                                      <text:p text:style-name="P697"><text:span text:style-name="T200">r</text:span><text:span text:style-name="T72"> = </text:span><text:span text:style-name="T200">r</text:span><text:span text:style-name="T286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80"><text:span text:style-name="T172">假定，</text:span><text:span text:style-name="T607">+</text:span><text:span text:style-name="T90">h</text:span><text:span text:style-name="T607">(</text:span><text:span text:style-name="T653">i</text:span><text:span text:style-name="T607">)</text:span><text:span text:style-name="T72"> = (</text:span><text:span text:style-name="T607">+</text:span><text:span text:style-name="T90">h</text:span><text:span text:style-name="T607">(</text:span><text:span text:style-name="T653">i</text:span><text:span text:style-name="T607">–1)</text:span><text:span text:style-name="T72"> + </text:span><text:span text:style-name="T177">c</text:span><text:span text:style-name="T499">(2</text:span><text:span text:style-name="T582"> *</text:span><text:span text:style-name="T499"> </text:span><text:span text:style-name="T484">k</text:span><text:span text:style-name="T521">)</text:span><text:span text:style-name="T72"> / </text:span><text:span text:style-name="T607">+</text:span><text:span text:style-name="T90">h</text:span><text:span text:style-name="T607">(</text:span><text:span text:style-name="T653">i</text:span><text:span text:style-name="T607">–1)</text:span><text:span text:style-name="T125">)</text:span><text:span text:style-name="T72"> / ((</text:span><text:span text:style-name="T607">+</text:span><text:span text:style-name="T193">p</text:span><text:span text:style-name="T72">)</text:span><text:span text:style-name="T499">2</text:span><text:span text:style-name="T72"> + 1)</text:span><text:span text:style-name="T286">。</text:span></text:p>
                              <text:list>
                                <text:list-item>
                                  <text:p text:style-name="P409"><text:span text:style-name="T607">+</text:span><text:span text:style-name="T90">h</text:span><text:span text:style-name="T607">(</text:span><text:span text:style-name="T653">i</text:span><text:span text:style-name="T607">)</text:span><text:span text:style-name="T72"> = (</text:span><text:span text:style-name="T607">+</text:span><text:span text:style-name="T90">h</text:span><text:span text:style-name="T607">(</text:span><text:span text:style-name="T653">i</text:span><text:span text:style-name="T607">–1)</text:span><text:span text:style-name="T72"> + </text:span><text:span text:style-name="T177">c</text:span><text:span text:style-name="T499">(2</text:span><text:span text:style-name="T582"> *</text:span><text:span text:style-name="T499"> </text:span><text:span text:style-name="T484">k</text:span><text:span text:style-name="T521">)</text:span><text:span text:style-name="T72"> / </text:span><text:span text:style-name="T607">+</text:span><text:span text:style-name="T90">h</text:span><text:span text:style-name="T607">(</text:span><text:span text:style-name="T653">i</text:span><text:span text:style-name="T607">–1)</text:span><text:span text:style-name="T125">)</text:span><text:span text:style-name="T72"> / (</text:span><text:span text:style-name="T200">r</text:span><text:span text:style-name="T72">)</text:span><text:span text:style-name="T193">。</text:span></text:p>
                                </text:list-item>
                              </text:list>
                            </text:list-item>
                            <text:list-item>
                              <text:p text:style-name="P380"><text:span text:style-name="T172">假定，</text:span><text:span text:style-name="T596">-</text:span><text:span text:style-name="T90">h</text:span><text:span text:style-name="T607">(</text:span><text:span text:style-name="T653">i</text:span><text:span text:style-name="T607">)</text:span><text:span text:style-name="T72"> = (</text:span><text:span text:style-name="T596">-</text:span><text:span text:style-name="T90">h</text:span><text:span text:style-name="T607">(</text:span><text:span text:style-name="T653">i</text:span><text:span text:style-name="T607">–1)</text:span><text:span text:style-name="T72"> + </text:span><text:span text:style-name="T177">c</text:span><text:span text:style-name="T499">(2</text:span><text:span text:style-name="T582"> *</text:span><text:span text:style-name="T499"> </text:span><text:span text:style-name="T484">k</text:span><text:span text:style-name="T521">)</text:span><text:span text:style-name="T72"> / </text:span><text:span text:style-name="T596">-</text:span><text:span text:style-name="T90">h</text:span><text:span text:style-name="T607">(</text:span><text:span text:style-name="T653">i</text:span><text:span text:style-name="T607">–1)</text:span><text:span text:style-name="T125">)</text:span><text:span text:style-name="T72"> / ((</text:span><text:span text:style-name="T596">-</text:span><text:span text:style-name="T193">p</text:span><text:span text:style-name="T72">)</text:span><text:span text:style-name="T499">2</text:span><text:span text:style-name="T72"> + 1)</text:span><text:span text:style-name="T286">。</text:span></text:p>
                              <text:list>
                                <text:list-item>
                                  <text:p text:style-name="P404"><text:span text:style-name="T596">-</text:span><text:span text:style-name="T90">h</text:span><text:span text:style-name="T607">(</text:span><text:span text:style-name="T653">i</text:span><text:span text:style-name="T607">)</text:span><text:span text:style-name="T72"> = (</text:span><text:span text:style-name="T596">-</text:span><text:span text:style-name="T90">h</text:span><text:span text:style-name="T607">(</text:span><text:span text:style-name="T653">i</text:span><text:span text:style-name="T607">–1)</text:span><text:span text:style-name="T72"> + </text:span><text:span text:style-name="T177">c</text:span><text:span text:style-name="T499">(2</text:span><text:span text:style-name="T582"> *</text:span><text:span text:style-name="T499"> </text:span><text:span text:style-name="T484">k</text:span><text:span text:style-name="T521">)</text:span><text:span text:style-name="T72"> / </text:span><text:span text:style-name="T596">-</text:span><text:span text:style-name="T90">h</text:span><text:span text:style-name="T607">(</text:span><text:span text:style-name="T653">i</text:span><text:span text:style-name="T607">–1)</text:span><text:span text:style-name="T125">)</text:span><text:span text:style-name="T72"> / (</text:span><text:span text:style-name="T179">–</text:span><text:span text:style-name="T200">r</text:span><text:span text:style-name="T72">)</text:span><text:span text:style-name="T172">。</text:span></text:p>
                                </text:list-item>
                                <text:list-item>
                                  <text:p text:style-name="P404"><text:span text:style-name="T172">假定，</text:span><text:span text:style-name="T607">+</text:span><text:span text:style-name="T90">h</text:span><text:span text:style-name="T607">(</text:span><text:span text:style-name="T653">i</text:span><text:span text:style-name="T607">)</text:span><text:span text:style-name="T72"> 收斂於 </text:span><text:span text:style-name="T196">q</text:span><text:span text:style-name="T193">。</text:span></text:p>
                                  <text:list>
                                    <text:list-item>
                                      <text:p text:style-name="P404"><text:span text:style-name="T596">-</text:span><text:span text:style-name="T90">h</text:span><text:span text:style-name="T607">(</text:span><text:span text:style-name="T653">i</text:span><text:span text:style-name="T607">)</text:span><text:span text:style-name="T72"> 收斂於（</text:span><text:span text:style-name="T196">q</text:span><text:span text:style-name="T72">、-</text:span><text:span text:style-name="T196">q</text:span><text:span text:style-name="T72">）</text:span><text:span text:style-name="T194">的</text:span><text:span text:style-name="T72"> </text:span><text:span text:style-name="T100">震盪</text:span><text:span text:style-name="T193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89"><text:span text:style-name="T172">假定，</text:span><text:span text:style-name="T607">+</text:span><text:span text:style-name="T90">h</text:span><text:span text:style-name="T607">(1)</text:span><text:span text:style-name="T72"> = </text:span><text:span text:style-name="T596">-</text:span><text:span text:style-name="T90">h</text:span><text:span text:style-name="T607">(1)</text:span><text:span text:style-name="T193">。</text:span></text:p>
                              <text:list>
                                <text:list-item>
                                  <text:p text:style-name="P380"><text:span text:style-name="T227">已知，</text:span><text:span text:style-name="T607">+</text:span><text:span text:style-name="T90">h</text:span><text:span text:style-name="T607">(</text:span><text:span text:style-name="T653">i</text:span><text:span text:style-name="T607">)</text:span><text:span text:style-name="T72"> = (</text:span><text:span text:style-name="T607">+</text:span><text:span text:style-name="T90">h</text:span><text:span text:style-name="T607">(</text:span><text:span text:style-name="T653">i</text:span><text:span text:style-name="T607">–1)</text:span><text:span text:style-name="T72"> + </text:span><text:span text:style-name="T177">c</text:span><text:span text:style-name="T499">(2</text:span><text:span text:style-name="T582"> *</text:span><text:span text:style-name="T499"> </text:span><text:span text:style-name="T484">k</text:span><text:span text:style-name="T521">)</text:span><text:span text:style-name="T72"> / </text:span><text:span text:style-name="T607">+</text:span><text:span text:style-name="T90">h</text:span><text:span text:style-name="T607">(</text:span><text:span text:style-name="T653">i</text:span><text:span text:style-name="T607">–1)</text:span><text:span text:style-name="T125">)</text:span><text:span text:style-name="T72"> / (</text:span><text:span text:style-name="T200">r</text:span><text:span text:style-name="T72">)</text:span><text:span text:style-name="T193">。</text:span></text:p>
                                </text:list-item>
                                <text:list-item>
                                  <text:p text:style-name="P380"><text:span text:style-name="T227">已知，</text:span><text:span text:style-name="T596">-</text:span><text:span text:style-name="T90">h</text:span><text:span text:style-name="T607">(</text:span><text:span text:style-name="T653">i</text:span><text:span text:style-name="T607">)</text:span><text:span text:style-name="T72"> = (</text:span><text:span text:style-name="T596">-</text:span><text:span text:style-name="T90">h</text:span><text:span text:style-name="T607">(</text:span><text:span text:style-name="T653">i</text:span><text:span text:style-name="T607">–1)</text:span><text:span text:style-name="T72"> + </text:span><text:span text:style-name="T177">c</text:span><text:span text:style-name="T499">(2</text:span><text:span text:style-name="T582"> *</text:span><text:span text:style-name="T499"> </text:span><text:span text:style-name="T484">k</text:span><text:span text:style-name="T521">)</text:span><text:span text:style-name="T72"> / </text:span><text:span text:style-name="T596">-</text:span><text:span text:style-name="T90">h</text:span><text:span text:style-name="T607">(</text:span><text:span text:style-name="T653">i</text:span><text:span text:style-name="T607">–1)</text:span><text:span text:style-name="T125">)</text:span><text:span text:style-name="T72"> / (</text:span><text:span text:style-name="T179">–</text:span><text:span text:style-name="T200">r</text:span><text:span text:style-name="T72">)</text:span><text:span text:style-name="T193">。</text:span></text:p>
                                </text:list-item>
                                <text:list-item>
                                  <text:p text:style-name="P380"><text:span text:style-name="T596">-</text:span><text:span text:style-name="T90">h</text:span><text:span text:style-name="T607">(</text:span><text:span text:style-name="T653">i</text:span><text:span text:style-name="T607">)</text:span><text:span text:style-name="T72"> = (-1)</text:span><text:span text:style-name="T499">(</text:span><text:span text:style-name="T522">i</text:span><text:span text:style-name="T499">+1)</text:span><text:span text:style-name="T202"> * </text:span><text:span text:style-name="T72">(</text:span><text:span text:style-name="T607">+</text:span><text:span text:style-name="T90">h</text:span><text:span text:style-name="T607">(</text:span><text:span text:style-name="T653">i</text:span><text:span text:style-name="T607">)</text:span><text:span text:style-name="T72">)</text:span><text:span text:style-name="T286">。</text:span></text:p>
                                  <text:list>
                                    <text:list-item>
                                      <text:p text:style-name="P404"><text:span text:style-name="T1262">∞</text:span><text:span text:style-name="T193"> </text:span><text:span text:style-name="T195">&gt;</text:span><text:span text:style-name="T193"> </text:span><text:span text:style-name="T151">i</text:span><text:span text:style-name="T193"> </text:span><text:span text:style-name="T1261">≥</text:span><text:span text:style-name="T193"> </text:span><text:span text:style-name="T72">1</text:span><text:span text:style-name="T193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05"><text:span text:style-name="T1239">明顯例子</text:span><text:span text:style-name="T174">，</text:span><text:span text:style-name="T172">假定，</text:span><text:span text:style-name="T200">r</text:span><text:span text:style-name="T72"> = </text:span><text:span text:style-name="T201">4</text:span><text:span text:style-name="T72">。</text:span></text:p>
                              <text:list>
                                <text:list-item>
                                  <text:p text:style-name="P405"><text:span text:style-name="T607">+</text:span><text:span text:style-name="T193">p</text:span><text:span text:style-name="T72"> </text:span><text:span text:style-name="T1092">= </text:span><text:span text:style-name="T1066">√</text:span><text:span text:style-name="T1092">(</text:span><text:span text:style-name="T1130">4</text:span><text:span text:style-name="T1121">–</text:span><text:span text:style-name="T1092">1)</text:span><text:span text:style-name="T72"> = </text:span><text:span text:style-name="T947">√</text:span><text:span text:style-name="T198">3</text:span><text:span text:style-name="T72">。</text:span></text:p>
                                </text:list-item>
                                <text:list-item>
                                  <text:p text:style-name="P405"><text:span text:style-name="T596">-</text:span><text:span text:style-name="T193">p</text:span><text:span text:style-name="T72"> </text:span><text:span text:style-name="T1092">= </text:span><text:span text:style-name="T1066">√</text:span><text:span text:style-name="T1092">(</text:span><text:span text:style-name="T1121">–</text:span><text:span text:style-name="T1092">(</text:span><text:span text:style-name="T1130">4</text:span><text:span text:style-name="T1092"> + 1))</text:span><text:span text:style-name="T72"> = </text:span><text:span text:style-name="T947">√</text:span><text:span text:style-name="T72">(-</text:span><text:span text:style-name="T199">5</text:span><text:span text:style-name="T72">)。</text:span></text:p>
                                  <text:list>
                                    <text:list-item>
                                      <text:p text:style-name="P406"><text:span text:style-name="T72">((</text:span><text:span text:style-name="T947">√</text:span><text:span text:style-name="T198">3</text:span><text:span text:style-name="T72">)</text:span><text:span text:style-name="T499">2</text:span><text:span text:style-name="T72"> + 1) =</text:span><text:span text:style-name="T179">–</text:span><text:span text:style-name="T72">((</text:span><text:span text:style-name="T947">√</text:span><text:span text:style-name="T72">(-</text:span><text:span text:style-name="T199">5</text:span><text:span text:style-name="T72">))</text:span><text:span text:style-name="T499">2</text:span><text:span text:style-name="T72"> + 1)</text:span><text:span text:style-name="T193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407"><text:span text:style-name="T172">假定，</text:span><text:span text:style-name="T607">+</text:span><text:span text:style-name="T90">h</text:span><text:span text:style-name="T607">(1)</text:span><text:span text:style-name="T72"> = </text:span><text:span text:style-name="T596">-</text:span><text:span text:style-name="T90">h</text:span><text:span text:style-name="T607">(1)</text:span><text:span text:style-name="T72"> = 1</text:span><text:span text:style-name="T193">。</text:span></text:p>
                                </text:list-item>
                                <text:list-item>
                                  <text:p text:style-name="P404"><text:span text:style-name="T607">+</text:span><text:span text:style-name="T90">h</text:span><text:span text:style-name="T607">(</text:span><text:span text:style-name="T652">2</text:span><text:span text:style-name="T607">)</text:span><text:span text:style-name="T72"> </text:span><text:span text:style-name="T1092">= (</text:span><text:span text:style-name="T1189">+</text:span><text:span text:style-name="T1094">h</text:span><text:span text:style-name="T1189">(</text:span><text:span text:style-name="T1207">i</text:span><text:span text:style-name="T1189">–1)</text:span><text:span text:style-name="T1092"> + </text:span><text:span text:style-name="T1119">c</text:span><text:span text:style-name="T1174">(2</text:span><text:span text:style-name="T1184"> *</text:span><text:span text:style-name="T1174"> </text:span><text:span text:style-name="T1169">k</text:span><text:span text:style-name="T1175">)</text:span><text:span text:style-name="T1092"> / </text:span><text:span text:style-name="T1189">+</text:span><text:span text:style-name="T1094">h</text:span><text:span text:style-name="T1189">(</text:span><text:span text:style-name="T1207">i</text:span><text:span text:style-name="T1189">–1)</text:span><text:span text:style-name="T1115">)</text:span><text:span text:style-name="T1092"> / ((</text:span><text:span text:style-name="T1189">+</text:span><text:span text:style-name="T1131">p</text:span><text:span text:style-name="T1092">)</text:span><text:span text:style-name="T1174">2</text:span><text:span text:style-name="T1092"> + 1)</text:span><text:span text:style-name="T72"> = 1.</text:span><text:span text:style-name="T197">2</text:span><text:span text:style-name="T199">5</text:span><text:span text:style-name="T193">。</text:span></text:p>
                                </text:list-item>
                                <text:list-item>
                                  <text:p text:style-name="P404"><text:span text:style-name="T596">-</text:span><text:span text:style-name="T90">h</text:span><text:span text:style-name="T607">(</text:span><text:span text:style-name="T652">2</text:span><text:span text:style-name="T607">)</text:span><text:span text:style-name="T72"> </text:span><text:span text:style-name="T1092">= (</text:span><text:span text:style-name="T1212">-</text:span><text:span text:style-name="T1094">h</text:span><text:span text:style-name="T1189">(</text:span><text:span text:style-name="T1207">i</text:span><text:span text:style-name="T1189">–1)</text:span><text:span text:style-name="T1092"> + </text:span><text:span text:style-name="T1119">c</text:span><text:span text:style-name="T1174">(2</text:span><text:span text:style-name="T1184"> *</text:span><text:span text:style-name="T1174"> </text:span><text:span text:style-name="T1169">k</text:span><text:span text:style-name="T1175">)</text:span><text:span text:style-name="T1092"> / </text:span><text:span text:style-name="T1212">-</text:span><text:span text:style-name="T1094">h</text:span><text:span text:style-name="T1189">(</text:span><text:span text:style-name="T1207">i</text:span><text:span text:style-name="T1189">–1)</text:span><text:span text:style-name="T1115">)</text:span><text:span text:style-name="T1092"> / ((</text:span><text:span text:style-name="T1212">-</text:span><text:span text:style-name="T1131">p</text:span><text:span text:style-name="T1092">)</text:span><text:span text:style-name="T1174">2</text:span><text:span text:style-name="T1092"> + 1)</text:span><text:span text:style-name="T72"> =</text:span><text:span text:style-name="T179">–</text:span><text:span text:style-name="T72">1.</text:span><text:span text:style-name="T197">2</text:span><text:span text:style-name="T199">5</text:span><text:span text:style-name="T193">。</text:span></text:p>
                                </text:list-item>
                                <text:list-item>
                                  <text:p text:style-name="P408"><text:span text:style-name="T596">-</text:span><text:span text:style-name="T90">h</text:span><text:span text:style-name="T607">(</text:span><text:span text:style-name="T652">2</text:span><text:span text:style-name="T607">)</text:span><text:span text:style-name="T72"> </text:span><text:span text:style-name="T1092">= (-1)</text:span><text:span text:style-name="T1174">(</text:span><text:span text:style-name="T1176">2</text:span><text:span text:style-name="T1174">+1)</text:span><text:span text:style-name="T1132"> * </text:span><text:span text:style-name="T1092">(</text:span><text:span text:style-name="T1189">+</text:span><text:span text:style-name="T1094">h</text:span><text:span text:style-name="T1189">(</text:span><text:span text:style-name="T1206">2</text:span><text:span text:style-name="T1189">)</text:span><text:span text:style-name="T1092">)</text:span><text:span text:style-name="T72"> = -(</text:span><text:span text:style-name="T607">+</text:span><text:span text:style-name="T90">h</text:span><text:span text:style-name="T607">(</text:span><text:span text:style-name="T652">2</text:span><text:span text:style-name="T607">)</text:span><text:span text:style-name="T72">)</text:span><text:span text:style-name="T193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"><text:bookmark-start text:name="符號層級"/>符號<text:span text:style-name="T1060">層級</text:span><text:bookmark-end text:name="符號層級"/></text:p>
          <text:list>
            <text:list-item>
              <text:p text:style-name="P16"><text:span text:style-name="T1060">符號層級</text:span><text:span text:style-name="T320">。</text:span></text:p>
              <text:list>
                <text:list-item>
                  <text:p text:style-name="P17">明顯例子<text:span text:style-name="T67">，</text:span>第<text:span text:style-name="T324">0</text:span><text:span text:style-name="T1060">層級符號運算 是</text:span><text:span text:style-name="T1054"> </text:span><text:span text:style-name="T974">⊙</text:span><text:span text:style-name="T1060">。</text:span></text:p>
                </text:list-item>
                <text:list-item>
                  <text:p text:style-name="P17">明顯例子<text:span text:style-name="T67">，</text:span>第<text:span text:style-name="T323">1</text:span><text:span text:style-name="T1060">層級符號運算 是</text:span><text:span text:style-name="T159"> +</text:span><text:span text:style-name="T1060">。</text:span></text:p>
                </text:list-item>
                <text:list-item>
                  <text:p text:style-name="P18">明顯例子<text:span text:style-name="T1">，</text:span>第<text:span text:style-name="T324">2</text:span><text:span text:style-name="T1060">層級符號運算 是</text:span><text:span text:style-name="T159"> *</text:span><text:span text:style-name="T1060">。</text:span></text:p>
                </text:list-item>
                <text:list-item>
                  <text:p text:style-name="P18">明顯例子<text:span text:style-name="T1">，</text:span>第<text:span text:style-name="T321">3</text:span><text:span text:style-name="T1060">層級符號運算 是 ^</text:span><text:span text:style-name="T159">。</text:span></text:p>
                </text:list-item>
              </text:list>
            </text:list-item>
            <text:list-item>
              <text:p text:style-name="P19"><text:span text:style-name="T320">x 進行 </text:span>第<text:span text:style-name="T320">a</text:span><text:span text:style-name="T1060">層級符號運算（</text:span><text:span text:style-name="T320">x</text:span><text:span text:style-name="T535">n</text:span><text:span text:style-name="T2">–</text:span><text:span text:style-name="T320">1</text:span><text:span text:style-name="T1060">）次 = </text:span><text:span text:style-name="T320">x 進行 </text:span>第<text:span text:style-name="T1060">（</text:span><text:span text:style-name="T320">a </text:span><text:span text:style-name="T321">+ 1）</text:span><text:span text:style-name="T1060">層級符號運算（</text:span><text:span text:style-name="T376">n</text:span><text:span text:style-name="T320"> </text:span><text:span text:style-name="T321">+ 1）</text:span><text:span text:style-name="T1060">次。</text:span></text:p>
              <text:list>
                <text:list-item>
                  <text:p text:style-name="P19">明顯例子<text:span text:style-name="T1">，</text:span><text:span text:style-name="T320">x 進行 </text:span>第<text:span text:style-name="T320">a</text:span><text:span text:style-name="T1060">層級符號運算（</text:span><text:span text:style-name="T320">x</text:span><text:span text:style-name="T2">–</text:span><text:span text:style-name="T320">1</text:span><text:span text:style-name="T1060">）次 = </text:span><text:span text:style-name="T320">x 進行 </text:span>第<text:span text:style-name="T1060">（</text:span><text:span text:style-name="T320">a </text:span><text:span text:style-name="T321">+ 1）</text:span><text:span text:style-name="T1060">層級符號運算</text:span><text:span text:style-name="T159"> 2</text:span><text:span text:style-name="T1060">次。</text:span></text:p>
                  <text:list>
                    <text:list-item>
                      <text:p text:style-name="P20">明顯例子<text:span text:style-name="T67">，</text:span><text:span text:style-name="T162">1</text:span><text:span text:style-name="T158"> </text:span><text:span text:style-name="T320">進行 </text:span>第<text:span text:style-name="T323">1</text:span><text:span text:style-name="T1060">層級符號運算</text:span><text:span text:style-name="T320">（</text:span><text:span text:style-name="T328">1</text:span><text:span text:style-name="T2">–</text:span><text:span text:style-name="T321">1</text:span><text:span text:style-name="T320">）次 = </text:span><text:span text:style-name="T162">1</text:span><text:span text:style-name="T158"> </text:span><text:span text:style-name="T320">進行 </text:span>第<text:span text:style-name="T325">2</text:span><text:span text:style-name="T1060">層級符號運算</text:span><text:span text:style-name="T159"> 2</text:span><text:span text:style-name="T1060">次</text:span><text:span text:style-name="T320">。</text:span></text:p>
                      <text:list>
                        <text:list-item>
                          <text:p text:style-name="P20"><text:span text:style-name="T162">1</text:span><text:span text:style-name="T158"> </text:span><text:span text:style-name="T320">進行 加法運算（</text:span><text:span text:style-name="T328">1</text:span><text:span text:style-name="T2">–</text:span><text:span text:style-name="T321">1</text:span><text:span text:style-name="T320">）次。</text:span></text:p>
                        </text:list-item>
                        <text:list-item>
                          <text:p text:style-name="P20"><text:span text:style-name="T162">1</text:span><text:span text:style-name="T158"> </text:span><text:span text:style-name="T320">進行 加法運算 </text:span><text:span text:style-name="T328">0</text:span><text:span text:style-name="T320">次。</text:span></text:p>
                        </text:list-item>
                        <text:list-item>
                          <text:p text:style-name="P62"><text:span text:style-name="T328">1</text:span><text:span text:style-name="T320"> </text:span><text:span text:style-name="T1">= </text:span><text:span text:style-name="T328">1</text:span><text:span text:style-name="T1"> * </text:span><text:span text:style-name="T328">1</text:span><text:span text:style-name="T1">。</text:span></text:p>
                        </text:list-item>
                      </text:list>
                    </text:list-item>
                    <text:list-item>
                      <text:p text:style-name="P21">明顯例子<text:span text:style-name="T67">，</text:span><text:span text:style-name="T160">2</text:span><text:span text:style-name="T158"> </text:span><text:span text:style-name="T320">進行 </text:span>第<text:span text:style-name="T323">1</text:span><text:span text:style-name="T1060">層級符號運算</text:span><text:span text:style-name="T320">（</text:span><text:span text:style-name="T322">2</text:span><text:span text:style-name="T2">–</text:span><text:span text:style-name="T321">1</text:span><text:span text:style-name="T320">）次 = </text:span><text:span text:style-name="T160">2</text:span><text:span text:style-name="T158"> </text:span><text:span text:style-name="T320">進行 </text:span>第<text:span text:style-name="T325">2</text:span><text:span text:style-name="T1060">層級符號運算</text:span><text:span text:style-name="T159"> 2</text:span><text:span text:style-name="T1060">次</text:span><text:span text:style-name="T320">。</text:span></text:p>
                      <text:list>
                        <text:list-item>
                          <text:p text:style-name="P22"><text:span text:style-name="T160">2</text:span><text:span text:style-name="T158"> </text:span><text:span text:style-name="T320">進行 加法運算（</text:span><text:span text:style-name="T322">2</text:span><text:span text:style-name="T2">–</text:span><text:span text:style-name="T321">1</text:span><text:span text:style-name="T320">）次。</text:span></text:p>
                        </text:list-item>
                        <text:list-item>
                          <text:p text:style-name="P22"><text:span text:style-name="T160">2</text:span><text:span text:style-name="T158"> </text:span><text:span text:style-name="T320">進行 加法運算 </text:span><text:span text:style-name="T322">1</text:span><text:span text:style-name="T320">次。</text:span></text:p>
                        </text:list-item>
                        <text:list-item>
                          <text:p text:style-name="P63"><text:span text:style-name="T322">2</text:span><text:span text:style-name="T320"> </text:span><text:span text:style-name="T1">+ </text:span><text:span text:style-name="T322">2</text:span><text:span text:style-name="T1"> = </text:span><text:span text:style-name="T322">2</text:span><text:span text:style-name="T1"> * </text:span><text:span text:style-name="T322">2</text:span><text:span text:style-name="T1">。</text:span></text:p>
                        </text:list-item>
                      </text:list>
                    </text:list-item>
                    <text:list-item>
                      <text:p text:style-name="P21">明顯例子<text:span text:style-name="T67">，</text:span><text:span text:style-name="T161">3</text:span><text:span text:style-name="T158"> </text:span><text:span text:style-name="T320">進行 </text:span>第<text:span text:style-name="T323">1</text:span><text:span text:style-name="T1060">層級符號運算</text:span><text:span text:style-name="T320">（</text:span><text:span text:style-name="T325">3</text:span><text:span text:style-name="T2">–</text:span><text:span text:style-name="T321">1</text:span><text:span text:style-name="T320">）次 = </text:span><text:span text:style-name="T161">3</text:span><text:span text:style-name="T158"> </text:span><text:span text:style-name="T320">進行 </text:span>第<text:span text:style-name="T325">2</text:span><text:span text:style-name="T1060">層級符號運算</text:span><text:span text:style-name="T159"> 2</text:span><text:span text:style-name="T1060">次</text:span><text:span text:style-name="T320">。</text:span></text:p>
                      <text:list>
                        <text:list-item>
                          <text:p text:style-name="P23"><text:span text:style-name="T158">3 </text:span><text:span text:style-name="T320">進行 加法運算（</text:span><text:span text:style-name="T321">3</text:span><text:span text:style-name="T2">–</text:span><text:span text:style-name="T321">1</text:span><text:span text:style-name="T320">）次。</text:span></text:p>
                        </text:list-item>
                        <text:list-item>
                          <text:p text:style-name="P23"><text:span text:style-name="T158">3 </text:span><text:span text:style-name="T320">進行 加法運算 </text:span><text:span text:style-name="T321">2</text:span><text:span text:style-name="T320">次。</text:span></text:p>
                        </text:list-item>
                        <text:list-item>
                          <text:p text:style-name="P64"><text:span text:style-name="T320">3 </text:span><text:span text:style-name="T1">+ 3 + 3 = 3 * 3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">基本符號</text:p>
              <text:list>
                <text:list-item>
                  <text:p text:style-name="P65"><text:span text:style-name="T931">⊙</text:span><text:span text:style-name="T1"> </text:span><text:span text:style-name="T1363">↔</text:span><text:span text:style-name="T327"> </text:span><text:span text:style-name="T1">點。</text:span></text:p>
                  <text:list>
                    <text:list-item>
                      <text:p text:style-name="P66"><text:span text:style-name="T1">x </text:span><text:span text:style-name="T931">⊙</text:span><text:span text:style-name="T1">運算</text:span><text:span text:style-name="T1060">（</text:span><text:span text:style-name="T400">y</text:span><text:span text:style-name="T2">–</text:span><text:span text:style-name="T1">1</text:span><text:span text:style-name="T320">）</text:span><text:span text:style-name="T1">次。</text:span></text:p>
                      <text:list>
                        <text:list-item>
                          <text:p text:style-name="P67"><text:span text:style-name="T404">log</text:span><text:span text:style-name="T683">x</text:span><text:span text:style-name="T400">(</text:span><text:span text:style-name="T407">(</text:span><text:span text:style-name="T1">x * </text:span><text:span text:style-name="T400">y)</text:span><text:span text:style-name="T463">x</text:span><text:span text:style-name="T406">)</text:span><text:span text:style-name="T1069"> </text:span><text:span text:style-name="T1140">= </text:span><text:span text:style-name="T1069">x </text:span><text:span text:style-name="T1068">⊙</text:span><text:span text:style-name="T1069">運算</text:span><text:span text:style-name="T1139">（y–1）</text:span><text:span text:style-name="T1069">次 </text:span><text:span text:style-name="T1137">= x</text:span><text:span text:style-name="T1140"> </text:span><text:span text:style-name="T1137">* (</text:span><text:span text:style-name="T1139">1 </text:span><text:span text:style-name="T1142">+</text:span><text:span text:style-name="T1187"> </text:span><text:span text:style-name="T1137">l</text:span><text:span text:style-name="T1141">og</text:span><text:span text:style-name="T1188">x</text:span><text:span text:style-name="T1142">(y</text:span><text:span text:style-name="T1139">)</text:span><text:span text:style-name="T1137">)</text:span><text:span text:style-name="T1">。</text:span></text:p>
                          <text:list>
                            <text:list-item>
                              <text:p text:style-name="P68"><text:span text:style-name="T27">明顯例子，</text:span><text:span text:style-name="T404">log</text:span><text:span text:style-name="T683">4</text:span><text:span text:style-name="T400">((</text:span><text:span text:style-name="T27">4 * 1</text:span><text:span text:style-name="T400">)</text:span><text:span text:style-name="T467">4</text:span><text:span text:style-name="T27">) </text:span><text:span text:style-name="T401">= </text:span><text:span text:style-name="T27">4</text:span><text:span text:style-name="T1069"> =</text:span><text:span text:style-name="T1137"> 4</text:span><text:span text:style-name="T27">。</text:span></text:p>
                            </text:list-item>
                            <text:list-item>
                              <text:p text:style-name="P69"><text:span text:style-name="T27">明顯例子，log</text:span><text:span text:style-name="T683">4</text:span><text:span text:style-name="T400">((</text:span><text:span text:style-name="T27">4 * </text:span><text:span text:style-name="T400">2)</text:span><text:span text:style-name="T467">4</text:span><text:span text:style-name="T27">) </text:span><text:span text:style-name="T401">= 6</text:span><text:span text:style-name="T1069"> =</text:span><text:span text:style-name="T1137"> 4 </text:span><text:span text:style-name="T1064">⊙ </text:span><text:span text:style-name="T1137">4</text:span><text:span text:style-name="T27">。</text:span></text:p>
                            </text:list-item>
                            <text:list-item>
                              <text:p text:style-name="P69"><text:span text:style-name="T27">明顯例子，log</text:span><text:span text:style-name="T683">4</text:span><text:span text:style-name="T400">((</text:span><text:span text:style-name="T27">4 * </text:span><text:span text:style-name="T400">3)</text:span><text:span text:style-name="T467">4</text:span><text:span text:style-name="T27">) </text:span><text:span text:style-name="T401">= 7.16992</text:span><text:span text:style-name="T1">…</text:span><text:span text:style-name="T1069"> =</text:span><text:span text:style-name="T1137"> 4 </text:span><text:span text:style-name="T1064">⊙ </text:span><text:span text:style-name="T1137">4 </text:span><text:span text:style-name="T1064">⊙ </text:span><text:span text:style-name="T1137">4</text:span><text:span text:style-name="T27">。</text:span></text:p>
                            </text:list-item>
                            <text:list-item>
                              <text:p text:style-name="P69"><text:span text:style-name="T27">明顯例子，log</text:span><text:span text:style-name="T683">4</text:span><text:span text:style-name="T400">((</text:span><text:span text:style-name="T27">4 * 4</text:span><text:span text:style-name="T400">)</text:span><text:span text:style-name="T467">4</text:span><text:span text:style-name="T27">) </text:span><text:span text:style-name="T401">= 8</text:span><text:span text:style-name="T1069"> =</text:span><text:span text:style-name="T1137"> 4 </text:span><text:span text:style-name="T1064">⊙ </text:span><text:span text:style-name="T1137">4 </text:span><text:span text:style-name="T1064">⊙ </text:span><text:span text:style-name="T1137">4 </text:span><text:span text:style-name="T1064">⊙ </text:span><text:span text:style-name="T1137">4 </text:span><text:span text:style-name="T1138">= </text:span><text:span text:style-name="T1137">4 </text:span><text:span text:style-name="T1069">+ </text:span><text:span text:style-name="T1137">4</text:span><text:span text:style-name="T27">。</text:span></text:p>
                              <text:list>
                                <text:list-item>
                                  <text:p text:style-name="P70"><text:span text:style-name="T27">4</text:span><text:span text:style-name="T321"> </text:span><text:span text:style-name="T320">進行 </text:span><text:span text:style-name="T723">第</text:span><text:span text:style-name="T324">0</text:span><text:span text:style-name="T723">層級符號運算</text:span><text:span text:style-name="T320">（</text:span><text:span text:style-name="T27">4</text:span><text:span text:style-name="T2">–</text:span><text:span text:style-name="T321">1</text:span><text:span text:style-name="T320">）次 = </text:span><text:span text:style-name="T27">4</text:span><text:span text:style-name="T321"> </text:span><text:span text:style-name="T320">進行 </text:span><text:span text:style-name="T1060">第</text:span><text:span text:style-name="T321">1</text:span><text:span text:style-name="T1060">層級符號運算</text:span><text:span text:style-name="T320"> 2</text:span><text:span text:style-name="T1060">次</text:span><text:span text:style-name="T27">。</text:span></text:p>
                                </text:list-item>
                              </text:list>
                            </text:list-item>
                            <text:list-item>
                              <text:p text:style-name="P69"><text:span text:style-name="T27">明顯例子，log</text:span><text:span text:style-name="T683">5</text:span><text:span text:style-name="T400">((</text:span><text:span text:style-name="T27">5 * 1</text:span><text:span text:style-name="T400">)</text:span><text:span text:style-name="T467">5</text:span><text:span text:style-name="T27">) </text:span><text:span text:style-name="T401">= </text:span><text:span text:style-name="T27">5。</text:span></text:p>
                            </text:list-item>
                            <text:list-item>
                              <text:p text:style-name="P69"><text:span text:style-name="T723">明顯例子</text:span><text:span text:style-name="T27">，</text:span><text:span text:style-name="T1">log</text:span><text:span text:style-name="T683">5</text:span><text:span text:style-name="T400">((</text:span><text:span text:style-name="T27">5 * </text:span><text:span text:style-name="T1">2</text:span><text:span text:style-name="T400">)</text:span><text:span text:style-name="T467">5</text:span><text:span text:style-name="T1">) </text:span><text:span text:style-name="T401">= </text:span><text:span text:style-name="T1">7.15338…</text:span><text:span text:style-name="T27">。</text:span></text:p>
                            </text:list-item>
                            <text:list-item>
                              <text:p text:style-name="P69"><text:span text:style-name="T27">明顯例子，log</text:span><text:span text:style-name="T683">5</text:span><text:span text:style-name="T400">((</text:span><text:span text:style-name="T27">5 * </text:span><text:span text:style-name="T400">3)</text:span><text:span text:style-name="T467">5</text:span><text:span text:style-name="T27">) </text:span><text:span text:style-name="T401">= 8.41303</text:span><text:span text:style-name="T27">…。</text:span></text:p>
                            </text:list-item>
                            <text:list-item>
                              <text:p text:style-name="P69"><text:span text:style-name="T27">明顯例子，log</text:span><text:span text:style-name="T683">5</text:span><text:span text:style-name="T400">((</text:span><text:span text:style-name="T27">5 * </text:span><text:span text:style-name="T400">4)</text:span><text:span text:style-name="T467">5</text:span><text:span text:style-name="T27">) </text:span><text:span text:style-name="T401">= 9.30676</text:span><text:span text:style-name="T27">…。</text:span></text:p>
                            </text:list-item>
                            <text:list-item>
                              <text:p text:style-name="P69"><text:span text:style-name="T27">明顯例子，log</text:span><text:span text:style-name="T683">5</text:span><text:span text:style-name="T400">((</text:span><text:span text:style-name="T27">5 * </text:span><text:span text:style-name="T400">5)</text:span><text:span text:style-name="T467">5</text:span><text:span text:style-name="T27">) </text:span><text:span text:style-name="T401">= 10</text:span><text:span text:style-name="T1137"> </text:span><text:span text:style-name="T1138">= </text:span><text:span text:style-name="T1139">5</text:span><text:span text:style-name="T1137"> </text:span><text:span text:style-name="T1069">+ </text:span><text:span text:style-name="T1139">5</text:span><text:span text:style-name="T27">。</text:span></text:p>
                            </text:list-item>
                            <text:list-item>
                              <text:p text:style-name="P69"><text:span text:style-name="T27">明顯例子，log</text:span><text:span text:style-name="T683">5</text:span><text:span text:style-name="T400">((</text:span><text:span text:style-name="T27">5 * </text:span><text:span text:style-name="T400">25)</text:span><text:span text:style-name="T467">5</text:span><text:span text:style-name="T27">) </text:span><text:span text:style-name="T401">= 15</text:span><text:span text:style-name="T1137"> </text:span><text:span text:style-name="T1138">= </text:span><text:span text:style-name="T1139">5</text:span><text:span text:style-name="T1137"> </text:span><text:span text:style-name="T1069">+ </text:span><text:span text:style-name="T1139">5</text:span><text:span text:style-name="T1137"> </text:span><text:span text:style-name="T1069">+ </text:span><text:span text:style-name="T1139">5</text:span><text:span text:style-name="T27">。</text:span></text:p>
                            </text:list-item>
                            <text:list-item>
                              <text:p text:style-name="P71"><text:span text:style-name="T27">明顯例子，</text:span><text:span text:style-name="T400">5</text:span><text:span text:style-name="T1"> </text:span><text:span text:style-name="T931">⊙</text:span><text:span text:style-name="T1">運算</text:span><text:span text:style-name="T1060">（</text:span><text:span text:style-name="T400">5</text:span><text:span text:style-name="T2">–</text:span><text:span text:style-name="T402">1</text:span><text:span text:style-name="T320">）</text:span><text:span text:style-name="T1">次</text:span><text:span text:style-name="T1139"> </text:span><text:span text:style-name="T1138">= 10</text:span><text:span text:style-name="T400"> </text:span><text:span text:style-name="T401">= </text:span><text:span text:style-name="T400">5</text:span><text:span text:style-name="T27"> + </text:span><text:span text:style-name="T400">5</text:span><text:span text:style-name="T27">。</text:span></text:p>
                            </text:list-item>
                            <text:list-item>
                              <text:p text:style-name="P71"><text:span text:style-name="T27">明顯例子，</text:span><text:span text:style-name="T400">5</text:span><text:span text:style-name="T1"> </text:span><text:span text:style-name="T956">⊙</text:span><text:span text:style-name="T27">運算</text:span><text:span text:style-name="T1060">（</text:span><text:span text:style-name="T400">25</text:span><text:span text:style-name="T2">–</text:span><text:span text:style-name="T402">1</text:span><text:span text:style-name="T320">）</text:span><text:span text:style-name="T27">次</text:span><text:span text:style-name="T1139"> </text:span><text:span text:style-name="T1138">= </text:span><text:span text:style-name="T1137">1</text:span><text:span text:style-name="T1139">5</text:span><text:span text:style-name="T400"> </text:span><text:span text:style-name="T401">= </text:span><text:span text:style-name="T400">5</text:span><text:span text:style-name="T27"> + </text:span><text:span text:style-name="T400">5</text:span><text:span text:style-name="T27"> + </text:span><text:span text:style-name="T400">5</text:span><text:span text:style-name="T27">。</text:span></text:p>
                            </text:list-item>
                          </text:list>
                        </text:list-item>
                        <text:list-item>
                          <text:p text:style-name="P597"><text:span text:style-name="T404">log</text:span><text:span text:style-name="T683">x</text:span><text:span text:style-name="T400">(</text:span><text:span text:style-name="T407">(</text:span><text:span text:style-name="T27">x * </text:span><text:span text:style-name="T400">y)</text:span><text:span text:style-name="T467">x</text:span><text:span text:style-name="T406">)</text:span><text:span text:style-name="T27"> </text:span><text:span text:style-name="T408">= </text:span><text:span text:style-name="T404">log</text:span><text:span text:style-name="T683">x</text:span><text:span text:style-name="T400">(</text:span><text:span text:style-name="T407">(</text:span><text:span text:style-name="T27">x </text:span><text:span text:style-name="T1">加法</text:span><text:span text:style-name="T27">運算</text:span><text:span text:style-name="T320">（</text:span><text:span text:style-name="T400">y</text:span><text:span text:style-name="T2">–</text:span><text:span text:style-name="T27">1</text:span><text:span text:style-name="T320">）</text:span><text:span text:style-name="T27">次</text:span><text:span text:style-name="T400">)</text:span><text:span text:style-name="T467">x</text:span><text:span text:style-name="T406">)</text:span><text:span text:style-name="T27">。</text:span></text:p>
                          <text:list>
                            <text:list-item>
                              <text:p text:style-name="P598"><text:span text:style-name="T407">(</text:span><text:span text:style-name="T1">x * </text:span><text:span text:style-name="T400">y)</text:span><text:span text:style-name="T463">x</text:span><text:span text:style-name="T1"> </text:span><text:span text:style-name="T408">= </text:span><text:span text:style-name="T1">x</text:span><text:span text:style-name="T547">(</text:span><text:span text:style-name="T463">x </text:span><text:span text:style-name="T566">⊙</text:span><text:span text:style-name="T463">運算</text:span><text:span text:style-name="T548">（y–1）</text:span><text:span text:style-name="T463">次</text:span><text:span text:style-name="T548">)</text:span><text:span text:style-name="T27">。</text:span></text:p>
                            </text:list-item>
                            <text:list-item>
                              <text:p text:style-name="P599"><text:span text:style-name="T27">x</text:span><text:span text:style-name="T1"> </text:span><text:span text:style-name="T956">⊙</text:span><text:span text:style-name="T27">運算</text:span><text:span text:style-name="T1060">（</text:span><text:span text:style-name="T410">(1/</text:span><text:span text:style-name="T27">x</text:span><text:span text:style-name="T410">)</text:span><text:span text:style-name="T2">–</text:span><text:span text:style-name="T402">1</text:span><text:span text:style-name="T320">）</text:span><text:span text:style-name="T27">次</text:span><text:span text:style-name="T400"> </text:span><text:span text:style-name="T401">= 0</text:span><text:span text:style-name="T404">。</text:span></text:p>
                              <text:list>
                                <text:list-item>
                                  <text:p text:style-name="P600"><text:span text:style-name="T404">log</text:span><text:span text:style-name="T683">x</text:span><text:span text:style-name="T400">(</text:span><text:span text:style-name="T407">(</text:span><text:span text:style-name="T27">x * </text:span><text:span text:style-name="T410">(1/</text:span><text:span text:style-name="T27">x</text:span><text:span text:style-name="T410">)</text:span><text:span text:style-name="T400">)</text:span><text:span text:style-name="T467">x</text:span><text:span text:style-name="T406">)</text:span><text:span text:style-name="T27"> </text:span><text:span text:style-name="T408">= </text:span><text:span text:style-name="T401">0</text:span><text:span text:style-name="T27"> </text:span><text:span text:style-name="T408">= </text:span><text:span text:style-name="T404">log</text:span><text:span text:style-name="T683">x</text:span><text:span text:style-name="T400">(</text:span><text:span text:style-name="T410">1</text:span><text:span text:style-name="T400">)</text:span><text:span text:style-name="T467">x</text:span><text:span text:style-name="T406">)</text:span><text:span text:style-name="T27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2"><text:span text:style-name="T956">⊙</text:span><text:span text:style-name="T1">運算 有順序性。</text:span></text:p>
                          <text:list>
                            <text:list-item>
                              <text:p text:style-name="P72"><text:span text:style-name="T27">明顯例子，4 ⊙ 4 ⊙ 4 ⊙ 4 </text:span><text:span text:style-name="T401">= 8</text:span><text:span text:style-name="T27">。</text:span></text:p>
                              <text:list>
                                <text:list-item>
                                  <text:p text:style-name="P73"><text:span text:style-name="T329">已知，</text:span><text:span text:style-name="T27">4 ⊙ 4 </text:span><text:span text:style-name="T401">= 6</text:span><text:span text:style-name="T27">。</text:span></text:p>
                                </text:list-item>
                                <text:list-item>
                                  <text:p text:style-name="P73"><text:span text:style-name="T401">6</text:span><text:span text:style-name="T27"> ⊙ </text:span><text:span text:style-name="T401">6</text:span><text:span text:style-name="T27"> </text:span><text:span text:style-name="T401">= 8.32111</text:span><text:span text:style-name="T27">… </text:span><text:span text:style-name="T1252">≠</text:span><text:span text:style-name="T401"> 8</text:span><text:span text:style-name="T276">。</text:span></text:p>
                                </text:list-item>
                              </text:list>
                            </text:list-item>
                            <text:list-item>
                              <text:p text:style-name="P74"><text:span text:style-name="T27">明顯例子，</text:span><text:span text:style-name="T1060">^</text:span><text:span text:style-name="T1">運算 有順序性。</text:span></text:p>
                              <text:list>
                                <text:list-item>
                                  <text:p text:style-name="P72"><text:span text:style-name="T27">明顯例子，4 </text:span><text:span text:style-name="T405">^ </text:span><text:span text:style-name="T27">4 </text:span><text:span text:style-name="T405">^ </text:span><text:span text:style-name="T27">4 </text:span><text:span text:style-name="T405">^ </text:span><text:span text:style-name="T27">4 </text:span><text:span text:style-name="T405">= 3.40282</text:span><text:span text:style-name="T27">… * </text:span><text:span text:style-name="T405">10</text:span><text:span text:style-name="T545">38</text:span><text:span text:style-name="T401">。</text:span></text:p>
                                  <text:list>
                                    <text:list-item>
                                      <text:p text:style-name="P75"><text:span text:style-name="T329">已知，</text:span><text:span text:style-name="T27">4</text:span><text:span text:style-name="T467">4</text:span><text:span text:style-name="T27"> </text:span><text:span text:style-name="T401">= 256。</text:span></text:p>
                                    </text:list-item>
                                    <text:list-item>
                                      <text:p text:style-name="P76"><text:span text:style-name="T401">256</text:span><text:span text:style-name="T546">256</text:span><text:span text:style-name="T401"> </text:span><text:span text:style-name="T405">= </text:span><text:span text:style-name="T27">… </text:span><text:span text:style-name="T1252">≠</text:span><text:span text:style-name="T401"> </text:span><text:span text:style-name="T405">3.40282</text:span><text:span text:style-name="T27">… * </text:span><text:span text:style-name="T405">10</text:span><text:span text:style-name="T545">38</text:span><text:span text:style-name="T293">。</text:span></text:p>
                                      <text:list>
                                        <text:list-item>
                                          <text:p text:style-name="P75"><text:span text:style-name="T401">256</text:span><text:span text:style-name="T546">256</text:span><text:span text:style-name="T401"> </text:span><text:span text:style-name="T405">= </text:span><text:span text:style-name="T27">… </text:span><text:span text:style-name="T405">&gt;&gt;&gt;&gt;&gt;&gt;&gt;&gt;&gt;&gt; 3.40282</text:span><text:span text:style-name="T27">… * </text:span><text:span text:style-name="T405">10</text:span><text:span text:style-name="T545">38</text:span><text:span text:style-name="T401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7"><text:span text:style-name="T957">¤</text:span><text:span text:style-name="T1">運算。</text:span></text:p>
                          <text:list>
                            <text:list-item>
                              <text:p text:style-name="P77"><text:span text:style-name="T957">¤</text:span><text:span text:style-name="T1">運算 是 </text:span><text:span text:style-name="T956">反⊙</text:span><text:span text:style-name="T1">運算</text:span><text:span text:style-name="T401">。</text:span></text:p>
                              <text:list>
                                <text:list-item>
                                  <text:p text:style-name="P77"><text:span text:style-name="T956">反</text:span><text:span text:style-name="T1">運算 的 </text:span><text:span text:style-name="T27">明顯例子，</text:span><text:span text:style-name="T1">減法運算 是 反加法運算</text:span><text:span text:style-name="T401">。</text:span></text:p>
                                  <text:list>
                                    <text:list-item>
                                      <text:p text:style-name="P78"><text:span text:style-name="T27">明顯例子，</text:span><text:span text:style-name="T1">x</text:span><text:span text:style-name="T27"> </text:span><text:span text:style-name="T401">= </text:span><text:span text:style-name="T1">x–</text:span><text:span text:style-name="T400">y</text:span><text:span text:style-name="T1"> </text:span><text:span text:style-name="T419">+</text:span><text:span text:style-name="T1"> </text:span><text:span text:style-name="T400">y</text:span><text:span text:style-name="T401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79"><text:span text:style-name="T956">反</text:span><text:span text:style-name="T1">運算 的 </text:span><text:span text:style-name="T27">明顯例子，</text:span><text:span text:style-name="T401">除法運算 是 反乘法運算。</text:span></text:p>
                                  <text:list>
                                    <text:list-item>
                                      <text:p text:style-name="P78"><text:span text:style-name="T27">明顯例子，</text:span><text:span text:style-name="T1">x</text:span><text:span text:style-name="T27"> </text:span><text:span text:style-name="T401">= </text:span><text:span text:style-name="T1">x / </text:span><text:span text:style-name="T400">y</text:span><text:span text:style-name="T1"> * </text:span><text:span text:style-name="T400">y</text:span><text:span text:style-name="T67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79"><text:span text:style-name="T956">反</text:span><text:span text:style-name="T401">運算 的 </text:span><text:span text:style-name="T27">明顯例子，</text:span><text:span text:style-name="T404">log</text:span><text:span text:style-name="T401">運算 是 反</text:span><text:span text:style-name="T1">次方</text:span><text:span text:style-name="T401">運算。</text:span></text:p>
                                  <text:list>
                                    <text:list-item>
                                      <text:p text:style-name="P80"><text:span text:style-name="T27">明顯例子，</text:span><text:span text:style-name="T1">x</text:span><text:span text:style-name="T27"> </text:span><text:span text:style-name="T401">= </text:span><text:span text:style-name="T404">log</text:span><text:span text:style-name="T683">y</text:span><text:span text:style-name="T400">(y</text:span><text:span text:style-name="T463">x</text:span><text:span text:style-name="T406">)</text:span><text:span text:style-name="T401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80"><text:span text:style-name="T956">反</text:span><text:span text:style-name="T401">運算 的 </text:span><text:span text:style-name="T27">明顯例子，</text:span><text:span text:style-name="T404">開根號</text:span><text:span text:style-name="T401">運算 是 反</text:span><text:span text:style-name="T1">次方</text:span><text:span text:style-name="T401">運算。</text:span></text:p>
                                  <text:list>
                                    <text:list-item>
                                      <text:p text:style-name="P80"><text:span text:style-name="T27">明顯例子，</text:span><text:span text:style-name="T401">x</text:span><text:span text:style-name="T27"> </text:span><text:span text:style-name="T401">= </text:span><text:span text:style-name="T548">y</text:span><text:span text:style-name="T932">√</text:span><text:span text:style-name="T400">(</text:span><text:span text:style-name="T401">x</text:span><text:span text:style-name="T548">y</text:span><text:span text:style-name="T406">)</text:span><text:span text:style-name="T401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1"><text:span text:style-name="T329">已知，</text:span><text:span text:style-name="T1">x </text:span><text:span text:style-name="T956">⊙</text:span><text:span text:style-name="T1">運算</text:span><text:span text:style-name="T1060">（</text:span><text:span text:style-name="T400">y</text:span><text:span text:style-name="T2">–</text:span><text:span text:style-name="T1">1</text:span><text:span text:style-name="T320">）</text:span><text:span text:style-name="T1">次</text:span><text:span text:style-name="T27"> </text:span><text:span text:style-name="T401">= </text:span><text:span text:style-name="T404">log</text:span><text:span text:style-name="T683">x</text:span><text:span text:style-name="T400">(</text:span><text:span text:style-name="T407">(</text:span><text:span text:style-name="T1">x * </text:span><text:span text:style-name="T400">y)</text:span><text:span text:style-name="T463">x</text:span><text:span text:style-name="T406">)</text:span><text:span text:style-name="T401">。</text:span></text:p>
                              <text:list>
                                <text:list-item>
                                  <text:p text:style-name="P82"><text:span text:style-name="T329">假定，</text:span><text:span text:style-name="T1">x </text:span><text:span text:style-name="T956">⊙</text:span><text:span text:style-name="T1">運算</text:span><text:span text:style-name="T1060">（</text:span><text:span text:style-name="T400">y</text:span><text:span text:style-name="T2">–</text:span><text:span text:style-name="T1">1</text:span><text:span text:style-name="T320">）</text:span><text:span text:style-name="T1">次</text:span><text:span text:style-name="T27"> </text:span><text:span text:style-name="T401">= </text:span><text:span text:style-name="T411">z</text:span><text:span text:style-name="T27">。</text:span></text:p>
                                </text:list-item>
                                <text:list-item>
                                  <text:p text:style-name="P601"><text:span text:style-name="T411">z</text:span><text:span text:style-name="T159"> </text:span><text:span text:style-name="T957">¤</text:span><text:span text:style-name="T1">運算 </text:span><text:span text:style-name="T27">x </text:span><text:span text:style-name="T401">= </text:span><text:span text:style-name="T1">x </text:span><text:span text:style-name="T956">⊙</text:span><text:span text:style-name="T1">運算</text:span><text:span text:style-name="T1060">（</text:span><text:span text:style-name="T400">y</text:span><text:span text:style-name="T2">–</text:span><text:span text:style-name="T412">2</text:span><text:span text:style-name="T320">）</text:span><text:span text:style-name="T1">次</text:span><text:span text:style-name="T27">。</text:span></text:p>
                                </text:list-item>
                                <text:list-item>
                                  <text:p text:style-name="P602"><text:span text:style-name="T411">z</text:span><text:span text:style-name="T159"> </text:span><text:span text:style-name="T957">¤</text:span><text:span text:style-name="T27">運算 x </text:span><text:span text:style-name="T401">= </text:span><text:span text:style-name="T404">log</text:span><text:span text:style-name="T683">x</text:span><text:span text:style-name="T400">(</text:span><text:span text:style-name="T407">(</text:span><text:span text:style-name="T1">x * </text:span><text:span text:style-name="T407">(</text:span><text:span text:style-name="T400">y</text:span><text:span text:style-name="T2">–</text:span><text:span text:style-name="T1">1</text:span><text:span text:style-name="T400">))</text:span><text:span text:style-name="T463">x</text:span><text:span text:style-name="T406">)</text:span><text:span text:style-name="T27">。</text:span></text:p>
                                  <text:list>
                                    <text:list-item>
                                      <text:p text:style-name="P83"><text:span text:style-name="T411">z</text:span><text:span text:style-name="T1060">（</text:span><text:span text:style-name="T956">⊙</text:span><text:span text:style-name="T1">運算</text:span><text:span text:style-name="T418">(</text:span><text:span text:style-name="T400">y</text:span><text:span text:style-name="T2">–</text:span><text:span text:style-name="T1">1</text:span><text:span text:style-name="T418">)</text:span><text:span text:style-name="T1">次</text:span><text:span text:style-name="T320">）</text:span><text:span text:style-name="T27">x</text:span><text:span text:style-name="T1060">（</text:span><text:span text:style-name="T957">¤</text:span><text:span text:style-name="T27">運算</text:span><text:span text:style-name="T418">(</text:span><text:span text:style-name="T413">n</text:span><text:span text:style-name="T2">–</text:span><text:span text:style-name="T1">1</text:span><text:span text:style-name="T418">)</text:span><text:span text:style-name="T1">次</text:span><text:span text:style-name="T320">）</text:span><text:span text:style-name="T27">x </text:span><text:span text:style-name="T401">= </text:span><text:span text:style-name="T404">log</text:span><text:span text:style-name="T683">x</text:span><text:span text:style-name="T400">(</text:span><text:span text:style-name="T407">(</text:span><text:span text:style-name="T401">x * </text:span><text:span text:style-name="T407">(</text:span><text:span text:style-name="T418">1+</text:span><text:span text:style-name="T400">y</text:span><text:span text:style-name="T2">–</text:span><text:span text:style-name="T413">n</text:span><text:span text:style-name="T400">))</text:span><text:span text:style-name="T546">x</text:span><text:span text:style-name="T406">)</text:span><text:span text:style-name="T27">。</text:span></text:p>
                                      <text:list>
                                        <text:list-item>
                                          <text:p text:style-name="P603"><text:span text:style-name="T411">z</text:span><text:span text:style-name="T1060">（</text:span><text:span text:style-name="T957">¤</text:span><text:span text:style-name="T27">運算</text:span><text:span text:style-name="T1060">（</text:span><text:span text:style-name="T417">n</text:span><text:span text:style-name="T2">–</text:span><text:span text:style-name="T1">1</text:span><text:span text:style-name="T320">）</text:span><text:span text:style-name="T1">次</text:span><text:span text:style-name="T320">）</text:span><text:span text:style-name="T27">x </text:span><text:span text:style-name="T401">= </text:span><text:span text:style-name="T404">log</text:span><text:span text:style-name="T683">x</text:span><text:span text:style-name="T400">(</text:span><text:span text:style-name="T407">(</text:span><text:span text:style-name="T401">x * </text:span><text:span text:style-name="T407">(</text:span><text:span text:style-name="T414">2</text:span><text:span text:style-name="T2">–</text:span><text:span text:style-name="T417">n</text:span><text:span text:style-name="T400">))</text:span><text:span text:style-name="T546">x</text:span><text:span text:style-name="T406">)</text:span><text:span text:style-name="T27">。</text:span></text:p>
                                        </text:list-item>
                                        <text:list-item>
                                          <text:p text:style-name="P603"><text:span text:style-name="T411">z</text:span><text:span text:style-name="T320">（</text:span><text:span text:style-name="T956">⊙</text:span><text:span text:style-name="T27">運算</text:span><text:span text:style-name="T1060">（</text:span><text:span text:style-name="T400">y</text:span><text:span text:style-name="T2">–</text:span><text:span text:style-name="T1">1</text:span><text:span text:style-name="T320">）</text:span><text:span text:style-name="T27">次</text:span><text:span text:style-name="T320">）</text:span><text:span text:style-name="T27">x </text:span><text:span text:style-name="T401">= </text:span><text:span text:style-name="T404">log</text:span><text:span text:style-name="T683">x</text:span><text:span text:style-name="T400">(</text:span><text:span text:style-name="T407">(</text:span><text:span text:style-name="T401">x * </text:span><text:span text:style-name="T400">y)</text:span><text:span text:style-name="T546">x</text:span><text:span text:style-name="T406">)</text:span><text:span text:style-name="T27">。</text:span></text:p>
                                        </text:list-item>
                                        <text:list-item>
                                          <text:p text:style-name="P571"><text:span text:style-name="T411">z</text:span><text:span text:style-name="T1060">（</text:span><text:span text:style-name="T957">¤</text:span><text:span text:style-name="T1">運算</text:span><text:span text:style-name="T417">n</text:span><text:span text:style-name="T326">次</text:span><text:span text:style-name="T320">）</text:span><text:span text:style-name="T1">x </text:span><text:span text:style-name="T401">= </text:span><text:span text:style-name="T404">log</text:span><text:span text:style-name="T683">x</text:span><text:span text:style-name="T400">(</text:span><text:span text:style-name="T407">(</text:span><text:span text:style-name="T401">x * </text:span><text:span text:style-name="T407">(</text:span><text:span text:style-name="T415">1</text:span><text:span text:style-name="T2">–</text:span><text:span text:style-name="T417">n</text:span><text:span text:style-name="T400">))</text:span><text:span text:style-name="T546">x</text:span><text:span text:style-name="T406">)</text:span><text:span text:style-name="T1">。</text:span></text:p>
                                        </text:list-item>
                                        <text:list-item>
                                          <text:p text:style-name="P571"><text:span text:style-name="T411">z</text:span><text:span text:style-name="T320">（</text:span><text:span text:style-name="T956">⊙</text:span><text:span text:style-name="T1">運算</text:span><text:span text:style-name="T400">y</text:span><text:span text:style-name="T1">次</text:span><text:span text:style-name="T320">）</text:span><text:span text:style-name="T1">x </text:span><text:span text:style-name="T401">= </text:span><text:span text:style-name="T404">log</text:span><text:span text:style-name="T683">x</text:span><text:span text:style-name="T400">(</text:span><text:span text:style-name="T407">(</text:span><text:span text:style-name="T401">x * </text:span><text:span text:style-name="T407">(</text:span><text:span text:style-name="T415">1 + </text:span><text:span text:style-name="T400">y))</text:span><text:span text:style-name="T546">x</text:span><text:span text:style-name="T406">)</text:span><text:span text:style-name="T1">。</text:span></text:p>
                                        </text:list-item>
                                        <text:list-item>
                                          <text:p text:style-name="P572"><text:span text:style-name="T411">z</text:span><text:span text:style-name="T320">（</text:span><text:span text:style-name="T956">⊙</text:span><text:span text:style-name="T1">運算</text:span><text:span text:style-name="T400">y</text:span><text:span text:style-name="T1">次</text:span><text:span text:style-name="T320">）</text:span><text:span text:style-name="T1">x</text:span><text:span text:style-name="T1060">（</text:span><text:span text:style-name="T957">¤</text:span><text:span text:style-name="T1">運算</text:span><text:span text:style-name="T416">n</text:span><text:span text:style-name="T326">次</text:span><text:span text:style-name="T320">）</text:span><text:span text:style-name="T1">x </text:span><text:span text:style-name="T401">= </text:span><text:span text:style-name="T404">log</text:span><text:span text:style-name="T683">x</text:span><text:span text:style-name="T400">(</text:span><text:span text:style-name="T407">(</text:span><text:span text:style-name="T401">x * </text:span><text:span text:style-name="T407">(</text:span><text:span text:style-name="T415">1</text:span><text:span text:style-name="T416">+</text:span><text:span text:style-name="T400">y</text:span><text:span text:style-name="T2">–</text:span><text:span text:style-name="T416">n</text:span><text:span text:style-name="T400">))</text:span><text:span text:style-name="T546">x</text:span><text:span text:style-name="T406">)</text:span><text:span text:style-name="T1">。</text:span></text:p>
                                        </text:list-item>
                                        <text:list-item>
                                          <text:p text:style-name="P605"><text:span text:style-name="T411">z</text:span><text:span text:style-name="T320">（</text:span><text:span text:style-name="T956">⊙</text:span><text:span text:style-name="T27">運算</text:span><text:span text:style-name="T1">(</text:span><text:span text:style-name="T400">y</text:span><text:span text:style-name="T2">–</text:span><text:span text:style-name="T326">1</text:span><text:span text:style-name="T1">)</text:span><text:span text:style-name="T27">次</text:span><text:span text:style-name="T320">）</text:span><text:span text:style-name="T27">x</text:span><text:span text:style-name="T1060">（</text:span><text:span text:style-name="T957">¤</text:span><text:span text:style-name="T320">運算</text:span><text:span text:style-name="T1">(n</text:span><text:span text:style-name="T2">–</text:span><text:span text:style-name="T326">1</text:span><text:span text:style-name="T1">)</text:span><text:span text:style-name="T326">次</text:span><text:span text:style-name="T320">）x</text:span><text:span text:style-name="T401">=</text:span><text:span text:style-name="T404">log</text:span><text:span text:style-name="T683">x</text:span><text:span text:style-name="T400">(</text:span><text:span text:style-name="T407">(</text:span><text:span text:style-name="T401">x*</text:span><text:span text:style-name="T407">(</text:span><text:span text:style-name="T415">1</text:span><text:span text:style-name="T416">+</text:span><text:span text:style-name="T400">y</text:span><text:span text:style-name="T2">–</text:span><text:span text:style-name="T416">n</text:span><text:span text:style-name="T400">))</text:span><text:span text:style-name="T546">x</text:span><text:span text:style-name="T406">)</text:span><text:span text:style-name="T1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73"><text:span text:style-name="T329">已知，</text:span><text:span text:style-name="T326">x </text:span><text:span text:style-name="T956">⊙</text:span><text:span text:style-name="T326">運算</text:span><text:span text:style-name="T1060">（</text:span><text:span text:style-name="T400">y</text:span><text:span text:style-name="T2">–</text:span><text:span text:style-name="T320">1）次</text:span><text:span text:style-name="T1"> </text:span><text:span text:style-name="T401">= </text:span><text:span text:style-name="T404">log</text:span><text:span text:style-name="T683">x</text:span><text:span text:style-name="T400">(</text:span><text:span text:style-name="T407">(</text:span><text:span text:style-name="T320">x * </text:span><text:span text:style-name="T400">y)</text:span><text:span text:style-name="T554">x</text:span><text:span text:style-name="T406">)</text:span><text:span text:style-name="T319">。</text:span></text:p>
                          <text:list>
                            <text:list-item>
                              <text:p text:style-name="P573"><text:span text:style-name="T326">x </text:span><text:span text:style-name="T956">⊙ </text:span><text:span text:style-name="T326">x</text:span><text:span text:style-name="T1"> </text:span><text:span text:style-name="T401">= </text:span><text:span text:style-name="T404">log</text:span><text:span text:style-name="T683">x</text:span><text:span text:style-name="T400">(</text:span><text:span text:style-name="T407">(</text:span><text:span text:style-name="T320">x * </text:span><text:span text:style-name="T326">2</text:span><text:span text:style-name="T400">)</text:span><text:span text:style-name="T554">x</text:span><text:span text:style-name="T406">)</text:span><text:span text:style-name="T319">。</text:span></text:p>
                              <text:list>
                                <text:list-item>
                                  <text:p text:style-name="P573"><text:span text:style-name="T326">x </text:span><text:span text:style-name="T956">⊙ </text:span><text:span text:style-name="T326">x</text:span><text:span text:style-name="T1"> </text:span><text:span text:style-name="T401">= </text:span><text:span text:style-name="T407">x </text:span><text:span text:style-name="T418">+</text:span><text:span text:style-name="T407"> </text:span><text:span text:style-name="T404">log</text:span><text:span text:style-name="T683">x</text:span><text:span text:style-name="T400">(</text:span><text:span text:style-name="T326">2</text:span><text:span text:style-name="T554">x</text:span><text:span text:style-name="T406">)</text:span><text:span text:style-name="T319">。</text:span></text:p>
                                </text:list-item>
                                <text:list-item>
                                  <text:p text:style-name="P573"><text:span text:style-name="T326">x </text:span><text:span text:style-name="T956">⊙ </text:span><text:span text:style-name="T326">x</text:span><text:span text:style-name="T1"> </text:span><text:span text:style-name="T401">= </text:span><text:span text:style-name="T407">x </text:span><text:span text:style-name="T401">* </text:span><text:span text:style-name="T407">(</text:span><text:span text:style-name="T418">1 +</text:span><text:span text:style-name="T407"> </text:span><text:span text:style-name="T404">log</text:span><text:span text:style-name="T683">x</text:span><text:span text:style-name="T400">(</text:span><text:span text:style-name="T326">2</text:span><text:span text:style-name="T406">))</text:span><text:span text:style-name="T319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74"><text:span text:style-name="T1060">（</text:span><text:span text:style-name="T326">x </text:span><text:span text:style-name="T956">⊙</text:span><text:span text:style-name="T326">運算</text:span><text:span text:style-name="T1060">（</text:span><text:span text:style-name="T400">y</text:span><text:span text:style-name="T2">–</text:span><text:span text:style-name="T320">1）次）不等於</text:span><text:span text:style-name="T1060">（</text:span><text:span text:style-name="T326">x + </text:span><text:span text:style-name="T400">y</text:span><text:span text:style-name="T320">）</text:span><text:span text:style-name="T319">。</text:span></text:p>
                      <text:list>
                        <text:list-item>
                          <text:p text:style-name="P575"><text:span text:style-name="T1">明顯例子，</text:span><text:span text:style-name="T1060">（</text:span><text:span text:style-name="T326">x </text:span><text:span text:style-name="T956">⊙</text:span><text:span text:style-name="T326">運算</text:span><text:span text:style-name="T1060">（</text:span><text:span text:style-name="T326">x</text:span><text:span text:style-name="T2">–</text:span><text:span text:style-name="T320">1）次）等於</text:span><text:span text:style-name="T1060">（</text:span><text:span text:style-name="T326">x + x</text:span><text:span text:style-name="T320">）</text:span><text:span text:style-name="T319">。</text:span></text:p>
                          <text:list>
                            <text:list-item>
                              <text:p text:style-name="P575"><text:span text:style-name="T1">明顯例子，</text:span><text:span text:style-name="T403">2</text:span><text:span text:style-name="T1"> </text:span><text:span text:style-name="T956">⊙</text:span><text:span text:style-name="T1"> </text:span><text:span text:style-name="T403">2</text:span><text:span text:style-name="T1"> </text:span><text:span text:style-name="T401">= </text:span><text:span text:style-name="T1">4</text:span><text:span text:style-name="T326"> </text:span><text:span text:style-name="T320">等於</text:span><text:span text:style-name="T1060">（</text:span><text:span text:style-name="T403">2</text:span><text:span text:style-name="T1"> </text:span><text:span text:style-name="T326">+ </text:span><text:span text:style-name="T403">2</text:span><text:span text:style-name="T320">）</text:span><text:span text:style-name="T1">。</text:span></text:p>
                            </text:list-item>
                          </text:list>
                        </text:list-item>
                        <text:list-item>
                          <text:p text:style-name="P575"><text:span text:style-name="T1">明顯例子，</text:span><text:span text:style-name="T1060">（</text:span><text:span text:style-name="T326">x </text:span><text:span text:style-name="T956">⊙</text:span><text:span text:style-name="T326">運算</text:span><text:span text:style-name="T1060">（</text:span><text:span text:style-name="T400">y</text:span><text:span text:style-name="T683">y</text:span><text:span text:style-name="T712">≠</text:span><text:span text:style-name="T684">x</text:span><text:span text:style-name="T2">–</text:span><text:span text:style-name="T320">1）次）不等於</text:span><text:span text:style-name="T1060">（</text:span><text:span text:style-name="T326">x + </text:span><text:span text:style-name="T400">y</text:span><text:span text:style-name="T683">y</text:span><text:span text:style-name="T712">≠</text:span><text:span text:style-name="T684">x</text:span><text:span text:style-name="T320">）</text:span><text:span text:style-name="T1">。</text:span></text:p>
                          <text:list>
                            <text:list-item>
                              <text:p text:style-name="P575"><text:span text:style-name="T1">明顯例子，</text:span><text:span text:style-name="T400">5</text:span><text:span text:style-name="T1"> </text:span><text:span text:style-name="T956">⊙</text:span><text:span text:style-name="T1"> </text:span><text:span text:style-name="T400">5</text:span><text:span text:style-name="T1"> </text:span><text:span text:style-name="T401">= </text:span><text:span text:style-name="T326">7.15338… </text:span><text:span text:style-name="T320">不等於</text:span><text:span text:style-name="T1060">（</text:span><text:span text:style-name="T400">5</text:span><text:span text:style-name="T1"> </text:span><text:span text:style-name="T326">+ </text:span><text:span text:style-name="T403">2</text:span><text:span text:style-name="T320">）</text:span><text:span text:style-name="T319">。</text:span></text:p>
                            </text:list-item>
                          </text:list>
                        </text:list-item>
                        <text:list-item>
                          <text:p text:style-name="P622">反例。</text:p>
                          <text:list>
                            <text:list-item>
                              <text:p text:style-name="P576"><text:span text:style-name="T1">明顯例子，</text:span><text:span text:style-name="T1060">（</text:span><text:span text:style-name="T326">x 加法運算</text:span><text:span text:style-name="T1060">（</text:span><text:span text:style-name="T400">y</text:span><text:span text:style-name="T2">–</text:span><text:span text:style-name="T320">1）次）等於</text:span><text:span text:style-name="T1060">（</text:span><text:span text:style-name="T326">x * </text:span><text:span text:style-name="T400">y</text:span><text:span text:style-name="T320">）</text:span><text:span text:style-name="T319">。</text:span></text:p>
                              <text:list>
                                <text:list-item>
                                  <text:p text:style-name="P576"><text:span text:style-name="T319">明顯例子，</text:span><text:span text:style-name="T326">x</text:span><text:span text:style-name="T1"> </text:span><text:span text:style-name="T326">+ x</text:span><text:span text:style-name="T1"> </text:span><text:span text:style-name="T401">= </text:span><text:span text:style-name="T326">x * </text:span><text:span text:style-name="T403">2</text:span><text:span text:style-name="T67">。</text:span></text:p>
                                </text:list-item>
                              </text:list>
                            </text:list-item>
                            <text:list-item>
                              <text:p text:style-name="P576"><text:span text:style-name="T319">明顯例子，</text:span><text:span text:style-name="T320">（</text:span><text:span text:style-name="T326">x 乘法運算</text:span><text:span text:style-name="T320">（</text:span><text:span text:style-name="T400">y</text:span><text:span text:style-name="T2">–</text:span><text:span text:style-name="T320">1）次）等於（</text:span><text:span text:style-name="T326">x </text:span><text:span text:style-name="T1060">^</text:span><text:span text:style-name="T326"> </text:span><text:span text:style-name="T400">y</text:span><text:span text:style-name="T320">）</text:span><text:span text:style-name="T319">。</text:span></text:p>
                              <text:list>
                                <text:list-item>
                                  <text:p text:style-name="P576"><text:span text:style-name="T319">明顯例子，</text:span><text:span text:style-name="T326">x</text:span><text:span text:style-name="T1"> </text:span><text:span text:style-name="T326">* x</text:span><text:span text:style-name="T1"> </text:span><text:span text:style-name="T401">= </text:span><text:span text:style-name="T326">x </text:span><text:span text:style-name="T1060">^</text:span><text:span text:style-name="T326"> </text:span><text:span text:style-name="T403">2</text:span><text:span text:style-name="T319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0">。</text:p>
                      <text:list>
                        <text:list-item>
                          <text:p text:style-name="P25"><text:span text:style-name="T404">log</text:span><text:span text:style-name="T683">x</text:span><text:span text:style-name="T400">(</text:span><text:span text:style-name="T407">(</text:span><text:span text:style-name="T326">x * </text:span><text:span text:style-name="T400">y)</text:span><text:span text:style-name="T556">x</text:span><text:span text:style-name="T406">)</text:span><text:span text:style-name="T2"> </text:span><text:span text:style-name="T401">= </text:span><text:span text:style-name="T404">log</text:span><text:span text:style-name="T685">z</text:span><text:span text:style-name="T400">(y</text:span><text:span text:style-name="T406">)</text:span><text:span text:style-name="T326"> * </text:span><text:span text:style-name="T421">((</text:span><text:span text:style-name="T404">log</text:span><text:span text:style-name="T683">x</text:span><text:span text:style-name="T400">(</text:span><text:span text:style-name="T420">z</text:span><text:span text:style-name="T556">x</text:span><text:span text:style-name="T406">) </text:span><text:span text:style-name="T420">+ </text:span><text:span text:style-name="T326">x</text:span><text:span text:style-name="T421">)</text:span><text:span text:style-name="T2">–</text:span><text:span text:style-name="T326">x</text:span><text:span text:style-name="T421">)</text:span><text:span text:style-name="T406"> </text:span><text:span text:style-name="T420">+ </text:span><text:span text:style-name="T326">x</text:span><text:span text:style-name="T319">。</text:span></text:p>
                          <text:list>
                            <text:list-item>
                              <text:p text:style-name="P26"><text:span text:style-name="T424">z</text:span><text:span text:style-name="T1060">^</text:span><text:span text:style-name="T426">(</text:span><text:span text:style-name="T404">log</text:span><text:span text:style-name="T683">x</text:span><text:span text:style-name="T400">(</text:span><text:span text:style-name="T407">(</text:span><text:span text:style-name="T326">x * </text:span><text:span text:style-name="T424">y</text:span><text:span text:style-name="T423">)</text:span><text:span text:style-name="T557">x</text:span><text:span text:style-name="T406">)</text:span><text:span text:style-name="T2">–</text:span><text:span text:style-name="T422">x)</text:span><text:span text:style-name="T406"> </text:span><text:span text:style-name="T422">= </text:span><text:span text:style-name="T424">y</text:span><text:span text:style-name="T1060">^</text:span><text:span text:style-name="T426">(</text:span><text:span text:style-name="T404">log</text:span><text:span text:style-name="T683">x</text:span><text:span text:style-name="T400">(</text:span><text:span text:style-name="T407">(</text:span><text:span text:style-name="T326">x * </text:span><text:span text:style-name="T424">z</text:span><text:span text:style-name="T400">)</text:span><text:span text:style-name="T556">x</text:span><text:span text:style-name="T406">)</text:span><text:span text:style-name="T2">–</text:span><text:span text:style-name="T422">x)</text:span><text:span text:style-name="T319">。</text:span></text:p>
                            </text:list-item>
                          </text:list>
                        </text:list-item>
                        <text:list-item>
                          <text:p text:style-name="P27"><text:span text:style-name="T329">假定，</text:span><text:span text:style-name="T404">log</text:span><text:span text:style-name="T683">x</text:span><text:span text:style-name="T426">(</text:span><text:span text:style-name="T424">y</text:span><text:span text:style-name="T406">) </text:span><text:span text:style-name="T422">= </text:span><text:span text:style-name="T427">z</text:span><text:span text:style-name="T319">。</text:span></text:p>
                          <text:list>
                            <text:list-item>
                              <text:p text:style-name="P28"><text:span text:style-name="T424">y</text:span><text:span text:style-name="T406"> </text:span><text:span text:style-name="T1145">= </text:span><text:span text:style-name="T1142">log</text:span><text:span text:style-name="T1177">(</text:span><text:span text:style-name="T1178">-</text:span><text:span text:style-name="T1179">1</text:span><text:span text:style-name="T1177">)</text:span><text:span text:style-name="T1187">x</text:span><text:span text:style-name="T1147">(</text:span><text:span text:style-name="T1146">z</text:span><text:span text:style-name="T1144">)</text:span><text:span text:style-name="T406"> </text:span><text:span text:style-name="T1145">= </text:span><text:span text:style-name="T1181">(</text:span><text:span text:style-name="T1180">-</text:span><text:span text:style-name="T1182">z</text:span><text:span text:style-name="T1181">)</text:span><text:span text:style-name="T1065">√</text:span><text:span text:style-name="T1070">x</text:span><text:span text:style-name="T1144"> </text:span><text:span text:style-name="T422">= </text:span><text:span text:style-name="T326">x</text:span><text:span text:style-name="T559">z</text:span><text:span text:style-name="T1">。</text:span></text:p>
                            </text:list-item>
                            <text:list-item>
                              <text:p text:style-name="P27"><text:span text:style-name="T326">x</text:span><text:span text:style-name="T406"> </text:span><text:span text:style-name="T422">= </text:span><text:span text:style-name="T559">z</text:span><text:span text:style-name="T933">√</text:span><text:span text:style-name="T424">y</text:span><text:span text:style-name="T319">。</text:span></text:p>
                            </text:list-item>
                          </text:list>
                        </text:list-item>
                        <text:list-item>
                          <text:p text:style-name="P577"><text:span text:style-name="T404">log</text:span><text:span text:style-name="T683">x</text:span><text:span text:style-name="T426">(</text:span><text:span text:style-name="T425">a</text:span><text:span text:style-name="T406"> </text:span><text:span text:style-name="T420">+ </text:span><text:span text:style-name="T425">b</text:span><text:span text:style-name="T406">) </text:span><text:span text:style-name="T320">不等於 </text:span><text:span text:style-name="T404">log</text:span><text:span text:style-name="T683">x</text:span><text:span text:style-name="T426">(</text:span><text:span text:style-name="T425">a</text:span><text:span text:style-name="T406">)</text:span><text:span text:style-name="T1"> </text:span><text:span text:style-name="T956">⊙</text:span><text:span text:style-name="T1"> </text:span><text:span text:style-name="T404">log</text:span><text:span text:style-name="T683">x</text:span><text:span text:style-name="T426">(</text:span><text:span text:style-name="T425">b</text:span><text:span text:style-name="T406">)</text:span><text:span text:style-name="T319">。</text:span></text:p>
                        </text:list-item>
                        <text:list-item>
                          <text:p text:style-name="P29"><text:span text:style-name="T329">假定，</text:span><text:span text:style-name="T404">log</text:span><text:span text:style-name="T683">x</text:span><text:span text:style-name="T400">(</text:span><text:span text:style-name="T407">(</text:span><text:span text:style-name="T326">x * </text:span><text:span text:style-name="T400">y)</text:span><text:span text:style-name="T555">x</text:span><text:span text:style-name="T406">) </text:span><text:span text:style-name="T422">= </text:span><text:span text:style-name="T427">z</text:span><text:span text:style-name="T319">。</text:span></text:p>
                          <text:list>
                            <text:list-item>
                              <text:p text:style-name="P578"><text:span text:style-name="T422">x * (1 + log</text:span><text:span text:style-name="T686">x</text:span><text:span text:style-name="T422">(y))</text:span><text:span text:style-name="T406"> </text:span><text:span text:style-name="T422">= </text:span><text:span text:style-name="T427">z</text:span><text:span text:style-name="T319">。</text:span></text:p>
                              <text:list>
                                <text:list-item>
                                  <text:p text:style-name="P29"><text:span text:style-name="T422">y</text:span><text:span text:style-name="T406"> </text:span><text:span text:style-name="T422">= x</text:span><text:span text:style-name="T558">((</text:span><text:span text:style-name="T559">z / </text:span><text:span text:style-name="T558">x)</text:span><text:span text:style-name="T550">–</text:span><text:span text:style-name="T555">1</text:span><text:span text:style-name="T558">)</text:span><text:span text:style-name="T319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4"><text:span text:style-name="T157">+ </text:span><text:span text:style-name="T1364">↔</text:span><text:span text:style-name="T157"> 線。</text:span></text:p>
                  <text:list>
                    <text:list-item>
                      <text:p text:style-name="P71"><text:span text:style-name="T1">x 加法運算</text:span><text:span text:style-name="T1060">（</text:span><text:span text:style-name="T400">y</text:span><text:span text:style-name="T2">–</text:span><text:span text:style-name="T1">1</text:span><text:span text:style-name="T320">）</text:span><text:span text:style-name="T1">次。</text:span></text:p>
                      <text:list>
                        <text:list-item>
                          <text:p text:style-name="P84"><text:span text:style-name="T27">明顯例子，4 </text:span><text:span text:style-name="T1">+ </text:span><text:span text:style-name="T27">4 </text:span><text:span text:style-name="T401">= 8</text:span><text:span text:style-name="T1143"> </text:span><text:span text:style-name="T1224">↔</text:span><text:span text:style-name="T1143"> 線</text:span><text:span text:style-name="T27">。</text:span></text:p>
                        </text:list-item>
                        <text:list-item>
                          <text:p text:style-name="P84"><text:span text:style-name="T27">明顯例子，</text:span><text:span text:style-name="T400">5</text:span><text:span text:style-name="T27"> + </text:span><text:span text:style-name="T400">5</text:span><text:span text:style-name="T27"> </text:span><text:span text:style-name="T401">= 10</text:span><text:span text:style-name="T1143"> </text:span><text:span text:style-name="T1224">↔</text:span><text:span text:style-name="T1143"> 線</text:span><text:span text:style-name="T27">。</text:span></text:p>
                        </text:list-item>
                        <text:list-item>
                          <text:p text:style-name="P84"><text:span text:style-name="T27">明顯例子，</text:span><text:span text:style-name="T400">5</text:span><text:span text:style-name="T27"> + </text:span><text:span text:style-name="T400">5</text:span><text:span text:style-name="T27"> + </text:span><text:span text:style-name="T400">5</text:span><text:span text:style-name="T27"> + </text:span><text:span text:style-name="T400">5</text:span><text:span text:style-name="T27"> + </text:span><text:span text:style-name="T400">5</text:span><text:span text:style-name="T27"> </text:span><text:span text:style-name="T401">= </text:span><text:span text:style-name="T403">2</text:span><text:span text:style-name="T401">5</text:span><text:span text:style-name="T1139"> </text:span><text:span text:style-name="T1138">= </text:span><text:span text:style-name="T1139">5</text:span><text:span text:style-name="T1137"> </text:span><text:span text:style-name="T1143">*</text:span><text:span text:style-name="T1137"> </text:span><text:span text:style-name="T1139">5</text:span><text:span text:style-name="T1143"> </text:span><text:span text:style-name="T1224">↔</text:span><text:span text:style-name="T1143"> </text:span><text:span text:style-name="T1223">面</text:span><text:span text:style-name="T27">。</text:span></text:p>
                        </text:list-item>
                        <text:list-item>
                          <text:p text:style-name="P84"><text:span text:style-name="T27">明顯例子，</text:span><text:span text:style-name="T400">5</text:span><text:span text:style-name="T27">加法運算</text:span><text:span text:style-name="T320">（</text:span><text:span text:style-name="T409">1</text:span><text:span text:style-name="T2">–</text:span><text:span text:style-name="T402">1</text:span><text:span text:style-name="T320">）</text:span><text:span text:style-name="T27">次</text:span><text:span text:style-name="T1139"> </text:span><text:span text:style-name="T1138">= </text:span><text:span text:style-name="T1139">5</text:span><text:span text:style-name="T400"> </text:span><text:span text:style-name="T401">= </text:span><text:span text:style-name="T400">5</text:span><text:span text:style-name="T1143"> </text:span><text:span text:style-name="T1224">↔</text:span><text:span text:style-name="T1143"> 線</text:span><text:span text:style-name="T27">。</text:span></text:p>
                          <text:list>
                            <text:list-item>
                              <text:p text:style-name="P604"><text:span text:style-name="T1">x </text:span><text:span text:style-name="T27">加法運算</text:span><text:span text:style-name="T320">（</text:span><text:span text:style-name="T1">x</text:span><text:span text:style-name="T553">0</text:span><text:span text:style-name="T2">–</text:span><text:span text:style-name="T402">1</text:span><text:span text:style-name="T320">）</text:span><text:span text:style-name="T27">次</text:span><text:span text:style-name="T319"> </text:span><text:span text:style-name="T1364">↔</text:span><text:span text:style-name="T319"> 線</text:span><text:span text:style-name="T27">。</text:span></text:p>
                            </text:list-item>
                          </text:list>
                        </text:list-item>
                        <text:list-item>
                          <text:p text:style-name="P84"><text:span text:style-name="T27">明顯例子，</text:span><text:span text:style-name="T400">5</text:span><text:span text:style-name="T1">加法運算</text:span><text:span text:style-name="T1060">（</text:span><text:span text:style-name="T400">5</text:span><text:span text:style-name="T2">–</text:span><text:span text:style-name="T402">1</text:span><text:span text:style-name="T320">）</text:span><text:span text:style-name="T1">次</text:span><text:span text:style-name="T1139"> </text:span><text:span text:style-name="T1138">= </text:span><text:span text:style-name="T1139">25</text:span><text:span text:style-name="T400"> </text:span><text:span text:style-name="T401">= </text:span><text:span text:style-name="T400">5</text:span><text:span text:style-name="T27"> </text:span><text:span text:style-name="T319">*</text:span><text:span text:style-name="T27"> </text:span><text:span text:style-name="T400">5</text:span><text:span text:style-name="T1143"> </text:span><text:span text:style-name="T1224">↔</text:span><text:span text:style-name="T1143"> </text:span><text:span text:style-name="T1223">面</text:span><text:span text:style-name="T27">。</text:span></text:p>
                          <text:list>
                            <text:list-item>
                              <text:p text:style-name="P604"><text:span text:style-name="T1">x </text:span><text:span text:style-name="T27">加法運算</text:span><text:span text:style-name="T320">（</text:span><text:span text:style-name="T1">x</text:span><text:span text:style-name="T553">1</text:span><text:span text:style-name="T2">–</text:span><text:span text:style-name="T402">1</text:span><text:span text:style-name="T320">）</text:span><text:span text:style-name="T27">次</text:span><text:span text:style-name="T319"> </text:span><text:span text:style-name="T1364">↔</text:span><text:span text:style-name="T319"> </text:span><text:span text:style-name="T1059">面</text:span><text:span text:style-name="T27">。</text:span></text:p>
                            </text:list-item>
                          </text:list>
                        </text:list-item>
                        <text:list-item>
                          <text:p text:style-name="P604"><text:span text:style-name="T27">明顯例子，</text:span><text:span text:style-name="T400">5</text:span><text:span text:style-name="T1">加法運算</text:span><text:span text:style-name="T1060">（</text:span><text:span text:style-name="T400">5</text:span><text:span text:style-name="T549">(3</text:span><text:span text:style-name="T550">–</text:span><text:span text:style-name="T551">1</text:span><text:span text:style-name="T549">)</text:span><text:span text:style-name="T2">–</text:span><text:span text:style-name="T402">1</text:span><text:span text:style-name="T320">）</text:span><text:span text:style-name="T1">次</text:span><text:span text:style-name="T400"> </text:span><text:span text:style-name="T401">= </text:span><text:span text:style-name="T27">1</text:span><text:span text:style-name="T400">25 </text:span><text:span text:style-name="T401">= </text:span><text:span text:style-name="T400">5</text:span><text:span text:style-name="T27"> </text:span><text:span text:style-name="T319">*</text:span><text:span text:style-name="T27"> </text:span><text:span text:style-name="T400">5</text:span><text:span text:style-name="T27"> </text:span><text:span text:style-name="T319">*</text:span><text:span text:style-name="T27"> </text:span><text:span text:style-name="T400">5</text:span><text:span text:style-name="T319"> </text:span><text:span text:style-name="T1364">↔</text:span><text:span text:style-name="T319"> </text:span><text:span text:style-name="T401">體</text:span><text:span text:style-name="T27">。</text:span></text:p>
                          <text:list>
                            <text:list-item>
                              <text:p text:style-name="P604"><text:span text:style-name="T1">x </text:span><text:span text:style-name="T27">加法運算</text:span><text:span text:style-name="T320">（</text:span><text:span text:style-name="T1">x</text:span><text:span text:style-name="T549">(</text:span><text:span text:style-name="T552">3</text:span><text:span text:style-name="T550">–</text:span><text:span text:style-name="T551">1</text:span><text:span text:style-name="T549">)</text:span><text:span text:style-name="T2">–</text:span><text:span text:style-name="T402">1</text:span><text:span text:style-name="T320">）</text:span><text:span text:style-name="T27">次</text:span><text:span text:style-name="T319"> </text:span><text:span text:style-name="T1364">↔</text:span><text:span text:style-name="T319"> </text:span><text:span text:style-name="T401">體</text:span><text:span text:style-name="T27">。</text:span></text:p>
                            </text:list-item>
                          </text:list>
                        </text:list-item>
                        <text:list-item>
                          <text:p text:style-name="P84"><text:span text:style-name="T27">明顯例子，</text:span><text:span text:style-name="T400">5</text:span><text:span text:style-name="T27">加法運算</text:span><text:span text:style-name="T320">（</text:span><text:span text:style-name="T400">5</text:span><text:span text:style-name="T549">(</text:span><text:span text:style-name="T548">5</text:span><text:span text:style-name="T550">–</text:span><text:span text:style-name="T551">1</text:span><text:span text:style-name="T549">)</text:span><text:span text:style-name="T2">–</text:span><text:span text:style-name="T402">1</text:span><text:span text:style-name="T320">）</text:span><text:span text:style-name="T27">次</text:span><text:span text:style-name="T1138">=</text:span><text:span text:style-name="T1139">3125</text:span><text:span text:style-name="T400"> </text:span><text:span text:style-name="T1138">= </text:span><text:span text:style-name="T1139">5</text:span><text:span text:style-name="T1137"> </text:span><text:span text:style-name="T1143">*</text:span><text:span text:style-name="T1137"> </text:span><text:span text:style-name="T1139">5</text:span><text:span text:style-name="T1137"> </text:span><text:span text:style-name="T1143">*</text:span><text:span text:style-name="T1137"> </text:span><text:span text:style-name="T1139">5</text:span><text:span text:style-name="T1137"> </text:span><text:span text:style-name="T1143">*</text:span><text:span text:style-name="T1137"> </text:span><text:span text:style-name="T1139">5</text:span><text:span text:style-name="T1137"> </text:span><text:span text:style-name="T1143">*</text:span><text:span text:style-name="T1137"> </text:span><text:span text:style-name="T1139">5 </text:span><text:span text:style-name="T401">= </text:span><text:span text:style-name="T400">5</text:span><text:span text:style-name="T27"> </text:span><text:span text:style-name="T1060">^</text:span><text:span text:style-name="T27"> </text:span><text:span text:style-name="T400">5</text:span><text:span text:style-name="T1143"> </text:span><text:span text:style-name="T1224">↔</text:span><text:span text:style-name="T1143"> 維度</text:span><text:span text:style-name="T27">。</text:span></text:p>
                          <text:list>
                            <text:list-item>
                              <text:p text:style-name="P604"><text:span text:style-name="T1">x </text:span><text:span text:style-name="T27">加法運算</text:span><text:span text:style-name="T320">（</text:span><text:span text:style-name="T1">x</text:span><text:span text:style-name="T549">(</text:span><text:span text:style-name="T463">x</text:span><text:span text:style-name="T550">–</text:span><text:span text:style-name="T551">1</text:span><text:span text:style-name="T549">)</text:span><text:span text:style-name="T2">–</text:span><text:span text:style-name="T402">1</text:span><text:span text:style-name="T320">）</text:span><text:span text:style-name="T27">次</text:span><text:span text:style-name="T319"> </text:span><text:span text:style-name="T1364">↔</text:span><text:span text:style-name="T319"> 維度</text:span><text:span text:style-name="T27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4"><text:span text:style-name="T319">* </text:span><text:span text:style-name="T1364">↔</text:span><text:span text:style-name="T319"> </text:span><text:span text:style-name="T1059">面</text:span><text:span text:style-name="T157">。</text:span></text:p>
                  <text:list>
                    <text:list-item>
                      <text:p text:style-name="P18"><text:span text:style-name="T326">x 乘法運算</text:span><text:span text:style-name="T1060">（</text:span><text:span text:style-name="T400">y</text:span><text:span text:style-name="T2">–</text:span><text:span text:style-name="T320">1）</text:span><text:span text:style-name="T326">次。</text:span></text:p>
                    </text:list-item>
                  </text:list>
                </text:list-item>
                <text:list-item>
                  <text:p text:style-name="P18"><text:span text:style-name="T1060">^</text:span><text:span text:style-name="T319"> </text:span><text:span text:style-name="T1364">↔</text:span><text:span text:style-name="T319"> 維度</text:span><text:span text:style-name="T157">。</text:span></text:p>
                  <text:list>
                    <text:list-item>
                      <text:p text:style-name="P18"><text:span text:style-name="T326">x 次方運算</text:span><text:span text:style-name="T320">（</text:span><text:span text:style-name="T400">y</text:span><text:span text:style-name="T2">–</text:span><text:span text:style-name="T320">1）</text:span><text:span text:style-name="T326">次。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5"><text:bookmark-start text:name="圓形"/>圓形<text:bookmark-end text:name="圓形"/></text:p>
          <text:list>
            <text:list-item>
              <text:p text:style-name="P219"><text:span text:style-name="T204">（</text:span><text:span text:style-name="T67">2</text:span><text:span text:style-name="T204">π</text:span><text:span text:style-name="T67">r</text:span><text:span text:style-name="T204">）* r / </text:span><text:span text:style-name="T67">2 = </text:span><text:span text:style-name="T204">π</text:span><text:span text:style-name="T67">r</text:span><text:span text:style-name="T477">2</text:span><text:span text:style-name="T204">。</text:span><text:span text:style-name="T985">（圓形的（</text:span><text:span text:style-name="T981">2</text:span><text:span text:style-name="T985">π</text:span><text:span text:style-name="T981">r</text:span><text:span text:style-name="T985">）* </text:span><text:span text:style-name="T987">r </text:span><text:span text:style-name="T985">/ </text:span><text:span text:style-name="T981">2 </text:span><text:span text:style-name="T1044">↔</text:span><text:span text:style-name="T987"> </text:span><text:span text:style-name="T985">三角形的 底 * 高 / </text:span><text:span text:style-name="T987">2</text:span><text:span text:style-name="T985">）</text:span></text:p>
              <text:list>
                <text:list-item>
                  <text:p text:style-name="P220"><text:span text:style-name="T204">r </text:span><text:span text:style-name="T67">是 半徑</text:span><text:span text:style-name="T227">、圓</text:span><text:span text:style-name="T67">半徑。</text:span></text:p>
                </text:list-item>
                <text:list-item>
                  <text:p text:style-name="P220"><text:span text:style-name="T67">2</text:span><text:span text:style-name="T204">π</text:span><text:span text:style-name="T67">r 是 周長</text:span><text:span text:style-name="T227">、圓</text:span><text:span text:style-name="T67">周長。</text:span></text:p>
                </text:list-item>
                <text:list-item>
                  <text:p text:style-name="P220"><text:span text:style-name="T204">π</text:span><text:span text:style-name="T67">r</text:span><text:span text:style-name="T477">2</text:span><text:span text:style-name="T227"> </text:span><text:span text:style-name="T67">是</text:span><text:span text:style-name="T227"> 面積、圓面積。</text:span></text:p>
                  <text:list>
                    <text:list-item>
                      <text:p text:style-name="P271">已知，周長、圓周長 是 2πr。</text:p>
                      <text:list>
                        <text:list-item>
                          <text:p text:style-name="P221"><text:span text:style-name="T227">面積、圓面積 = </text:span><text:span text:style-name="T1089">Σ</text:span><text:span text:style-name="T1164">n</text:span><text:span text:style-name="T1090">（2πd）</text:span><text:span text:style-name="T1089">=</text:span><text:span text:style-name="T227"> πr</text:span><text:span text:style-name="T487">2</text:span><text:span text:style-name="T237">。</text:span></text:p>
                          <text:list>
                            <text:list-item>
                              <text:p text:style-name="P222"><text:span text:style-name="T1">n </text:span><text:span text:style-name="T1250">≥</text:span><text:span text:style-name="T357"> </text:span><text:span text:style-name="T237">d</text:span><text:span text:style-name="T1"> </text:span><text:span text:style-name="T1250">≥</text:span><text:span text:style-name="T357"> </text:span><text:span text:style-name="T238">0</text:span><text:span text:style-name="T67">。</text:span></text:p>
                            </text:list-item>
                            <text:list-item>
                              <text:p text:style-name="P223"><text:span text:style-name="T1051">圓</text:span><text:span text:style-name="T205"> 等效於 </text:span><text:span text:style-name="T226">直</text:span><text:span text:style-name="T951">角</text:span><text:span text:style-name="T67">三角形。</text:span></text:p>
                              <text:list>
                                <text:list-item>
                                  <text:p text:style-name="P224"><text:span text:style-name="T227">底 是 </text:span><text:span text:style-name="T237">2</text:span><text:span text:style-name="T227">πr。</text:span></text:p>
                                </text:list-item>
                                <text:list-item>
                                  <text:p text:style-name="P224"><text:span text:style-name="T204">高 </text:span><text:span text:style-name="T227">是 r。</text:span></text:p>
                                </text:list-item>
                                <text:list-item>
                                  <text:p text:style-name="P225"><text:span text:style-name="T227">面積 = 底</text:span><text:span text:style-name="T159"> </text:span><text:span text:style-name="T204">* 高 / </text:span><text:span text:style-name="T205">2</text:span><text:span text:style-name="T227"> = </text:span><text:span text:style-name="T237">2</text:span><text:span text:style-name="T227">πr</text:span><text:span text:style-name="T159"> </text:span><text:span text:style-name="T204">* </text:span><text:span text:style-name="T227">r</text:span><text:span text:style-name="T204"> / </text:span><text:span text:style-name="T205">2</text:span><text:span text:style-name="T227"> = πr</text:span><text:span text:style-name="T487">2</text:span><text:span text:style-name="T205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6"><text:span text:style-name="T329">已知，</text:span><text:span text:style-name="T333">半徑</text:span><text:span text:style-name="T329">的 </text:span><text:span text:style-name="T949">重心、中心 </text:span><text:span text:style-name="T333">是</text:span><text:span text:style-name="T326">（</text:span><text:span text:style-name="T330">r </text:span><text:span text:style-name="T326">/ </text:span><text:span text:style-name="T333">2</text:span><text:span text:style-name="T320">）</text:span><text:span text:style-name="T329">。</text:span></text:p>
                      <text:list>
                        <text:list-item>
                          <text:p text:style-name="P87"><text:span text:style-name="T329">面積 </text:span><text:span text:style-name="T333">是</text:span><text:span text:style-name="T326"> </text:span><text:span text:style-name="T333">長度</text:span><text:span text:style-name="T320"> </text:span><text:span text:style-name="T326">*（</text:span><text:span text:style-name="T949">重心、中心 </text:span><text:span text:style-name="T329">的 </text:span><text:span text:style-name="T333">移動距離</text:span><text:span text:style-name="T320">）。</text:span></text:p>
                          <text:list>
                            <text:list-item>
                              <text:p text:style-name="P606"><text:span text:style-name="T329">面積 </text:span><text:span text:style-name="T333">是</text:span><text:span text:style-name="T326"> 線段的</text:span><text:span text:style-name="T333">長度</text:span><text:span text:style-name="T320"> </text:span><text:span text:style-name="T326">*（線段的</text:span><text:span text:style-name="T949">中心</text:span><text:span text:style-name="T329">的 </text:span><text:span text:style-name="T333">移動距離</text:span><text:span text:style-name="T320">）。</text:span></text:p>
                              <text:list>
                                <text:list-item>
                                  <text:p text:style-name="P607"><text:span text:style-name="T326">線段的 </text:span><text:span text:style-name="T949">中心 = </text:span><text:span text:style-name="T326">線段的 </text:span><text:span text:style-name="T949">重心。</text:span></text:p>
                                </text:list-item>
                              </text:list>
                            </text:list-item>
                            <text:list-item>
                              <text:p text:style-name="P88"><text:span text:style-name="T333">半徑</text:span><text:span text:style-name="T329">的 </text:span><text:span text:style-name="T949">重心、中心 </text:span><text:span text:style-name="T329">的 </text:span><text:span text:style-name="T326">圓</text:span><text:span text:style-name="T333">周長 是 </text:span><text:span text:style-name="T326">π</text:span><text:span text:style-name="T330">r</text:span><text:span text:style-name="T333">。</text:span></text:p>
                              <text:list>
                                <text:list-item>
                                  <text:p text:style-name="P608"><text:span text:style-name="T333">2</text:span><text:span text:style-name="T326">π * </text:span><text:span text:style-name="T333">半徑 → 2</text:span><text:span text:style-name="T326">π *（</text:span><text:span text:style-name="T330">r </text:span><text:span text:style-name="T326">/ </text:span><text:span text:style-name="T333">2</text:span><text:span text:style-name="T320">）</text:span><text:span text:style-name="T333">= </text:span><text:span text:style-name="T326">π</text:span><text:span text:style-name="T330">r</text:span><text:span text:style-name="T333">。</text:span></text:p>
                                </text:list-item>
                              </text:list>
                            </text:list-item>
                            <text:list-item>
                              <text:p text:style-name="P89"><text:span text:style-name="T329">面積 </text:span><text:span text:style-name="T333">是</text:span><text:span text:style-name="T326"> </text:span><text:span text:style-name="T333">半徑</text:span><text:span text:style-name="T320"> </text:span><text:span text:style-name="T326">*（</text:span><text:span text:style-name="T333">半徑</text:span><text:span text:style-name="T329">的 </text:span><text:span text:style-name="T949">重心、中心 </text:span><text:span text:style-name="T329">的 </text:span><text:span text:style-name="T326">圓</text:span><text:span text:style-name="T333">周長</text:span><text:span text:style-name="T320">）。</text:span></text:p>
                              <text:list>
                                <text:list-item>
                                  <text:p text:style-name="P609"><text:span text:style-name="T333">半徑</text:span><text:span text:style-name="T319"> </text:span><text:span text:style-name="T1364">↔</text:span><text:span text:style-name="T333"> </text:span><text:span text:style-name="T326">線段的 </text:span><text:span text:style-name="T333">長度。</text:span></text:p>
                                </text:list-item>
                                <text:list-item>
                                  <text:p text:style-name="P609"><text:span text:style-name="T326">（</text:span><text:span text:style-name="T333">半徑</text:span><text:span text:style-name="T329">的 </text:span><text:span text:style-name="T949">重心、中心 </text:span><text:span text:style-name="T329">的 </text:span><text:span text:style-name="T326">圓</text:span><text:span text:style-name="T333">周長</text:span><text:span text:style-name="T320">）</text:span><text:span text:style-name="T1364">↔</text:span><text:span text:style-name="T326">（線段的 </text:span><text:span text:style-name="T949">中心 </text:span><text:span text:style-name="T329">的 </text:span><text:span text:style-name="T333">移動距離</text:span><text:span text:style-name="T320">）</text:span><text:span text:style-name="T333">。</text:span></text:p>
                                </text:list-item>
                                <text:list-item>
                                  <text:p text:style-name="P90"><text:span text:style-name="T329">面積 </text:span><text:span text:style-name="T333">是</text:span><text:span text:style-name="T326"> </text:span><text:span text:style-name="T1081">r</text:span><text:span text:style-name="T1083"> </text:span><text:span text:style-name="T1070">* π</text:span><text:span text:style-name="T1081">r </text:span><text:span text:style-name="T1071">=</text:span><text:span text:style-name="T333"> </text:span><text:span text:style-name="T326">π</text:span><text:span text:style-name="T333">r</text:span><text:span text:style-name="T470">2</text:span><text:span text:style-name="T320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1"><text:span text:style-name="T329">假定，某一特定車輪的 </text:span><text:span text:style-name="T1">半徑</text:span><text:span text:style-name="T329"> </text:span><text:span text:style-name="T1">是 </text:span><text:span text:style-name="T326">r。</text:span></text:p>
                  <text:list>
                    <text:list-item>
                      <text:p text:style-name="P91"><text:span text:style-name="T329">假定，</text:span><text:span text:style-name="T348">該</text:span><text:span text:style-name="T329">車輪的 </text:span><text:span text:style-name="T326">高</text:span><text:span text:style-name="T347">度</text:span><text:span text:style-name="T329"> </text:span><text:span text:style-name="T1">是 </text:span><text:span text:style-name="T326">r。</text:span></text:p>
                    </text:list-item>
                    <text:list-item>
                      <text:p text:style-name="P92"><text:span text:style-name="T348">該</text:span><text:span text:style-name="T329">車輪的 面積 </text:span><text:span text:style-name="T1">是 </text:span><text:span text:style-name="T349">4</text:span><text:span text:style-name="T326">π</text:span><text:span text:style-name="T1">r</text:span><text:span text:style-name="T463">2</text:span><text:span text:style-name="T329">。</text:span><text:span text:style-name="T1001">（球體的 面積（也）</text:span><text:span text:style-name="T980">是 </text:span><text:span text:style-name="T1002">4</text:span><text:span text:style-name="T995">π</text:span><text:span text:style-name="T980">r</text:span><text:span text:style-name="T1031">2</text:span><text:span text:style-name="T1001">）</text:span></text:p>
                      <text:list>
                        <text:list-item>
                          <text:p text:style-name="P93"><text:span text:style-name="T348">該</text:span><text:span text:style-name="T329">車輪的 底面積 </text:span><text:span text:style-name="T1">是 </text:span><text:span text:style-name="T326">π</text:span><text:span text:style-name="T1">r</text:span><text:span text:style-name="T463">2</text:span><text:span text:style-name="T329">。</text:span></text:p>
                        </text:list-item>
                        <text:list-item>
                          <text:p text:style-name="P93"><text:span text:style-name="T348">該</text:span><text:span text:style-name="T329">車輪的 頂面積 </text:span><text:span text:style-name="T1">是 </text:span><text:span text:style-name="T326">π</text:span><text:span text:style-name="T1">r</text:span><text:span text:style-name="T463">2</text:span><text:span text:style-name="T329">。</text:span></text:p>
                        </text:list-item>
                        <text:list-item>
                          <text:p text:style-name="P93"><text:span text:style-name="T348">該</text:span><text:span text:style-name="T329">車輪的 </text:span><text:span text:style-name="T1">周</text:span><text:span text:style-name="T329">面積 </text:span><text:span text:style-name="T1">是 </text:span><text:span text:style-name="T349">2</text:span><text:span text:style-name="T326">π</text:span><text:span text:style-name="T1">r</text:span><text:span text:style-name="T463">2</text:span><text:span text:style-name="T329">。</text:span></text:p>
                          <text:list>
                            <text:list-item>
                              <text:p text:style-name="P94"><text:span text:style-name="T348">該</text:span><text:span text:style-name="T329">車輪的 一</text:span><text:span text:style-name="T1">半</text:span><text:span text:style-name="T329">的</text:span><text:span text:style-name="T326">高</text:span><text:span text:style-name="T347">度</text:span><text:span text:style-name="T329">的 </text:span><text:span text:style-name="T1">周</text:span><text:span text:style-name="T329">面積</text:span><text:span text:style-name="T1"> 是 </text:span><text:span text:style-name="T326">π</text:span><text:span text:style-name="T1">r</text:span><text:span text:style-name="T463">2</text:span><text:span text:style-name="T329">。</text:span></text:p>
                              <text:list>
                                <text:list-item>
                                  <text:p text:style-name="P95"><text:span text:style-name="T326">（</text:span><text:span text:style-name="T1">2</text:span><text:span text:style-name="T326">π</text:span><text:span text:style-name="T1">r</text:span><text:span text:style-name="T326">）* </text:span><text:span text:style-name="T330">r </text:span><text:span text:style-name="T326">/ </text:span><text:span text:style-name="T1">2 = </text:span><text:span text:style-name="T326">π</text:span><text:span text:style-name="T1">r</text:span><text:span text:style-name="T463">2</text:span><text:span text:style-name="T326">。</text:span></text:p>
                                </text:list-item>
                              </text:list>
                            </text:list-item>
                            <text:list-item>
                              <text:p text:style-name="P272"><text:span text:style-name="T1232">該車輪的 </text:span>三角形。<text:span text:style-name="T1035">（鏡射、鏡像 </text:span><text:span text:style-name="T979">三角形</text:span><text:span text:style-name="T1035">）</text:span></text:p>
                              <text:list>
                                <text:list-item>
                                  <text:p text:style-name="P96"><text:span text:style-name="T1080"><text:s/></text:span><text:span text:style-name="T1069">半徑、</text:span><text:span text:style-name="T329">底</text:span><text:span text:style-name="T347"> </text:span><text:span text:style-name="T350">= </text:span><text:span text:style-name="T330">r。</text:span></text:p>
                                </text:list-item>
                                <text:list-item>
                                  <text:p text:style-name="P96"><text:span text:style-name="T1078">一</text:span><text:span text:style-name="T1069">半</text:span><text:span text:style-name="T1078">的</text:span><text:span text:style-name="T1070">高</text:span><text:span text:style-name="T1079">度、</text:span><text:span text:style-name="T326">高</text:span><text:span text:style-name="T347"> </text:span><text:span text:style-name="T350">= </text:span><text:span text:style-name="T330">r </text:span><text:span text:style-name="T326">/ </text:span><text:span text:style-name="T1">2。</text:span></text:p>
                                </text:list-item>
                                <text:list-item>
                                  <text:p text:style-name="P97"><text:span text:style-name="T1">斜</text:span><text:span text:style-name="T949">邊</text:span><text:span text:style-name="T347"> </text:span><text:span text:style-name="T350">= </text:span><text:span text:style-name="T330">r *</text:span><text:span text:style-name="T326">（</text:span><text:span text:style-name="T929">√</text:span><text:span text:style-name="T352">5</text:span><text:span text:style-name="T1">）</text:span><text:span text:style-name="T352">/ 2</text:span><text:span text:style-name="T1">。</text:span></text:p>
                                  <text:list>
                                    <text:list-item>
                                      <text:p text:style-name="P447">畢氏定理。</text:p>
                                      <text:list>
                                        <text:list-item>
                                          <text:p text:style-name="P98"><text:span text:style-name="T950">√</text:span><text:span text:style-name="T326">（r</text:span><text:span text:style-name="T469">2</text:span><text:span text:style-name="T332"> +</text:span><text:span text:style-name="T326">（</text:span><text:span text:style-name="T330">r </text:span><text:span text:style-name="T326">/ </text:span><text:span text:style-name="T1">2）</text:span><text:span text:style-name="T469">2</text:span><text:span text:style-name="T1">）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9"><text:span text:style-name="T326">（高 + </text:span><text:span text:style-name="T1">斜</text:span><text:span text:style-name="T949">邊</text:span><text:span text:style-name="T1">）</text:span><text:span text:style-name="T352">/ </text:span><text:span text:style-name="T329">底</text:span><text:span text:style-name="T352"> </text:span><text:span text:style-name="T326">= </text:span><text:span text:style-name="T1231">黃金比例</text:span><text:span text:style-name="T294">。</text:span></text:p>
                                      <text:list>
                                        <text:list-item>
                                          <text:p text:style-name="P100"><text:span text:style-name="T326">（高 + </text:span><text:span text:style-name="T1">斜</text:span><text:span text:style-name="T949">邊</text:span><text:span text:style-name="T1">）</text:span><text:span text:style-name="T352">/ </text:span><text:span text:style-name="T329">底</text:span><text:span text:style-name="T352"> </text:span><text:span text:style-name="T326">=</text:span><text:span text:style-name="T1070">（</text:span><text:span text:style-name="T1081">r </text:span><text:span text:style-name="T1070">/ </text:span><text:span text:style-name="T1069">2 + </text:span><text:span text:style-name="T1081">r *</text:span><text:span text:style-name="T1070">（</text:span><text:span text:style-name="T1067">√</text:span><text:span text:style-name="T1082">5</text:span><text:span text:style-name="T1069">）</text:span><text:span text:style-name="T1082">/ 2</text:span><text:span text:style-name="T1069">）</text:span><text:span text:style-name="T1082">/ </text:span><text:span text:style-name="T1081">r</text:span><text:span text:style-name="T1069"> </text:span><text:span text:style-name="T1070">= </text:span><text:span text:style-name="T1231">黃金比例</text:span><text:span text:style-name="T294">。</text:span></text:p>
                                        </text:list-item>
                                        <text:list-item>
                                          <text:p text:style-name="P102"><text:span text:style-name="T326">（</text:span><text:span text:style-name="T333">高 +</text:span><text:span text:style-name="T326"> </text:span><text:span text:style-name="T950">√</text:span><text:span text:style-name="T326">（</text:span><text:span text:style-name="T329">底</text:span><text:span text:style-name="T469">2</text:span><text:span text:style-name="T332"> +</text:span><text:span text:style-name="T333"> </text:span><text:span text:style-name="T326">高</text:span><text:span text:style-name="T469">2</text:span><text:span text:style-name="T333">））</text:span><text:span text:style-name="T352">/ </text:span><text:span text:style-name="T329">底</text:span><text:span text:style-name="T352"> </text:span><text:span text:style-name="T326">= </text:span><text:span text:style-name="T1231">黃金比例</text:span><text:span text:style-name="T294">。</text:span></text:p>
                                          <text:list>
                                            <text:list-item>
                                              <text:p text:style-name="P102">（<text:span text:style-name="T333">高 </text:span><text:span text:style-name="T331">/</text:span><text:span text:style-name="T333"> 底</text:span><text:span text:style-name="T332">）</text:span><text:span text:style-name="T354">+</text:span><text:span text:style-name="T326"> </text:span><text:span text:style-name="T950">√</text:span><text:span text:style-name="T326">（</text:span><text:span text:style-name="T1">1</text:span><text:span text:style-name="T332"> +</text:span><text:span text:style-name="T326">（高 </text:span>/ <text:span text:style-name="T333">底）</text:span><text:span text:style-name="T469">2</text:span><text:span text:style-name="T333">）</text:span><text:span text:style-name="T326">= </text:span><text:span text:style-name="T1231">黃金比例。</text:span></text:p>
                                            </text:list-item>
                                            <text:list-item>
                                              <text:p text:style-name="P103"><text:span text:style-name="T329">假定，</text:span><text:span text:style-name="T353">p =</text:span><text:span text:style-name="T326">（高 </text:span>/ <text:span text:style-name="T333">底）。</text:span></text:p>
                                            </text:list-item>
                                            <text:list-item>
                                              <text:p text:style-name="P103"><text:span text:style-name="T333">p + </text:span><text:span text:style-name="T950">√</text:span><text:span text:style-name="T326">（</text:span><text:span text:style-name="T1">1</text:span><text:span text:style-name="T332"> + </text:span><text:span text:style-name="T353">p</text:span><text:span text:style-name="T469">2</text:span><text:span text:style-name="T333">）</text:span><text:span text:style-name="T326">= </text:span><text:span text:style-name="T1231">黃金比例</text:span><text:span text:style-name="T294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10"><text:span text:style-name="T348">該車輪的 </text:span><text:span text:style-name="T351">三角形 繞一圈的 </text:span>體積<text:span text:style-name="T1"> = </text:span><text:span text:style-name="T326">π</text:span><text:span text:style-name="T1">r</text:span><text:span text:style-name="T463">2</text:span><text:span text:style-name="T1"> *</text:span><text:span text:style-name="T326">（</text:span><text:span text:style-name="T330">r </text:span><text:span text:style-name="T326">/ </text:span><text:span text:style-name="T1">2）</text:span><text:span text:style-name="T326">/ </text:span><text:span text:style-name="T1">2 = </text:span><text:span text:style-name="T326">π</text:span><text:span text:style-name="T1">r</text:span><text:span text:style-name="T532">3</text:span><text:span text:style-name="T1"> </text:span><text:span text:style-name="T326">/ </text:span><text:span text:style-name="T349">4</text:span><text:span text:style-name="T1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1"><text:span text:style-name="T925">√（</text:span><text:span text:style-name="T326">（</text:span><text:span text:style-name="T1">2</text:span><text:span text:style-name="T326">π</text:span><text:span text:style-name="T1">r</text:span><text:span text:style-name="T326">）</text:span><text:span text:style-name="T469">2 </text:span><text:span text:style-name="T326">+</text:span><text:span text:style-name="T469"> </text:span><text:span text:style-name="T326">r</text:span><text:span text:style-name="T469">2</text:span><text:span text:style-name="T330">）</text:span><text:span text:style-name="T331">= </text:span><text:span text:style-name="T330">r </text:span><text:span text:style-name="T326">* </text:span><text:span text:style-name="T925">√</text:span><text:span text:style-name="T326">（</text:span><text:span text:style-name="T332">1 +</text:span><text:span text:style-name="T326">（</text:span><text:span text:style-name="T1">2</text:span><text:span text:style-name="T326">π）</text:span><text:span text:style-name="T469">2</text:span><text:span text:style-name="T1">）。</text:span><text:span text:style-name="T980">（</text:span><text:span text:style-name="T1045">↔</text:span><text:span text:style-name="T997"> 三角形的 畢氏定理</text:span><text:span text:style-name="T996">）</text:span></text:p>
            </text:list-item>
            <text:list-item>
              <text:p text:style-name="P451">圓形 <text:span text:style-name="T1361">↔</text:span> 正方形。</text:p>
              <text:list>
                <text:list-item>
                  <text:p text:style-name="P104"><text:span text:style-name="T925">面積，</text:span><text:span text:style-name="T9">Σ</text:span><text:span text:style-name="T471">n</text:span><text:span text:style-name="T923">（</text:span><text:span text:style-name="T925">r</text:span><text:span text:style-name="T705">圓形</text:span><text:span text:style-name="T704">(θ)</text:span><text:span text:style-name="T923">）</text:span><text:span text:style-name="T1072">=</text:span><text:span text:style-name="T1069"> </text:span><text:span text:style-name="T1073">r * </text:span><text:span text:style-name="T1074">Σ</text:span><text:span text:style-name="T1162">n</text:span><text:span text:style-name="T1062">（</text:span><text:span text:style-name="T1063">1</text:span><text:span text:style-name="T1062">）</text:span><text:span text:style-name="T1072">=</text:span><text:span text:style-name="T1069"> </text:span><text:span text:style-name="T1070">π</text:span><text:span text:style-name="T1071">r</text:span><text:span text:style-name="T1161">2</text:span><text:span text:style-name="T333"> </text:span><text:span text:style-name="T1365">↔</text:span><text:span text:style-name="T334"> </text:span><text:span text:style-name="T9">Σ</text:span><text:span text:style-name="T471">n</text:span><text:span text:style-name="T923">（</text:span><text:span text:style-name="T925">r</text:span><text:span text:style-name="T705">正方形</text:span><text:span text:style-name="T704">(θ)</text:span><text:span text:style-name="T923">）</text:span><text:span text:style-name="T1062">=</text:span><text:span text:style-name="T1070">（</text:span><text:span text:style-name="T1071">2 * r</text:span><text:span text:style-name="T1070">）</text:span><text:span text:style-name="T1160">2</text:span><text:span text:style-name="T923">。</text:span><text:span text:style-name="T1028">=</text:span><text:span text:style-name="T998"> </text:span><text:span text:style-name="T999">4</text:span><text:span text:style-name="T998">r</text:span><text:span text:style-name="T1031">2</text:span></text:p>
                  <text:list>
                    <text:list-item>
                      <text:p text:style-name="P111"><text:span text:style-name="T925">n，</text:span><text:span text:style-name="T326">π</text:span><text:span text:style-name="T333">r </text:span><text:span text:style-name="T1361">↔</text:span><text:span text:style-name="T1069">（一樣是 環繞一圈、圍繞一圈、）</text:span><text:span text:style-name="T326">π</text:span><text:span text:style-name="T333">r</text:span><text:span text:style-name="T1">。</text:span></text:p>
                      <text:list>
                        <text:list-item>
                          <text:p text:style-name="P111"><text:span text:style-name="T1">正方形 是 由 </text:span><text:span text:style-name="T337">8個 </text:span><text:span text:style-name="T1">相同的 三角形 組成。</text:span></text:p>
                          <text:list>
                            <text:list-item>
                              <text:p text:style-name="P112"><text:span text:style-name="T925">n，</text:span><text:span text:style-name="T326">π</text:span><text:span text:style-name="T333">r →</text:span><text:span text:style-name="T339">（</text:span><text:span text:style-name="T326">π</text:span><text:span text:style-name="T333">r / </text:span><text:span text:style-name="T338">8）。</text:span></text:p>
                            </text:list-item>
                            <text:list-item>
                              <text:p text:style-name="P113"><text:span text:style-name="T925">面積，</text:span><text:span text:style-name="T326">（</text:span><text:span text:style-name="T333">2 * r</text:span><text:span text:style-name="T326">）</text:span><text:span text:style-name="T475">2</text:span><text:span text:style-name="T333"> →</text:span><text:span text:style-name="T339">（</text:span><text:span text:style-name="T341">r</text:span><text:span text:style-name="T476">2</text:span><text:span text:style-name="T341"> / 2</text:span><text:span text:style-name="T338">）</text:span><text:span text:style-name="T340">。</text:span></text:p>
                            </text:list-item>
                          </text:list>
                        </text:list-item>
                        <text:list-item>
                          <text:p text:style-name="P113"><text:span text:style-name="T1">正方形 是 由 </text:span><text:span text:style-name="T342">4</text:span><text:span text:style-name="T337">個 </text:span><text:span text:style-name="T1">相同的 小正方形 組成。</text:span></text:p>
                          <text:list>
                            <text:list-item>
                              <text:p text:style-name="P113"><text:span text:style-name="T925">n，</text:span><text:span text:style-name="T326">π</text:span><text:span text:style-name="T333">r →</text:span><text:span text:style-name="T339">（</text:span><text:span text:style-name="T326">π</text:span><text:span text:style-name="T333">r / </text:span><text:span text:style-name="T342">4</text:span><text:span text:style-name="T338">）。</text:span></text:p>
                            </text:list-item>
                            <text:list-item>
                              <text:p text:style-name="P113"><text:span text:style-name="T925">面積，</text:span><text:span text:style-name="T326">（</text:span><text:span text:style-name="T333">2 * r</text:span><text:span text:style-name="T326">）</text:span><text:span text:style-name="T475">2</text:span><text:span text:style-name="T333"> → </text:span><text:span text:style-name="T341">r</text:span><text:span text:style-name="T476">2</text:span><text:span text:style-name="T340">。</text:span></text:p>
                            </text:list-item>
                            <text:list-item>
                              <text:p text:style-name="P623">假定，以 正方形的 四角的 其中一角為 坐標系原點。</text:p>
                              <text:list>
                                <text:list-item>
                                  <text:p text:style-name="P611"><text:span text:style-name="T925">n，</text:span><text:span text:style-name="T326">π</text:span><text:span text:style-name="T333">r →</text:span><text:span text:style-name="T339">（</text:span><text:span text:style-name="T326">π</text:span><text:span text:style-name="T333">r / </text:span><text:span text:style-name="T342">4</text:span><text:span text:style-name="T338">）。</text:span></text:p>
                                </text:list-item>
                                <text:list-item>
                                  <text:p text:style-name="P611"><text:span text:style-name="T925">面積，</text:span><text:span text:style-name="T326">（</text:span><text:span text:style-name="T333">2 *（</text:span><text:span text:style-name="T343">2 * </text:span><text:span text:style-name="T333">r）</text:span><text:span text:style-name="T326">）</text:span><text:span text:style-name="T475">2</text:span><text:span text:style-name="T333"> →</text:span><text:span text:style-name="T326">（</text:span><text:span text:style-name="T333">2 * r</text:span><text:span text:style-name="T326">）</text:span><text:span text:style-name="T475">2</text:span><text:span text:style-name="T340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4"><text:span text:style-name="T164">已知，Σ</text:span><text:span text:style-name="T478">n</text:span><text:span text:style-name="T164">（</text:span><text:span text:style-name="T165">r</text:span><text:span text:style-name="T586">正方形</text:span><text:span text:style-name="T587">(θ)</text:span><text:span text:style-name="T164">）=</text:span><text:span text:style-name="T204">（</text:span><text:span text:style-name="T205">2 * r</text:span><text:span text:style-name="T204">）</text:span><text:span text:style-name="T486">2</text:span><text:span text:style-name="T344">。</text:span></text:p>
                          <text:list>
                            <text:list-item>
                              <text:p text:style-name="P114"><text:span text:style-name="T164">已知，</text:span><text:span text:style-name="T165">n = </text:span><text:span text:style-name="T204">π</text:span><text:span text:style-name="T205">r</text:span><text:span text:style-name="T333">。</text:span></text:p>
                            </text:list-item>
                            <text:list-item>
                              <text:p text:style-name="P115"><text:span text:style-name="T165">r</text:span><text:span text:style-name="T586">正方形的某一特定半徑</text:span><text:span text:style-name="T165"> * </text:span><text:span text:style-name="T164">Σ</text:span><text:span text:style-name="T478">n</text:span><text:span text:style-name="T164">（</text:span><text:span text:style-name="T166">1</text:span><text:span text:style-name="T164">）=</text:span><text:span text:style-name="T204">（</text:span><text:span text:style-name="T205">2 * r</text:span><text:span text:style-name="T204">）</text:span><text:span text:style-name="T486">2</text:span><text:span text:style-name="T344">。</text:span></text:p>
                              <text:list>
                                <text:list-item>
                                  <text:p text:style-name="P115"><text:span text:style-name="T165">r</text:span><text:span text:style-name="T586">正方形的某一特定半徑</text:span><text:span text:style-name="T165"> * </text:span><text:span text:style-name="T204">π</text:span><text:span text:style-name="T205">r </text:span><text:span text:style-name="T164">=</text:span><text:span text:style-name="T204">（</text:span><text:span text:style-name="T205">2 * r</text:span><text:span text:style-name="T204">）</text:span><text:span text:style-name="T486">2</text:span><text:span text:style-name="T344">。</text:span></text:p>
                                </text:list-item>
                                <text:list-item>
                                  <text:p text:style-name="P115"><text:span text:style-name="T165">r</text:span><text:span text:style-name="T586">正方形的某一特定半徑</text:span><text:span text:style-name="T165"> </text:span><text:span text:style-name="T166">=</text:span><text:span text:style-name="T204">（</text:span><text:span text:style-name="T205">2 * r</text:span><text:span text:style-name="T204">）</text:span><text:span text:style-name="T486">2</text:span><text:span text:style-name="T344"> / </text:span><text:span text:style-name="T204">π</text:span><text:span text:style-name="T205">r。</text:span></text:p>
                                </text:list-item>
                                <text:list-item>
                                  <text:p text:style-name="P115"><text:span text:style-name="T165">r</text:span><text:span text:style-name="T586">正方形的某一特定半徑</text:span><text:span text:style-name="T165"> </text:span><text:span text:style-name="T166">= r *</text:span><text:span text:style-name="T204">（</text:span><text:span text:style-name="T206">4</text:span><text:span text:style-name="T205"> / </text:span><text:span text:style-name="T204">π）</text:span><text:span text:style-name="T205">。</text:span></text:p>
                                  <text:list>
                                    <text:list-item>
                                      <text:p text:style-name="P116"><text:span text:style-name="T165">r</text:span><text:span text:style-name="T586">正方形的某一特定半徑</text:span><text:span text:style-name="T165"> </text:span><text:span text:style-name="T166">=（正方形 的）</text:span><text:span text:style-name="T205">等效圓形（面積）的 半徑。</text:span></text:p>
                                    </text:list-item>
                                    <text:list-item>
                                      <text:p text:style-name="P116"><text:span text:style-name="T166">r</text:span><text:span text:style-name="T927"> 是 半徑、重心和邊界之間的距離、某一特定點和邊界之間的距離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0"><text:span text:style-name="T927">r</text:span><text:span text:style-name="T586">正方形</text:span><text:span text:style-name="T165">。</text:span></text:p>
                          <text:list>
                            <text:list-item>
                              <text:p text:style-name="P120"><text:span text:style-name="T927">r</text:span><text:span text:style-name="T586">正方形</text:span><text:span text:style-name="T585">(min)</text:span><text:span text:style-name="T163"> = r。</text:span></text:p>
                            </text:list-item>
                            <text:list-item>
                              <text:p text:style-name="P121"><text:span text:style-name="T927">r</text:span><text:span text:style-name="T586">正方形</text:span><text:span text:style-name="T585">(max)</text:span><text:span text:style-name="T163"> = r * </text:span><text:span text:style-name="T923">√</text:span><text:span text:style-name="T163">2。</text:span></text:p>
                            </text:list-item>
                            <text:list-item>
                              <text:p text:style-name="P120"><text:span text:style-name="T927">r</text:span><text:span text:style-name="T586">正方形</text:span><text:span text:style-name="T585">(mi</text:span><text:span text:style-name="T588">d</text:span><text:span text:style-name="T585">)</text:span><text:span text:style-name="T163"> = r *</text:span><text:span text:style-name="T167">（1 + </text:span><text:span text:style-name="T923">√</text:span><text:span text:style-name="T163">2）/ </text:span><text:span text:style-name="T167">2</text:span><text:span text:style-name="T163">。</text:span></text:p>
                              <text:list>
                                <text:list-item>
                                  <text:p text:style-name="P612"><text:span text:style-name="T163">（r * </text:span><text:span text:style-name="T923">√</text:span><text:span text:style-name="T163">2 </text:span><text:span text:style-name="T168">+ </text:span><text:span text:style-name="T163">r *</text:span><text:span text:style-name="T167">（1 + </text:span><text:span text:style-name="T923">√</text:span><text:span text:style-name="T163">2）/ </text:span><text:span text:style-name="T167">2）/ </text:span><text:span text:style-name="T168">2</text:span><text:span text:style-name="T167">。</text:span></text:p>
                                </text:list-item>
                                <text:list-item>
                                  <text:p text:style-name="P624">…</text:p>
                                </text:list-item>
                                <text:list-item>
                                  <text:p text:style-name="P613"><text:span text:style-name="T166">r * </text:span><text:span text:style-name="T167">1.27614237…。</text:span></text:p>
                                  <text:list>
                                    <text:list-item>
                                      <text:p text:style-name="P614"><text:span text:style-name="T167">1.27614237…</text:span><text:span text:style-name="T169"> &gt;</text:span><text:span text:style-name="T204">（</text:span><text:span text:style-name="T206">4</text:span><text:span text:style-name="T205"> / </text:span><text:span text:style-name="T204">π）</text:span><text:span text:style-name="T167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7"><text:span text:style-name="T925">r</text:span><text:span text:style-name="T705">圓形</text:span><text:span text:style-name="T704">(θ)</text:span><text:span text:style-name="T927"> </text:span><text:span text:style-name="T928">不同 </text:span><text:span text:style-name="T927">θ，有 相同的 </text:span><text:span text:style-name="T928">r。</text:span></text:p>
                    </text:list-item>
                    <text:list-item>
                      <text:p text:style-name="P118"><text:span text:style-name="T925">r</text:span><text:span text:style-name="T705">正方形</text:span><text:span text:style-name="T704">(θ)</text:span><text:span text:style-name="T927"> </text:span><text:span text:style-name="T928">不同 </text:span><text:span text:style-name="T927">θ，有 不同的 </text:span><text:span text:style-name="T928">r。</text:span></text:p>
                      <text:list>
                        <text:list-item>
                          <text:p text:style-name="P452">r 是 半徑、重心和邊界之間的距離、某一特定點和邊界之間的距離。</text:p>
                        </text:list-item>
                        <text:list-item>
                          <text:p text:style-name="P119"><text:span text:style-name="T927">θ 是 </text:span><text:span text:style-name="T928">角度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5"><text:span text:style-name="T925">面積，r</text:span><text:span text:style-name="T702">圓</text:span><text:span text:style-name="T701">形</text:span><text:span text:style-name="T925"> * </text:span><text:span text:style-name="T9">Σ</text:span><text:span text:style-name="T923">（？？？</text:span><text:span text:style-name="T702">圓</text:span><text:span text:style-name="T701">形</text:span><text:span text:style-name="T923">）</text:span><text:span text:style-name="T1072">=</text:span><text:span text:style-name="T1069"> </text:span><text:span text:style-name="T1070">π</text:span><text:span text:style-name="T1071">r</text:span><text:span text:style-name="T1161">2</text:span><text:span text:style-name="T333"> </text:span><text:span text:style-name="T1365">↔</text:span><text:span text:style-name="T334"> </text:span><text:span text:style-name="T925">r</text:span><text:span text:style-name="T701">正方形</text:span><text:span text:style-name="T925"> * </text:span><text:span text:style-name="T9">Σ</text:span><text:span text:style-name="T923">（？？？</text:span><text:span text:style-name="T701">正方形</text:span><text:span text:style-name="T923">）</text:span><text:span text:style-name="T1062">=</text:span><text:span text:style-name="T1070">（</text:span><text:span text:style-name="T1071">2 * r</text:span><text:span text:style-name="T1070">）</text:span><text:span text:style-name="T1160">2</text:span><text:span text:style-name="T923">。</text:span></text:p>
                  <text:list>
                    <text:list-item>
                      <text:p text:style-name="P615"><text:span text:style-name="T925">面積，半徑 * </text:span><text:span text:style-name="T923">半徑的</text:span><text:span text:style-name="T925">加總次數</text:span><text:span text:style-name="T333"> </text:span><text:span text:style-name="T1365">↔</text:span><text:span text:style-name="T334"> </text:span><text:span text:style-name="T12">最短的</text:span><text:span text:style-name="T11">半徑</text:span><text:span text:style-name="T925"> *（</text:span><text:span text:style-name="T923">相依於 </text:span><text:span text:style-name="T925">r</text:span><text:span text:style-name="T701">正方形</text:span><text:span text:style-name="T923"> 的 某一特定係數</text:span><text:span text:style-name="T925">）。</text:span></text:p>
                    </text:list-item>
                    <text:list-item>
                      <text:p text:style-name="P122"><text:span text:style-name="T9">r</text:span><text:span text:style-name="T702">圓</text:span><text:span text:style-name="T703">形</text:span><text:span text:style-name="T9"> 是 半徑。</text:span></text:p>
                    </text:list-item>
                    <text:list-item>
                      <text:p text:style-name="P123"><text:span text:style-name="T10">Σ</text:span><text:span text:style-name="T926">（？？？</text:span><text:span text:style-name="T702">圓</text:span><text:span text:style-name="T703">形</text:span><text:span text:style-name="T926">）是 數量、半徑的加總次數。</text:span></text:p>
                      <text:list>
                        <text:list-item>
                          <text:p text:style-name="P106"><text:span text:style-name="T9">Σ</text:span><text:span text:style-name="T923">（？？？</text:span><text:span text:style-name="T702">圓</text:span><text:span text:style-name="T701">形</text:span><text:span text:style-name="T923">）</text:span><text:span text:style-name="T326">= π</text:span><text:span text:style-name="T333">r。</text:span></text:p>
                        </text:list-item>
                        <text:list-item>
                          <text:p text:style-name="P106"><text:span text:style-name="T333">三角形，底 * 高 / 2 =（兩個 相同的 三角形 組成 長方形，的 面積）/ </text:span><text:span text:style-name="T336">2。</text:span></text:p>
                        </text:list-item>
                        <text:list-item>
                          <text:p text:style-name="P107"><text:span text:style-name="T333">圓形，底 * 高 / 2 =（兩個 相同的 圓形 組成 半球體，的 面積）/ </text:span><text:span text:style-name="T336">2。</text:span></text:p>
                          <text:list>
                            <text:list-item>
                              <text:p text:style-name="P274">半球體 是 球體的 一半。</text:p>
                            </text:list-item>
                            <text:list-item>
                              <text:p text:style-name="P108"><text:span text:style-name="T326">（</text:span><text:span text:style-name="T333">2</text:span><text:span text:style-name="T326">π</text:span><text:span text:style-name="T333">r</text:span><text:span text:style-name="T326">）* </text:span><text:span text:style-name="T330">r </text:span><text:span text:style-name="T326">/ </text:span><text:span text:style-name="T333">2 = </text:span><text:span text:style-name="T326">π</text:span><text:span text:style-name="T333">r</text:span><text:span text:style-name="T470">2</text:span><text:span text:style-name="T326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5"><text:span text:style-name="T925">r</text:span><text:span text:style-name="T701">正方形</text:span><text:span text:style-name="T923"> </text:span><text:span text:style-name="T11">是 </text:span><text:span text:style-name="T12">最短的 </text:span><text:span text:style-name="T11">半徑。</text:span></text:p>
                    </text:list-item>
                    <text:list-item>
                      <text:p text:style-name="P616"><text:span text:style-name="T9">Σ</text:span><text:span text:style-name="T923">（？？？</text:span><text:span text:style-name="T701">正方形</text:span><text:span text:style-name="T923">）是 相依於 </text:span><text:span text:style-name="T925">r</text:span><text:span text:style-name="T701">正方形</text:span><text:span text:style-name="T923"> 的 某一特定係數。</text:span></text:p>
                      <text:list>
                        <text:list-item>
                          <text:p text:style-name="P617"><text:span text:style-name="T9">Σ</text:span><text:span text:style-name="T923">（？？？</text:span><text:span text:style-name="T701">正方形</text:span><text:span text:style-name="T923">）= </text:span><text:span text:style-name="T335">4</text:span><text:span text:style-name="T333"> * r。</text:span></text:p>
                          <text:list>
                            <text:list-item>
                              <text:p text:style-name="P617"><text:span text:style-name="T923">？？？</text:span><text:span text:style-name="T701">正方形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73">等腰三角形。</text:p>
                  <text:list>
                    <text:list-item>
                      <text:p text:style-name="P448"><text:span text:style-name="T207">邊長，</text:span><text:span text:style-name="T211">1</text:span><text:span text:style-name="T208">：</text:span><text:span text:style-name="T211">1</text:span><text:span text:style-name="T208">：</text:span><text:span text:style-name="T212">(2 * </text:span><text:span text:style-name="T211">sin(</text:span><text:span text:style-name="T213">9</text:span><text:span text:style-name="T214">0</text:span><text:span text:style-name="T1047">°</text:span><text:span text:style-name="T214">-</text:span><text:span text:style-name="T968">α</text:span><text:span text:style-name="T211">)</text:span><text:span text:style-name="T212">)</text:span><text:span text:style-name="T208">。</text:span></text:p>
                    </text:list-item>
                    <text:list-item>
                      <text:p text:style-name="P526"><text:span text:style-name="T848">角度</text:span><text:span text:style-name="T853">，</text:span><text:span text:style-name="T845">α</text:span><text:span text:style-name="T848">、</text:span><text:span text:style-name="T845">α</text:span><text:span text:style-name="T848">、</text:span><text:span text:style-name="T854">(</text:span><text:span text:style-name="T852">2 * </text:span><text:span text:style-name="T849">(</text:span><text:span text:style-name="T851">9</text:span><text:span text:style-name="T850">0</text:span><text:span text:style-name="T844">°</text:span><text:span text:style-name="T850">-</text:span><text:span text:style-name="T845">α</text:span><text:span text:style-name="T850">)</text:span><text:span text:style-name="T854">)</text:span><text:span text:style-name="T848">。</text:span></text:p>
                    </text:list-item>
                    <text:list-item>
                      <text:p text:style-name="P449">面積，<text:span text:style-name="T344">Σ</text:span><text:span text:style-name="T530">n</text:span><text:span text:style-name="T1225">（</text:span>r<text:span text:style-name="T583">三角形</text:span><text:span text:style-name="T710">(θ)</text:span><text:span text:style-name="T1225">）</text:span><text:span text:style-name="T1185">= </text:span><text:span text:style-name="T1061">r</text:span><text:span text:style-name="T1186">三角形</text:span><text:span text:style-name="T1061">*</text:span><text:span text:style-name="T1077">Σ</text:span><text:span text:style-name="T1163">n</text:span><text:span text:style-name="T1185">（？？？</text:span><text:span text:style-name="T1186">三角形</text:span><text:span text:style-name="T1185">）</text:span><text:span text:style-name="T1225">= r</text:span><text:span text:style-name="T562">2 </text:span><text:span text:style-name="T1228">* </text:span><text:span text:style-name="T211">sin(</text:span><text:span text:style-name="T213">9</text:span><text:span text:style-name="T214">0</text:span><text:span text:style-name="T1047">°</text:span><text:span text:style-name="T214">-</text:span><text:span text:style-name="T968">α</text:span><text:span text:style-name="T216">) </text:span><text:span text:style-name="T212">* </text:span><text:span text:style-name="T1229">cos</text:span><text:span text:style-name="T215">(</text:span><text:span text:style-name="T213">9</text:span><text:span text:style-name="T214">0</text:span><text:span text:style-name="T1047">°</text:span><text:span text:style-name="T214">-</text:span><text:span text:style-name="T968">α</text:span><text:span text:style-name="T1228">)。</text:span></text:p>
                      <text:list>
                        <text:list-item>
                          <text:p text:style-name="P449">n <text:span text:style-name="T1227">= </text:span><text:span text:style-name="T204">π</text:span><text:span text:style-name="T205">r *（</text:span>2 *<text:span text:style-name="T205"> (</text:span><text:span text:style-name="T210">90°-</text:span><text:span text:style-name="T968">α</text:span><text:span text:style-name="T210">)）</text:span><text:span text:style-name="T205">/ </text:span><text:span text:style-name="T210">360</text:span><text:span text:style-name="T1047">°</text:span><text:span text:style-name="T207">。</text:span></text:p>
                          <text:list>
                            <text:list-item>
                              <text:p text:style-name="P708"><text:span text:style-name="T344">Σ</text:span><text:span text:style-name="T531">n</text:span><text:span text:style-name="T1225">（？？？</text:span><text:span text:style-name="T583">三角形</text:span><text:span text:style-name="T1225">）</text:span><text:span text:style-name="T209">= </text:span><text:span text:style-name="T1228">r</text:span><text:span text:style-name="T562"> </text:span><text:span text:style-name="T1228">* </text:span><text:span text:style-name="T211">sin(</text:span><text:span text:style-name="T213">9</text:span><text:span text:style-name="T214">0</text:span><text:span text:style-name="T1047">°</text:span><text:span text:style-name="T214">-</text:span><text:span text:style-name="T968">α</text:span><text:span text:style-name="T216">) </text:span><text:span text:style-name="T212">* </text:span><text:span text:style-name="T1229">cos</text:span><text:span text:style-name="T215">(</text:span><text:span text:style-name="T213">9</text:span><text:span text:style-name="T214">0</text:span><text:span text:style-name="T1047">°</text:span><text:span text:style-name="T214">-</text:span><text:span text:style-name="T968">α</text:span><text:span text:style-name="T1226">)</text:span><text:span text:style-name="T204">。</text:span></text:p>
                              <text:list>
                                <text:list-item>
                                  <text:p text:style-name="P709">三角形 <text:span text:style-name="T1366">↔</text:span><text:span text:style-name="T1230"> 圓形</text:span>。</text:p>
                                  <text:list>
                                    <text:list-item>
                                      <text:p text:style-name="P709"><text:span text:style-name="T344">Σ</text:span><text:span text:style-name="T531">n</text:span><text:span text:style-name="T1225">（？？？</text:span><text:span text:style-name="T583">三角形</text:span><text:span text:style-name="T1225">） </text:span><text:span text:style-name="T1367">↔</text:span><text:span text:style-name="T204"> </text:span><text:span text:style-name="T344">Σ</text:span><text:span text:style-name="T531">n</text:span><text:span text:style-name="T1225">（？？？</text:span><text:span text:style-name="T711">圓形</text:span><text:span text:style-name="T1225">）。</text:span></text:p>
                                    </text:list-item>
                                    <text:list-item>
                                      <text:p text:style-name="P708"><text:span text:style-name="T211">sin(</text:span><text:span text:style-name="T213">9</text:span><text:span text:style-name="T214">0</text:span><text:span text:style-name="T1047">°</text:span><text:span text:style-name="T214">-</text:span><text:span text:style-name="T968">α</text:span><text:span text:style-name="T216">) </text:span><text:span text:style-name="T212">* </text:span><text:span text:style-name="T1229">cos</text:span><text:span text:style-name="T215">(</text:span><text:span text:style-name="T213">9</text:span><text:span text:style-name="T214">0</text:span><text:span text:style-name="T1047">°</text:span><text:span text:style-name="T214">-</text:span><text:span text:style-name="T968">α</text:span><text:span text:style-name="T1226">) / (</text:span><text:span text:style-name="T205">（</text:span>2 *<text:span text:style-name="T205"> (</text:span><text:span text:style-name="T210">90°-</text:span><text:span text:style-name="T968">α</text:span><text:span text:style-name="T210">)）</text:span><text:span text:style-name="T205">/ </text:span><text:span text:style-name="T210">360</text:span><text:span text:style-name="T1047">°</text:span><text:span text:style-name="T1048">)</text:span><text:span text:style-name="T1226"> </text:span><text:span text:style-name="T1368">↔</text:span><text:span text:style-name="T204"> π</text:span><text:span text:style-name="T205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49">已知，其中一角 是 <text:span text:style-name="T968">α</text:span><text:span text:style-name="T967">。</text:span></text:p>
                          <text:list>
                            <text:list-item>
                              <text:p text:style-name="P450">r<text:span text:style-name="T583">三角形</text:span><text:span text:style-name="T710">(</text:span><text:span text:style-name="T674">θ)</text:span><text:span text:style-name="T345"> = r * sin(</text:span><text:span text:style-name="T217">α</text:span><text:span text:style-name="T220">) / sin(</text:span><text:span text:style-name="T218">18</text:span><text:span text:style-name="T214">0</text:span><text:span text:style-name="T208">°</text:span><text:span text:style-name="T214">-</text:span><text:span text:style-name="T217">α</text:span><text:span text:style-name="T214">-</text:span><text:span text:style-name="T345">θ)</text:span><text:span text:style-name="T1047">。</text:span></text:p>
                              <text:list>
                                <text:list-item>
                                  <text:p text:style-name="P710"><text:span text:style-name="T344">Σ</text:span><text:span text:style-name="T530">n</text:span><text:span text:style-name="T1225">（</text:span>r<text:span text:style-name="T583">三角形</text:span><text:span text:style-name="T710">(θ)</text:span><text:span text:style-name="T1225">）= r</text:span><text:span text:style-name="T562">2 </text:span><text:span text:style-name="T1228">* </text:span><text:span text:style-name="T211">sin(</text:span><text:span text:style-name="T213">9</text:span><text:span text:style-name="T214">0</text:span><text:span text:style-name="T1047">°</text:span><text:span text:style-name="T214">-</text:span><text:span text:style-name="T968">α</text:span><text:span text:style-name="T216">) </text:span><text:span text:style-name="T212">* </text:span><text:span text:style-name="T1229">cos</text:span><text:span text:style-name="T215">(</text:span><text:span text:style-name="T213">9</text:span><text:span text:style-name="T214">0</text:span><text:span text:style-name="T1047">°</text:span><text:span text:style-name="T214">-</text:span><text:span text:style-name="T968">α</text:span><text:span text:style-name="T1228">)。</text:span></text:p>
                                </text:list-item>
                                <text:list-item>
                                  <text:p text:style-name="P710"><text:span text:style-name="T345">sin(</text:span><text:span text:style-name="T217">α</text:span><text:span text:style-name="T220">) / </text:span><text:span text:style-name="T344">Σ</text:span><text:span text:style-name="T530">n</text:span><text:span text:style-name="T1225">（</text:span><text:span text:style-name="T220">sin(</text:span><text:span text:style-name="T218">18</text:span><text:span text:style-name="T214">0</text:span><text:span text:style-name="T208">°</text:span><text:span text:style-name="T214">-</text:span><text:span text:style-name="T217">α</text:span><text:span text:style-name="T214">-</text:span><text:span text:style-name="T345">θ)</text:span><text:span text:style-name="T346">)</text:span><text:span text:style-name="T345"> </text:span><text:span text:style-name="T1225">= r</text:span><text:span text:style-name="T562"> </text:span><text:span text:style-name="T1228">* </text:span><text:span text:style-name="T211">sin(</text:span><text:span text:style-name="T213">9</text:span><text:span text:style-name="T214">0</text:span><text:span text:style-name="T1047">°</text:span><text:span text:style-name="T214">-</text:span><text:span text:style-name="T968">α</text:span><text:span text:style-name="T216">) </text:span><text:span text:style-name="T212">* </text:span><text:span text:style-name="T1229">cos</text:span><text:span text:style-name="T215">(</text:span><text:span text:style-name="T213">9</text:span><text:span text:style-name="T214">0</text:span><text:span text:style-name="T1047">°</text:span><text:span text:style-name="T214">-</text:span><text:span text:style-name="T968">α</text:span><text:span text:style-name="T1228">)。</text:span></text:p>
                                </text:list-item>
                                <text:list-item>
                                  <text:p text:style-name="P711"><text:span text:style-name="T344">Σ</text:span><text:span text:style-name="T530">n</text:span><text:span text:style-name="T1225">（</text:span><text:span text:style-name="T220">sin(</text:span><text:span text:style-name="T218">18</text:span><text:span text:style-name="T214">0</text:span><text:span text:style-name="T208">°</text:span><text:span text:style-name="T214">-</text:span><text:span text:style-name="T217">α</text:span><text:span text:style-name="T214">-</text:span><text:span text:style-name="T345">θ)</text:span><text:span text:style-name="T346">)</text:span><text:span text:style-name="T345"> </text:span><text:span text:style-name="T1225">= </text:span><text:span text:style-name="T345">sin(</text:span><text:span text:style-name="T217">α</text:span><text:span text:style-name="T220">) / </text:span><text:span text:style-name="T221">(</text:span><text:span text:style-name="T1225">r</text:span><text:span text:style-name="T562"> </text:span><text:span text:style-name="T1228">* </text:span><text:span text:style-name="T211">sin(</text:span><text:span text:style-name="T213">9</text:span><text:span text:style-name="T214">0</text:span><text:span text:style-name="T1047">°</text:span><text:span text:style-name="T214">-</text:span><text:span text:style-name="T968">α</text:span><text:span text:style-name="T216">) </text:span><text:span text:style-name="T212">* </text:span><text:span text:style-name="T1229">cos</text:span><text:span text:style-name="T215">(</text:span><text:span text:style-name="T213">9</text:span><text:span text:style-name="T214">0</text:span><text:span text:style-name="T1047">°</text:span><text:span text:style-name="T214">-</text:span><text:span text:style-name="T968">α</text:span><text:span text:style-name="T1228">))。</text:span></text:p>
                                  <text:list>
                                    <text:list-item>
                                      <text:p text:style-name="P712">n <text:span text:style-name="T1227">= </text:span><text:span text:style-name="T204">π</text:span><text:span text:style-name="T205">r *（</text:span>2 *<text:span text:style-name="T205"> (</text:span><text:span text:style-name="T210">90°-</text:span><text:span text:style-name="T968">α</text:span><text:span text:style-name="T210">)）</text:span><text:span text:style-name="T205">/ </text:span><text:span text:style-name="T210">360</text:span><text:span text:style-name="T1047">°</text:span><text:span text:style-name="T207">。</text:span></text:p>
                                    </text:list-item>
                                    <text:list-item>
                                      <text:p text:style-name="P713"><text:span text:style-name="T218">18</text:span><text:span text:style-name="T214">0</text:span><text:span text:style-name="T208">° </text:span><text:span text:style-name="T219">= </text:span><text:span text:style-name="T204">π</text:span><text:span text:style-name="T219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4"><text:bookmark-start text:name="重心坐標系"/>重心坐標系<text:bookmark-end text:name="重心坐標系"/></text:p>
          <text:list>
            <text:list-item>
              <text:p text:style-name="P226"><text:span text:style-name="T1235">重心</text:span><text:span text:style-name="T225">坐標系、</text:span><text:span text:style-name="T205">圓</text:span><text:span text:style-name="T1235">心</text:span><text:span text:style-name="T225">坐標系、</text:span><text:span text:style-name="T229">球</text:span><text:span text:style-name="T1235">心</text:span><text:span text:style-name="T225">坐標系。</text:span><text:span text:style-name="T983">、</text:span><text:span text:style-name="T984">n維</text:span><text:span text:style-name="T1036">重心</text:span><text:span text:style-name="T983">坐標系</text:span></text:p>
            </text:list-item>
            <text:list-item>
              <text:p text:style-name="P227"><text:span text:style-name="T1235">重心</text:span><text:span text:style-name="T225">坐標系 </text:span><text:span text:style-name="T1369">↔</text:span><text:span text:style-name="T225"> </text:span><text:span text:style-name="T67">XY</text:span><text:span text:style-name="T225">坐標系</text:span><text:span text:style-name="T1050">。</text:span></text:p>
              <text:list>
                <text:list-item>
                  <text:p text:style-name="P453"><text:span text:style-name="T225">原點，</text:span><text:span text:style-name="T1236">幾何形狀的 </text:span><text:span text:style-name="T1226">某一特定</text:span><text:span text:style-name="T1236">特徵點</text:span><text:span text:style-name="T225"> </text:span><text:span text:style-name="T1369">↔</text:span><text:span text:style-name="T225"> </text:span><text:span text:style-name="T1236">幾何形狀的 </text:span><text:span text:style-name="T1235">重心</text:span><text:span text:style-name="T224">。</text:span></text:p>
                  <text:list>
                    <text:list-item>
                      <text:p text:style-name="P454"><text:span text:style-name="T1236">明顯例子，</text:span><text:span text:style-name="T207">三角形</text:span><text:span text:style-name="T1236">的 頂點</text:span><text:span text:style-name="T225"> </text:span><text:span text:style-name="T1369">↔</text:span><text:span text:style-name="T225"> </text:span><text:span text:style-name="T205">圓形</text:span><text:span text:style-name="T1236">的 </text:span><text:span text:style-name="T205">圓</text:span><text:span text:style-name="T1235">心</text:span><text:span text:style-name="T224">。</text:span></text:p>
                    </text:list-item>
                  </text:list>
                </text:list-item>
                <text:list-item>
                  <text:p text:style-name="P455"><text:span text:style-name="T225">橫軸，</text:span><text:span text:style-name="T355">半徑</text:span><text:span text:style-name="T1235">、</text:span><text:span text:style-name="T1233">r</text:span><text:span text:style-name="T1235">、</text:span><text:span text:style-name="T1236">重</text:span><text:span text:style-name="T1226">心</text:span><text:span text:style-name="T1236">和</text:span><text:span text:style-name="T1226">某一特定</text:span><text:span text:style-name="T1236">點</text:span><text:span text:style-name="T1226">之間的距離</text:span><text:span text:style-name="T1050"> </text:span><text:span text:style-name="T1365">↔</text:span><text:span text:style-name="T222"> </text:span><text:span text:style-name="T223">x</text:span><text:span text:style-name="T224">。</text:span></text:p>
                </text:list-item>
                <text:list-item>
                  <text:p text:style-name="P456"><text:span text:style-name="T225">縱軸，周長</text:span><text:span text:style-name="T1235">、</text:span><text:span text:style-name="T224">S</text:span><text:span text:style-name="T597">(</text:span><text:span text:style-name="T598">r)</text:span><text:span text:style-name="T228">、線段</text:span><text:span text:style-name="T1050"> </text:span><text:span text:style-name="T1365">↔</text:span><text:span text:style-name="T222"> </text:span><text:span text:style-name="T223">y</text:span><text:span text:style-name="T225">。</text:span></text:p>
                  <text:list>
                    <text:list-item>
                      <text:p text:style-name="P275">線段 是 連續、非連續 線段。</text:p>
                    </text:list-item>
                  </text:list>
                </text:list-item>
                <text:list-item>
                  <text:p text:style-name="P457"><text:span text:style-name="T228">垂</text:span><text:span text:style-name="T225">軸，</text:span><text:span text:style-name="T204">（</text:span><text:span text:style-name="T225">周長 的</text:span><text:span text:style-name="T204">）</text:span><text:span text:style-name="T225">轉動型路徑、投影路徑</text:span><text:span text:style-name="T1050"> </text:span><text:span text:style-name="T1365">↔</text:span><text:span text:style-name="T222"> </text:span><text:span text:style-name="T233">z</text:span><text:span text:style-name="T225">。</text:span></text:p>
                  <text:list>
                    <text:list-item>
                      <text:p text:style-name="P468"><text:span text:style-name="T1234">明顯例子，</text:span><text:span text:style-name="T205">圓形。</text:span></text:p>
                      <text:list>
                        <text:list-item>
                          <text:p text:style-name="P469"><text:span text:style-name="T225">周長 沒</text:span><text:span text:style-name="T67">有</text:span><text:span text:style-name="T966">轉動</text:span><text:span text:style-name="T67">，投影點 = 真實點、</text:span><text:span text:style-name="T204">（</text:span><text:span text:style-name="T67">真實點 - </text:span><text:span text:style-name="T236">0</text:span><text:span text:style-name="T204">）</text:span><text:span text:style-name="T67">。</text:span></text:p>
                        </text:list-item>
                        <text:list-item>
                          <text:p text:style-name="P470"><text:span text:style-name="T225">周長 轉動 </text:span><text:span text:style-name="T67">90</text:span><text:span text:style-name="T966">°</text:span><text:span text:style-name="T67">，投影到 原點、</text:span><text:span text:style-name="T204">（</text:span><text:span text:style-name="T67">真實點 - </text:span><text:span text:style-name="T204">r）</text:span><text:span text:style-name="T67">。</text:span></text:p>
                        </text:list-item>
                        <text:list-item>
                          <text:p text:style-name="P470"><text:span text:style-name="T225">周長 轉動 </text:span><text:span text:style-name="T234">18</text:span><text:span text:style-name="T67">0</text:span><text:span text:style-name="T966">°</text:span><text:span text:style-name="T67">，投影到</text:span><text:span text:style-name="T204">（</text:span><text:span text:style-name="T67">真實點 - </text:span><text:span text:style-name="T244">2</text:span><text:span text:style-name="T204">r）</text:span><text:span text:style-name="T67">。</text:span></text:p>
                          <text:list>
                            <text:list-item>
                              <text:p text:style-name="P471"><text:span text:style-name="T205">圓形</text:span><text:span text:style-name="T235"> → </text:span><text:span text:style-name="T227">球體</text:span><text:span text:style-name="T205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58"><text:span text:style-name="T1236">明顯例子，幾何形狀，</text:span><text:span text:style-name="T207">三角形</text:span><text:span text:style-name="T1050"> </text:span><text:span text:style-name="T1365">↔</text:span><text:span text:style-name="T222"> </text:span><text:span text:style-name="T205">圓形</text:span><text:span text:style-name="T1050">。</text:span></text:p>
                  <text:list>
                    <text:list-item>
                      <text:p text:style-name="P228"><text:span text:style-name="T204">r *（2πr）</text:span><text:span text:style-name="T220">/ </text:span><text:span text:style-name="T204">2</text:span><text:span text:style-name="T225"> </text:span><text:span text:style-name="T1365">↔</text:span><text:span text:style-name="T222"> </text:span><text:span text:style-name="T204">π</text:span><text:span text:style-name="T205">r</text:span><text:span text:style-name="T487">2</text:span><text:span text:style-name="T205">。</text:span></text:p>
                    </text:list-item>
                    <text:list-item>
                      <text:p text:style-name="P229"><text:span text:style-name="T204">2π，</text:span><text:span text:style-name="T207">三角形</text:span><text:span text:style-name="T1049">的</text:span><text:span text:style-name="T207"> </text:span><text:span text:style-name="T205">斜</text:span><text:span text:style-name="T231">率</text:span><text:span text:style-name="T969"> </text:span><text:span text:style-name="T1365">↔</text:span><text:span text:style-name="T222"> </text:span><text:span text:style-name="T205">圓形</text:span><text:span text:style-name="T1049">的</text:span><text:span text:style-name="T207"> </text:span><text:span text:style-name="T208">角度</text:span><text:span text:style-name="T1051">。</text:span><text:span text:style-name="T1038">（</text:span><text:span text:style-name="T985">2πr</text:span><text:span text:style-name="T1000"> </text:span><text:span text:style-name="T986">/</text:span><text:span text:style-name="T1000"> </text:span><text:span text:style-name="T985">r</text:span><text:span text:style-name="T988"> </text:span><text:span text:style-name="T989">= </text:span><text:span text:style-name="T985">2π）</text:span></text:p>
                    </text:list-item>
                  </text:list>
                </text:list-item>
                <text:list-item>
                  <text:p text:style-name="P459"><text:span text:style-name="T1236">明顯例子，幾何形狀，梯</text:span><text:span text:style-name="T207">形</text:span><text:span text:style-name="T1050"> </text:span><text:span text:style-name="T1365">↔</text:span><text:span text:style-name="T222"> 甜甜圈</text:span><text:span text:style-name="T205">形</text:span><text:span text:style-name="T1050">。</text:span></text:p>
                </text:list-item>
                <text:list-item>
                  <text:p text:style-name="P460"><text:span text:style-name="T1236">明顯例子，幾何形狀，</text:span><text:span text:style-name="T227">方</text:span><text:span text:style-name="T207">形</text:span><text:span text:style-name="T227">錐體、金字塔體 </text:span><text:span text:style-name="T1365">↔</text:span><text:span text:style-name="T222"> </text:span><text:span text:style-name="T227">球體。</text:span></text:p>
                  <text:list>
                    <text:list-item>
                      <text:p text:style-name="P461"><text:span text:style-name="T227">金字塔體</text:span><text:span text:style-name="T1236">的</text:span><text:span text:style-name="T207"> 體</text:span><text:span text:style-name="T1233">積</text:span><text:span text:style-name="T1050"> </text:span><text:span text:style-name="T1365">↔</text:span><text:span text:style-name="T222"> </text:span><text:span text:style-name="T227">球體</text:span><text:span text:style-name="T1236">的</text:span><text:span text:style-name="T207"> 體</text:span><text:span text:style-name="T1233">積。</text:span><text:span text:style-name="T1039">（</text:span><text:span text:style-name="T990">金字塔體</text:span><text:span text:style-name="T1037">的</text:span><text:span text:style-name="T991">體</text:span><text:span text:style-name="T1040">積 = 長</text:span><text:span text:style-name="T990">方體</text:span><text:span text:style-name="T1037">的</text:span><text:span text:style-name="T991">體</text:span><text:span text:style-name="T1040">積 </text:span><text:span text:style-name="T985">/ </text:span><text:span text:style-name="T992">3</text:span><text:span text:style-name="T1039">）</text:span></text:p>
                      <text:list>
                        <text:list-item>
                          <text:p text:style-name="P462"><text:span text:style-name="T204">（r）*（2πr）*（</text:span><text:span text:style-name="T244">2</text:span><text:span text:style-name="T204">r）/ </text:span><text:span text:style-name="T232">3 </text:span><text:span text:style-name="T1365">↔</text:span><text:span text:style-name="T204">（</text:span><text:span text:style-name="T206">4/</text:span><text:span text:style-name="T232">3</text:span><text:span text:style-name="T204">）π</text:span><text:span text:style-name="T205">r</text:span><text:span text:style-name="T489">3</text:span><text:span text:style-name="T1050">。</text:span></text:p>
                          <text:list>
                            <text:list-item>
                              <text:p text:style-name="P463"><text:span text:style-name="T204">（r）是 </text:span><text:span text:style-name="T355">半徑。</text:span></text:p>
                            </text:list-item>
                            <text:list-item>
                              <text:p text:style-name="P463"><text:span text:style-name="T204">（2πr）是 </text:span><text:span text:style-name="T225">周長</text:span><text:span text:style-name="T355">。</text:span></text:p>
                            </text:list-item>
                            <text:list-item>
                              <text:p text:style-name="P464"><text:span text:style-name="T204">（</text:span><text:span text:style-name="T244">2</text:span><text:span text:style-name="T204">r）是 </text:span><text:span text:style-name="T225">投影路徑</text:span><text:span text:style-name="T355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65"><text:span text:style-name="T227">金字塔體</text:span><text:span text:style-name="T1236">的</text:span><text:span text:style-name="T207"> </text:span><text:span text:style-name="T1233">面積</text:span><text:span text:style-name="T1050"> </text:span><text:span text:style-name="T1365">↔</text:span><text:span text:style-name="T222"> </text:span><text:span text:style-name="T227">球體</text:span><text:span text:style-name="T1236">的</text:span><text:span text:style-name="T207"> </text:span><text:span text:style-name="T1233">面積</text:span><text:span text:style-name="T1050">。</text:span></text:p>
                      <text:list>
                        <text:list-item>
                          <text:p text:style-name="P465"><text:span text:style-name="T227">金字塔體</text:span><text:span text:style-name="T1236">的</text:span><text:span text:style-name="T207"> </text:span><text:span text:style-name="T1233">底面積</text:span><text:span text:style-name="T1050"> </text:span><text:span text:style-name="T1365">↔</text:span><text:span text:style-name="T222"> </text:span><text:span text:style-name="T227">球體</text:span><text:span text:style-name="T1236">的</text:span><text:span text:style-name="T207"> 表</text:span><text:span text:style-name="T1233">面積</text:span><text:span text:style-name="T1050">。</text:span></text:p>
                          <text:list>
                            <text:list-item>
                              <text:p text:style-name="P466"><text:span text:style-name="T204">（2πr）*（</text:span><text:span text:style-name="T244">2</text:span><text:span text:style-name="T204">r）</text:span><text:span text:style-name="T1365">↔</text:span><text:span text:style-name="T222"> </text:span><text:span text:style-name="T206">4</text:span><text:span text:style-name="T204">π</text:span><text:span text:style-name="T205">r</text:span><text:span text:style-name="T487">2</text:span><text:span text:style-name="T1050">。</text:span></text:p>
                              <text:list>
                                <text:list-item>
                                  <text:p text:style-name="P472"><text:span text:style-name="T204">2π，</text:span><text:span text:style-name="T225">縱軸</text:span><text:span text:style-name="T1236">的</text:span><text:span text:style-name="T204"> </text:span><text:span text:style-name="T207">三角形</text:span><text:span text:style-name="T1236">的</text:span><text:span text:style-name="T207"> </text:span><text:span text:style-name="T205">斜</text:span><text:span text:style-name="T231">率</text:span><text:span text:style-name="T1050"> </text:span><text:span text:style-name="T1365">↔</text:span><text:span text:style-name="T222"> </text:span><text:span text:style-name="T205">圓形</text:span><text:span text:style-name="T1236">的</text:span><text:span text:style-name="T207"> </text:span><text:span text:style-name="T208">角度</text:span><text:span text:style-name="T204">。</text:span></text:p>
                                  <text:list>
                                    <text:list-item>
                                      <text:p text:style-name="P472"><text:span text:style-name="T204">r *（2π）</text:span><text:span text:style-name="T243"> </text:span><text:span text:style-name="T242">= </text:span><text:span text:style-name="T204">2πr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473"><text:span text:style-name="T204">π，縱軸</text:span><text:span text:style-name="T1236">的</text:span><text:span text:style-name="T204"> </text:span><text:span text:style-name="T207">三角形</text:span><text:span text:style-name="T1236">的</text:span><text:span text:style-name="T207"> </text:span><text:span text:style-name="T205">斜</text:span><text:span text:style-name="T231">率</text:span><text:span text:style-name="T1050"> </text:span><text:span text:style-name="T1365">↔</text:span><text:span text:style-name="T222"> 圓</text:span><text:span text:style-name="T205">周長</text:span><text:span text:style-name="T1236">的</text:span><text:span text:style-name="T207"> </text:span><text:span text:style-name="T208">角度</text:span><text:span text:style-name="T204">。</text:span></text:p>
                                </text:list-item>
                                <text:list-item>
                                  <text:p text:style-name="P467"><text:span text:style-name="T344">Σ</text:span><text:span text:style-name="T533">m</text:span><text:span text:style-name="T224">S</text:span><text:span text:style-name="T597">(</text:span><text:span text:style-name="T598">r(以縱軸為轉動軸))</text:span><text:span text:style-name="T228"> </text:span><text:span text:style-name="T204">* </text:span><text:span text:style-name="T344">Σ</text:span><text:span text:style-name="T533">n</text:span><text:span text:style-name="T224">S</text:span><text:span text:style-name="T597">(</text:span><text:span text:style-name="T598">r(以垂軸為轉動軸))</text:span><text:span text:style-name="T228"> </text:span><text:span text:style-name="T1365">↔</text:span><text:span text:style-name="T222"> </text:span><text:span text:style-name="T206">4</text:span><text:span text:style-name="T204">π</text:span><text:span text:style-name="T205">r</text:span><text:span text:style-name="T487">2</text:span><text:span text:style-name="T1050">。</text:span></text:p>
                                  <text:list>
                                    <text:list-item>
                                      <text:p text:style-name="P474"><text:span text:style-name="T356">m </text:span><text:span text:style-name="T1">= </text:span><text:span text:style-name="T204">π</text:span><text:span text:style-name="T1050">。</text:span></text:p>
                                    </text:list-item>
                                    <text:list-item>
                                      <text:p text:style-name="P467"><text:span text:style-name="T356">n = </text:span><text:span text:style-name="T204">2π</text:span><text:span text:style-name="T1050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5">明顯例子，<text:span text:style-name="T351">三角形</text:span>，<text:span text:style-name="T365">a</text:span><text:span text:style-name="T470">2</text:span><text:span text:style-name="T16"> = </text:span><text:span text:style-name="T365">b</text:span><text:span text:style-name="T470">2</text:span><text:span text:style-name="T365"> </text:span><text:span text:style-name="T366">+ </text:span><text:span text:style-name="T365">c</text:span><text:span text:style-name="T470">2</text:span><text:span text:style-name="T365"> - </text:span><text:span text:style-name="T326">2</text:span><text:span text:style-name="T365">bc </text:span><text:span text:style-name="T359">*</text:span><text:span text:style-name="T365"> c</text:span><text:span text:style-name="T366">os</text:span><text:span text:style-name="T7">θ</text:span><text:span text:style-name="T675">bc</text:span>。</text:p>
                  <text:list>
                    <text:list-item>
                      <text:p text:style-name="P126"><text:span text:style-name="T1">a、b、c</text:span><text:span text:style-name="T351"> 是 三角形</text:span><text:span text:style-name="T1226">的</text:span><text:span text:style-name="T351"> 邊</text:span><text:span text:style-name="T358">長</text:span>。</text:p>
                    </text:list-item>
                    <text:list-item>
                      <text:p text:style-name="P127"><text:span text:style-name="T17">θ</text:span><text:span text:style-name="T584">bc</text:span><text:span text:style-name="T326"> 是 </text:span><text:span text:style-name="T1">b、c 之間的</text:span><text:span text:style-name="T351"> </text:span><text:span text:style-name="T1">夾角</text:span><text:span text:style-name="T224">。</text:span></text:p>
                    </text:list-item>
                    <text:list-item>
                      <text:p text:style-name="P128"><text:span text:style-name="T326">同乘 π →</text:span><text:span text:style-name="T363"> </text:span><text:span text:style-name="T326">π</text:span><text:span text:style-name="T1">a</text:span><text:span text:style-name="T470">2</text:span><text:span text:style-name="T16"> = </text:span><text:span text:style-name="T326">π</text:span><text:span text:style-name="T1">b</text:span><text:span text:style-name="T470">2</text:span><text:span text:style-name="T1"> </text:span><text:span text:style-name="T366">+ </text:span><text:span text:style-name="T326">π</text:span><text:span text:style-name="T1">c</text:span><text:span text:style-name="T470">2</text:span><text:span text:style-name="T1"> - </text:span><text:span text:style-name="T326">π</text:span><text:span text:style-name="T930">√</text:span><text:span text:style-name="T326">（2</text:span><text:span text:style-name="T1">bc </text:span><text:span text:style-name="T359">*</text:span><text:span text:style-name="T1"> c</text:span><text:span text:style-name="T366">os</text:span><text:span text:style-name="T17">θ</text:span><text:span text:style-name="T584">bc</text:span><text:span text:style-name="T326">）</text:span><text:span text:style-name="T470">2</text:span><text:span text:style-name="T362">。</text:span></text:p>
                      <text:list>
                        <text:list-item>
                          <text:p text:style-name="P129"><text:span text:style-name="T333">圓</text:span><text:span text:style-name="T950">面積</text:span><text:span text:style-name="T16"> = </text:span><text:span text:style-name="T333">圓</text:span><text:span text:style-name="T950">面積</text:span><text:span text:style-name="T1"> </text:span><text:span text:style-name="T366">+ </text:span><text:span text:style-name="T333">圓</text:span><text:span text:style-name="T950">面積</text:span><text:span text:style-name="T1"> - </text:span><text:span text:style-name="T333">圓</text:span><text:span text:style-name="T950">面積</text:span><text:span text:style-name="T362">。</text:span></text:p>
                        </text:list-item>
                      </text:list>
                    </text:list-item>
                    <text:list-item>
                      <text:p text:style-name="P130"><text:span text:style-name="T1233">重心</text:span><text:span text:style-name="T358">坐標系 </text:span><text:span text:style-name="T1369">↔</text:span><text:span text:style-name="T358"> </text:span><text:span text:style-name="T361">XY</text:span><text:span text:style-name="T358">坐標系</text:span><text:span text:style-name="T225">。</text:span></text:p>
                      <text:list>
                        <text:list-item>
                          <text:p text:style-name="P131">銳角<text:span text:style-name="T326">，（</text:span><text:span text:style-name="T351">三角形 </text:span><text:span text:style-name="T360">+ </text:span><text:span text:style-name="T1226">梯</text:span><text:span text:style-name="T351">形 </text:span><text:span text:style-name="T1">- </text:span><text:span text:style-name="T326">小</text:span><text:span text:style-name="T351">三角形</text:span><text:span text:style-name="T326">）</text:span><text:span text:style-name="T1365">↔</text:span><text:span text:style-name="T334"> 甜甜圈</text:span><text:span text:style-name="T333">形</text:span><text:span text:style-name="T1226">。</text:span></text:p>
                        </text:list-item>
                        <text:list-item>
                          <text:p text:style-name="P131">直角<text:span text:style-name="T326">，（</text:span><text:span text:style-name="T351">三角形 </text:span><text:span text:style-name="T360">+ </text:span><text:span text:style-name="T1226">梯</text:span><text:span text:style-name="T351">形</text:span><text:span text:style-name="T326">）</text:span><text:span text:style-name="T1365">↔</text:span><text:span text:style-name="T334"> </text:span><text:span text:style-name="T333">圓形</text:span><text:span text:style-name="T1226">。</text:span></text:p>
                          <text:list>
                            <text:list-item>
                              <text:p text:style-name="P132"><text:span text:style-name="T326">（</text:span><text:span text:style-name="T1">b * </text:span><text:span text:style-name="T326">2π</text:span><text:span text:style-name="T1">b / </text:span><text:span text:style-name="T367">2</text:span><text:span text:style-name="T326">）</text:span><text:span text:style-name="T360">+</text:span><text:span text:style-name="T326">（（</text:span><text:span text:style-name="T1">2</text:span><text:span text:style-name="T367">πa</text:span><text:span text:style-name="T1"> </text:span><text:span text:style-name="T367">+</text:span><text:span text:style-name="T1"> </text:span><text:span text:style-name="T326">2π</text:span><text:span text:style-name="T1">b</text:span><text:span text:style-name="T326">）</text:span><text:span text:style-name="T1">*</text:span><text:span text:style-name="T326">（</text:span><text:span text:style-name="T1">a - b</text:span><text:span text:style-name="T326">）</text:span><text:span text:style-name="T1">/ </text:span><text:span text:style-name="T367">2</text:span><text:span text:style-name="T326">）</text:span><text:span text:style-name="T1365">↔</text:span><text:span text:style-name="T334"> </text:span><text:span text:style-name="T326">π</text:span><text:span text:style-name="T1">a</text:span><text:span text:style-name="T470">2</text:span><text:span text:style-name="T224">。</text:span></text:p>
                            </text:list-item>
                          </text:list>
                        </text:list-item>
                        <text:list-item>
                          <text:p text:style-name="P133">鈍角<text:span text:style-name="T326">，（</text:span><text:span text:style-name="T351">三角形 </text:span><text:span text:style-name="T360">+ </text:span><text:span text:style-name="T1226">梯</text:span><text:span text:style-name="T351">形 +</text:span><text:span text:style-name="T1"> </text:span><text:span text:style-name="T326">小</text:span><text:span text:style-name="T351">三角形</text:span><text:span text:style-name="T326">）</text:span><text:span text:style-name="T1365">↔</text:span><text:span text:style-name="T334"> 蛋糕</text:span><text:span text:style-name="T333">形</text:span><text:span text:style-name="T1226">。</text:span></text:p>
                          <text:list>
                            <text:list-item>
                              <text:p text:style-name="P134"><text:span text:style-name="T364">樓梯</text:span><text:span text:style-name="T351">形</text:span><text:span text:style-name="T329">、</text:span><text:span text:style-name="T326">千層派</text:span><text:span text:style-name="T351">形 </text:span><text:span text:style-name="T1365">↔</text:span><text:span text:style-name="T334"> 蛋糕</text:span><text:span text:style-name="T333">形</text:span><text:span text:style-name="T224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0"><text:span text:style-name="T1236">明顯例子，</text:span><text:span text:style-name="T1085">XY</text:span><text:span text:style-name="T1086">坐標系</text:span><text:span text:style-name="T1215">的</text:span><text:span text:style-name="T1087"> </text:span><text:span text:style-name="T1088">圓形</text:span><text:span text:style-name="T1086"> </text:span><text:span text:style-name="T1088">→</text:span><text:span text:style-name="T1086"> </text:span><text:span text:style-name="T1219">重心</text:span><text:span text:style-name="T1086">坐標系</text:span><text:span text:style-name="T1215">的</text:span><text:span text:style-name="T1236"> </text:span><text:span text:style-name="T207">三角形</text:span><text:span text:style-name="T225">。</text:span></text:p>
              <text:list>
                <text:list-item>
                  <text:p text:style-name="P231"><text:span text:style-name="T204">高</text:span><text:span text:style-name="T951">度</text:span><text:span text:style-name="T204"> </text:span><text:span text:style-name="T15">是 </text:span><text:span text:style-name="T204">r。</text:span></text:p>
                </text:list-item>
                <text:list-item>
                  <text:p text:style-name="P231"><text:span text:style-name="T205">斜</text:span><text:span text:style-name="T231">率</text:span><text:span text:style-name="T15"> 是 </text:span><text:span text:style-name="T204">2π。</text:span></text:p>
                </text:list-item>
              </text:list>
            </text:list-item>
          </text:list>
        </text:list-item>
        <text:list-item>
          <text:p text:style-name="P135"><text:bookmark-start text:name="空白運算子"/>空白運算子<text:bookmark-end text:name="空白運算子"/></text:p>
          <text:list>
            <text:list-item>
              <text:p text:style-name="P136">空白運算子<text:span text:style-name="T67">。</text:span></text:p>
              <text:list>
                <text:list-item>
                  <text:p text:style-name="P232"><text:span text:style-name="T241">明顯例子，</text:span><text:span text:style-name="T239">a</text:span><text:span text:style-name="T237"> </text:span><text:span text:style-name="T240">= </text:span><text:span text:style-name="T170">∞</text:span><text:span text:style-name="T243">! </text:span><text:span text:style-name="T237">/ </text:span><text:span text:style-name="T240">a</text:span><text:span text:style-name="T954">。</text:span></text:p>
                  <text:list>
                    <text:list-item>
                      <text:p text:style-name="P235"><text:span text:style-name="T170">∞</text:span><text:span text:style-name="T243">! </text:span><text:span text:style-name="T242">= 1 * 2 * 3 * …。</text:span></text:p>
                    </text:list-item>
                    <text:list-item>
                      <text:p text:style-name="P236"><text:span text:style-name="T170">∞</text:span><text:span text:style-name="T243">! </text:span><text:span text:style-name="T242">= </text:span><text:span text:style-name="T955">Π</text:span><text:span text:style-name="T472">n</text:span><text:span text:style-name="T952">（</text:span><text:span text:style-name="T953">i</text:span><text:span text:style-name="T952">）</text:span><text:span text:style-name="T242">。</text:span></text:p>
                      <text:list>
                        <text:list-item>
                          <text:p text:style-name="P236"><text:span text:style-name="T170">∞ </text:span><text:span text:style-name="T1251">≥</text:span><text:span text:style-name="T171"> i</text:span><text:span text:style-name="T170"> </text:span><text:span text:style-name="T1251">≥</text:span><text:span text:style-name="T171"> 1</text:span><text:span text:style-name="T295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7">空白運算子<text:span text:style-name="T67">。</text:span></text:p>
              <text:list>
                <text:list-item>
                  <text:p text:style-name="P233"><text:span text:style-name="T227">已知，</text:span><text:span text:style-name="T14">Σ</text:span><text:span text:style-name="T472">n</text:span><text:span text:style-name="T952">（</text:span><text:span text:style-name="T218">1 </text:span><text:span text:style-name="T220">/ </text:span><text:span text:style-name="T953">i</text:span><text:span text:style-name="T488">2</text:span><text:span text:style-name="T952">）</text:span><text:span text:style-name="T953">=</text:span><text:span text:style-name="T952">（</text:span><text:span text:style-name="T204">π</text:span><text:span text:style-name="T487">2</text:span><text:span text:style-name="T218"> </text:span><text:span text:style-name="T220">/ </text:span><text:span text:style-name="T230">6</text:span><text:span text:style-name="T952">）。</text:span></text:p>
                </text:list-item>
                <text:list-item>
                  <text:p text:style-name="P234"><text:span text:style-name="T227">已知，</text:span><text:span text:style-name="T14">Σ</text:span><text:span text:style-name="T472">n</text:span><text:span text:style-name="T952">（</text:span><text:span text:style-name="T953">i</text:span><text:span text:style-name="T952">）</text:span><text:span text:style-name="T953">=</text:span><text:span text:style-name="T952">（-</text:span><text:span text:style-name="T218">1 </text:span><text:span text:style-name="T220">/ </text:span><text:span text:style-name="T218">1</text:span><text:span text:style-name="T204">2</text:span><text:span text:style-name="T952">）。</text:span></text:p>
                </text:list-item>
              </text:list>
            </text:list-item>
          </text:list>
        </text:list-item>
        <text:list-item>
          <text:p text:style-name="P109"><text:bookmark-start text:name="微積分"/>微積分<text:bookmark-end text:name="微積分"/></text:p>
          <text:list>
            <text:list-item>
              <text:p text:style-name="P110">積分<text:span text:style-name="T67">。</text:span></text:p>
              <text:list>
                <text:list-item>
                  <text:p text:style-name="P110"/>
                </text:list-item>
              </text:list>
            </text:list-item>
          </text:list>
        </text:list-item>
        <text:list-item>
          <text:p text:style-name="P138"><text:bookmark-start text:name="進制"/>進制<text:bookmark-end text:name="進制"/></text:p>
          <text:list>
            <text:list-item>
              <text:p text:style-name="P138">假定，<text:span text:style-name="T461">a</text:span><text:span text:style-name="T1360">進制</text:span><text:span text:style-name="T296">。</text:span></text:p>
              <text:list>
                <text:list-item>
                  <text:p text:style-name="P139">假定，<text:span text:style-name="T461">b = </text:span><text:span text:style-name="T948">√（a</text:span><text:span text:style-name="T435">–</text:span><text:span text:style-name="T450">1</text:span><text:span text:style-name="T948">）</text:span><text:span text:style-name="T67">。</text:span></text:p>
                </text:list-item>
                <text:list-item>
                  <text:p text:style-name="P140"><text:span text:style-name="T67">（a / b）</text:span><text:span text:style-name="T1084">= </text:span><text:span text:style-name="T1133">b.b…</text:span><text:span text:style-name="T285"> = </text:span><text:span text:style-name="T67">無</text:span>限循環小數<text:span text:style-name="T67">。</text:span></text:p>
                  <text:list>
                    <text:list-item>
                      <text:p text:style-name="P143"><text:span text:style-name="T1">b &gt; 1</text:span><text:span text:style-name="T67">。</text:span></text:p>
                    </text:list-item>
                  </text:list>
                </text:list-item>
                <text:list-item>
                  <text:p text:style-name="P237"><text:span text:style-name="T67">a =（b</text:span><text:span text:style-name="T488">2</text:span><text:span text:style-name="T72"> </text:span><text:span text:style-name="T156">+ </text:span><text:span text:style-name="T71">1</text:span><text:span text:style-name="T67">）</text:span><text:span text:style-name="T1046">。</text:span></text:p>
                </text:list-item>
              </text:list>
            </text:list-item>
          </text:list>
        </text:list-item>
        <text:list-item>
          <text:p text:style-name="P141"><text:bookmark-start text:name="關係波形"/>關係<text:bookmark-end text:name="關係波形"/>波形</text:p>
          <text:list>
            <text:list-item>
              <text:p text:style-name="P238"><text:span text:style-name="T1046">關係波形</text:span><text:span text:style-name="T1056">。</text:span></text:p>
              <text:list>
                <text:list-item>
                  <text:p text:style-name="P238"><text:span text:style-name="T1056">減法型</text:span><text:span text:style-name="T1046">關係波形。</text:span></text:p>
                </text:list-item>
                <text:list-item>
                  <text:p text:style-name="P142">除法型關係波形。</text:p>
                </text:list-item>
                <text:list-item>
                  <text:p text:style-name="P257"><text:span text:style-name="T67">log</text:span><text:span text:style-name="T296">型關係波形</text:span><text:span text:style-name="T1046">。</text:span></text:p>
                </text:list-item>
              </text:list>
            </text:list-item>
            <text:list-item>
              <text:p text:style-name="P238"><text:span text:style-name="T1046">關係波形 的 </text:span><text:span text:style-name="T1056">明顯例子。</text:span></text:p>
              <text:list>
                <text:list-item>
                  <text:p text:style-name="P239"><text:span text:style-name="T1046">假定，第一個</text:span><text:span text:style-name="T67">波形 是 </text:span><text:span text:style-name="T297">f(x)</text:span><text:span text:style-name="T1056">。</text:span></text:p>
                </text:list-item>
                <text:list-item>
                  <text:p text:style-name="P239"><text:span text:style-name="T1046">假定，第二</text:span><text:span text:style-name="T67">個波形 是 </text:span><text:span text:style-name="T297">g(x)</text:span><text:span text:style-name="T1056">。</text:span></text:p>
                </text:list-item>
                <text:list-item>
                  <text:p text:style-name="P240"><text:span text:style-name="T1056">假定，第三個波形 是</text:span><text:span text:style-name="T297"> </text:span><text:span text:style-name="T299">h</text:span><text:span text:style-name="T297">(x)</text:span><text:span text:style-name="T1056">。</text:span></text:p>
                </text:list-item>
                <text:list-item>
                  <text:p text:style-name="P241"><text:span text:style-name="T1056">假定，</text:span><text:span text:style-name="T298">g</text:span><text:span text:style-name="T297">(x) = </text:span><text:span text:style-name="T299">h</text:span><text:span text:style-name="T297">(x)</text:span><text:span text:style-name="T72">（某一特定數學運算子）</text:span><text:span text:style-name="T153">f</text:span><text:span text:style-name="T297">(x)</text:span><text:span text:style-name="T1056">。</text:span></text:p>
                  <text:list>
                    <text:list-item>
                      <text:p text:style-name="P242"><text:span text:style-name="T153">f</text:span><text:span text:style-name="T297">(x)</text:span><text:span text:style-name="T303"> </text:span><text:span text:style-name="T1370">↔</text:span><text:span text:style-name="T303"> </text:span><text:span text:style-name="T1242">原始波形</text:span><text:span text:style-name="T1056">。</text:span></text:p>
                    </text:list-item>
                    <text:list-item>
                      <text:p text:style-name="P242"><text:span text:style-name="T298">g</text:span><text:span text:style-name="T297">(x)</text:span><text:span text:style-name="T303"> </text:span><text:span text:style-name="T1370">↔</text:span><text:span text:style-name="T303"> </text:span><text:span text:style-name="T1242">關係波形</text:span><text:span text:style-name="T1056">。</text:span></text:p>
                    </text:list-item>
                    <text:list-item>
                      <text:p text:style-name="P242"><text:span text:style-name="T299">h</text:span><text:span text:style-name="T297">(x)</text:span><text:span text:style-name="T303"> </text:span><text:span text:style-name="T1370">↔</text:span><text:span text:style-name="T303"> </text:span><text:span text:style-name="T1058">目標波形</text:span><text:span text:style-name="T1056">。</text:span></text:p>
                    </text:list-item>
                    <text:list-item>
                      <text:p text:style-name="P476"><text:span text:style-name="T298">（g(x) </text:span><text:span text:style-name="T155">+ </text:span><text:span text:style-name="T301">f(x)）</text:span><text:span text:style-name="T72">（？</text:span><text:span text:style-name="T714">2</text:span><text:span text:style-name="T72">）</text:span><text:span text:style-name="T301">f(x) = </text:span><text:span text:style-name="T154">h</text:span><text:span text:style-name="T297">(x)</text:span><text:span text:style-name="T72">（？</text:span><text:span text:style-name="T714">2</text:span><text:span text:style-name="T72">）</text:span><text:span text:style-name="T301">f(x)</text:span><text:span text:style-name="T1057">。</text:span></text:p>
                      <text:list>
                        <text:list-item>
                          <text:p text:style-name="P256"><text:span text:style-name="T72">（？</text:span><text:span text:style-name="T714">2</text:span><text:span text:style-name="T72">）是 第二個數學運算子</text:span><text:span text:style-name="T1056">。</text:span><text:span text:style-name="T1355">（明顯例子，加、減、乘、除）</text:span></text:p>
                        </text:list-item>
                        <text:list-item>
                          <text:p text:style-name="P256"><text:span text:style-name="T298">已知，</text:span><text:span text:style-name="T298">g</text:span><text:span text:style-name="T297">(x) = </text:span><text:span text:style-name="T299">h</text:span><text:span text:style-name="T297">(x)</text:span><text:span text:style-name="T72">（某一特定數學運算子）</text:span><text:span text:style-name="T153">f</text:span><text:span text:style-name="T297">(x)</text:span><text:span text:style-name="T298">。</text:span></text:p>
                          <text:list>
                            <text:list-item>
                              <text:p text:style-name="P255"><text:span text:style-name="T298">假定，g</text:span><text:span text:style-name="T297">(x) = </text:span><text:span text:style-name="T299">h</text:span><text:span text:style-name="T297">(x)</text:span><text:span text:style-name="T72">（</text:span><text:span text:style-name="T72">？</text:span><text:span text:style-name="T715">1</text:span><text:span text:style-name="T72">）</text:span><text:span text:style-name="T153">f</text:span><text:span text:style-name="T297">(x)</text:span><text:span text:style-name="T1056">。</text:span></text:p>
                              <text:list>
                                <text:list-item>
                                  <text:p text:style-name="P256"><text:span text:style-name="T72">（？</text:span><text:span text:style-name="T716">1</text:span><text:span text:style-name="T72">）是 第一個數學運算子</text:span><text:span text:style-name="T1056">。</text:span></text:p>
                                </text:list-item>
                              </text:list>
                            </text:list-item>
                            <text:list-item>
                              <text:p text:style-name="P256"><text:span text:style-name="T298">假定，第一個</text:span><text:span text:style-name="T72">數學運算子 是 –</text:span><text:span text:style-name="T1056">。</text:span></text:p>
                            </text:list-item>
                            <text:list-item>
                              <text:p text:style-name="P253"><text:span text:style-name="T298">g</text:span><text:span text:style-name="T297">(x) = </text:span><text:span text:style-name="T154">h</text:span><text:span text:style-name="T297">(x)</text:span><text:span text:style-name="T72">–</text:span><text:span text:style-name="T301">f</text:span><text:span text:style-name="T297">(x)</text:span><text:span text:style-name="T1056">。</text:span></text:p>
                            </text:list-item>
                            <text:list-item>
                              <text:p text:style-name="P252"><text:span text:style-name="T298">g</text:span><text:span text:style-name="T297">(x) </text:span><text:span text:style-name="T302">+ </text:span><text:span text:style-name="T301">f</text:span><text:span text:style-name="T297">(x) = </text:span><text:span text:style-name="T154">h</text:span><text:span text:style-name="T297">(x)</text:span><text:span text:style-name="T1056">。</text:span></text:p>
                            </text:list-item>
                            <text:list-item>
                              <text:p text:style-name="P256"><text:span text:style-name="T298">（g</text:span><text:span text:style-name="T297">(x)</text:span><text:span text:style-name="T72"> </text:span><text:span text:style-name="T155">+ </text:span><text:span text:style-name="T301">f</text:span><text:span text:style-name="T297">(x)）</text:span><text:span text:style-name="T72">（第二個數學運算子）</text:span><text:span text:style-name="T301">f</text:span><text:span text:style-name="T297">(x) =</text:span><text:span text:style-name="T154">h</text:span><text:span text:style-name="T297">(x)</text:span><text:span text:style-name="T72">（第二個數學運算子）</text:span><text:span text:style-name="T301">f</text:span><text:span text:style-name="T297">(x)</text:span><text:span text:style-name="T1056">。</text:span></text:p>
                            </text:list-item>
                            <text:list-item>
                              <text:p text:style-name="P254"><text:span text:style-name="T298">（g</text:span><text:span text:style-name="T297">(x)</text:span><text:span text:style-name="T72"> </text:span><text:span text:style-name="T155">+ </text:span><text:span text:style-name="T301">f</text:span><text:span text:style-name="T297">(x)）</text:span><text:span text:style-name="T72">（</text:span><text:span text:style-name="T72">？</text:span><text:span text:style-name="T714">2</text:span><text:span text:style-name="T72">）</text:span><text:span text:style-name="T301">f</text:span><text:span text:style-name="T297">(x) = </text:span><text:span text:style-name="T154">h</text:span><text:span text:style-name="T297">(x)</text:span><text:span text:style-name="T72">（</text:span><text:span text:style-name="T72">？</text:span><text:span text:style-name="T714">2</text:span><text:span text:style-name="T72">）</text:span><text:span text:style-name="T301">f</text:span><text:span text:style-name="T297">(x)</text:span><text:span text:style-name="T1056">。</text:span><text:span text:style-name="T1317">（g</text:span><text:span text:style-name="T1318">(x)</text:span><text:span text:style-name="T1321">（</text:span><text:span text:style-name="T1322">？</text:span><text:span text:style-name="T1341">1</text:span><text:span text:style-name="T1328">-</text:span><text:span text:style-name="T1329">1</text:span><text:span text:style-name="T1321">）</text:span><text:span text:style-name="T1319">f</text:span><text:span text:style-name="T1318">(x)）</text:span><text:span text:style-name="T1323">（</text:span><text:span text:style-name="T1323">？</text:span><text:span text:style-name="T1341">2</text:span><text:span text:style-name="T1323">）</text:span><text:span text:style-name="T1319">f</text:span><text:span text:style-name="T1318">(x) = </text:span><text:span text:style-name="T1324">h</text:span><text:span text:style-name="T1318">(x)</text:span><text:span text:style-name="T1323">（</text:span><text:span text:style-name="T1323">？</text:span><text:span text:style-name="T1341">2</text:span><text:span text:style-name="T1323">）</text:span><text:span text:style-name="T1319">f</text:span><text:span text:style-name="T1318">(x)</text:span><text:span text:style-name="T1320">）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81"><text:span text:style-name="T298">（g(x)的運算</text:span><text:span text:style-name="T72"> </text:span><text:span text:style-name="T155">+ </text:span><text:span text:style-name="T301">f(x)的</text:span><text:span text:style-name="T298">運算</text:span><text:span text:style-name="T301">）</text:span><text:span text:style-name="T72">（？）</text:span><text:span text:style-name="T301">f(x)的</text:span><text:span text:style-name="T298">運算</text:span><text:span text:style-name="T301"> = </text:span><text:span text:style-name="T154">h</text:span><text:span text:style-name="T297">(x)的</text:span><text:span text:style-name="T298">運算</text:span><text:span text:style-name="T72">（？）</text:span><text:span text:style-name="T301">f(x)的</text:span><text:span text:style-name="T298">運算</text:span><text:span text:style-name="T1057">。</text:span></text:p>
                      <text:list>
                        <text:list-item>
                          <text:p text:style-name="P480"><text:span text:style-name="T298">（g(x)的微分</text:span><text:span text:style-name="T72"> </text:span><text:span text:style-name="T155">+ </text:span><text:span text:style-name="T301">f(x)的微分）</text:span><text:span text:style-name="T72">（？）</text:span><text:span text:style-name="T301">f(x)的微分 = </text:span><text:span text:style-name="T154">h</text:span><text:span text:style-name="T297">(x)的微分</text:span><text:span text:style-name="T72">（？）</text:span><text:span text:style-name="T301">f(x)的微分</text:span><text:span text:style-name="T1057">。</text:span></text:p>
                        </text:list-item>
                        <text:list-item>
                          <text:p text:style-name="P248"><text:span text:style-name="T298">（g</text:span><text:span text:style-name="T297">(x)的積分</text:span><text:span text:style-name="T72"> </text:span><text:span text:style-name="T155">+ </text:span><text:span text:style-name="T301">f</text:span><text:span text:style-name="T297">(x)的積分）</text:span><text:span text:style-name="T72">（？）</text:span><text:span text:style-name="T301">f</text:span><text:span text:style-name="T297">(x)的積分 = </text:span><text:span text:style-name="T154">h</text:span><text:span text:style-name="T297">(x)的積分</text:span><text:span text:style-name="T72">（？）</text:span><text:span text:style-name="T301">f</text:span><text:span text:style-name="T297">(x)的積分</text:span><text:span text:style-name="T1056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40"><text:span text:style-name="T1056">明顯例子，假定，</text:span><text:span text:style-name="T298">g</text:span><text:span text:style-name="T297">(x) = </text:span><text:span text:style-name="T299">h</text:span><text:span text:style-name="T297">(x)</text:span><text:span text:style-name="T72">–</text:span><text:span text:style-name="T153">f</text:span><text:span text:style-name="T297">(x)</text:span><text:span text:style-name="T1056">。</text:span></text:p>
                  <text:list>
                    <text:list-item>
                      <text:p text:style-name="P242"><text:span text:style-name="T153">f</text:span><text:span text:style-name="T297">(x)</text:span><text:span text:style-name="T303"> </text:span><text:span text:style-name="T1370">↔</text:span><text:span text:style-name="T303"> </text:span><text:span text:style-name="T1242">原始波形</text:span><text:span text:style-name="T1056">。</text:span></text:p>
                    </text:list-item>
                    <text:list-item>
                      <text:p text:style-name="P242"><text:span text:style-name="T298">g</text:span><text:span text:style-name="T297">(x)</text:span><text:span text:style-name="T303"> </text:span><text:span text:style-name="T1370">↔</text:span><text:span text:style-name="T303"> </text:span><text:span text:style-name="T1056">減法型</text:span><text:span text:style-name="T1242">關係波形</text:span><text:span text:style-name="T1056">。</text:span></text:p>
                    </text:list-item>
                    <text:list-item>
                      <text:p text:style-name="P242"><text:span text:style-name="T299">h</text:span><text:span text:style-name="T297">(x)</text:span><text:span text:style-name="T303"> </text:span><text:span text:style-name="T1370">↔</text:span><text:span text:style-name="T303"> </text:span><text:span text:style-name="T1242">目標波形</text:span><text:span text:style-name="T1056">。</text:span></text:p>
                    </text:list-item>
                    <text:list-item>
                      <text:p text:style-name="P249"><text:span text:style-name="T298">g(x)</text:span><text:span text:style-name="T301"> = </text:span><text:span text:style-name="T154">h</text:span><text:span text:style-name="T297">(x)</text:span><text:span text:style-name="T72">–</text:span><text:span text:style-name="T301">f(x)</text:span><text:span text:style-name="T1056">。</text:span></text:p>
                      <text:list>
                        <text:list-item>
                          <text:p text:style-name="P249"><text:span text:style-name="T298">（g(x) </text:span><text:span text:style-name="T155">+ </text:span><text:span text:style-name="T301">f(x)）</text:span><text:span text:style-name="T72">–</text:span><text:span text:style-name="T301">f(x) = </text:span><text:span text:style-name="T154">h</text:span><text:span text:style-name="T297">(x)</text:span><text:span text:style-name="T72">–</text:span><text:span text:style-name="T301">f(x)</text:span><text:span text:style-name="T1056">。</text:span></text:p>
                        </text:list-item>
                      </text:list>
                    </text:list-item>
                    <text:list-item>
                      <text:p text:style-name="P249"><text:span text:style-name="T298">g</text:span><text:span text:style-name="T297">(x)的微分 = </text:span><text:span text:style-name="T154">h</text:span><text:span text:style-name="T297">(x)的微分</text:span><text:span text:style-name="T72">–</text:span><text:span text:style-name="T154">f</text:span><text:span text:style-name="T297">(x)的微分</text:span><text:span text:style-name="T1056">。</text:span></text:p>
                    </text:list-item>
                    <text:list-item>
                      <text:p text:style-name="P243"><text:span text:style-name="T298">g</text:span><text:span text:style-name="T297">(x)的積分 = </text:span><text:span text:style-name="T154">h</text:span><text:span text:style-name="T297">(x)的積分</text:span><text:span text:style-name="T72">–</text:span><text:span text:style-name="T301">f</text:span><text:span text:style-name="T297">(x)的積分</text:span><text:span text:style-name="T1056">。</text:span></text:p>
                    </text:list-item>
                  </text:list>
                </text:list-item>
                <text:list-item>
                  <text:p text:style-name="P251"><text:span text:style-name="T1056">明顯例子，假定，</text:span><text:span text:style-name="T298">g</text:span><text:span text:style-name="T297">(x) = </text:span><text:span text:style-name="T299">h</text:span><text:span text:style-name="T297">(x) </text:span><text:span text:style-name="T72">/ </text:span><text:span text:style-name="T153">f</text:span><text:span text:style-name="T297">(x)</text:span><text:span text:style-name="T1056">。</text:span></text:p>
                  <text:list>
                    <text:list-item>
                      <text:p text:style-name="P242"><text:span text:style-name="T153">f</text:span><text:span text:style-name="T297">(x)</text:span><text:span text:style-name="T303"> </text:span><text:span text:style-name="T1370">↔</text:span><text:span text:style-name="T303"> </text:span><text:span text:style-name="T1242">原始波形</text:span><text:span text:style-name="T1056">。</text:span></text:p>
                    </text:list-item>
                    <text:list-item>
                      <text:p text:style-name="P242"><text:span text:style-name="T298">g</text:span><text:span text:style-name="T297">(x)</text:span><text:span text:style-name="T303"> </text:span><text:span text:style-name="T1370">↔</text:span><text:span text:style-name="T303"> </text:span><text:span text:style-name="T1056">除法型</text:span><text:span text:style-name="T1242">關係波形</text:span><text:span text:style-name="T1056">。</text:span></text:p>
                    </text:list-item>
                    <text:list-item>
                      <text:p text:style-name="P242"><text:span text:style-name="T299">h</text:span><text:span text:style-name="T297">(x)</text:span><text:span text:style-name="T303"> </text:span><text:span text:style-name="T1370">↔</text:span><text:span text:style-name="T303"> </text:span><text:span text:style-name="T1242">目標波形</text:span><text:span text:style-name="T1056">。</text:span></text:p>
                    </text:list-item>
                    <text:list-item>
                      <text:p text:style-name="P250"><text:span text:style-name="T298">（g(x) </text:span><text:span text:style-name="T155">+ </text:span><text:span text:style-name="T301">f(x)）</text:span><text:span text:style-name="T72"> / </text:span><text:span text:style-name="T301">f(x) = </text:span><text:span text:style-name="T154">h</text:span><text:span text:style-name="T297">(x)</text:span><text:span text:style-name="T72"> / </text:span><text:span text:style-name="T301">f(x)</text:span><text:span text:style-name="T1057">。</text:span></text:p>
                      <text:list>
                        <text:list-item>
                          <text:p text:style-name="P245"><text:span text:style-name="T298">已知，g</text:span><text:span text:style-name="T297">(x) = </text:span><text:span text:style-name="T154">h</text:span><text:span text:style-name="T297">(x)</text:span><text:span text:style-name="T72">–</text:span><text:span text:style-name="T301">f</text:span><text:span text:style-name="T297">(x)</text:span><text:span text:style-name="T1056">。</text:span></text:p>
                          <text:list>
                            <text:list-item>
                              <text:p text:style-name="P245"><text:span text:style-name="T298">g</text:span><text:span text:style-name="T297">(x) </text:span><text:span text:style-name="T302">+ </text:span><text:span text:style-name="T301">f</text:span><text:span text:style-name="T297">(x) = </text:span><text:span text:style-name="T154">h</text:span><text:span text:style-name="T297">(x)</text:span><text:span text:style-name="T1056">。</text:span></text:p>
                            </text:list-item>
                            <text:list-item>
                              <text:p text:style-name="P250"><text:span text:style-name="T298">（g</text:span><text:span text:style-name="T297">(x)</text:span><text:span text:style-name="T72"> </text:span><text:span text:style-name="T155">+ </text:span><text:span text:style-name="T301">f</text:span><text:span text:style-name="T297">(x)）/ </text:span><text:span text:style-name="T301">f</text:span><text:span text:style-name="T297">(x) = </text:span><text:span text:style-name="T154">h</text:span><text:span text:style-name="T297">(x)</text:span><text:span text:style-name="T72"> / </text:span><text:span text:style-name="T301">f</text:span><text:span text:style-name="T297">(x)</text:span><text:span text:style-name="T1056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4"><text:span text:style-name="T298">（g(x)的微分</text:span><text:span text:style-name="T72"> </text:span><text:span text:style-name="T155">+ </text:span><text:span text:style-name="T301">f(x)的微分）/ f(x)的微分 = </text:span><text:span text:style-name="T154">h</text:span><text:span text:style-name="T297">(x)的微分</text:span><text:span text:style-name="T72"> / </text:span><text:span text:style-name="T301">f(x)的微分</text:span><text:span text:style-name="T1057">。</text:span></text:p>
                    </text:list-item>
                    <text:list-item>
                      <text:p text:style-name="P244"><text:span text:style-name="T298">（g</text:span><text:span text:style-name="T297">(x)的積分</text:span><text:span text:style-name="T72"> </text:span><text:span text:style-name="T155">+ </text:span><text:span text:style-name="T301">f</text:span><text:span text:style-name="T297">(x)的積分）/ </text:span><text:span text:style-name="T301">f</text:span><text:span text:style-name="T297">(x)的積分 = </text:span><text:span text:style-name="T154">h</text:span><text:span text:style-name="T297">(x)的積分</text:span><text:span text:style-name="T72"> / </text:span><text:span text:style-name="T301">f</text:span><text:span text:style-name="T297">(x)的積分</text:span><text:span text:style-name="T1056">。</text:span></text:p>
                    </text:list-item>
                  </text:list>
                </text:list-item>
                <text:list-item>
                  <text:p text:style-name="P251"><text:span text:style-name="T1056">明顯例子，假定，</text:span><text:span text:style-name="T298">g</text:span><text:span text:style-name="T297">(x) = </text:span><text:span text:style-name="T300">log</text:span><text:span text:style-name="T654">f</text:span><text:span text:style-name="T673">(x)</text:span><text:span text:style-name="T297">（</text:span><text:span text:style-name="T299">h</text:span><text:span text:style-name="T297">(x)）</text:span><text:span text:style-name="T1056">。</text:span></text:p>
                  <text:list>
                    <text:list-item>
                      <text:p text:style-name="P242"><text:span text:style-name="T153">f</text:span><text:span text:style-name="T297">(x)</text:span><text:span text:style-name="T303"> </text:span><text:span text:style-name="T1370">↔</text:span><text:span text:style-name="T303"> </text:span><text:span text:style-name="T1242">原始波形</text:span><text:span text:style-name="T1056">。</text:span></text:p>
                    </text:list-item>
                    <text:list-item>
                      <text:p text:style-name="P242"><text:span text:style-name="T298">g</text:span><text:span text:style-name="T297">(x)</text:span><text:span text:style-name="T303"> </text:span><text:span text:style-name="T1370">↔</text:span><text:span text:style-name="T303"> </text:span><text:span text:style-name="T300">log</text:span><text:span text:style-name="T67">型</text:span><text:span text:style-name="T1242">關係波形</text:span><text:span text:style-name="T1056">。</text:span></text:p>
                    </text:list-item>
                    <text:list-item>
                      <text:p text:style-name="P246"><text:span text:style-name="T299">h</text:span><text:span text:style-name="T297">(x)</text:span><text:span text:style-name="T303"> </text:span><text:span text:style-name="T1370">↔</text:span><text:span text:style-name="T303"> </text:span><text:span text:style-name="T1242">目標波形</text:span><text:span text:style-name="T1057">。</text:span></text:p>
                    </text:list-item>
                    <text:list-item>
                      <text:p text:style-name="P247"><text:span text:style-name="T300">log</text:span><text:span text:style-name="T654">f</text:span><text:span text:style-name="T673">(x)</text:span><text:span text:style-name="T298">（g(x)</text:span><text:span text:style-name="T72"> </text:span><text:span text:style-name="T155">+ </text:span><text:span text:style-name="T301">f(x)）= log</text:span><text:span text:style-name="T654">f</text:span><text:span text:style-name="T673">(x)</text:span><text:span text:style-name="T297">（h(x)）</text:span><text:span text:style-name="T1056">。</text:span></text:p>
                      <text:list>
                        <text:list-item>
                          <text:p text:style-name="P246"><text:span text:style-name="T298">已知，g(x) = </text:span><text:span text:style-name="T154">h</text:span><text:span text:style-name="T297">(x)</text:span><text:span text:style-name="T72">–</text:span><text:span text:style-name="T301">f(x)</text:span><text:span text:style-name="T1057">。</text:span></text:p>
                          <text:list>
                            <text:list-item>
                              <text:p text:style-name="P247"><text:span text:style-name="T298">g</text:span><text:span text:style-name="T297">(x) </text:span><text:span text:style-name="T302">+ </text:span><text:span text:style-name="T301">f</text:span><text:span text:style-name="T297">(x) = </text:span><text:span text:style-name="T154">h</text:span><text:span text:style-name="T297">(x)</text:span><text:span text:style-name="T1057">。</text:span></text:p>
                            </text:list-item>
                            <text:list-item>
                              <text:p text:style-name="P247"><text:span text:style-name="T300">log</text:span><text:span text:style-name="T654">f</text:span><text:span text:style-name="T673">(x)</text:span><text:span text:style-name="T298">（g</text:span><text:span text:style-name="T297">(x)</text:span><text:span text:style-name="T72"> </text:span><text:span text:style-name="T155">+ </text:span><text:span text:style-name="T301">f</text:span><text:span text:style-name="T297">(x)）= </text:span><text:span text:style-name="T300">log</text:span><text:span text:style-name="T654">f</text:span><text:span text:style-name="T673">(x)</text:span><text:span text:style-name="T297">（</text:span><text:span text:style-name="T299">h</text:span><text:span text:style-name="T297">(x)）</text:span><text:span text:style-name="T1057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79"><text:span text:style-name="T300">log</text:span><text:span text:style-name="T654">f</text:span><text:span text:style-name="T673">(x)的</text:span><text:span text:style-name="T718">微</text:span><text:span text:style-name="T673">分</text:span><text:span text:style-name="T298">（g(x)的微分</text:span><text:span text:style-name="T72"> </text:span><text:span text:style-name="T155">+ </text:span><text:span text:style-name="T301">f(x)的微分）= log</text:span><text:span text:style-name="T654">f</text:span><text:span text:style-name="T673">(x)的微分</text:span><text:span text:style-name="T297">（h(x)的微分）</text:span><text:span text:style-name="T1056">。</text:span></text:p>
                    </text:list-item>
                    <text:list-item>
                      <text:p text:style-name="P247"><text:span text:style-name="T300">log</text:span><text:span text:style-name="T654">f</text:span><text:span text:style-name="T673">(x)的積分</text:span><text:span text:style-name="T298">（g(x)的積分</text:span><text:span text:style-name="T72"> </text:span><text:span text:style-name="T155">+ </text:span><text:span text:style-name="T301">f(x)的積分）= log</text:span><text:span text:style-name="T654">f</text:span><text:span text:style-name="T673">(x)的積分</text:span><text:span text:style-name="T297">（h(x)的積分）</text:span><text:span text:style-name="T1056">。</text:span></text:p>
                    </text:list-item>
                  </text:list>
                </text:list-item>
              </text:list>
            </text:list-item>
            <text:list-item>
              <text:p text:style-name="P482"><text:span text:style-name="T303">關係波形 = </text:span><text:span text:style-name="T1242">目標</text:span><text:span text:style-name="T1243">波形</text:span><text:span text:style-name="T72">（</text:span><text:span text:style-name="T72">？</text:span><text:span text:style-name="T715">1</text:span><text:span text:style-name="T72">）</text:span><text:span text:style-name="T1243">原始波形</text:span><text:span text:style-name="T1242">。</text:span></text:p>
              <text:list>
                <text:list-item>
                  <text:p text:style-name="P482"><text:span text:style-name="T1242">減法型</text:span><text:span text:style-name="T303">關係波形 = </text:span><text:span text:style-name="T1242">目標</text:span><text:span text:style-name="T1243">波形</text:span><text:span text:style-name="T72">–</text:span><text:span text:style-name="T1243">原始波形。</text:span></text:p>
                </text:list-item>
                <text:list-item>
                  <text:p text:style-name="P482"><text:span text:style-name="T1234">除法</text:span><text:span text:style-name="T1242">型</text:span><text:span text:style-name="T303">關係波形 = </text:span><text:span text:style-name="T1242">目標</text:span><text:span text:style-name="T1243">波形</text:span><text:span text:style-name="T72"> / </text:span><text:span text:style-name="T1243">原始波形。</text:span></text:p>
                </text:list-item>
                <text:list-item>
                  <text:p text:style-name="P483"><text:span text:style-name="T300">log</text:span><text:span text:style-name="T1242">型</text:span><text:span text:style-name="T303">關係波形 = </text:span><text:span text:style-name="T1380">log</text:span><text:span text:style-name="T722">原始波形</text:span><text:span text:style-name="T1243">（</text:span><text:span text:style-name="T1242">目標</text:span><text:span text:style-name="T1243">波形）。</text:span></text:p>
                </text:list-item>
              </text:list>
            </text:list-item>
            <text:list-item>
              <text:p text:style-name="P484"><text:span text:style-name="T1243">明顯例子。</text:span></text:p>
              <text:list>
                <text:list-item>
                  <text:p text:style-name="P485"><text:span text:style-name="T1243">假定，原始波形 是</text:span><text:span text:style-name="T301">（</text:span><text:span text:style-name="T303">波形 是，</text:span><text:span text:style-name="T1384">a</text:span><text:span text:style-name="T1382"> → -</text:span><text:span text:style-name="T1384">a</text:span><text:span text:style-name="T1378"> 的）</text:span><text:span text:style-name="T1243">方波。</text:span></text:p>
                  <text:list>
                    <text:list-item>
                      <text:p text:style-name="P485"><text:span text:style-name="T1243">原始波形 是</text:span><text:span text:style-name="T301">（頻率</text:span><text:span text:style-name="T1378">=</text:span><text:span text:style-name="T1389">f</text:span><text:span text:style-name="T1378">、振幅=</text:span><text:span text:style-name="T1384">a</text:span><text:span text:style-name="T1378">、相位差=</text:span><text:span text:style-name="T1390">d</text:span><text:span text:style-name="T1378"> 的）</text:span><text:span text:style-name="T1243">方波。</text:span></text:p>
                    </text:list-item>
                  </text:list>
                </text:list-item>
                <text:list-item>
                  <text:p text:style-name="P485"><text:span text:style-name="T1243">假定，</text:span><text:span text:style-name="T1242">目標</text:span><text:span text:style-name="T1243">波形 是</text:span><text:span text:style-name="T301">（</text:span><text:span text:style-name="T1384">c</text:span><text:span text:style-name="T1382"> → -</text:span><text:span text:style-name="T1384">c</text:span><text:span text:style-name="T1382"> → </text:span><text:span text:style-name="T1384">c</text:span><text:span text:style-name="T1382"> → -</text:span><text:span text:style-name="T1384">c</text:span><text:span text:style-name="T1378"> 的）</text:span><text:span text:style-name="T1243">方波。</text:span></text:p>
                  <text:list>
                    <text:list-item>
                      <text:p text:style-name="P483"><text:span text:style-name="T1242">目標</text:span><text:span text:style-name="T1243">波形 是</text:span><text:span text:style-name="T301">（頻率</text:span><text:span text:style-name="T1378">=</text:span><text:span text:style-name="T1389">（</text:span><text:span text:style-name="T1378">2 * </text:span><text:span text:style-name="T1389">f）</text:span><text:span text:style-name="T1378">、振幅=</text:span><text:span text:style-name="T1384">c</text:span><text:span text:style-name="T1378">、相位差=</text:span><text:span text:style-name="T1390">d</text:span><text:span text:style-name="T1378"> 的）</text:span><text:span text:style-name="T1243">方波。</text:span></text:p>
                    </text:list-item>
                  </text:list>
                </text:list-item>
                <text:list-item>
                  <text:p text:style-name="P488"><text:span text:style-name="T1242">已知，減法型</text:span><text:span text:style-name="T303">關係波形 = </text:span><text:span text:style-name="T1242">目標</text:span><text:span text:style-name="T1243">波形</text:span><text:span text:style-name="T72">–</text:span><text:span text:style-name="T1243">原始波形。</text:span></text:p>
                  <text:list>
                    <text:list-item>
                      <text:p text:style-name="P487"><text:span text:style-name="T1242">減法型</text:span><text:span text:style-name="T303">關係波形 是（波形 是，</text:span><text:span text:style-name="T1384">(c-a)</text:span><text:span text:style-name="T1381"> → </text:span><text:span text:style-name="T1384">(-c-a)</text:span><text:span text:style-name="T1381"> → </text:span><text:span text:style-name="T1384">(c+a)</text:span><text:span text:style-name="T1381"> → </text:span><text:span text:style-name="T1384">(-c</text:span><text:span text:style-name="T1385">+</text:span><text:span text:style-name="T1384">a)</text:span><text:span text:style-name="T1381"> 的</text:span><text:span text:style-name="T303">）階梯波</text:span><text:span text:style-name="T1243">。</text:span></text:p>
                    </text:list-item>
                  </text:list>
                </text:list-item>
                <text:list-item>
                  <text:p text:style-name="P488"><text:span text:style-name="T1243">已知，</text:span><text:span text:style-name="T1234">除法</text:span><text:span text:style-name="T1242">型</text:span><text:span text:style-name="T303">關係波形 = </text:span><text:span text:style-name="T1242">目標</text:span><text:span text:style-name="T1243">波形</text:span><text:span text:style-name="T72"> / </text:span><text:span text:style-name="T1243">原始波形。</text:span></text:p>
                  <text:list>
                    <text:list-item>
                      <text:p text:style-name="P486"><text:span text:style-name="T1243">除法</text:span><text:span text:style-name="T1242">型</text:span><text:span text:style-name="T303">關係波形 是（波形 是，</text:span><text:span text:style-name="T1383">(</text:span><text:span text:style-name="T1386">c/a)</text:span><text:span text:style-name="T1381"> → </text:span><text:span text:style-name="T1386">(-c/a)</text:span><text:span text:style-name="T1381"> → </text:span><text:span text:style-name="T1386">(c/(-a))</text:span><text:span text:style-name="T1381"> → </text:span><text:span text:style-name="T1386">(-c/(-a))</text:span><text:span text:style-name="T1381"> 的</text:span><text:span text:style-name="T303">）</text:span><text:span text:style-name="T1243">方</text:span><text:span text:style-name="T303">波</text:span><text:span text:style-name="T1243">。</text:span></text:p>
                    </text:list-item>
                  </text:list>
                </text:list-item>
                <text:list-item>
                  <text:p text:style-name="P488"><text:span text:style-name="T300">已知，log</text:span><text:span text:style-name="T1242">型</text:span><text:span text:style-name="T303">關係波形 = </text:span><text:span text:style-name="T1380">log</text:span><text:span text:style-name="T722">原始波形</text:span><text:span text:style-name="T1243">（</text:span><text:span text:style-name="T1242">目標</text:span><text:span text:style-name="T1243">波形）。</text:span></text:p>
                  <text:list>
                    <text:list-item>
                      <text:p text:style-name="P486"><text:span text:style-name="T300">log</text:span><text:span text:style-name="T1242">型</text:span><text:span text:style-name="T303">關係波形 是（波形 是，</text:span><text:span text:style-name="T1383">log</text:span><text:span text:style-name="T720">a</text:span><text:span text:style-name="T1387">c</text:span><text:span text:style-name="T1381"> → </text:span><text:span text:style-name="T1383">log</text:span><text:span text:style-name="T720">a</text:span><text:span text:style-name="T1388">(</text:span><text:span text:style-name="T1383">-</text:span><text:span text:style-name="T1387">c</text:span><text:span text:style-name="T1388">)</text:span><text:span text:style-name="T1381"> → </text:span><text:span text:style-name="T1383">log</text:span><text:span text:style-name="T719">-</text:span><text:span text:style-name="T720">a</text:span><text:span text:style-name="T1387">c</text:span><text:span text:style-name="T1381"> → </text:span><text:span text:style-name="T1383">log</text:span><text:span text:style-name="T719">-</text:span><text:span text:style-name="T720">a</text:span><text:span text:style-name="T1388">(</text:span><text:span text:style-name="T1383">-</text:span><text:span text:style-name="T1387">c</text:span><text:span text:style-name="T1388">)</text:span><text:span text:style-name="T1381"> 的</text:span><text:span text:style-name="T303">）階梯波</text:span><text:span text:style-name="T1243">。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Alef" svg:font-family="Alef" style:font-pitch="variable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07T17:17:17.579000000</dc:date>
    <meta:editing-duration>P27DT8H7M23S</meta:editing-duration>
    <meta:editing-cycles>15509</meta:editing-cycles>
    <meta:document-statistic meta:table-count="0" meta:image-count="0" meta:object-count="0" meta:page-count="1" meta:paragraph-count="1264" meta:word-count="16865" meta:character-count="34593" meta:non-whitespace-character-count="27352"/>
  </office:meta>
</office:document-meta>
</file>